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d Kamyanka, RedkoDub, Krasnoye Persher, Novomolinsk, Dvo ...</text:span>
</text:h>
      <text:p text:style-name="P4">
Authors: liveuamap (Language: en)</text:p>
      <text:p text:style-name="P4">
Time: 2023-04-19T-53:47:00</text:p>
      <text:p text:style-name="P4">
Location: Dvorichna, Kharkiv (Latitude:49.81849 Longtitude:37.61461)</text:p>
      <text:p text:style-name="P4">
Videos: []</text:p>
      <text:p text:style-name="P4">
Images: []</text:p>
      <text:p text:style-name="P4">
Tags: ["Russia"]</text:p>
      <text:p text:style-name="P4">
Id: 22557170</text:p>
      <!--METADATA-->
      <text:p text:style-name="P4">
At Kupiansk direction Russian army shelled Kamyanka, Ridkodub, Krasne Pershe,Novomlynsk, Dvorichna and Zapadne of Kharkiv region, - General Staff of ArmedForces of Ukraine says in the morning report</text:p>
      <text:p text:style-name="P4">
News Collection Link: <text:a xlink:type="simple" xlink:href="https://liveuamap.com/en/2023/19-april-at-kupiansk-direction-russian-army-shelled-kamyanka" text:style-name="Internet_20_link" text:visited-style-name="Visited_20_Internet_20_Link">
https://liveuamap.com/en/2023/19-april-at-kupiansk-direction-russian-army-shelled-kamyanka</text:a>
</text:p>
      <text:p text:style-name="P4">
News Source: <text:a xlink:type="simple" xlink:href="https://t.me/lumsrc/4532" text:style-name="Internet_20_link" text:visited-style-name="Visited_20_Internet_20_Link">
https://t.me/lumsrc/4532</text:a>
</text:p>
      <!--NEWS-->
      <text:h text:style-name="P10" text:outline-level="1">
<text:span text:style-name="T4">
AT LIMAN DIRETIIN RUSSIAN Army Shelled Stelmakhivka, Nedske, Grigorivka, Bigorivka of the Meadow ...</text:span>
</text:h>
      <text:p text:style-name="P4">
Authors: liveuamap (Language: en)</text:p>
      <text:p text:style-name="P4">
Time: 2023-04-19T-55:47:00</text:p>
      <text:p text:style-name="P4">
Location: Bakhmut (Latitude:48.80675 Longtitude:38.25062)</text:p>
      <text:p text:style-name="P4">
Videos: []</text:p>
      <text:p text:style-name="P4">
Images: []</text:p>
      <text:p text:style-name="P4">
Tags: ["Russia"]</text:p>
      <text:p text:style-name="P4">
Id: 22557168</text:p>
      <!--METADATA-->
      <text:p text:style-name="P4">
At Lyman direction Russian army shelled Stelmakhivka, Nevske, Hryhorivka,Bilohorivka of Luhansk region and Ivanivka, Torske and Spirne of Donetskregion, - General Staff of Armed Forces of Ukraine says in the morning report</text:p>
      <text:p text:style-name="P4">
News Collection Link: <text:a xlink:type="simple" xlink:href="https://liveuamap.com/en/2023/19-april-at-lyman-direction-russian-army-shelled-stelmakhivka" text:style-name="Internet_20_link" text:visited-style-name="Visited_20_Internet_20_Link">
https://liveuamap.com/en/2023/19-april-at-lyman-direction-russian-army-shelled-stelmakhivka</text:a>
</text:p>
      <text:p text:style-name="P4">
News Source: <text:a xlink:type="simple" xlink:href="https://t.me/lumsrc/4533" text:style-name="Internet_20_link" text:visited-style-name="Visited_20_Internet_20_Link">
https://t.me/lumsrc/4533</text:a>
</text:p>
      <!--NEWS-->
      <text:h text:style-name="P10" text:outline-level="1">
<text:span text:style-name="T4">
JSU Bakhmut Directio Rusian Army Shelled Vasukivka, Minkivka, Orikhovo-Vasylivka, Novomarkov ...</text:span>
</text:h>
      <text:p text:style-name="P4">
Authors: liveuamap (Language: en)</text:p>
      <text:p text:style-name="P4">
Time: 2023-04-19T-57:47:00</text:p>
      <text:p text:style-name="P4">
Location: Novhorods'ke, Donetsk Oblast (Latitude:48.32864 Longtitude:37.83726)</text:p>
      <text:p text:style-name="P4">
Videos: []</text:p>
      <text:p text:style-name="P4">
Images: []</text:p>
      <text:p text:style-name="P4">
Tags: ["Russia"]</text:p>
      <text:p text:style-name="P4">
Id: 22557166</text:p>
      <!--METADATA-->
      <text:p text:style-name="P4">
At Bakhmut Direction Russian Army Shelled Vasukivka, Minkivka, Orikhovo -Vasylivka, Novomarkove, Hryhorivka, Bakhmut, Ivanivske, Stupochky, Stupochky. Al Staff ofarMed Forces of Ukraine Says in the Morning Report</text:p>
      <text:p text:style-name="P4">
News Collection Link:(https://liveuamap.com/en/2023/19-april-at-bakhmut-direction-russian-army-shelled-vasukivka)</text:p>
      <text:p text:style-name="P4">
News Source: <text:a xlink:type="simple" xlink:href="https://t.me/lumsrc/4534" text:style-name="Internet_20_link" text:visited-style-name="Visited_20_Internet_20_Link">
https://t.me/lumsrc/4534</text:a>
</text:p>
      <!--NEWS-->
      <text:h text:style-name="P10" text:outline-level="1">
<text:span text:style-name="T4">
JSC Avdiivka Directiones Rusian Army Shelled Novokalinova, Avdiivka, Tonyne, Nethyllov And ...</text:span>
</text:h>
      <text:p text:style-name="P4">
Authors: liveuamap (Language: en)</text:p>
      <text:p text:style-name="P4">
Time: 2023-04-19T-59:47:00</text:p>
      <text:p text:style-name="P4">
Location: Donetsk (Latitude:48.09688 Longtitude:37.58612)</text:p>
      <text:p text:style-name="P4">
Videos: []</text:p>
      <text:p text:style-name="P4">
Images: []</text:p>
      <text:p text:style-name="P4">
Tags: ["Russia"]</text:p>
      <text:p text:style-name="P4">
Id: 22557165</text:p>
      <!--METADATA-->
      <text:p text:style-name="P4">
At Avdiyivka directions Russian army shelled Novokalynove, Avdiyivka, Tonenke,Netaylove and Pervomayske of Donetsk region, - General Staff of Armed Forcesof Ukraine says in the morning report</text:p>
      <text:p text:style-name="P4">
News Collection Link: <text:a xlink:type="simple" xlink:href="https://liveuamap.com/en/2023/19-april-at-avdiyivka-directions-russian-army-shelled-novokalynove" text:style-name="Internet_20_link" text:visited-style-name="Visited_20_Internet_20_Link">
https://liveuamap.com/en/2023/19-april-at-avdiyivka-directions-russian-army-shelled-novokalynove</text:a>
</text:p>
      <text:p text:style-name="P4">
News Source: <text:a xlink:type="simple" xlink:href="https://t.me/lumsrc/4535" text:style-name="Internet_20_link" text:visited-style-name="Visited_20_Internet_20_Link">
https://t.me/lumsrc/4535</text:a>
</text:p>
      <!--NEWS-->
      <text:h text:style-name="P10" text:outline-level="1">
<text:span text:style-name="T4">
At Maryinka direction Russian army shelled Krasnohorivka, Maryinka, Pobyeda and Novomykhayliv...</text:span>
</text:h>
      <text:p text:style-name="P4">
Authors: liveuamap (Language: en)</text:p>
      <text:p text:style-name="P4">
Time: 2023-04-19T-61:47:00</text:p>
      <text:p text:style-name="P4">
Location: Donetsk (Latitude:47.8551 Longtitude:37.47694)</text:p>
      <text:p text:style-name="P4">
Videos: []</text:p>
      <text:p text:style-name="P4">
Images: []</text:p>
      <text:p text:style-name="P4">
Tags: ["Russia"]</text:p>
      <text:p text:style-name="P4">
Id: 22557164</text:p>
      <!--METADATA-->
      <text:p text:style-name="P4">
At Maryinka direction Russian army shelled Krasnohorivka, Maryinka, Pobyedaand Novomykhaylivka, - General Staff of Armed Forces of Ukraine says in themorning report</text:p>
      <text:p text:style-name="P4">
News Collection Link: <text:a xlink:type="simple" xlink:href="https://liveuamap.com/en/2023/19-april-at-maryinka-direction-russian-army-shelled-krasnohorivka" text:style-name="Internet_20_link" text:visited-style-name="Visited_20_Internet_20_Link">
https://liveuamap.com/en/2023/19-april-at-maryinka-direction-russian-army-shelled-krasnohorivka</text:a>
</text:p>
      <text:p text:style-name="P4">
News Source: <text:a xlink:type="simple" xlink:href="https://t.me/lumsrc/4536" text:style-name="Internet_20_link" text:visited-style-name="Visited_20_Internet_20_Link">
https://t.me/lumsrc/4536</text:a>
</text:p>
      <!--NEWS-->
      <text:h text:style-name="P10" text:outline-level="1">
<text:span text:style-name="T4">
JSC Shaktarske Directio Rusian of the Army Shelled Kalledar, Wondering, Novoukrainka And the Great ...</text:span>
</text:h>
      <text:p text:style-name="P4">
Authors: liveuamap (Language: en)</text:p>
      <text:p text:style-name="P4">
Time: 2023-04-19T-63:47:00</text:p>
      <text:p text:style-name="P4">
Location: Zaporizhzhia (Latitude:47.78167 Longtitude:37.06375)</text:p>
      <text:p text:style-name="P4">
Videos: []</text:p>
      <text:p text:style-name="P4">
Images: []</text:p>
      <text:p text:style-name="P4">
Tags: ["Russia"]</text:p>
      <text:p text:style-name="P4">
Id: 22557163</text:p>
      <!--METADATA-->
      <text:p text:style-name="P4">
At Shaktarske direction Russian army shelled Vuhledar, Prechystivka,Novoukrayinka and Velyka Novosilka, - General Staff of Armed Forces of Ukrainesays in the morning report</text:p>
      <text:p text:style-name="P4">
News Collection Link: <text:a xlink:type="simple" xlink:href="https://liveuamap.com/en/2023/19-april-at-shaktarske-direction-russian-army-shelled-vuhledar" text:style-name="Internet_20_link" text:visited-style-name="Visited_20_Internet_20_Link">
https://liveuamap.com/en/2023/19-april-at-shaktarske-direction-russian-army-shelled-vuhledar</text:a>
</text:p>
      <text:p text:style-name="P4">
News Source: <text:a xlink:type="simple" xlink:href="https://t.me/lumsrc/4537" text:style-name="Internet_20_link" text:visited-style-name="Visited_20_Internet_20_Link">
https://t.me/lumsrc/4537</text:a>
</text:p>
      <!--NEWS-->
      <text:h text:style-name="P10" text:outline-level="1">
<text:span text:style-name="T4">
At Zaporizhzhia and Kherson directions Russian army shelled Novopil of Donetsk region; Olhivs...</text:span>
</text:h>
      <text:p text:style-name="P4">
Authors: liveuamap (Language: en)</text:p>
      <text:p text:style-name="P4">
Time: 2023-04-19T-65:47:00</text:p>
      <text:p text:style-name="P4">
Location: Kherson (Latitude:46.6512 Longtitude:32.59832)</text:p>
      <text:p text:style-name="P4">
Videos: []</text:p>
      <text:p text:style-name="P4">
Images: []</text:p>
      <text:p text:style-name="P4">
Tags: ["Russia"]</text:p>
      <text:p text:style-name="P4">
Id: 22557160</text:p>
      <!--METADATA-->
      <text:p text:style-name="P4">
At Zaporizhzhia and Kherson directions Russian army shelled Novopil of Donetskregion; Olhivske, Malynivka, Chervone, Huliaipole, Charivne, Orikhiv, Stepoveand Plavni of Zaporizhzhia region; Antonivka of Kherson region and Khersoncity, - General Staff of Armed Forces of Ukraine says in the morning report</text:p>
      <text:p text:style-name="P4">
News Collection Link: <text:a xlink:type="simple" xlink:href="https://liveuamap.com/en/2023/19-april-at-zaporizhzhia-and-kherson-directions-russian-army" text:style-name="Internet_20_link" text:visited-style-name="Visited_20_Internet_20_Link">
https://liveuamap.com/en/2023/19-april-at-zaporizhzhia-and-kherson-directions-russian-army</text:a>
</text:p>
      <text:p text:style-name="P4">
News Source: <text:a xlink:type="simple" xlink:href="https://t.me/lumsrc/4538" text:style-name="Internet_20_link" text:visited-style-name="Visited_20_Internet_20_Link">
https://t.me/lumsrc/4538</text:a>
</text:p>
      <!--NEWS-->
      <text:h text:style-name="P10" text:outline-level="1">
<text:span text:style-name="T4">
Kyiv(21:07). Red Alert: aerial threat. Sirens sounding. Take cover now!</text:span>
</text:h>
      <text:p text:style-name="P4">
Authors: liveuamap (Language: en)</text:p>
      <text:p text:style-name="P4">
Time: 2023-04-19T15:08:00</text:p>
      <text:p text:style-name="P4">
Location: Kyiv (Latitude:50.44343 Longtitude:30.53022)</text:p>
      <text:p text:style-name="P4">
Videos: []</text:p>
      <text:p text:style-name="P4">
Images: []</text:p>
      <text:p text:style-name="P4">
Tags: ["Europe", "Central and Eastern Europe"]</text:p>
      <text:p text:style-name="P4">
Id: 22557278</text:p>
      <!--METADATA-->
      <text:p text:style-name="P4">
Kyiv(21:07). Red Alert: aerial threat. Sirens sounding. Take cover now!</text:p>
      <text:p text:style-name="P4">
News Collection Link: <text:a xlink:type="simple" xlink:href="https://liveuamap.com/en/2023/19-april-kyiv2107-red-alert-aerial-threat-sirg" text:style-name="Internet_20_link" text:visited-style-name="Visited_20_Internet_20_Link">
https://liveuamap.com/en/2023/19-april-kyiv2107-red-alert-aerial-threat-sirg</text:a>
</text:p>
      <text:p text:style-name="P4">
News Source: <text:a xlink:type="simple" xlink:href="https://t.me/suspilnenews/20036" text:style-name="Internet_20_link" text:visited-style-name="Visited_20_Internet_20_Link">
https://t.me/suspilnenews/20036</text:a>
</text:p>
      <!--NEWS-->
      <text:h text:style-name="P10" text:outline-level="1">
<text:span text:style-name="T4">
Kyiv Oblast(21:08). Red Alert: aerial threat. Sirens sounding. Take cover now!</text:span>
</text:h>
      <text:p text:style-name="P4">
Authors: liveuamap (Language: en)</text:p>
      <text:p text:style-name="P4">
Time: 2023-04-19T15:09:00</text:p>
      <text:p text:style-name="P4">
Location: Kyiv Oblast (Latitude:50.24018000 Longtitude:30.23163000)</text:p>
      <text:p text:style-name="P4">
Videos: []</text:p>
      <text:p text:style-name="P4">
Images: []</text:p>
      <text:p text:style-name="P4">
Tags: ["Europe", "Central and Eastern Europe"]</text:p>
      <text:p text:style-name="P4">
Id: 22557279</text:p>
      <!--METADATA-->
      <text:p text:style-name="P4">
Kyiv region(21:08). Red Alert: aerial threat. Sirens sounding. Take cover now!</text:p>
      <text:p text:style-name="P4">
News Collection Link: <text:a xlink:type="simple" xlink:href="https://liveuamap.com/en/2023/19-april-kyiv-oblast2108-red-alert-aerial-thrg" text:style-name="Internet_20_link" text:visited-style-name="Visited_20_Internet_20_Link">
https://liveuamap.com/en/2023/19-april-kyiv-oblast2108-red-alert-aerial-thrg</text:a>
</text:p>
      <text:p text:style-name="P4">
News Source: <text:a xlink:type="simple" xlink:href="https://t.me/air_alert_ua/43342" text:style-name="Internet_20_link" text:visited-style-name="Visited_20_Internet_20_Link">
https://t.me/air_alert_ua/43342</text:a>
</text:p>
      <!--NEWS-->
      <text:h text:style-name="P10" text:outline-level="1">
<text:span text:style-name="T4">
Kharkiv, Kharkivska Oblast(21:10). Red Alert: aerial threat. Sirens sounding. Take cover now!</text:span>
</text:h>
      <text:p text:style-name="P4">
Authors: liveuamap (Language: en)</text:p>
      <text:p text:style-name="P4">
Time: 2023-04-19T15:12:00</text:p>
      <text:p text:style-name="P4">
Location: Kharkiv (Latitude:49.98081000 Longtitude:36.25272000)</text:p>
      <text:p text:style-name="P4">
Videos: []</text:p>
      <text:p text:style-name="P4">
Images: []</text:p>
      <text:p text:style-name="P4">
Tags: ["Europe", "Central and Eastern Europe"]</text:p>
      <text:p text:style-name="P4">
Id: 22557281</text:p>
      <!--METADATA-->
      <text:p text:style-name="P4">
Kharkiv, Kharkiv region(21:10). Red Alert: aerial threat. Sirens sounding.Take cover now!</text:p>
      <text:p text:style-name="P4">
News Collection Link: <text:a xlink:type="simple" xlink:href="https://liveuamap.com/en/2023/19-april-kharkiv-kharkivska-oblast2110-red-alg" text:style-name="Internet_20_link" text:visited-style-name="Visited_20_Internet_20_Link">
https://liveuamap.com/en/2023/19-april-kharkiv-kharkivska-oblast2110-red-alg</text:a>
</text:p>
      <text:p text:style-name="P4">
News Source: <text:a xlink:type="simple" xlink:href="https://t.me/air_alert_ua/43343" text:style-name="Internet_20_link" text:visited-style-name="Visited_20_Internet_20_Link">
https://t.me/air_alert_ua/43343</text:a>
</text:p>
      <!--NEWS-->
      <text:h text:style-name="P10" text:outline-level="1">
<text:span text:style-name="T4">
Sumska Oblast(21:12). Red Alert: aerial threat. Sirens sounding. Take cover now!</text:span>
</text:h>
      <text:p text:style-name="P4">
Authors: liveuamap (Language: en)</text:p>
      <text:p text:style-name="P4">
Time: 2023-04-19T15:14:00</text:p>
      <text:p text:style-name="P4">
Location: Sumska Oblast (Latitude:51.00012 Longtitude:34.00105)</text:p>
      <text:p text:style-name="P4">
Videos: []</text:p>
      <text:p text:style-name="P4">
Images: []</text:p>
      <text:p text:style-name="P4">
Tags: ["Europe", "Central and Eastern Europe"]</text:p>
      <text:p text:style-name="P4">
Id: 22557282</text:p>
      <!--METADATA-->
      <text:p text:style-name="P4">
Sumy region(21:12). Red Alert: aerial threat. Sirens sounding. Take covernow!</text:p>
      <text:p text:style-name="P4">
News Collection Link: <text:a xlink:type="simple" xlink:href="https://liveuamap.com/en/2023/19-april-sumska-oblast2112-red-alert-aerial-tg" text:style-name="Internet_20_link" text:visited-style-name="Visited_20_Internet_20_Link">
https://liveuamap.com/en/2023/19-april-sumska-oblast2112-red-alert-aerial-tg</text:a>
</text:p>
      <text:p text:style-name="P4">
News Source: <text:a xlink:type="simple" xlink:href="https://t.me/air_alert_ua/43344" text:style-name="Internet_20_link" text:visited-style-name="Visited_20_Internet_20_Link">
https://t.me/air_alert_ua/43344</text:a>
</text:p>
      <!--NEWS-->
      <text:h text:style-name="P10" text:outline-level="1">
<text:span text:style-name="T4">
Kharkiv, Kharkivska Oblast(00:40). Red Alert: aerial threat. Sirens sounding. Take cover now!</text:span>
</text:h>
      <text:p text:style-name="P4">
Authors: liveuamap (Language: en)</text:p>
      <text:p text:style-name="P4">
Time: 2023-04-19T18:41:00</text:p>
      <text:p text:style-name="P4">
Location: Kharkiv (Latitude:49.98053 Longtitude:36.25382)</text:p>
      <text:p text:style-name="P4">
Videos: []</text:p>
      <text:p text:style-name="P4">
Images: []</text:p>
      <text:p text:style-name="P4">
Tags: ["Europe", "Central and Eastern Europe"]</text:p>
      <text:p text:style-name="P4">
Id: 22557288</text:p>
      <!--METADATA-->
      <text:p text:style-name="P4">
Kharkiv, Kharkiv region(00:40). Red Alert: aerial threat. Sirens sounding.Take cover now!</text:p>
      <text:p text:style-name="P4">
News Collection Link: <text:a xlink:type="simple" xlink:href="https://liveuamap.com/en/2023/19-april-kharkiv-kharkivska-oblast0040-red-alg" text:style-name="Internet_20_link" text:visited-style-name="Visited_20_Internet_20_Link">
https://liveuamap.com/en/2023/19-april-kharkiv-kharkivska-oblast0040-red-alg</text:a>
</text:p>
      <text:p text:style-name="P4">
News Source: <text:a xlink:type="simple" xlink:href="https://t.me/air_alert_ua/43354" text:style-name="Internet_20_link" text:visited-style-name="Visited_20_Internet_20_Link">
https://t.me/air_alert_ua/43354</text:a>
</text:p>
      <!--NEWS-->
      <text:h text:style-name="P10" text:outline-level="1">
<text:span text:style-name="T4">
Poltavska Oblast(00:47). Red Alert: aerial threat. Sirens sounding. Take cover now!</text:span>
</text:h>
      <text:p text:style-name="P4">
Authors: liveuamap (Language: en)</text:p>
      <text:p text:style-name="P4">
Time: 2023-04-19T18:48:00</text:p>
      <text:p text:style-name="P4">
Location: Poltavska Oblast (Latitude:49.47598 Longtitude:33.81794)</text:p>
      <text:p text:style-name="P4">
Videos: []</text:p>
      <text:p text:style-name="P4">
Images: []</text:p>
      <text:p text:style-name="P4">
Tags: ["Europe", "Central and Eastern Europe"]</text:p>
      <text:p text:style-name="P4">
Id: 22557289</text:p>
      <!--METADATA-->
      <text:p text:style-name="P4">
Poltava(00:47). Red Alert: aerial threat. Sirens sounding. Take covernow!</text:p>
      <text:p text:style-name="P4">
News Collection Link: <text:a xlink:type="simple" xlink:href="https://liveuamap.com/en/2023/19-april-poltavska-oblast0047-red-alert-aeriag" text:style-name="Internet_20_link" text:visited-style-name="Visited_20_Internet_20_Link">
https://liveuamap.com/en/2023/19-april-poltavska-oblast0047-red-alert-aeriag</text:a>
</text:p>
      <text:p text:style-name="P4">
News Source: <text:a xlink:type="simple" xlink:href="https://t.me/air_alert_ua/43355" text:style-name="Internet_20_link" text:visited-style-name="Visited_20_Internet_20_Link">
https://t.me/air_alert_ua/43355</text:a>
</text:p>
      <!--NEWS-->
      <text:h text:style-name="P10" text:outline-level="1">
<text:span text:style-name="T4">
Donetsk Oblast(01:23). Red Alert: aerial threat. Sirens sounding. Take cover now!</text:span>
</text:h>
      <text:p text:style-name="P4">
Authors: liveuamap (Language: en)</text:p>
      <text:p text:style-name="P4">
Time: 2023-04-19T19:25:00</text:p>
      <text:p text:style-name="P4">
Location: Donetsk Oblast (Latitude:48.72744 Longtitude:37.5781)</text:p>
      <text:p text:style-name="P4">
Videos: []</text:p>
      <text:p text:style-name="P4">
Images: []</text:p>
      <text:p text:style-name="P4">
Tags: ["Europe", "Central and Eastern Europe"]</text:p>
      <text:p text:style-name="P4">
Id: 22557290</text:p>
      <!--METADATA-->
      <text:p text:style-name="P4">
Donetsk Oblast(01:23). Red Alert: aerial threat. Sirens sounding. Take covernow!</text:p>
      <text:p text:style-name="P4">
News Collection Link: <text:a xlink:type="simple" xlink:href="https://liveuamap.com/en/2023/19-april-donetsk-oblast0123-red-alert-aerial-g" text:style-name="Internet_20_link" text:visited-style-name="Visited_20_Internet_20_Link">
https://liveuamap.com/en/2023/19-april-donetsk-oblast0123-red-alert-aerial-g</text:a>
</text:p>
      <text:p text:style-name="P4">
News Source: <text:a xlink:type="simple" xlink:href="https://t.me/air_alert_ua/43356" text:style-name="Internet_20_link" text:visited-style-name="Visited_20_Internet_20_Link">
https://t.me/air_alert_ua/43356</text:a>
</text:p>
      <!--NEWS-->
      <text:h text:style-name="P10" text:outline-level="1">
<text:span text:style-name="T4">
The Committee on Social Policy and the Protection of Veterans' Rights discussed the functioning of hospitals of war veterans</text:span>
</text:h>
      <text:p text:style-name="P4">
Author: ['АРМІЯINFORM']</text:p>
      <text:p text:style-name="P4">
Time: 2023-04-19T26:00:00-04:00</text:p>
      <text:p text:style-name="P4">
Description: People’s deputies of Ukraine - members of the comment in order to control the control, yak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3/verhovna-rada-e1634729714540.jpg" text:style-name="Internet_20_link" text:visited-style-name="Visited_20_Internet_20_Link">
verhovna-rada-e1634729714540.jpg</text:a>
']</text:p>
      <text:p text:style-name="P4">
Tags: ['ГОСПІТАЛЬ ВЕТЕРАНІВ ВІЙНИ', 'МЕДИЧНА ДОПОМОГА', 'СОЦІАЛЬНИЙ ЗАХИСТ']</text:p>
      <text:p text:style-name="P4">
Category: News</text:p>
      <!--METADATA-->
      <text:p text:style-name="P4">
<draw:frame draw:style-name="fr1" draw:name="Image2" text:anchor-type="as-char" svg:width="6.9236in" svg:height="4.880826in" draw:z-index="0">
<draw:image xlink:href="../Images/AРМІЯINFORM/2023-04-19T26-00-00-04-00/verhovna-rada-e1634729714540.jpg" xlink:type="simple" xlink:show="embed" xlink:actuate="onLoad" draw:mime-type="image/jpeg"/>
</draw:frame>
People's Deputies of Ukraine - members of the Committee in order of control, are consumed to ensure the proper functioning of hospitals of war and improve the provision of medical services to war veterans. Representatives of the Ministry of Social Policy, the Ministry of Veterans, the Armed Forces of Ukraine, the Ministry of Health, the Ministry of Internal Affairs, the National Health Service of Ukraine were enlightened. About it <text:a xlink:type="simple" xlink:href="https://www.rada.gov.ua/news/news_kom/235524.html" text:style-name="Internet_20_link" text:visited-style-name="Visited_20_Internet_20_Link">
reports</text:a>
Press service of the Verkhovna Rada of Ukraine.</text:p>
      <text:p text:style-name="P4">
The consideration of the control issue was chaired by the first deputy chairman of the committee of Mikhail Tsymbalyuk. "The issue of the functioning of hospitals of war, the provision of medical services to veterans of war remains relevant and needs detailed discussion," Mr Tsymbalyuk said. "It is important first of all to establish how hospitals of wars and other military meters in the period of martial law work, problems that arise in their work and proposals in the development of a single state policy in this direction in this direction, after our victory."</text:p>
      <text:p text:style-name="P4">
In their speeches, government representatives reported on the activities of subordinate rehabilitation centers and their own/interagency experience in the sphererirebilitation.</text:p>
      <text:p text:style-name="P4">
The first was heard by the speech of the Minister of Social Policy Olenikulchytska, who emphasized the support of the Ministry of Initiatives of the Ministry of Health on the introduction of a multidisciplinary approach in the process of rehabilitation of citizens both from civilians and from the military. There are 2 multidisciplinary rehabilitation teams with 5 social workers. “The full range of service rehabilitation is provided both inpatient and outpatient. The institution also employs the VLK, which will exhibit appropriate conclusions about the need to continue rehabilitation or prosthetics, - said the Minister of Social Policy. - the construction of information exchanges between the electronic security system, the "rehabilitation module" and the only information systems of the social system, in particular, the centralized bank on the issues of disistantability, is now being deployed. This will simplify and accelerate the document circulation on providing and financial services. ”Separately, the People's Deputies of Ukraine - members of the Committee discussed the possibilities of providing social services in the communities at the expense of the state budget. The corresponding project of the Law is already discussed in the Cabinet of Ministers of Ukraine. Upon reaching the position of ministries, the bill will be submitted to the Verkhovna Rada of Ukraine.</text:p>
      <text:p text:style-name="P4">
The People's Deputy of Ukraine Yulia Tymoshenko drew the attention of participants of the meeting to the problem of the problem of improper condition of a number of military hospitals and needy institutions in repair work. It also noted the need of district doctor in the "rehabilitation packages" of the National Health Service of Ukraine.</text:p>
      <text:p text:style-name="P4">
In his turn, the First Deputy Minister of Health Sergey Dubrov noted that those health care institutions that enter into contracts by the Special Health Service of Ukraine are financial. "They are developing, these establishments are purchased equipment and repairs," Mr Dubrov reported. "We have quite large balances that exceed 150 millions in the accounts of institutions."</text:p>
      <text:p text:style-name="P4">
The Head of the National Health Service of Ukraine Natalia Husak also assured the participants of the meeting, that the funds paid by the NSA for health care for war veterans of war are sufficient to ensure the free provision of medical services, payment of salaries to doctors and health care providers, as well as for the development of relevant institutions. “In 2023, we significantly raised the rehab. At present, one person is ready to pay 33,600 hryvnias a month for inpatient comprehensive rehabilitation, if, of course, the institution meets certain conditions. It is also the presence of an interdisciplinary team, special equipment, compliance with requirements and standards in the recovery of a person, ”the goose said.</text:p>
      <text:p text:style-name="P4">
At the same time, a number of hospitals of war veterans are in the territories of active fighting. Therefore, individual services and long -term treatment in such establishments, due to the safety conditions, cannot be gained. "The relevant institutions of Zaporizhzhya and Kherson regions were mispated by a special package, which allows them to protect the amount of funding at the level last year," Natalia Husak said the Chief Health Service of Ukraine. "This makes it possible to protect the staffing potential for medical care in the future."Returning to the speeches of government representatives, the First Deputy Minister of Health Sergey Dubrov reported that as of April 7, 2023, the traveling of 25 subordinate hospitals of war veterans has 3,000 medical workers. “The hospitals are on the balance of local councils. Two - in the balance sheet. Hospital veterans of the war are contracting on a general basis, according to the packages of providing medical care to which they answer, ”Mr Dubrov. -To the TOP-3 packages of providing medical care in 2023 are rehabilitation assistance to adults and children in hospital. We will understand about the need to expand psychological and rehabilitation assistance to war veterans. "</text:p>
      <text:p text:style-name="P4">
The Ministry of Health also emphasized the expansion of the Affordable Medicines Program, which enables every Ukrainian, including war veteran, to get a number of medicines for free or for a small payment. Currently, there are 486 medicines. “Now we develop providing for palliative patients of narcotic analgesics. In the second half of this year, such narcotic analgesics as fentanyl plastic strips will be introduced, ”Sergey Dubrov summarized.</text:p>
      <text:p text:style-name="P4">
In their turn, the Ministry of Veterans informed the desire to take responsibility for providing war veterans with a psychological aid. According to Tatiana Kalita, the Deputy Ministry of Digital Development, Digital Transformations and Digitalization, the Ministry has separate funding for psychological assistance. “We ask the MOH to unlock the soullessness to give it. We are ready to work so that this is not put into the wedge, ”Ms. Kalita said, reminding the existing psychological care in the Ministry of Registrar.On the issue of optimization of the processes of military-medical examination of the targeting system of medical and social expertise, the Deputy Minister of Health on digital development, digital transformation of digitalization Maria Karchevich.</text:p>
      <text:p text:style-name="P4">
Ms. Karchevich spoke about the joint developments of the Ministry of Defense, the Ministry of Health, the Ministry of Defense, Ministry of Veterans and experts on changing the process of passing the VLK, in particular, the part of digitalization of processes and organizational and resource issues. "Given the growth of load on the VLK, the commission network is expanding, including the creation of additional garrison VLK and the involvement of civilian health care facilities," the Ministry of Health of Ukraine reports. Officials of government officials are the introduction of electronic document circulation between military parts and military hospitals, as well as an electronic queue in the VLK. The procedure for informing the servicemen about the algorithm of actions in the process of passing the VLK, as well as their rights and guarantees, in accordance with the dosecouns, is worked as separately.</text:p>
      <text:p text:style-name="P4">
We will remind that on April 11, 2022 the Verkhovna Rada of Ukraine adopted as a basis of davasconoprojects concerning the work of VLK, namely:</text:p>
      <text:p text:style-name="P4">
Draft Law of Ukraine on Amendments to Article 70 of the Fundamentals of the Law of Ukraine on Health Care(As for the work of military medical commissions);</text:p>
      <text:p text:style-name="P4">
Draft Law of Ukraine on Amendments to the Statute of the Internal Service of the Armed Forces of Ukraine on improving the issues of registration of documents and treatment of military servicemen during martial law.</text:p>
      <text:p text:style-name="P4">
“Since the beginning of full -scale aggression, not only the Armed Forces of Ukraine, the Voyunist Ukraine, have been fighting. I thank all the ministries involved in providing medical assistance to servicemen. Currently, interagency cooperation is quite fruitful, ”said the commander of the medical forces of the Armed Forces of Ukraine, Maromedic Service General Tatiana Ostashchenko.</text:p>
      <text:p text:style-name="P4">
According to the results of the event, the first deputy chairman of the committee, Michael Tsymbaluk, dressed the speech for the report, expressing a pity for the causality of a single department, which would be responsible for the state policy in the functioning of veterans' hospitals and had comprehensive information in this area. "Therefore, we are waiting for written proposals for improving the state policy in the field of hospitals and reforming the hospital management system of war veterans," Mr Tsymbalyuk summarized.</text:p>
      <text:p text:style-name="P4">
News Source: <text:a xlink:type="simple" xlink:href="https://armyinform.com.ua/2023/04/19/u-komiteti-z-pytan-soczipolityky-ta-zahystu-prav-veteraniv-obgovoryly-pytannya-funkczionuvannya-gospitaliv-veteraniv-vijny/" text:style-name="Internet_20_link" text:visited-style-name="Visited_20_Internet_20_Link">
https://armyinform.com.ua/2023/04/19/u-komiteti-z-pytan-soczipolityky-ta-zahystu-prav-veteraniv-obgovoryly-pytannya-funkczionuvannya-gospitaliv-veteraniv-vijny/</text:a>
</text:p>
      <!--NEWS-->
      <text:h text:style-name="P10" text:outline-level="1">
<text:span text:style-name="T4">
Ухвалено порядок ведення Єдиного реєстру депортованих осіб, в тому числі дітей</text:span>
</text:h>
      <text:p text:style-name="P4">
Author: ['АРМІЯINFORM']</text:p>
      <text:p text:style-name="P4">
Time: 2023-04-19T27:00:00-04:00</text:p>
      <text:p text:style-name="P4">
Description: The detachment of dumping the production of “Acts Panita Zakhist Osіb, in that number, deported subordinate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1/minreintegracziyi.jpg" text:style-name="Internet_20_link" text:visited-style-name="Visited_20_Internet_20_Link">
minreintegracziyi.jpg</text:a>
']</text:p>
      <text:p text:style-name="P4">
Tags: ['ДЕПОРТОВАНІ УКРАЇНЦІ', 'МІНРЕІНТЕГРАЦІЇ']</text:p>
      <text:p text:style-name="P4">
Category: News</text:p>
      <!--METADATA-->
      <text:p text:style-name="P4">
<draw:frame draw:style-name="fr1" draw:name="Image3" text:anchor-type="as-char" svg:width="6.9236in" svg:height="6.9236in" draw:z-index="0">
<draw:image xlink:href="../Images/AРМІЯINFORM/2023-04-19T27-00-00-04-00/minreintegracziyi.jpg" xlink:type="simple" xlink:show="embed" xlink:actuate="onLoad" draw:mime-type="image/jpeg"/>
</draw:frame>
The Government has approved the resolution "Some issues of protection of persons, including children deported or forcibly displaced in connection with the armed aggression of the Russian Federation against Ukraine". The Project of the Resolution was developed by the MINIRAINTERGRATION.</text:p>
      <text:p text:style-name="P4">
The resolution approved the procedure for the creation, maintenance and access to the information of the deported persons.</text:p>
      <text:p text:style-name="P4">
Yes, ministries, central and local authorities, heads of regional military administrations were instructed to submit to the National Information Bureau on a monthly basis on a monthly basis(НІБ)information about deported persons. It is this body that will answer for the collection and entry of such data in the Register.</text:p>
      <text:p text:style-name="P4">
<text:span text:style-name="T4">
 According to the Decree NIB also </text:span>
:</text:p>
      <ul>
        <li>
will provide information exchange with the International Committee of the Red Cross, the Central Investigation Agency and other international organizations;</li>
      </ul>
      <text:p text:style-name="P4">
-will represent the interests of deported children, including orphans, deprived of parental care, in order to protect their rights;</text:p>
      <ul>
        <li>
will give the Ministry of Foreign Affairs(Foreign ministry)All the necessary information to search and return such persons.</li>
      </ul>
      <text:p text:style-name="P4">
The Ministry of Foreign Affairs is tasked with ensuring broad interaction in these issues by national organizations.</text:p>
      <text:p text:style-name="P4">
In turn, local authorities are obliged to carry out an explanatory work among the local population about the importance of transferring any well-known information about missing adults and children. This will allow you to collect as much data as possible, Avidak - will facilitate their search and return.</text:p>
      <text:p text:style-name="P4">
<text:span text:style-name="T4">
 Source: </text:span>
 <text:a xlink:type="simple" xlink:href="https://minre.gov.ua/2023/04/18/uhvaleno-poryadok-vedennya-yedynogo-reyestru-deportovanyh-osib-v-tomu-chysli-ditej/" text:style-name="Internet_20_link" text:visited-style-name="Visited_20_Internet_20_Link">
Ministry of Reintegration of the Temporarily Occupied Terminory of Ukraine</text:a>
</text:p>
      <text:p text:style-name="P4">
News Source: <text:a xlink:type="simple" xlink:href="https://armyinform.com.ua/2023/04/19/uhvaleno-poryadok-vedennya-yedynogo-reyestru-deportovanyh-osib-v-tomu-chysli-ditej/" text:style-name="Internet_20_link" text:visited-style-name="Visited_20_Internet_20_Link">
https://armyinform.com.ua/2023/04/19/uhvaleno-poryadok-vedennya-yedynogo-reyestru-deportovanyh-osib-v-tomu-chysli-ditej/</text:a>
</text:p>
      <!--NEWS-->
      <text:h text:style-name="P10" text:outline-level="1">
<text:span text:style-name="T4">
Last year, the volume of leakage of personal data on the Russian Federation was 667 million records</text:span>
</text:h>
      <text:p text:style-name="P4">
Author: ['Олексій Мазепа']</text:p>
      <text:p text:style-name="P4">
Time: 2023-04-19T28:00:00-04:00</text:p>
      <text:p text:style-name="P4">
Description: Chi Hedvanni Vi, your diligo to lie to you? Calm vipades, if the war with Ukraine 2022, the war with Ukraine is the latest news today, the news war with Ukraine 2022 The last for today, will there be a war between Ukraine and Russia and when, there will be a war with Ukraine in 2022 or not, it will be or not, it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personalni-dani.jpg" text:style-name="Internet_20_link" text:visited-style-name="Visited_20_Internet_20_Link">
personalni-dani.jpg</text:a>
']</text:p>
      <text:p text:style-name="P4">
Tags: ['ПЕРСОНАЛЬНІ ДАНІ']</text:p>
      <text:p text:style-name="P4">
Category: News</text:p>
      <!--METADATA-->
      <text:p text:style-name="P4">
<draw:frame draw:style-name="fr1" draw:name="Image4" text:anchor-type="as-char" svg:width="6.9236in" svg:height="3.582395in" draw:z-index="0">
<draw:image xlink:href="../Images/AРМІЯINFORM/2023-04-19T28-00-00-04-00/personalni-dani.jpg" xlink:type="simple" xlink:show="embed" xlink:actuate="onLoad" draw:mime-type="image/jpeg"/>
</draw:frame>
Are you sure that your data belongs only to you? There are many cases, the honors themselves share personal information on the network, mostly during raining on various sites. These are phone numbers, mail, photos, passport number. But are there enough fuses for this data to be not enough for fraudsters?</text:p>
      <text:p text:style-name="P4">
Thus, last year, the volume of leakage of personal data on the Russian Federation was 667 million recordings - 2.67 times more than 2021 and 4.5 times exceeding the sican destruction of Russia. Such information <text:a xlink:type="simple" xlink:href="https://www.facebook.com/SZRUkraine/posts/pfbid0278qGFAZKTfZJeGhTXw9MyGHp6nt6pRa8XTW5hjkg2rAhvBCYDYcnqdGtVXoJgS1Ml" text:style-name="Internet_20_link" text:visited-style-name="Visited_20_Internet_20_Link">
publishes</text:a>
In its report, the Foreign Intelligence Service of Ukraine.</text:p>
      <text:p text:style-name="P4">
Data leakage in the Retail &amp; HoReCa category has increased by almost five times; the leakage of commercial secrets has also increased; three times - theft in industrial, transport and energy companies; In small business - growth is twice as much as a year ago. In the financial sector, data leakage increased 1.7 times; the volume of stolen personal data of the Russians increased 32 times. At the same time, external attacks increased more than three times, to 75 %, with the simultaneous growth of the proportion of leaks of information, which is a commercial secret. Takatency indicates a very low awareness of the Russian population to protect their Internet.</text:p>
      <text:p text:style-name="P4">
During the war, the personal data of Ukrainians are also at risk. All will be remembered last year's epic with the breakdown of Russian hackers of the Ukrainian platform "Action".</text:p>
      <text:p text:style-name="P4">
In a few days, on the night of January 21 to January 22, 2022, on the Internet portalidforums appeared "as a sample" for the sale of 30 gigabytes allegedly personalized more than two million Ukrainians: digital signatures, ID cards, foreign passports, driving certificates. , tables with e-machines, IPN, telephony. A total of 2.5 million records, 13.5 million photos of documents and 4.1 million document records.</text:p>
      <text:p text:style-name="P4">
At the same time, in the Minister, the information about the "drain" data from the "Action" was called fake with a hybrid war against Ukraine. The official release of the institution, in particular, states that "the main goal of the enemy is to undermine the confidence in the Faika's power the vulnerability of critical information infrastructure and" drain ".</text:p>
      <text:p text:style-name="P4">
To protect your personal data from unauthorized access to third -person access, prepare in advance and take a few steps:</text:p>
      <text:p text:style-name="P4">
News Source: <text:a xlink:type="simple" xlink:href="https://armyinform.com.ua/2023/04/19/mynulogo-roku-obsyag-vytoku-personalnyh-danyh-na-rf-stanovyv-667-mln-zapysiv/" text:style-name="Internet_20_link" text:visited-style-name="Visited_20_Internet_20_Link">
https://armyinform.com.ua/2023/04/19/mynulogo-roku-obsyag-vytoku-personalnyh-danyh-na-rf-stanovyv-667-mln-zapysiv/</text:a>
</text:p>
      <!--NEWS-->
      <text:h text:style-name="P10" text:outline-level="1">
<text:span text:style-name="T4">
Two Luhansk people have been informed of suspicion of collaboration</text:span>
</text:h>
      <text:p text:style-name="P4">
Author: ['АРМІЯINFORM']</text:p>
      <text:p text:style-name="P4">
Time: 2023-04-19T29:00:00-04:00</text:p>
      <text:p text:style-name="P4">
Description: For the proprietary Kerivnitvva, the Office of the General Prosecutor is in absentia about Pіdozra ... The war with Ukraine 2022, the war with Ukraine is the latest news today, the News War with Ukraine 2022 is the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8/genprokuratura-e1627891694992.jpg" text:style-name="Internet_20_link" text:visited-style-name="Visited_20_Internet_20_Link">
genprokuratura-e1627891694992.jpg</text:a>
']</text:p>
      <text:p text:style-name="P4">
Tags: ['КОЛАБОРАНТИ', 'КОЛАБОРАЦІОНІЗМ', 'ЛУГАНЩИНА', 'ОФІС ГЕНЕРАЛЬНОГО ПРОКУРОРА', 'ПОВІДОМЛЕННЯ ПРО ПІДОЗРУ']</text:p>
      <text:p text:style-name="P4">
Category: News</text:p>
      <!--METADATA-->
      <text:p text:style-name="P4">
<draw:frame draw:style-name="fr1" draw:name="Image5" text:anchor-type="as-char" svg:width="6.9236in" svg:height="4.638812in" draw:z-index="0">
<draw:image xlink:href="../Images/AРМІЯINFORM/2023-04-19T29-00-00-04-00/genprokuratura-e1627891694992.jpg" xlink:type="simple" xlink:show="embed" xlink:actuate="onLoad" draw:mime-type="image/jpeg"/>
</draw:frame>
Illustrative photo</text:p>
      <text:p text:style-name="P4">
Under the procedural guidance of the Prosecutor General's Office, two citizens of Ukraine after collaborative activity were reported in absentia(Article 111-1 of the Criminal Code of Ukraine).</text:p>
      <text:p text:style-name="P4">
За даними слідства, підозрювані співпрацюють з окупаційною владою. Вонидобровільно зайняли псевдопосади «тимчасово виконуючого обов’язків заступникаміністра внутрішніх справ» та «міністра охорони здоров’я» в незаконнихправоохоронних органах та органах влади, створених на тимчасово окупованійтериторії Луганської області.</text:p>
      <text:p text:style-name="P4">
Досудове розслідування у кримінальному провадженні здійснюється слідчимиГоловного слідчого управління СБУ.</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Джерело:</text:span>
 <text:a xlink:type="simple" xlink:href="https://www.gp.gov.ua/ua/posts/dvom-lugancanam-povidomleno-pro-pidozru-u-kolaboraciinii-diyalnosti" text:style-name="Internet_20_link" text:visited-style-name="Visited_20_Internet_20_Link">
Офіс Генерального прокурораУкраїни</text:a>
</text:p>
      <text:p text:style-name="P4">
News Source: <text:a xlink:type="simple" xlink:href="https://armyinform.com.ua/2023/04/19/dvom-luganchanam-povidomleno-pro-pidozru-u-kolaboraczijnij-diyalnosti/" text:style-name="Internet_20_link" text:visited-style-name="Visited_20_Internet_20_Link">
https://armyinform.com.ua/2023/04/19/dvom-luganchanam-povidomleno-pro-pidozru-u-kolaboraczijnij-diyalnosti/</text:a>
</text:p>
      <!--NEWS-->
      <text:h text:style-name="P10" text:outline-level="1">
<text:span text:style-name="T4">
The Cabinet resolved the issue of appointment at birth of a child to parents who went abroad through the war</text:span>
</text:h>
      <text:p text:style-name="P4">
Author: ['АРМІЯINFORM']</text:p>
      <text:p text:style-name="P4">
Time: 2023-04-19T30:00:00-04:00</text:p>
      <text:p text:style-name="P4">
Description: Vidteter Old Man, the Yaki have a malevavian pіd an hour of the Timchysya voltage over the marks ... The war with Ukraine 2022, the war with Ukraine is the latest news today, the news War with Ukraine 2022 is the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7kjrrv-c17x11x50px50p-c17x11x50px50p-b8495cec9e605c10782a3a29321369c4.jpg" text:style-name="Internet_20_link" text:visited-style-name="Visited_20_Internet_20_Link">
7kjrrv-c17x11x50px50p-c17x11x50px50p-b8495cec9e605c10782a3a29321369c4.jpg</text:a>
']</text:p>
      <text:p text:style-name="P4">
Tags: ['ДІТИ', 'МІНРЕІНТЕГРАЦІЇ', 'НАРОДЖЕННЯ', 'СОЦІАЛЬНИЙ ЗАХИСТ']</text:p>
      <text:p text:style-name="P4">
Category: News</text:p>
      <!--METADATA-->
      <text:p text:style-name="P4">
<draw:frame draw:style-name="fr1" draw:name="Image6" text:anchor-type="as-char" svg:width="6.9236in" svg:height="4.479976in" draw:z-index="0">
<draw:image xlink:href="../Images/AРМІЯINFORM/2023-04-19T30-00-00-04-00/7kjrrv-c17x11x50px50p-c17x11x50px50p-b8495cec9e605c10782a3a29321369c4.jpg" xlink:type="simple" xlink:show="embed" xlink:actuate="onLoad" draw:mime-type="image/jpeg"/>
</draw:frame>
From now on, parents who have a toddler during their temporary stay for Ukraine can remotely submit documents for assistance when childbirth. About it <text:a xlink:type="simple" xlink:href="https://minre.gov.ua/2023/04/18/kabmin-vregulyuvav-pytannya-pryznachennya-dopomogy-pry-narodzhenni-dytyny-batkam-yaki-cherez-vijnu-vyyihaly-za-kordon/" text:style-name="Internet_20_link" text:visited-style-name="Visited_20_Internet_20_Link">
reports</text:a>
The Ministry of Reintegration of the Temporarily Occupied Terminory.</text:p>
      <text:p text:style-name="P4">
At the meeting of the Cabinet of Ministers, a comprehensive resolution was developed. In particular, the issues of social payments on children who went abroad were regulated by the Ministry of Social Policy.</text:p>
      <text:p text:style-name="P4">
The provision of this opportunity was discussed at meetings under the chairmanship of Vicemier-Minister Irina Vereshchuk. They were dedicated to solving the problematic quotes of Ukrainian citizens who are temporarily abroad due to growth aggression.</text:p>
      <text:p text:style-name="P4">
Prior to the adoption of this resolution, women who gave birth to a child abroad could only receive assistance after returning to Ukraine. After all, a physical presence was required: it was necessary to personally consult a body of social protection of the population.</text:p>
      <text:p text:style-name="P4">
The government supported by the Government provides for the opportunity to send one of the temporarily temporarily abroad parents, an application for assistance to the organizing protection in Ukraine at its registered place of residence.</text:p>
      <text:p text:style-name="P4">
Together with the statement, the parent or mother should send the residence issued by the competent authorities and legalized documents in the prescribed manner.</text:p>
      <text:p text:style-name="P4">
Thus, the mother will be able to receive Ukrainian assistance for a child in the country, Devona received temporary shelter.</text:p>
      <text:p text:style-name="P4">
News Source: <text:a xlink:type="simple" xlink:href="https://armyinform.com.ua/2023/04/19/kabmin-vregulyuvav-pytannya-pryznachennya-dopomogy-pry-narodzhenni-dytyny-batkam-yaki-cherez-vijnu-vyyihaly-za-kordon/" text:style-name="Internet_20_link" text:visited-style-name="Visited_20_Internet_20_Link">
https://armyinform.com.ua/2023/04/19/kabmin-vregulyuvav-pytannya-pryznachennya-dopomogy-pry-narodzhenni-dytyny-batkam-yaki-cherez-vijnu-vyyihaly-za-kordon/</text:a>
</text:p>
      <!--NEWS-->
      <text:h text:style-name="P10" text:outline-level="1">
<text:span text:style-name="T4">
In Luhansk region, an organized group of persons who will conduct Russian propaganda in educational institutions have been exposed</text:span>
</text:h>
      <text:p text:style-name="P4">
Author: ['АРМІЯINFORM']</text:p>
      <text:p text:style-name="P4">
Time: 2023-04-19T31:00:00-04:00</text:p>
      <text:p text:style-name="P4">
Description: For the proprietary Kerivnitvva Luhansko Prosecutors, they have been cheated about Pіdozr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1-1.png" text:style-name="Internet_20_link" text:visited-style-name="Visited_20_Internet_20_Link">
1-1.png</text:a>
']</text:p>
      <text:p text:style-name="P4">
Tags: ['ОФІС ГЕНЕРАЛЬНОГО ПРОКУРОРА', 'ПОВІДОМЛЕННЯ ПРО ПІДОЗРУ', 'РОСІЙСЬКА ПРОПАГАНДА']</text:p>
      <text:p text:style-name="P4">
Category: News</text:p>
      <!--METADATA-->
      <text:p text:style-name="P4">
<draw:frame draw:style-name="fr1" draw:name="Image7" text:anchor-type="as-char" svg:width="6.9236in" svg:height="4.909986in" draw:z-index="0">
<draw:image xlink:href="../Images/AРМІЯINFORM/2023-04-19T31-00-00-04-00/1-1.png" xlink:type="simple" xlink:show="embed" xlink:actuate="onLoad" draw:mime-type="image/png"/>
</draw:frame>
Under the procedural leadership of the Luhansk Regional Prosecutor's Office, he was informed by profunds with five participants of the organized group engaged in Russian propaganda in educational institutions. About it <text:a xlink:type="simple" xlink:href="https://www.gp.gov.ua/ua/posts/povidomleno-pro-pidozru-5-ucasnikam-organizovanoyi-grupi-z-okupovanoyi-luganshhini-yaki-provadyat-rosiisku-propagandu-v-zakladax-osviti" text:style-name="Internet_20_link" text:visited-style-name="Visited_20_Internet_20_Link">
reports</text:a>
Office of the Prosecutor General of Ukraine.</text:p>
      <text:p text:style-name="P4">
According to the investigation, a criminal group has been operating in the temporarily occupied Starobilsky district of Luhansk from March 2022. All the persons involved-the hazardous educators who, after a full-scale invasion of the Russian Federation, began to actively work with the authorities of the aggressor country.</text:p>
      <text:p text:style-name="P4">
"Head of the Department of Education of the Administration of Starobilsky District of LNR" developed a criminal plan for a purposeful task of harming Ukraine's information security by spreading pro -Kremlin narratives.</text:p>
      <text:p text:style-name="P4">
For this purpose, the occupying pseudo -official involved four directors of the so -called "state general institutions of the LNR": "Pidgorev Secondary School", "Starobilsk Gymnasium", "Starobilsk Secondary School № 4" and "Polovinka Secondary School".</text:p>
      <text:p text:style-name="P4">
They organize and hold meetings and other public events with the participation of students, their parents and locals. They are openly supported by the power of Russia, the establishment of the occupation of part of the territory of Ukraine.</text:p>
      <text:p text:style-name="P4">
The activities of occupation educational institutions are actively covered on the websites of the Ministry of Education and Science of the LNR, the Administration of Starobilsky District, as well as the Internet resources of the so-called "LNR", pages in social networks Tategram-channels.</text:p>
      <text:p text:style-name="P4">
The suspects are also systematically interviewed on the TV channel of Lugansk 24.</text:p>
      <text:p text:style-name="P4">
All participants of the group are charged with the implementation of propaganda and information activity in cooperation with the aggressor state, as well as actions aimed at the standards of education of the Russian Federation in educational institutions committed by an organized group(Part 3 of Art. 28, Part 3 of Art. 111-1, Part 6 of Art. 111-1 of the Criminal Code of Ukraine). Крім того,одному — колабораційна діяльність (Part 5 of Art. 111-1 of the Criminal Code of Ukraine).</text:p>
      <text:p text:style-name="P4">
Досудове розслідування здійснюють слідчі Головного управління Нацполіції вЛуганській області.</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News Source: <text:a xlink:type="simple" xlink:href="https://armyinform.com.ua/2023/04/19/na-luganshhyni-vykryto-organizovanu-grupu-osib-yaki-provadyat-rosijsku-propagandu-v-zakladah-osvity/" text:style-name="Internet_20_link" text:visited-style-name="Visited_20_Internet_20_Link">
https://armyinform.com.ua/2023/04/19/na-luganshhyni-vykryto-organizovanu-grupu-osib-yaki-provadyat-rosijsku-propagandu-v-zakladah-osvity/</text:a>
</text:p>
      <!--NEWS-->
      <text:h text:style-name="P10" text:outline-level="1">
<text:span text:style-name="T4">
A serviceman of the Russian Federation tells his wife about hopelessness about his return home - intercepting GUR</text:span>
</text:h>
      <text:p text:style-name="P4">
Author: ['АРМІЯINFORM']</text:p>
      <text:p text:style-name="P4">
Time: 2023-04-19T32:00:00-04:00</text:p>
      <text:p text:style-name="P4">
Description: VIISKOVOVOVOVEV RF ROZPOVIDA RASISIA about Zahliva Situstsiya on the front of that hopelessnes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ВТОРГНЕННЯ РФ', 'ГУР МО УКРАЇНИ', 'ГУР МОУ']</text:p>
      <text:p text:style-name="P4">
Category: News</text:p>
      <!--METADATA-->
      <text:p text:style-name="P4">
<draw:frame draw:style-name="fr1" draw:name="Image8" text:anchor-type="as-char" svg:width="6.9236in" svg:height="3.894525in" draw:z-index="0">
<draw:image xlink:href="../Images/AРМІЯINFORM/2023-04-19T32-00-00-04-00/gurperehoplennya.jpg" xlink:type="simple" xlink:show="embed" xlink:actuate="onLoad" draw:mime-type="image/jpeg"/>
</draw:frame>
The Russian serviceman tells his wife about the horrific situation at the front of the tabsable to return home. This conversation in Telegram <text:a xlink:type="simple" xlink:href="https://t.me/DIUkraine" text:style-name="Internet_20_link" text:visited-style-name="Visited_20_Internet_20_Link">
published</text:a>
Main Directorate of Intelligence of Defense of Ukraine.</text:p>
      <ul>
        <li>
"Khokhli to us with 20 m ... We have, bl<text:span text:style-name="T5">
 d, croche, 6 persons - 300 fighter"; * The occupier tells about the difficult situation on the flint(Lugansk region): “In short, we will be ironed simply here”; * “Just the boys of Zah</text:span>
 just in porridge”; <text:span text:style-name="T5">
“Here we are on the offensive, bl</text:span>
d, walked, we were just invil<text:span text:style-name="T5">
Zili, bl</text:span>
d, generally in the Imrean”; * vіsikovy Rospovіd ok about translated to the brigades, in Yakiy Z 5 Tisyach soldier lost their close 200; <text:span text:style-name="T5">
“I, x</text:span>
th know where we are, bl*d, will be knocked on the next ass”; * “In two weeks you can look for a new husband”; * "Here they just send boys to meat."</li>
      </ul>
      <text:p text:style-name="P4">
News Source: <text:a xlink:type="simple" xlink:href="https://armyinform.com.ua/2023/04/19/vijskovosluzhbovecz-rf-rozpovidaye-druzhyni-pro-beznadijnist-shhodo-svogo-povernennya-dodomu/" text:style-name="Internet_20_link" text:visited-style-name="Visited_20_Internet_20_Link">
https://armyinform.com.ua/2023/04/19/vijskovosluzhbovecz-rf-rozpovidaye-druzhyni-pro-beznadijnist-shhodo-svogo-povernennya-dodomu/</text:a>
</text:p>
      <!--NEWS-->
      <text:h text:style-name="P10" text:outline-level="1">
<text:span text:style-name="T4">
The Russian Federation wants the speedy end of the war - the main narrative of the Russian media on April 18</text:span>
</text:h>
      <text:p text:style-name="P4">
Author: ['АРМІЯINFORM']</text:p>
      <text:p text:style-name="P4">
Time: 2023-04-19T33:00:00-04:00</text:p>
      <text:p text:style-name="P4">
Description: Varto Zaver, the representation of the Kremlin regime by calling the Kremlin regime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37551213_1545929612584704_7607333967414949296_n.jpg" text:style-name="Internet_20_link" text:visited-style-name="Visited_20_Internet_20_Link">
337551213_1545929612584704_7607333967414949296_n.jpg</text:a>
']</text:p>
      <text:p text:style-name="P4">
Tags: ['НАРАТИВИ РФ', 'ЦПД']</text:p>
      <text:p text:style-name="P4">
Category: News</text:p>
      <!--METADATA-->
      <text:p text:style-name="P4">
<draw:frame draw:style-name="fr1" draw:name="Image9" text:anchor-type="as-char" svg:width="6.9236in" svg:height="6.9236in" draw:z-index="0">
<draw:image xlink:href="../Images/AРМІЯINFORM/2023-04-19T33-00-00-04-00/337551213_1545929612584704_7607333967414949296_n.jpg" xlink:type="simple" xlink:show="embed" xlink:actuate="onLoad" draw:mime-type="image/jpeg"/>
</draw:frame>
It is worth noting that the Kremlin regime representative named the full -scale invasion of Russia with a "conflict", deliberately diminishing the crimes of the richists.</text:p>
      <text:p text:style-name="P4">
In turn, the Kremlin Rupor Peskov commented that Russia listens only to the tiproposes of "peace", which will be in its interests.</text:p>
      <text:p text:style-name="P4">
Changing aggressive rhetoric to "peacekeeping" indicates an effort to create the victim's image in order to be able to justify any crimes of the sacrifices in the future.</text:p>
      <text:p text:style-name="P4">
04/15/2023 Analysts of the Center predicted the change in the rhetoric of the rhetoric of the main narratives of the so -called special operation.</text:p>
      <text:p text:style-name="P4">
<text:span text:style-name="T4">
 Source: </text:span>
 <text:a xlink:type="simple" xlink:href="https://www.facebook.com/protydiyadezinformatsiyi.cpd/posts/pfbid02icEyTzNRBCnua5C37k8v4U53EqVuTB9H7QjhwbE6d4evCVvWaqSt5Q1o2GQxvpEtl" text:style-name="Internet_20_link" text:visited-style-name="Visited_20_Internet_20_Link">
Center Anti -Dydidformation</text:a>
</text:p>
      <text:p text:style-name="P4">
News Source: <text:a xlink:type="simple" xlink:href="https://armyinform.com.ua/2023/04/19/rf-hoche-yaknajshvydshogo-zakinchennya-vijny-osnovnyj-naratyv-rosijskyh-zmi-18-kvitnya/" text:style-name="Internet_20_link" text:visited-style-name="Visited_20_Internet_20_Link">
https://armyinform.com.ua/2023/04/19/rf-hoche-yaknajshvydshogo-zakinchennya-vijny-osnovnyj-naratyv-rosijskyh-zmi-18-kvitnya/</text:a>
</text:p>
      <!--NEWS-->
      <text:h text:style-name="P10" text:outline-level="1">
<text:span text:style-name="T4">
There is no statute of limitations for torture - Deputy Minister of Justice Valery Kolomiets</text:span>
</text:h>
      <text:p text:style-name="P4">
Author: ['АРМІЯINFORM']</text:p>
      <text:p text:style-name="P4">
Time: 2023-04-19T34:00:00-04:00</text:p>
      <text:p text:style-name="P4">
Description: Valeria Kolomіtzuu who was in Ethriral Talemarathon in Ethriyrefon Wideo Wideo ... The war with Ukraine 2022, the war with Ukraine is the latest news today, the war with Ukraine 2022 is the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kolomiyecz.jpg" text:style-name="Internet_20_link" text:visited-style-name="Visited_20_Internet_20_Link">
kolomiyecz.jpg</text:a>
']</text:p>
      <text:p text:style-name="P4">
Tags: ['ВАЛЕРІЯ КОЛОМІЄЦЬ', 'ТЕЛЕМАРАФОН']</text:p>
      <text:p text:style-name="P4">
Category: News</text:p>
      <!--METADATA-->
      <text:p text:style-name="P4">
<draw:frame draw:style-name="fr1" draw:name="Image10" text:anchor-type="as-char" svg:width="6.9236in" svg:height="3.484879in" draw:z-index="0">
<draw:image xlink:href="../Images/AРМІЯINFORM/2023-04-19T34-00-00-04-00/kolomiyecz.jpg" xlink:type="simple" xlink:show="embed" xlink:actuate="onLoad" draw:mime-type="image/jpeg"/>
</draw:frame>
Valeria Kolomiets commented on the air <text:a xlink:type="simple" xlink:href="https://youtu.be/dL-szzeZj3M" text:style-name="Internet_20_link" text:visited-style-name="Visited_20_Internet_20_Link">
"National Tteleorphone"</text:a>
A widespread video from the execution of Ukrainian military.</text:p>
      <text:p text:style-name="P4">
“This is not the first act of aggression and antihumane that we see from Russian Army. Those who have done so can and should be presented before Ukrainian building. According to the Roman Statute, they committed military crimes. Whatever it may sound horrifying, also, according to certain rules, such cases of uncomfortable cases should also be considered by the International Criminal Court, ”the Deputy Minister said.</text:p>
      <text:p text:style-name="P4">
She noted that this case certainly falls under the definition of "torture" and called on anyone who suffered from such crimes to seek legal assistance.</text:p>
      <text:p text:style-name="P4">
"What is recorded in this video is first and foremost - torture, then since the spring of last year, the state has secured the right to free legal aid to all who have been victims of torture or victims of sexual crime of the Russian army, I recommend to seek legal assistance," Valery Kolomiets emphasized.</text:p>
      <text:p text:style-name="P4">
According to she anyone who watches this video reads such news. Unfortunately, similar renovative things that have to inspire us or destabilize us will be ideal. But keep in mind that the statute of limitations in crimes exists. "</text:p>
      <text:p text:style-name="P4">
<text:span text:style-name="T4">
 Contact the Single Telephone Number of the System Free Legal Aid can be by phone 0800213103. </text:span>
</text:p>
      <text:p text:style-name="P4">
Receiving telephone requests for legal information, legal advice and clarification is made daily, and reports of persons are accepted and processed around the clock.</text:p>
      <text:p text:style-name="P4">
Calls from landline and mobile phones within Ukraine are free of charge.</text:p>
      <text:p text:style-name="P4">
News Source: <text:a xlink:type="simple" xlink:href="https://armyinform.com.ua/2023/04/19/terminu-davnosti-za-katuvannya-ne-isnuye-zastupnyk-ministra-yustycziyi-valeriya-kolomiyecz/" text:style-name="Internet_20_link" text:visited-style-name="Visited_20_Internet_20_Link">
https://armyinform.com.ua/2023/04/19/terminu-davnosti-za-katuvannya-ne-isnuye-zastupnyk-ministra-yustycziyi-valeriya-kolomiyecz/</text:a>
</text:p>
      <!--NEWS-->
      <text:h text:style-name="P10" text:outline-level="1">
<text:span text:style-name="T4">
The enemy struck 4 missile and 60 aviation strike</text:span>
</text:h>
      <text:p text:style-name="P4">
Author: ['АРМІЯINFORM']</text:p>
      <text:p text:style-name="P4">
Time: 2023-04-19T35: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raketnyj-udar.jpg" text:style-name="Internet_20_link" text:visited-style-name="Visited_20_Internet_20_Link">
raketnyj-udar.jpg</text:a>
']</text:p>
      <text:p text:style-name="P4">
Tags: ['STOPRUSSIA', 'ГШ ЗСУ']</text:p>
      <text:p text:style-name="P4">
Category: News</text:p>
      <!--METADATA-->
      <text:p text:style-name="P4">
<draw:frame draw:style-name="fr1" draw:name="Image11" text:anchor-type="as-char" svg:width="6.9236in" svg:height="3.894525in" draw:z-index="0">
<draw:image xlink:href="../Images/AРМІЯINFORM/2023-04-19T35-00-00-04-00/raketnyj-udar.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zVJR2CDo79YT1CfJdavzX6ixsFVSyfYwS7JzRzoVKnX6TBVuGJ3vuFKPCsyY4s8l" text:style-name="Internet_20_link" text:visited-style-name="Visited_20_Internet_20_Link">
reports</text:a>
The General Staff of the Armed Forces of Ukraine in operational information as of 06: 0019.04.2023 on the Russian invasion.</text:p>
      <text:p text:style-name="P4">
"Over the past day, the enemy struck 4 missile and 60 aviation strikes, made 58 shelling of rocket launchers, and it was injured by it," the message said.</text:p>
      <text:p text:style-name="P4">
The likelihood of further rocket and aviation strikes throughout Ukraine remains high.</text:p>
      <text:p text:style-name="P4">
News Source: <text:a xlink:type="simple" xlink:href="https://armyinform.com.ua/2023/04/19/protyvnyk-zavdav-4-raketnyh-ta-60-aviaczijnyh-udariv-zdijsnyv-58-obstriliv-z-rszv/" text:style-name="Internet_20_link" text:visited-style-name="Visited_20_Internet_20_Link">
https://armyinform.com.ua/2023/04/19/protyvnyk-zavdav-4-raketnyh-ta-60-aviaczijnyh-udariv-zdijsnyv-58-obstriliv-z-rszv/</text:a>
</text:p>
      <!--NEWS-->
      <text:h text:style-name="P10" text:outline-level="1">
<text:span text:style-name="T4">
Ukrainian defenders repelled over 60 enemy attacks in four directions</text:span>
</text:h>
      <text:p text:style-name="P4">
Author: ['АРМІЯINFORM']</text:p>
      <text:p text:style-name="P4">
Time: 2023-04-19T36:00:00-04:00</text:p>
      <text:p text:style-name="P4">
Description: About the General’s headquarters of the Zbroyshens of Ukraine in the operational INformation Stan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f3efb3-zsu.jpg" text:style-name="Internet_20_link" text:visited-style-name="Visited_20_Internet_20_Link">
3f3efb3-zsu.jpg</text:a>
']</text:p>
      <text:p text:style-name="P4">
Tags: ['STOPRUSSIA', 'ГШ ЗСУ']</text:p>
      <text:p text:style-name="P4">
Category: News</text:p>
      <!--METADATA-->
      <text:p text:style-name="P4">
<draw:frame draw:style-name="fr1" draw:name="Image12" text:anchor-type="as-char" svg:width="6.9236in" svg:height="3.883237in" draw:z-index="0">
<draw:image xlink:href="../Images/AРМІЯINFORM/2023-04-19T36-00-00-04-00/3f3efb3-zsu.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yzVJR2CDo79YT1CfJdavzX6ixsFVSyfYwS7JzRzoVKnX6TBVuGJ3vuFKPCsyY4s8l" text:style-name="Internet_20_link" text:visited-style-name="Visited_20_Internet_20_Link">
reports</text:a>
The General Staff of the Armed Forces of Ukraine in operational information as of 06: 0019.04.2023 on the Russian invasion.</text:p>
      <text:p text:style-name="P4">
“The main efforts of the enemy focuses on the offensive actions in Liman, Bakhmut, Avdiiv and Mariinsky directions. During the last day, in these areas of the front, the units of the Defense Forces of Ukraine reflected more than 60 attacks of the enemy. The most fierce battles are conducted by Bakhmut and Marinka, ”the message goes</text:p>
      <text:p text:style-name="P4">
News Source: <text:a xlink:type="simple" xlink:href="https://armyinform.com.ua/2023/04/19/ukrayinski-zahysnyky-vidbyly-ponad-60-atak-voroga-na-chotyroh-napryamkah/" text:style-name="Internet_20_link" text:visited-style-name="Visited_20_Internet_20_Link">
https://armyinform.com.ua/2023/04/19/ukrayinski-zahysnyky-vidbyly-ponad-60-atak-voroga-na-chotyroh-napryamkah/</text:a>
</text:p>
      <!--NEWS-->
      <text:h text:style-name="P10" text:outline-level="1">
<text:span text:style-name="T4">
The Defense Forces of Ukraine "landed" 10 enemy drones - the General Staff of the Armed Forces</text:span>
</text:h>
      <text:p text:style-name="P4">
Author: ['АРМІЯINFORM']</text:p>
      <text:p text:style-name="P4">
Time: 2023-04-19T37: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ГШ ЗСУ']</text:p>
      <text:p text:style-name="P4">
Category: News</text:p>
      <!--METADATA-->
      <text:p text:style-name="P4">
<draw:frame draw:style-name="fr1" draw:name="Image13" text:anchor-type="as-char" svg:width="6.9236in" svg:height="4.292632in" draw:z-index="0">
<draw:image xlink:href="../ConvertedIMGs/AРМІЯINFORM/2023-04-19T37-00-00-04-00/1200_0_1651937012-2605.png" xlink:type="simple" xlink:show="embed" xlink:actuate="onLoad" draw:mime-type="image/png"/>
</draw:frame>
Illustrative Photo <text:span text:style-name="T4">
 🔥Set on Russian invasion </text:span>
</text:p>
      <text:p text:style-name="P4">
About it <text:a xlink:type="simple" xlink:href="https://www.facebook.com/GeneralStaff.ua/posts/pfbid02yzVJR2CDo79YT1CfJdavzX6ixsFVSyfYwS7JzRzoVKnX6TBVuGJ3vuFKPCsyY4s8l" text:style-name="Internet_20_link" text:visited-style-name="Visited_20_Internet_20_Link">
reports</text:a>
The General Staff of the Armed Forces of Ukraine in operational information as of 06: 0019.04.2023 on the Russian invasion.</text:p>
      <text:p text:style-name="P4">
“Aviation of defense forces over the past day has struck 11 beats in the areas of concentration of personal staff and 2 strokes on the enemy anti-aircraft missile complexes. In addition, 2 enemy reconnaissance UAVs were shot down("Orlan-10" and "Superkam"), ashow 8 shock(7-Shahaned-136 type and 1-"Lancet")”, - the testimony reads.</text:p>
      <text:p text:style-name="P4">
Missile troops and artillery units impressed 3 areas of the Liviva Lyiva, radio electronic struggle and another important military object.</text:p>
      <text:p text:style-name="P4">
News Source: <text:a xlink:type="simple" xlink:href="https://armyinform.com.ua/2023/04/19/nashi-zahysnyky-pryzemlyly-10-vorozhyh-droniv-genshtab-zsu/" text:style-name="Internet_20_link" text:visited-style-name="Visited_20_Internet_20_Link">
https://armyinform.com.ua/2023/04/19/nashi-zahysnyky-pryzemlyly-10-vorozhyh-droniv-genshtab-zsu/</text:a>
</text:p>
      <!--NEWS-->
      <text:h text:style-name="P10" text:outline-level="1">
<text:span text:style-name="T4">
In the Kherson region, the occupiers are changing the terrain and waters of rivers</text:span>
</text:h>
      <text:p text:style-name="P4">
Author: ['АРМІЯINFORM']</text:p>
      <text:p text:style-name="P4">
Time: 2023-04-19T38: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miny.jpg" text:style-name="Internet_20_link" text:visited-style-name="Visited_20_Internet_20_Link">
miny.jpg</text:a>
']</text:p>
      <text:p text:style-name="P4">
Tags: ['STOPRUSSIA', 'АГРЕСІЯ РФ', 'ВТОРГНЕННЯ РФ', 'ГШ ЗСУ', 'ОПЕРАТИВНА ІНФОРМАЦІЯ', 'ХЕРСОНЩИНА']</text:p>
      <text:p text:style-name="P4">
Category: News</text:p>
      <!--METADATA-->
      <text:p text:style-name="P4">
<draw:frame draw:style-name="fr1" draw:name="Image14" text:anchor-type="as-char" svg:width="6.9236in" svg:height="4.623426in" draw:z-index="0">
<draw:image xlink:href="../Images/AРМІЯINFORM/2023-04-19T38-00-00-04-00/min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zVJR2CDo79YT1CfJdavzX6ixsFVSyfYwS7JzRzoVKnX6TBVuGJ3vuFKPCsyY4s8l" text:style-name="Internet_20_link" text:visited-style-name="Visited_20_Internet_20_Link">
reports</text:a>
The General Staff of the Armed Forces of Ukraine in operational information as of 06: 0019.04.2023 on the Russian invasion.</text:p>
      <text:p text:style-name="P4">
“In the temporarily captured territory of the Kherson region, Russian occupants are changing the terrain, increasing defense capabilities. Minivations also take place with waters of the Konka and Dnipro rivers. There are cases of blasting of locals on enemy mines when trying to go out water, ”the message reads.</text:p>
      <text:p text:style-name="P4">
News Source: <text:a xlink:type="simple" xlink:href="https://armyinform.com.ua/2023/04/19/na-hersonshhynni-okupanty-minuyut-misczevist-ta-akvatoriyi-richok/" text:style-name="Internet_20_link" text:visited-style-name="Visited_20_Internet_20_Link">
https://armyinform.com.ua/2023/04/19/na-hersonshhynni-okupanty-minuyut-misczevist-ta-akvatoriyi-richok/</text:a>
</text:p>
      <!--NEWS-->
      <text:h text:style-name="P10" text:outline-level="1">
<text:span text:style-name="T4">
Ukrainian defenders per day eliminated more than 600 invaders, destroyed 4 tanks and 12 BBM</text:span>
</text:h>
      <text:p text:style-name="P4">
Author: ['АРМІЯINFORM']</text:p>
      <text:p text:style-name="P4">
Time: 2023-04-19T39:00:00-04:00</text:p>
      <text:p text:style-name="P4">
Description: Zagalni Boyov, Find the enemy on 02/24/22 to 04/19/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d6595f4-aac3-4b1e-9962-8279eee109b7-scaled.jpg" text:style-name="Internet_20_link" text:visited-style-name="Visited_20_Internet_20_Link">
2d6595f4-aac3-4b1e-9962-8279eee109b7-scaled.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69757in" draw:z-index="0">
<draw:image xlink:href="../Images/AРМІЯINFORM/2023-04-19T39-00-00-04-00/2d6595f4-aac3-4b1e-9962-8279eee109b7-scaled.jpg" xlink:type="simple" xlink:show="embed" xlink:actuate="onLoad" draw:mime-type="image/jpeg"/>
</draw:frame>
</text:p>
      <text:p text:style-name="P4">
Загальні бойові втрати противника з 24.02.22 по 19.04.23 орієнтовностановлять:</text:p>
      <ul>
        <li>
<text:span text:style-name="T4">
особового складу ‒</text:span>
 183750 (+620)persons eliminated<text:span text:style-name="T4">
<text:span text:style-name="T5">
 tanks - </text:span>
* 3665(+4)</text:span>
<text:span text:style-name="T5">
 combat armored vehicles - </text:span>
<text:span text:style-name="T5">
 7110(+12)</text:span>
<text:span text:style-name="T4">
 Artillery systems - </text:span>
 2819(+9)<text:span text:style-name="T5">
 </text:span>
<text:span text:style-name="T5">
 RSZV - </text:span>
<text:span text:style-name="T5">
 538(0)</text:span>
<text:span text:style-name="T4">
 air defense means - </text:span>
 285(0)<text:span text:style-name="T4">
<text:span text:style-name="T5">
 aircraft - </text:span>
* 308(0)</text:span>
<text:span text:style-name="T5">
 helicopters - </text:span>
<text:span text:style-name="T5">
 293(0)</text:span>
<text:span text:style-name="T4">
 UAV Operative Tactical Level-</text:span>
 2376(+23)<text:span text:style-name="T4">
<text:span text:style-name="T5">
 Winged missiles - </text:span>
* 911(0)</text:span>
<text:span text:style-name="T5">
 ships / boats - </text:span>
<text:span text:style-name="T5">
 18(0)</text:span>
<text:span text:style-name="T4">
 Automobile equipment and tanks - </text:span>
 5692(+16)<text:span text:style-name="T4">
* Special equipment - </text:span>
 330(0)The data is specified ...</li>
      </ul>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9.04.23.</text:p>
      <text:p text:style-name="P4">
News Source: <text:a xlink:type="simple" xlink:href="https://armyinform.com.ua/2023/04/19/ukrayinski-zahysnyky-za-dobu-likviduvaly-ponad-600-okupantiv-znyshhyly-4-tanky-ta-12-bbm/" text:style-name="Internet_20_link" text:visited-style-name="Visited_20_Internet_20_Link">
https://armyinform.com.ua/2023/04/19/ukrayinski-zahysnyky-za-dobu-likviduvaly-ponad-600-okupantiv-znyshhyly-4-tanky-ta-12-bbm/</text:a>
</text:p>
      <!--NEWS-->
      <text:h text:style-name="P10" text:outline-level="1">
<text:span text:style-name="T4">
Families need to learn about the death of the military only from the CCC and JV - Anna Malyar</text:span>
</text:h>
      <text:p text:style-name="P4">
Author: ['АРМІЯINFORM']</text:p>
      <text:p text:style-name="P4">
Time: 2023-04-19T40:00:00-04:00</text:p>
      <text:p text:style-name="P4">
Description: Rodich is not guilty about Zagybel Vіskovo Service Zainternet. Aje at ZSU ... The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ГАННА МАЛЯР', 'ТЦК ТА СП']</text:p>
      <text:p text:style-name="P4">
Category: News</text:p>
      <!--METADATA-->
      <text:p text:style-name="P4">
<draw:frame draw:style-name="fr1" draw:name="Image16" text:anchor-type="as-char" svg:width="6.9236in" svg:height="4.615733in" draw:z-index="0">
<draw:image xlink:href="../Images/AРМІЯINFORM/2023-04-19T40-00-00-04-00/photo_2022-12-15_12-35-57.jpg" xlink:type="simple" xlink:show="embed" xlink:actuate="onLoad" draw:mime-type="image/jpeg"/>
</draw:frame>
Deputy Minister of Defense Anna Malyar. Photo by Dmitry Yurchenko.</text:p>
      <text:p text:style-name="P4">
Relatives should not learn about the death of a serviceman from the Internet. The Armed Forces has the order of alerting the family about the death of a serviceman.</text:p>
      <text:p text:style-name="P4">
About it <text:a xlink:type="simple" xlink:href="https://t.me/annamaliar/658" text:style-name="Internet_20_link" text:visited-style-name="Visited_20_Internet_20_Link">
reported</text:a>
Deputy Minister of Defense of Ukraine Anna Malyar, noting that the right to report this information to the Podilanitzk and JV.</text:p>
      <text:p text:style-name="P4">
“Not commanders, not brothers, not official brigades, etc. TCCTU employees have experience and are specially trained in such communications, ” - said.</text:p>
      <text:p text:style-name="P4">
If the body is not found, then the family is reported that the serviceman disappears in certain circumstances. Such a serviceman in the registration will be a risatus <text:span text:style-name="T4">
 "missing missing" </text:span>
.</text:p>
      <text:p text:style-name="P4">
But when the body is found and identified, then the <text:span text:style-name="T4">
 prozagibel </text:span>
 is reported.</text:p>
      <text:p text:style-name="P4">
"We already had a case when witnesses were seen, but the body was not found. The serviceman was alive," her post reads.</text:p>
      <text:p text:style-name="P4">
Anna Malyar asked for public communications for death, respect to relatives, to follow simple rules:</text:p>
      <ul>
        <li>
To announce publicly after the Tax Code and JV shall inform the relatives of the death or disappearance of the person, * to inform the status of the "dead" or "missing" correctly.</li>
      </ul>
      <text:p text:style-name="P4">
News Source: <text:a xlink:type="simple" xlink:href="https://armyinform.com.ua/2023/04/19/rodyny-mayut-diznavatys-pro-zagybel-vijskovogo-lyshe-vid-tczk-ta-sp-ganna-malyar/" text:style-name="Internet_20_link" text:visited-style-name="Visited_20_Internet_20_Link">
https://armyinform.com.ua/2023/04/19/rodyny-mayut-diznavatys-pro-zagybel-vijskovogo-lyshe-vid-tczk-ta-sp-ganna-malyar/</text:a>
</text:p>
      <!--NEWS-->
      <text:h text:style-name="P10" text:outline-level="1">
<text:span text:style-name="T4">
In Bakhmut, the enemy attacks small groups and enters the contact shooting fights - Colonel Dmitry Zarotrotnyuk</text:span>
</text:h>
      <text:p text:style-name="P4">
Author: ['АРМІЯINFORM']</text:p>
      <text:p text:style-name="P4">
Time: 2023-04-19T41:00:00-04:00</text:p>
      <text:p text:style-name="P4">
Description: At Bakhmuti, Teroboroni’s Sili called for a child, INZHA, NIZhi Bachili wounded ....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53bd4d3-d661-4940-a666-66ac1cf6eab1.jpg" text:style-name="Internet_20_link" text:visited-style-name="Visited_20_Internet_20_Link">
453bd4d3-d661-4940-a666-66ac1cf6eab1.jpg</text:a>
']</text:p>
      <text:p text:style-name="P4">
Tags: ['STOPRUSSIA', 'АГРЕСІЯ РФ', 'БАХМУТ', 'ВТОРГНЕННЯ РФ', 'ДМИТРО ЗАВОРОТНЮК', 'СИЛИ ТЕРИТОРІАЛЬНОЇ ОБОРОНИ ЗСУ']</text:p>
      <text:p text:style-name="P4">
Category: News</text:p>
      <!--METADATA-->
      <text:p text:style-name="P4">
<draw:frame draw:style-name="fr1" draw:name="Image17" text:anchor-type="as-char" svg:width="6.9236in" svg:height="4.32725in" draw:z-index="0">
<draw:image xlink:href="../Images/AРМІЯINFORM/2023-04-19T41-00-00-04-00/453bd4d3-d661-4940-a666-66ac1cf6eab1.jpg" xlink:type="simple" xlink:show="embed" xlink:actuate="onLoad" draw:mime-type="image/jpeg"/>
</draw:frame>
In Bakhmut, the forces of Terroboron faced a slightly different nature than they had previously seen. The Russians attack mainly in small groups of 5-6 people, and the covering of artillery is trying to penetrate the combat orders of the defense forces of Ukraine and to enter into contact rifle battles.</text:p>
      <text:p text:style-name="P4">
This was emphasized by the commander of a separate territorial defense forces forces Dmitry Zavorotnyuk, <text:a xlink:type="simple" xlink:href="https://t.me/militarymediacenter/" text:style-name="Internet_20_link" text:visited-style-name="Visited_20_Internet_20_Link">
reports</text:a>
Military Media Center.</text:p>
      <text:p text:style-name="P4">
“Bakhmut must be kept!There, we hold back and grind significant Silasian invaders, who in the case of our retreat will be thrown into other inhabitants and will continue their attack on Ukrainian cities, ”he said.</text:p>
      <text:p text:style-name="P4">
According to him, the forces of terroborons are responsible for the same, and here is the key to the sams of combat training, the coordination of the unit and the motivation of the personnel.</text:p>
      <text:p text:style-name="P4">
"I am proud that we have everything in our brigade, because everyone understands that it is necessary to stop and destroy the enemy!" - said Colonel Dmytro Zarostnyuk.</text:p>
      <text:p text:style-name="P4">
News Source: <text:a xlink:type="simple" xlink:href="https://armyinform.com.ua/2023/04/19/u-bahmuti-vorog-atakuye-malymy-grupamy-ta-vstupaye-v-kontaktni-strileczki-boyi-polkovnyk-dmytro-zavorotnyuk/" text:style-name="Internet_20_link" text:visited-style-name="Visited_20_Internet_20_Link">
https://armyinform.com.ua/2023/04/19/u-bahmuti-vorog-atakuye-malymy-grupamy-ta-vstupaye-v-kontaktni-strileczki-boyi-polkovnyk-dmytro-zavorotnyuk/</text:a>
</text:p>
      <!--NEWS-->
      <text:h text:style-name="P10" text:outline-level="1">
<text:span text:style-name="T4">
Ukraine expects a political invitation to NATO during a summit in Vilnius - President</text:span>
</text:h>
      <text:p text:style-name="P4">
Authors: Ukrinform (Person)</text:p>
      <text:p text:style-name="P4">
Publisher: Укринформ (Organization)</text:p>
      <text:p text:style-name="P4">
Published Time: 2023-04-20T-12:51:00+03:00</text:p>
      <text:p text:style-name="P4">
Modified Time: 2023-04-20T23:51:00+03:00</text:p>
      <text:p text:style-name="P4">
Description: Ukraine is preparing for the NATO summit, which will take place in Vilnius and expects a political invitation to the Alliance. - Ukrinform.</text:p>
      <text:p text:style-name="P4">
Images: ["<text:a xlink:type="simple" xlink:href="https://static.ukrinform.com/photos/2023_02/thumb_files/630_360_1677260137-955.jpeg" text:style-name="Internet_20_link" text:visited-style-name="Visited_20_Internet_20_Link">
630_360_16772...</text:a>
"]</text:p>
      <text:p text:style-name="P4">
Tags: ['Литва', 'НАТО', 'Саміт', 'Зеленський']</text:p>
      <text:p text:style-name="P4">
Type: Article</text:p>
      <!--METADATA-->
      <text:p text:style-name="P4">
<draw:frame draw:style-name="fr1" draw:name="Image18" text:anchor-type="as-char" svg:width="6.9236in" svg:height="3.956343in" draw:z-index="0">
<draw:image xlink:href="../Images/yкринформ/2023-04-20T-12-51-00-03-00/630_360_1677260137-955.jpeg" xlink:type="simple" xlink:show="embed" xlink:actuate="onLoad" draw:mime-type="image/jpeg"/>
</draw:frame>
Ukraine is preparing for a NATO summit, which will take place in Vilnius and expects a political demand for the Alliance.</text:p>
      <text:p text:style-name="P4">
According to Ukrinform, about it in the evening <text:a xlink:type="simple" xlink:href="https://t.me/V_Zelenskiy_official/5931" text:style-name="Internet_20_link" text:visited-style-name="Visited_20_Internet_20_Link">
</text:a>
President of Ukraine Vladimirzelensky said.</text:p>
      <text:p text:style-name="P4">
“We are getting ready for the summit <text:a xlink:type="simple" xlink:href="https://www.ukrinform.ua/tag-nato" text:style-name="Internet_20_link" text:visited-style-name="Visited_20_Internet_20_Link">
</text:a>
In Vilnius, which is planned for the summer of this year, but its content is being processed now. Samen of such meetings, in contacts of different levels we lead with partners. The number of Ukrainians, neither most Europeans, nor the majority of NATO's space will understand the Alliance's leaders, if a well -deserved political invitation for Ukraine to the Alliance at this summit will sound at this summit. Ukrainian made it to make our application satisfied. It is difficult even to say whose contribution to European and Euro -Atlantic security is greater than our soldiers ... Ukrainians and Ukrainian women who protect their freedom with their lives, ”the heads emphasized.</text:p>
      <text:p text:style-name="P4">
<text:span text:style-name="T5">
Viso: <text:a xlink:type="simple" xlink:href="https://t.me/OP_UA/9296" text:style-name="Internet_20_link" text:visited-style-name="Visited_20_Internet_20_Link">
</text:a>
</text:span>
</text:p>
      <text:p text:style-name="P4">
He thanked all the partners who support Ukraine on the way to NATO.</text:p>
      <text:p text:style-name="P4">
<text:span text:style-name="T4">
 Read also: </text:span>
 <text:a xlink:type="simple" xlink:href="https://www.ukrinform.ua/rubric-vidbudova/3698581-zelenskij-nagolosiv-na-vazlivosti-mobilizacii-regioniv-es-navkolo-vidnovlenna-ukraini.html" text:style-name="Internet_20_link" text:visited-style-name="Visited_20_Internet_20_Link">
<text:span text:style-name="T4">
 Zelensky </text:span>
</text:a>
As reported by Ukrinform, today the NATO Secretary General Jens Stoltenberg with President of Ukraine Volodymyr Zelensky Press Conference in Kyiv has aged that all NATO members agree that the future of Ukraine in the Alliance, but now the main goal is to ensure the victory of Ukraine.</text:p>
      <text:p text:style-name="P4">
News Source: <text:a xlink:type="simple" xlink:href="https://www.ukrinform.ua/rubric-polytics/3698611-ukraina-ocikue-na-zasluzene-politicne-zaprosenna-do-nato-pid-cas-samitu-u-vilnusi-prezident.html" text:style-name="Internet_20_link" text:visited-style-name="Visited_20_Internet_20_Link">
https://www.ukrinform.ua/rubric-polytics/3698611-ukraina-ocikue-na-zasluzene-politicne-zaprosenna-do-nato-pid-cas-samitu-u-vilnusi-prezident.html</text:a>
</text:p>
      <!--NEWS-->
      <text:h text:style-name="P10" text:outline-level="1">
<text:span text:style-name="T4">
At Caurus Directory Russia Army Shellled Krasche Perche, NovoMilnsk, Yardnica, West Ande ...</text:span>
</text:h>
      <text:p text:style-name="P4">
Authors: liveuamap (Language: en)</text:p>
      <text:p text:style-name="P4">
Time: 2023-04-20T-13:25:00</text:p>
      <text:p text:style-name="P4">
Location: Svatove (Latitude:49.53947 Longtitude:37.89545)</text:p>
      <text:p text:style-name="P4">
Videos: []</text:p>
      <text:p text:style-name="P4">
Images: []</text:p>
      <text:p text:style-name="P4">
Tags: ["Russia"]</text:p>
      <text:p text:style-name="P4">
Id: 22557403</text:p>
      <!--METADATA-->
      <text:p text:style-name="P4">
At Kupiansk direction Russian army shelled Krasne Pershe, Novomlynsk,Dvorichna, Zapadne and Berestove of Kharkiv region, - General Staff of ArmedForces of Ukraine says in the morning report</text:p>
      <text:p text:style-name="P4">
News Collection Link: <text:a xlink:type="simple" xlink:href="https://liveuamap.com/en/2023/20-april-at-kupiansk-direction-russian-army-shelled-krasne" text:style-name="Internet_20_link" text:visited-style-name="Visited_20_Internet_20_Link">
https://liveuamap.com/en/2023/20-april-at-kupiansk-direction-russian-army-shelled-krasne</text:a>
</text:p>
      <text:p text:style-name="P4">
News Source: <text:a xlink:type="simple" xlink:href="https://t.me/lumsrc/4541" text:style-name="Internet_20_link" text:visited-style-name="Visited_20_Internet_20_Link">
https://t.me/lumsrc/4541</text:a>
</text:p>
      <!--NEWS-->
      <text:h text:style-name="P10" text:outline-level="1">
<text:span text:style-name="T4">
Bratislava will host a business forum to support Ukrainian entrepreneurs abroad</text:span>
</text:h>
      <text:p text:style-name="P4">
Authors: Ukrinform (Person)</text:p>
      <text:p text:style-name="P4">
Publisher: Укринформ (Organization)</text:p>
      <text:p text:style-name="P4">
Published Time: 2023-04-20T-14:44:00+03:00</text:p>
      <text:p text:style-name="P4">
Modified Time: 2023-04-20T23:44:00+03:00</text:p>
      <text:p text:style-name="P4">
Description: On April 25, Bratislava will take place a business forum in support of Ukrainian-European entrepreneurs Business Upgrade 2023 Bratislava. - Ukrinform.</text:p>
      <text:p text:style-name="P4">
Images: ["<text:a xlink:type="simple" xlink:href="https://static.ukrinform.com/photos/2023_04/thumb_files/630_360_1682023255-963.jpg" text:style-name="Internet_20_link" text:visited-style-name="Visited_20_Internet_20_Link">
630_360_16820...</text:a>
"]</text:p>
      <text:p text:style-name="P4">
Tags: ['Бізнес', 'Форум', 'Україна', 'Словаччина']</text:p>
      <text:p text:style-name="P4">
Type: Article</text:p>
      <!--METADATA-->
      <text:p text:style-name="P4">
<draw:frame draw:style-name="fr1" draw:name="Image19" text:anchor-type="as-char" svg:width="6.9236in" svg:height="3.956343in" draw:z-index="0">
<draw:image xlink:href="../Images/yкринформ/2023-04-20T-14-44-00-03-00/630_360_1682023255-963.jpg" xlink:type="simple" xlink:show="embed" xlink:actuate="onLoad" draw:mime-type="image/jpeg"/>
</draw:frame>
On April 25, Bratislava will take place a business forum in support of Ukrainian-European entrepreneurs Business Upgrade 2023 Bratislava.</text:p>
      <text:p text:style-name="P4">
According to Ukrinform, in the prespiration of the forum it is noted that the event is aimed at the support of volunteering as a socially important business mission that has Ukrainian roots.</text:p>
      <text:p text:style-name="P4">
The forum will be held under the patronage of the Ambassador of Ukraine to Slovakia Miroslav Castranat with the assistance of the Chamber of Commerce and Industry of Ukraine.</text:p>
      <text:p text:style-name="P4">
The organizer of the event is "Ukrainian-European <text:a xlink:type="simple" xlink:href="https://www.ukrinform.ua/tag-biznes" text:style-name="Internet_20_link" text:visited-style-name="Visited_20_Internet_20_Link">
</text:a>
-Hab », which holds business meetings, implements educational programs, develops strategies for entering international markets, and also supports Ukrainian entrepreneurs in Europe.</text:p>
      <text:p text:style-name="P4">
The forum aims to create a platform for the interaction of Ukrainian businesses abroad, exchange of experience, as well as involve European partners on support of Ukrainian initiatives, - said the founder "<text:a xlink:type="simple" xlink:href="https://www.facebook.com/ukr.eu.business.hub" text:style-name="Internet_20_link" text:visited-style-name="Visited_20_Internet_20_Link">
</text:a>
»Darya Didkovskaya. According to its words, this is important because every business that works in Ukraine, is far beyond, is actively involved in volunteering, supports the Armed Forces, allocates funds for humanitarian needs.</text:p>
      <text:p text:style-name="P4">
<text:span text:style-name="T4">
 Read also: </text:span>
 <text:a xlink:type="simple" xlink:href="https://www.ukrinform.ua/rubric-economy/3697121-ukraina-gotova-priednatisa-do-sistemi-elektronnoi-tovarnotransportnoi-nakladnoi-es.html" text:style-name="Internet_20_link" text:visited-style-name="Visited_20_Internet_20_Link">
</text:a>
</text:p>
      <text:p text:style-name="P4">
Окрім Дідковської, яка є власницею агрокомпанії «АПК-Ресурс», серед спікерівфоруму – засновниця венчурного фонду ТА Ventures Вікторія Тігіпко, виконавчийдиректор Офісу із залучення та підтримки інвестицій (Ukraineinvest) <text:a xlink:type="simple" xlink:href="https://www.ukrinform.ua/rubric-vidbudova/3672315-sergij-civkac-vikonavcij-direktor-ofisu-iz-zalucenna-ta-pidtrimki-investicij-ukraineinvest.html" text:style-name="Internet_20_link" text:visited-style-name="Visited_20_Internet_20_Link">
</text:a>
, special guest - Ukrainian showman and volunteer Volodymyr Ostapchuk.</text:p>
      <text:p text:style-name="P4">
News Source: <text:a xlink:type="simple" xlink:href="https://www.ukrinform.ua/rubric-economy/3698608-u-bratislavi-projde-dilovij-forum-z-pidtrimki-ukrainskih-pidpriemciv-za-kordonom.html" text:style-name="Internet_20_link" text:visited-style-name="Visited_20_Internet_20_Link">
https://www.ukrinform.ua/rubric-economy/3698608-u-bratislavi-projde-dilovij-forum-z-pidtrimki-ukrainskih-pidpriemciv-za-kordonom.html</text:a>
</text:p>
      <!--NEWS-->
      <text:h text:style-name="P10" text:outline-level="1">
<text:span text:style-name="T4">
At Lyman direction Russian army shelled Stelmakhivka, Nevske, Dibrova, Kuzmyne and Bilohorivk...</text:span>
</text:h>
      <text:p text:style-name="P4">
Authors: liveuamap (Language: en)</text:p>
      <text:p text:style-name="P4">
Time: 2023-04-20T-15:25:00</text:p>
      <text:p text:style-name="P4">
Location: Bakhmut (Latitude:48.80698 Longtitude:38.24813)</text:p>
      <text:p text:style-name="P4">
Videos: []</text:p>
      <text:p text:style-name="P4">
Images: []</text:p>
      <text:p text:style-name="P4">
Tags: ["Russia"]</text:p>
      <text:p text:style-name="P4">
Id: 22557402</text:p>
      <!--METADATA-->
      <text:p text:style-name="P4">
At Lyman direction Russian army shelled Stelmakhivka, Nevske, Dibrova, Kuzmyneand Bilohorivka of Luhansk region and Ivanivka, Torske, Verkhnokamyanske andSpirne of Donetsk region, - General Staff of Armed Forces of Ukraine says inthe morning report</text:p>
      <text:p text:style-name="P4">
News Collection Link: <text:a xlink:type="simple" xlink:href="https://liveuamap.com/en/2023/20-april-at-lyman-direction-russian-army-shelled-stelmakhivka" text:style-name="Internet_20_link" text:visited-style-name="Visited_20_Internet_20_Link">
https://liveuamap.com/en/2023/20-april-at-lyman-direction-russian-army-shelled-stelmakhivka</text:a>
</text:p>
      <text:p text:style-name="P4">
News Source: <text:a xlink:type="simple" xlink:href="https://t.me/lumsrc/4542" text:style-name="Internet_20_link" text:visited-style-name="Visited_20_Internet_20_Link">
https://t.me/lumsrc/4542</text:a>
</text:p>
      <!--NEWS-->
      <text:h text:style-name="P10" text:outline-level="1">
<text:span text:style-name="T4">
Zelensky: No objective barriers for political decision to invite Ukraine to NATO</text:span>
</text:h>
      <text:p text:style-name="P4">
Authors: Ukrinform (Person)</text:p>
      <text:p text:style-name="P4">
Publisher: Укринформ (Organization)</text:p>
      <text:p text:style-name="P4">
Published Time: 2023-04-20T-162:31:00+03:00</text:p>
      <text:p text:style-name="P4">
Modified Time: 2023-04-20T14:31:00+03:00</text:p>
      <text:p text:style-name="P4">
Description: There is currently no objective barrier that would prevent political decisions from inviting Ukraine to NATO. - Ukrinform.</text:p>
      <text:p text:style-name="P4">
Images: ["<text:a xlink:type="simple" xlink:href="https://static.ukrinform.com/photos/2023_04/thumb_files/630_360_1681987014-597.jpg" text:style-name="Internet_20_link" text:visited-style-name="Visited_20_Internet_20_Link">
630_360_16819...</text:a>
", "<text:a xlink:type="simple" xlink:href="https://static.ukrinform.com/photos/2023_04/1681986989-825.jpg" text:style-name="Internet_20_link" text:visited-style-name="Visited_20_Internet_20_Link">
1681986989-82...</text:a>
", "<text:a xlink:type="simple" xlink:href="https://static.ukrinform.com/photos/2023_04/1681986989-518.jpg" text:style-name="Internet_20_link" text:visited-style-name="Visited_20_Internet_20_Link">
1681986989-51...</text:a>
"]</text:p>
      <text:p text:style-name="P4">
Tags: ['НАТО', 'Столтенберг', 'Зеленський']</text:p>
      <text:p text:style-name="P4">
Type: Article</text:p>
      <!--METADATA-->
      <text:p text:style-name="P4">
<draw:frame draw:style-name="fr1" draw:name="Image20" text:anchor-type="as-char" svg:width="6.9236in" svg:height="3.956343in" draw:z-index="0">
<draw:image xlink:href="../Images/yкринформ/2023-04-20T-162-31-00-03-00/630_360_1681987014-597.jpg" xlink:type="simple" xlink:show="embed" xlink:actuate="onLoad" draw:mime-type="image/jpeg"/>
</draw:frame>
There is no objective barrier that would prevent the adoption of political agencies about the invitation of Ukraine to NATO.</text:p>
      <text:p text:style-name="P4">
President of Ukraine Volodymyr Zelensky has declared this under a joint briefing by the NATO Secretary of NATO Stoltenberg in Kiev, reports Ukrinform.</text:p>
      <text:p text:style-name="P4">
The head of the Ukrainian state reported that the issue of holding a summit <text:a xlink:type="simple" xlink:href="https://www.ukrinform.ua/tag-nato" text:style-name="Internet_20_link" text:visited-style-name="Visited_20_Internet_20_Link">
</text:a>
In Vilnius, it was discussed during the day talk with the Alliance Secretary General.</text:p>
      <text:p text:style-name="P4">
“I am grateful for the invitation to visit this summit, but it is important that Ukraine also holds the appropriate invitation. There is no objective barrier that would preach political decisions on the invitation of Ukraine to the Alliance. Now, when most people in NATO countries, as well as most Ukrainians, support our country's entry into the Alliance, time for relevant decisions, ”Zelensky said,” Zelensky said, ”Zelensky said Emphasizing that it is impossible to imagine the safety of the e -Atlantic space without Ukraine.</text:p>
      <text:p text:style-name="P4">
<draw:frame draw:style-name="fr1" draw:name="Image21" text:anchor-type="as-char" svg:width="6.9236in" svg:height="4.615733in" draw:z-index="0">
<draw:image xlink:href="../Images/yкринформ/2023-04-20T-162-31-00-03-00/1681986989-825.jpg" xlink:type="simple" xlink:show="embed" xlink:actuate="onLoad" draw:mime-type="image/jpeg"/>
</draw:frame>
He noted that the Ukrainian state is expecting a real iconal steps forward to the Alliance's membership from the Vilnius summit. “We would very much like to understand that Ukraine will be in NATO. We started talking about it with Panogeneral Secretary. We need something more than the format of our relations in which we are today. We appreciate that countries have not support us with weapons, but we want to understand when Ukraine is in NATO, ”the President said.</text:p>
      <text:p text:style-name="P4">
<text:span text:style-name="T4">
 Read also: </text:span>
 <text:a xlink:type="simple" xlink:href="https://www.ukrinform.ua/rubric-polytics/3698281-stoltenberg-pribuv-iz-vizitom-do-kieva.html" text:style-name="Internet_20_link" text:visited-style-name="Visited_20_Internet_20_Link">
<text:span text:style-name="T4">
 Stoltenb </text:span>
</text:a>
At the same time, Zelensky noted that on the way to full integration into NATOUkraine requires security guarantees. He informed that this issue was also created during a conversation with Stoltenberg.</text:p>
      <text:p text:style-name="P4">
<draw:frame draw:style-name="fr1" draw:name="Image22" text:anchor-type="as-char" svg:width="6.9236in" svg:height="4.615733in" draw:z-index="0">
<draw:image xlink:href="../Images/yкринформ/2023-04-20T-162-31-00-03-00/1681986989-518.jpg" xlink:type="simple" xlink:show="embed" xlink:actuate="onLoad" draw:mime-type="image/jpeg"/>
</draw:frame>
“I emphasize that these safety guarantees do not replace and are in no way composed of Ukraine's membership in NATO. As long as the implementation of the decisions is continued, safety is needed. As history has been proven, it is necessary not only for our country, but for all in Europe, for the whole free world. It was the security uncertainty that uncertain the illusions of the aggressor. Therefore, security certainty will be a reliable protection against repeating any new aggression against the people of Ukraine or any other free people, ”the head of the Ukrainian state added.According to Ukrinform, NATO Secretary General Jens Stoltenberg is a visit to Ukraine on April 20.</text:p>
      <text:p text:style-name="P4">
The NATO Summit will take place in Vilnius July 11-12.</text:p>
      <text:p text:style-name="P4">
News Source: <text:a xlink:type="simple" xlink:href="https://www.ukrinform.ua/rubric-polytics/3698392-zelenskij-nemae-obektivnih-bareriv-dla-politicnogo-risenna-pro-zaprosenna-ukraini-v-nato.html" text:style-name="Internet_20_link" text:visited-style-name="Visited_20_Internet_20_Link">
https://www.ukrinform.ua/rubric-polytics/3698392-zelenskij-nemae-obektivnih-bareriv-dla-politicnogo-risenna-pro-zaprosenna-ukraini-v-nato.html</text:a>
</text:p>
      <!--NEWS-->
      <text:h text:style-name="P10" text:outline-level="1">
<text:span text:style-name="T4">
Zelensky thanked the Parliament of Mexico for his attention to Ukraine</text:span>
</text:h>
      <text:p text:style-name="P4">
Authors: Ukrinform (Person)</text:p>
      <text:p text:style-name="P4">
Publisher: Укринформ (Organization)</text:p>
      <text:p text:style-name="P4">
Published Time: 2023-04-20T-16:36:00+03:00</text:p>
      <text:p text:style-name="P4">
Modified Time: 2023-04-20T23:36:00+03:00</text:p>
      <text:p text:style-name="P4">
Description: President of Ukraine Volodymyr Zelensky appealed to the Parliament of Mexico and thanked for supporting Ukraine's position on international security. - Ukrinform.</text:p>
      <text:p text:style-name="P4">
Images: ["<text:a xlink:type="simple" xlink:href="https://static.ukrinform.com/photos/2023_04/thumb_files/630_360_1682023700-517.jpg" text:style-name="Internet_20_link" text:visited-style-name="Visited_20_Internet_20_Link">
630_360_16820...</text:a>
"]</text:p>
      <text:p text:style-name="P4">
Tags: ['Мексика', 'Парламент', 'Зеленський']</text:p>
      <text:p text:style-name="P4">
Type: Article</text:p>
      <!--METADATA-->
      <text:p text:style-name="P4">
<draw:frame draw:style-name="fr1" draw:name="Image23" text:anchor-type="as-char" svg:width="6.9236in" svg:height="3.956343in" draw:z-index="0">
<draw:image xlink:href="../Images/yкринформ/2023-04-20T-16-36-00-03-00/630_360_1682023700-517.jpg" xlink:type="simple" xlink:show="embed" xlink:actuate="onLoad" draw:mime-type="image/jpeg"/>
</draw:frame>
Volodymyr Zelenskyi Presidential Ukraine appealed to the Parliament of Mexico and thanked the reception of Ukraine's position on international security.</text:p>
      <text:p text:style-name="P4">
According to Ukrinform, about it in the evening <text:a xlink:type="simple" xlink:href="https://www.youtube.com/watch" text:style-name="Internet_20_link" text:visited-style-name="Visited_20_Internet_20_Link">
</text:a>
The President of Ukraine Zelensky said.</text:p>
      <text:p text:style-name="P4">
<text:span text:style-name="T5">
!(https://t.me/OP_UA/9296)“He just turned to the Parliament of Mexico, and this is the second such appeal of the pre -region of Latin America. I am grateful to Mexico for his attention to Ukraine and the support of international security, the need for the widest possible unity to protect international law. Because if the right does not work, threatening will only grow ... bandits and aggressors will become even more arrogant. I have to prevent it, ” - stressed <text:a xlink:type="simple" xlink:href="https://www.ukrinform.ua/tag-zelenskij" text:style-name="Internet_20_link" text:visited-style-name="Visited_20_Internet_20_Link">
</text:a>
</text:span>
<text:span text:style-name="T5">
 Read also: </text:span>
* <text:a xlink:type="simple" xlink:href="https://www.ukrinform.ua/rubric-polytics/3676615-u-mzs-zaklikali-meksiku-vidmovitisa-vid-nejtralnoi-pozicii-ta-pidtrimati-ukrainu.html" text:style-name="Internet_20_link" text:visited-style-name="Visited_20_Internet_20_Link">
<text:span text:style-name="T4">
 Mexico </text:span>
</text:a>
As reported by Ukrinform, February 24 <text:a xlink:type="simple" xlink:href="https://www.ukrinform.ua/rubric-polytics/3674829-kulak-partneriv-ukraini-nepovnij-ne-vistacae-afriki-i-latinskoi-ameriki-prezident.html" text:style-name="Internet_20_link" text:visited-style-name="Visited_20_Internet_20_Link">
</text:a>
At the press conference "February. Year of indomitable ”that the" fist of partners "of Ukraine is incomplete without the countries of Africa and Latin America, as well as to fix it, he is ready to hold a summit.</text:p>
      <text:p text:style-name="P4">
<text:span text:style-name="T5">
Foto: @zcout370</text:span>
</text:p>
      <text:p text:style-name="P4">
News Source: <text:a xlink:type="simple" xlink:href="https://www.ukrinform.ua/rubric-polytics/3698610-zelenskij-podakuvav-parlamentu-meksiki-za-uvagu-do-ukraini.html" text:style-name="Internet_20_link" text:visited-style-name="Visited_20_Internet_20_Link">
https://www.ukrinform.ua/rubric-polytics/3698610-zelenskij-podakuvav-parlamentu-meksiki-za-uvagu-do-ukraini.html</text:a>
</text:p>
      <!--NEWS-->
      <text:h text:style-name="P10" text:outline-level="1">
<text:span text:style-name="T4">
Bakhmut Directio Rusian Army Shelled Fedorivka, Vasukivka, Minkivka, Orikhovo-Vasylivka, ...</text:span>
</text:h>
      <text:p text:style-name="P4">
Authors: liveuamap (Language: en)</text:p>
      <text:p text:style-name="P4">
Time: 2023-04-20T-18:25:00</text:p>
      <text:p text:style-name="P4">
Location: Donetsk Oblast (Latitude:48.37005 Longtitude:37.88189)</text:p>
      <text:p text:style-name="P4">
Videos: []</text:p>
      <text:p text:style-name="P4">
Images: []</text:p>
      <text:p text:style-name="P4">
Tags: ["Russia"]</text:p>
      <text:p text:style-name="P4">
Id: 22557400</text:p>
      <!--METADATA-->
      <text:p text:style-name="P4">
At Bakhmut Direction Russian Army Shelled Fedorivka, Vasukivka, Minkivka, Orikhovo-Vasylivka, Novomarkove, Hryhorivka, Bakhmut, Ivaniv, Ivanivka, Ivanivka, Ivanivka, Ivanivka , Oleksandro -Shultyne, Bilarara, Druzhba and Zalizne of Donetsk Region, - General Staff of Armed Forcesof Ukraine Says in the Morning Report</text:p>
      <text:p text:style-name="P4">
News Collection Link:(https://liveuamap.com/en/2023/20-april-at-bakhmut-direction-russian-army-shelled-fedorivka)</text:p>
      <text:p text:style-name="P4">
News Source: <text:a xlink:type="simple" xlink:href="https://t.me/lumsrc/4543" text:style-name="Internet_20_link" text:visited-style-name="Visited_20_Internet_20_Link">
https://t.me/lumsrc/4543</text:a>
</text:p>
      <!--NEWS-->
      <text:h text:style-name="P10" text:outline-level="1">
<text:span text:style-name="T4">
A group of republicans called on Baiden to stop helping Ukraine</text:span>
</text:h>
      <text:p text:style-name="P4">
Authors: Ukrinform (Person)</text:p>
      <text:p text:style-name="P4">
Publisher: Укринформ (Organization)</text:p>
      <text:p text:style-name="P4">
Published Time: 2023-04-20T-18:30:00+03:00</text:p>
      <text:p text:style-name="P4">
Modified Time: 2023-04-20T23:30:00+03:00</text:p>
      <text:p text:style-name="P4">
Description: A group of 19 Republicans of the far -right was published on Thursday an official letter addressed to the President Biden, in which she posted pro -Russian narratives and urged the US government to end military assistance to Ukraine. - Ukrinform.</text:p>
      <text:p text:style-name="P4">
Images: ["<text:a xlink:type="simple" xlink:href="https://static.ukrinform.com/photos/2022_04/thumb_files/630_360_1649828033-438.jpg" text:style-name="Internet_20_link" text:visited-style-name="Visited_20_Internet_20_Link">
630_360_16498...</text:a>
"]</text:p>
      <text:p text:style-name="P4">
Tags: ['Байден', 'США', 'Україна', 'допомога']</text:p>
      <text:p text:style-name="P4">
Type: Article</text:p>
      <!--METADATA-->
      <text:p text:style-name="P4">
<draw:frame draw:style-name="fr1" draw:name="Image24" text:anchor-type="as-char" svg:width="6.9236in" svg:height="3.956343in" draw:z-index="0">
<draw:image xlink:href="../Images/yкринформ/2023-04-20T-18-30-00-03-00/630_360_1649828033-438.jpg" xlink:type="simple" xlink:show="embed" xlink:actuate="onLoad" draw:mime-type="image/jpeg"/>
</draw:frame>
A group of the 19th -to -right Republicans published a letter addressed to the President of Biden on Thursday, which posted the pro -Russian narratives of the US government to stop military assistance to Ukraine.</text:p>
      <text:p text:style-name="P4">
The letter was released on <text:a xlink:type="simple" xlink:href="https://www.lee.senate.gov/services/files/582D6601-A680-45A0-90E4-A92E91B4E2B3" text:style-name="Internet_20_link" text:visited-style-name="Visited_20_Internet_20_Link">
</text:a>
, Senator Mike Lee, reports Ukrinform.</text:p>
      <text:p text:style-name="P4">
"We are deeply concerned about the fact that the US assistance trajectory with military efforts <text:a xlink:type="simple" xlink:href="https://www.ukrinform.ua/tag-ukraina" text:style-name="Internet_20_link" text:visited-style-name="Visited_20_Internet_20_Link">
</text:a>
It is threatened with further escalation and there is no need for strategic clarity, ”the letter reads.</text:p>
      <text:p text:style-name="P4">
The text states that the war has been going on for the second year, and still "it is not visible", as well as, they say, there is no clear strategy for its completion.</text:p>
      <text:p text:style-name="P4">
"Proxy with Russia in Ukraine does not correspond to the strategic interests of the state and risks escalation that can get out of control," the signatories said.</text:p>
      <text:p text:style-name="P4">
Republicans accused Biden's administration of "a long conflict set" and stated that the current strategy of sanctions against Russia, as well as allocating assistance to Ukraine, would only delay it. They called assistance to "unlimited" and stated that it should be stopped, otherwise, in a word, there is a growing risk of direct conflict between the US and Russia.</text:p>
      <text:p text:style-name="P4">
"We will strongly oppose all future assistance packages if they are related to a clear diplomatic strategy aimed at rapidly reducing this war," the authors of the letter said.</text:p>
      <text:p text:style-name="P4">
They called the "provocation" of the decision to transfer to Ukraine the HIMRS system in June year and spoke negatively about the transfer of Ukraine tanks Abrams.Khus, a group of legislators called the transfer of intelligence information to Ukraine as it complicates attempts to deny the Russian arguments about the "complicity" in Ukraine in Ukraine.</text:p>
      <text:p text:style-name="P4">
<text:span text:style-name="T4">
 Read also: </text:span>
 <text:a xlink:type="simple" xlink:href="https://www.ukrinform.ua/rubric-polytics/3697067-duda-hto-zaklikae-svidse-uklasti-mirnu-ugodu-miz-ukrainou-i-rosieu-die-v-interesah-kremla.html" text:style-name="Internet_20_link" text:visited-style-name="Visited_20_Internet_20_Link">
</text:a>
"Russia's tolerance to NATO proxy can end at any time," the signatories said.</text:p>
      <text:p text:style-name="P4">
They also accused Biden's administration of helping Ukraine "at the expense of the home readiness of the US forces."<text:span text:style-name="T5">
Фото: now</text:span>
</text:p>
      <text:p text:style-name="P4">
News Source: <text:a xlink:type="simple" xlink:href="https://www.ukrinform.ua/rubric-world/3698603-grupa-respublikanciv-zaklikala-bajdena-pripiniti-dopomogu-ukraini.html" text:style-name="Internet_20_link" text:visited-style-name="Visited_20_Internet_20_Link">
https://www.ukrinform.ua/rubric-world/3698603-grupa-respublikanciv-zaklikala-bajdena-pripiniti-dopomogu-ukraini.html</text:a>
</text:p>
      <!--NEWS-->
      <text:h text:style-name="P10" text:outline-level="1">
<text:span text:style-name="T4">
Zelensky: As long as aggression continues, it is important that the Russian Federation has no access to the Olympic sites</text:span>
</text:h>
      <text:p text:style-name="P4">
Authors: Ukrinform (Person)</text:p>
      <text:p text:style-name="P4">
Publisher: Укринформ (Organization)</text:p>
      <text:p text:style-name="P4">
Published Time: 2023-04-20T-20:22:00+03:00</text:p>
      <text:p text:style-name="P4">
Modified Time: 2023-04-20T23:22:00+03:00</text:p>
      <text:p text:style-name="P4">
Description: It is important that, while the aggression is ongoing, the Russian state has no access to sports, Olympic sites. In particular, the Paris Playground - this city will host the 2024 Olympiad. - Ukrinform.</text:p>
      <text:p text:style-name="P4">
Images: ["<text:a xlink:type="simple" xlink:href="https://static.ukrinform.com/photos/2022_07/thumb_files/630_360_1658554942-587.jpg" text:style-name="Internet_20_link" text:visited-style-name="Visited_20_Internet_20_Link">
630_360_16585...</text:a>
"]</text:p>
      <text:p text:style-name="P4">
Tags: ['Олімпіада', 'Спорт', 'ЗСУ', 'росія', 'Зеленський', 'Війна з росією', '#stoprussia']</text:p>
      <text:p text:style-name="P4">
Type: Article</text:p>
      <!--METADATA-->
      <text:p text:style-name="P4">
<draw:frame draw:style-name="fr1" draw:name="Image25" text:anchor-type="as-char" svg:width="6.9236in" svg:height="3.956343in" draw:z-index="0">
<draw:image xlink:href="../Images/yкринформ/2023-04-20T-20-22-00-03-00/630_360_1658554942-587.jpg" xlink:type="simple" xlink:show="embed" xlink:actuate="onLoad" draw:mime-type="image/jpeg"/>
</draw:frame>
It is important that, while the aggression is ongoing, the Russian state does not have any access to regional, Olympic sites. In particular, to the Paris Playground - the very city will host the 2024 Olympiad.</text:p>
      <text:p text:style-name="P4">
He emphasized this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296" text:style-name="Internet_20_link" text:visited-style-name="Visited_20_Internet_20_Link">
</text:a>
</text:span>
</text:p>
      <text:p text:style-name="P4">
<text:span text:style-name="T4">
 _ I wish health, dear Ukrainians!_ </text:span>
</text:p>
      <text:p text:style-name="P4">
He just turned to the Parliament of Mexico, and this is the second such appeal of the pre -region of Latin America. I am grateful to Mexico for his attention to Ukraine and the support of international security, the need for the widest possible unity to protect international law.</text:p>
      <text:p text:style-name="P4">
Because if the right does not work, life threat will only grow ... The bandits of the Yagresar will become even more arrogant. We should not allow this.</text:p>
      <text:p text:style-name="P4">
In fact, it was in Kiev that NATO Stoltenberg's NATO Zano Turks were also devoted to Kyiv. Protection of Ukraine. Protection of the entire international order based on the rules. Protection of life.</text:p>
      <text:p text:style-name="P4">
We are preparing for the Ramstein meeting, and Mr. Stoltenberg's position is important. We are preparing for our active action at the front - they are inevitable.</text:p>
      <text:p text:style-name="P4">
We are also preparing for NATO Summit in Vilnius, which is scheduled for the summer of this year, but its content is being processed now. It is at such meetings that in contacts of different levels that we lead with partners.</text:p>
      <text:p text:style-name="P4">
Neither the majority of Ukrainians nor most Europeans, nor the majority of NATO residents will understand the Alliance's leaders, unless a well -deserved political invitation for Ukraine to the Alliance is sounded at this summit.</text:p>
      <text:p text:style-name="P4">
Ukraine has done everything in order for our application to be satisfied.</text:p>
      <text:p text:style-name="P4">
It is difficult even to say whose contribution to European and Euro -Atlantic security is greater than our soldiers ... Ukrainians and Ukrainian women who protect their lives with their lives. I thank all the partners who support us in this.</text:p>
      <text:p text:style-name="P4">
The international summit of cities and regions took place today in Kyiv. The new formatting of our country with partners.</text:p>
      <text:p text:style-name="P4">
The Congress of local and regional authorities of Ukraine, which unites the central authority of local leaders, is now gaining international level. In order to actively disappear foreign partners to rebuild in our country, to the development of economic, infrastructure in our communities.Today, Ms. Ann Idalgo met with Paris mayor. It was honor to hand over a special distinction of Ukraine for the capital of France, a distinction of the city-rescuer.</text:p>
      <text:p text:style-name="P4">
Paris has become one of the largest centers for Ukraine in Europe - in all its senses.</text:p>
      <text:p text:style-name="P4">
I would like to point out the help in protecting our energy. It was in the capital of Frank that the format conference was held, as it was called, "Energy Ramstein". Paris has accumulated significantly support for Ukraine with equipment for energy, provides social and humanitarian support.</text:p>
      <text:p text:style-name="P4">
I thank all the French, all Parisians, President of France Macron for her unchanging for Ukraine, for leadership. And especially I want to mention the absolutely principal and such a consonant Ukrainian position of Ms. Paris on the protection Olympic movement from Russian ideologization, from propaganda.</text:p>
      <text:p text:style-name="P4">
It is obvious that the terrorist state will do everything to justify itself through the sports to use the International Olympic Movement in support of its aggression.</text:p>
      <text:p text:style-name="P4">
That is why it is important that as long as aggression continues, <text:a xlink:type="simple" xlink:href="https://www.ukrinform.ua/tag-rosia" text:style-name="Internet_20_link" text:visited-style-name="Visited_20_Internet_20_Link">
</text:a>
She had no access to the sports, Olympic sites. In particular, the Paris Playground - this city will host the 2024th Olympics.</text:p>
      <text:p text:style-name="P4">
Ms. Paris's mayor has reaffirmed today that she did not see the place for the representatives of the aggressor state in Paris while aggression is ongoing. This is a clear, important signal, thank you for him.</text:p>
      <text:p text:style-name="P4">
It would be good that such signals may be heard in the International Olympic Committee, where, unfortunately, the personal benefit of individual bureaucrats is dominated by the relevant principles.</text:p>
      <text:p text:style-name="P4">
One more.</text:p>
      <text:p text:style-name="P4">
Today, the moon of Ramadan is ends for Muslims ... The bright holiday Ramazan-Bayram deserves the most common conditions. It deserves the peace that we so strive for, we deserve victory, we all go. I believe that the Lord will bless Ukraine with the will for all our territories and all our people.</text:p>
      <text:p text:style-name="P4">
I wish all our Muslim community and all the Muslims of the peaceful celebration!</text:p>
      <text:p text:style-name="P4">
Ramazan Bayramıñız Hayırlı ve mubarek olsun!</text:p>
      <text:p text:style-name="P4">
Glory to all our soldiers who are now in battle for Ukraine!</text:p>
      <text:p text:style-name="P4">
Thank you all who help!</text:p>
      <text:p text:style-name="P4">
<text:span text:style-name="T4">
<text:span text:style-name="T5">
Glory to Ukraine!</text:span>
 </text:span>
</text:p>
      <text:p text:style-name="P4">
News Source: <text:a xlink:type="simple" xlink:href="https://www.ukrinform.ua/rubric-polytics/3698605-zelenskij-poki-trivae-agresia-vazlivo-abi-rf-ne-mala-dostupu-na-olimpijski-majdanciki.html" text:style-name="Internet_20_link" text:visited-style-name="Visited_20_Internet_20_Link">
https://www.ukrinform.ua/rubric-polytics/3698605-zelenskij-poki-trivae-agresia-vazlivo-abi-rf-ne-mala-dostupu-na-olimpijski-majdanciki.html</text:a>
</text:p>
      <!--NEWS-->
      <text:h text:style-name="P10" text:outline-level="1">
<text:span text:style-name="T4">
JSC Avdiivka Directioz Rusyan Army Shelled Novokalinova, Avdiivka, Tonyne, Severene, Neta ...</text:span>
</text:h>
      <text:p text:style-name="P4">
Authors: liveuamap (Language: en)</text:p>
      <text:p text:style-name="P4">
Time: 2023-04-20T-20:25:00</text:p>
      <text:p text:style-name="P4">
Location: Donetsk Oblast (Latitude:48.06087 Longtitude:37.56998)</text:p>
      <text:p text:style-name="P4">
Videos: []</text:p>
      <text:p text:style-name="P4">
Images: []</text:p>
      <text:p text:style-name="P4">
Tags: ["Russia"]</text:p>
      <text:p text:style-name="P4">
Id: 22557399</text:p>
      <!--METADATA-->
      <text:p text:style-name="P4">
At Avdiyivka directions Russian army shelled Novokalynove, Avdiyivka, Tonenke,Syeverne, Netaylove, Pervomayske and Nevelske of Donetsk region, - GeneralStaff of Armed Forces of Ukraine says in the morning report</text:p>
      <text:p text:style-name="P4">
News Collection Link: <text:a xlink:type="simple" xlink:href="https://liveuamap.com/en/2023/20-april-at-avdiyivka-directions-russian-army-shelled-novokalynove" text:style-name="Internet_20_link" text:visited-style-name="Visited_20_Internet_20_Link">
https://liveuamap.com/en/2023/20-april-at-avdiyivka-directions-russian-army-shelled-novokalynove</text:a>
</text:p>
      <text:p text:style-name="P4">
News Source: <text:a xlink:type="simple" xlink:href="https://t.me/lumsrc/4544" text:style-name="Internet_20_link" text:visited-style-name="Visited_20_Internet_20_Link">
https://t.me/lumsrc/4544</text:a>
</text:p>
      <!--NEWS-->
      <text:h text:style-name="P10" text:outline-level="1">
<text:span text:style-name="T4">
Bundestag MPs: Weapons helps return peace to Ukraine</text:span>
</text:h>
      <text:p text:style-name="P4">
Authors: Ukrinform (Person)</text:p>
      <text:p text:style-name="P4">
Publisher: Укринформ (Organization)</text:p>
      <text:p text:style-name="P4">
Published Time: 2023-04-20T-22:20:00+03:00</text:p>
      <text:p text:style-name="P4">
Modified Time: 2023-04-20T23:20:00+03:00</text:p>
      <text:p text:style-name="P4">
Description: German weapons are not needed to delay the war, but to complete it. - Ukrinform.</text:p>
      <text:p text:style-name="P4">
Images: ["<text:a xlink:type="simple" xlink:href="https://static.ukrinform.com/photos/2021_07/thumb_files/630_360_1627644191-104.jpg" text:style-name="Internet_20_link" text:visited-style-name="Visited_20_Internet_20_Link">
630_360_16276...</text:a>
"]</text:p>
      <text:p text:style-name="P4">
Tags: ['Бундестаг', 'Україна', 'Зброя', 'Війна з росією']</text:p>
      <text:p text:style-name="P4">
Type: Article</text:p>
      <!--METADATA-->
      <text:p text:style-name="P4">
<draw:frame draw:style-name="fr1" draw:name="Image26" text:anchor-type="as-char" svg:width="6.9236in" svg:height="3.956343in" draw:z-index="0">
<draw:image xlink:href="../Images/yкринформ/2023-04-20T-22-20-00-03-00/630_360_1627644191-104.jpg" xlink:type="simple" xlink:show="embed" xlink:actuate="onLoad" draw:mime-type="image/jpeg"/>
</draw:frame>
Germany's Baby is not needed to delay the war, but to get it.</text:p>
      <text:p text:style-name="P4">
This opinion is held as they proved the debate in the German Parliament on Thursday evening, 4 with 6 parties of the German Bundestag in addition to the right -wing and left, the Ukrinform correspondent reports.</text:p>
      <text:p text:style-name="P4">
“These <text:a xlink:type="simple" xlink:href="https://www.ukrinform.ua/tag-zbroa" text:style-name="Internet_20_link" text:visited-style-name="Visited_20_Internet_20_Link">
</text:a>
Not aimed at continuing, on the contrary, the purpose is to help Ukraine defend against further attacks and to cause war, to establish peace in the region, ”the Social Democrat Hannneswalter said. He noted that for over a year of the war, Ukrainians proved that they could protect their state, and partners, including Germany, from the very beginning they said that Ukraine could rely on them, that they would provide support until it would be necessary. Such support includes the supply of defense -weapons for the Armed Forces, stated the politician.</text:p>
      <text:p text:style-name="P4">
Representative of the greatest opposition force, CDU/CSU, Thomas Revekamp agreed. "We are not supplying weapons that kills people, but a weapon that saves people of red -Russian murdered attacks," he said.</text:p>
      <text:p text:style-name="P4">
His one -party party Bernhardt Loos noted that "reality shows: peace of safe, without effective restraint, without effective defense in the event of an attack by a clear utopia." The Russian war, cruel and inhuman, has to stop, therefore, there is a weapon so that Ukrainians can protect themselves from the aggressor, the deputy said.</text:p>
      <text:p text:style-name="P4">
Jamila Shefer reminded that her party, the Green, has always been a party of peace, "but unfortunately, not every aggressor and not always can be curved by placifist methods. That is why Ukraine deserve our support, ”said the Parliamentary.</text:p>
      <text:p text:style-name="P4">
Another representative of the same party Mike Ausendorf emphasized that Putin could at least stop the war, and "the termination of supplies of weapons of the Armed Forces would mean that Ukrainian would be able to protect itself, resulting in not peace, but occupation by a free state that has nothing to do From peace. "</text:p>
      <text:p text:style-name="P4">
<text:span text:style-name="T4">
 Read also: </text:span>
 <text:a xlink:type="simple" xlink:href="https://www.ukrinform.ua/rubric-polytics/3692695-rosijska-vijna-e-bitvou-sistem-viceprezidentka-bundestagu.html" text:style-name="Internet_20_link" text:visited-style-name="Visited_20_Internet_20_Link">
<text:span text:style-name="T4">
 Bundestag </text:span>
</text:a>
The issue of supply of weapons was discussed on the initiative of the right -wing "alternative for Germany", which is strongly against the assistance of weapons of Ukraine, since it, according to them, "will not only delay the war with all its negative consequences for civilian population, but also because Germany can be statistoral of war" . The left, who "do not want to kill Germans," oppose this. "</text:p>
      <text:p text:style-name="P4">
News Source: <text:a xlink:type="simple" xlink:href="https://www.ukrinform.ua/rubric-ato/3698604-deputati-bundestagu-zbroa-dopomagae-povernuti-mir-ukraini.html" text:style-name="Internet_20_link" text:visited-style-name="Visited_20_Internet_20_Link">
https://www.ukrinform.ua/rubric-ato/3698604-deputati-bundestagu-zbroa-dopomagae-povernuti-mir-ukraini.html</text:a>
</text:p>
      <!--NEWS-->
      <text:h text:style-name="P10" text:outline-level="1">
<text:span text:style-name="T4">
JSC Marinka Direcion Rusian Army Shelled Krasnogorivka, St. George, Marinka And And Novommykh ...</text:span>
</text:h>
      <text:p text:style-name="P4">
Authors: liveuamap (Language: en)</text:p>
      <text:p text:style-name="P4">
Time: 2023-04-20T-22:25:00</text:p>
      <text:p text:style-name="P4">
Location: Donetsk (Latitude:47.85539 Longtitude:37.48535)</text:p>
      <text:p text:style-name="P4">
Videos: []</text:p>
      <text:p text:style-name="P4">
Images: []</text:p>
      <text:p text:style-name="P4">
Tags: ["Russia"]</text:p>
      <text:p text:style-name="P4">
Id: 22557398</text:p>
      <!--METADATA-->
      <text:p text:style-name="P4">
At Maryinka direction Russian army shelled Krasnohorivka, Heorhiyivka,Maryinka and Novomykhaylivka of Donetsk region, - General Staff of ArmedForces of Ukraine says in the morning report</text:p>
      <text:p text:style-name="P4">
News Collection Link: <text:a xlink:type="simple" xlink:href="https://liveuamap.com/en/2023/20-april-at-maryinka-direction-russian-army-shelled-krasnohorivka" text:style-name="Internet_20_link" text:visited-style-name="Visited_20_Internet_20_Link">
https://liveuamap.com/en/2023/20-april-at-maryinka-direction-russian-army-shelled-krasnohorivka</text:a>
</text:p>
      <text:p text:style-name="P4">
News Source: <text:a xlink:type="simple" xlink:href="https://t.me/lumsrc/4545" text:style-name="Internet_20_link" text:visited-style-name="Visited_20_Internet_20_Link">
https://t.me/lumsrc/4545</text:a>
</text:p>
      <!--NEWS-->
      <text:h text:style-name="P10" text:outline-level="1">
<text:span text:style-name="T4">
Biden and Macron discussed Russian aggression in Europe and support of Ukraine</text:span>
</text:h>
      <text:p text:style-name="P4">
Authors: Ukrinform (Person)</text:p>
      <text:p text:style-name="P4">
Publisher: Укринформ (Organization)</text:p>
      <text:p text:style-name="P4">
Published Time: 2023-04-20T-24:04:00+03:00</text:p>
      <text:p text:style-name="P4">
Modified Time: 2023-04-20T23:04:00+03:00</text:p>
      <text:p text:style-name="P4">
Description: Presidents of the United States and France have conducted a telephone conversation during which other topics raised the issues of Russian aggression in Europe and support Ukraine. - Ukrinform.</text:p>
      <text:p text:style-name="P4">
Images: ["<text:a xlink:type="simple" xlink:href="https://static.ukrinform.com/photos/2022_04/thumb_files/630_360_1650854560-379.jpg" text:style-name="Internet_20_link" text:visited-style-name="Visited_20_Internet_20_Link">
630_360_16508...</text:a>
"]</text:p>
      <text:p text:style-name="P4">
Tags: ['Байден', 'Макрон', 'Україна', 'Війна з росією']</text:p>
      <text:p text:style-name="P4">
Type: Article</text:p>
      <!--METADATA-->
      <text:p text:style-name="P4">
<draw:frame draw:style-name="fr1" draw:name="Image27" text:anchor-type="as-char" svg:width="6.9236in" svg:height="3.956343in" draw:z-index="0">
<draw:image xlink:href="../Images/yкринформ/2023-04-20T-24-04-00-03-00/630_360_1650854560-379.jpg" xlink:type="simple" xlink:show="embed" xlink:actuate="onLoad" draw:mime-type="image/jpeg"/>
</draw:frame>
Presidents of the United States and France have spent a telephone conversation during which the other issues of Russian aggression in Europe and the support of Ukraine were raised.</text:p>
      <text:p text:style-name="P4">
This is stated in <text:a xlink:type="simple" xlink:href="https://www.whitehouse.gov/briefing-room/statements-releases/2023/04/20/readout-of-president-joe-bidens-call-with-president-emmanuel-macron-of-france-3/" text:style-name="Internet_20_link" text:visited-style-name="Visited_20_Internet_20_Link">
</text:a>
Released on Thursday, reports Ukrinform.</text:p>
      <text:p text:style-name="P4">
“The presidents have confirmed their adamant support for Ukraine against the background of cruel <text:a xlink:type="simple" xlink:href="https://www.ukrinform.ua/tag-russian-aggression" text:style-name="Internet_20_link" text:visited-style-name="Visited_20_Internet_20_Link">
</text:a>
", - said the administrations Joe Baiden.</text:p>
      <text:p text:style-name="P4">
The leaders also discussed the visit of Macron President to the PRC and efforts to overcome prosperity, security, common values, and an international order in the Indo-Pacific.</text:p>
      <text:p text:style-name="P4">
In addition, Biden and Macron confirmed the importance of maintaining peace of stability in the Taiwanese Strait.</text:p>
      <text:p text:style-name="P4">
<text:span text:style-name="T4">
 Read also: </text:span>
 <text:a xlink:type="simple" xlink:href="https://www.ukrinform.ua/rubric-world/3698587-bajden-obgovorit-iz-prezidentom-pivdennoi-korei-dopomogu-ukraini-bilij-dim.html" text:style-name="Internet_20_link" text:visited-style-name="Visited_20_Internet_20_Link">
<text:span text:style-name="T4">
 Biden </text:span>
</text:a>
As reported <text:a xlink:type="simple" xlink:href="https://www.ukrinform.ua/rubric-world/3698559-bajden-obgovoriv-iz-fon-der-laen-ii-vizit-do-kitau-ta-pidtrimku-ukraini.html" text:style-name="Internet_20_link" text:visited-style-name="Visited_20_Internet_20_Link">
</text:a>
, US President Joe Biden also talking to the head of the European Commission Ursula von Der Lyen, who, together with President Macron earlier than this month, made a visit to China. During Beijing, European leaders outlined a position on the ways of stopping the aggressive war of the Russian Federation against Ukraine's respect for the UN Charter and the full withdrawal of Russian troops from the Ukrainian territory within its internationally recognized borders.</text:p>
      <text:p text:style-name="P4">
News Source: <text:a xlink:type="simple" xlink:href="https://www.ukrinform.ua/rubric-world/3698600-bajden-i-makron-obgovorili-agresiu-rf-u-evropi-ta-pidtrimku-ukraini.html" text:style-name="Internet_20_link" text:visited-style-name="Visited_20_Internet_20_Link">
https://www.ukrinform.ua/rubric-world/3698600-bajden-i-makron-obgovorili-agresiu-rf-u-evropi-ta-pidtrimku-ukraini.html</text:a>
</text:p>
      <!--NEWS-->
      <text:h text:style-name="P10" text:outline-level="1">
<text:span text:style-name="T4">
JSC Shakarske Directio Rusian of the Army Shelled Novoukrainka, the fertilizer of the Andes Great Novosilka ...</text:span>
</text:h>
      <text:p text:style-name="P4">
Authors: liveuamap (Language: en)</text:p>
      <text:p text:style-name="P4">
Time: 2023-04-20T-24:25:00</text:p>
      <text:p text:style-name="P4">
Location: Velyka Novosilka (Latitude:47.84185 Longtitude:36.83527)</text:p>
      <text:p text:style-name="P4">
Videos: []</text:p>
      <text:p text:style-name="P4">
Images: []</text:p>
      <text:p text:style-name="P4">
Tags: ["Russia"]</text:p>
      <text:p text:style-name="P4">
Id: 22557397</text:p>
      <!--METADATA-->
      <text:p text:style-name="P4">
At Shaktarske direction Russian army shelled Novoukrayinka, Prechystivka andVelyka Novosilka of Donetsk region, - General Staff of Armed Forces of Ukrainesays in the morning report</text:p>
      <text:p text:style-name="P4">
News Collection Link: <text:a xlink:type="simple" xlink:href="https://liveuamap.com/en/2023/20-april-at-shaktarske-direction-russian-army-shelled-novoukrayinka" text:style-name="Internet_20_link" text:visited-style-name="Visited_20_Internet_20_Link">
https://liveuamap.com/en/2023/20-april-at-shaktarske-direction-russian-army-shelled-novoukrayinka</text:a>
</text:p>
      <text:p text:style-name="P4">
News Source: <text:a xlink:type="simple" xlink:href="https://t.me/lumsrc/4546" text:style-name="Internet_20_link" text:visited-style-name="Visited_20_Internet_20_Link">
https://t.me/lumsrc/4546</text:a>
</text:p>
      <!--NEWS-->
      <text:h text:style-name="P10" text:outline-level="1">
<text:span text:style-name="T4">
At Zaporizhzhia and Kherson directions Russian army shelled Olhivske, Malynivka, Orikhiv, Nov...</text:span>
</text:h>
      <text:p text:style-name="P4">
Authors: liveuamap (Language: en)</text:p>
      <text:p text:style-name="P4">
Time: 2023-04-20T-26:25:00</text:p>
      <text:p text:style-name="P4">
Location: Kherson, Khersons'ka oblast (Latitude:46.61148 Longtitude:32.58373)</text:p>
      <text:p text:style-name="P4">
Videos: []</text:p>
      <text:p text:style-name="P4">
Images: []</text:p>
      <text:p text:style-name="P4">
Tags: ["Russia"]</text:p>
      <text:p text:style-name="P4">
Id: 22557396</text:p>
      <!--METADATA-->
      <text:p text:style-name="P4">
At Zaporizhzhia and Kherson directions Russian army shelled Olhivske,Malynivka, Orikhiv, Novodanylivka and Novoandriyivka of Zaporizhzhia region;Dudchany, Kachkarivka, Zmiyivka, Ivanivka, Inzhenerne and Dniprovske ofKherson region and Kherson city, - General Staff of Armed Forces of Ukrainesays in the morning report</text:p>
      <text:p text:style-name="P4">
News Collection Link: <text:a xlink:type="simple" xlink:href="https://liveuamap.com/en/2023/20-april-at-zaporizhzhia-and-kherson-directions-russian-army" text:style-name="Internet_20_link" text:visited-style-name="Visited_20_Internet_20_Link">
https://liveuamap.com/en/2023/20-april-at-zaporizhzhia-and-kherson-directions-russian-army</text:a>
</text:p>
      <text:p text:style-name="P4">
News Source: <text:a xlink:type="simple" xlink:href="https://t.me/lumsrc/4547" text:style-name="Internet_20_link" text:visited-style-name="Visited_20_Internet_20_Link">
https://t.me/lumsrc/4547</text:a>
</text:p>
      <!--NEWS-->
      <text:h text:style-name="P10" text:outline-level="1">
<text:span text:style-name="T4">
Switzerland Foreign Ministry caused an ambassador of the Russian Federation because of the threats of a Swiss journalist</text:span>
</text:h>
      <text:p text:style-name="P4">
Authors: Ukrinform (Person)</text:p>
      <text:p text:style-name="P4">
Publisher: Укринформ (Organization)</text:p>
      <text:p text:style-name="P4">
Published Time: 2023-04-20T-27:37:00+03:00</text:p>
      <text:p text:style-name="P4">
Modified Time: 2023-04-20T22:37:00+03:00</text:p>
      <text:p text:style-name="P4">
Description: The Federal Department of Foreign Affairs of Switzerland called an ambassador to Berne Sergiy Harmonin in connection with the threats of the Russian Embassy against the journalist of the Swiss edition of NZZ through his article on the Russian war against Ukraine. - Ukrinform.</text:p>
      <text:p text:style-name="P4">
Images: ["<text:a xlink:type="simple" xlink:href="https://static.ukrinform.com/photos/2023_04/thumb_files/630_360_1682017939-336.jpg" text:style-name="Internet_20_link" text:visited-style-name="Visited_20_Internet_20_Link">
630_360_16820...</text:a>
"]</text:p>
      <text:p text:style-name="P4">
Tags: ['Посол', 'Скандал', 'Швейцарія', 'ЗМІ', 'Журналіст', 'росія', 'Свобода преси']</text:p>
      <text:p text:style-name="P4">
Type: Article</text:p>
      <!--METADATA-->
      <text:p text:style-name="P4">
<draw:frame draw:style-name="fr1" draw:name="Image28" text:anchor-type="as-char" svg:width="6.9236in" svg:height="3.956343in" draw:z-index="0">
<draw:image xlink:href="../Images/yкринформ/2023-04-20T-27-37-00-03-00/630_360_1682017939-336.jpg" xlink:type="simple" xlink:show="embed" xlink:actuate="onLoad" draw:mime-type="image/jpeg"/>
</draw:frame>
The Federal Department of Foreign Affairs of Switzerland has summoned the ambassador to Russia by Sergiy Harmonin in connection with the threats of the Russian Embassy to the address journalist of the Swiss edition of NZZ through his article on the Russian war of Ukraine.</text:p>
      <text:p text:style-name="P4">
About it reports Ukrinform with reference to <text:a xlink:type="simple" xlink:href="https://www.swissinfo.ch/eng/swiss-foreign-ministry-denounces-russian-embassy-statements/48448278" text:style-name="Internet_20_link" text:visited-style-name="Visited_20_Internet_20_Link">
</text:a>
.</text:p>
      <text:p text:style-name="P4">
"The Ministry of Foreign Affairs summoned Russia's ambassador to Berne on Thursday to express a complaint about" unacceptable "threats to the Swiss journalist," the message reads.</text:p>
      <text:p text:style-name="P4">
The Russian ambassador was said that "similar intimidation" is inadmissible to Ushwerland, where the Constitution guarantees the freedom of information and the press.</text:p>
      <text:p text:style-name="P4">
Thus the Foreign Ministry <text:a xlink:type="simple" xlink:href="https://www.ukrinform.ua/tag-svejcaria" text:style-name="Internet_20_link" text:visited-style-name="Visited_20_Internet_20_Link">
</text:a>
reacted to the statement on the journalist of Neue Zürcherzeitung on the website of the Russian Embassy of the Russian Federation(NZZ)Ivo Mainsen, who covered the Russian war against Ukraine. The Russian Embassy accused the journalist of "justifying terrorism" and "ignition of ethnic hatred" in his article on the situation of the Ukrainian Melitopol -occupied Ukrainian Melitopol. The diploma of the Russian Federation, in particular, pointed to the Swiss journalist at the "norms of criminal liability, which could be bzasted about his statements in Russia" - punishment in the form of a fine or imprisonment for up to 7 years.</text:p>
      <text:p text:style-name="P4">
<text:span text:style-name="T4">
 Read also: </text:span>
 <text:a xlink:type="simple" xlink:href="https://www.ukrinform.ua/rubric-world/3697481-svejcaria-dopomagatime-ukraini-ale-poki-ne-vijskovo-prezident.html" text:style-name="Internet_20_link" text:visited-style-name="Visited_20_Internet_20_Link">
<text:span text:style-name="T4">
 Switzerland </text:span>
</text:a>
As reported by Ukrinform, earlier <text:a xlink:type="simple" xlink:href="https://www.ukrinform.ua/rubric-ato/3698361-svejcaria-zaprovadila-sankcii-proti-pvk-vagnera.html" text:style-name="Internet_20_link" text:visited-style-name="Visited_20_Internet_20_Link">
</text:a>
The Anti -Russian Armed Formation "Wagner" and propaganda resource "RIA" fan ".</text:p>
      <text:p text:style-name="P4">
<text:span text:style-name="T5">
Foto: © Keystone/Anthony Anex</text:span>
</text:p>
      <text:p text:style-name="P4">
News Source: <text:a xlink:type="simple" xlink:href="https://www.ukrinform.ua/rubric-world/3698594-mzs-svejcarii-viklikalo-posla-rf-cerez-pogrozi-svejcarskomu-zurnalistovi.html" text:style-name="Internet_20_link" text:visited-style-name="Visited_20_Internet_20_Link">
https://www.ukrinform.ua/rubric-world/3698594-mzs-svejcarii-viklikalo-posla-rf-cerez-pogrozi-svejcarskomu-zurnalistovi.html</text:a>
</text:p>
      <!--NEWS-->
      <text:h text:style-name="P10" text:outline-level="1">
<text:span text:style-name="T4">
An exhibition on the history of glass products in Ukraine was opened in the capital</text:span>
</text:h>
      <text:p text:style-name="P4">
Authors: Ukrinform (Person)</text:p>
      <text:p text:style-name="P4">
Publisher: Укринформ (Organization)</text:p>
      <text:p text:style-name="P4">
Published Time: 2023-04-20T-29:35:00+03:00</text:p>
      <text:p text:style-name="P4">
Modified Time: 2023-04-20T22:35:00+03:00</text:p>
      <text:p text:style-name="P4">
Description: У Музеї історії міста Києва презентували зразки скляної тари 19-20 століття, які застосовували у фармацевтичній галузі, парфумерній справі, під час розливу рідин різного призначення. — Укрінформ.</text:p>
      <text:p text:style-name="P4">
Images: ["<text:a xlink:type="simple" xlink:href="https://static.ukrinform.com/photos/2023_04/thumb_files/630_360_1682015416-5531.jpeg" text:style-name="Internet_20_link" text:visited-style-name="Visited_20_Internet_20_Link">
630_360_16820...</text:a>
", "<text:a xlink:type="simple" xlink:href="https://static.ukrinform.com/photos/2023_04/thumb_files/630_360_1682015415-2134.jpeg" text:style-name="Internet_20_link" text:visited-style-name="Visited_20_Internet_20_Link">
630_360_16820...</text:a>
", "<text:a xlink:type="simple" xlink:href="https://static.ukrinform.com/photos/2023_04/thumb_files/630_360_1682015415-7609.jpeg" text:style-name="Internet_20_link" text:visited-style-name="Visited_20_Internet_20_Link">
630_360_16820...</text:a>
", "<text:a xlink:type="simple" xlink:href="https://static.ukrinform.com/photos/2023_04/thumb_files/630_360_1682015415-4184.jpeg" text:style-name="Internet_20_link" text:visited-style-name="Visited_20_Internet_20_Link">
630_360_16820...</text:a>
", "<text:a xlink:type="simple" xlink:href="https://static.ukrinform.com/photos/2023_04/thumb_files/630_360_1682015415-9863.jpeg" text:style-name="Internet_20_link" text:visited-style-name="Visited_20_Internet_20_Link">
630_360_16820...</text:a>
", "<text:a xlink:type="simple" xlink:href="https://static.ukrinform.com/photos/2023_04/thumb_files/630_360_1682015415-6818.jpeg" text:style-name="Internet_20_link" text:visited-style-name="Visited_20_Internet_20_Link">
630_360_16820...</text:a>
", "<text:a xlink:type="simple" xlink:href="https://static.ukrinform.com/photos/2023_04/thumb_files/630_360_1682015415-5301.jpeg" text:style-name="Internet_20_link" text:visited-style-name="Visited_20_Internet_20_Link">
630_360_16820...</text:a>
", "<text:a xlink:type="simple" xlink:href="https://static.ukrinform.com/photos/2023_04/thumb_files/630_360_1682015416-3042.jpeg" text:style-name="Internet_20_link" text:visited-style-name="Visited_20_Internet_20_Link">
630_360_16820...</text:a>
", "<text:a xlink:type="simple" xlink:href="https://static.ukrinform.com/photos/2023_04/thumb_files/630_360_1682015416-8929.jpeg" text:style-name="Internet_20_link" text:visited-style-name="Visited_20_Internet_20_Link">
630_360_16820...</text:a>
", "<text:a xlink:type="simple" xlink:href="https://static.ukrinform.com/photos/2023_04/thumb_files/630_360_1682015416-9429.jpeg" text:style-name="Internet_20_link" text:visited-style-name="Visited_20_Internet_20_Link">
630_360_16820...</text:a>
", "<text:a xlink:type="simple" xlink:href="https://static.ukrinform.com/photos/2023_04/thumb_files/630_360_1682015416-7782.jpeg" text:style-name="Internet_20_link" text:visited-style-name="Visited_20_Internet_20_Link">
630_360_16820...</text:a>
"]</text:p>
      <text:p text:style-name="P4">
Tags: ['Музей', 'Виставка', 'Київ', 'Скло']</text:p>
      <text:p text:style-name="P4">
Type: Article</text:p>
      <!--METADATA-->
      <text:p text:style-name="P4">
<draw:frame draw:style-name="fr1" draw:name="Image29" text:anchor-type="as-char" svg:width="6.9236in" svg:height="3.956343in" draw:z-index="0">
<draw:image xlink:href="../Images/yкринформ/2023-04-20T-29-35-00-03-00/630_360_1682015416-5531.jpeg" xlink:type="simple" xlink:show="embed" xlink:actuate="onLoad" draw:mime-type="image/jpeg"/>
</draw:frame>
The museum of the city of Kiev presented samples of glass containers of the 19th and 20th centuries, which was evaluated in the pharmaceutical industry, perfume, during the pouring of various purposes.</text:p>
      <text:p text:style-name="P4">
This was reported by Ukrinform correspondent.</text:p>
      <text:p text:style-name="P4">
“Inspiration to create <text:a xlink:type="simple" xlink:href="https://www.ukrinform.ua/tag-vistavka" text:style-name="Internet_20_link" text:visited-style-name="Visited_20_Internet_20_Link">
</text:a>
Stala-collection of glassware of the 18-20 centuries, which was transferred to the museum's funds by the famous archaeologist Sergey Taranenko. It has more than 800 units, today we have introduced the best copies, ”said the curator of the exhibition, a leading researcher of the museum Alina Sushko.</text:p>
      <text:p text:style-name="P4">
<draw:frame draw:style-name="fr1" draw:name="Image30" text:anchor-type="as-char" svg:width="6.9236in" svg:height="3.956343in" draw:z-index="0">
<draw:image xlink:href="../Images/yкринформ/2023-04-20T-29-35-00-03-00/630_360_1682015415-2134.jpeg" xlink:type="simple" xlink:show="embed" xlink:actuate="onLoad" draw:mime-type="image/jpeg"/>
</draw:frame>
In Kiev, an exhibition on the history of glass products in Ukraine / Photo: Gennadyminko. Ukrinform <text:a xlink:type="simple" xlink:href="https://static.ukrinform.com/photos/2023_04/1682015415-2134.jpeg" text:style-name="Internet_20_link" text:visited-style-name="Visited_20_Internet_20_Link">
<draw:frame draw:style-name="fr1" draw:name="Image31" text:anchor-type="as-char" svg:width="6.9236in" svg:height="3.956343in" draw:z-index="0">
<draw:image xlink:href="../Images/yкринформ/2023-04-20T-29-35-00-03-00/630_360_1682015415-2134.jpeg" xlink:type="simple" xlink:show="embed" xlink:actuate="onLoad" draw:mime-type="image/jpeg"/>
</draw:frame>
</text:a>
 <text:a xlink:type="simple" xlink:href="https://static.ukrinform.com/photos/2023_04/1682015415-7609.jpeg" text:style-name="Internet_20_link" text:visited-style-name="Visited_20_Internet_20_Link">
<draw:frame draw:style-name="fr1" draw:name="Image32" text:anchor-type="as-char" svg:width="6.9236in" svg:height="3.956343in" draw:z-index="0">
<draw:image xlink:href="../Images/yкринформ/2023-04-20T-29-35-00-03-00/630_360_1682015415-7609.jpeg" xlink:type="simple" xlink:show="embed" xlink:actuate="onLoad" draw:mime-type="image/jpeg"/>
</draw:frame>
</text:a>
 <text:a xlink:type="simple" xlink:href="https://static.ukrinform.com/photos/2023_04/1682015415-4184.jpeg" text:style-name="Internet_20_link" text:visited-style-name="Visited_20_Internet_20_Link">
<draw:frame draw:style-name="fr1" draw:name="Image33" text:anchor-type="as-char" svg:width="6.9236in" svg:height="3.956343in" draw:z-index="0">
<draw:image xlink:href="../Images/yкринформ/2023-04-20T-29-35-00-03-00/630_360_1682015415-4184.jpeg" xlink:type="simple" xlink:show="embed" xlink:actuate="onLoad" draw:mime-type="image/jpeg"/>
</draw:frame>
</text:a>
 <text:a xlink:type="simple" xlink:href="https://static.ukrinform.com/photos/2023_04/1682015415-9863.jpeg" text:style-name="Internet_20_link" text:visited-style-name="Visited_20_Internet_20_Link">
<draw:frame draw:style-name="fr1" draw:name="Image34" text:anchor-type="as-char" svg:width="6.9236in" svg:height="3.956343in" draw:z-index="0">
<draw:image xlink:href="../Images/yкринформ/2023-04-20T-29-35-00-03-00/630_360_1682015415-9863.jpeg" xlink:type="simple" xlink:show="embed" xlink:actuate="onLoad" draw:mime-type="image/jpeg"/>
</draw:frame>
</text:a>
 <text:a xlink:type="simple" xlink:href="https://static.ukrinform.com/photos/2023_04/1682015415-6818.jpeg" text:style-name="Internet_20_link" text:visited-style-name="Visited_20_Internet_20_Link">
<draw:frame draw:style-name="fr1" draw:name="Image35" text:anchor-type="as-char" svg:width="6.9236in" svg:height="3.956343in" draw:z-index="0">
<draw:image xlink:href="../Images/yкринформ/2023-04-20T-29-35-00-03-00/630_360_1682015415-6818.jpeg" xlink:type="simple" xlink:show="embed" xlink:actuate="onLoad" draw:mime-type="image/jpeg"/>
</draw:frame>
</text:a>
 <text:a xlink:type="simple" xlink:href="https://static.ukrinform.com/photos/2023_04/1682015415-5301.jpeg" text:style-name="Internet_20_link" text:visited-style-name="Visited_20_Internet_20_Link">
<draw:frame draw:style-name="fr1" draw:name="Image36" text:anchor-type="as-char" svg:width="6.9236in" svg:height="3.956343in" draw:z-index="0">
<draw:image xlink:href="../Images/yкринформ/2023-04-20T-29-35-00-03-00/630_360_1682015415-5301.jpeg" xlink:type="simple" xlink:show="embed" xlink:actuate="onLoad" draw:mime-type="image/jpeg"/>
</draw:frame>
</text:a>
 <text:a xlink:type="simple" xlink:href="https://static.ukrinform.com/photos/2023_04/1682015416-3042.jpeg" text:style-name="Internet_20_link" text:visited-style-name="Visited_20_Internet_20_Link">
<draw:frame draw:style-name="fr1" draw:name="Image37" text:anchor-type="as-char" svg:width="6.9236in" svg:height="3.956343in" draw:z-index="0">
<draw:image xlink:href="../Images/yкринформ/2023-04-20T-29-35-00-03-00/630_360_1682015416-3042.jpeg" xlink:type="simple" xlink:show="embed" xlink:actuate="onLoad" draw:mime-type="image/jpeg"/>
</draw:frame>
</text:a>
 <text:a xlink:type="simple" xlink:href="https://static.ukrinform.com/photos/2023_04/1682015416-8929.jpeg" text:style-name="Internet_20_link" text:visited-style-name="Visited_20_Internet_20_Link">
<draw:frame draw:style-name="fr1" draw:name="Image38" text:anchor-type="as-char" svg:width="6.9236in" svg:height="3.956343in" draw:z-index="0">
<draw:image xlink:href="../Images/yкринформ/2023-04-20T-29-35-00-03-00/630_360_1682015416-8929.jpeg" xlink:type="simple" xlink:show="embed" xlink:actuate="onLoad" draw:mime-type="image/jpeg"/>
</draw:frame>
</text:a>
 <text:a xlink:type="simple" xlink:href="https://static.ukrinform.com/photos/2023_04/1682015416-9429.jpeg" text:style-name="Internet_20_link" text:visited-style-name="Visited_20_Internet_20_Link">
<draw:frame draw:style-name="fr1" draw:name="Image39" text:anchor-type="as-char" svg:width="6.9236in" svg:height="3.956343in" draw:z-index="0">
<draw:image xlink:href="../Images/yкринформ/2023-04-20T-29-35-00-03-00/630_360_1682015416-9429.jpeg" xlink:type="simple" xlink:show="embed" xlink:actuate="onLoad" draw:mime-type="image/jpeg"/>
</draw:frame>
</text:a>
 <text:a xlink:type="simple" xlink:href="https://static.ukrinform.com/photos/2023_04/1682015416-7782.jpeg" text:style-name="Internet_20_link" text:visited-style-name="Visited_20_Internet_20_Link">
<draw:frame draw:style-name="fr1" draw:name="Image40" text:anchor-type="as-char" svg:width="6.9236in" svg:height="3.956343in" draw:z-index="0">
<draw:image xlink:href="../Images/yкринформ/2023-04-20T-29-35-00-03-00/630_360_1682015416-7782.jpeg" xlink:type="simple" xlink:show="embed" xlink:actuate="onLoad" draw:mime-type="image/jpeg"/>
</draw:frame>
</text:a>
 <text:a xlink:type="simple" xlink:href="https://static.ukrinform.com/photos/2023_04/1682015416-5531.jpeg" text:style-name="Internet_20_link" text:visited-style-name="Visited_20_Internet_20_Link">
<draw:frame draw:style-name="fr1" draw:name="Image41" text:anchor-type="as-char" svg:width="6.9236in" svg:height="3.956343in" draw:z-index="0">
<draw:image xlink:href="../Images/yкринформ/2023-04-20T-29-35-00-03-00/630_360_1682015416-5531.jpeg" xlink:type="simple" xlink:show="embed" xlink:actuate="onLoad" draw:mime-type="image/jpeg"/>
</draw:frame>
</text:a>
</text:p>
      <text:p text:style-name="P4">
Thus, the topic of leisure has reconstructed the filling of ham of the nineteenth century, as well as inkmusvii century - the main places for news exchange and contracting. At the same time "health" is embedded in pharmacy containers and bottles for the preparation of medicines. The formation of this location was joined by the Darnitsa pharmaceutical company.</text:p>
      <text:p text:style-name="P4">
“Since 1715, the first pharmacies appeared in Kiev, and for the pharmacy was used mainly glass, which is reflected in the variety of bottles of iflacons. At that time, the pharmacy could buy not only medicines, but also perfumes, mineral water and even alcohol, which was prescribed for well-being, ”Sushko said.</text:p>
      <text:p text:style-name="P4">
At the same time, the theme of beauty in the exposition reveals a number of containers for perfumes, in particular, the French firms of the nineteenth century. Brocar and Halle. Visitors can also see vials, as well as feel the aromas of perfumes, created in the 60-70s of the XX century. under the Soviet Union and at the beginning of independence. The exhibition was provided by Ukrainian perfumer Bogdan Zubchenko.</text:p>
      <text:p text:style-name="P4">
"Glass and perfumes are the perfect couple, because the vial is a home for the aroma. In addition, the idea was to show what our parents, grandparents used the aromas. There is a aroma of "moon stone", which was released by the Nikolaev factory "Red Sails", - he said.</text:p>
      <text:p text:style-name="P4">
<text:span text:style-name="T4">
 Read also: </text:span>
 <text:a xlink:type="simple" xlink:href="https://www.ukrinform.ua/rubric-kyiv/3698143-u-kievi-vidkrili-vistavku-hram-ukrainska-samoidentifikacia-castina-2.html" text:style-name="Internet_20_link" text:visited-style-name="Visited_20_Internet_20_Link">
<text:span text:style-name="T4">
 exhibition </text:span>
</text:a>
In turn, the location of "life" has collected a container that cannot be divided into individualithematics. It contains both utensils, glass appliances for spill essences and oils, technical substances, inkwoman.</text:p>
      <text:p text:style-name="P4">
“One of the most beautiful vessels is a glass shoe, which poured liquid stretching of leather shoes. Both beautifully and domestic, ”the exhibit noted.</text:p>
      <text:p text:style-name="P4">
As reported by Ukrinform, in the Kyiv City Gallery of Lavra Art presented samples of painting of the Church of the Intercession of the Virgin in the village of Lipivka, Nakhiivshchyna, made by artists Anatoliy Krivolap and Igor Stupachenko.</text:p>
      <text:p text:style-name="P4">
News Source: <text:a xlink:type="simple" xlink:href="https://www.ukrinform.ua/rubric-kyiv/3698597-u-stolici-vidkrili-vistavku-z-istorii-sklanih-virobiv-v-ukraini.html" text:style-name="Internet_20_link" text:visited-style-name="Visited_20_Internet_20_Link">
https://www.ukrinform.ua/rubric-kyiv/3698597-u-stolici-vidkrili-vistavku-z-istorii-sklanih-virobiv-v-ukraini.html</text:a>
</text:p>
      <!--NEWS-->
      <text:h text:style-name="P10" text:outline-level="1">
<text:span text:style-name="T4">
From the door of the eighteenth century in the Kiev-Pechersk Lavra, the guards made a target for knives</text:span>
</text:h>
      <text:p text:style-name="P4">
Authors: Ukrinform (Person)</text:p>
      <text:p text:style-name="P4">
Publisher: Укринформ (Organization)</text:p>
      <text:p text:style-name="P4">
Published Time: 2023-04-20T-31:16:00+03:00</text:p>
      <text:p text:style-name="P4">
Modified Time: 2023-04-20T22:16:00+03:00</text:p>
      <text:p text:style-name="P4">
Description: Ancient doors in the security room in the Kiev-Pechersk Lavra, which was used by the Ukrainian Orthodox Church (Moscow Patriarchate), used instead of a target for throwing knives. - Ukrinform.</text:p>
      <text:p text:style-name="P4">
Images: ["<text:a xlink:type="simple" xlink:href="https://static.ukrinform.com/photos/2017_09/thumb_files/630_360_1505203690-2501.jpg" text:style-name="Internet_20_link" text:visited-style-name="Visited_20_Internet_20_Link">
630_360_15052...</text:a>
"]</text:p>
      <text:p text:style-name="P4">
Tags: ['УПЦ МП', 'Київська Лавра', 'МКІП ', 'охорона']</text:p>
      <text:p text:style-name="P4">
Type: Article</text:p>
      <!--METADATA-->
      <text:p text:style-name="P4">
<draw:frame draw:style-name="fr1" draw:name="Image42" text:anchor-type="as-char" svg:width="6.9236in" svg:height="3.956343in" draw:z-index="0">
<draw:image xlink:href="../Images/yкринформ/2023-04-20T-31-16-00-03-00/630_360_1505203690-2501.jpg" xlink:type="simple" xlink:show="embed" xlink:actuate="onLoad" draw:mime-type="image/jpeg"/>
</draw:frame>
Ancient doors in the security room in the Kiev-Pechersk Lavra, which was used by the Ukrainian Orthodox Church(Moscow Patriarchate), used instead of a target to throw knives.</text:p>
      <text:p text:style-name="P4">
This is stated in a video published on the MKIP channel in <text:a xlink:type="simple" xlink:href="https://t.me/mkipu/5672" text:style-name="Internet_20_link" text:visited-style-name="Visited_20_Internet_20_Link">
</text:a>
, reports Ukrinform.</text:p>
      <text:p text:style-name="P4">
"On video - the security room that was used <text:a xlink:type="simple" xlink:href="https://www.ukrinform.ua/tag-upc-mp" text:style-name="Internet_20_link" text:visited-style-name="Visited_20_Internet_20_Link">
</text:a>
. You can see the door on the door with your own eyes. Ancient doors of the XVIII century, which used a target for throwing knives, " - said in the post under video.</text:p>
      <text:p text:style-name="P4">
<text:span text:style-name="T4">
 Read also: </text:span>
 <text:a xlink:type="simple" xlink:href="https://www.ukrinform.ua/rubric-society/3698073-policia-perevirae-vsi-reci-aki-vivozit-upc-mp-iz-lavri-tkacenko.html" text:style-name="Internet_20_link" text:visited-style-name="Visited_20_Internet_20_Link">
<text:span text:style-name="T4">
 Lavra </text:span>
</text:a>
</text:p>
      <text:p text:style-name="P4">
Як повідомляв <text:a xlink:type="simple" xlink:href="https://www.ukrinform.ua/rubric-society/3698262-ocilnik-zapovidnika-kievopecerska-lavra-rozpoviv-pro-robotu-komisii-mkip.html" text:style-name="Internet_20_link" text:visited-style-name="Visited_20_Internet_20_Link">
 </text:a>
, during the last survey of the premises of the Kyiv-Pechersk Lavra, the commission Mkipp has advertised dioceses from the temporarily occupied Crimea and the business card of monks of the studded territories.</text:p>
      <text:p text:style-name="P4">
News Source: <text:a xlink:type="simple" xlink:href="https://www.ukrinform.ua/rubric-kyiv/3698593-iz-dverej-xviii-stolitta-u-kievopecerskij-lavri-ohoronci-zrobili-misen-dla-noziv.html" text:style-name="Internet_20_link" text:visited-style-name="Visited_20_Internet_20_Link">
https://www.ukrinform.ua/rubric-kyiv/3698593-iz-dverej-xviii-stolitta-u-kievopecerskij-lavri-ohoronci-zrobili-misen-dla-noziv.html</text:a>
</text:p>
      <!--NEWS-->
      <text:h text:style-name="P10" text:outline-level="1">
<text:span text:style-name="T4">
Ukrainian athletes appealed to Thomas Bach to prevent Russians and Belarus to the Olympics</text:span>
</text:h>
      <text:p text:style-name="P4">
Authors: Ukrinform (Person)</text:p>
      <text:p text:style-name="P4">
Publisher: Укринформ (Organization)</text:p>
      <text:p text:style-name="P4">
Published Time: 2023-04-20T-33:08:30+03:00</text:p>
      <text:p text:style-name="P4">
Modified Time: 2023-04-20T22:08:30+03:00</text:p>
      <text:p text:style-name="P4">
Description: A number of Ukrainian athletes, including Oksana Bayul and Roman Zozul, recorded an appeal to the President of the International Olympic Committee Thomas Bach, demanding that athletes from Russia and Belarus to international competitions. - Ukrinform.</text:p>
      <text:p text:style-name="P4">
Images: ["<text:a xlink:type="simple" xlink:href="https://static.ukrinform.com/photos/2023_04/thumb_files/630_360_1682017564-394.jpg" text:style-name="Internet_20_link" text:visited-style-name="Visited_20_Internet_20_Link">
630_360_16820...</text:a>
"]</text:p>
      <text:p text:style-name="P4">
Tags: ['МОК', 'Олімпіада', 'НОК України']</text:p>
      <text:p text:style-name="P4">
Type: Article</text:p>
      <!--METADATA-->
      <text:p text:style-name="P4">
<draw:frame draw:style-name="fr1" draw:name="Image43" text:anchor-type="as-char" svg:width="6.9236in" svg:height="3.956343in" draw:z-index="0">
<draw:image xlink:href="../Images/yкринформ/2023-04-20T-33-08-30-03-00/630_360_1682017564-394.jpg" xlink:type="simple" xlink:show="embed" xlink:actuate="onLoad" draw:mime-type="image/jpeg"/>
</draw:frame>
Of a number of Ukrainian athletes, including Oksana Bayul and Roman Zozul, recorded Thomas Bach's International Olympic Committee President Thomas Bach is the usual to prevent athletes from Russia and Belarus to international competitions.</text:p>
      <text:p text:style-name="P4">
According to Ukrinform, video appeals were posted in <text:a xlink:type="simple" xlink:href="https://t.me/kommolodsport/2728" text:style-name="Internet_20_link" text:visited-style-name="Visited_20_Internet_20_Link">
</text:a>
Committee of the Verkhovna Rada of Ukraine on Youth and Sports.</text:p>
      <text:p text:style-name="P4">
“We, athletes of Ukraine, turn to the President of the International Olympic Committee Thomas Bach!There is no compromise and cannot be - only rigid comes only complete isolation. We demand that athletes of Russia and Belarus in 2024 be allowed to participate in the Olympic games, ”the appeal emphasized.</text:p>
      <text:p text:style-name="P4">
The IOC President was addressed by Stella Zakharova, Alexander Aliyev together with Dynamo Kyiv, Roman Zozulya, Rustap Sharipov and Andrey Lunin.</text:p>
      <text:p text:style-name="P4">
They urged Thomas Bach "to demonstrate solidarity with Ukraine and not to be attached to the murder and genocide of the Ukrainian people."</text:p>
      <text:p text:style-name="P4">
As it was reported, the IOC executive committee recommended to return Russian Tabilor athletes to international competitions in neutral status. In this case, teams from Russia and Belarus are not allowed to the tournaments, as well as sportsmen who support the war or have a contract with the army of Russian Abopelorus.</text:p>
      <text:p text:style-name="P4">
<text:span text:style-name="T4">
 Read also: </text:span>
 <text:a xlink:type="simple" xlink:href="https://www.ukrinform.ua/rubric-sports/3698031-fiba-ne-dopustila-zbirni-rf-ta-rb-do-poperednoi-kvalifikacii-evrobasketu2025.html" text:style-name="Internet_20_link" text:visited-style-name="Visited_20_Internet_20_Link">
</text:a>
As reported by Ukrinform, the Ministry of Youth and Sports published an order, which prohibited Ukrainian sports delegations to participate in competitions, which were admitted to representatives of Russia and Belarus. The order extends to the official national teams of Ukraine from Olympic and Non -Olympic Sports. In case of violations of delegates will be recalled from such competitions, and the relevant Federation will be deprived of national status.</text:p>
      <text:p text:style-name="P4">
Photo: Getty Images</text:p>
      <text:p text:style-name="P4">
News Source: <text:a xlink:type="simple" xlink:href="https://www.ukrinform.ua/rubric-sports/3698592-ukrainski-sportsmeni-zvernulisa-do-tomasa-baha-z-vimogou-ne-dopustiti-rosian-i-bilorusiv-do-olimpiadi.html" text:style-name="Internet_20_link" text:visited-style-name="Visited_20_Internet_20_Link">
https://www.ukrinform.ua/rubric-sports/3698592-ukrainski-sportsmeni-zvernulisa-do-tomasa-baha-z-vimogou-ne-dopustiti-rosian-i-bilorusiv-do-olimpiadi.html</text:a>
</text:p>
      <!--NEWS-->
      <text:h text:style-name="P10" text:outline-level="1">
<text:span text:style-name="T4">
Zaluzhny discussed the importance of strengthening Ukrainian air defense with the Commander of the Armed Forces of Latvia</text:span>
</text:h>
      <text:p text:style-name="P4">
Authors: Ukrinform (Person)</text:p>
      <text:p text:style-name="P4">
Publisher: Укринформ (Organization)</text:p>
      <text:p text:style-name="P4">
Published Time: 2023-04-20T-35:05:00+03:00</text:p>
      <text:p text:style-name="P4">
Modified Time: 2023-04-20T22:05:00+03:00</text:p>
      <text:p text:style-name="P4">
Description: Commander-in-Chief of the Armed Forces of Ukraine Valery Zaluzhny held a meeting with the Commander of the National Armed Forces of the Latvian Republic Lieutenant General Leonid Kalninsh, during which he emphasized the importance of strengthening Ukrainian air defense. - Ukrinform.</text:p>
      <text:p text:style-name="P4">
Images: ["<text:a xlink:type="simple" xlink:href="https://static.ukrinform.com/photos/2023_03/thumb_files/630_360_1679686596-447.jpg" text:style-name="Internet_20_link" text:visited-style-name="Visited_20_Internet_20_Link">
630_360_16796...</text:a>
"]</text:p>
      <text:p text:style-name="P4">
Tags: ['Латвія', 'Валерій Залужний', 'ППО']</text:p>
      <text:p text:style-name="P4">
Type: Article</text:p>
      <!--METADATA-->
      <text:p text:style-name="P4">
<draw:frame draw:style-name="fr1" draw:name="Image44" text:anchor-type="as-char" svg:width="6.9236in" svg:height="3.956343in" draw:z-index="0">
<draw:image xlink:href="../Images/yкринформ/2023-04-20T-35-05-00-03-00/630_360_1679686596-447.jpg" xlink:type="simple" xlink:show="embed" xlink:actuate="onLoad" draw:mime-type="image/jpeg"/>
</draw:frame>
The Commander-in-Chief of the Armed Forces of Ukraine Valery Zaluzhny held a meeting with the Commander-in-Chief of the National Armed Forces of the Latvian Republic, Lieutenant General Leonids Kalninsh, during which he emphasized the importance of reinforcing Ukrainian air defense.</text:p>
      <text:p text:style-name="P4">
Zaluzhny reported this in <text:a xlink:type="simple" xlink:href="https://t.me/CinCAFU/480" text:style-name="Internet_20_link" text:visited-style-name="Visited_20_Internet_20_Link">
</text:a>
, reports Ukrinform.</text:p>
      <text:p text:style-name="P4">
According to the Commander -in -Chief of the Armed Forces, this is the first official visit of Kalninsh in Ukraine.</text:p>
      <text:p text:style-name="P4">
During the meeting, Zaluzhny informed Lieutenant General about the current office at the front. Among other things, he also emphasized the importance of supplying and <text:a xlink:type="simple" xlink:href="https://www.ukrinform.ua/tag-zbroa" text:style-name="Internet_20_link" text:visited-style-name="Visited_20_Internet_20_Link">
</text:a>
.</text:p>
      <text:p text:style-name="P4">
The parties agreed to continue the dialogue and cooperation to strengthen Ukraine's precocity.</text:p>
      <text:p text:style-name="P4">
The Commander -in -Chief of the Armed Forces expressed his gratitude to General Kalninsh and the All -Lalatvian people for his solidarity and support.</text:p>
      <text:p text:style-name="P4">
<text:span text:style-name="T4">
 Read also: </text:span>
 <text:a xlink:type="simple" xlink:href="https://www.ukrinform.ua/rubric-ato/3695521-situacia-na-fronti-i-zbroa-zaluznij-zustrivsa-z-nacalnikom-genstabu-francii.html" text:style-name="Internet_20_link" text:visited-style-name="Visited_20_Internet_20_Link">
<text:span text:style-name="T4">
 Zaluzhni </text:span>
</text:a>
As reported <text:a xlink:type="simple" xlink:href="https://www.ukrinform.ua/rubric-ato/3698495-zbroa-i-boepripasi-zaluznij-obgovoriv-prioriteti-iz-komanduvacem-sil-nato-v-evropi.html" text:style-name="Internet_20_link" text:visited-style-name="Visited_20_Internet_20_Link">
</text:a>
, Zaluzhni discussed with the Supreme Commander -in -Chief of NATO united forces in Europe priority areas for weapons, equipment and ammunition.</text:p>
      <text:p text:style-name="P4">
<text:span text:style-name="T5">
Foto: Public Relations Management of the Armed Forces</text:span>
</text:p>
      <text:p text:style-name="P4">
News Source: <text:a xlink:type="simple" xlink:href="https://www.ukrinform.ua/rubric-ato/3698591-zaluznij-obgovoriv-iz-komanduvacem-zbrojnih-sil-latvii-vazlivist-posilenna-ukrainskoi-ppo.html" text:style-name="Internet_20_link" text:visited-style-name="Visited_20_Internet_20_Link">
https://www.ukrinform.ua/rubric-ato/3698591-zaluznij-obgovoriv-iz-komanduvacem-zbrojnih-sil-latvii-vazlivist-posilenna-ukrainskoi-ppo.html</text:a>
</text:p>
      <!--NEWS-->
      <text:h text:style-name="P10" text:outline-level="1">
<text:span text:style-name="T4">
Mkip called the Russian involved in the Horovian Contest</text:span>
</text:h>
      <text:p text:style-name="P4">
Authors: Ukrinform (Person)</text:p>
      <text:p text:style-name="P4">
Publisher: Укринформ (Organization)</text:p>
      <text:p text:style-name="P4">
Published Time: 2023-04-20T-38:59:31+03:00</text:p>
      <text:p text:style-name="P4">
Modified Time: 2023-04-20T21:59:31+03:00</text:p>
      <text:p text:style-name="P4">
Description: The Ministry of Culture and Information Policy called an unacceptable situation in connection with the entry of the Russian pianist into the semi -finals of the International Music Competition named after Gorovitsa. - Ukrinform.</text:p>
      <text:p text:style-name="P4">
Images: ["<text:a xlink:type="simple" xlink:href="https://static.ukrinform.com/photos/2016_04/thumb_files/630_360_1461149511-7577.jpg" text:style-name="Internet_20_link" text:visited-style-name="Visited_20_Internet_20_Link">
630_360_14611...</text:a>
"]</text:p>
      <text:p text:style-name="P4">
Tags: ['Конкурс', 'Музика', 'Скандал', 'росія', 'МКІП ']</text:p>
      <text:p text:style-name="P4">
Type: Article</text:p>
      <!--METADATA-->
      <text:p text:style-name="P4">
<draw:frame draw:style-name="fr1" draw:name="Image45" text:anchor-type="as-char" svg:width="6.9236in" svg:height="3.956343in" draw:z-index="0">
<draw:image xlink:href="../Images/yкринформ/2023-04-20T-38-59-31-03-00/630_360_1461149511-7577.jpg" xlink:type="simple" xlink:show="embed" xlink:actuate="onLoad" draw:mime-type="image/jpeg"/>
</draw:frame>
In the Ministry of Culture and Information Policy, they called an unacceptable situation in connection with the entry of the Russian pianist in the semi -final -final music competition named after Gorovitsa.</text:p>
      <text:p text:style-name="P4">
This is stated in the statement of the MCIP published in <text:a xlink:type="simple" xlink:href="https://t.me/mkipu/5671" text:style-name="Internet_20_link" text:visited-style-name="Visited_20_Internet_20_Link">
</text:a>
, reports Ukrinform.</text:p>
      <text:p text:style-name="P4">
"We need to clarify the flashy situation that has occurred with the advent of the competition in the semifinals. Copyright to the concept of" International Competition of Young Pianists Vladimir Gorovitsa "belongs to a charity. , MKIP does not finance and does not support the competition to Ukraine for obvious reasons, " - said the MKIP.</text:p>
      <text:p text:style-name="P4">
As it is noted, the World Federation of International <text:a xlink:type="simple" xlink:href="https://www.ukrinform.ua/tag-muzika" text:style-name="Internet_20_link" text:visited-style-name="Visited_20_Internet_20_Link">
</text:a>
The competitions suggested that the Horovyitsa competition in the conditions of its impossibility in Ukraine. It was about the holding and financing of a separate competition that would have such a Zhemia, but in Geneva, and completely at the expense of donor funds.</text:p>
      <text:p text:style-name="P4">
<text:span text:style-name="T4">
 Read also: </text:span>
 <text:a xlink:type="simple" xlink:href="https://www.ukrinform.ua/rubric-culture/3690122-mkip-zasudzue-risenna-lionsgate-vipustiti-stricku-dzon-vik-4-v-rosijskij-prokat.html" text:style-name="Internet_20_link" text:visited-style-name="Visited_20_Internet_20_Link">
<text:span text:style-name="T4">
 John </text:span>
 <text:span text:style-name="T4">
 </text:span>
 Age **</text:a>
The MKIP emphasized that they were not involved in the jury formation process or the selection of participants, so the Ukrainian side was not informed who would participate in the competition.</text:p>
      <text:p text:style-name="P4">
At the same time, the department emphasized that the position of the Federation on Russia was clearly expressed at the beginning of a full -scale invasion of the Russian Federation in 2022, when they exhorted the Tchaikovsky competition from the Federation of Institutional.</text:p>
      <text:p text:style-name="P4">
<text:span text:style-name="T4">
 Read also: </text:span>
 <text:a xlink:type="simple" xlink:href="https://www.ukrinform.ua/rubric-society/3695883-upc-mp-povernula-cerkvu-oleksandra-nevskogo-zapovidniku-hotinska-forteca.html" text:style-name="Internet_20_link" text:visited-style-name="Visited_20_Internet_20_Link">
</text:a>
"But according to the principles of the work of the Federation, they do not consider the principle of citizenship, passport, individual individuals to be wealthy. Unfortunately, because today every representative of Russian culture is representative It is unacceptable, since Ukrainians who take part in the competition were put in conditions when they should speak on the same scene with representatives of the aggressor state, "the ministry said.</text:p>
      <text:p text:style-name="P4">
News Source: <text:a xlink:type="simple" xlink:href="https://www.ukrinform.ua/rubric-culture/3698589-mkip-nazvalo-neprijnatnou-ucast-rosianina-u-konkursi-gorovica.html" text:style-name="Internet_20_link" text:visited-style-name="Visited_20_Internet_20_Link">
https://www.ukrinform.ua/rubric-culture/3698589-mkip-nazvalo-neprijnatnou-ucast-rosianina-u-konkursi-gorovica.html</text:a>
</text:p>
      <!--NEWS-->
      <text:h text:style-name="P10" text:outline-level="1">
<text:span text:style-name="T4">
Greece was released a report on the railway accident at the pace</text:span>
</text:h>
      <text:p text:style-name="P4">
Authors: Ukrinform (Person)</text:p>
      <text:p text:style-name="P4">
Publisher: Укринформ (Organization)</text:p>
      <text:p text:style-name="P4">
Published Time: 2023-04-20T-40:57:00+03:00</text:p>
      <text:p text:style-name="P4">
Modified Time: 2023-04-20T21:57:00+03:00</text:p>
      <text:p text:style-name="P4">
Description: The Ministry of Transport of Greece published on Thursday a report of the Special Investigation Commission on the investigation of the prerequisites for the fatal collision of trains on February 28 in the north of the country. - Ukrinform.</text:p>
      <text:p text:style-name="P4">
Images: ["<text:a xlink:type="simple" xlink:href="https://static.ukrinform.com/photos/2023_04/thumb_files/630_360_1682016972-692.jpg" text:style-name="Internet_20_link" text:visited-style-name="Visited_20_Internet_20_Link">
630_360_16820...</text:a>
"]</text:p>
      <text:p text:style-name="P4">
Tags: ['Аварія', 'Греція', 'Залізниця', 'Розслідування']</text:p>
      <text:p text:style-name="P4">
Type: Article</text:p>
      <!--METADATA-->
      <text:p text:style-name="P4">
<draw:frame draw:style-name="fr1" draw:name="Image46" text:anchor-type="as-char" svg:width="6.9236in" svg:height="3.956343in" draw:z-index="0">
<draw:image xlink:href="../Images/yкринформ/2023-04-20T-40-57-00-03-00/630_360_1682016972-692.jpg" xlink:type="simple" xlink:show="embed" xlink:actuate="onLoad" draw:mime-type="image/jpeg"/>
</draw:frame>
The Ministry of Transport of Greece published a report on the Special Investigation Commission on Thursday to investigate the prerequisites for the fatal collision of trains on February 28 of the country.</text:p>
      <text:p text:style-name="P4">
As Ukrinform reports, it reports <text:a xlink:type="simple" xlink:href="https://www.ekathimerini.com/news/1209177/ministry-publishes-commission-report-on-tempe-rail-disaster/" text:style-name="Internet_20_link" text:visited-style-name="Visited_20_Internet_20_Link">
</text:a>
.</text:p>
      <text:p text:style-name="P4">
The published report consists of 228 pages, divided into 10 sections, Untreated that the fault for the railway <text:a xlink:type="simple" xlink:href="https://www.ukrinform.ua/tag-avaria" text:style-name="Internet_20_link" text:visited-style-name="Visited_20_Internet_20_Link">
</text:a>
At the pace lies at the OSE State Railway Company, its subsidiary Ergose, at the Railway Regulation Administration(RSA), on the private train operator of Hellenic Train and on Hellenic Train itself.</text:p>
      <text:p text:style-name="P4">
The guilt is also placed on the station chief and on the dead drivers, who allegedly did not follow the rules.</text:p>
      <text:p text:style-name="P4">
The expert commission of three persons also emphasized the need for modernization of the railway, identifying chronic problems and the need to implement dramatic changes in the issues of moving and training staff.</text:p>
      <text:p text:style-name="P4">
<text:span text:style-name="T4">
 Read also: </text:span>
 <text:a xlink:type="simple" xlink:href="https://www.ukrinform.ua/rubric-world/3677061-u-grecii-pisla-avarii-potagiv-spalahnuli-protesti.html" text:style-name="Internet_20_link" text:visited-style-name="Visited_20_Internet_20_Link">
<text:span text:style-name="T4">
 Greece </text:span>
 <text:span text:style-name="T4">
 </text:span>
 <text:span text:style-name="T4">
 </text:span>
 ACCRESS <text:span text:style-name="T4">
 </text:span>
 trains <text:span text:style-name="T4">
<text:span text:style-name="T5">
* broke out </text:span>
* </text:span>
 <text:span text:style-name="T4">
 protests </text:span>
</text:a>
It is noted that the findings of the commission do not depend on the official judicial investigation of the railway disaster.</text:p>
      <text:p text:style-name="P4">
As reported <text:a xlink:type="simple" xlink:href="https://www.ukrinform.ua/rubric-world/3677426-zitknenna-poizdiv-u-grecii-kilkist-zagiblih-zrosla-do-57.html" text:style-name="Internet_20_link" text:visited-style-name="Visited_20_Internet_20_Link">
</text:a>
, On March 1, Greece collided passenger and freight trains. Passenger trades have transformed hundreds of people, including many students of the university who turned home from vacation. The collision killed 57 people.</text:p>
      <text:p text:style-name="P4">
News Source: <text:a xlink:type="simple" xlink:href="https://www.ukrinform.ua/rubric-world/3698588-u-grecii-opriludnili-zvit-pro-rozsliduvanna-zaliznicnoi-avarii-u-tempi.html" text:style-name="Internet_20_link" text:visited-style-name="Visited_20_Internet_20_Link">
https://www.ukrinform.ua/rubric-world/3698588-u-grecii-opriludnili-zvit-pro-rozsliduvanna-zaliznicnoi-avarii-u-tempi.html</text:a>
</text:p>
      <!--NEWS-->
      <text:h text:style-name="P10" text:outline-level="1">
<text:span text:style-name="T4">
Biden will discuss with President South Korea help Ukraine - White House</text:span>
</text:h>
      <text:p text:style-name="P4">
Authors: Ukrinform (Person)</text:p>
      <text:p text:style-name="P4">
Publisher: Укринформ (Organization)</text:p>
      <text:p text:style-name="P4">
Published Time: 2023-04-20T-42:48:00+03:00</text:p>
      <text:p text:style-name="P4">
Modified Time: 2023-04-20T21:48:00+03:00</text:p>
      <text:p text:style-name="P4">
Description: US President Joe Biden intends to discuss with the President of the Republic of Korea Young Sok Jol during his state visit to Washington the issue of support for Ukraine and the security situation in Europe. - Ukrinform.</text:p>
      <text:p text:style-name="P4">
Images: ["<text:a xlink:type="simple" xlink:href="https://static.ukrinform.com/photos/2023_03/thumb_files/630_360_1677699284-883.jpg" text:style-name="Internet_20_link" text:visited-style-name="Visited_20_Internet_20_Link">
630_360_16776...</text:a>
"]</text:p>
      <text:p text:style-name="P4">
Tags: ['Байден', 'Корея', 'США', 'Україна']</text:p>
      <text:p text:style-name="P4">
Type: Article</text:p>
      <!--METADATA-->
      <text:p text:style-name="P4">
<draw:frame draw:style-name="fr1" draw:name="Image47" text:anchor-type="as-char" svg:width="6.9236in" svg:height="3.956343in" draw:z-index="0">
<draw:image xlink:href="../Images/yкринформ/2023-04-20T-42-48-00-03-00/630_360_1677699284-883.jpg" xlink:type="simple" xlink:show="embed" xlink:actuate="onLoad" draw:mime-type="image/jpeg"/>
</draw:frame>
Presidential Joe Biden intends to discuss with the President of the Republic of Korea Young Sokiol during his state visit to Washington the issue of support for Ukraine and the safety situation in Europe.</text:p>
      <text:p text:style-name="P4">
The Coordinator of the White House National Security Council Jonkirby reported this at the press cluster, Ukrinform correspondent reports.</text:p>
      <text:p text:style-name="P4">
“We are very pleased to welcome the President of the young man next week in Washington with a state visite, during which I have no doubt, leaders will discuss a number of challenges not in the Indo-Pacific region, but also in Europe and <text:a xlink:type="simple" xlink:href="https://www.ukrinform.ua/tag-ukraina" text:style-name="Internet_20_link" text:visited-style-name="Visited_20_Internet_20_Link">
</text:a>
”, - said Baiden's administration.</text:p>
      <text:p text:style-name="P4">
He also expressed gratitude from the United States of South Korea for the support already provided to Ukraine, as well as for a political position against Russian aggression.</text:p>
      <text:p text:style-name="P4">
<text:span text:style-name="T4">
 Read also: </text:span>
 <text:a xlink:type="simple" xlink:href="https://www.ukrinform.ua/rubric-world/3698559-bajden-obgovoriv-iz-fon-der-laen-ii-vizit-do-kitau-ta-pidtrimku-ukraini.html" text:style-name="Internet_20_link" text:visited-style-name="Visited_20_Internet_20_Link">
<text:span text:style-name="T4">
 Biden </text:span>
</text:a>
As reported <text:a xlink:type="simple" xlink:href="https://www.ukrinform.ua/rubric-polytics/3698504-pivdenna-korea-vidilit-230-miljoniv-na-dopomogu-ukraini.html" text:style-name="Internet_20_link" text:visited-style-name="Visited_20_Internet_20_Link">
</text:a>
Earlier, the Republic of Korea has been intention to allocate $ 230 million in support of Ukraine.</text:p>
      <text:p text:style-name="P4">
News Source: <text:a xlink:type="simple" xlink:href="https://www.ukrinform.ua/rubric-world/3698587-bajden-obgovorit-iz-prezidentom-pivdennoi-korei-dopomogu-ukraini-bilij-dim.html" text:style-name="Internet_20_link" text:visited-style-name="Visited_20_Internet_20_Link">
https://www.ukrinform.ua/rubric-world/3698587-bajden-obgovorit-iz-prezidentom-pivdennoi-korei-dopomogu-ukraini-bilij-dim.html</text:a>
</text:p>
      <!--NEWS-->
      <text:h text:style-name="P10" text:outline-level="1">
<text:span text:style-name="T4">
The Russians released 44 shells on the border of Sumy region</text:span>
</text:h>
      <text:p text:style-name="P4">
Authors: Ukrinform (Person)</text:p>
      <text:p text:style-name="P4">
Publisher: Укринформ (Organization)</text:p>
      <text:p text:style-name="P4">
Published Time: 2023-04-20T-44:47:00+03:00</text:p>
      <text:p text:style-name="P4">
Modified Time: 2023-04-20T21:47:00+03:00</text:p>
      <text:p text:style-name="P4">
Description: Russian troops on Thursday struck the Great Pisariv and Belopil communities of Sumy region, having a total of 44 hits from different weapons. - Ukrinform.</text:p>
      <text:p text:style-name="P4">
Images: ["<text:a xlink:type="simple" xlink:href="https://static.ukrinform.com/photos/2023_04/thumb_files/630_360_1681058866-765.jpg" text:style-name="Internet_20_link" text:visited-style-name="Visited_20_Internet_20_Link">
630_360_16810...</text:a>
"]</text:p>
      <text:p text:style-name="P4">
Tags: ['Обстріл', 'Сумщина', 'Російські військові', 'Кордон', 'Війна з росією']</text:p>
      <text:p text:style-name="P4">
Type: Article</text:p>
      <!--METADATA-->
      <text:p text:style-name="P4">
<draw:frame draw:style-name="fr1" draw:name="Image48" text:anchor-type="as-char" svg:width="6.9236in" svg:height="3.956343in" draw:z-index="0">
<draw:image xlink:href="../Images/yкринформ/2023-04-20T-44-47-00-03-00/630_360_1681058866-765.jpg" xlink:type="simple" xlink:show="embed" xlink:actuate="onLoad" draw:mime-type="image/jpeg"/>
</draw:frame>
Ruskivska on Thursday struck the Velikopysariv and Belopil communities of the Sumy region, having made a total of 44 hits from different types of weapons.</text:p>
      <text:p text:style-name="P4">
According to Ukrinform, the Sumy Regional Military Administration reported in <text:a xlink:type="simple" xlink:href="https://t.me/Sumy_news_ODA/15555" text:style-name="Internet_20_link" text:visited-style-name="Visited_20_Internet_20_Link">
</text:a>
.</text:p>
      <text:p text:style-name="P4">
In the territory of the Belopil community, the invaders were beaten from mortars and artillery - 25 and 9 hits were made respectively.</text:p>
      <text:p text:style-name="P4">
The Greater Pisharian community has been grenade launcher from the Russians <text:a xlink:type="simple" xlink:href="https://www.ukrinform.ua/tag-obstril" text:style-name="Internet_20_link" text:visited-style-name="Visited_20_Internet_20_Link">
</text:a>
 (Ths)- 10 hits are recorded.</text:p>
      <text:p text:style-name="P4">
In all cases, according to Ova, it was unhappy.</text:p>
      <text:p text:style-name="P4">
<text:span text:style-name="T4">
 Read also: </text:span>
 <text:a xlink:type="simple" xlink:href="https://www.ukrinform.ua/rubric-ato/3698564-rosiani-obstrilali-z-vazkoi-artilerii-gromadu-na-dnipropetrovsini.html" text:style-name="Internet_20_link" text:visited-style-name="Visited_20_Internet_20_Link">
<text:span text:style-name="T4">
 firing </text:span>
</text:a>
"According to the military, there are currently no enemy offensive groups near the state border," the editor -in -chief added.</text:p>
      <text:p text:style-name="P4">
As reported by Ukrinform, on April 19 the Russians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territorial communities of Sumy region.</text:p>
      <text:p text:style-name="P4">
News Source: <text:a xlink:type="simple" xlink:href="https://www.ukrinform.ua/rubric-ato/3698586-rosiani-za-den-vipustili-44-snaradi-po-prikordonnu-sumsini.html" text:style-name="Internet_20_link" text:visited-style-name="Visited_20_Internet_20_Link">
https://www.ukrinform.ua/rubric-ato/3698586-rosiani-za-den-vipustili-44-snaradi-po-prikordonnu-sumsini.html</text:a>
</text:p>
      <!--NEWS-->
      <text:h text:style-name="P10" text:outline-level="1">
<text:span text:style-name="T4">
Ukraine should become a key sponsor of regional and pan -European security - Yermak</text:span>
</text:h>
      <text:p text:style-name="P4">
Authors: Ukrinform (Person)</text:p>
      <text:p text:style-name="P4">
Publisher: Укринформ (Organization)</text:p>
      <text:p text:style-name="P4">
Published Time: 2023-04-20T-46:42:00+03:00</text:p>
      <text:p text:style-name="P4">
Modified Time: 2023-04-20T21:42:00+03:00</text:p>
      <text:p text:style-name="P4">
Description: Ukraine can and should become a key sponsor of regional and pan -European security and turn into a security hub. - Ukrinform.</text:p>
      <text:p text:style-name="P4">
Images: ["<text:a xlink:type="simple" xlink:href="https://static.ukrinform.com/photos/2023_04/thumb_files/630_360_1682016427-859.jpg" text:style-name="Internet_20_link" text:visited-style-name="Visited_20_Internet_20_Link">
630_360_16820...</text:a>
", "<text:a xlink:type="simple" xlink:href="https://static.ukrinform.com/photos/2023_04/1682015871-596.jpeg" text:style-name="Internet_20_link" text:visited-style-name="Visited_20_Internet_20_Link">
1682015871-59...</text:a>
", "<text:a xlink:type="simple" xlink:href="https://static.ukrinform.com/photos/2023_04/1682015709-514.jpeg" text:style-name="Internet_20_link" text:visited-style-name="Visited_20_Internet_20_Link">
1682015709-51...</text:a>
"]</text:p>
      <text:p text:style-name="P4">
Tags: ['Україна', 'Єрмак', 'Офіс Президента', 'Безпека', 'Саміт міст та регіонів']</text:p>
      <text:p text:style-name="P4">
Type: Article</text:p>
      <!--METADATA-->
      <text:p text:style-name="P4">
<draw:frame draw:style-name="fr1" draw:name="Image49" text:anchor-type="as-char" svg:width="6.9236in" svg:height="3.956343in" draw:z-index="0">
<draw:image xlink:href="../Images/yкринформ/2023-04-20T-46-42-00-03-00/630_360_1682016427-859.jpg" xlink:type="simple" xlink:show="embed" xlink:actuate="onLoad" draw:mime-type="image/jpeg"/>
</draw:frame>
Ukraine is and should become a key sponsor of regional and pan -European security and turn into a security hub.</text:p>
      <text:p text:style-name="P4">
This was stated by Presidential Office Andriy Ermak during the International Summit of Cities and Regions in Kiev, Ukrinform correspondent reports.</text:p>
      <text:p text:style-name="P4">
<draw:frame draw:style-name="fr1" draw:name="Image50" text:anchor-type="as-char" svg:width="6.9236in" svg:height="6.9236in" draw:z-index="0">
<draw:image xlink:href="../Images/yкринформ/2023-04-20T-46-42-00-03-00/1682015871-596.jpeg" xlink:type="simple" xlink:show="embed" xlink:actuate="onLoad" draw:mime-type="image/jpeg"/>
</draw:frame>
"In order for Russia, having done work on mistakes, not trying to go to new acts of aggression, Ukraine should become a strong outpost of Europe, a modeling power and modernity. Ukraine can and should become a key sponsorous and pan -European security. things. The first is a full -fledged NATO Tanadian Security Guarantee as an intermediate decision on this path. Such a concept of the Kyiv Security Compact, prepared by an international expert group, " - said <text:a xlink:type="simple" xlink:href="https://www.ukrinform.ua/tag-ermak" text:style-name="Internet_20_link" text:visited-style-name="Visited_20_Internet_20_Link">
</text:a>
.</text:p>
      <text:p text:style-name="P4">
<text:span text:style-name="T4">
 _ Video: _ </text:span>
 <text:a xlink:type="simple" xlink:href="https://web.telegram.org/k/#@OP_UA" text:style-name="Internet_20_link" text:visited-style-name="Visited_20_Internet_20_Link">
<text:span text:style-name="T5">
opice president, telegram</text:span>
</text:a>
In addition, he said, Ukraine needs a rapid economic recovery for further development, and in order to get a powerful defense system as soon as possible.</text:p>
      <text:p text:style-name="P4">
<draw:frame draw:style-name="fr1" draw:name="Image51" text:anchor-type="as-char" svg:width="6.9236in" svg:height="4.609102in" draw:z-index="0">
<draw:image xlink:href="../Images/yкринформ/2023-04-20T-46-42-00-03-00/1682015709-514.jpeg" xlink:type="simple" xlink:show="embed" xlink:actuate="onLoad" draw:mime-type="image/jpeg"/>
</draw:frame>
"But first of all, to us - the whole of Europe - we need a clear understanding: the future depends on our decisions, on the ability to see the purpose and create. To put it simply - on our leadership with you. We offer you the one -part community, every region in Ukraine and in partner countries - Joint seizures to realize this leadership. The current summit and decisions that are tutured give a powerful base for this purpose, " - said OP head.</text:p>
      <text:p text:style-name="P4">
<text:span text:style-name="T4">
 Read also: </text:span>
 <text:a xlink:type="simple" xlink:href="https://www.ukrinform.ua/rubric-regions/3698486-vijna-pokazala-aki-novi-standarti-bezpeki-potribni-na-rivni-gromad-prezident.html" text:style-name="Internet_20_link" text:visited-style-name="Visited_20_Internet_20_Link">
</text:a>
He noted that Ukraine has incredible socio-economic potential, which is to be implemented taking into account the best world and in particular European experience.</text:p>
      <text:p text:style-name="P4">
Yermak emphasized that direct relationships between the EU and Ukraine regions will accelerate the process of post -war restoration of our country and at the same time ensure markets for sales for goods and services of international business.</text:p>
      <text:p text:style-name="P4">
<text:span text:style-name="T4">
 Read also: </text:span>
 <text:a xlink:type="simple" xlink:href="https://www.ukrinform.ua/rubric-vidbudova/3698356-veresuk-mi-vze-gotuemosa-do-vizvolenna-nasih-teritorij-i-formuemo-plani-reintegracii.html" text:style-name="Internet_20_link" text:visited-style-name="Visited_20_Internet_20_Link">
</text:a>
</text:p>
      <text:p text:style-name="P4">
As reported by Ukrinform, the international summit of cities and regions has been held in Kyiv with a moment of about 100 representatives of foreign countries from all over the world, headworks of cities and regions, representatives of the Congress of the Council of Europe and head of Ukrainian communities and regions.</text:p>
      <text:p text:style-name="P4">
<text:span text:style-name="T5">
Foto: Presidential Office, Andriy Yermak, Telegrams</text:span>
</text:p>
      <text:p text:style-name="P4">
News Source: <text:a xlink:type="simple" xlink:href="https://www.ukrinform.ua/rubric-polytics/3698585-ukraina-mae-stati-klucovim-sponsorom-regionalnoi-ta-zagalnoevropejskoi-bezpeki-ermak.html" text:style-name="Internet_20_link" text:visited-style-name="Visited_20_Internet_20_Link">
https://www.ukrinform.ua/rubric-polytics/3698585-ukraina-mae-stati-klucovim-sponsorom-regionalnoi-ta-zagalnoevropejskoi-bezpeki-ermak.html</text:a>
</text:p>
      <!--NEWS-->
      <text:h text:style-name="P10" text:outline-level="1">
<text:span text:style-name="T4">
Ukrainian Belinskaya - Second on Fighting Fighting</text:span>
</text:h>
      <text:p text:style-name="P4">
Authors: Ukrinform (Person)</text:p>
      <text:p text:style-name="P4">
Publisher: Укринформ (Organization)</text:p>
      <text:p text:style-name="P4">
Published Time: 2023-04-20T-48:38:40+03:00</text:p>
      <text:p text:style-name="P4">
Modified Time: 2023-04-20T21:38:40+03:00</text:p>
      <text:p text:style-name="P4">
Description: Ukrainian Alla Belinskaya became a silver medalist of the European Championships. - Ukrinform.</text:p>
      <text:p text:style-name="P4">
Images: ["<text:a xlink:type="simple" xlink:href="https://static.ukrinform.com/photos/2023_04/thumb_files/630_360_1682015834-471.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52" text:anchor-type="as-char" svg:width="6.9236in" svg:height="3.956343in" draw:z-index="0">
<draw:image xlink:href="../Images/yкринформ/2023-04-20T-48-38-40-03-00/630_360_1682015834-471.jpg" xlink:type="simple" xlink:show="embed" xlink:actuate="onLoad" draw:mime-type="image/jpeg"/>
</draw:frame>
The Ukrainian Belinskaya became a silver medalist of the European Championships.</text:p>
      <text:p text:style-name="P4">
In the final in the weight category up to 68 kg, she gave way to Bulgaria Yaneva, Ukrinform reports.</text:p>
      <text:p text:style-name="P4">
We will remind that in the semifinals Belinskaya won the champion of Euro-2021-Cuba Larrock.</text:p>
      <text:p text:style-name="P4">
<text:span text:style-name="T4">
 Read also: </text:span>
 <text:a xlink:type="simple" xlink:href="https://www.ukrinform.ua/rubric-sports/3698551-ukrainka-livac-stala-drugou-na-ce-z-borotbi.html" text:style-name="Internet_20_link" text:visited-style-name="Visited_20_Internet_20_Link">
<text:span text:style-name="T4">
 Livach </text:span>
</text:a>
Earlier, Belinskaya won 1 gold and 1 bronze medal at the European Championships.</text:p>
      <text:p text:style-name="P4">
Photo: UWW</text:p>
      <text:p text:style-name="P4">
News Source: <text:a xlink:type="simple" xlink:href="https://www.ukrinform.ua/rubric-sports/3698584-ukrainka-belinska-druga-na-ce-z-borotbi.html" text:style-name="Internet_20_link" text:visited-style-name="Visited_20_Internet_20_Link">
https://www.ukrinform.ua/rubric-sports/3698584-ukrainka-belinska-druga-na-ce-z-borotbi.html</text:a>
</text:p>
      <!--NEWS-->
      <text:h text:style-name="P10" text:outline-level="1">
<text:span text:style-name="T4">
Zelensky emphasized the importance of mobilization of EU regions around Ukraine's restoration</text:span>
</text:h>
      <text:p text:style-name="P4">
Authors: Ukrinform (Person)</text:p>
      <text:p text:style-name="P4">
Publisher: Укринформ (Organization)</text:p>
      <text:p text:style-name="P4">
Published Time: 2023-04-20T-50:37:00+03:00</text:p>
      <text:p text:style-name="P4">
Modified Time: 2023-04-20T21:37:00+03:00</text:p>
      <text:p text:style-name="P4">
Description: President Volodymyr Zelenskyy, at a meeting with the mayor of Paris Ann Idalgo and President of the Committee of the Regions of the European Union, Vasco Cordira stressed the importance of supporting the initiative to mobilize the EU regions around Ukraine's restoration. - Ukrinform.</text:p>
      <text:p text:style-name="P4">
Images: ["<text:a xlink:type="simple" xlink:href="https://static.ukrinform.com/photos/2023_04/thumb_files/630_360_1682015709-514.jpeg" text:style-name="Internet_20_link" text:visited-style-name="Visited_20_Internet_20_Link">
630_360_16820...</text:a>
", "<text:a xlink:type="simple" xlink:href="https://static.ukrinform.com/photos/2023_04/1682015710-689.jpeg" text:style-name="Internet_20_link" text:visited-style-name="Visited_20_Internet_20_Link">
1682015710-68...</text:a>
", "<text:a xlink:type="simple" xlink:href="https://static.ukrinform.com/photos/2023_04/1682015709-707.jpeg" text:style-name="Internet_20_link" text:visited-style-name="Visited_20_Internet_20_Link">
1682015709-70...</text:a>
"]</text:p>
      <text:p text:style-name="P4">
Tags: ['Євросоюз', 'Україна', 'Зеленський', 'Відбудова']</text:p>
      <text:p text:style-name="P4">
Type: Article</text:p>
      <!--METADATA-->
      <text:p text:style-name="P4">
<draw:frame draw:style-name="fr1" draw:name="Image53" text:anchor-type="as-char" svg:width="6.9236in" svg:height="3.956343in" draw:z-index="0">
<draw:image xlink:href="../Images/yкринформ/2023-04-20T-50-37-00-03-00/630_360_1682015709-514.jpeg" xlink:type="simple" xlink:show="embed" xlink:actuate="onLoad" draw:mime-type="image/jpeg"/>
</draw:frame>
President Volodymyr Zelenskyy, at a meeting with the mayor of Paris, Ann Idalgo Tap, Committee of the Committee of Regions of the European Union, Vasco Cordira stressed the Supporting of the EU Mobilization Initiative to Mobilize Ukraine.</text:p>
      <text:p text:style-name="P4">
About it reports <text:a xlink:type="simple" xlink:href="https://www.president.gov.ua/news/prezident-ukrayini-proviv-zustrich-iz-merom-parizha-ta-z-pre-82385" text:style-name="Internet_20_link" text:visited-style-name="Visited_20_Internet_20_Link">
</text:a>
, reports Ukrinform.</text:p>
      <text:p text:style-name="P4">
“The war is still ongoing, but we already need to restore a lot of infrastructure, educational and medical institutions. Therefore, we have to bring this message to both government countries and businesses to come and invest in <text:a xlink:type="simple" xlink:href="https://www.ukrinform.ua/tag-ukraina" text:style-name="Internet_20_link" text:visited-style-name="Visited_20_Internet_20_Link">
</text:a>
”, - Zelensky said, emphasizing the support of the Committee of the EU Mobilization Initiative to Ukraine.</text:p>
      <text:p text:style-name="P4">
<draw:frame draw:style-name="fr1" draw:name="Image54" text:anchor-type="as-char" svg:width="6.9236in" svg:height="4.604691in" draw:z-index="0">
<draw:image xlink:href="../Images/yкринформ/2023-04-20T-50-37-00-03-00/1682015710-689.jpeg" xlink:type="simple" xlink:show="embed" xlink:actuate="onLoad" draw:mime-type="image/jpeg"/>
</draw:frame>
He also thanked Anne Idalgo for the support of tens of thousands of forced -beaten Ukrainians, whom Paris provided shelter and helped to find his forts of France, as well as for more than 100 humanitarian trucks for Ukraine.</text:p>
      <text:p text:style-name="P4">
<draw:frame draw:style-name="fr1" draw:name="Image55" text:anchor-type="as-char" svg:width="6.9236in" svg:height="4.604691in" draw:z-index="0">
<draw:image xlink:href="../Images/yкринформ/2023-04-20T-50-37-00-03-00/1682015709-707.jpeg" xlink:type="simple" xlink:show="embed" xlink:actuate="onLoad" draw:mime-type="image/jpeg"/>
</draw:frame>
</text:p>
      <text:p text:style-name="P4">
Президент нагадав про лідерство Парижа на енергетичному треку й допомогуУкраїні в проходженні складної зими, коли росіяни намагалися залишитиукраїнців без світла й тепла.</text:p>
      <text:p text:style-name="P4">
Окремо він відзначив особисту непохитну позицію Ідальго в питанні недопущенняросійських спортсменів до міжнародних змагань, насамперед до Олімпійських ігору Парижі наступного року.</text:p>
      <text:p text:style-name="P4">
<text:span text:style-name="T4">
Читайте також:</text:span>
 <text:a xlink:type="simple" xlink:href="https://www.ukrinform.ua/rubric-ato/3698408-na-ramstajni-treba-obgovoriti-nadanna-ukraini-dalekobijnoi-zbroi-zelenskij.html" text:style-name="Internet_20_link" text:visited-style-name="Visited_20_Internet_20_Link">
 <text:span text:style-name="T4">
Зеленський</text:span>
 </text:a>
As reported <text:a xlink:type="simple" xlink:href="https://www.ukrinform.ua/rubric-polytics/3698496-zelenskij-vruciv-meru-pariza-ukrainsku-vidznaku-mistorativnik.html" text:style-name="Internet_20_link" text:visited-style-name="Visited_20_Internet_20_Link">
</text:a>
, Presidential Lordimir Zelensky presented the mayor of Paris Ann Idalgo Honneys "City-Rativnik" for Ukraine's energy support.</text:p>
      <text:p text:style-name="P4">
The international summit of cities and regions with the participation of about 100 representatives of foreign countries, the heads of associations of cities and regions, representatives of the Congress of the Council of Europe and the heads of Ukrainian communities and regions was held in Kyiv.</text:p>
      <text:p text:style-name="P4">
<text:span text:style-name="T5">
Foto: op</text:span>
</text:p>
      <text:p text:style-name="P4">
News Source: <text:a xlink:type="simple" xlink:href="https://www.ukrinform.ua/rubric-vidbudova/3698581-zelenskij-nagolosiv-na-vazlivosti-mobilizacii-regioniv-es-navkolo-vidnovlenna-ukraini.html" text:style-name="Internet_20_link" text:visited-style-name="Visited_20_Internet_20_Link">
https://www.ukrinform.ua/rubric-vidbudova/3698581-zelenskij-nagolosiv-na-vazlivosti-mobilizacii-regioniv-es-navkolo-vidnovlenna-ukraini.html</text:a>
</text:p>
      <!--NEWS-->
      <text:h text:style-name="P10" text:outline-level="1">
<text:span text:style-name="T4">
Zantarai's judoites, Nyamabali and Kalanin completed his career</text:span>
</text:h>
      <text:p text:style-name="P4">
Authors: Ukrinform (Person)</text:p>
      <text:p text:style-name="P4">
Publisher: Укринформ (Organization)</text:p>
      <text:p text:style-name="P4">
Published Time: 2023-04-20T-52:32:54+03:00</text:p>
      <text:p text:style-name="P4">
Modified Time: 2023-04-20T21:32:54+03:00</text:p>
      <text:p text:style-name="P4">
Description: Judoites George Zantaray, Kedzhau Nyabali and Elizabeth Kalanin completed his sports career. - Ukrinform.</text:p>
      <text:p text:style-name="P4">
Images: ["<text:a xlink:type="simple" xlink:href="https://static.ukrinform.com/photos/2023_04/thumb_files/630_360_1682015434-563.jpg" text:style-name="Internet_20_link" text:visited-style-name="Visited_20_Internet_20_Link">
630_360_16820...</text:a>
", "<text:a xlink:type="simple" xlink:href="https://static.ukrinform.com/photos/2023_04/1682015406-639.jpg" text:style-name="Internet_20_link" text:visited-style-name="Visited_20_Internet_20_Link">
1682015406-63...</text:a>
"]</text:p>
      <text:p text:style-name="P4">
Tags: ['Дзюдо']</text:p>
      <text:p text:style-name="P4">
Type: Article</text:p>
      <!--METADATA-->
      <text:p text:style-name="P4">
<draw:frame draw:style-name="fr1" draw:name="Image56" text:anchor-type="as-char" svg:width="6.9236in" svg:height="3.956343in" draw:z-index="0">
<draw:image xlink:href="../Images/yкринформ/2023-04-20T-52-32-54-03-00/630_360_1682015434-563.jpg" xlink:type="simple" xlink:show="embed" xlink:actuate="onLoad" draw:mime-type="image/jpeg"/>
</draw:frame>
Judoisieorgius Zantarai, Kedzhau Nyabali and Elizabeth Kalanin completed a sports career.</text:p>
      <text:p text:style-name="P4">
This was reported by the Ministry of Youth and Sports in <text:a xlink:type="simple" xlink:href="https://www.facebook.com/minmolodsport/posts/pfbid0KwTqezw9UzkzopJcUooVNgbuhi2EnMukTopcfimdN9owTpxZuwNKv8C99SipgRMel" text:style-name="Internet_20_link" text:visited-style-name="Visited_20_Internet_20_Link">
</text:a>
, reports Ukrinform.</text:p>
      <text:p text:style-name="P4">
In their honor in Kiev, a solemn ceremony of wires on big sports, which took place during the opening of the Cup of Ukraine with judo, was arranged.</text:p>
      <text:p text:style-name="P4">
<draw:frame draw:style-name="fr1" draw:name="Image57" text:anchor-type="as-char" svg:width="6.9236in" svg:height="4.615733in" draw:z-index="0">
<draw:image xlink:href="../Images/yкринформ/2023-04-20T-52-32-54-03-00/1682015406-639.jpg" xlink:type="simple" xlink:show="embed" xlink:actuate="onLoad" draw:mime-type="image/jpeg"/>
</draw:frame>
The first Ukrainian Judo World Champion George Zantarai received the Nogorod Best of the Best from European Judo Union and the 6th Dan.</text:p>
      <text:p text:style-name="P4">
The winners and prize-winners of the Grand Slam and Grand Prix, the members of the Olympic Igorgjau Nyabali and Elizabeth Kalanin became the owners of the 4th Dana.</text:p>
      <text:p text:style-name="P4">
Also, the 6th Dan received athletes Vitaliy and Sergey Dubrova.</text:p>
      <text:p text:style-name="P4">
<text:span text:style-name="T4">
 Read also: </text:span>
 <text:a xlink:type="simple" xlink:href="https://www.ukrinform.ua/rubric-sports/3695053-zbirna-ukraini-vistupit-na-polskomu-etapi-uniorskogo-kubka-evropi-z-dzudo.html" text:style-name="Internet_20_link" text:visited-style-name="Visited_20_Internet_20_Link">
<text:span text:style-name="T4">
 judo </text:span>
</text:a>
Minister of Youth and Sports, NOC President Vadim Gutzait presented athletes from the National Olympic Committee.</text:p>
      <text:p text:style-name="P4">
Photo: facebook.com</text:p>
      <text:p text:style-name="P4">
News Source: <text:a xlink:type="simple" xlink:href="https://www.ukrinform.ua/rubric-sports/3698580-dzudoisti-zantaraa-nabali-ta-kalanina-zaversili-kareru.html" text:style-name="Internet_20_link" text:visited-style-name="Visited_20_Internet_20_Link">
https://www.ukrinform.ua/rubric-sports/3698580-dzudoisti-zantaraa-nabali-ta-kalanina-zaversili-kareru.html</text:a>
</text:p>
      <!--NEWS-->
      <text:h text:style-name="P10" text:outline-level="1">
<text:span text:style-name="T4">
Iran claims that the American submarine has broken the borders of the country - the media</text:span>
</text:h>
      <text:p text:style-name="P4">
Authors: Ukrinform (Person)</text:p>
      <text:p text:style-name="P4">
Publisher: Укринформ (Organization)</text:p>
      <text:p text:style-name="P4">
Published Time: 2023-04-20T-54:27:00+03:00</text:p>
      <text:p text:style-name="P4">
Modified Time: 2023-04-20T21:27:00+03:00</text:p>
      <text:p text:style-name="P4">
Description: The Naval Forces Commander Iran Iran Iran's fraudsters said on Thursday state television, as if Iranian Navy had forced an American submarine to climb the surface when he joined the Persian Gulf. The Fifth Navy Fleet of the United States has denied such an incident. - Ukrinform.</text:p>
      <text:p text:style-name="P4">
Images: ["<text:a xlink:type="simple" xlink:href="https://static.ukrinform.com/photos/2020_01/thumb_files/630_360_1578254791-696.jpg" text:style-name="Internet_20_link" text:visited-style-name="Visited_20_Internet_20_Link">
630_360_15782...</text:a>
"]</text:p>
      <text:p text:style-name="P4">
Tags: ['Іран', 'США', 'Кордон', 'Підводний човен']</text:p>
      <text:p text:style-name="P4">
Type: Article</text:p>
      <!--METADATA-->
      <text:p text:style-name="P4">
<draw:frame draw:style-name="fr1" draw:name="Image58" text:anchor-type="as-char" svg:width="6.9236in" svg:height="3.956343in" draw:z-index="0">
<draw:image xlink:href="../Images/yкринформ/2023-04-20T-54-27-00-03-00/630_360_1578254791-696.jpg" xlink:type="simple" xlink:show="embed" xlink:actuate="onLoad" draw:mime-type="image/jpeg"/>
</draw:frame>
The Naval Forces Commander Iran Iran Iran's chests of Iran said on the Fourth State Television, as if the Iranian Navy forced the American underwater to climb the surface when he entered the Persian Gulf. The fifth US FleetUMS has denied such an incident.</text:p>
      <text:p text:style-name="P4">
As Ukrinform reports, it reports <text:a xlink:type="simple" xlink:href="https://www.reuters.com/world/middle-east/iran-says-its-navy-forces-us-submarine-surface-it-enters-gulf-2023-04-20/" text:style-name="Internet_20_link" text:visited-style-name="Visited_20_Internet_20_Link">
</text:a>
With reference to Iranian media.</text:p>
      <text:p text:style-name="P4">
"The American submarine was approaching while remaining immersed in water, the Fateh aliralian submarine found it and made maneuvers to force it to swim when it passed through the Strait of the Strait," Iran said.</text:p>
      <text:p text:style-name="P4">
He added that the US underwater vessel entered territorial waters <text:a xlink:type="simple" xlink:href="https://www.ukrinform.ua/tag-iran" text:style-name="Internet_20_link" text:visited-style-name="Visited_20_Internet_20_Link">
</text:a>
, but subsequently adjusted his post warning course from the Navy of Iran.</text:p>
      <text:p text:style-name="P4">
The fifth fleet of the US Navy, based in Bahrain, denied this statement, called the Iranian "misinformation".</text:p>
      <text:p text:style-name="P4">
“The American submarine has not passed through the Strait of the Strait or lately. This statement is an additional Iranian misinformation, which is not awarding regional maritime security and stability, ”said US Navy Commander Timothy Hawkins.</text:p>
      <text:p text:style-name="P4">
<text:span text:style-name="T4">
 Read also: </text:span>
 <text:a xlink:type="simple" xlink:href="https://www.ukrinform.ua/rubric-world/3694881-iran-vede-taemni-peremovini-z-kitaem-ta-rf-sodo-kupivli-raketnogo-paliva-politico.html" text:style-name="Internet_20_link" text:visited-style-name="Visited_20_Internet_20_Link">
<text:span text:style-name="T4">
 Iran </text:span>
</text:a>
Earlier this month, the US Navy said the Florida nuclear submarine was working in the Middle East to support the fifth fleet.</text:p>
      <text:p text:style-name="P4">
As reported <text:a xlink:type="simple" xlink:href="https://www.ukrinform.ua/rubric-world/3698050-ssa-vveli-sankcii-proti-miznarodnoi-merezi-aka-dopomagala-iranu-viroblati-droni.html" text:style-name="Internet_20_link" text:visited-style-name="Visited_20_Internet_20_Link">
</text:a>
, The US Ministry of Finance has announced restrictions on the international network of companies and persons who, despite previously imposed sanctions against Iranudoud, he had received electronics and equipment for the production of combat missions.</text:p>
      <text:p text:style-name="P4">
News Source: <text:a xlink:type="simple" xlink:href="https://www.ukrinform.ua/rubric-world/3698579-iran-stverdzue-nacebto-amerikanskij-pidvodnij-coven-porusiv-kordoni-kraini-zmi.html" text:style-name="Internet_20_link" text:visited-style-name="Visited_20_Internet_20_Link">
https://www.ukrinform.ua/rubric-world/3698579-iran-stverdzue-nacebto-amerikanskij-pidvodnij-coven-porusiv-kordoni-kraini-zmi.html</text:a>
</text:p>
      <!--NEWS-->
      <text:h text:style-name="P10" text:outline-level="1">
<text:span text:style-name="T4">
Moldova declares a violation of Russia's security regime in Transnistria</text:span>
</text:h>
      <text:p text:style-name="P4">
Authors: Ukrinform (Person)</text:p>
      <text:p text:style-name="P4">
Publisher: Укринформ (Organization)</text:p>
      <text:p text:style-name="P4">
Published Time: 2023-04-20T-56:25:00+03:00</text:p>
      <text:p text:style-name="P4">
Modified Time: 2023-04-20T21:25:00+03:00</text:p>
      <text:p text:style-name="P4">
Description: During the weekly meeting of the Joint Control Commission (CCC), Moldova representatives of Kyshenev reported a violation of the safety regime by the Russian military in the unrecognized Transnistria. - Ukrinform.</text:p>
      <text:p text:style-name="P4">
Images: ["<text:a xlink:type="simple" xlink:href="https://static.ukrinform.com/photos/2022_04/thumb_files/630_360_1651010841-905.jpg" text:style-name="Internet_20_link" text:visited-style-name="Visited_20_Internet_20_Link">
630_360_16510...</text:a>
"]</text:p>
      <text:p text:style-name="P4">
Tags: ['Молдова', "Придністров'я", 'Російські військові', 'Безпека']</text:p>
      <text:p text:style-name="P4">
Type: Article</text:p>
      <!--METADATA-->
      <text:p text:style-name="P4">
<draw:frame draw:style-name="fr1" draw:name="Image59" text:anchor-type="as-char" svg:width="6.9236in" svg:height="3.956343in" draw:z-index="0">
<draw:image xlink:href="../Images/yкринформ/2023-04-20T-56-25-00-03-00/630_360_1651010841-905.jpg" xlink:type="simple" xlink:show="embed" xlink:actuate="onLoad" draw:mime-type="image/jpeg"/>
</draw:frame>
During a joint control commission meeting(SKK)Moldova representatives Kryvenev reported a violation of the safety regime by the Russian military unrecognized Transnistria.</text:p>
      <text:p text:style-name="P4">
As Ukrinform reports, it reports <text:a xlink:type="simple" xlink:href="https://www.moldpres.md/en/news/2023/04/20/23003182" text:style-name="Internet_20_link" text:visited-style-name="Visited_20_Internet_20_Link">
</text:a>
With reference to the Moldovan Reintegration Reintegration Bureau.</text:p>
      <text:p text:style-name="P4">
The meeting discussed the illegal posts of law enforcement agencies and the need to remove them from the security zone, which extends along the Dniester River.</text:p>
      <text:p text:style-name="P4">
Moldova's delegation emphasized on repeated cases on post -host peacekeeping forces with a groundless stop of transport and citizens, especially diplomats accredited in <text:a xlink:type="simple" xlink:href="https://www.ukrinform.ua/tag-moldova" text:style-name="Internet_20_link" text:visited-style-name="Visited_20_Internet_20_Link">
</text:a>
. Делегація Молдови вимагала виключення подібних випадків у довгостроковійперспективі.</text:p>
      <text:p text:style-name="P4">
<text:span text:style-name="T4">
Читайте також:</text:span>
 <text:a xlink:type="simple" xlink:href="https://www.ukrinform.ua/rubric-polytics/3680244-u-sbu-nazvali-provokacieu-zaavi-pro-nibito-pidgotovku-teraktu-u-pridnistrovi.html" text:style-name="Internet_20_link" text:visited-style-name="Visited_20_Internet_20_Link">
 <text:span text:style-name="T4">
Придністров</text:span>
 </text:a>
Kishinev's representatives also reported a violation of the safety regime from the side of the Russian military contingent in the period from February to April, which were released from the CCM of the displacement of combat armored vehicles for the location of the posts of the united peacekeeping forces.</text:p>
      <text:p text:style-name="P4">
Moldova's representatives emphasized that the mentioned incidents "had the resonance of and disconnected the residents of the safety zone, who were periodically unbounded, over -checking their documents and vehicles."</text:p>
      <text:p text:style-name="P4">
<text:span text:style-name="T4">
 Read also: </text:span>
 <text:a xlink:type="simple" xlink:href="https://www.ukrinform.ua/rubric-world/3695535-moldovi-zagrozuut-raketi-aki-rosia-vipuskae-po-ukraini-ministr-oboroni.html" text:style-name="Internet_20_link" text:visited-style-name="Visited_20_Internet_20_Link">
</text:a>
Moldova's delegation is regarded as a provocation of such a violation of peacekeeping documents and calls for Russian military to abandon destabilizing actions to prevent peace on the banks of the Dniester.</text:p>
      <text:p text:style-name="P4">
As reported by Ukrinform, <text:a xlink:type="simple" xlink:href="https://www.ukrinform.ua/rubric-world/3698160-u-moldovi-narazi-ne-bacat-vijskovoi-zagrozi-z-boku-rosii.html" text:style-name="Internet_20_link" text:visited-style-name="Visited_20_Internet_20_Link">
</text:a>
military threat from Russia.</text:p>
      <text:p text:style-name="P4">
News Source: <text:a xlink:type="simple" xlink:href="https://www.ukrinform.ua/rubric-world/3698577-moldova-zaavlae-pro-porusenna-rezimu-bezpeki-rosieu-u-pridnistrovi.html" text:style-name="Internet_20_link" text:visited-style-name="Visited_20_Internet_20_Link">
https://www.ukrinform.ua/rubric-world/3698577-moldova-zaavlae-pro-porusenna-rezimu-bezpeki-rosieu-u-pridnistrovi.html</text:a>
</text:p>
      <!--NEWS-->
      <text:h text:style-name="P10" text:outline-level="1">
<text:span text:style-name="T4">
Pentagon's head arrived at Ramstein Air Force</text:span>
</text:h>
      <text:p text:style-name="P4">
Authors: Ukrinform (Person)</text:p>
      <text:p text:style-name="P4">
Publisher: Укринформ (Organization)</text:p>
      <text:p text:style-name="P4">
Published Time: 2023-04-20T-58:10:00+03:00</text:p>
      <text:p text:style-name="P4">
Modified Time: 2023-04-20T21:10:00+03:00</text:p>
      <text:p text:style-name="P4">
Description: US Secretary of Defense Lloyd Austin arrived at the Ramstein US Air Force in Germany, where a meeting of the Contact Group on Defense of Ukraine will be held on Friday. - Ukrinform.</text:p>
      <text:p text:style-name="P4">
Images: ["<text:a xlink:type="simple" xlink:href="https://static.ukrinform.com/photos/2023_02/thumb_files/630_360_1676392928-683.jpg" text:style-name="Internet_20_link" text:visited-style-name="Visited_20_Internet_20_Link">
630_360_16763...</text:a>
"]</text:p>
      <text:p text:style-name="P4">
Tags: ['Німеччина', 'Пентагон', 'США', 'Остін']</text:p>
      <text:p text:style-name="P4">
Type: Article</text:p>
      <!--METADATA-->
      <text:p text:style-name="P4">
<draw:frame draw:style-name="fr1" draw:name="Image60" text:anchor-type="as-char" svg:width="6.9236in" svg:height="3.956343in" draw:z-index="0">
<draw:image xlink:href="../Images/yкринформ/2023-04-20T-58-10-00-03-00/630_360_1676392928-683.jpg" xlink:type="simple" xlink:show="embed" xlink:actuate="onLoad" draw:mime-type="image/jpeg"/>
</draw:frame>
US Ministry Lloyd Austin arrived on the base of the US Air Force Ramstein, where a meeting of the Contact Group on Defense of Ukraine will be held on Friday.</text:p>
      <text:p text:style-name="P4">
He reported this in <text:a xlink:type="simple" xlink:href="https://twitter.com/SecDef/status/1649031376505536512" text:style-name="Internet_20_link" text:visited-style-name="Visited_20_Internet_20_Link">
</text:a>
, reports Ukrinform.</text:p>
      <text:p text:style-name="P4">
"I arrived at the Ramstein Air Base, where I will take a contact group of defense inquiries tomorrow <text:a xlink:type="simple" xlink:href="https://www.ukrinform.ua/tag-ukraina" text:style-name="Internet_20_link" text:visited-style-name="Visited_20_Internet_20_Link">
</text:a>
with more than 40 union countries and partners to continue our important work to support the most urgent needs of Ukraine in the field of security, ”the Glavpentagon said.</text:p>
      <text:p text:style-name="Quotations">

<text:p text:style-name="P4">
I'm here at <text:a xlink:type="simple" xlink:href="https://twitter.com/RamsteinAirBase" text:style-name="Internet_20_link" text:visited-style-name="Visited_20_Internet_20_Link">
</text:a>
&gt;
 where tomorrow I will be hosting the Ukraine Defense Contact Group with more&gt;
 than 40 allies &amp; partner nations to continue our important work towards&gt;
 supporting Ukraine’s most urgent security assistance needs. <text:a xlink:type="simple" xlink:href="https://t.co/sfpvyxDn83" text:style-name="Internet_20_link" text:visited-style-name="Visited_20_Internet_20_Link">
&gt;
 </text:a>
&gt;
&gt;
 — Secretary of Defense Lloyd J. Austin III(@SecDef) <text:a xlink:type="simple" xlink:href="https://twitter.com/SecDef/status/1649031376505536512" text:style-name="Internet_20_link" text:visited-style-name="Visited_20_Internet_20_Link">
&gt;
 </text:a>
He also posted a video for him by American soldiers of the Blife and Transport Aircraft, where the US Secretary of Defense arrived in Donimich.</text:p>

</text:p>
      <text:p text:style-name="P4">
<text:span text:style-name="T4">
 Read also: </text:span>
 <text:a xlink:type="simple" xlink:href="https://www.ukrinform.ua/rubric-ato/3698125-pentagon-ogolosiv-novij-paket-oboronnoi-dopomogi-ukraini.html" text:style-name="Internet_20_link" text:visited-style-name="Visited_20_Internet_20_Link">
<text:span text:style-name="T4">
 Pentagon </text:span>
</text:a>
As reported by Ukrinform, the 11th meeting of the Contact Group on Defense of Ukraine should take place on April 21.</text:p>
      <text:p text:style-name="P4">
<text:span text:style-name="T5">
Foto: aa</text:span>
</text:p>
      <text:p text:style-name="P4">
News Source: <text:a xlink:type="simple" xlink:href="https://www.ukrinform.ua/rubric-world/3698575-glava-pentagona-pribuv-na-aviabazu-ramstajn.html" text:style-name="Internet_20_link" text:visited-style-name="Visited_20_Internet_20_Link">
https://www.ukrinform.ua/rubric-world/3698575-glava-pentagona-pribuv-na-aviabazu-ramstajn.html</text:a>
</text:p>
      <!--NEWS-->
      <text:h text:style-name="P10" text:outline-level="1">
<text:span text:style-name="T4">
Kyiv region received five generators for critical infrastructure from UNDP</text:span>
</text:h>
      <text:p text:style-name="P4">
Authors: Ukrinform (Person)</text:p>
      <text:p text:style-name="P4">
Publisher: Укринформ (Organization)</text:p>
      <text:p text:style-name="P4">
Published Time: 2023-04-20T-61:49:00+03:00</text:p>
      <text:p text:style-name="P4">
Modified Time: 2023-04-20T20:49:00+03:00</text:p>
      <text:p text:style-name="P4">
Description: The United Nations Development Program (UNDP) in Ukraine, with the assistance of the Japanese government, has transferred five powerful generators to the Kyiv region for critical infrastructure. - Ukrinform.</text:p>
      <text:p text:style-name="P4">
Images: ["<text:a xlink:type="simple" xlink:href="https://static.ukrinform.com/photos/2023_04/thumb_files/630_360_1682012553-131.jpg" text:style-name="Internet_20_link" text:visited-style-name="Visited_20_Internet_20_Link">
630_360_16820...</text:a>
", "<text:a xlink:type="simple" xlink:href="https://static.ukrinform.com/photos/2023_04/1682012542-271.jpg" text:style-name="Internet_20_link" text:visited-style-name="Visited_20_Internet_20_Link">
1682012542-27...</text:a>
", "<text:a xlink:type="simple" xlink:href="https://static.ukrinform.com/photos/2023_04/1682012542-129.jpg" text:style-name="Internet_20_link" text:visited-style-name="Visited_20_Internet_20_Link">
1682012542-12...</text:a>
", "<text:a xlink:type="simple" xlink:href="https://static.ukrinform.com/photos/2023_04/1682012541-772.jpg" text:style-name="Internet_20_link" text:visited-style-name="Visited_20_Internet_20_Link">
1682012541-77...</text:a>
"]</text:p>
      <text:p text:style-name="P4">
Tags: ['Японія', 'ПРООН', 'Київщина', 'генератор']</text:p>
      <text:p text:style-name="P4">
Type: Article</text:p>
      <!--METADATA-->
      <text:p text:style-name="P4">
<draw:frame draw:style-name="fr1" draw:name="Image61" text:anchor-type="as-char" svg:width="6.9236in" svg:height="3.956343in" draw:z-index="0">
<draw:image xlink:href="../Images/yкринформ/2023-04-20T-61-49-00-03-00/630_360_1682012553-131.jpg" xlink:type="simple" xlink:show="embed" xlink:actuate="onLoad" draw:mime-type="image/jpeg"/>
</draw:frame>
The Unified Nations Program(UNDP)In Ukraine, with the assistance of the Japanese law, she transferred five powerful generators to the Kyiv region for the needs of critical infrastructure.</text:p>
      <text:p text:style-name="P4">
This was reported <text:a xlink:type="simple" xlink:href="https://koda.gov.ua/dlya-potreb-krytychnoyi-infrastruktury-kyyivshhyny-peredaly-5-potuzhnyh-generatoriv-vid-proon-za-spryyannya-uryadu-yaponiyi/" text:style-name="Internet_20_link" text:visited-style-name="Visited_20_Internet_20_Link">
</text:a>
, reports Ukrinform.</text:p>
      <text:p text:style-name="P4">
As noted in the regional administration, these are the first of 77 units of equipment for ensuring uninterrupted supply of electricity, which Ukraine should receive a false program <text:a xlink:type="simple" xlink:href="https://www.ukrinform.ua/tag-proon" text:style-name="Internet_20_link" text:visited-style-name="Visited_20_Internet_20_Link">
</text:a>
and the Government of Japan.</text:p>
      <text:p text:style-name="P4">
<draw:frame draw:style-name="fr1" draw:name="Image62" text:anchor-type="as-char" svg:width="6.9236in" svg:height="4.615733in" draw:z-index="0">
<draw:image xlink:href="../Images/yкринформ/2023-04-20T-61-49-00-03-00/1682012542-271.jpg" xlink:type="simple" xlink:show="embed" xlink:actuate="onLoad" draw:mime-type="image/jpeg"/>
</draw:frame>
The generators transferred to the Kyiv region will ensure that facilities such as cleaning and sewage stations, heating systems, medical and educational establishments will ensure a permanent work.</text:p>
      <text:p text:style-name="P4">
<draw:frame draw:style-name="fr1" draw:name="Image63" text:anchor-type="as-char" svg:width="6.9236in" svg:height="4.615733in" draw:z-index="0">
<draw:image xlink:href="../Images/yкринформ/2023-04-20T-61-49-00-03-00/1682012542-129.jpg" xlink:type="simple" xlink:show="embed" xlink:actuate="onLoad" draw:mime-type="image/jpeg"/>
</draw:frame>
Representatives of critical infrastructure enterprises have already been presented with certificates of devices.</text:p>
      <text:p text:style-name="P4">
<draw:frame draw:style-name="fr1" draw:name="Image64" text:anchor-type="as-char" svg:width="6.9236in" svg:height="4.615733in" draw:z-index="0">
<draw:image xlink:href="../Images/yкринформ/2023-04-20T-61-49-00-03-00/1682012541-772.jpg" xlink:type="simple" xlink:show="embed" xlink:actuate="onLoad" draw:mime-type="image/jpeg"/>
</draw:frame>
The Ambassador Extraordinary and Plenipotentiary of Japan Kuninori Matzuda, a permanent representative of UNDP in Ukraine, the Deputy Minister of Community Development, Territories and Infrastructure Oleksandrbutenko and Deputy Head of Kyiv OVA Mykola Boyko took part in the transmission ceremony.</text:p>
      <text:p text:style-name="P4">
During the event, Sylier stressed that UNDP supports the efforts of the Ukrainian Government to ensure uninterrupted electricity supply, aware of the level of damage and risks that occur during emergencies. According to its words, the constant support of the objects of critical infrastructure by Japan is a formatical platform and a high level of readiness for potential challenges.</text:p>
      <text:p text:style-name="P4">
<text:span text:style-name="T4">
 Read also: </text:span>
 <text:a xlink:type="simple" xlink:href="https://www.ukrinform.ua/rubric-regions/3698241-cerkaski-skoli-j-ditsadki-otrimali-z-polsi-generatori.html" text:style-name="Internet_20_link" text:visited-style-name="Visited_20_Internet_20_Link">
<text:span text:style-name="T4">
 Generator </text:span>
</text:a>
The OVA representative, for his part, noted the systematic work of the UNDP of the Iyapods on the restoration of damage suffered by the Kyiv region and support of the population.</text:p>
      <text:p text:style-name="P4">
"Not so long ago we met in Irpen, where we saw how to collect the destroyed houses to start rebuilding later. Today, international partners again help our critical infrastructure. On this path, "he suggested.<text:span text:style-name="T5">
Foto: UNDP in Ukraine</text:span>
</text:p>
      <text:p text:style-name="P4">
News Source: <text:a xlink:type="simple" xlink:href="https://www.ukrinform.ua/rubric-regions/3698566-kiivsina-otrimala-vid-proon-pat-generatoriv-dla-potreb-kriticnoi-infrastrukturi.html" text:style-name="Internet_20_link" text:visited-style-name="Visited_20_Internet_20_Link">
https://www.ukrinform.ua/rubric-regions/3698566-kiivsina-otrimala-vid-proon-pat-generatoriv-dla-potreb-kriticnoi-infrastrukturi.html</text:a>
</text:p>
      <!--NEWS-->
      <text:h text:style-name="P10" text:outline-level="1">
<text:span text:style-name="T4">
The Russians fired from heavy artillery community in Dnipropetrovsk region</text:span>
</text:h>
      <text:p text:style-name="P4">
Authors: Ukrinform (Person)</text:p>
      <text:p text:style-name="P4">
Publisher: Укринформ (Organization)</text:p>
      <text:p text:style-name="P4">
Published Time: 2023-04-20T-63:44:52+03:00</text:p>
      <text:p text:style-name="P4">
Modified Time: 2023-04-20T20:44:52+03:00</text:p>
      <text:p text:style-name="P4">
Description: The army of the Russian Federation fired at the heavy artillery of the Velikomikhailov community in Dnipropetrovsk region. - Ukrinform.</text:p>
      <text:p text:style-name="P4">
Images: ["<text:a xlink:type="simple" xlink:href="https://static.ukrinform.com/photos/2023_04/thumb_files/630_360_1682012671-524.jpg" text:style-name="Internet_20_link" text:visited-style-name="Visited_20_Internet_20_Link">
630_360_16820...</text:a>
"]</text:p>
      <text:p text:style-name="P4">
Tags: ['Дніпропетровщина', 'Обстріл', 'Війна з росією']</text:p>
      <text:p text:style-name="P4">
Type: Article</text:p>
      <!--METADATA-->
      <text:p text:style-name="P4">
<draw:frame draw:style-name="fr1" draw:name="Image65" text:anchor-type="as-char" svg:width="6.9236in" svg:height="3.956343in" draw:z-index="0">
<draw:image xlink:href="../Images/yкринформ/2023-04-20T-63-44-52-03-00/630_360_1682012671-524.jpg" xlink:type="simple" xlink:show="embed" xlink:actuate="onLoad" draw:mime-type="image/jpeg"/>
</draw:frame>
The Rfost army was arranged from heavy artillery by the Greater Michael community in the Dnipropetrovsk region.</text:p>
      <text:p text:style-name="P4">
This was reported by the head of Dnipropetrovsk Ova Sergey Lisak in <text:a xlink:type="simple" xlink:href="http://t.me/dnipropetrovskaODA/4215" text:style-name="Internet_20_link" text:visited-style-name="Visited_20_Internet_20_Link">
</text:a>
, reports Ukrinform.</text:p>
      <text:p text:style-name="P4">
"Today, under the sight of the Russian army - the Greater Mikhailivska Publicwasinelnikovsky District. The enemy hit it on heavy artillery," - said.</text:p>
      <text:p text:style-name="P4">
According to him, it went without the dead and victims.</text:p>
      <text:p text:style-name="P4">
Rescuers, who establish the effects of the shelling, have an ova head.</text:p>
      <text:p text:style-name="P4">
<text:span text:style-name="T4">
 Read also: </text:span>
 <text:a xlink:type="simple" xlink:href="https://www.ukrinform.ua/rubric-ato/3698507-rosiani-dvici-za-den-obstrilali-ocakiv-iz-rszv.html" text:style-name="Internet_20_link" text:visited-style-name="Visited_20_Internet_20_Link">
<text:span text:style-name="T4">
 firing </text:span>
</text:a>
As it was reported, the day before in the Greater Mikhail community of the Sinelnyk district as a result of <text:a xlink:type="simple" xlink:href="https://www.ukrinform.ua/tag-obstril" text:style-name="Internet_20_link" text:visited-style-name="Visited_20_Internet_20_Link">
</text:a>
Damage is damaged by two -building and car.</text:p>
      <text:p text:style-name="P4">
_ Photo illustrative_</text:p>
      <text:p text:style-name="P4">
News Source: <text:a xlink:type="simple" xlink:href="https://www.ukrinform.ua/rubric-ato/3698564-rosiani-obstrilali-z-vazkoi-artilerii-gromadu-na-dnipropetrovsini.html" text:style-name="Internet_20_link" text:visited-style-name="Visited_20_Internet_20_Link">
https://www.ukrinform.ua/rubric-ato/3698564-rosiani-obstrilali-z-vazkoi-artilerii-gromadu-na-dnipropetrovsini.html</text:a>
</text:p>
      <!--NEWS-->
      <text:h text:style-name="P10" text:outline-level="1">
<text:span text:style-name="T4">
The President congratulated the Muslims of Ukraine on the Ramazan Bayram holiday</text:span>
</text:h>
      <text:p text:style-name="P4">
Authors: Ukrinform (Person)</text:p>
      <text:p text:style-name="P4">
Publisher: Укринформ (Organization)</text:p>
      <text:p text:style-name="P4">
Published Time: 2023-04-20T-65:42:00+03:00</text:p>
      <text:p text:style-name="P4">
Modified Time: 2023-04-20T20:42:00+03:00</text:p>
      <text:p text:style-name="P4">
Description: President Volodymyr Zelenskyy congratulated the Muslims of Ukraine on the occasion of Ramazan Bayram.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Мусульмани', 'Іслам', 'Зеленський']</text:p>
      <text:p text:style-name="P4">
Type: Article</text:p>
      <!--METADATA-->
      <text:p text:style-name="P4">
<draw:frame draw:style-name="fr1" draw:name="Image66" text:anchor-type="as-char" svg:width="6.9236in" svg:height="3.956343in" draw:z-index="0">
<draw:image xlink:href="../Images/yкринформ/2023-04-20T-65-42-00-03-00/630_360_1678962741-175.jpeg" xlink:type="simple" xlink:show="embed" xlink:actuate="onLoad" draw:mime-type="image/jpeg"/>
</draw:frame>
President Volodymyr Zelenskyy congratulated the Muslims of Ukraine on the occasion of Saint-Bayram.</text:p>
      <text:p text:style-name="P4">
Greetings are released on <text:a xlink:type="simple" xlink:href="https://www.president.gov.ua/news/vitannya-prezidenta-musulmanam-ukrayini-z-nagodi-svyata-rama-82377" text:style-name="Internet_20_link" text:visited-style-name="Visited_20_Internet_20_Link">
</text:a>
, reports Ukrinform.</text:p>
      <text:p text:style-name="P4">
"I warmly congratulate the Ramazan-Bayram Holiday Holiday, which is a symbol of such virtues as responsiveness, helping needy and disadvantaged. At the time of great tests that have fallen on the fate of our country, the Islamic community of Ukraine, which the whole Ukrainian people, demonstrates patriotism and doing everything It is possible for the protection of independence and territorial integrity of the state. I am convinced that we will inevitably win and the long-awaited peace will come to our native land, "- said <text:a xlink:type="simple" xlink:href="https://www.ukrinform.ua/tag-prezident" text:style-name="Internet_20_link" text:visited-style-name="Visited_20_Internet_20_Link">
</text:a>
.</text:p>
      <text:p text:style-name="P4">
<text:span text:style-name="T4">
 Read also: </text:span>
 <text:a xlink:type="simple" xlink:href="https://www.ukrinform.ua/rubric-society/3693070-zelenskij-ogolosiv-pro-zapocatkuvanna-v-ukraini-novoi-tradicii-iftaru.html" text:style-name="Internet_20_link" text:visited-style-name="Visited_20_Internet_20_Link">
</text:a>
He wished Muslims good health, unwavering faith, harmony of Tadostaty.</text:p>
      <text:p text:style-name="P4">
Prime Minister of Ukraine Denis Shmigal congratulated Muslims on the Ramazan Bayram holiday <text:a xlink:type="simple" xlink:href="https://www.facebook.com/dshmyhal/posts/pfbid029tAtdKzhdSCB7em1ygQMgmWpHh2w9WsemXuD39sr7quauzzcjSYyADpZCJaxKHWEl" text:style-name="Internet_20_link" text:visited-style-name="Visited_20_Internet_20_Link">
</text:a>
Wishing inspiration for good deeds and further struggle for freedom.</text:p>
      <text:p text:style-name="P4">
"I sincerely congratulate the Muslims on the Ramazan Bayram holiday, marking the end of the holy month of Ramadan. May the spirit of brotherhood and unity obtained during the Special Moon inspires good deeds and further struggle for navigation and the country," he said.</text:p>
      <text:p text:style-name="P4">
The Prime Minister wished all the Muslims of Ukraine a blessed holiday, the help of the All -Sincere, Sincere and Unbreakable Faith in Ukrainian Defenders.</text:p>
      <text:p text:style-name="P4">
"Let all the troubles and troubles will recede, and peace and prosperity will return to the gowns," Shmigal emphasized.</text:p>
      <text:p text:style-name="P4">
Ramazan Bayram is a holiday of Muslim peoples. It is preceded by a 30-day fast that begins on the first day of the Ramadan month(Abo Ramazan).</text:p>
      <text:p text:style-name="P4">
<text:span text:style-name="T5">
Фото: ОП</text:span>
</text:p>
      <text:p text:style-name="P4">
News Source: <text:a xlink:type="simple" xlink:href="https://www.ukrinform.ua/rubric-society/3698563-prezident-privitav-musulman-ukraini-zi-svatom-ramazanbajram.html" text:style-name="Internet_20_link" text:visited-style-name="Visited_20_Internet_20_Link">
https://www.ukrinform.ua/rubric-society/3698563-prezident-privitav-musulman-ukraini-zi-svatom-ramazanbajram.html</text:a>
</text:p>
      <!--NEWS-->
      <text:h text:style-name="P10" text:outline-level="1">
<text:span text:style-name="T4">
Ukrainian air defense shot down 10 of 11 Shahed drones overnight</text:span>
</text:h>
      <text:p text:style-name="P4">
Authors: liveuamap (Language: en)</text:p>
      <text:p text:style-name="P4">
Time: 2023-04-20T01:03:00</text:p>
      <text:p text:style-name="P4">
Location: Dnipro (Latitude:48.4014 Longtitude:35.10338)</text:p>
      <text:p text:style-name="P4">
Videos: []</text:p>
      <text:p text:style-name="P4">
Images: []</text:p>
      <text:p text:style-name="P4">
Tags: ["Europe", "Central and Eastern Europe"]</text:p>
      <text:p text:style-name="P4">
Id: 22557326</text:p>
      <!--METADATA-->
      <text:p text:style-name="P4">
Ukrainian air defense shot down 10 of 11 Shahed drones overnight</text:p>
      <text:p text:style-name="P4">
News Collection Link: <text:a xlink:type="simple" xlink:href="https://liveuamap.com/en/2023/20-april-ukrainian-air-defense-shot-down-10-of-11-shahed" text:style-name="Internet_20_link" text:visited-style-name="Visited_20_Internet_20_Link">
https://liveuamap.com/en/2023/20-april-ukrainian-air-defense-shot-down-10-of-11-shahed</text:a>
</text:p>
      <text:p text:style-name="P4">
News Source: <text:a xlink:type="simple" xlink:href="https://t.me/suspilnednipro/14569" text:style-name="Internet_20_link" text:visited-style-name="Visited_20_Internet_20_Link">
https://t.me/suspilnednipro/14569</text:a>
</text:p>
      <!--NEWS-->
      <text:h text:style-name="P10" text:outline-level="1">
<text:span text:style-name="T4">
Kherson, Khersonska Oblast(09:34). Red Alert: aerial threat. Sirens sounding. Take cover now!</text:span>
</text:h>
      <text:p text:style-name="P4">
Authors: liveuamap (Language: en)</text:p>
      <text:p text:style-name="P4">
Time: 2023-04-20T03:34:00</text:p>
      <text:p text:style-name="P4">
Location: Kherson (Latitude:46.65581000 Longtitude:32.61780000)</text:p>
      <text:p text:style-name="P4">
Videos: []</text:p>
      <text:p text:style-name="P4">
Images: []</text:p>
      <text:p text:style-name="P4">
Tags: ["Europe", "Central and Eastern Europe"]</text:p>
      <text:p text:style-name="P4">
Id: 22557392</text:p>
      <!--METADATA-->
      <text:p text:style-name="P4">
Kherson, Kherson region(09:34). Red Alert: aerial threat. Sirens sounding.Take cover now!</text:p>
      <text:p text:style-name="P4">
News Collection Link: <text:a xlink:type="simple" xlink:href="https://liveuamap.com/en/2023/20-april-kherson-khersonska-oblast0934-red-alg" text:style-name="Internet_20_link" text:visited-style-name="Visited_20_Internet_20_Link">
https://liveuamap.com/en/2023/20-april-kherson-khersonska-oblast0934-red-alg</text:a>
</text:p>
      <text:p text:style-name="P4">
News Source: <text:a xlink:type="simple" xlink:href="https://t.me/air_alert_ua/43361" text:style-name="Internet_20_link" text:visited-style-name="Visited_20_Internet_20_Link">
https://t.me/air_alert_ua/43361</text:a>
</text:p>
      <!--NEWS-->
      <text:h text:style-name="P10" text:outline-level="1">
<text:span text:style-name="T4">
NATO Secretary-General Jens Stoltenberg arrives in Kyiv</text:span>
</text:h>
      <text:p text:style-name="P4">
Authors: liveuamap (Language: en)</text:p>
      <text:p text:style-name="P4">
Time: 2023-04-20T04:14:08</text:p>
      <text:p text:style-name="P4">
Location: Kyiv, Kyiv city (Latitude:50.45543 Longtitude:30.51933)</text:p>
      <text:p text:style-name="P4">
Videos: []</text:p>
      <text:p text:style-name="P4">
Images: ["<text:a xlink:type="simple" xlink:href="https://liveuamap.com/pics/2023/04/20/22557393_0.jpg" text:style-name="Internet_20_link" text:visited-style-name="Visited_20_Internet_20_Link">
22557393_0.jpg</text:a>
"]</text:p>
      <text:p text:style-name="P4">
Tags: ["Europe", "Central and Eastern Europe"]</text:p>
      <text:p text:style-name="P4">
Id: 22557393</text:p>
      <!--METADATA-->
      <text:p text:style-name="P4">
NATO Secretary-General Jens Stoltenberg arrives in Kyiv</text:p>
      <text:p text:style-name="P4">
<draw:frame draw:style-name="fr1" draw:name="Image67" text:anchor-type="as-char" svg:width="6.9236in" svg:height="5.1927in" draw:z-index="0">
<draw:image xlink:href="../Images/liveuamap/2023-04-20T04-14-08/22557393_0.jpg" xlink:type="simple" xlink:show="embed" xlink:actuate="onLoad" draw:mime-type="image/jpeg"/>
</draw:frame>
News Collection Link: <text:a xlink:type="simple" xlink:href="https://liveuamap.com/en/2023/20-april-nato-secretarygeneral-jens-stoltenberg-arrives-in" text:style-name="Internet_20_link" text:visited-style-name="Visited_20_Internet_20_Link">
https://liveuamap.com/en/2023/20-april-nato-secretarygeneral-jens-stoltenberg-arrives-in</text:a>
</text:p>
      <text:p text:style-name="P4">
News Source: <text:a xlink:type="simple" xlink:href="https://twitter.com/KyivIndependent/status/1648949370824577024" text:style-name="Internet_20_link" text:visited-style-name="Visited_20_Internet_20_Link">
https://twitter.com/KyivIndependent/status/1648949370824577024</text:a>
</text:p>
      <!--NEWS-->
      <text:h text:style-name="P10" text:outline-level="1">
<text:span text:style-name="T4">
At Sivershchyna and Slobozhanschyna directions Russian army shelled Shalyhyne, Boyaro-Lezhach...</text:span>
</text:h>
      <text:p text:style-name="P4">
Authors: liveuamap (Language: en)</text:p>
      <text:p text:style-name="P4">
Time: 2023-04-20T04:25:00</text:p>
      <text:p text:style-name="P4">
Location: Kharkiv (Latitude:49.75804 Longtitude:37.11266)</text:p>
      <text:p text:style-name="P4">
Videos: []</text:p>
      <text:p text:style-name="P4">
Images: []</text:p>
      <text:p text:style-name="P4">
Tags: ["Russia"]</text:p>
      <text:p text:style-name="P4">
Id: 22557406</text:p>
      <!--METADATA-->
      <text:p text:style-name="P4">
At sivershchyna and slBozhanschyna Directions Russian Army Shelled Shalyhyne, Boyaro-Lezhachi, Iskryskivskivschyna, Bilopillya, Volfyne, Kateryne, Kateryeryne. Petropavlivka, Karayichne, Zemlyanky, Ustynivka and Odradne of Kharkiv Region,- General Staff of ARMED FORCES OF UKRAINE SAYS IN THE MORNING REPORT</text:p>
      <text:p text:style-name="P4">
News Collection Link:(https://liveuamap.com/en/2023/20-april-at-sivershchyna-and-slobozhanschyna-directions-russian)</text:p>
      <text:p text:style-name="P4">
News Source: <text:a xlink:type="simple" xlink:href="https://t.me/lumsrc/4540" text:style-name="Internet_20_link" text:visited-style-name="Visited_20_Internet_20_Link">
https://t.me/lumsrc/4540</text:a>
</text:p>
      <!--NEWS-->
      <text:h text:style-name="P10" text:outline-level="1">
<text:span text:style-name="T4">
Russian forces conducting offensive actions at Lyman, Bakhmut, Avdiivka and Maryinka directio...</text:span>
</text:h>
      <text:p text:style-name="P4">
Authors: liveuamap (Language: en)</text:p>
      <text:p text:style-name="P4">
Time: 2023-04-20T04:29:44</text:p>
      <text:p text:style-name="P4">
Location: Vuhledar, Donetsk Oblast (Latitude:47.76826 Longtitude:37.24016)</text:p>
      <text:p text:style-name="P4">
Videos: []</text:p>
      <text:p text:style-name="P4">
Images: []</text:p>
      <text:p text:style-name="P4">
Tags: ["Russia"]</text:p>
      <text:p text:style-name="P4">
Id: 22557395</text:p>
      <!--METADATA-->
      <text:p text:style-name="P4">
Russian forces conducting offensive actions at Lyman, Bakhmut, Avdiivka andMaryinka directions. Ukrainian military repelled over 55 Russian attacks.Russian forces attempting to advance near Kreminna and Serebryanske forestry,Bakhmut, Khromove, Avdiyivka, Vodyane and Pervomayske, Maryinka and Pobyeda,Vuhledar, - General Staff of Armed Forces of Ukraine says in the morningreport</text:p>
      <text:p text:style-name="P4">
News Collection Link: <text:a xlink:type="simple" xlink:href="https://liveuamap.com/en/2023/20-april-russian-forces-conducting-offensive-actions-at-lyman" text:style-name="Internet_20_link" text:visited-style-name="Visited_20_Internet_20_Link">
https://liveuamap.com/en/2023/20-april-russian-forces-conducting-offensive-actions-at-lyman</text:a>
</text:p>
      <text:p text:style-name="P4">
News Source: <text:a xlink:type="simple" xlink:href="https://t.me/lumsrc/4548" text:style-name="Internet_20_link" text:visited-style-name="Visited_20_Internet_20_Link">
https://t.me/lumsrc/4548</text:a>
</text:p>
      <!--NEWS-->
      <text:h text:style-name="P10" text:outline-level="1">
<text:span text:style-name="T4">
Zaporizka Oblast(10:39). Red Alert: aerial threat. Sirens sounding. Take cover now!</text:span>
</text:h>
      <text:p text:style-name="P4">
Authors: liveuamap (Language: en)</text:p>
      <text:p text:style-name="P4">
Time: 2023-04-20T04:40:00</text:p>
      <text:p text:style-name="P4">
Location: Zaporizka Oblast (Latitude:47.612801 Longtitude:35.764471)</text:p>
      <text:p text:style-name="P4">
Videos: []</text:p>
      <text:p text:style-name="P4">
Images: []</text:p>
      <text:p text:style-name="P4">
Tags: ["Europe", "Central and Eastern Europe"]</text:p>
      <text:p text:style-name="P4">
Id: 22557401</text:p>
      <!--METADATA-->
      <text:p text:style-name="P4">
Zaporizhzhia region(10:39). Red Alert: aerial threat. Sirens sounding. Take covernow!</text:p>
      <text:p text:style-name="P4">
News Collection Link: <text:a xlink:type="simple" xlink:href="https://liveuamap.com/en/2023/20-april-zaporizka-oblast1039-red-alert-aeriag" text:style-name="Internet_20_link" text:visited-style-name="Visited_20_Internet_20_Link">
https://liveuamap.com/en/2023/20-april-zaporizka-oblast1039-red-alert-aeriag</text:a>
</text:p>
      <text:p text:style-name="P4">
News Source: <text:a xlink:type="simple" xlink:href="https://t.me/air_alert_ua/43363" text:style-name="Internet_20_link" text:visited-style-name="Visited_20_Internet_20_Link">
https://t.me/air_alert_ua/43363</text:a>
</text:p>
      <!--NEWS-->
      <text:h text:style-name="P10" text:outline-level="1">
<text:span text:style-name="T4">
Chernihivska Oblast(10:44). Red Alert: aerial threat. Sirens sounding. Take cover now!</text:span>
</text:h>
      <text:p text:style-name="P4">
Authors: liveuamap (Language: en)</text:p>
      <text:p text:style-name="P4">
Time: 2023-04-20T04:46:00</text:p>
      <text:p text:style-name="P4">
Location: Chernihivska Oblast (Latitude:51.33333000 Longtitude:32.00000000)</text:p>
      <text:p text:style-name="P4">
Videos: []</text:p>
      <text:p text:style-name="P4">
Images: []</text:p>
      <text:p text:style-name="P4">
Tags: ["Europe", "Central and Eastern Europe"]</text:p>
      <text:p text:style-name="P4">
Id: 22557404</text:p>
      <!--METADATA-->
      <text:p text:style-name="P4">
Chernihiv region(10:44). Red Alert: aerial threat. Sirens sounding. Takecover now!</text:p>
      <text:p text:style-name="P4">
News Collection Link: <text:a xlink:type="simple" xlink:href="https://liveuamap.com/en/2023/20-april-chernihivska-oblast1044-red-alert-aeg" text:style-name="Internet_20_link" text:visited-style-name="Visited_20_Internet_20_Link">
https://liveuamap.com/en/2023/20-april-chernihivska-oblast1044-red-alert-aeg</text:a>
</text:p>
      <text:p text:style-name="P4">
News Source: <text:a xlink:type="simple" xlink:href="https://t.me/suspilnechernihiv/17758" text:style-name="Internet_20_link" text:visited-style-name="Visited_20_Internet_20_Link">
https://t.me/suspilnechernihiv/17758</text:a>
</text:p>
      <!--NEWS-->
      <text:h text:style-name="P10" text:outline-level="1">
<text:span text:style-name="T4">
Sumska Oblast(10:45). Red Alert: aerial threat. Sirens sounding. Take cover now!</text:span>
</text:h>
      <text:p text:style-name="P4">
Authors: liveuamap (Language: en)</text:p>
      <text:p text:style-name="P4">
Time: 2023-04-20T04:47:00</text:p>
      <text:p text:style-name="P4">
Location: Sumska Oblast (Latitude:50.99885 Longtitude:34.00072)</text:p>
      <text:p text:style-name="P4">
Videos: []</text:p>
      <text:p text:style-name="P4">
Images: []</text:p>
      <text:p text:style-name="P4">
Tags: ["Europe", "Central and Eastern Europe"]</text:p>
      <text:p text:style-name="P4">
Id: 22557405</text:p>
      <!--METADATA-->
      <text:p text:style-name="P4">
Sumy region(10:45). Red Alert: aerial threat. Sirens sounding. Take covernow!</text:p>
      <text:p text:style-name="P4">
News Collection Link: <text:a xlink:type="simple" xlink:href="https://liveuamap.com/en/2023/20-april-sumska-oblast1045-red-alert-aerial-tg" text:style-name="Internet_20_link" text:visited-style-name="Visited_20_Internet_20_Link">
https://liveuamap.com/en/2023/20-april-sumska-oblast1045-red-alert-aerial-tg</text:a>
</text:p>
      <text:p text:style-name="P4">
News Source: <text:a xlink:type="simple" xlink:href="https://t.me/air_alert_ua/43365" text:style-name="Internet_20_link" text:visited-style-name="Visited_20_Internet_20_Link">
https://t.me/air_alert_ua/43365</text:a>
</text:p>
      <!--NEWS-->
      <text:h text:style-name="P10" text:outline-level="1">
<text:span text:style-name="T4">
The Dutch and the Danes will deliver fourteen Leopard2 A4 tanks to Ukraine, in addition to th...</text:span>
</text:h>
      <text:p text:style-name="P4">
Authors: liveuamap (Language: en)</text:p>
      <text:p text:style-name="P4">
Time: 2023-04-20T05:30:00</text:p>
      <text:p text:style-name="P4">
Location: Amsterdam, Noord-Holland (Latitude:52.37392 Longtitude:4.8896)</text:p>
      <text:p text:style-name="P4">
Videos: []</text:p>
      <text:p text:style-name="P4">
Images: []</text:p>
      <text:p text:style-name="P4">
Tags: ["Russia", "Europe"]</text:p>
      <text:p text:style-name="P4">
Id: 22557444</text:p>
      <!--METADATA-->
      <text:p text:style-name="P4">
The Dutch and the Danes will deliver fourteen Leopard2 A4 tanks to Ukraine, inaddition to the previously announced Leopard 1 tanks. The Netherlands is partof the international tank coalition that supports Ukraine in the fight againstRussian aggression</text:p>
      <text:p text:style-name="P4">
News Collection Link: <text:a xlink:type="simple" xlink:href="https://liveuamap.com/en/2023/20-april-the-dutch-and-the-danes-will-deliver-fourteen-leopard2" text:style-name="Internet_20_link" text:visited-style-name="Visited_20_Internet_20_Link">
https://liveuamap.com/en/2023/20-april-the-dutch-and-the-danes-will-deliver-fourteen-leopard2</text:a>
</text:p>
      <text:p text:style-name="P4">
News Source: <text:a xlink:type="simple" xlink:href="https://twitter.com/AvandenBroek/status/1648967358436835328" text:style-name="Internet_20_link" text:visited-style-name="Visited_20_Internet_20_Link">
https://twitter.com/AvandenBroek/status/1648967358436835328</text:a>
</text:p>
      <!--NEWS-->
      <text:h text:style-name="P10" text:outline-level="1">
<text:span text:style-name="T4">
Poltavska Oblast(13:02). Red Alert: aerial threat. Sirens sounding. Take cover now!</text:span>
</text:h>
      <text:p text:style-name="P4">
Authors: liveuamap (Language: en)</text:p>
      <text:p text:style-name="P4">
Time: 2023-04-20T07:03:00</text:p>
      <text:p text:style-name="P4">
Location: Poltavska Oblast (Latitude:49.47791 Longtitude:33.81892)</text:p>
      <text:p text:style-name="P4">
Videos: []</text:p>
      <text:p text:style-name="P4">
Images: []</text:p>
      <text:p text:style-name="P4">
Tags: ["Europe", "Central and Eastern Europe"]</text:p>
      <text:p text:style-name="P4">
Id: 22557432</text:p>
      <!--METADATA-->
      <text:p text:style-name="P4">
Poltava(13:02). Red Alert: aerial threat. Sirens sounding. Take covernow!</text:p>
      <text:p text:style-name="P4">
News Collection Link: <text:a xlink:type="simple" xlink:href="https://liveuamap.com/en/2023/20-april-poltavska-oblast1302-red-alert-aeriag" text:style-name="Internet_20_link" text:visited-style-name="Visited_20_Internet_20_Link">
https://liveuamap.com/en/2023/20-april-poltavska-oblast1302-red-alert-aeriag</text:a>
</text:p>
      <text:p text:style-name="P4">
News Source: <text:a xlink:type="simple" xlink:href="https://t.me/suspilnepoltava/10843" text:style-name="Internet_20_link" text:visited-style-name="Visited_20_Internet_20_Link">
https://t.me/suspilnepoltava/10843</text:a>
</text:p>
      <!--NEWS-->
      <text:h text:style-name="P10" text:outline-level="1">
<text:span text:style-name="T4">
Kharkiv, Kharkiv region, Donetsk region (13:03). Red Alrt: Aerial Tchretate. Sirens Sounding ....</text:span>
</text:h>
      <text:p text:style-name="P4">
Authors: liveuamap (Language: en)</text:p>
      <text:p text:style-name="P4">
Time: 2023-04-20T07:05:00</text:p>
      <text:p text:style-name="P4">
Location: Kharkiv (Latitude:49.98134 Longtitude:36.25335)</text:p>
      <text:p text:style-name="P4">
Videos: []</text:p>
      <text:p text:style-name="P4">
Images: []</text:p>
      <text:p text:style-name="P4">
Tags: ["Europe", "Central and Eastern Europe"]</text:p>
      <text:p text:style-name="P4">
Id: 22557433</text:p>
      <!--METADATA-->
      <text:p text:style-name="P4">
Kharkiv, Kharkiv region, Donetsk region(13:03). Red Alert: aerial threat.Sirens sounding. Take cover now!</text:p>
      <text:p text:style-name="P4">
News Collection Link: <text:a xlink:type="simple" xlink:href="https://liveuamap.com/en/2023/20-april-kharkiv-kharkivska-oblast-donetsk-obg" text:style-name="Internet_20_link" text:visited-style-name="Visited_20_Internet_20_Link">
https://liveuamap.com/en/2023/20-april-kharkiv-kharkivska-oblast-donetsk-obg</text:a>
</text:p>
      <text:p text:style-name="P4">
News Source: <text:a xlink:type="simple" xlink:href="https://t.me/air_alert_ua/43371" text:style-name="Internet_20_link" text:visited-style-name="Visited_20_Internet_20_Link">
https://t.me/air_alert_ua/43371</text:a>
</text:p>
      <!--NEWS-->
      <text:h text:style-name="P10" text:outline-level="1">
<text:span text:style-name="T4">
Zaporizka Oblast(13:53). Red Alert: aerial threat. Sirens sounding. Take cover now!</text:span>
</text:h>
      <text:p text:style-name="P4">
Authors: liveuamap (Language: en)</text:p>
      <text:p text:style-name="P4">
Time: 2023-04-20T07:53:00</text:p>
      <text:p text:style-name="P4">
Location: Zaporizka Oblast (Latitude:47.611321 Longtitude:35.764311)</text:p>
      <text:p text:style-name="P4">
Videos: []</text:p>
      <text:p text:style-name="P4">
Images: []</text:p>
      <text:p text:style-name="P4">
Tags: ["Europe", "Central and Eastern Europe"]</text:p>
      <text:p text:style-name="P4">
Id: 22557439</text:p>
      <!--METADATA-->
      <text:p text:style-name="P4">
Zaporizhzhia region(13:53). Red Alert: aerial threat. Sirens sounding. Take covernow!</text:p>
      <text:p text:style-name="P4">
News Collection Link: <text:a xlink:type="simple" xlink:href="https://liveuamap.com/en/2023/20-april-zaporizka-oblast1353-red-alert-aeriag" text:style-name="Internet_20_link" text:visited-style-name="Visited_20_Internet_20_Link">
https://liveuamap.com/en/2023/20-april-zaporizka-oblast1353-red-alert-aeriag</text:a>
</text:p>
      <text:p text:style-name="P4">
News Source: <text:a xlink:type="simple" xlink:href="https://t.me/suspilnezaporizhzhya/12253" text:style-name="Internet_20_link" text:visited-style-name="Visited_20_Internet_20_Link">
https://t.me/suspilnezaporizhzhya/12253</text:a>
</text:p>
      <!--NEWS-->
      <text:h text:style-name="P10" text:outline-level="1">
<text:span text:style-name="T4">
Chernihivska Oblast(15:26). Red Alert: aerial threat. Sirens sounding. Take cover now!</text:span>
</text:h>
      <text:p text:style-name="P4">
Authors: liveuamap (Language: en)</text:p>
      <text:p text:style-name="P4">
Time: 2023-04-20T09:27:00</text:p>
      <text:p text:style-name="P4">
Location: Chernihivska Oblast (Latitude:51.33361 Longtitude:32.00066)</text:p>
      <text:p text:style-name="P4">
Videos: []</text:p>
      <text:p text:style-name="P4">
Images: []</text:p>
      <text:p text:style-name="P4">
Tags: ["Europe", "Central and Eastern Europe"]</text:p>
      <text:p text:style-name="P4">
Id: 22557440</text:p>
      <!--METADATA-->
      <text:p text:style-name="P4">
Chernihiv region(15:26). Red Alert: aerial threat. Sirens sounding. Takecover now!</text:p>
      <text:p text:style-name="P4">
News Collection Link: <text:a xlink:type="simple" xlink:href="https://liveuamap.com/en/2023/20-april-chernihivska-oblast1526-red-alert-aeg" text:style-name="Internet_20_link" text:visited-style-name="Visited_20_Internet_20_Link">
https://liveuamap.com/en/2023/20-april-chernihivska-oblast1526-red-alert-aeg</text:a>
</text:p>
      <text:p text:style-name="P4">
News Source: <text:a xlink:type="simple" xlink:href="https://t.me/air_alert_ua/43378" text:style-name="Internet_20_link" text:visited-style-name="Visited_20_Internet_20_Link">
https://t.me/air_alert_ua/43378</text:a>
</text:p>
      <!--NEWS-->
      <text:h text:style-name="P10" text:outline-level="1">
<text:span text:style-name="T4">
Sumska Oblast(15:27). Red Alert: aerial threat. Sirens sounding. Take cover now!</text:span>
</text:h>
      <text:p text:style-name="P4">
Authors: liveuamap (Language: en)</text:p>
      <text:p text:style-name="P4">
Time: 2023-04-20T09:29:00</text:p>
      <text:p text:style-name="P4">
Location: Sumska Oblast (Latitude:50.99952 Longtitude:34.00047)</text:p>
      <text:p text:style-name="P4">
Videos: []</text:p>
      <text:p text:style-name="P4">
Images: []</text:p>
      <text:p text:style-name="P4">
Tags: ["Europe", "Central and Eastern Europe"]</text:p>
      <text:p text:style-name="P4">
Id: 22557441</text:p>
      <!--METADATA-->
      <text:p text:style-name="P4">
Sumy region(15:27). Red Alert: aerial threat. Sirens sounding. Take covernow!</text:p>
      <text:p text:style-name="P4">
News Collection Link: <text:a xlink:type="simple" xlink:href="https://liveuamap.com/en/2023/20-april-sumska-oblast1527-red-alert-aerial-tg" text:style-name="Internet_20_link" text:visited-style-name="Visited_20_Internet_20_Link">
https://liveuamap.com/en/2023/20-april-sumska-oblast1527-red-alert-aerial-tg</text:a>
</text:p>
      <text:p text:style-name="P4">
News Source: <text:a xlink:type="simple" xlink:href="https://t.me/air_alert_ua/43379" text:style-name="Internet_20_link" text:visited-style-name="Visited_20_Internet_20_Link">
https://t.me/air_alert_ua/43379</text:a>
</text:p>
      <!--NEWS-->
      <text:h text:style-name="P10" text:outline-level="1">
<text:span text:style-name="T4">
Jens Stoltenberg: Ukraine's rightful place is in the Euro-Atlantic family. Ukraine's rightful...</text:span>
</text:h>
      <text:p text:style-name="P4">
Authors: liveuamap (Language: en)</text:p>
      <text:p text:style-name="P4">
Time: 2023-04-20T09:55:44</text:p>
      <text:p text:style-name="P4">
Location: Kyiv, Kyiv city (Latitude:50.44395 Longtitude:30.52946)</text:p>
      <text:p text:style-name="P4">
Videos: []</text:p>
      <text:p text:style-name="P4">
Images: []</text:p>
      <text:p text:style-name="P4">
Tags: ["Europe"]</text:p>
      <text:p text:style-name="P4">
Id: 22557443</text:p>
      <!--METADATA-->
      <text:p text:style-name="P4">
Jens Stoltenberg: Ukraine's rightful place is in the Euro-Atlantic family.Ukraine's rightful place is in NATO. Over time, our support will help you makethis possible.❞</text:p>
      <text:p text:style-name="P4">
News Collection Link: <text:a xlink:type="simple" xlink:href="https://liveuamap.com/en/2023/20-april-jens-stoltenberg-ukraines-rightful-place-is-in-the" text:style-name="Internet_20_link" text:visited-style-name="Visited_20_Internet_20_Link">
https://liveuamap.com/en/2023/20-april-jens-stoltenberg-ukraines-rightful-place-is-in-the</text:a>
</text:p>
      <text:p text:style-name="P4">
News Source: <text:a xlink:type="simple" xlink:href="https://twitter.com/NATO/status/1649047066314940417" text:style-name="Internet_20_link" text:visited-style-name="Visited_20_Internet_20_Link">
https://twitter.com/NATO/status/1649047066314940417</text:a>
</text:p>
      <!--NEWS-->
      <text:h text:style-name="P10" text:outline-level="1">
<text:span text:style-name="T4">
Up to 60,000 Ukrainians are currently in Estonia</text:span>
</text:h>
      <text:p text:style-name="P4">
Authors: Ukrinform (Person)</text:p>
      <text:p text:style-name="P4">
Publisher: Укринформ (Organization)</text:p>
      <text:p text:style-name="P4">
Published Time: 2023-04-20T12:31:45+03:00</text:p>
      <text:p text:style-name="P4">
Modified Time: 2023-04-20T12:31:45+03:00</text:p>
      <text:p text:style-name="P4">
Description: There are currently 50 to 60,000 Ukrainians in Estonia, who were forced to leave their homes because of Russia. - Ukrinform.</text:p>
      <text:p text:style-name="P4">
Images: ["<text:a xlink:type="simple" xlink:href="https://static.ukrinform.com/photos/2021_04/thumb_files/630_360_1617633400-437.jpg" text:style-name="Internet_20_link" text:visited-style-name="Visited_20_Internet_20_Link">
630_360_16176...</text:a>
", "<text:a xlink:type="simple" xlink:href="https://static.ukrinform.com/photos/2023_04/1681982999-705.jpg" text:style-name="Internet_20_link" text:visited-style-name="Visited_20_Internet_20_Link">
1681982999-70...</text:a>
"]</text:p>
      <text:p text:style-name="P4">
Tags: ['Естонія', 'Посол', 'Біженці', 'Війна з росією']</text:p>
      <text:p text:style-name="P4">
Type: Article</text:p>
      <!--METADATA-->
      <text:p text:style-name="P4">
<draw:frame draw:style-name="fr1" draw:name="Image68" text:anchor-type="as-char" svg:width="6.9236in" svg:height="3.956343in" draw:z-index="0">
<draw:image xlink:href="../Images/yкринформ/2023-04-20T12-31-45-03-00/630_360_1617633400-437.jpg" xlink:type="simple" xlink:show="embed" xlink:actuate="onLoad" draw:mime-type="image/jpeg"/>
</draw:frame>
There are from 50 to 60 thousand Ukrainians in Estoninaras, who were forced to leave their riots because of Russia.</text:p>
      <text:p text:style-name="P4">
This was stated by the Estonia Ambassador to Ukraine Kaima Kuusus on a briefing the topic: "Yartom support Ukraine during the war?" In the Media Center Ukraine - Ukrinform.</text:p>
      <text:p text:style-name="P4">
<draw:frame draw:style-name="fr1" draw:name="Image69" text:anchor-type="as-char" svg:width="6.9236in" svg:height="4.615733in" draw:z-index="0">
<draw:image xlink:href="../Images/yкринформ/2023-04-20T12-31-45-03-00/1681982999-705.jpg" xlink:type="simple" xlink:show="embed" xlink:actuate="onLoad" draw:mime-type="image/jpeg"/>
</draw:frame>
The diplomat said that after the start of a full -scale invasion of <text:a xlink:type="simple" xlink:href="https://www.ukrinform.ua/tag-estonia" text:style-name="Internet_20_link" text:visited-style-name="Visited_20_Internet_20_Link">
</text:a>
More than 100,000 Ukrainians arrived, some of them were transit in the country and then moved to Finland or Sweden.</text:p>
      <text:p text:style-name="P4">
"At this time, according to our estimates, there are currently 50 to 60 thousand Ukrainians in Estonia. This is about 3 percent of the population of Estonia," Kusk said.</text:p>
      <text:p text:style-name="P4">
He noted that the Estonian side began to assist the Ukrainians who were forced to leave Ukraine as a result of war immediately after arriving.</text:p>
      <text:p text:style-name="P4">
<text:span text:style-name="T4">
 Read also: </text:span>
 <text:a xlink:type="simple" xlink:href="https://www.ukrinform.ua/rubric-society/3698177-v-avstrii-prozivaut-55-tisac-ukrainskih-pereselenciv-sallenberg.html" text:style-name="Internet_20_link" text:visited-style-name="Visited_20_Internet_20_Link">
</text:a>
According to the Directorate of the UN High Commissioner for Affairs(BCB), the number of Ukrainians who went to European countries after the full -scale invasion of Russia was 7,915287.</text:p>
      <text:p text:style-name="P4">
News Source: <text:a xlink:type="simple" xlink:href="https://www.ukrinform.ua/rubric-society/3698321-v-estonii-narazi-perebuvaut-do-60-tisac-ukrainciv.html" text:style-name="Internet_20_link" text:visited-style-name="Visited_20_Internet_20_Link">
https://www.ukrinform.ua/rubric-society/3698321-v-estonii-narazi-perebuvaut-do-60-tisac-ukrainciv.html</text:a>
</text:p>
      <!--NEWS-->
      <text:h text:style-name="P10" text:outline-level="1">
<text:span text:style-name="T4">
Kherson, Khersonska Oblast(18:44). Red Alert: aerial threat. Sirens sounding. Take cover now!</text:span>
</text:h>
      <text:p text:style-name="P4">
Authors: liveuamap (Language: en)</text:p>
      <text:p text:style-name="P4">
Time: 2023-04-20T12:44:00</text:p>
      <text:p text:style-name="P4">
Location: Kherson (Latitude:46.65465 Longtitude:32.61687)</text:p>
      <text:p text:style-name="P4">
Videos: []</text:p>
      <text:p text:style-name="P4">
Images: []</text:p>
      <text:p text:style-name="P4">
Tags: ["Europe", "Central and Eastern Europe"]</text:p>
      <text:p text:style-name="P4">
Id: 22557457</text:p>
      <!--METADATA-->
      <text:p text:style-name="P4">
Kherson, Kherson region(18:44). Red Alert: aerial threat. Sirens sounding.Take cover now!</text:p>
      <text:p text:style-name="P4">
News Collection Link: <text:a xlink:type="simple" xlink:href="https://liveuamap.com/en/2023/20-april-kherson-khersonska-oblast1844-red-alg" text:style-name="Internet_20_link" text:visited-style-name="Visited_20_Internet_20_Link">
https://liveuamap.com/en/2023/20-april-kherson-khersonska-oblast1844-red-alg</text:a>
</text:p>
      <text:p text:style-name="P4">
News Source: <text:a xlink:type="simple" xlink:href="https://t.me/air_alert_ua/43383" text:style-name="Internet_20_link" text:visited-style-name="Visited_20_Internet_20_Link">
https://t.me/air_alert_ua/43383</text:a>
</text:p>
      <!--NEWS-->
      <text:h text:style-name="P10" text:outline-level="1">
<text:span text:style-name="T4">
Zaporizka Oblast(19:41). Red Alert: aerial threat. Sirens sounding. Take cover now!</text:span>
</text:h>
      <text:p text:style-name="P4">
Authors: liveuamap (Language: en)</text:p>
      <text:p text:style-name="P4">
Time: 2023-04-20T13:41:00</text:p>
      <text:p text:style-name="P4">
Location: Zaporizka Oblast (Latitude:47.612021 Longtitude:35.765261)</text:p>
      <text:p text:style-name="P4">
Videos: []</text:p>
      <text:p text:style-name="P4">
Images: []</text:p>
      <text:p text:style-name="P4">
Tags: ["Europe", "Central and Eastern Europe"]</text:p>
      <text:p text:style-name="P4">
Id: 22557507</text:p>
      <!--METADATA-->
      <text:p text:style-name="P4">
Zaporizhzhia region(19:41). Red Alert: aerial threat. Sirens sounding. Take covernow!</text:p>
      <text:p text:style-name="P4">
News Collection Link: <text:a xlink:type="simple" xlink:href="https://liveuamap.com/en/2023/20-april-zaporizka-oblast1941-red-alert-aeriag" text:style-name="Internet_20_link" text:visited-style-name="Visited_20_Internet_20_Link">
https://liveuamap.com/en/2023/20-april-zaporizka-oblast1941-red-alert-aeriag</text:a>
</text:p>
      <text:p text:style-name="P4">
News Source: <text:a xlink:type="simple" xlink:href="https://t.me/suspilnezaporizhzhya/12262" text:style-name="Internet_20_link" text:visited-style-name="Visited_20_Internet_20_Link">
https://t.me/suspilnezaporizhzhya/12262</text:a>
</text:p>
      <!--NEWS-->
      <text:h text:style-name="P10" text:outline-level="1">
<text:span text:style-name="T4">
Donetsk Oblast(19:41). Red Alert: aerial threat. Sirens sounding. Take cover now!</text:span>
</text:h>
      <text:p text:style-name="P4">
Authors: liveuamap (Language: en)</text:p>
      <text:p text:style-name="P4">
Time: 2023-04-20T13:43:00</text:p>
      <text:p text:style-name="P4">
Location: Donetsk Oblast (Latitude:48.72622 Longtitude:37.57882)</text:p>
      <text:p text:style-name="P4">
Videos: []</text:p>
      <text:p text:style-name="P4">
Images: []</text:p>
      <text:p text:style-name="P4">
Tags: ["Europe", "Central and Eastern Europe"]</text:p>
      <text:p text:style-name="P4">
Id: 22557508</text:p>
      <!--METADATA-->
      <text:p text:style-name="P4">
Donetsk Oblast(19:41). Red Alert: aerial threat. Sirens sounding. Take covernow!</text:p>
      <text:p text:style-name="P4">
News Collection Link: <text:a xlink:type="simple" xlink:href="https://liveuamap.com/en/2023/20-april-donetsk-oblast1941-red-alert-aerial-g" text:style-name="Internet_20_link" text:visited-style-name="Visited_20_Internet_20_Link">
https://liveuamap.com/en/2023/20-april-donetsk-oblast1941-red-alert-aerial-g</text:a>
</text:p>
      <text:p text:style-name="P4">
News Source: <text:a xlink:type="simple" xlink:href="https://t.me/air_alert_ua/43385" text:style-name="Internet_20_link" text:visited-style-name="Visited_20_Internet_20_Link">
https://t.me/air_alert_ua/43385</text:a>
</text:p>
      <!--NEWS-->
      <text:h text:style-name="P10" text:outline-level="1">
<text:span text:style-name="T4">
SBU arrested Novinsky's assets for another 144 million</text:span>
</text:h>
      <text:p text:style-name="P4">
Authors: Ukrinform (Person)</text:p>
      <text:p text:style-name="P4">
Publisher: Укринформ (Organization)</text:p>
      <text:p text:style-name="P4">
Published Time: 2023-04-20T14:30:58+03:00</text:p>
      <text:p text:style-name="P4">
Modified Time: 2023-04-20T14:30:58+03:00</text:p>
      <text:p text:style-name="P4">
Description: The court, according to the materials of the Security Service of Ukraine, seized 18 million cubic meters of gas, which the company of the pro -Russian oligarch, former People's Deputy Vadim Novinsky was stored in the storage of the joint -stock company "Ukrtransgaz". - Ukrinform.</text:p>
      <text:p text:style-name="P4">
Images: ["<text:a xlink:type="simple" xlink:href="https://static.ukrinform.com/photos/2019_05/thumb_files/630_360_1558435212-507.jpg" text:style-name="Internet_20_link" text:visited-style-name="Visited_20_Internet_20_Link">
630_360_15584...</text:a>
"]</text:p>
      <text:p text:style-name="P4">
Tags: ['Арешт', 'Газ', 'Новинський', 'СБУ', 'Майно']</text:p>
      <text:p text:style-name="P4">
Type: Article</text:p>
      <!--METADATA-->
      <text:p text:style-name="P4">
<draw:frame draw:style-name="fr1" draw:name="Image70" text:anchor-type="as-char" svg:width="6.9236in" svg:height="3.956343in" draw:z-index="0">
<draw:image xlink:href="../Images/yкринформ/2023-04-20T14-30-58-03-00/630_360_1558435212-507.jpg" xlink:type="simple" xlink:show="embed" xlink:actuate="onLoad" draw:mime-type="image/jpeg"/>
</draw:frame>
The court was arrested for 18 million cubic meters of gas, which the company of the pro -Russian oligarch, former People's Deputy of Vadimanovsky was stored in the storage of the Joint -Stock Company "Ukrtransgaz".</text:p>
      <text:p text:style-name="P4">
As Ukrinform reports, this has reported <text:a xlink:type="simple" xlink:href="https://ssu.gov.ua/novyny/sbu-areshtuvala-aktyvy-pidsanktsiinoho-oliharkha-novynskoho-na-ponad-144-mln-hrn" text:style-name="Internet_20_link" text:visited-style-name="Visited_20_Internet_20_Link">
</text:a>
.</text:p>
      <text:p text:style-name="P4">
За даними слідства, згадані компанії намагалися відчужити газ на користьтретіх осіб для уникнення санкцій Ради національної безпеки і оборони України.Загальна вартість арештованих обсягів блакитного палива становить понад 144млн гривень.</text:p>
      <text:p text:style-name="P4">
Так, слідством встановлено, що з метою уникнення санкцій <text:a xlink:type="simple" xlink:href="https://www.ukrinform.ua/tag-rnbo" text:style-name="Internet_20_link" text:visited-style-name="Visited_20_Internet_20_Link">
</text:a>
Novinsky re -registered its own gambage companies to several affiliates that are directly related to the Russian Federation.</text:p>
      <text:p text:style-name="P4">
For the realization of the equipment, the oligarch attracted controlled private notaries of the state registrars. The criminal scheme was exposed and blocked.</text:p>
      <text:p text:style-name="P4">
*!(https://www.ukrinform.ua/rubric-society/3690676-zurnalisti-pomitili-novinskogo-u-curihu-proviv-sluzbu-v-rosijskij-cerkvi.html)As part of the proceedings under Art. 111-2(Assistance to the aggressor state)Investigative actions are ongoing to establish all the circumstances of the crime and prosecute the perpetrators.</text:p>
      <text:p text:style-name="P4">
As reported by Ukrinform, last week was imposed <text:a xlink:type="simple" xlink:href="https://www.ukrinform.ua/rubric-economy/3695312-sbu-zaarestuvala-majno-novinskogo-na-ponad-35-milarda.html" text:style-name="Internet_20_link" text:visited-style-name="Visited_20_Internet_20_Link">
</text:a>
 .</text:p>
      <text:p text:style-name="P4">
News Source: <text:a xlink:type="simple" xlink:href="https://www.ukrinform.ua/rubric-economy/3698388-sbu-arestuvala-aktivi-novinskogo-se-na-144-miljoni.html" text:style-name="Internet_20_link" text:visited-style-name="Visited_20_Internet_20_Link">
https://www.ukrinform.ua/rubric-economy/3698388-sbu-arestuvala-aktivi-novinskogo-se-na-144-miljoni.html</text:a>
</text:p>
      <!--NEWS-->
      <text:h text:style-name="P10" text:outline-level="1">
<text:span text:style-name="T4">
Melitopol Mayor told about the action plan after the city was released</text:span>
</text:h>
      <text:p text:style-name="P4">
Authors: Ukrinform (Person)</text:p>
      <text:p text:style-name="P4">
Publisher: Укринформ (Organization)</text:p>
      <text:p text:style-name="P4">
Published Time: 2023-04-20T14:31:00+03:00</text:p>
      <text:p text:style-name="P4">
Modified Time: 2023-04-20T14:31:00+03:00</text:p>
      <text:p text:style-name="P4">
Description: After the de -occupation of Melitopol and the area, it is necessary to restore the life of the territory and its infrastructure, punish collaborators and traitors, reconcile the population and restore the economy.</text:p>
      <text:p text:style-name="P4">
— Укрінформ.: </text:p>
      <text:p text:style-name="P4">
Images: ["<text:a xlink:type="simple" xlink:href="https://static.ukrinform.com/photos/2023_04/thumb_files/630_360_1681996461-700.jpg" text:style-name="Internet_20_link" text:visited-style-name="Visited_20_Internet_20_Link">
630_360_16819...</text:a>
"]</text:p>
      <text:p text:style-name="P4">
Tags: ['Деокупація', 'Мелітополь', 'Михайло Федоров', 'Війна з росією']</text:p>
      <text:p text:style-name="P4">
Type: Article</text:p>
      <!--METADATA-->
      <text:p text:style-name="P4">
<draw:frame draw:style-name="fr1" draw:name="Image71" text:anchor-type="as-char" svg:width="6.9236in" svg:height="3.956343in" draw:z-index="0">
<draw:image xlink:href="../Images/yкринформ/2023-04-20T14-31-00-03-00/630_360_1681996461-700.jpg" xlink:type="simple" xlink:show="embed" xlink:actuate="onLoad" draw:mime-type="image/jpeg"/>
</draw:frame>
Postal excavation of Melitopol and the district should restore the life of the territory and its infrastructure, punish collaborators and traitors, reconcile the population to restore the economy.</text:p>
      <text:p text:style-name="P4">
Ivan Fedorov, a correspondent of Ukrinform, said this during a speech at the International Summit of Cities and Regions.</text:p>
      <text:p text:style-name="P4">
"We need to be aware that after our victory, the main preventive new aggression of Russia should be a successfully developed economy, and special conservation should be given to our territories. Because they are the last form between Europe and the aggressor," he said.</text:p>
      <text:p text:style-name="P4">
Fedorov recalled that Melitopol is a gate to the Crimea, and in its territory, residents of more than 100 nationalities lived in its territory. Melitopol was considered the intercultural capital of Ukraine.</text:p>
      <text:p text:style-name="P4">
"In 2014, our city chose its path of development - the European pursuit. After Russia's invasion of Crimea, Donbass, Lugansk, Russian providers tried to seize our city, and our community coped with the this. Since 2014, in cooperation with international partners, we have been developing our social infrastructure and making plans for the development of the region until 2030, but did not take into account only one that Russia will declare the war of a whole civilized world, "the city mayor said.</text:p>
      <text:p text:style-name="P4">
<text:span text:style-name="T4">
 Read also: </text:span>
 <text:a xlink:type="simple" xlink:href="https://www.ukrinform.ua/rubric-ato/3694743-rosiani-v-ocikuvanni-nastupu-zsu-na-melitopol-pobuduvali-tri-linii-oboroni-rozvidka-britanii.html" text:style-name="Internet_20_link" text:visited-style-name="Visited_20_Internet_20_Link">
<text:span text:style-name="T4">
 Melitopol </text:span>
</text:a>
Melitopol was occupied from the first days of the war and became for the occupying administrative center of the captured part of the Zaporizhzhya region and the military baza. Currently, the temporarily occupied territories are made of genuine genocid proceeds of the Ukrainian people. In particular, the enemy steals and tortures peaceful people. Ivanfedorov mentioned that his himself and his military was imprisoned with an inventing position and refusing to work for the enemy.</text:p>
      <text:p text:style-name="P4">
At present, 70% of businesses do not work in the city. People are on the verge of poverty, and the drugs and foods, according to Fedorov, are more expensive three times than in any companion of our country.</text:p>
      <text:p text:style-name="P4">
"People cannot receive medicine without a Russian passport. So they have a choice: either life or Russian passport," he added.<text:span text:style-name="T4">
 Read also: </text:span>
 <text:a xlink:type="simple" xlink:href="https://www.ukrinform.ua/rubric-regions/3696309-iz-melitopola-za-dva-tizni-viihali-ponad-2000-ludej-sob-uniknuti-mobilizacii-fedorov.html" text:style-name="Internet_20_link" text:visited-style-name="Visited_20_Internet_20_Link">
<text:span text:style-name="T4">
 Melitopol </text:span>
</text:a>
"We all have a unique chance now - to build a new Ukraine. The number one is the creation of the Melitopol Region Plan, the Life Restoration Plan for Infrastructure. We are already accumulating humanitarian aid, first -time things, generators, to restore life -and -level as soon as possible. the city to get our inhabitants back. The second and most difficult step is to build a long -term strategy of reconciliation after a long occupation. All collaborators and traitors must be punished, and also need to reconcile those who remain and endure terror and those who have turned. It is impossible to make this country about the future of our country. Without a strong thaeconomically, this is impossible, "Fedorov said.</text:p>
      <text:p text:style-name="P4">
He also thanked the international partners for his support and expressed his hope that she would continue.</text:p>
      <text:p text:style-name="P4">
<text:span text:style-name="T4">
 Read also: </text:span>
 <text:a xlink:type="simple" xlink:href="https://www.ukrinform.ua/rubric-regions/3697231-u-melitopoli-zagarbniki-pocali-drugu-hvilu-nacionalizacii-zitla.html" text:style-name="Internet_20_link" text:visited-style-name="Visited_20_Internet_20_Link">
</text:a>
Earlier it was reported that the deputy mayor Ivan Samodyuk performed at the summit, who spent 333 days in Russian captivity. He made the attention of the participants of the event that it is not necessary to perceive Ukraine as a "gray zone", which can protect Europe from the invasion. In the first place, Ukraine is a common house for Ukrainians, Europeans and the whole civilized world.</text:p>
      <text:p text:style-name="P4">
Today, the international summit of cities and regions is held in Kyiv. About 100 representatives of foreign countries from all over the world, the chairman of cities and regions, representatives of the Congress of the Council of Europe and the chairman of Ukrainian communities and regions will be attended.</text:p>
      <text:p text:style-name="P4">
News Source: <text:a xlink:type="simple" xlink:href="https://www.ukrinform.ua/rubric-regions/3698389-mer-melitopola-rozpoviv-pro-plan-dij-pisla-zvilnenna-mista.html" text:style-name="Internet_20_link" text:visited-style-name="Visited_20_Internet_20_Link">
https://www.ukrinform.ua/rubric-regions/3698389-mer-melitopola-rozpoviv-pro-plan-dij-pisla-zvilnenna-mista.html</text:a>
</text:p>
      <!--NEWS-->
      <text:h text:style-name="P10" text:outline-level="1">
<text:span text:style-name="T4">
The Lviv court chose a measure of restraint suspect in the arson of the church</text:span>
</text:h>
      <text:p text:style-name="P4">
Authors: Ukrinform (Person)</text:p>
      <text:p text:style-name="P4">
Publisher: Укринформ (Organization)</text:p>
      <text:p text:style-name="P4">
Published Time: 2023-04-20T14:34:09+03:00</text:p>
      <text:p text:style-name="P4">
Modified Time: 2023-04-20T14:34:09+03:00</text:p>
      <text:p text:style-name="P4">
Description: The Sikhiv District Court of Lviv chose a preventive measure of a 31-year-old Uzhgorod native, who is suspected of burning of the Church of the Nativity of the Blessed Virgin Mary of the UGCC. - Ukrinform.</text:p>
      <text:p text:style-name="P4">
Images: ["<text:a xlink:type="simple" xlink:href="https://static.ukrinform.com/photos/2023_04/thumb_files/630_360_1681455767-875.jpg" text:style-name="Internet_20_link" text:visited-style-name="Visited_20_Internet_20_Link">
630_360_16814...</text:a>
", "<text:a xlink:type="simple" xlink:href="https://static.ukrinform.com/photos/2023_04/1681990365-548.jpg" text:style-name="Internet_20_link" text:visited-style-name="Visited_20_Internet_20_Link">
1681990365-54...</text:a>
"]</text:p>
      <text:p text:style-name="P4">
Tags: ['Церква', 'Львівщина', 'УГКЦ', 'Підпал']</text:p>
      <text:p text:style-name="P4">
Type: Article</text:p>
      <!--METADATA-->
      <text:p text:style-name="P4">
<draw:frame draw:style-name="fr1" draw:name="Image72" text:anchor-type="as-char" svg:width="6.9236in" svg:height="3.956343in" draw:z-index="0">
<draw:image xlink:href="../Images/yкринформ/2023-04-20T14-34-09-03-00/630_360_1681455767-875.jpg" xlink:type="simple" xlink:show="embed" xlink:actuate="onLoad" draw:mime-type="image/jpeg"/>
</draw:frame>
The Usykhiv District Court of Lviv elected a preventive measure of a 31-year-old native of a native, who is suspected of burning of the Church of the Nativity of the Blessed Virgin Mary of the UGCC.</text:p>
      <text:p text:style-name="P4">
About it reports <text:a xlink:type="simple" xlink:href="https://t.me/suspilnelviv/9388" text:style-name="Internet_20_link" text:visited-style-name="Visited_20_Internet_20_Link">
</text:a>
Public Lviv to refer to the Unified State Register of Judgments, Ukrinform reports.</text:p>
      <text:p text:style-name="P4">
"In the Sikhiv District Court of Lviv, a man was chosen by a man who is subdivided into the rank of church in Sykhov," the statement said.</text:p>
      <text:p text:style-name="P4">
According to the man, he came to Lviv to begged. He did not intend to spat the church, but did it to warm up. According to the court, the husband reassured the drink.</text:p>
      <text:p text:style-name="P4">
<draw:frame draw:style-name="fr1" draw:name="Image73" text:anchor-type="as-char" svg:width="6.9236in" svg:height="4.609323in" draw:z-index="0">
<draw:image xlink:href="../Images/yкринформ/2023-04-20T14-34-09-03-00/1681990365-548.jpg" xlink:type="simple" xlink:show="embed" xlink:actuate="onLoad" draw:mime-type="image/jpeg"/>
</draw:frame>
In <text:a xlink:type="simple" xlink:href="https://reyestr.court.gov.ua/Review/110242381" text:style-name="Internet_20_link" text:visited-style-name="Visited_20_Internet_20_Link">
</text:a>
It is noted that in its own events the man caused losses to the church in the amount of 60 thousand hryvnias. In addition, Vuzhgorod is considered criminal proceedings under Part 1 of Art. 185kkk of Ukraine, the man was wanted and in relation to him used drives.</text:p>
      <text:p text:style-name="P4">
<text:span text:style-name="T4">
 Read also: </text:span>
 <text:a xlink:type="simple" xlink:href="https://www.ukrinform.ua/rubric-regions/3695861-u-lvovi-zatrimali-pidozruvanogo-u-pidpali-hramu-rizdva-presvatoi-bogorodici.html" text:style-name="Internet_20_link" text:visited-style-name="Visited_20_Internet_20_Link">
</text:a>
The court chose a suspect in the arson of a man's preventive measure in the form of a detention for a period of 60 days with the right to make a bail in the size of the subsistence minimum for able -bodied persons, which is 214, 720.</text:p>
      <text:p text:style-name="P4">
As reported by Ukrinform, on April 14 in the Sikhiv district of Lviv <text:a xlink:type="simple" xlink:href="https://www.ukrinform.ua/rubric-regions/3695730-u-lvovi-pidpalili-dveri-cerkvi-rizdva-presvatoi-bogorodici-ugkc.html" text:style-name="Internet_20_link" text:visited-style-name="Visited_20_Internet_20_Link">
</text:a>
 .</text:p>
      <text:p text:style-name="P4">
News Source: <text:a xlink:type="simple" xlink:href="https://www.ukrinform.ua/rubric-regions/3698390-lvivskij-sud-obrav-zapobiznij-zahid-pidozruvanomu-v-pidpali-cerkvi.html" text:style-name="Internet_20_link" text:visited-style-name="Visited_20_Internet_20_Link">
https://www.ukrinform.ua/rubric-regions/3698390-lvivskij-sud-obrav-zapobiznij-zahid-pidozruvanomu-v-pidpali-cerkvi.html</text:a>
</text:p>
      <!--NEWS-->
      <text:h text:style-name="P10" text:outline-level="1">
<text:span text:style-name="T4">
Poland will not limit the list of Ukrainian agro -products for transit - Solsky</text:span>
</text:h>
      <text:p text:style-name="P4">
Authors: Ukrinform (Person)</text:p>
      <text:p text:style-name="P4">
Publisher: Укринформ (Organization)</text:p>
      <text:p text:style-name="P4">
Published Time: 2023-04-20T14:35:00+03:00</text:p>
      <text:p text:style-name="P4">
Modified Time: 2023-04-20T14:35:00+03:00</text:p>
      <text:p text:style-name="P4">
Description: Poland will not limit the list of Ukrainian agricultural goods that will be transported to other countries through its territory. - Ukrinform.</text:p>
      <text:p text:style-name="P4">
Images: ["<text:a xlink:type="simple" xlink:href="https://static.ukrinform.com/photos/2023_04/thumb_files/630_360_1681564397-350.jpg" text:style-name="Internet_20_link" text:visited-style-name="Visited_20_Internet_20_Link">
630_360_16815...</text:a>
"]</text:p>
      <text:p text:style-name="P4">
Tags: ['Мінагро', 'Польща', 'Транзит', 'Сольський']</text:p>
      <text:p text:style-name="P4">
Type: Article</text:p>
      <!--METADATA-->
      <text:p text:style-name="P4">
<draw:frame draw:style-name="fr1" draw:name="Image74" text:anchor-type="as-char" svg:width="6.9236in" svg:height="3.956343in" draw:z-index="0">
<draw:image xlink:href="../Images/yкринформ/2023-04-20T14-35-00-03-00/630_360_1681564397-350.jpg" xlink:type="simple" xlink:show="embed" xlink:actuate="onLoad" draw:mime-type="image/jpeg"/>
</draw:frame>
Poland will not be a list of Ukrainian agricultural goods that will be transit to other countries through its territory.</text:p>
      <text:p text:style-name="P4">
This was stated by the Minister of Agrarian Policy and Food of Ukraine Mykolasolsky on the air of BBC World News, Ukrinform reports <text:a xlink:type="simple" xlink:href="https://minagro.gov.ua/news/uryad-robitime-vse-mozhlive-shchob-zahistiti-ukrayinskih-agrariyiv-ta-minimizuvati-yihni-vtrati-mikola-solskij-v-intervyu-bbc-news" text:style-name="Internet_20_link" text:visited-style-name="Visited_20_Internet_20_Link">
</text:a>
He noted that the Polish side will control the transit in accordance with the rules it will set.</text:p>
      <text:p text:style-name="P4">
Solsky added that talks with the participation of the European Commission are undergoing negotiations on Ukrainian agro -products to the countries of Eastern Europe.</text:p>
      <text:p text:style-name="P4">
The head of the Ministry of Agrarian Policy emphasized that Ukrainian farmers understand their circles abroad and want everyone to work together. But the pre -Ukrainian agrarians are a bigger problem - war. Ukraine, emphasized, will not throw its farmers and protect their position.</text:p>
      <text:p text:style-name="P4">
<text:span text:style-name="T4">
 Read also: </text:span>
 <text:a xlink:type="simple" xlink:href="https://www.ukrinform.ua/rubric-economy/3697893-zaborona-importu-agroprodukcii-solskij-rozpoviv-pro-peregovori-z-okremimi-krainami-ta-es.html" text:style-name="Internet_20_link" text:visited-style-name="Visited_20_Internet_20_Link">
<text:span text:style-name="T4">
 ban </text:span>
 <text:span text:style-name="T4">
 import </text:span>
 <text:span text:style-name="T4">
 </text:span>
 agricultural products <text:span text:style-name="T4">
 </text:span>
 Solsky <text:span text:style-name="T4">
<text:span text:style-name="T5">
* told </text:span>
* </text:span>
 about <text:span text:style-name="T4">
 </text:span>
 <text:span text:style-name="T4">
 negotiations </text:span>
 <text:span text:style-name="T4">
 </text:span>
 <text:span text:style-name="T4">
 </text:span>
 <text:span text:style-name="T4">
 </text:span>
 <text:span text:style-name="T4">
 </text:span>
 <text:span text:style-name="T4">
 countries </text:span>
</text:a>
“Our agrarians suffer huge losses not only because they cannot export their products. Russian military rob farms and elevators, replace Ukrainian fields and steals a crop. Therefore, the Ukrainian government will make the all -out to protect our farmers and minimize their losses, ”Solsky said.</text:p>
      <text:p text:style-name="P4">
The minister is convinced that in difficult times it is extremely important to coordinate tagarmonize all decisions in <text:a xlink:type="simple" xlink:href="https://www.ukrinform.ua/tag-evrosouz" text:style-name="Internet_20_link" text:visited-style-name="Visited_20_Internet_20_Link">
</text:a>
and.</text:p>
      <text:p text:style-name="P4">
He recalled that a year ago, the European Commission launched the Initiative "Warmilling", and in August 2022, the Black Sea Grain Staffing began. During this period, Ukraine has shipped about 32 million tonnes of agricultural products, and 27 million tonnes.</text:p>
      <text:p text:style-name="P4">
As reported by Ukrinform, Poland, Hungary, Slovakia and Bulgaria to make a prohibition on imports of grain and other types of agricultural products from Ukraine. Poland also suspended transit of Ukrainian APC products through its territory, but plans to restore it since April 21.Romania has not yet imposed restrictions on the import and transit of Ukrainian agro -products, but increased control and inspection of agricultural goods imported into its territory.</text:p>
      <text:p text:style-name="P4">
<text:a xlink:type="simple" xlink:href="https://www.ukrinform.ua/rubric-economy/3697901-evrokomisia-proponue-zahodi-dla-zahistu-rinku-es-vid-nadmirnogo-importu-prodovolstva-z-ukraini.html" text:style-name="Internet_20_link" text:visited-style-name="Visited_20_Internet_20_Link">
</text:a>
from countries bordering Ukraine, which includes financial assistance from other measures. The assistance will be provided if restrictions on the import of Ukrainian agricultural products are removed.</text:p>
      <text:p text:style-name="P4">
Consultations with the participation of the European Commission and representatives of Bulgaria, Hungary, Poland, Slovakia, Romania and Ukraine are currently underway.</text:p>
      <text:p text:style-name="P4">
News Source: <text:a xlink:type="simple" xlink:href="https://www.ukrinform.ua/rubric-economy/3698395-polsa-ne-obmezuvatime-perelik-ukrainskoi-agroprodukcii-dla-tranzitu-solskij.html" text:style-name="Internet_20_link" text:visited-style-name="Visited_20_Internet_20_Link">
https://www.ukrinform.ua/rubric-economy/3698395-polsa-ne-obmezuvatime-perelik-ukrainskoi-agroprodukcii-dla-tranzitu-solskij.html</text:a>
</text:p>
      <!--NEWS-->
      <text:h text:style-name="P10" text:outline-level="1">
<text:span text:style-name="T4">
Zelensky - about Stoltenberg's visit: NATO is ready to start a new chapter in relations with Ukraine</text:span>
</text:h>
      <text:p text:style-name="P4">
Authors: Ukrinform (Person)</text:p>
      <text:p text:style-name="P4">
Publisher: Укринформ (Organization)</text:p>
      <text:p text:style-name="P4">
Published Time: 2023-04-20T14:36:00+03:00</text:p>
      <text:p text:style-name="P4">
Modified Time: 2023-04-20T14:36:00+03:00</text:p>
      <text:p text:style-name="P4">
Description: The Ukrainian authorities interprets the visit of NATO Secretary General Jens Stoltenberg to Kiev as a sign of the Alliance's readiness to start a new head in relations with Ukraine. - Ukrinform.</text:p>
      <text:p text:style-name="P4">
Images: ["<text:a xlink:type="simple" xlink:href="https://static.ukrinform.com/photos/2023_04/thumb_files/630_360_1681986989-518.jpg" text:style-name="Internet_20_link" text:visited-style-name="Visited_20_Internet_20_Link">
630_360_16819...</text:a>
"]</text:p>
      <text:p text:style-name="P4">
Tags: ['НАТО', 'Столтенберг', 'Візит', 'Зеленський']</text:p>
      <text:p text:style-name="P4">
Type: Article</text:p>
      <!--METADATA-->
      <text:p text:style-name="P4">
<draw:frame draw:style-name="fr1" draw:name="Image75" text:anchor-type="as-char" svg:width="6.9236in" svg:height="3.956343in" draw:z-index="0">
<draw:image xlink:href="../Images/yкринформ/2023-04-20T14-36-00-03-00/630_360_1681986989-518.jpg" xlink:type="simple" xlink:show="embed" xlink:actuate="onLoad" draw:mime-type="image/jpeg"/>
</draw:frame>
The Ukrainian Cavala interprets the visit of NATO Secretary General Jens Stoltenberg to Kiev as an alliance's readiness to start a new head in relations with Ukraine.</text:p>
      <text:p text:style-name="P4">
President Volodymyr Zelensky stated this during a briefing in a briefing in a briefing in common, Ukrinform correspondent reports.</text:p>
      <text:p text:style-name="P4">
"This visit of the NATO Secretary General, the first during a full -scale war, we interpret as a sign that the Alliance is ready to start a new chapter in Izuka's relations - the head of ambitious decisions," the Head of State said.</text:p>
      <text:p text:style-name="P4">
He noted that a visit to Ukraine <text:a xlink:type="simple" xlink:href="https://www.ukrinform.ua/tag-stoltenberg" text:style-name="Internet_20_link" text:visited-style-name="Visited_20_Internet_20_Link">
</text:a>
He started with a visit to Bucha, Kyiv region.</text:p>
      <text:p text:style-name="P4">
"All Europe and the world need a clear understanding that only the victory of Ukraine will protect other states and peoples from the same terrible destruction, the losses of Ismerta that Russia brought our land," the President stressed.</text:p>
      <text:p text:style-name="P4">
<text:span text:style-name="T4">
 Read also: </text:span>
 <text:a xlink:type="simple" xlink:href="https://www.ukrinform.ua/rubric-polytics/3691613-ukraina-dla-vstupu-v-nato-mae-zberegti-suverenitet-ta-nezaleznist-stoltenberg.html" text:style-name="Internet_20_link" text:visited-style-name="Visited_20_Internet_20_Link">
</text:a>
According to him, during the negotiations with Stoltenberg discussed, in particular, the future meeting of the Contact Group on Defense of Ukraine in the Ramstein format, which will take place on April 21 and the decisions expected by the Darnerae. “First of all, this concerns the armed support of our active actions. As far as our warriors will be able to move on the front line, the faster in Ukraine and all the europe will return the most important thing - peace, ”the President emphasized.</text:p>
      <text:p text:style-name="P4">
He also reported that the restraint of some partners of defense support was discussed. “I appealed to Mr. Secretary -General to help overcome the restraint of our partners in the supply of some weapons, namely a long -range modern aviation, artillery, armored vehicles. Galuming of relevant decisions is a time that is lost for peace. It is the life of all warriors who have not yet received vital defense tools in the corresponding number, ”the Head of State said.</text:p>
      <text:p text:style-name="P4">
<text:span text:style-name="T4">
 Read also: </text:span>
 <text:a xlink:type="simple" xlink:href="https://www.ukrinform.ua/rubric-polytics/3698392-zelenskij-nemae-obektivnih-bareriv-dla-politicnogo-risenna-pro-zaprosenna-ukraini-v-nato.html" text:style-name="Internet_20_link" text:visited-style-name="Visited_20_Internet_20_Link">
</text:a>
According to Ukrinform, NATO Secretary General Jens Stoltenberg is a visit to Ukraine on April 20.</text:p>
      <text:p text:style-name="P4">
News Source: <text:a xlink:type="simple" xlink:href="https://www.ukrinform.ua/rubric-polytics/3698394-zelenskij-pro-vizit-stoltenberga-nato-gotove-rozpocinati-novu-glavu-u-vidnosinah-iz-ukrainou.html" text:style-name="Internet_20_link" text:visited-style-name="Visited_20_Internet_20_Link">
https://www.ukrinform.ua/rubric-polytics/3698394-zelenskij-pro-vizit-stoltenberga-nato-gotove-rozpocinati-novu-glavu-u-vidnosinah-iz-ukrainou.html</text:a>
</text:p>
      <!--NEWS-->
      <text:h text:style-name="P10" text:outline-level="1">
<text:span text:style-name="T4">
The European Commission this week will announce a new package of sanctions against Russia - Politico</text:span>
</text:h>
      <text:p text:style-name="P4">
Authors: Ukrinform (Person)</text:p>
      <text:p text:style-name="P4">
Publisher: Укринформ (Organization)</text:p>
      <text:p text:style-name="P4">
Published Time: 2023-04-20T14:47:33+03:00</text:p>
      <text:p text:style-name="P4">
Modified Time: 2023-04-20T14:47:33+03:00</text:p>
      <text:p text:style-name="P4">
Description: On April 21, the European Commission will represent the ambassadors of the EU countries the content of a new package of sanctions against the Russian Federation. - Ukrinform.</text:p>
      <text:p text:style-name="P4">
Images: ["<text:a xlink:type="simple" xlink:href="https://static.ukrinform.com/photos/2022_09/thumb_files/630_360_1664378302-977.jpg" text:style-name="Internet_20_link" text:visited-style-name="Visited_20_Internet_20_Link">
630_360_16643...</text:a>
"]</text:p>
      <text:p text:style-name="P4">
Tags: ['Антиросійські санкції', 'Єврокомісія', 'Євросоюз', 'Війна з росією']</text:p>
      <text:p text:style-name="P4">
Type: Article</text:p>
      <!--METADATA-->
      <text:p text:style-name="P4">
<draw:frame draw:style-name="fr1" draw:name="Image76" text:anchor-type="as-char" svg:width="6.9236in" svg:height="3.956343in" draw:z-index="0">
<draw:image xlink:href="../Images/yкринформ/2023-04-20T14-47-33-03-00/630_360_1664378302-977.jpg" xlink:type="simple" xlink:show="embed" xlink:actuate="onLoad" draw:mime-type="image/jpeg"/>
</draw:frame>
On April 21, the European Commission will present the content of the EU countries the content of a new package against the Russian Federation.</text:p>
      <text:p text:style-name="P4">
As Ukrinform reports, it reports <text:a xlink:type="simple" xlink:href="https://www.politico.eu/newsletter/brussels-playbook/ukraines-eu-problems-migration-vote-baerbock-slams-china-again/" text:style-name="Internet_20_link" text:visited-style-name="Visited_20_Internet_20_Link">
</text:a>
with reference to four -European diplomats.</text:p>
      <text:p text:style-name="P4">
According to the sources of Politico, on April 19, the European Commission informed about the fact that this Friday will invite them to a closed discussion of the content of the junction <text:a xlink:type="simple" xlink:href="https://www.ukrinform.ua/tag-antirosijski-sankcii" text:style-name="Internet_20_link" text:visited-style-name="Visited_20_Internet_20_Link">
</text:a>
.</text:p>
      <text:p text:style-name="P4">
It is noted that Germany asked to include nuclear power.</text:p>
      <text:p text:style-name="P4">
<text:span text:style-name="T4">
 Read also: </text:span>
 <text:a xlink:type="simple" xlink:href="https://www.ukrinform.ua/rubric-world/3698170-sankcii-proti-rf-budut-doti-doki-vona-ne-pripinit-agresiu-berbok.html" text:style-name="Internet_20_link" text:visited-style-name="Visited_20_Internet_20_Link">
</text:a>
The leader of the European Commission Ursula von Der Liaien has previously stated that the comprehensive sanction package would focus on the fight against the evasion of adherence and corresponding loopholes.</text:p>
      <text:p text:style-name="P4">
As reported by Ukrinform, <text:a xlink:type="simple" xlink:href="https://www.ukrinform.ua/rubric-world/3696308-nimeccina-zaklikae-es-zaprovaditi-sankcii-proti-atomnoi-promislovosti-rf.html" text:style-name="Internet_20_link" text:visited-style-name="Visited_20_Internet_20_Link">
</text:a>
because it is obvious that the Kremlin intelligibility in the energy sector as a means of pressure.</text:p>
      <text:p text:style-name="P4">
News Source: <text:a xlink:type="simple" xlink:href="https://www.ukrinform.ua/rubric-world/3698397-evrokomisia-cogo-tizna-ogolosit-novij-paket-sankcij-proti-rosii-politico.html" text:style-name="Internet_20_link" text:visited-style-name="Visited_20_Internet_20_Link">
https://www.ukrinform.ua/rubric-world/3698397-evrokomisia-cogo-tizna-ogolosit-novij-paket-sankcij-proti-rosii-politico.html</text:a>
</text:p>
      <!--NEWS-->
      <text:h text:style-name="P10" text:outline-level="1">
<text:span text:style-name="T4">
To talk about mass evacuation from the occupied territories of Zaporizhzhya region is early - mayor of Melitopol</text:span>
</text:h>
      <text:p text:style-name="P4">
Authors: Ukrinform (Person)</text:p>
      <text:p text:style-name="P4">
Publisher: Укринформ (Organization)</text:p>
      <text:p text:style-name="P4">
Published Time: 2023-04-20T14:51:00+03:00</text:p>
      <text:p text:style-name="P4">
Modified Time: 2023-04-20T14:51:00+03:00</text:p>
      <text:p text:style-name="P4">
Description: Мешканцям деяких окупованих населених пунктів у Запорізькій області окупаційна влада рекомендує виїхати в Крим чи Мелітополь, але про масову евакуацію мова не йде. — Укрінформ.</text:p>
      <text:p text:style-name="P4">
Images: ["<text:a xlink:type="simple" xlink:href="https://static.ukrinform.com/photos/2023_04/thumb_files/630_360_1681996460-546.jpg" text:style-name="Internet_20_link" text:visited-style-name="Visited_20_Internet_20_Link">
630_360_16819...</text:a>
"]</text:p>
      <text:p text:style-name="P4">
Tags: ['Евакуація', 'Мелітополь', 'Запоріжжя', 'Війна з росією']</text:p>
      <text:p text:style-name="P4">
Type: Article</text:p>
      <!--METADATA-->
      <text:p text:style-name="P4">
<draw:frame draw:style-name="fr1" draw:name="Image77" text:anchor-type="as-char" svg:width="6.9236in" svg:height="3.956343in" draw:z-index="0">
<draw:image xlink:href="../Images/yкринформ/2023-04-20T14-51-00-03-00/630_360_1681996460-546.jpg" xlink:type="simple" xlink:show="embed" xlink:actuate="onLoad" draw:mime-type="image/jpeg"/>
</draw:frame>
The residents of some occupied settlements in the Zaporizhzhya region are advised to go to Crimea or Melitopol, but the mass evacuation is not discussed.</text:p>
      <text:p text:style-name="P4">
This was stated by Melitopol Mayor Ivan Fedorov during a briefing held within the International Summit of Cities and Regions, correspondentation.</text:p>
      <text:p text:style-name="P4">
"In settlements around Tokmak and Molochansk, car-speakers go, announcing that they recommend to go to Crimea or to Melitopol. Also, they say that they need to submit the questionnaires of children who are going to evacuate on May 5-7. Mass evacuation from the temporary -corresponding territories of the Zaporizhzhya region we cannot, "Fedorov said.</text:p>
      <text:p text:style-name="P4">
He also reminded that the occupiers export equipment and equipment from banks, kindergartens, remove air conditioning, "nationalize" the property of the residents.</text:p>
      <text:p text:style-name="P4">
<text:span text:style-name="T4">
 Read also: </text:span>
 <text:a xlink:type="simple" xlink:href="https://www.ukrinform.ua/rubric-regions/3698389-mer-melitopola-rozpoviv-pro-plan-dij-pisla-zvilnenna-mista.html" text:style-name="Internet_20_link" text:visited-style-name="Visited_20_Internet_20_Link">
<text:span text:style-name="T4">
 Melitopol </text:span>
</text:a>
Earlier it was reported that Fedorov participated in the International Summit of Tarers Cities, which takes place in <text:a xlink:type="simple" xlink:href="https://www.ukrinform.ua/tag-kiiv" text:style-name="Internet_20_link" text:visited-style-name="Visited_20_Internet_20_Link">
</text:a>
. Wizards about a plan of action that will need to be taken after Melitopol's de -occupation.</text:p>
      <text:p text:style-name="P4">
<text:span text:style-name="T4">
 Read also: </text:span>
 <text:a xlink:type="simple" xlink:href="https://www.ukrinform.ua/rubric-regions/3696309-iz-melitopola-za-dva-tizni-viihali-ponad-2000-ludej-sob-uniknuti-mobilizacii-fedorov.html" text:style-name="Internet_20_link" text:visited-style-name="Visited_20_Internet_20_Link">
<text:span text:style-name="T4">
 Melitopol </text:span>
</text:a>
About 100 representatives of foreign countries from all over, heads of associations of cities and regions, representatives of the Council of Europe Congress and heads of Ukrainian communities and regions take part in the event.</text:p>
      <text:p text:style-name="P4">
News Source: <text:a xlink:type="simple" xlink:href="https://www.ukrinform.ua/rubric-regions/3698406-govoriti-pro-masovu-evakuaciu-z-okupovanih-teritorij-zaporizkoi-oblasti-zarano-mer-melitopola.html" text:style-name="Internet_20_link" text:visited-style-name="Visited_20_Internet_20_Link">
https://www.ukrinform.ua/rubric-regions/3698406-govoriti-pro-masovu-evakuaciu-z-okupovanih-teritorij-zaporizkoi-oblasti-zarano-mer-melitopola.html</text:a>
</text:p>
      <!--NEWS-->
      <text:h text:style-name="P10" text:outline-level="1">
<text:span text:style-name="T4">
Exading from Yalta was sentenced to 12 years in absentia for the State Council</text:span>
</text:h>
      <text:p text:style-name="P4">
Authors: Ukrinform (Person)</text:p>
      <text:p text:style-name="P4">
Publisher: Укринформ (Organization)</text:p>
      <text:p text:style-name="P4">
Published Time: 2023-04-20T14:52:04+03:00</text:p>
      <text:p text:style-name="P4">
Modified Time: 2023-04-20T14:52:04+03:00</text:p>
      <text:p text:style-name="P4">
Description: </text:p>
      <text:p text:style-name="P4">
Подільський Районний Суд М. Києва Ухвалив Вирок Щодо Колишньої Судді Ялтинського Міського Суду, Засудивши Її Заочно До 12 Років Позбавлення Волі З Конфіскацією Майна. — Укрінформ.: </text:p>
      <text:p text:style-name="P4">
Images: ["<text:a xlink:type="simple" xlink:href="https://static.ukrinform.com/photos/2018_10/thumb_files/630_360_1540839872-223.jpg" text:style-name="Internet_20_link" text:visited-style-name="Visited_20_Internet_20_Link">
630_360_15408...</text:a>
"]</text:p>
      <text:p text:style-name="P4">
Tags: ['Крим', 'Держзрада', 'Вирок']</text:p>
      <text:p text:style-name="P4">
Type: Article</text:p>
      <!--METADATA-->
      <text:p text:style-name="P4">
<draw:frame draw:style-name="fr1" draw:name="Image78" text:anchor-type="as-char" svg:width="6.9236in" svg:height="3.956343in" draw:z-index="0">
<draw:image xlink:href="../Images/yкринформ/2023-04-20T14-52-04-03-00/630_360_1540839872-223.jpg" xlink:type="simple" xlink:show="embed" xlink:actuate="onLoad" draw:mime-type="image/jpeg"/>
</draw:frame>
The Podilskyi District Court of Kyiv approved a sentence on the former Judician City Court, condemning it in absentia to 12 years in prison by confiscation of property.</text:p>
      <text:p text:style-name="P4">
The decision was made public in <text:a xlink:type="simple" xlink:href="https://reyestr.court.gov.ua/Review/110234254" text:style-name="Internet_20_link" text:visited-style-name="Visited_20_Internet_20_Link">
</text:a>
, reports Ukrinform.</text:p>
      <text:p text:style-name="P4">
“The person should be found guilty of committing a criminal offense. 1 tbsp. 111 of the Criminal Code of Ukraine, and to impose a punishment in the form of deprivation of a Volyolistrok for 12 years with confiscation of all its property, ” - said Virkok.</text:p>
      <text:p text:style-name="P4">
The court concluded that a citizen of Ukraine who held a position <text:a xlink:type="simple" xlink:href="https://www.ukrinform.ua/tag-sudda" text:style-name="Internet_20_link" text:visited-style-name="Visited_20_Internet_20_Link">
</text:a>
The Yalta City Court of the ARC, provided by the foreign state and its representatives assistance in conducting sublime activities against Ukraine and thus caused deliberate damage to the sovereignty, territorial integrity and inviolability of Ukraine.</text:p>
      <text:p text:style-name="P4">
*!(https://www.ukrinform.ua/rubric-crimea/3691848-za-derzavnu-zradu-suditimut-se-dvoh-deputativ-iz-krimu.html)According to the publication <text:a xlink:type="simple" xlink:href="https://sudreporter.org/suddya-z-okupovanoyi-yalty-otrymala-12-rokiv-v%CA%BCyaznyczi-za-derzhavnu-zradu/" text:style-name="Internet_20_link" text:visited-style-name="Visited_20_Internet_20_Link">
</text:a>
, it is about the former judgment of Galina Pereverzev.</text:p>
      <text:p text:style-name="P4">
As reported by Ukrinform, the Crimean "judge" involved in the persecutor of the head of the Majlis of the Crimean Tatar people Akhtem Chygoz, <text:a xlink:type="simple" xlink:href="https://www.ukrinform.ua/rubric-crimea/3694381-sudda-iz-krimu-otrimav-12-rokiv-vaznici-za-pricetnist-do-peresliduvanna-cijgoza.html" text:style-name="Internet_20_link" text:visited-style-name="Visited_20_Internet_20_Link">
</text:a>
</text:p>
      <text:p text:style-name="P4">
News Source: <text:a xlink:type="simple" xlink:href="https://www.ukrinform.ua/rubric-crimea/3698399-ekssuddu-z-alti-zaocno-zasudili-do-12-rokiv-za-derzzradu.html" text:style-name="Internet_20_link" text:visited-style-name="Visited_20_Internet_20_Link">
https://www.ukrinform.ua/rubric-crimea/3698399-ekssuddu-z-alti-zaocno-zasudili-do-12-rokiv-za-derzzradu.html</text:a>
</text:p>
      <!--NEWS-->
      <text:h text:style-name="P10" text:outline-level="1">
<text:span text:style-name="T4">
Stoltenberg: Legal Place of Ukraine - in NATO</text:span>
</text:h>
      <text:p text:style-name="P4">
Authors: Ukrinform (Person)</text:p>
      <text:p text:style-name="P4">
Publisher: Укринформ (Organization)</text:p>
      <text:p text:style-name="P4">
Published Time: 2023-04-20T14:53:00+03:00</text:p>
      <text:p text:style-name="P4">
Modified Time: 2023-04-20T14:53:00+03:00</text:p>
      <text:p text:style-name="P4">
Description: NATO Secretary General Jens Stoltenberg in Kiev has declared support for Ukraine's Euro -Atlantic aspirations and a long -term initiative that should help the country move to the Alliance standards. - Ukrinform.</text:p>
      <text:p text:style-name="P4">
Images: ["<text:a xlink:type="simple" xlink:href="https://static.ukrinform.com/photos/2023_04/thumb_files/630_360_1681986862-519.jpg" text:style-name="Internet_20_link" text:visited-style-name="Visited_20_Internet_20_Link">
630_360_16819...</text:a>
"]</text:p>
      <text:p text:style-name="P4">
Tags: ['НАТО', 'Столтенберг', 'Зеленський']</text:p>
      <text:p text:style-name="P4">
Type: Article</text:p>
      <!--METADATA-->
      <text:p text:style-name="P4">
<draw:frame draw:style-name="fr1" draw:name="Image79" text:anchor-type="as-char" svg:width="6.9236in" svg:height="3.956343in" draw:z-index="0">
<draw:image xlink:href="../Images/yкринформ/2023-04-20T14-53-00-03-00/630_360_1681986862-519.jpg" xlink:type="simple" xlink:show="embed" xlink:actuate="onLoad" draw:mime-type="image/jpeg"/>
</draw:frame>
NATO Secretary General Jens Stoltenberg in Kiev declared Ukraine's supporting aspirations and a long -term initiative that should help the country move to the Alliance standards.</text:p>
      <text:p text:style-name="P4">
He said this at joint with President of Ukraine Vladimir Zelensky Press Conference in Kiev, Ukrinform correspondent reports.</text:p>
      <text:p text:style-name="P4">
“I will speak clearly: the legitimate place of Ukraine - in the Euro -Atlantic family, the law of Ukraine - in <text:a xlink:type="simple" xlink:href="https://www.ukrinform.ua/tag-nato" text:style-name="Internet_20_link" text:visited-style-name="Visited_20_Internet_20_Link">
</text:a>
. Over time, this support will help you implement it. Today, together with President, Midnagor has a long -standing assistance initiative. This will help you cross the Soviet weapons and doctrines to NATO standards and will ensure the full compatibility of our armies, ”the Alliance head said.</text:p>
      <text:p text:style-name="P4">
He stressed that this step is a testament to NATO's commitment to Ukraine.</text:p>
      <text:p text:style-name="P4">
Stoltenberg also noted that since February 2022, NATO Allies have provided more than € 1,50 billion support, including from 65 billion euros of military assistance.</text:p>
      <text:p text:style-name="P4">
“Now allies provide more aircraft, tanks and armored vehicles, and NATO provides urgent support, including the supply of medical equipment, mobile satellite systems and pontoon bridges. All this changes the battlefield, ”the Secretary General said.</text:p>
      <text:p text:style-name="P4">
According to him, they agreed with the President of Ukraine about the necessary and permanent peace. In this context, the NATO Secretary General was greeted by Zelensky peaceful plan and emphasized the need to strengthen the Armored Forces of Ukraine.</text:p>
      <text:p text:style-name="P4">
<text:span text:style-name="T4">
 Read also: </text:span>
 <text:a xlink:type="simple" xlink:href="https://www.ukrinform.ua/rubric-polytics/3698394-zelenskij-pro-vizit-stoltenberga-nato-gotove-rozpocinati-novu-glavu-u-vidnosinah-iz-ukrainou.html" text:style-name="Internet_20_link" text:visited-style-name="Visited_20_Internet_20_Link">
<text:span text:style-name="T4">
 Zelensky </text:span>
</text:a>
As reported by Ukrinform, NATO Secretary General Jens Stoltenberg had been in Ukraine on April 20.</text:p>
      <text:p text:style-name="P4">
News Source: <text:a xlink:type="simple" xlink:href="https://www.ukrinform.ua/rubric-polytics/3698402-stoltenberg-zakonne-misce-ukraini-v-nato.html" text:style-name="Internet_20_link" text:visited-style-name="Visited_20_Internet_20_Link">
https://www.ukrinform.ua/rubric-polytics/3698402-stoltenberg-zakonne-misce-ukraini-v-nato.html</text:a>
</text:p>
      <!--NEWS-->
      <text:h text:style-name="P10" text:outline-level="1">
<text:span text:style-name="T4">
Kharkiv, Kharkivska Oblast(20:53). Red Alert: aerial threat. Sirens sounding. Take cover now!</text:span>
</text:h>
      <text:p text:style-name="P4">
Authors: liveuamap (Language: en)</text:p>
      <text:p text:style-name="P4">
Time: 2023-04-20T14:54:00</text:p>
      <text:p text:style-name="P4">
Location: Kharkiv (Latitude:49.98045 Longtitude:36.25183)</text:p>
      <text:p text:style-name="P4">
Videos: []</text:p>
      <text:p text:style-name="P4">
Images: []</text:p>
      <text:p text:style-name="P4">
Tags: ["Europe", "Central and Eastern Europe"]</text:p>
      <text:p text:style-name="P4">
Id: 22557509</text:p>
      <!--METADATA-->
      <text:p text:style-name="P4">
Kharkiv, Kharkiv region(20:53). Red Alert: aerial threat. Sirens sounding.Take cover now!</text:p>
      <text:p text:style-name="P4">
News Collection Link: <text:a xlink:type="simple" xlink:href="https://liveuamap.com/en/2023/20-april-kharkiv-kharkivska-oblast2053-red-alg" text:style-name="Internet_20_link" text:visited-style-name="Visited_20_Internet_20_Link">
https://liveuamap.com/en/2023/20-april-kharkiv-kharkivska-oblast2053-red-alg</text:a>
</text:p>
      <text:p text:style-name="P4">
News Source: <text:a xlink:type="simple" xlink:href="https://t.me/suspilnekharkiv/24057" text:style-name="Internet_20_link" text:visited-style-name="Visited_20_Internet_20_Link">
https://t.me/suspilnekharkiv/24057</text:a>
</text:p>
      <!--NEWS-->
      <text:h text:style-name="P10" text:outline-level="1">
<text:span text:style-name="T4">
On "Ramstin" it is necessary to discuss Ukraine's long -range weapons - Zelensky</text:span>
</text:h>
      <text:p text:style-name="P4">
Authors: Ukrinform (Person)</text:p>
      <text:p text:style-name="P4">
Publisher: Укринформ (Organization)</text:p>
      <text:p text:style-name="P4">
Published Time: 2023-04-20T14:59:00+03:00</text:p>
      <text:p text:style-name="P4">
Modified Time: 2023-04-20T14:59:00+03:00</text:p>
      <text:p text:style-name="P4">
Description: President Volodymyr Zelensky believes that at a meeting of the Contact Group on Defense of Ukraine in Ramstein format on April 21, in particular, it is important to discuss the issue of providing the Ukrainian army with a long -awaited long -range weapons. - Ukrinform.</text:p>
      <text:p text:style-name="P4">
Images: ["<text:a xlink:type="simple" xlink:href="https://static.ukrinform.com/photos/2023_04/thumb_files/630_360_1681991573-221.jpeg" text:style-name="Internet_20_link" text:visited-style-name="Visited_20_Internet_20_Link">
630_360_16819...</text:a>
"]</text:p>
      <text:p text:style-name="P4">
Tags: ['НАТО', 'Зброя', 'Зеленський', 'Війна з росією', 'Зустріч Рамштайн']</text:p>
      <text:p text:style-name="P4">
Type: Article</text:p>
      <!--METADATA-->
      <text:p text:style-name="P4">
<draw:frame draw:style-name="fr1" draw:name="Image80" text:anchor-type="as-char" svg:width="6.9236in" svg:height="3.956343in" draw:z-index="0">
<draw:image xlink:href="../Images/yкринформ/2023-04-20T14-59-00-03-00/630_360_1681991573-221.jpeg" xlink:type="simple" xlink:show="embed" xlink:actuate="onLoad" draw:mime-type="image/jpeg"/>
</draw:frame>
The Presidential Lordir Zelensky believes that at a meeting of the Contact Group on Defense of Ukraine in Ramstein format on April 21, in particular, it is important to discuss the question of the Ukrainian army of the long -awaited long -range weapons.</text:p>
      <text:p text:style-name="P4">
He said this under a joint briefing with NATO Secretary General Yinstoltenberg in Kiev, Ukrinform correspondent reports.</text:p>
      <text:p text:style-name="P4">
“This is an important frame. You know what Ukraine is preparing for. The preparation of the appropriate steps is the messages of our team, which will be presented by the Ramstin meeting. Some things need to be a little accelerated so that the correspondence, which will strengthen our army, came faster than planned. I think weighing discussing TU <text:a xlink:type="simple" xlink:href="https://www.ukrinform.ua/tag-zbroa" text:style-name="Internet_20_link" text:visited-style-name="Visited_20_Internet_20_Link">
</text:a>
which Ukrainian has long waited for. In particular, it is a training between the missions of our pilots, the relevant weapons, very specific, with very specific partners, with a very specific number, ”the head of the Ukrainian state said.</text:p>
      <text:p text:style-name="P4">
<text:span text:style-name="T4">
 Read also: </text:span>
 <text:a xlink:type="simple" xlink:href="https://www.ukrinform.ua/rubric-polytics/3698394-zelenskij-pro-vizit-stoltenberga-nato-gotove-rozpocinati-novu-glavu-u-vidnosinah-iz-ukrainou.html" text:style-name="Internet_20_link" text:visited-style-name="Visited_20_Internet_20_Link">
<text:span text:style-name="T4">
 Zelensky </text:span>
</text:a>
As reported by Ukrinform, the next meeting of the contact group on defense Ukraine <text:a xlink:type="simple" xlink:href="https://www.ukrinform.ua/rubric-ato/3694565-nastupna-zustric-ramstajn-vidbudetsa-21-kvitna-povitrani-sili-ssa.html" text:style-name="Internet_20_link" text:visited-style-name="Visited_20_Internet_20_Link">
</text:a>
.</text:p>
      <text:p text:style-name="P4">
<text:span text:style-name="T5">
Foto: op</text:span>
</text:p>
      <text:p text:style-name="P4">
News Source: <text:a xlink:type="simple" xlink:href="https://www.ukrinform.ua/rubric-ato/3698408-na-ramstajni-treba-obgovoriti-nadanna-ukraini-dalekobijnoi-zbroi-zelenskij.html" text:style-name="Internet_20_link" text:visited-style-name="Visited_20_Internet_20_Link">
https://www.ukrinform.ua/rubric-ato/3698408-na-ramstajni-treba-obgovoriti-nadanna-ukraini-dalekobijnoi-zbroi-zelenskij.html</text:a>
</text:p>
      <!--NEWS-->
      <text:h text:style-name="P10" text:outline-level="1">
<text:span text:style-name="T4">
Since the beginning of the de -occupation of the Kherson community, 310 civilians have been killed</text:span>
</text:h>
      <text:p text:style-name="P4">
Authors: Ukrinform (Person)</text:p>
      <text:p text:style-name="P4">
Publisher: Укринформ (Organization)</text:p>
      <text:p text:style-name="P4">
Published Time: 2023-04-20T15:04:24+03:00</text:p>
      <text:p text:style-name="P4">
Modified Time: 2023-04-20T15:04:24+03:00</text:p>
      <text:p text:style-name="P4">
Description: Since the beginning of the de -occupation of the Kherson community, 310 civilians have been killed due to constant shelling of Russian troops. - Ukrinform.</text:p>
      <text:p text:style-name="P4">
Images: ["<text:a xlink:type="simple" xlink:href="https://static.ukrinform.com/photos/2023_02/thumb_files/630_360_1676993113-369.jpg" text:style-name="Internet_20_link" text:visited-style-name="Visited_20_Internet_20_Link">
630_360_16769...</text:a>
"]</text:p>
      <text:p text:style-name="P4">
Tags: ['Деокупація', 'Херсонщина', 'Обстріл', 'Війна з росією']</text:p>
      <text:p text:style-name="P4">
Type: Article</text:p>
      <!--METADATA-->
      <text:p text:style-name="P4">
<draw:frame draw:style-name="fr1" draw:name="Image81" text:anchor-type="as-char" svg:width="6.9236in" svg:height="3.956343in" draw:z-index="0">
<draw:image xlink:href="../Images/yкринформ/2023-04-20T15-04-24-03-00/630_360_1676993113-369.jpg" xlink:type="simple" xlink:show="embed" xlink:actuate="onLoad" draw:mime-type="image/jpeg"/>
</draw:frame>
From the novice of the Kherson community, 310 civilians were made by the Kherson community as a result of constant shelling of RFZHA troops.</text:p>
      <text:p text:style-name="P4">
About it reports <text:a xlink:type="simple" xlink:href="https://t.me/suspilnekherson/25147" text:style-name="Internet_20_link" text:visited-style-name="Visited_20_Internet_20_Link">
</text:a>
Public Kherson, with the deputy chief of the Ministry of Internal Affairs Sergey Orekhov, reports Ukrinform.</text:p>
      <text:p text:style-name="P4">
“From the beginning of de -occupation <text:a xlink:type="simple" xlink:href="https://www.ukrinform.ua/tag-herson" text:style-name="Internet_20_link" text:visited-style-name="Visited_20_Internet_20_Link">
</text:a>
But the inhabited community donations, 310 people were killed as a result of Russian shelling, one of them is one child, another 312 people are injured, including eight children, ”the report reads.</text:p>
      <text:p text:style-name="P4">
<text:span text:style-name="T4">
 Read also: </text:span>
 <text:a xlink:type="simple" xlink:href="https://www.ukrinform.ua/rubric-ato/3698151-na-hersonsini-zadokumentuvali-ponad-60-vipadkiv-zgvaltuvan-soldatami-rf.html" text:style-name="Internet_20_link" text:visited-style-name="Visited_20_Internet_20_Link">
<text:span text:style-name="T4">
 Kherson region </text:span>
</text:a>
It is also noted that since the beginning of the de -occupation, Russian invaders have brought the community more than 3 600 times.</text:p>
      <text:p text:style-name="P4">
As reported by Ukrinform, the Russian army on April 19 <text:a xlink:type="simple" xlink:href="https://www.ukrinform.ua/rubric-regions/3698205-rosiani-za-dobu-60-raziv-obstrilali-hersonsinu-poraneni-sestero-civilnih.html" text:style-name="Internet_20_link" text:visited-style-name="Visited_20_Internet_20_Link">
</text:a>
, releasing 298 snacks. Six of civilians were injured.</text:p>
      <text:p text:style-name="P4">
News Source: <text:a xlink:type="simple" xlink:href="https://www.ukrinform.ua/rubric-regions/3698407-z-pocatku-deokupacii-hersonskoi-gromadi-zaginulo-310-mirnih-ziteliv.html" text:style-name="Internet_20_link" text:visited-style-name="Visited_20_Internet_20_Link">
https://www.ukrinform.ua/rubric-regions/3698407-z-pocatku-deokupacii-hersonskoi-gromadi-zaginulo-310-mirnih-ziteliv.html</text:a>
</text:p>
      <!--NEWS-->
      <text:h text:style-name="P10" text:outline-level="1">
<text:span text:style-name="T4">
Poland is difficult to understand Hungary's position on the war of the Russian Federation against Ukraine - RAU</text:span>
</text:h>
      <text:p text:style-name="P4">
Authors: Ukrinform (Person)</text:p>
      <text:p text:style-name="P4">
Publisher: Укринформ (Organization)</text:p>
      <text:p text:style-name="P4">
Published Time: 2023-04-20T15:05:00+03:00</text:p>
      <text:p text:style-name="P4">
Modified Time: 2023-04-20T15:05:00+03:00</text:p>
      <text:p text:style-name="P4">
Description: Poland disagrees with Hungary's position on war in Ukraine, and this affects the relations between Warsaw and Budapest and in the middle of the Visegrad Group (V4). - Ukrinform.</text:p>
      <text:p text:style-name="P4">
Images: ["<text:a xlink:type="simple" xlink:href="https://static.ukrinform.com/photos/2022_12/thumb_files/630_360_1669899093-793.jpg" text:style-name="Internet_20_link" text:visited-style-name="Visited_20_Internet_20_Link">
630_360_16698...</text:a>
"]</text:p>
      <text:p text:style-name="P4">
Tags: ['Польща', 'Угорщина', 'Україна', 'Війна з росією']</text:p>
      <text:p text:style-name="P4">
Type: Article</text:p>
      <!--METADATA-->
      <text:p text:style-name="P4">
<draw:frame draw:style-name="fr1" draw:name="Image82" text:anchor-type="as-char" svg:width="6.9236in" svg:height="3.956343in" draw:z-index="0">
<draw:image xlink:href="../Images/yкринформ/2023-04-20T15-05-00-03-00/630_360_1669899093-793.jpg" xlink:type="simple" xlink:show="embed" xlink:actuate="onLoad" draw:mime-type="image/jpeg"/>
</draw:frame>
Poland is disagreeing with Hungary's position on war in Ukraine, and this is affected by the way between Warsaw and Budapest and in the middle(Sub).</text:p>
      <text:p text:style-name="P4">
Про це в інтерв’ю хорватському виданню <text:a xlink:type="simple" xlink:href="http://www.jutarnji.hr/vijesti/svijet/prvi-covjek-poljske-diplomacije-kljucno-je-povecati-vojnu-potporu-ukrajini-madarska-tesko-ih-je-razumjeti-15327376" text:style-name="Internet_20_link" text:visited-style-name="Visited_20_Internet_20_Link">
</text:a>
The Polish Foreign Minister of Poland Rau said, Ukrinform reports.</text:p>
      <text:p text:style-name="P4">
"We disagree with Hungary's position on the war in Ukraine and it is difficult for us to understand and accept it," Rau said, adding that it is "unfortunately influenced by excess" Warsaw and Budapest.</text:p>
      <text:p text:style-name="P4">
He stressed that the lack of consensus on war in Ukraine is also a "serious problem" and for the functioning of the Visegrad Group(Poland, Czech Republic, Slovakia, Hungary, V4). Утім це не означає припинення 32-річної співпраці вцьому форматі: співробітництво в межах V4 триватиме у тих сферах, де цеможливо, зокрема в межах ЄС.</text:p>
      <text:p text:style-name="P4">
Торкаючись ситуації в Україні і питання “щодо можливості початку мирнихпереговорів” глава польської дипломатії підкреслив, що “саме Україна маєвирішувати про можливий початок і форму мирних переговорів”.</text:p>
      <text:p text:style-name="P4">
“На сьогодні у поведінці росії нічого не вказує на її готовність вестипереговори”, - зауважив глава МЗС РП.</text:p>
      <text:p text:style-name="P4">
Він наголосив, що нинішня ситуація на фронті підкреслює необхідність“збільшення військової підтримки, яка надається Україні”.</text:p>
      <text:p text:style-name="P4">
“Польща у цій сфері є одним із лідерів. Лише перемога України дає шанси натривалий і справедливий мир”, - сказав Рау.</text:p>
      <text:p text:style-name="P4">
Польський міністр визнав, що найбільшою загрозою для європейського контингентуна сьогодні є активність росії.</text:p>
      <text:p text:style-name="P4">
“Архітектура безпеки Європи повинна концентруватися на потужній обороні,стримуванні та міцних трансатлантичних зв’язках. Вона має базуватися на повазідо міжнародного права, територіальної цілісності та суверенітету держав, атакож можливості вільного вибору своїх партнерів і альянсу”, - додав Рау.</text:p>
      <text:p text:style-name="P4">
<text:span text:style-name="T4">
Читайте також:</text:span>
 <text:a xlink:type="simple" xlink:href="https://www.ukrinform.ua/rubric-polytics/3694534-glavi-mzs-ukraini-ta-polsi-obgovorili-potrebi-zsu.html" text:style-name="Internet_20_link" text:visited-style-name="Visited_20_Internet_20_Link">
 </text:a>
As you know, the Foreign Minister <text:a xlink:type="simple" xlink:href="https://www.ukrinform.ua/tag-polsa" text:style-name="Internet_20_link" text:visited-style-name="Visited_20_Internet_20_Link">
</text:a>
It is now a long visit to Croatia. Among the topics he discusses with the representatives of the Croatian authorities are bilateral relations, Russian aggression against Ukraine, as well as cooperation within the initiative of the three seas, which was jointly started in 2015 by presidents of Poland and Croatia.</text:p>
      <text:p text:style-name="P4">
News Source: <text:a xlink:type="simple" xlink:href="https://www.ukrinform.ua/rubric-world/3698416-polsi-vazko-zrozumiti-poziciu-ugorsini-sodo-vijni-rf-proti-ukraini-rau.html" text:style-name="Internet_20_link" text:visited-style-name="Visited_20_Internet_20_Link">
https://www.ukrinform.ua/rubric-world/3698416-polsi-vazko-zrozumiti-poziciu-ugorsini-sodo-vijni-rf-proti-ukraini-rau.html</text:a>
</text:p>
      <!--NEWS-->
      <text:h text:style-name="P10" text:outline-level="1">
<text:span text:style-name="T4">
All NATO countries agree to Ukraine's membership, but now the purpose is to win - Stoltenberg</text:span>
</text:h>
      <text:p text:style-name="P4">
Authors: Ukrinform (Person)</text:p>
      <text:p text:style-name="P4">
Publisher: Укринформ (Organization)</text:p>
      <text:p text:style-name="P4">
Published Time: 2023-04-20T15:07:00+03:00</text:p>
      <text:p text:style-name="P4">
Modified Time: 2023-04-20T15:07:00+03:00</text:p>
      <text:p text:style-name="P4">
Description: All NATO members agree that the future of Ukraine in the Alliance, but now the main goal is to ensure the victory of Ukraine. - Ukrinform.</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допомога']</text:p>
      <text:p text:style-name="P4">
Type: Article</text:p>
      <!--METADATA-->
      <text:p text:style-name="P4">
<draw:frame draw:style-name="fr1" draw:name="Image83" text:anchor-type="as-char" svg:width="6.9236in" svg:height="3.956343in" draw:z-index="0">
<draw:image xlink:href="../Images/yкринформ/2023-04-20T15-07-00-03-00/630_360_1681986862-821.jpg" xlink:type="simple" xlink:show="embed" xlink:actuate="onLoad" draw:mime-type="image/jpeg"/>
</draw:frame>
Everyone agrees that the future of Ukraine is in the Alliance, but now the main meta is met to ensure the victory of Ukraine.</text:p>
      <text:p text:style-name="P4">
This was stated by NATO Secretary General Jens Stoltenberg on a joint wedding president of Ukraine Volodymyr Zelensky Press Conference in Kiev, Ukrinform reports.</text:p>
      <text:p text:style-name="P4">
Stoltenberg expects that at the July Summit in Vilnius, NATO members will renewed their obligations to support Ukraine as much as it will be necessary and will confirm the obligation to continue to provide significant military support to Ukraine. The Alliance Secretary General noted that he also expects the consent of the president of Zelensky.</text:p>
      <text:p text:style-name="P4">
<text:span text:style-name="T4">
 Read also: </text:span>
 <text:a xlink:type="simple" xlink:href="https://www.ukrinform.ua/rubric-ato/3698408-na-ramstajni-treba-obgovoriti-nadanna-ukraini-dalekobijnoi-zbroi-zelenskij.html" text:style-name="Internet_20_link" text:visited-style-name="Visited_20_Internet_20_Link">
</text:a>
He expects that the Ukrainian leader will raise the issues of membership in the Alliance of Tagrantic of Security, and this will be one of the main issues of the agenda of preparation for it.</text:p>
      <text:p text:style-name="P4">
“The future of Ukraine is in the Euro -Atlantic family. Ukraine's future in NATO. The Alliance's brothers agree with this. At the same time, the main goal of the Alliance, NATO Allies now is to ensure the victory of Ukraine, that is, to guarantee that Ukraine will continue to be a sovereign, independent democratic state in Europe. Because this is the only way to also have a meaningful discussion for the profitable membership of Ukraine, ”Stoltenberg said.</text:p>
      <text:p text:style-name="P4">
The NATO Secretary General stressed that in this context, the main focus is the Ukraine's support.</text:p>
      <text:p text:style-name="P4">
“So NATO showed that our doors were open. Door <text:a xlink:type="simple" xlink:href="https://www.ukrinform.ua/tag-nato" text:style-name="Internet_20_link" text:visited-style-name="Visited_20_Internet_20_Link">
</text:a>
remain open. And what we are sort, the support we provide to Ukraine makes it possible for the future membership of Ukraine, ”he explained.</text:p>
      <text:p text:style-name="P4">
<text:span text:style-name="T4">
 Read also: </text:span>
 <text:a xlink:type="simple" xlink:href="https://www.ukrinform.ua/rubric-polytics/3698394-zelenskij-pro-vizit-stoltenberga-nato-gotove-rozpocinati-novu-glavu-u-vidnosinah-iz-ukrainou.html" text:style-name="Internet_20_link" text:visited-style-name="Visited_20_Internet_20_Link">
<text:span text:style-name="T4">
 Stoltenberg </text:span>
</text:a>
As reported by Ukrinform, NATO Secretary General Jens Stoltenberg arrived of Ukraine's preference. The photos on social networks show that the Secretary General is in Kiev.</text:p>
      <text:p text:style-name="P4">
News Source: <text:a xlink:type="simple" xlink:href="https://www.ukrinform.ua/rubric-polytics/3698417-usi-kraini-nato-pogodzuutsa-na-clenstvo-ukraini-ale-zaraz-metou-e-peremoga-stoltenberg.html" text:style-name="Internet_20_link" text:visited-style-name="Visited_20_Internet_20_Link">
https://www.ukrinform.ua/rubric-polytics/3698417-usi-kraini-nato-pogodzuutsa-na-clenstvo-ukraini-ale-zaraz-metou-e-peremoga-stoltenberg.html</text:a>
</text:p>
      <!--NEWS-->
      <text:h text:style-name="P10" text:outline-level="1">
<text:span text:style-name="T4">
Садовий: Кожна українська громада повинна мати партнерство у демократичних країнах світу</text:span>
</text:h>
      <text:p text:style-name="P4">
Authors: Ukrinform (Person)</text:p>
      <text:p text:style-name="P4">
Publisher: Укринформ (Organization)</text:p>
      <text:p text:style-name="P4">
Published Time: 2023-04-20T15:12:00+03:00</text:p>
      <text:p text:style-name="P4">
Modified Time: 2023-04-20T15:12:00+03:00</text:p>
      <text:p text:style-name="P4">
Description: Each, even the smallest, the Ukrainian community must build cooperation and have connections with partner communities in all democratic countries in Europe and the world. - Ukrinform.</text:p>
      <text:p text:style-name="P4">
Images: ["<text:a xlink:type="simple" xlink:href="https://static.ukrinform.com/photos/2023_04/thumb_files/630_360_1681999321-551.jpg" text:style-name="Internet_20_link" text:visited-style-name="Visited_20_Internet_20_Link">
630_360_16819...</text:a>
"]</text:p>
      <text:p text:style-name="P4">
Tags: ['Садовий', 'Саміт міст та регіонів']</text:p>
      <text:p text:style-name="P4">
Type: Article</text:p>
      <!--METADATA-->
      <text:p text:style-name="P4">
<draw:frame draw:style-name="fr1" draw:name="Image84" text:anchor-type="as-char" svg:width="6.9236in" svg:height="3.956343in" draw:z-index="0">
<draw:image xlink:href="../Images/yкринформ/2023-04-20T15-12-00-03-00/630_360_1681999321-551.jpg" xlink:type="simple" xlink:show="embed" xlink:actuate="onLoad" draw:mime-type="image/jpeg"/>
</draw:frame>
Each, even the smallest, the Ukrainian community should build cooperation and mother -in -law with partner communities in all democratic countries in Europe and the world.</text:p>
      <text:p text:style-name="P4">
The chairman of the Local Local and Regional President of Ukraine, the mayor of Lviv Andriy Sadovy, said this during a briefing held within the International Summit of Cities and Regions, Correspondenttus reports.</text:p>
      <text:p text:style-name="P4">
“In general, I am convinced that every Ukrainian community, and the smallest, must have a native communities in all democratic countries <text:a xlink:type="simple" xlink:href="https://www.ukrinform.ua/tag-evropa" text:style-name="Internet_20_link" text:visited-style-name="Visited_20_Internet_20_Link">
</text:a>
And the world. I see the problem that stands before the congress, because the partnership needs to be built, these bridges of cooperation. Of course, we need to work hard about changes in the legislation, if we want to immerse members of the European Union, ”Sadovy said.</text:p>
      <text:p text:style-name="P4">
He noted that it is important that we have support and understanding in this matter. Also, the Chamber of Local Authorities of the Congress said that a separate agreement was signed directly during the forum today, which was not planned - between the French city of Kulen and the Vakul community.</text:p>
      <text:p text:style-name="P4">
<text:span text:style-name="T4">
 Read also: </text:span>
 <text:a xlink:type="simple" xlink:href="https://www.ukrinform.ua/rubric-vidbudova/3698354-smigal-pro-samit-mist-i-regioniv-ocikuemo-na-pidpisanna-ugod-pro-patronat-nad-gromadami.html" text:style-name="Internet_20_link" text:visited-style-name="Visited_20_Internet_20_Link">
<text:span text:style-name="T4">
 Shmigal </text:span>
</text:a>
Answering the question why such cooperation is needed by foreign communities, Andriy Sadovyi noted that in the society of those cities and countries there is a request to better understand Ukrainians, the Ukrainian spirit, and the authorities are very sensitive to the requests.</text:p>
      <text:p text:style-name="P4">
“Today, our colleagues from different countries of the world about knighthood, support, humidity are read in books. And Ukrainians show it every day. No one can understand - how, we had to lose, and we win? How to measure the Ukrainian spirit? It is a great power and God's caress and people want to touch. And there is a great sense in this way, we need to use this moment that we can build a bridge between our communities. Interest in Ukraine will not be eternal, there are different points in the world, and today there is a time of Ukraine -to win and be a legislator, ”said the mayor of Lviv.</text:p>
      <text:p text:style-name="P4">
As reported, <text:a xlink:type="simple" xlink:href="https://www.ukrinform.ua/rubric-vidbudova/3698325-vidnovitisa-pisla-atak-rf-ukrainskim-mistam-i-selam-dopomagaut-majze-60-krain-smigal.html" text:style-name="Internet_20_link" text:visited-style-name="Visited_20_Internet_20_Link">
</text:a>
. About 100 representatives of foreign countries from all over the world, the heads of the associations of cities of the targets, representatives of the Congress of the Council of Europe and the heads of Ukrainian communities of Iregions take part in the event.</text:p>
      <text:p text:style-name="P4">
News Source: <text:a xlink:type="simple" xlink:href="https://www.ukrinform.ua/rubric-vidbudova/3698415-sadovij-kozna-ukrainska-gromada-povinna-mati-partnerstvo-u-demokraticnih-krainah-svitu.html" text:style-name="Internet_20_link" text:visited-style-name="Visited_20_Internet_20_Link">
https://www.ukrinform.ua/rubric-vidbudova/3698415-sadovij-kozna-ukrainska-gromada-povinna-mati-partnerstvo-u-demokraticnih-krainah-svitu.html</text:a>
</text:p>
      <!--NEWS-->
      <text:h text:style-name="P10" text:outline-level="1">
<text:span text:style-name="T4">
Zinchenko will not play in the match against Southampton</text:span>
</text:h>
      <text:p text:style-name="P4">
Authors: Ukrinform (Person)</text:p>
      <text:p text:style-name="P4">
Publisher: Укринформ (Organization)</text:p>
      <text:p text:style-name="P4">
Published Time: 2023-04-20T15:24:06+03:00</text:p>
      <text:p text:style-name="P4">
Modified Time: 2023-04-20T15:24:06+03:00</text:p>
      <text:p text:style-name="P4">
Description: The Ukrainian has not yet recovered after the injury. - Ukrinform.</text:p>
      <text:p text:style-name="P4">
Images: ["<text:a xlink:type="simple" xlink:href="https://static.ukrinform.com/photos/2023_04/thumb_files/630_360_1681993349-936.jpeg" text:style-name="Internet_20_link" text:visited-style-name="Visited_20_Internet_20_Link">
630_360_16819...</text:a>
"]</text:p>
      <text:p text:style-name="P4">
Tags: ['Арсенал', 'Футбол', 'Зінченко']</text:p>
      <text:p text:style-name="P4">
Type: Article</text:p>
      <!--METADATA-->
      <text:p text:style-name="P4">
<draw:frame draw:style-name="fr1" draw:name="Image85" text:anchor-type="as-char" svg:width="6.9236in" svg:height="3.956343in" draw:z-index="0">
<draw:image xlink:href="../Images/yкринформ/2023-04-20T15-24-06-03-00/630_360_1681993349-936.jpeg" xlink:type="simple" xlink:show="embed" xlink:actuate="onLoad" draw:mime-type="image/jpeg"/>
</draw:frame>
The Ukrainian did not recover from the injury.</text:p>
      <text:p text:style-name="P4">
Arsenal head coach Mikel Artet said that the Ukrainian Legionerolexander Zinchenko will not play in the tomorrow match of the Championship of England against Southampton, <text:a xlink:type="simple" xlink:href="https://twitter.com/SkySportsNews/status/1648972583608385536" text:style-name="Internet_20_link" text:visited-style-name="Visited_20_Internet_20_Link">
</text:a>
Sky Sports, Ukrinform reports.</text:p>
      <text:p text:style-name="P4">
“The situation with Zinchenko is as uncertain as Saliba. We observe Alexander. He needs time to recover. It has a rather unpleasant muscle injury. It is too early to talk about his return, ”Artet said.</text:p>
      <text:p text:style-name="P4">
Yesterday, April 19, Zinchenko returned to training with the team.</text:p>
      <text:p text:style-name="P4">
<text:span text:style-name="T4">
 Read also: </text:span>
 <text:a xlink:type="simple" xlink:href="https://www.ukrinform.ua/rubric-sports/3698139-zincenko-povernuvsa-do-trenuvan-arsenala-pisla-uskodzenna.html" text:style-name="Internet_20_link" text:visited-style-name="Visited_20_Internet_20_Link">
<text:span text:style-name="T4">
 Zinchenko </text:span>
</text:a>
According to Ukrinform earlier, Zinchenko did not play in the last round with a problem with the ilia.</text:p>
      <text:p text:style-name="P4">
Photo: Getty Image</text:p>
      <text:p text:style-name="P4">
News Source: <text:a xlink:type="simple" xlink:href="https://www.ukrinform.ua/rubric-sports/3698420-zincenko-ne-zigrae-u-matci-proti-sautgemptona.html" text:style-name="Internet_20_link" text:visited-style-name="Visited_20_Internet_20_Link">
https://www.ukrinform.ua/rubric-sports/3698420-zincenko-ne-zigrae-u-matci-proti-sautgemptona.html</text:a>
</text:p>
      <!--NEWS-->
      <text:h text:style-name="P10" text:outline-level="1">
<text:span text:style-name="T4">
There is no connection with the inhabitants of the occupied Kinburn Spit - Kim</text:span>
</text:h>
      <text:p text:style-name="P4">
Authors: Ukrinform (Person)</text:p>
      <text:p text:style-name="P4">
Publisher: Укринформ (Organization)</text:p>
      <text:p text:style-name="P4">
Published Time: 2023-04-20T15:27:00+03:00</text:p>
      <text:p text:style-name="P4">
Modified Time: 2023-04-20T15:27:00+03:00</text:p>
      <text:p text:style-name="P4">
Description: The situation on the Kinburn Spit, which is temporarily captured by Russian troops, is difficult, there is no connection with the local residents. - Ukrinform.</text:p>
      <text:p text:style-name="P4">
Images: ["<text:a xlink:type="simple" xlink:href="https://static.ukrinform.com/photos/2023_04/thumb_files/630_360_1681996521-744.jpg" text:style-name="Internet_20_link" text:visited-style-name="Visited_20_Internet_20_Link">
630_360_16819...</text:a>
"]</text:p>
      <text:p text:style-name="P4">
Tags: ['Миколаївщина', 'Кінбурнська коса', 'Війна з росією', 'Віталій Кім']</text:p>
      <text:p text:style-name="P4">
Type: Article</text:p>
      <!--METADATA-->
      <text:p text:style-name="P4">
<draw:frame draw:style-name="fr1" draw:name="Image86" text:anchor-type="as-char" svg:width="6.9236in" svg:height="3.956343in" draw:z-index="0">
<draw:image xlink:href="../Images/yкринформ/2023-04-20T15-27-00-03-00/630_360_1681996521-744.jpg" xlink:type="simple" xlink:show="embed" xlink:actuate="onLoad" draw:mime-type="image/jpeg"/>
</draw:frame>
The situation of the Kinburn Spit, which is temporarily captured by Russian troops, is difficult, there is no communication with the residents.</text:p>
      <text:p text:style-name="P4">
This was stated by the head of the Nikolaev regional military administration of Kim at a briefing within the International Summit of Cities and Regions, Ukrinform reports.</text:p>
      <text:p text:style-name="P4">
“The situation on the Kinburn Spit, which is still in the occupation, is difficult, but u can not contact the people who live there to get a state of affairs. Therefore, we monitor the situation with satellite. I can say indirectly that the situation there is improving then, when Ochakov's if he becomes less. Our Armed Forces work, and they have success, ” - said.</text:p>
      <text:p text:style-name="P4">
<text:span text:style-name="T4">
 Read also: </text:span>
 <text:a xlink:type="simple" xlink:href="https://www.ukrinform.ua/rubric-ato/3681340-vorog-moze-pidtaguvati-vognevi-tocki-na-kinburnsku-kosu-gumenuk.html" text:style-name="Internet_20_link" text:visited-style-name="Visited_20_Internet_20_Link">
<text:span text:style-name="T4">
 Kinburn </text:span>
</text:a>
He added that after the liberation of three settlements in Kinburn Kosymzhnaya will fix the expulsion of invaders from all over the territory <text:a xlink:type="simple" xlink:href="https://www.ukrinform.ua/tag-mikolaivsina" text:style-name="Internet_20_link" text:visited-style-name="Visited_20_Internet_20_Link">
</text:a>
.</text:p>
      <text:p text:style-name="P4">
<text:span text:style-name="T4">
 Read also: </text:span>
 <text:a xlink:type="simple" xlink:href="https://www.ukrinform.ua/rubric-ato/3681788-na-kinburnskij-kosi-rosiani-roztasovuut-rszv-miz-dvorami-miscevih-ziteliv-gumenuk.html" text:style-name="Internet_20_link" text:visited-style-name="Visited_20_Internet_20_Link">
<text:span text:style-name="T4">
 Kinburn </text:span>
</text:a>
It was reported that the participants of the International Summit of Cities and Regions, which runs in Ukraine with the participation of international partners, discuss the issues of building and development of communities.</text:p>
      <text:p text:style-name="P4">
News Source: <text:a xlink:type="simple" xlink:href="https://www.ukrinform.ua/rubric-regions/3698427-zvazku-z-zitelami-okupovanoi-kinburnskoi-kosi-nemae-kim.html" text:style-name="Internet_20_link" text:visited-style-name="Visited_20_Internet_20_Link">
https://www.ukrinform.ua/rubric-regions/3698427-zvazku-z-zitelami-okupovanoi-kinburnskoi-kosi-nemae-kim.html</text:a>
</text:p>
      <!--NEWS-->
      <text:h text:style-name="P10" text:outline-level="1">
<text:span text:style-name="T4">
Ukraine by 5% increased the revenue from exports of agro -food products in the first quarter</text:span>
</text:h>
      <text:p text:style-name="P4">
Authors: Ukrinform (Person)</text:p>
      <text:p text:style-name="P4">
Publisher: Укринформ (Organization)</text:p>
      <text:p text:style-name="P4">
Published Time: 2023-04-20T15:27:22+03:00</text:p>
      <text:p text:style-name="P4">
Modified Time: 2023-04-20T15:27:22+03:00</text:p>
      <text:p text:style-name="P4">
Description: According to the State Customs Service of Ukraine, in January-March 2023, Ukraine exported agro-food products for $ 6745 million. US, which is 5% more than in the same period last year. - Ukrinform.</text:p>
      <text:p text:style-name="P4">
Images: ["<text:a xlink:type="simple" xlink:href="https://static.ukrinform.com/photos/2023_04/thumb_files/630_360_1681993433-957.jpg" text:style-name="Internet_20_link" text:visited-style-name="Visited_20_Internet_20_Link">
630_360_16819...</text:a>
"]</text:p>
      <text:p text:style-name="P4">
Tags: ['Експорт', 'Україна', 'Аграрії']</text:p>
      <text:p text:style-name="P4">
Type: Article</text:p>
      <!--METADATA-->
      <text:p text:style-name="P4">
<draw:frame draw:style-name="fr1" draw:name="Image87" text:anchor-type="as-char" svg:width="6.9236in" svg:height="3.956343in" draw:z-index="0">
<draw:image xlink:href="../Images/yкринформ/2023-04-20T15-27-22-03-00/630_360_1681993433-957.jpg" xlink:type="simple" xlink:show="embed" xlink:actuate="onLoad" draw:mime-type="image/jpeg"/>
</draw:frame>
According to the State Customs Service of Ukraine, in January-March 2023, Ukraine experted agro-food products for $ 6745 million. US, which is 5% more than in the same period last year.</text:p>
      <text:p text:style-name="P4">
The Deputy Director of the National Scientific Center of the Institute of Agrarian Economy, NAAS NAAS Mykola Pugachev told this, Ukrinform reports <text:a xlink:type="simple" xlink:href="http://www.iae.org.ua/presscentre/archnews/3578-ukrayina-zbilshyla-eksport-ahroprodovolchoyi-produktsiyi-za-i-kvartal-2023-roku-mykola-puhachov.html" text:style-name="Internet_20_link" text:visited-style-name="Visited_20_Internet_20_Link">
</text:a>
He noted that the structure of Ukraine's general exports is dominated by products of the farm and the food industry with a share of 65%.</text:p>
      <text:p text:style-name="P4">
In the regional section for January-March this year, Ukraine most exported to: European Union($ 3671 million USA), Asia countries(2449 million. USA)as well as Africa($ 345 million USA)and CIS($ 155 million USA). Цічотири географічні регіони закуповують 98% аграрної продукції українськоговиробництва.</text:p>
      <text:p text:style-name="P4">
За словами Пугачова, першу позицію у рейтингу основних імпортерів займаєКитай, який закупив українського продовольства на суму 986 млн дол. США. Додесятки найбільших покупців української агропродукції також увійшли: Румунія($ 828 million USA), Turkey($ 759 million USA), Poland($ 666 million USA),Netherlands($ 381 million USA), Spain($ 379 million USA), Hungary(268 million. USA), Italy($ 256 million USA), Germany($ 154 million USA)and Egypt($ 149 million USA). Загалом ці десять країн забезпечують 71% доходівукраїнських агроекспортерів.</text:p>
      <text:p text:style-name="P4">
Основними групами агропродовольчого експорту України у першому кварталі 2023року були: <text:a xlink:type="simple" xlink:href="https://www.ukrinform.ua/tag-zerno" text:style-name="Internet_20_link" text:visited-style-name="Visited_20_Internet_20_Link">
 </text:a>
 ($ 3,368 million USA), fats($ 1465 million USA), seeds and fruits of oil($ 826 million USA), remnants of processing industry($ 361 million USA), meat and by -products($ 202m. USA). На ці види агропродукції спільно припадає майже 90% вартостізарубіжних поставок вітчизняної агропродукції.</text:p>
      <text:p text:style-name="P4">
Пугачов додав, що у 2023 році, попри повномасштабне вторгнення рф на територіюнашої держави й постійні бойові дії, Україна продовжує експортуватисільськогосподарську продукцію, розв'язувати питання глобального продовольчогозабезпечення та валютних надходжень для власної економіки.</text:p>
      <text:p text:style-name="P4">
<text:span text:style-name="T4">
 Read also: </text:span>
 <text:a xlink:type="simple" xlink:href="https://www.ukrinform.ua/rubric-economy/3698369-u-skladnosah-ukrainskih-ta-evropejskih-fermeriv-vinna-lise-rosia-trofimceva.html" text:style-name="Internet_20_link" text:visited-style-name="Visited_20_Internet_20_Link">
<text:span text:style-name="T4">
 Trofimtseva </text:span>
</text:a>
As reported by Ukrinform, according to the calculations of the Institute of Agrarian Economy, in 2022 Ukraine exported agricultural food worth $ 23.6 billion. The US, which is 15% less than in 2021, when 27.9 billion dols were exported to a record. USA.</text:p>
      <text:p text:style-name="P4">
Photo: iae.org.ua/</text:p>
      <text:p text:style-name="P4">
News Source: <text:a xlink:type="simple" xlink:href="https://www.ukrinform.ua/rubric-economy/3698423-ukraina-na-5-zbilsila-virucku-vid-eksportu-agroprodovolcoi-produkcii-v-i-kvartali.html" text:style-name="Internet_20_link" text:visited-style-name="Visited_20_Internet_20_Link">
https://www.ukrinform.ua/rubric-economy/3698423-ukraina-na-5-zbilsila-virucku-vid-eksportu-agroprodovolcoi-produkcii-v-i-kvartali.html</text:a>
</text:p>
      <!--NEWS-->
      <text:h text:style-name="P10" text:outline-level="1">
<text:span text:style-name="T4">
Ukrainian boxer Shtonda will fight against the Moldovan Nicolau</text:span>
</text:h>
      <text:p text:style-name="P4">
Authors: Ukrinform (Person)</text:p>
      <text:p text:style-name="P4">
Publisher: Укринформ (Organization)</text:p>
      <text:p text:style-name="P4">
Published Time: 2023-04-20T15:30:00+03:00</text:p>
      <text:p text:style-name="P4">
Modified Time: 2023-04-20T15:30:00+03:00</text:p>
      <text:p text:style-name="P4">
Description: The match will take place on April 30. - Ukrinform.</text:p>
      <text:p text:style-name="P4">
Images: ["<text:a xlink:type="simple" xlink:href="https://static.ukrinform.com/photos/2023_04/thumb_files/630_360_1681993719-119.jpg" text:style-name="Internet_20_link" text:visited-style-name="Visited_20_Internet_20_Link">
630_360_16819...</text:a>
"]</text:p>
      <text:p text:style-name="P4">
Tags: ['Бокс']</text:p>
      <text:p text:style-name="P4">
Type: Article</text:p>
      <!--METADATA-->
      <text:p text:style-name="P4">
<draw:frame draw:style-name="fr1" draw:name="Image88" text:anchor-type="as-char" svg:width="6.9236in" svg:height="3.956343in" draw:z-index="0">
<draw:image xlink:href="../Images/yкринформ/2023-04-20T15-30-00-03-00/630_360_1681993719-119.jpg" xlink:type="simple" xlink:show="embed" xlink:actuate="onLoad" draw:mime-type="image/jpeg"/>
</draw:frame>
The match will be left on April 30.</text:p>
      <text:p text:style-name="P4">
Ukrainian Medium Boxer Bogdan Shtonda(7-0, 3 is)will conduct his successive match against Moldovan Vladislav Nikolau(5-1, 0 is), <text:a xlink:type="simple" xlink:href="https://www.instagram.com/p/CrPtWMwMW5L/" text:style-name="Internet_20_link" text:visited-style-name="Visited_20_Internet_20_Link">
</text:a>
Pro boxing Ukraine, reports Ukrinform.</text:p>
      <text:p text:style-name="P4">
The battle will take place on April 30 in Turkish Istanbul.</text:p>
      <text:p text:style-name="P4">
It will be the first match of a 21-year-old Ukrainian for more than a year.</text:p>
      <text:p text:style-name="P4">
<text:span text:style-name="T4">
 Read also: </text:span>
 <text:a xlink:type="simple" xlink:href="https://www.ukrinform.ua/rubric-sports/3698087-bij-usikfuri-moze-vidbutis-u-grudni.html" text:style-name="Internet_20_link" text:visited-style-name="Visited_20_Internet_20_Link">
</text:a>
As reported by Ukrinform earlier, Shtonda was supposed to fight on February 26, 2022, the French boxer Milan Pratto for the title of World Champion by IBF among young people, but because of the beginning of the full -scale invasion of the Russian Federation was a fight.</text:p>
      <text:p text:style-name="P4">
Photo: instagram.com/b.stonda</text:p>
      <text:p text:style-name="P4">
News Source: <text:a xlink:type="simple" xlink:href="https://www.ukrinform.ua/rubric-sports/3698424-ukrainskij-bokser-stonda-bij-proti-moldovanina-nikolau.html" text:style-name="Internet_20_link" text:visited-style-name="Visited_20_Internet_20_Link">
https://www.ukrinform.ua/rubric-sports/3698424-ukrainskij-bokser-stonda-bij-proti-moldovanina-nikolau.html</text:a>
</text:p>
      <!--NEWS-->
      <text:h text:style-name="P10" text:outline-level="1">
<text:span text:style-name="T4">
Grain transportation volumes have fallen to a minimum in five months - Ukrzaliznytsia</text:span>
</text:h>
      <text:p text:style-name="P4">
Authors: Ukrinform (Person)</text:p>
      <text:p text:style-name="P4">
Publisher: Укринформ (Organization)</text:p>
      <text:p text:style-name="P4">
Published Time: 2023-04-20T15:30:15+03:00</text:p>
      <text:p text:style-name="P4">
Modified Time: 2023-04-20T15:30:15+03:00</text:p>
      <text:p text:style-name="P4">
Description: In April 2023, Ukrzaliznytsia transported the lowest grain cargo in the last five months. - Ukrinform.</text:p>
      <text:p text:style-name="P4">
Images: ["<text:a xlink:type="simple" xlink:href="https://static.ukrinform.com/photos/2023_01/thumb_files/630_360_1674044884-685.jpg" text:style-name="Internet_20_link" text:visited-style-name="Visited_20_Internet_20_Link">
630_360_16740...</text:a>
"]</text:p>
      <text:p text:style-name="P4">
Tags: ['Зерно', 'Укрзалізниця']</text:p>
      <text:p text:style-name="P4">
Type: Article</text:p>
      <!--METADATA-->
      <text:p text:style-name="P4">
<draw:frame draw:style-name="fr1" draw:name="Image89" text:anchor-type="as-char" svg:width="6.9236in" svg:height="3.956343in" draw:z-index="0">
<draw:image xlink:href="../Images/yкринформ/2023-04-20T15-30-15-03-00/630_360_1674044884-685.jpg" xlink:type="simple" xlink:show="embed" xlink:actuate="onLoad" draw:mime-type="image/jpeg"/>
</draw:frame>
In April 2023, Ukrzaliznytsya transported the smallest in the last five months of grain cargo.</text:p>
      <text:p text:style-name="P4">
This was reported by the Deputy Director of the Commercial Work Department of Ukrzaliznytsya JSC Valery Tkachov, Ukrinform reports with reference to <text:a xlink:type="simple" xlink:href="https://www.railinsider.com.ua/u-kvitni-obsyagy-perevezen-zernovyh-skorotylysya-do-minimumu-za-ostanni-pyat-misyacziv/" text:style-name="Internet_20_link" text:visited-style-name="Visited_20_Internet_20_Link">
</text:a>
.</text:p>
      <text:p text:style-name="P4">
It is noted that in April there is a fall in transportation <text:a xlink:type="simple" xlink:href="https://www.ukrinform.ua/tag-zerno" text:style-name="Internet_20_link" text:visited-style-name="Visited_20_Internet_20_Link">
</text:a>
loads to a minimum of the last five months. For April 19, 1,537 million tons of grain loads were transported for export by rail. 1.157 million tonnes were transported in the direction of the ports, and 380 thousand tonnes were transported to the Western border crossings.</text:p>
      <text:p text:style-name="P4">
“This is below the last month and below the last parameters of almost five months. If such dynamics are stored, exports of less than 2.5 million tons were transported in total in the course of the month. In the best months, we transported 3.2 and 3.4 million. That is, we see that there is a significant subsidence of transportation due to problems on border with the "grain corridor", - Tkachov said.</text:p>
      <text:p text:style-name="P4">
<text:span text:style-name="T4">
 Read also: </text:span>
 <text:a xlink:type="simple" xlink:href="https://www.ukrinform.ua/rubric-economy/3697874-polsa-mae-prijnati-ponad-3000-vagoniv-ta-cotiri-poizdi-z-ukrainskim-zernom-ukrzaliznica.html" text:style-name="Internet_20_link" text:visited-style-name="Visited_20_Internet_20_Link">
<text:span text:style-name="T4">
 Ukrzaliznytsia </text:span>
</text:a>
The volume of agricultural loads also decreased. Since the beginning of April, it has set 1.457 million tons. It is 21.9% of the total. At the same time, the daily load is currently 77 thousand tons against 100 thousand tons in the fall and in January.</text:p>
      <text:p text:style-name="P4">
In addition, a fall in the transmission of wagons with grain cargoes is recorded. If in early April this figure reached 590 units of rolling stock, then it decreased by 37%, to 374 cars.</text:p>
      <text:p text:style-name="P4">
It was reported that Hungary and Poland were introduced on April 15, 2023 by a temporary boar for import of grain and other types of agricultural products of the Ukraine. On April 19, 2023, a ban on import of Ukrainian agro -products to Slovakia will be enforced. At the same time, Poland also suspended the transit production of the Ukrainian agroindustrial complex through its territory, but plans to restore it from April 21. Hungary and Slovakia have not stopped transit. <text:a xlink:type="simple" xlink:href="https://www.ukrinform.ua/rubric-economy/3697879-bolgaria-timcasovo-zaboronila-import-produktiv-z-ukraini-tranzit-dozvolenij.html" text:style-name="Internet_20_link" text:visited-style-name="Visited_20_Internet_20_Link">
</text:a>
From Ukraine on 19 2023, but transit did not restrict.</text:p>
      <text:p text:style-name="P4">
<text:span text:style-name="T5">
Foto: cfts.org.ua</text:span>
</text:p>
      <text:p text:style-name="P4">
News Source: <text:a xlink:type="simple" xlink:href="https://www.ukrinform.ua/rubric-economy/3698426-obsagi-zernovih-perevezen-vpali-do-minimumu-za-pat-misaciv-ukrzaliznica.html" text:style-name="Internet_20_link" text:visited-style-name="Visited_20_Internet_20_Link">
https://www.ukrinform.ua/rubric-economy/3698426-obsagi-zernovih-perevezen-vpali-do-minimumu-za-pat-misaciv-ukrzaliznica.html</text:a>
</text:p>
      <!--NEWS-->
      <text:h text:style-name="P10" text:outline-level="1">
<text:span text:style-name="T4">
Educational work on gambling should be focused on young - expert</text:span>
</text:h>
      <text:p text:style-name="P4">
Authors: Ukrinform (Person)</text:p>
      <text:p text:style-name="P4">
Publisher: Укринформ (Organization)</text:p>
      <text:p text:style-name="P4">
Published Time: 2023-04-20T15:36:18+03:00</text:p>
      <text:p text:style-name="P4">
Modified Time: 2023-04-20T15:36:18+03:00</text:p>
      <text:p text:style-name="P4">
Description: Educational work on gambling should be directed at young people aged 21 to 30 years, because this category is the most vulnerable to game addiction. - Ukrinform.</text:p>
      <text:p text:style-name="P4">
Images: ["<text:a xlink:type="simple" xlink:href="https://static.ukrinform.com/photos/2023_04/thumb_files/630_360_1681993918-979.jpg" text:style-name="Internet_20_link" text:visited-style-name="Visited_20_Internet_20_Link">
630_360_16819...</text:a>
"]</text:p>
      <text:p text:style-name="P4">
Tags: ['Молодь', 'азартні ігри']</text:p>
      <text:p text:style-name="P4">
Type: Article</text:p>
      <!--METADATA-->
      <text:p text:style-name="P4">
<draw:frame draw:style-name="fr1" draw:name="Image90" text:anchor-type="as-char" svg:width="6.9236in" svg:height="3.956343in" draw:z-index="0">
<draw:image xlink:href="../Images/yкринформ/2023-04-20T15-36-18-03-00/630_360_1681993918-979.jpg" xlink:type="simple" xlink:show="embed" xlink:actuate="onLoad" draw:mime-type="image/jpeg"/>
</draw:frame>
Educational work on gambling should be directed at young people aged 21 to 30 years, because this category is the most vulnerable repayment.</text:p>
      <text:p text:style-name="P4">
About it in Ukrinform during a roundtable on the topic: "Social -relevance in the field of gambling" said a member of Kryil Khrystyn Dutka.</text:p>
      <text:p text:style-name="P4">
According to her, in order to increase social responsibility in the gambling industry, the population should continue to conduct enlightenment, in case of dependence - to provide the necessary primary medical assistance, and further re -socialization of dependent players and return their public life.</text:p>
      <text:p text:style-name="P4">
The downs were reminded of the functioning of the register of persons who are limited to gambling and participation in gambling.</text:p>
      <text:p text:style-name="P4">
<text:span text:style-name="T4">
 Read also: </text:span>
 <text:a xlink:type="simple" xlink:href="https://www.ukrinform.ua/rubric-regions/3678951-sbu-likviduvala-merezu-pidpilnih-kazino-aki-pracuvali-na-gaulajtera-saldo.html" text:style-name="Internet_20_link" text:visited-style-name="Visited_20_Internet_20_Link">
</text:a>
"Why do we need educational work and what category of people it is necessary to be directed? It should be directed to young people. Why is it a fry, and because according to the registry, half are young people, people age 21 to 30 years. There are at risk of those who have a game addiction and we have to work with them, ”Dutka said.</text:p>
      <text:p text:style-name="P4">
She reminded that Kilil began to place social advertising on the topic of conscious gohembling, a number of cities of Ukraine actively joined this work. It is Kiev, Odesa, Lutsk, Rivne, Ternopil, Uzhgorod, Ivano-Frankivsk and other cities.</text:p>
      <text:p text:style-name="P4">
"Our goal is to form a culture in society that gambling is perhaps with some risks and consequences, but it is entertainment, not a way of working," the Dutka emphasized.</text:p>
      <text:p text:style-name="P4">
<text:span text:style-name="T4">
 Read also: </text:span>
 <text:a xlink:type="simple" xlink:href="https://www.ukrinform.ua/rubric-regions/3670444-na-kiivsini-vikrili-cotiri-nelegalnih-gralnih-zakladi.html" text:style-name="Internet_20_link" text:visited-style-name="Visited_20_Internet_20_Link">
</text:a>
As reported, <text:a xlink:type="simple" xlink:href="https://www.ukrinform.ua/tag-prezident" text:style-name="Internet_20_link" text:visited-style-name="Visited_20_Internet_20_Link">
</text:a>
Volodymyrzelensky introduced the NSDC decision of March 10, 2023 on sanctions of anti -physical and legal entities related, in particular, to the bookmaker and lottery.</text:p>
      <text:p text:style-name="P4">
News Source: <text:a xlink:type="simple" xlink:href="https://www.ukrinform.ua/rubric-society/3698430-prosvitnicka-robota-sodo-azartnih-igor-mae-buti-zoseredzena-na-molodi-ekspertka.html" text:style-name="Internet_20_link" text:visited-style-name="Visited_20_Internet_20_Link">
https://www.ukrinform.ua/rubric-society/3698430-prosvitnicka-robota-sodo-azartnih-igor-mae-buti-zoseredzena-na-molodi-ekspertka.html</text:a>
</text:p>
      <!--NEWS-->
      <text:h text:style-name="P10" text:outline-level="1">
<text:span text:style-name="T4">
Pakistan purchased the first party of Russian oil at a discount</text:span>
</text:h>
      <text:p text:style-name="P4">
Authors: Ukrinform (Person)</text:p>
      <text:p text:style-name="P4">
Publisher: Укринформ (Organization)</text:p>
      <text:p text:style-name="P4">
Published Time: 2023-04-20T15:38:41+03:00</text:p>
      <text:p text:style-name="P4">
Modified Time: 2023-04-20T15:38:41+03:00</text:p>
      <text:p text:style-name="P4">
Description: Pakistan made its first order for Russian raw oil at reduced prices under a new agreement concluded between Islamabad and Moscow. - Ukrinform.</text:p>
      <text:p text:style-name="P4">
Images: ["<text:a xlink:type="simple" xlink:href="https://static.ukrinform.com/photos/2018_11/thumb_files/630_360_1542786421-850.jpg" text:style-name="Internet_20_link" text:visited-style-name="Visited_20_Internet_20_Link">
630_360_15427...</text:a>
"]</text:p>
      <text:p text:style-name="P4">
Tags: ['нафта', 'Пакистан', 'росія']</text:p>
      <text:p text:style-name="P4">
Type: Article</text:p>
      <!--METADATA-->
      <text:p text:style-name="P4">
<draw:frame draw:style-name="fr1" draw:name="Image91" text:anchor-type="as-char" svg:width="6.9236in" svg:height="3.956343in" draw:z-index="0">
<draw:image xlink:href="../Images/yкринформ/2023-04-20T15-38-41-03-00/630_360_1542786421-850.jpg" xlink:type="simple" xlink:show="embed" xlink:actuate="onLoad" draw:mime-type="image/jpeg"/>
</draw:frame>
Pakistani made his first order for Russian raw oil on reduced prices, with a new agreement concluded between Islamabad and Moscow.</text:p>
      <text:p text:style-name="P4">
According to Ukrinform, the agency reports <text:a xlink:type="simple" xlink:href="http://www.reuters.com/world/asia-pacific/pakistan-places-first-order-discounted-russian-crude-says-minister-2023-04-20/" text:style-name="Internet_20_link" text:visited-style-name="Visited_20_Internet_20_Link">
</text:a>
.</text:p>
      <text:p text:style-name="P4">
It is noted that one cargo, under the new agreement, will be delivered to the port of Karachachezhe in May.</text:p>
      <text:p text:style-name="P4">
The agreement with Pakistan gives Moscow new opportunities to sell its raw oil, adding to the growing sales of Russian <text:a xlink:type="simple" xlink:href="https://www.ukrinform.ua/tag-nafta" text:style-name="Internet_20_link" text:visited-style-name="Visited_20_Internet_20_Link">
</text:a>
to India and China, as the Kremlin redirects the volumes from the Western Markets, where its oil was forbidden after the start of a full -scale invasion of Ukraine.</text:p>
      <text:p text:style-name="P4">
The reduced price of oil gives the necessary rest for Pakistan, which is collided with the crisis of payments and the problem of critically low currency reserves. Energy imports are currently most of the country's external payments.</text:p>
      <text:p text:style-name="P4">
The Agreement stipulates that Pakistan will only buy raw oil, not purified, and it is expected that imports will reach 100,000 barrels a day if the first transaction will be without problems, Reuters reported to the Oil Minister of Pakistan Government Musadik Malik.</text:p>
      <text:p text:style-name="P4">
"Our orders are, we have already placed them," the official said, confirming the information of the agency's source that Pakistan will buy only raw materials, and non -prepared petroleum products.</text:p>
      <text:p text:style-name="P4">
<text:span text:style-name="T4">
 Read also: </text:span>
 <text:a xlink:type="simple" xlink:href="https://www.ukrinform.ua/rubric-world/3697106-g7-zbereze-obmezenna-cini-na-rosijsku-naftu-na-rivni-60-reuters.html" text:style-name="Internet_20_link" text:visited-style-name="Visited_20_Internet_20_Link">
<text:span text:style-name="T4">
 oil </text:span>
</text:a>
As reported by Ukrinform, Western sanctions and the price limits for marine oil after the start of a full -scale invasion of Russia in Ukraine were exchanged by a range of buyers for deliveries from the Russian Federation.</text:p>
      <text:p text:style-name="P4">
However, at least two companies from India and the UAE help Moscow bypassing the winged oil sanctions with the help of a tanker fleet.</text:p>
      <text:p text:style-name="P4">
News Source: <text:a xlink:type="simple" xlink:href="https://www.ukrinform.ua/rubric-economy/3698432-pakistan-pridbav-persu-partiu-rosijskoi-nafti-zi-znizkou.html" text:style-name="Internet_20_link" text:visited-style-name="Visited_20_Internet_20_Link">
https://www.ukrinform.ua/rubric-economy/3698432-pakistan-pridbav-persu-partiu-rosijskoi-nafti-zi-znizkou.html</text:a>
</text:p>
      <!--NEWS-->
      <text:h text:style-name="P10" text:outline-level="1">
<text:span text:style-name="T4">
Lighting of religious enmity: in Uzhgorod choose a preventive measure of Archpriest of the UOC -MP</text:span>
</text:h>
      <text:p text:style-name="P4">
Authors: Ukrinform (Person)</text:p>
      <text:p text:style-name="P4">
Publisher: Укринформ (Organization)</text:p>
      <text:p text:style-name="P4">
Published Time: 2023-04-20T15:41:00+03:00</text:p>
      <text:p text:style-name="P4">
Modified Time: 2023-04-20T15:41:00+03:00</text:p>
      <text:p text:style-name="P4">
Description: The court in Uzhgorod chooses a preventive measure by the rector of the Cathedral of the UOC (MP), which is suspected of igniting religious hostility. - Ukrinform.</text:p>
      <text:p text:style-name="P4">
Images: ["<text:a xlink:type="simple" xlink:href="https://static.ukrinform.com/photos/2023_04/thumb_files/630_360_1681994336-959.jpg" text:style-name="Internet_20_link" text:visited-style-name="Visited_20_Internet_20_Link">
630_360_16819...</text:a>
", "<text:a xlink:type="simple" xlink:href="https://static.ukrinform.com/photos/2023_04/1681994344-901.jpg" text:style-name="Internet_20_link" text:visited-style-name="Visited_20_Internet_20_Link">
1681994344-90...</text:a>
"]</text:p>
      <text:p text:style-name="P4">
Tags: ['Суд', 'УПЦ МП', 'Ужгород']</text:p>
      <text:p text:style-name="P4">
Type: Article</text:p>
      <!--METADATA-->
      <text:p text:style-name="P4">
<draw:frame draw:style-name="fr1" draw:name="Image92" text:anchor-type="as-char" svg:width="6.9236in" svg:height="3.956343in" draw:z-index="0">
<draw:image xlink:href="../Images/yкринформ/2023-04-20T15-41-00-03-00/630_360_1681994336-959.jpg" xlink:type="simple" xlink:show="embed" xlink:actuate="onLoad" draw:mime-type="image/jpeg"/>
</draw:frame>
Vuzhgorod's court chooses a preventive measure by the abbot of the Cathedral of the UOC(MP), which is suspected of igniting religious hostility.</text:p>
      <text:p text:style-name="P4">
Kateryna Khizhnyak, a spokeswoman for the Transcarpathian Regional Prosecutor's Office, informed the Ukrinform correspondent.</text:p>
      <text:p text:style-name="P4">
"In the Uzhgorod City District Court today they choose a preventive Westermill of one of the cathedrals in Uzhgorod Dmitry Sidor, whom law enforcement agencies are fed in lighting religious enmity and hatred," she said.</text:p>
      <text:p text:style-name="P4">
<draw:frame draw:style-name="fr1" draw:name="Image93" text:anchor-type="as-char" svg:width="6.9236in" svg:height="9.231467in" draw:z-index="0">
<draw:image xlink:href="../Images/yкринформ/2023-04-20T15-41-00-03-00/1681994344-901.jpg" xlink:type="simple" xlink:show="embed" xlink:actuate="onLoad" draw:mime-type="image/jpeg"/>
</draw:frame>
According to the investigation, the abbot of the Cathedral Cross -Vozdvizhensky Cathedral during worship was abusive about the faith and beliefs of the PSCU believers, called them "the wicked", and the most local church - "an empty unreliable hem with spiders" and "Confession of the dead." In addition, the acquisition of the Orthodox church of Ukraine by Thomas Archpriest represented their parishioners as obtaining a "false piece of paper" and "madness of a bunch of faults".</text:p>
      <text:p text:style-name="P4">
Sidor's criticism was also subject to those who supported the transition from the UOC(MP)Doptsu.</text:p>
      <text:p text:style-name="P4">
Videos and broadcasts were distributed on the pages of the Usocial networks and its official website.</text:p>
      <text:p text:style-name="P4">
<text:span text:style-name="T4">
 Read also: </text:span>
 <text:a xlink:type="simple" xlink:href="https://www.ukrinform.ua/rubric-society/3649077-sud-ostrafuvav-rektora-pocaivskoi-seminarii-upc-mp-za-rozpaluvanna-religijnoi-vorozneci.html" text:style-name="Internet_20_link" text:visited-style-name="Visited_20_Internet_20_Link">
<text:span text:style-name="T4">
 religious </text:span>
 <text:span text:style-name="T4">
 </text:span>
 enmity **</text:a>
Law enforcement officers found that Archpriest publicly broadcasts a sharp dishonesty of another church, disturbing religious confrontation in the region.</text:p>
      <text:p text:style-name="P4">
Sidor's suspicion was announced on March 16. In this connection, the cidor on <text:a xlink:type="simple" xlink:href="https://www.facebook.com/ungsobor.live/posts/pfbid04KTQUS1jteMJr1ESyGmkFd3yi1Z9muAt5BzeM6b2ZUHNMxNz9LPZvKvoQhnH3gm1l" text:style-name="Internet_20_link" text:visited-style-name="Visited_20_Internet_20_Link">
</text:a>
The Cathedral of the Cross-Vozdvizhensky Cathedral asked for "our Orthodox Christians for prayer, the grace of God at a time, when he again tolerates the testing of the prosecution of KP No. 12022070000000353 on Articles 161h 1."</text:p>
      <text:p text:style-name="P4">
For inciting religious enmity and hatred, the suspect faces from 3400 to 8500 UAH <text:a xlink:type="simple" xlink:href="https://www.ukrinform.ua/tag-straf" text:style-name="Internet_20_link" text:visited-style-name="Visited_20_Internet_20_Link">
</text:a>
or Voline restriction up to five years, or imprisonment for up to three years.</text:p>
      <text:p text:style-name="P4">
Uzhgorod City District Court has already considered the case against Father Sidor in 2012(Then it was about "encroachment on territorial integrity and integrity of Ukraine")And he award him three years of imprisonment.</text:p>
      <text:p text:style-name="P4">
<text:span text:style-name="T5">
Foto from the site uzhhorod.rayon.in.ua</text:span>
</text:p>
      <text:p text:style-name="P4">
News Source: <text:a xlink:type="simple" xlink:href="https://www.ukrinform.ua/rubric-regions/3698433-rozpaluvanna-religijnoi-vorozneci-v-uzgorodi-obiraut-zapobiznij-zahid-protoiereu-upc-mp.html" text:style-name="Internet_20_link" text:visited-style-name="Visited_20_Internet_20_Link">
https://www.ukrinform.ua/rubric-regions/3698433-rozpaluvanna-religijnoi-vorozneci-v-uzgorodi-obiraut-zapobiznij-zahid-protoiereu-upc-mp.html</text:a>
</text:p>
      <!--NEWS-->
      <text:h text:style-name="P10" text:outline-level="1">
<text:span text:style-name="T4">
Heavy explosion was reported in Belgorod</text:span>
</text:h>
      <text:p text:style-name="P4">
Authors: liveuamap (Language: en)</text:p>
      <text:p text:style-name="P4">
Time: 2023-04-20T15:44:26</text:p>
      <text:p text:style-name="P4">
Location: Belgorod, Belgorodskaya oblast' (Latitude:50.57855 Longtitude:36.5807)</text:p>
      <text:p text:style-name="P4">
Videos: []</text:p>
      <text:p text:style-name="P4">
Images: ["<text:a xlink:type="simple" xlink:href="https://liveuamap.com/pics/2023/04/20/22557511_0.jpg" text:style-name="Internet_20_link" text:visited-style-name="Visited_20_Internet_20_Link">
22557511_0.jpg</text:a>
"]</text:p>
      <text:p text:style-name="P4">
Tags: ["Russia"]</text:p>
      <text:p text:style-name="P4">
Id: 22557511</text:p>
      <!--METADATA-->
      <text:p text:style-name="P4">
Heavy explosion was reported in Belgorod</text:p>
      <text:p text:style-name="P4">
<draw:frame draw:style-name="fr1" draw:name="Image94" text:anchor-type="as-char" svg:width="6.9236in" svg:height="8.029453in" draw:z-index="0">
<draw:image xlink:href="../Images/liveuamap/2023-04-20T15-44-26/22557511_0.jpg" xlink:type="simple" xlink:show="embed" xlink:actuate="onLoad" draw:mime-type="image/jpeg"/>
</draw:frame>
News Collection Link: <text:a xlink:type="simple" xlink:href="https://liveuamap.com/en/2023/20-april-heavy-explosion-was-reported-in-belgorod-" text:style-name="Internet_20_link" text:visited-style-name="Visited_20_Internet_20_Link">
https://liveuamap.com/en/2023/20-april-heavy-explosion-was-reported-in-belgorod-</text:a>
</text:p>
      <text:p text:style-name="P4">
News Source: <text:a xlink:type="simple" xlink:href="https://t.me/belgorod_informant/3775" text:style-name="Internet_20_link" text:visited-style-name="Visited_20_Internet_20_Link">
https://t.me/belgorod_informant/3775</text:a>
</text:p>
      <!--NEWS-->
      <text:h text:style-name="P10" text:outline-level="1">
<text:span text:style-name="T4">
The State Bargrus of Ukraine increased to 78.5% of GDP for the year - the Ministry of Finance</text:span>
</text:h>
      <text:p text:style-name="P4">
Authors: Ukrinform (Person)</text:p>
      <text:p text:style-name="P4">
Publisher: Укринформ (Organization)</text:p>
      <text:p text:style-name="P4">
Published Time: 2023-04-20T15:47:58+03:00</text:p>
      <text:p text:style-name="P4">
Modified Time: 2023-04-20T15:47:58+03:00</text:p>
      <text:p text:style-name="P4">
Description: In 2022, the state and state -owned debt of Ukraine increased by $ 13.4 billion. And reached 78.5% of GDP at the end of the year. - Ukrinform.</text:p>
      <text:p text:style-name="P4">
Images: ["<text:a xlink:type="simple" xlink:href="https://static.ukrinform.com/photos/2021_09/thumb_files/630_360_1630671320-722.jpeg" text:style-name="Internet_20_link" text:visited-style-name="Visited_20_Internet_20_Link">
630_360_16306...</text:a>
", "<text:a xlink:type="simple" xlink:href="https://static.ukrinform.com/photos/2023_04/1681994704-702.jpg" text:style-name="Internet_20_link" text:visited-style-name="Visited_20_Internet_20_Link">
1681994704-70...</text:a>
"]</text:p>
      <text:p text:style-name="P4">
Tags: ['Мінфін', 'ВВП', 'Держборг']</text:p>
      <text:p text:style-name="P4">
Type: Article</text:p>
      <!--METADATA-->
      <text:p text:style-name="P4">
<draw:frame draw:style-name="fr1" draw:name="Image95" text:anchor-type="as-char" svg:width="6.9236in" svg:height="3.956343in" draw:z-index="0">
<draw:image xlink:href="../Images/yкринформ/2023-04-20T15-47-58-03-00/630_360_1630671320-722.jpeg" xlink:type="simple" xlink:show="embed" xlink:actuate="onLoad" draw:mime-type="image/jpeg"/>
</draw:frame>
State and state debt guaranteed in 2022 increased by $ 13.4 billion and reached 78.5% of GDP at the end of the year.</text:p>
      <text:p text:style-name="P4">
According to Ukrinform, the Ministry of Finance press service reports in <text:a xlink:type="simple" xlink:href="https://twitter.com/ua_minfin/status/1648665114420080640" text:style-name="Internet_20_link" text:visited-style-name="Visited_20_Internet_20_Link">
</text:a>
"Full -scale Russian invasion in 2022 led to a fall in Ukraine's GDP to $ 161 billion and an increase in the ratio of Ukraine's State Administration to GDP to 71.6% of 43.3% in 2021. up to 78.5% <text:a xlink:type="simple" xlink:href="https://www.ukrinform.ua/tag-vvp" text:style-name="Internet_20_link" text:visited-style-name="Visited_20_Internet_20_Link">
</text:a>
At the end of the year, compared to 48.9% in 2021, " - the message reads.</text:p>
      <text:p text:style-name="P4">
<draw:frame draw:style-name="fr1" draw:name="Image96" text:anchor-type="as-char" svg:width="6.9236in" svg:height="3.44478in" draw:z-index="0">
<draw:image xlink:href="../Images/yкринформ/2023-04-20T15-47-58-03-00/1681994704-702.jpg" xlink:type="simple" xlink:show="embed" xlink:actuate="onLoad" draw:mime-type="image/jpeg"/>
</draw:frame>
As reported by Ukrinform, as of January 1, 2023 <text:a xlink:type="simple" xlink:href="https://www.ukrinform.ua/rubric-economy/3677756-derzborg-ukraini-na-pocatok-roku-stanoviv-111-milardiv-smigal.html" text:style-name="Internet_20_link" text:visited-style-name="Visited_20_Internet_20_Link">
</text:a>
increased by $ 13 billion in a year.</text:p>
      <text:p text:style-name="P4">
<text:span text:style-name="T4">
 Read also: </text:span>
 <text:a xlink:type="simple" xlink:href="https://www.ukrinform.ua/rubric-economy/3687173-derzavi-g7-pogodilisa-na-vidstrocenna-borgovih-viplat-ukrainou-protagom-dii-programi-mvf.html" text:style-name="Internet_20_link" text:visited-style-name="Visited_20_Internet_20_Link">
</text:a>
According to the Ministry of Finance, payments for repayment of public debt for 2022 amounted to $ 448.6 billion.(99.4% Plan), service payments - $ 156.5 mlrd.(94.7% Plan).</text:p>
      <text:p text:style-name="P4">
News Source: <text:a xlink:type="simple" xlink:href="https://www.ukrinform.ua/rubric-economy/3698436-derzborg-ukraini-za-rik-zris-do-785-vvp-minfin.html" text:style-name="Internet_20_link" text:visited-style-name="Visited_20_Internet_20_Link">
https://www.ukrinform.ua/rubric-economy/3698436-derzborg-ukraini-za-rik-zris-do-785-vvp-minfin.html</text:a>
</text:p>
      <!--NEWS-->
      <text:h text:style-name="P10" text:outline-level="1">
<text:span text:style-name="T4">
In Greenland, catastrophically melted ice - climatologists</text:span>
</text:h>
      <text:p text:style-name="P4">
Authors: Ukrinform (Person)</text:p>
      <text:p text:style-name="P4">
Publisher: Укринформ (Organization)</text:p>
      <text:p text:style-name="P4">
Published Time: 2023-04-20T15:49:00+03:00</text:p>
      <text:p text:style-name="P4">
Modified Time: 2023-04-20T15:49:00+03:00</text:p>
      <text:p text:style-name="P4">
Description: According to a new comprehensive international study, the ice covers of Greenland and Antarctic are now losing more than three times more than 30 years ago. - Ukrinform.</text:p>
      <text:p text:style-name="P4">
Images: ["<text:a xlink:type="simple" xlink:href="https://static.ukrinform.com/photos/2023_04/thumb_files/630_360_1681994383-599.jpg" text:style-name="Internet_20_link" text:visited-style-name="Visited_20_Internet_20_Link">
630_360_16819...</text:a>
"]</text:p>
      <text:p text:style-name="P4">
Tags: ['Гренландія', 'Зміна клімату', 'Антарктида', 'Глобальне потепління', 'Крига']</text:p>
      <text:p text:style-name="P4">
Type: Article</text:p>
      <!--METADATA-->
      <text:p text:style-name="P4">
<draw:frame draw:style-name="fr1" draw:name="Image97" text:anchor-type="as-char" svg:width="6.9236in" svg:height="3.956343in" draw:z-index="0">
<draw:image xlink:href="../Images/yкринформ/2023-04-20T15-49-00-03-00/630_360_1681994383-599.jpg" xlink:type="simple" xlink:show="embed" xlink:actuate="onLoad" draw:mime-type="image/jpeg"/>
</draw:frame>
According to new comprehensive international research, icy covering of Vigrenland and Antarctica are now losing more than three times more than 30 years ago.</text:p>
      <text:p text:style-name="P4">
As Ukrinform reports, it reports <text:a xlink:type="simple" xlink:href="https://apnews.com/article/ice-sheet-greenland-antarctica-melt-climate-49405a4999b1af5e3964781ff72bc59a" text:style-name="Internet_20_link" text:visited-style-name="Visited_20_Internet_20_Link">
</text:a>
.</text:p>
      <text:p text:style-name="P4">
Researchers have found that over the last few years of melting Krygigrenland has increased dramatically. The average annual melting from 2017 to 2020 was 20% more than at the beginning of the decade, and more than the omni-emero-year-old reduction in the early 1990s.</text:p>
      <text:p text:style-name="P4">
The co -author of Ruth Mottrem, a climatologist at the Danish Meteorological Institute, called new numbers "truly catastrophic". "We are losing more and more ice floes in Greenland," the researcher said.</text:p>
      <text:p text:style-name="P4">
<text:span text:style-name="T4">
 Read also: </text:span>
 <text:a xlink:type="simple" xlink:href="https://www.ukrinform.ua/rubric-world/3679796-lid-navkolo-antarktidi-sagnuv-najnizcogo-rivna-za-ostanni-45-rokiv-klimatologi.html" text:style-name="Internet_20_link" text:visited-style-name="Visited_20_Internet_20_Link">
<text:span text:style-name="T4">
 Climatologist </text:span>
</text:a>
The leading author of the study by Ines Otosak, a glaciologist at the University of Lidza Ulsika, said that the accelerated loss of ice cover was obviously caused by climate change caused by human activity.</text:p>
      <text:p text:style-name="P4">
From 1992 to 1996, two icy shields containing 99% of the world freshwater slash decreased by 116 billion tons(105 billion of metric tons)annually, two -thirds of which falls on <text:a xlink:type="simple" xlink:href="https://www.ukrinform.ua/tag-antarktika" text:style-name="Internet_20_link" text:visited-style-name="Visited_20_Internet_20_Link">
</text:a>
.</text:p>
      <text:p text:style-name="P4">
But from 2017 to 2020, according to the latest data available, total melting has grown up to 410 billion tons(372 billion of metric tons)Every year, more than a third of them falls on Greenland, according to a study published in Earth System Science Data.</text:p>
      <text:p text:style-name="P4">
<text:span text:style-name="T5">
Foto: Göran Ingman / Flickr</text:span>
</text:p>
      <text:p text:style-name="P4">
News Source: <text:a xlink:type="simple" xlink:href="https://www.ukrinform.ua/rubric-world/3698438-u-grenlandii-katastroficno-svidko-tane-kriga-klimatologi.html" text:style-name="Internet_20_link" text:visited-style-name="Visited_20_Internet_20_Link">
https://www.ukrinform.ua/rubric-world/3698438-u-grenlandii-katastroficno-svidko-tane-kriga-klimatologi.html</text:a>
</text:p>
      <!--NEWS-->
      <text:h text:style-name="P10" text:outline-level="1">
<text:span text:style-name="T4">
Crater on the site of explosion in Belgorod</text:span>
</text:h>
      <text:p text:style-name="P4">
Authors: liveuamap (Language: en)</text:p>
      <text:p text:style-name="P4">
Time: 2023-04-20T15:50:33</text:p>
      <text:p text:style-name="P4">
Location: Belgorod, Belgorodskaya oblast' (Latitude:50.57276 Longtitude:36.57795)</text:p>
      <text:p text:style-name="P4">
Videos: []</text:p>
      <text:p text:style-name="P4">
Images: ["<text:a xlink:type="simple" xlink:href="https://liveuamap.com/pics/2023/04/20/22557512_0.jpg" text:style-name="Internet_20_link" text:visited-style-name="Visited_20_Internet_20_Link">
22557512_0.jpg</text:a>
"]</text:p>
      <text:p text:style-name="P4">
Tags: ["Russia"]</text:p>
      <text:p text:style-name="P4">
Id: 22557512</text:p>
      <!--METADATA-->
      <text:p text:style-name="P4">
Crater on the site of explosion in Belgorod</text:p>
      <text:p text:style-name="P4">
<draw:frame draw:style-name="fr1" draw:name="Image98" text:anchor-type="as-char" svg:width="6.9236in" svg:height="9.293423in" draw:z-index="0">
<draw:image xlink:href="../Images/liveuamap/2023-04-20T15-50-33/22557512_0.jpg" xlink:type="simple" xlink:show="embed" xlink:actuate="onLoad" draw:mime-type="image/jpeg"/>
</draw:frame>
News Collection Link: <text:a xlink:type="simple" xlink:href="https://liveuamap.com/en/2023/20-april-crater-on-the-site-of-explosion-in-belgorod-" text:style-name="Internet_20_link" text:visited-style-name="Visited_20_Internet_20_Link">
https://liveuamap.com/en/2023/20-april-crater-on-the-site-of-explosion-in-belgorod-</text:a>
</text:p>
      <text:p text:style-name="P4">
News Source: <text:a xlink:type="simple" xlink:href="https://t.me/belgorod_informant/3770" text:style-name="Internet_20_link" text:visited-style-name="Visited_20_Internet_20_Link">
https://t.me/belgorod_informant/3770</text:a>
</text:p>
      <!--NEWS-->
      <text:h text:style-name="P10" text:outline-level="1">
<text:span text:style-name="T4">
Ramstin will discuss weapons for Ukraine and its service - Stoltenberg</text:span>
</text:h>
      <text:p text:style-name="P4">
Authors: Ukrinform (Person)</text:p>
      <text:p text:style-name="P4">
Publisher: Укринформ (Organization)</text:p>
      <text:p text:style-name="P4">
Published Time: 2023-04-20T15:55:00+03:00</text:p>
      <text:p text:style-name="P4">
Modified Time: 2023-04-20T15:55:00+03:00</text:p>
      <text:p text:style-name="P4">
Description: During the next meeting of the Ramstein Defense Contact Group, which will take place tomorrow, NATO Allies will make new obligations to supply weapons to Ukraine, as well as to provide and maintain those weapons that have already been transferred to Kyiv. - Ukrinform.</text:p>
      <text:p text:style-name="P4">
Images: ["<text:a xlink:type="simple" xlink:href="https://static.ukrinform.com/photos/2023_04/thumb_files/630_360_1681986862-519.jpg" text:style-name="Internet_20_link" text:visited-style-name="Visited_20_Internet_20_Link">
630_360_16819...</text:a>
"]</text:p>
      <text:p text:style-name="P4">
Tags: ['НАТО', 'Столтенберг', 'Війна з росією', 'Зустріч Рамштайн']</text:p>
      <text:p text:style-name="P4">
Type: Article</text:p>
      <!--METADATA-->
      <text:p text:style-name="P4">
<draw:frame draw:style-name="fr1" draw:name="Image99" text:anchor-type="as-char" svg:width="6.9236in" svg:height="3.956343in" draw:z-index="0">
<draw:image xlink:href="../Images/yкринформ/2023-04-20T15-55-00-03-00/630_360_1681986862-519.jpg" xlink:type="simple" xlink:show="embed" xlink:actuate="onLoad" draw:mime-type="image/jpeg"/>
</draw:frame>
During the time meeting of the Ramstein Defense Contact Group, which will be released tomorrow, NATO allies will make new obligations to supply Ukraine with weapons, as well as to provide and maintain weapons that have already been transferred to Kyiv.</text:p>
      <text:p text:style-name="P4">
This was stated by NATO Secretary General Jens Stoltenberg on a joint Zd president of Ukraine Volodymyr Zelensky Press Conference in Kyiv, Ukrinform correspondent reports.</text:p>
      <text:p text:style-name="P4">
“During a meeting in Ramstin, tomorrow, as I expect, NATO allies will make new ads for specific military assistance for Ukraine. This is certainly complemented by unprecedented support that is already boovet. I expect allies by <text:a xlink:type="simple" xlink:href="https://www.ukrinform.ua/tag-nato" text:style-name="Internet_20_link" text:visited-style-name="Visited_20_Internet_20_Link">
</text:a>
They will do this because it is correct from the point of view of morality, ”the head of the allans emphasized.</text:p>
      <text:p text:style-name="P4">
<text:span text:style-name="T4">
 Read also: </text:span>
 <text:a xlink:type="simple" xlink:href="https://www.ukrinform.ua/rubric-polytics/3698417-usi-kraini-nato-pogodzuutsa-na-clenstvo-ukraini-ale-zaraz-metou-e-peremoga-stoltenberg.html" text:style-name="Internet_20_link" text:visited-style-name="Visited_20_Internet_20_Link">
<text:span text:style-name="T4">
 Stoltenberg </text:span>
</text:a>
According to him, such assistance is responsible for the interests and safety of NATO and the Union, because if Putin wins, it will make the world more dangerous, and the countries of the alien will be more vulnerable. This could signal authoritarian modes that they can achieve what they want. Therefore, it is in the interest of the safety of the Alias, so that this does not happen.</text:p>
      <text:p text:style-name="P4">
Stoltenberg recalled that today there were new ads from the countries of the Union and Social Assistance to Ukraine. In particular, the Netherlands and Denmark have reported the transmission of 14 new Leopard tanks. The United States has declared a new $ 235 million package that includes deliveries of HIMARS and ammunition.(https://www.ukrinform.ua/tag-nato)It hopes that there will be more tomorrow.</text:p>
      <text:p text:style-name="P4">
“We are holding permanent discussions on different types of platforms(armament)...Спочатку головна увага приділялася легкій протитанковій зброї, таким системам,як Javelins. Потім фокус уваги був зосереджений на артилерії, згодом – насистемах протиповітряної оборони, включаючи найсучасніші, такі як NASAMS табатареї Patriot. Зараз це бойові танки - союзники дійсно передають бойовітанки та бойові літаки», - сказав Столтенберг.</text:p>
      <text:p text:style-name="P4">
Він зауважив, що також дуже важливо забезпечити дієздатність та ефективнуроботу озброєння, яке вже поставлене в Україну.</text:p>
      <text:p text:style-name="P4">
<text:span text:style-name="T4">
 Read also: </text:span>
 <text:a xlink:type="simple" xlink:href="https://www.ukrinform.ua/rubric-polytics/3698394-zelenskij-pro-vizit-stoltenberga-nato-gotove-rozpocinati-novu-glavu-u-vidnosinah-iz-ukrainou.html" text:style-name="Internet_20_link" text:visited-style-name="Visited_20_Internet_20_Link">
<text:span text:style-name="T4">
 Stoltenberg </text:span>
</text:a>
As it was reported, President Volodymyr Zelenskyy believes that at a meeting of the Contact Group on Defense of Ukraine in Ramstein format, on April 21, in particular, it is important to discuss the issue of providing the Ukrainian army with a long -range army.</text:p>
      <text:p text:style-name="P4">
News Source: <text:a xlink:type="simple" xlink:href="https://www.ukrinform.ua/rubric-polytics/3698444-na-ramstajni-obgovoruvatimut-zbrou-dla-ukraini-ta-ii-obslugovuvanna-stoltenberg.html" text:style-name="Internet_20_link" text:visited-style-name="Visited_20_Internet_20_Link">
https://www.ukrinform.ua/rubric-polytics/3698444-na-ramstajni-obgovoruvatimut-zbrou-dla-ukraini-ta-ii-obslugovuvanna-stoltenberg.html</text:a>
</text:p>
      <!--NEWS-->
      <text:h text:style-name="P10" text:outline-level="1">
<text:span text:style-name="T4">
Ukraine in the OSCE: It is time to admit that good Russia will not be in the near future</text:span>
</text:h>
      <text:p text:style-name="P4">
Authors: Ukrinform (Person)</text:p>
      <text:p text:style-name="P4">
Publisher: Укринформ (Organization)</text:p>
      <text:p text:style-name="P4">
Published Time: 2023-04-20T16:01:24+03:00</text:p>
      <text:p text:style-name="P4">
Modified Time: 2023-04-20T16:01:24+03:00</text:p>
      <text:p text:style-name="P4">
Description: Daily terrorist attacks of Russia on peaceful Ukrainian cities show the need to recognize the fact that today's Russia under the leadership of Putin is a European version of the terrorist organization "Islamic State of Iraq and Levant" (IDIL). - Ukrinform.</text:p>
      <text:p text:style-name="P4">
Images: ["<text:a xlink:type="simple" xlink:href="https://static.ukrinform.com/photos/2020_05/thumb_files/630_360_1589888509-189.jpg" text:style-name="Internet_20_link" text:visited-style-name="Visited_20_Internet_20_Link">
630_360_15898...</text:a>
"]</text:p>
      <text:p text:style-name="P4">
Tags: ['ОБСЄ', 'Україна', 'росія']</text:p>
      <text:p text:style-name="P4">
Type: Article</text:p>
      <!--METADATA-->
      <text:p text:style-name="P4">
<draw:frame draw:style-name="fr1" draw:name="Image100" text:anchor-type="as-char" svg:width="6.9236in" svg:height="3.956343in" draw:z-index="0">
<draw:image xlink:href="../Images/yкринформ/2023-04-20T16-01-24-03-00/630_360_1589888509-189.jpg" xlink:type="simple" xlink:show="embed" xlink:actuate="onLoad" draw:mime-type="image/jpeg"/>
</draw:frame>
Daily-terrorist attacks of Russia on peaceful Ukrainian cities show the need to consider the fact that today's Russia under the guidance of Putin by the Jewish variant(Idol).</text:p>
      <text:p text:style-name="P4">
Про це заявив постійний представник України при міжнародних організаціях уВідні Євгеній Цимбалюк під час засідання Постійної ради ОБСЄ, передаєкореспондент Укрінформу.</text:p>
      <text:p text:style-name="P4">
"Для розробки ефективної стратегії щодо москви настав час визнати, що хорошоїросії в найближчому майбутньому не буде. Ані для ділових контактів іполітичних візитів, ані для співпраці в рамках міжнародних організацій.Включно з ОБСЄ", - сказав він.</text:p>
      <text:p text:style-name="P4">
Український постпред вказав на те, що "злочинний послужний список" кремляпродовжує зростати з кожним днем, з появою все нових і нових повідомлень провчинені росіянами жахливі злочини в Україні.</text:p>
      <text:p text:style-name="P4">
Зокрема, він вказав на те, що всього через кілька днів після жахливого відео зобезголовленням українського військовополоненого надійшли нові шокуючісвідчення російських військових про злочини, скоєні в Соледарі та Бахмуті, втому числі вбивства дітей і підлітків.</text:p>
      <text:p text:style-name="P4">
Цимбалюк наголосив на загрозі, яку росія несе для людей на окупованихтериторіях, та підкреслив, що "будь-які компроміси з <text:a xlink:type="simple" xlink:href="https://www.ukrinform.ua/tag-rosia" text:style-name="Internet_20_link" text:visited-style-name="Visited_20_Internet_20_Link">
</text:a>
There will be nothing but the deaths of Ukrainians, including minors. "" The only hope for those in the occupied territories is the liberation of all Ukrainian territories, "he added.</text:p>
      <text:p text:style-name="P4">
According to the Ukrainian post -press, "the Russians with their actions prove that nothing is holy for them." Against this background, he spoke about the Slavyansk Russian terrorists on Friday, April 14, C-300 missiles, which more than 50 residential buildings were damaged and destroyed by 15 people, and 20 more were injured. Tsymbalyuk also quoted the words of the Mom of the last minute with his two -year -old son, who died during this shelling, and asked: "Can someone give advice to this mother, how not to" provoke "Russian terrorists to attack Ukrainian families?"Tsymbalyuk also pointed out that while some international officials are still struggling for the participation of Russian athletes in the competition, Ukrainian Sports Doctor Vladimir Dudka lost his family, wife and daughter, past -sight, just on the eve of Easter, because of Kherson shelling.</text:p>
      <text:p text:style-name="P4">
"Terrorist attacks continue daily. On April 18, the Russians fired at the market in the city of Ukrainian Donetsk region-eight people were injured, as well as Centrsorson-one person was killed and nine was injured. The same day was fired at C-300 missiles again. But the Odessa region was attacking Iranian drones, " - said the Ukrainian ambassador.</text:p>
      <text:p text:style-name="P4">
He emphasized that "it is time for the tough truth - this Russia under the leadership of President Putin is European ISIL."</text:p>
      <text:p text:style-name="P4">
"The ideology of this state is based on a mixture of perverted history, instrumentalized church and criminal impunity. It is time to admit that this Russia will never be a partner for the OSCE, but is a threat to the participating countries and for its own people. In this respect, "Tsymbalyuk added.</text:p>
      <text:p text:style-name="P4">
<text:span text:style-name="T4">
 Read also: </text:span>
 <text:a xlink:type="simple" xlink:href="https://www.ukrinform.ua/rubric-polytics/3694837-ukraina-rozpovila-v-obse-pro-zvirstvo-rosian-iz-vidrizannam-golovi.html" text:style-name="Internet_20_link" text:visited-style-name="Visited_20_Internet_20_Link">
<text:span text:style-name="T4">
 OSCE </text:span>
</text:a>
As reported by Ukrinform, on October 13, 2022 <text:a xlink:type="simple" xlink:href="https://www.ukrinform.ua/rubric-world/3592490-pare-odnostajno-prijnala-rezoluciu-aka-viznae-rosijskij-rezim-teroristicnim.html" text:style-name="Internet_20_link" text:visited-style-name="Visited_20_Internet_20_Link">
</text:a>
.</text:p>
      <text:p text:style-name="P4">
On November 23, 2022, the European Parliament, by a majority vote, approved the recognition of the Russian Federation as a state-existence of terrorism.</text:p>
      <text:p text:style-name="P4">
On November 24, 2022, the NATO Parliamentary Assembly called on the creation of a special international tribunal on the aggression of the Russian Federation Anti-Ukraine and recognized the Russian Federation with a terrorist state.</text:p>
      <text:p text:style-name="P4">
The US Administration also works with the US Congress on an alternative form of a bill that will allow Russia to be recognized by a terrorist state.</text:p>
      <text:p text:style-name="P4">
News Source: <text:a xlink:type="simple" xlink:href="https://www.ukrinform.ua/rubric-polytics/3698442-ukraina-v-obse-nastav-cas-viznati-so-horosoi-rosii-v-najblizcomu-majbutnomu-ne-bude.html" text:style-name="Internet_20_link" text:visited-style-name="Visited_20_Internet_20_Link">
https://www.ukrinform.ua/rubric-polytics/3698442-ukraina-v-obse-nastav-cas-viznati-so-horosoi-rosii-v-najblizcomu-majbutnomu-ne-bude.html</text:a>
</text:p>
      <!--NEWS-->
      <text:h text:style-name="P10" text:outline-level="1">
<text:span text:style-name="T4">
NATO Secretary General Visited Bucha: I am deeply amazed at what you see</text:span>
</text:h>
      <text:p text:style-name="P4">
Authors: Ukrinform (Person)</text:p>
      <text:p text:style-name="P4">
Publisher: Укринформ (Organization)</text:p>
      <text:p text:style-name="P4">
Published Time: 2023-04-20T16:06:00+03:00</text:p>
      <text:p text:style-name="P4">
Modified Time: 2023-04-20T16:06:00+03:00</text:p>
      <text:p text:style-name="P4">
Description: NATO Secretary General Jens Stoltenberg visited Bucha on Thursday morning as part of a visit to Ukraine. - Ukrinform.</text:p>
      <text:p text:style-name="P4">
Images: ["<text:a xlink:type="simple" xlink:href="https://static.ukrinform.com/photos/2023_04/thumb_files/630_360_1681991524-923.jpeg" text:style-name="Internet_20_link" text:visited-style-name="Visited_20_Internet_20_Link">
630_360_16819...</text:a>
"]</text:p>
      <text:p text:style-name="P4">
Tags: ['Буча', 'НАТО', 'Столтенберг', 'Війна з росією']</text:p>
      <text:p text:style-name="P4">
Type: Article</text:p>
      <!--METADATA-->
      <text:p text:style-name="P4">
<draw:frame draw:style-name="fr1" draw:name="Image101" text:anchor-type="as-char" svg:width="6.9236in" svg:height="3.956343in" draw:z-index="0">
<draw:image xlink:href="../Images/yкринформ/2023-04-20T16-06-00-03-00/630_360_1681991524-923.jpeg" xlink:type="simple" xlink:show="embed" xlink:actuate="onLoad" draw:mime-type="image/jpeg"/>
</draw:frame>
NATO Secretary General Jens Stoltenberg visited Bucha's visit to Ukraine on Thursday morning.</text:p>
      <text:p text:style-name="P4">
This is reported on <text:a xlink:type="simple" xlink:href="https://www.nato.int/cps/ru/natohq/opinions_214041.htm" text:style-name="Internet_20_link" text:visited-style-name="Visited_20_Internet_20_Link">
</text:a>
Alliance, reports Ukrinform.</text:p>
      <text:p text:style-name="P4">
“He visited Bucha this morning. I was deeply struck by what I saw there: the testimony of horrific atrocities committed against the Ukrainian people, ” - said Storkoltenberg.</text:p>
      <text:p text:style-name="P4">
<text:span text:style-name="T4">
 Read also: </text:span>
 <text:a xlink:type="simple" xlink:href="https://www.ukrinform.ua/rubric-polytics/3698394-zelenskij-pro-vizit-stoltenberga-nato-gotove-rozpocinati-novu-glavu-u-vidnosinah-iz-ukrainou.html" text:style-name="Internet_20_link" text:visited-style-name="Visited_20_Internet_20_Link">
<text:span text:style-name="T4">
 Stoltenb </text:span>
</text:a>
According to him, when he returned to Kiev, the car in which he moved, by the maladrologists passing through the minefields.</text:p>
      <text:p text:style-name="P4">
“It was a striking reminder of the challenges that are waiting in front and long -haired to rebuild. But Ukraine will not go this path itself. And that is why it is together now, ”he said.</text:p>
      <text:p text:style-name="P4">
<text:span text:style-name="T4">
 Read also: </text:span>
 <text:a xlink:type="simple" xlink:href="https://www.ukrinform.ua/rubric-polytics/3698417-usi-kraini-nato-pogodzuutsa-na-clenstvo-ukraini-ale-zaraz-metou-e-peremoga-stoltenberg.html" text:style-name="Internet_20_link" text:visited-style-name="Visited_20_Internet_20_Link">
<text:span text:style-name="T4">
 Stoltenberg </text:span>
</text:a>
As reported by Ukrinform, <text:a xlink:type="simple" xlink:href="https://www.ukrinform.ua/rubric-polytics/3698281-stoltenberg-pribuv-iz-vizitom-do-kieva.html" text:style-name="Internet_20_link" text:visited-style-name="Visited_20_Internet_20_Link">
</text:a>
On the joint with President of Ukraine Volodymyr Zelensky Press Conference, Stoltenberg Vykiyev <text:a xlink:type="simple" xlink:href="https://www.ukrinform.ua/rubric-polytics/3698402-stoltenberg-zakonne-misce-ukraini-v-nato.html" text:style-name="Internet_20_link" text:visited-style-name="Visited_20_Internet_20_Link">
</text:a>
and sampling initiative that should help the country move to standards <text:a xlink:type="simple" xlink:href="https://www.ukrinform.ua/tag-nato" text:style-name="Internet_20_link" text:visited-style-name="Visited_20_Internet_20_Link">
</text:a>
 .</text:p>
      <text:p text:style-name="P4">
News Source: <text:a xlink:type="simple" xlink:href="https://www.ukrinform.ua/rubric-regions/3698446-gensek-nato-vidvidav-bucu-a-gliboko-vrazenij-pobacenim.html" text:style-name="Internet_20_link" text:visited-style-name="Visited_20_Internet_20_Link">
https://www.ukrinform.ua/rubric-regions/3698446-gensek-nato-vidvidav-bucu-a-gliboko-vrazenij-pobacenim.html</text:a>
</text:p>
      <!--NEWS-->
      <text:h text:style-name="P10" text:outline-level="1">
<text:span text:style-name="T4">
The situation in Ukraine broke the stereotype that the war does not have a female face - Levchenko</text:span>
</text:h>
      <text:p text:style-name="P4">
Authors: Ukrinform (Person)</text:p>
      <text:p text:style-name="P4">
Publisher: Укринформ (Organization)</text:p>
      <text:p text:style-name="P4">
Published Time: 2023-04-20T16:09:57+03:00</text:p>
      <text:p text:style-name="P4">
Modified Time: 2023-04-20T16:09:57+03:00</text:p>
      <text:p text:style-name="P4">
Description: The Government Commissioner for Gender Policy Kateryna Levchenko stressed that today's situation in Ukraine has turned stereotype that the war has no female face and is a male business. - Ukrinform.</text:p>
      <text:p text:style-name="P4">
Images: ["<text:a xlink:type="simple" xlink:href="https://static.ukrinform.com/photos/2023_04/thumb_files/630_360_1681995861-137.jpg" text:style-name="Internet_20_link" text:visited-style-name="Visited_20_Internet_20_Link">
630_360_16819...</text:a>
"]</text:p>
      <text:p text:style-name="P4">
Tags: ['Жінки', 'Катерина Левченко', 'Війна з росією']</text:p>
      <text:p text:style-name="P4">
Type: Article</text:p>
      <!--METADATA-->
      <text:p text:style-name="P4">
<draw:frame draw:style-name="fr1" draw:name="Image102" text:anchor-type="as-char" svg:width="6.9236in" svg:height="3.956343in" draw:z-index="0">
<draw:image xlink:href="../Images/yкринформ/2023-04-20T16-09-57-03-00/630_360_1681995861-137.jpg" xlink:type="simple" xlink:show="embed" xlink:actuate="onLoad" draw:mime-type="image/jpeg"/>
</draw:frame>
The Government of Gender Policy Kateryna Levchenko stressed that something day in Ukraine has turned the stereotype that the war has no female face and is a male business.</text:p>
      <text:p text:style-name="P4">
She said this during a panel discussion on the topic: "Women, peace, safety - the defense sector of Ukraine" in the Media Center Ukraine - Ukrinform.</text:p>
      <text:p text:style-name="P4">
“If you look at the story, if you read any essays or works about the war, it is usually said that the war has no female face, that war is a fair. And today's situation in Ukraine, which has begun for nine years, even more, so it has radically turned such a stereotype. Because women today are active defenders, serve in all units of the security sector, in the Armed Forces. As of last summer, there were more than 50 thousand women only in the Armed Forces of Ukraine, ”Levchenko emphasized.</text:p>
      <text:p text:style-name="P4">
<text:span text:style-name="T4">
 Read also: </text:span>
 <text:a xlink:type="simple" xlink:href="https://www.ukrinform.ua/rubric-society/3695364-v-umovah-vijni-stvoruutsa-novi-genderni-nerivnosti-upovnovazena-uradu.html" text:style-name="Internet_20_link" text:visited-style-name="Visited_20_Internet_20_Link">
</text:a>
In addition, she added, women are very active in supporting our defenders of the union of economy, production and more.</text:p>
      <text:p text:style-name="P4">
“That is, to say that women are passive victims of war is not about Ukraine. ALAKIMAGE INTERNATIONAL DOCUMENTS, including the UN Security Council of 1325, which was adopted in 2000, emphasize the need for greater activity of tabilant attention to the role and place of women in conflicts, in wars and, how the terminology is used in the resolution - in post -conflict recovery. What will happen when Russia is losing and peace will be concluded on the conditions that men and women choose today, ”the government commissioner said.</text:p>
      <text:p text:style-name="P4">
According to her, "it is such an important international standard that says that women have to participate in decision -making processes related to questions and peace, they have the right to defend their countries."</text:p>
      <text:p text:style-name="P4">
"This right was actually confirmed in 2018, when the changes were made to be made to women without discriminating, to serve in the Armed Forces and the Security and Defense Sector, as well as man's dos," Levchenko reminded.<text:span text:style-name="T4">
 Read also: </text:span>
 <text:a xlink:type="simple" xlink:href="https://www.ukrinform.ua/rubric-society/3695189-katerina-levcenko-uradova-upovnovazena-z-pitan-gendernoi-politiki.html" text:style-name="Internet_20_link" text:visited-style-name="Visited_20_Internet_20_Link">
<text:span text:style-name="T4">
 Levchenko </text:span>
</text:a>
The UN Security Council resolution 1325 is one of the most important resolutions of the UN Security Policy. This document emphasizes the important role of women with the abuse and resolution of conflicts and in the development of peace, as well as calling member states to ensure more active participation of women at all levels of adoption in national, regional and international institutions, in mechanism of competing, management and resolution of conflicts. The resolution became an institutional frame for the integration of women into the security sector.</text:p>
      <text:p text:style-name="P4">
News Source: <text:a xlink:type="simple" xlink:href="https://www.ukrinform.ua/rubric-society/3698448-situacia-v-ukraini-zlamala-stereotip-so-vijna-ne-mae-zinocogo-oblicca-levcenko.html" text:style-name="Internet_20_link" text:visited-style-name="Visited_20_Internet_20_Link">
https://www.ukrinform.ua/rubric-society/3698448-situacia-v-ukraini-zlamala-stereotip-so-vijna-ne-mae-zinocogo-oblicca-levcenko.html</text:a>
</text:p>
      <!--NEWS-->
      <text:h text:style-name="P10" text:outline-level="1">
<text:span text:style-name="T4">
The invaders want to deport to Russia Jalyalov and the Akhtem Brothers - Human Rights Defenders</text:span>
</text:h>
      <text:p text:style-name="P4">
Authors: Ukrinform (Person)</text:p>
      <text:p text:style-name="P4">
Publisher: Укринформ (Organization)</text:p>
      <text:p text:style-name="P4">
Published Time: 2023-04-20T16:12:19+03:00</text:p>
      <text:p text:style-name="P4">
Modified Time: 2023-04-20T16:12:19+03:00</text:p>
      <text:p text:style-name="P4">
Description: Human rights organizations demand to refrain from deportation to Russia illegally convicted of the first deputy head of the Majlis of the Crimean Tatar people Nariman Dzhelyalov and the Akhtemian brothers in the temporarily occupied Crimea and to release them immediately. - Ukrinform.</text:p>
      <text:p text:style-name="P4">
Images: ["<text:a xlink:type="simple" xlink:href="https://static.ukrinform.com/photos/2021_12/thumb_files/630_360_1639554012-832.jpg" text:style-name="Internet_20_link" text:visited-style-name="Visited_20_Internet_20_Link">
630_360_16395...</text:a>
"]</text:p>
      <text:p text:style-name="P4">
Tags: ['Кримські татари', 'Окупація Криму', 'Наріман Джелялов', 'Брати Ахтемови']</text:p>
      <text:p text:style-name="P4">
Type: Article</text:p>
      <!--METADATA-->
      <text:p text:style-name="P4">
<draw:frame draw:style-name="fr1" draw:name="Image103" text:anchor-type="as-char" svg:width="6.9236in" svg:height="3.956343in" draw:z-index="0">
<draw:image xlink:href="../Images/yкринформ/2023-04-20T16-12-19-03-00/630_360_1639554012-832.jpg" xlink:type="simple" xlink:show="embed" xlink:actuate="onLoad" draw:mime-type="image/jpeg"/>
</draw:frame>
Human rights organizations demand to refrain from deportation to Russia's non -consumed Crimea of the first deputy head of the Crimean Tatar people Nariman Jalyalov and the Akhtema Brothers to release them.</text:p>
      <text:p text:style-name="P4">
The corresponding statement spread <text:a xlink:type="simple" xlink:href="https://crimeahrg.org/uk/pravozahisniki-vistupili-proti-nezakonnogo-zasudzhennya-ta-zagrozi-deportaczi%D1%97-narimana-dzhelyalova-ta-brativ-ahtemovih/" text:style-name="Internet_20_link" text:visited-style-name="Visited_20_Internet_20_Link">
</text:a>
, reports Ukrinform.</text:p>
      <text:p text:style-name="P4">
“According to available information, the occupation administrations of the Russian Federation have real intention to(actually deport)Narimana Dzhelyalov and the Akhtemian brothers to the Russian Federation. , detained on political motives by occupation administrations in the Crimea, ”the statement reads.</text:p>
      <text:p text:style-name="P4">
<text:span text:style-name="T4">
 Read also: </text:span>
 <text:a xlink:type="simple" xlink:href="https://www.ukrinform.ua/rubric-polytics/3663699-dzaparova-ta-viceprezidentka-bundestagu-obgovorili-kroki-dla-zvilnenna-politvazniv.html" text:style-name="Internet_20_link" text:visited-style-name="Visited_20_Internet_20_Link">
</text:a>
Human rights activists turn to international and intergovernmental organizations, the governments of the heads of foreign states to facilitate the establishment and strengthening of mechanisms and platforms to conduct negotiations to prevent illegal deportation to the Russian Federation and the release of all illegally devoid of freedom, maintained.</text:p>
      <text:p text:style-name="P4">
The statement also contains a request to the President of the Turkish Republic of Recep Tayipaerdogan, to prevent the alleged deportation into the territory of the Russian Federation and to facilitate the release of Nazyalov and the Akhtema brothers.</text:p>
      <text:p text:style-name="P4">
<text:span text:style-name="T4">
 Read also: </text:span>
 <text:a xlink:type="simple" xlink:href="https://www.ukrinform.ua/rubric-crimea/3634787-ukraina-peregladatime-prakticno-vsi-risenna-okupacijnih-sudiv-u-krimu-taseva.html" text:style-name="Internet_20_link" text:visited-style-name="Visited_20_Internet_20_Link">
</text:a>
Human rights activists emphasized that in the report of the ISS Prosecutor's Office to pre -study the situation in Ukraine for 2020 it was stated that the movement of persons in custody within criminal justice and prisoners has signs of a war crime and a crime against humanity.</text:p>
      <text:p text:style-name="P4">
As reported by Ukrinform, the "court" in <text:a xlink:type="simple" xlink:href="https://www.ukrinform.ua/tag-krim" text:style-name="Internet_20_link" text:visited-style-name="Visited_20_Internet_20_Link">
</text:a>
condemned the first deputy chairman of the Majlis of the Crimean Tatar people Nariman Jalya was(Dzhelyalova)and Asana and Akhtem Akhtem to 17, 15 and 13 years of colonia regime in accordance with the case "On the diversion on the gas pipeline".</text:p>
      <text:p text:style-name="P4">
News Source: <text:a xlink:type="simple" xlink:href="https://www.ukrinform.ua/rubric-crimea/3698450-zagarbniki-hocut-deportuvati-v-rosiu-dzelalova-ta-brativ-ahtemovih-pravozahisniki.html" text:style-name="Internet_20_link" text:visited-style-name="Visited_20_Internet_20_Link">
https://www.ukrinform.ua/rubric-crimea/3698450-zagarbniki-hocut-deportuvati-v-rosiu-dzelalova-ta-brativ-ahtemovih-pravozahisniki.html</text:a>
</text:p>
      <!--NEWS-->
      <text:h text:style-name="P10" text:outline-level="1">
<text:span text:style-name="T4">
In Lisbon, a children's book of Ukrainian writer Marina Khkai is presented</text:span>
</text:h>
      <text:p text:style-name="P4">
Authors: Ukrinform (Person)</text:p>
      <text:p text:style-name="P4">
Publisher: Укринформ (Organization)</text:p>
      <text:p text:style-name="P4">
Published Time: 2023-04-20T16:16:00+03:00</text:p>
      <text:p text:style-name="P4">
Modified Time: 2023-04-20T16:16:00+03:00</text:p>
      <text:p text:style-name="P4">
Description: In the bookstore Snob in the capital of Portugal, on April 21, Ukrainian author Marina Kickai will conduct an interactive presentation of her children's book "Inseparable Socks of Romchik". - Ukrinform.</text:p>
      <text:p text:style-name="P4">
Images: ["<text:a xlink:type="simple" xlink:href="https://static.ukrinform.com/photos/2023_04/thumb_files/630_360_1681996543-394.png" text:style-name="Internet_20_link" text:visited-style-name="Visited_20_Internet_20_Link">
630_360_16819...</text:a>
", "<text:a xlink:type="simple" xlink:href="https://static.ukrinform.com/photos/2023_04/1681996570-133.jpg" text:style-name="Internet_20_link" text:visited-style-name="Visited_20_Internet_20_Link">
1681996570-13...</text:a>
"]</text:p>
      <text:p text:style-name="P4">
Tags: ['Книги', 'Культура', 'Література', 'Португалія']</text:p>
      <text:p text:style-name="P4">
Type: Article</text:p>
      <!--METADATA-->
      <text:p text:style-name="P4">
<draw:frame draw:style-name="fr1" draw:name="Image104" text:anchor-type="as-char" svg:width="6.9236in" svg:height="3.956343in" draw:z-index="0">
<draw:image xlink:href="../Images/yкринформ/2023-04-20T16-16-00-03-00/630_360_1681996543-394.png" xlink:type="simple" xlink:show="embed" xlink:actuate="onLoad" draw:mime-type="image/png"/>
</draw:frame>
In the bookstore in the capital of Portugal, on April 21, Ukrainian author Marina Khkahai conducted an interactive presentation of her children's book "Inseparable Socks of Romchik".</text:p>
      <text:p text:style-name="P4">
According to Ukrinform, this is reported on the event in the event in <text:a xlink:type="simple" xlink:href="https://www.facebook.com/events/757578265773586/" text:style-name="Internet_20_link" text:visited-style-name="Visited_20_Internet_20_Link">
</text:a>
 .</text:p>
      <text:p text:style-name="P4">
<draw:frame draw:style-name="fr1" draw:name="Image105" text:anchor-type="as-char" svg:width="6.9236in" svg:height="3.622069in" draw:z-index="0">
<draw:image xlink:href="../Images/yкринформ/2023-04-20T16-16-00-03-00/1681996570-133.jpg" xlink:type="simple" xlink:show="embed" xlink:actuate="onLoad" draw:mime-type="image/jpeg"/>
</draw:frame>
"Inseparable Socks of Romchik" is a story of blue and yellow socks, many twists and turns fall on the doctrine. Here is a whole sock of the universe hiding in the washing machine, and the fight against insidious holes and scuffs. And a watered event for the owner of the socks, which can not be appeared without your happy couple of stocking ... ”, - the post reads.</text:p>
      <text:p text:style-name="P4">
The book is designed for children aged 6-9 years.</text:p>
      <text:p text:style-name="P4">
The presentation will begin on Friday at 6:30 pm. Free entrance.</text:p>
      <text:p text:style-name="P4">
Recall that in the art gallery [A] Space in Lisbon <text:a xlink:type="simple" xlink:href="https://www.ukrinform.ua/rubric-diaspora/3680221-u-lisaboni-vidkrilasa-vistavka-robit-ukrainskih-mistkin.html" text:style-name="Internet_20_link" text:visited-style-name="Visited_20_Internet_20_Link">
</text:a>
The One-Five-9 exhibition, which has presented the works of five Ukrainian artists: Anastasia Poderviansky, Halyna Andrusenko, Olga Stein, Polina Shcherbina and Solomiya Ortinskaya.</text:p>
      <text:p text:style-name="P4">
<text:span text:style-name="T5">
Foto: murashnyk.in.ua</text:span>
</text:p>
      <text:p text:style-name="P4">
News Source: <text:a xlink:type="simple" xlink:href="https://www.ukrinform.ua/rubric-diaspora/3698452-u-lisaboni-prezentuut-ditacu-knizku-ukrainskoi-pismennici-marini-pockaj.html" text:style-name="Internet_20_link" text:visited-style-name="Visited_20_Internet_20_Link">
https://www.ukrinform.ua/rubric-diaspora/3698452-u-lisaboni-prezentuut-ditacu-knizku-ukrainskoi-pismennici-marini-pockaj.html</text:a>
</text:p>
      <!--NEWS-->
      <text:h text:style-name="P10" text:outline-level="1">
<text:span text:style-name="T4">
Wanted to steal an enemy aircraft but harm Ukraine: the SBU started a case on the military</text:span>
</text:h>
      <text:p text:style-name="P4">
Authors: Ukrinform (Person)</text:p>
      <text:p text:style-name="P4">
Publisher: Укринформ (Organization)</text:p>
      <text:p text:style-name="P4">
Published Time: 2023-04-20T16:22:00+03:00</text:p>
      <text:p text:style-name="P4">
Modified Time: 2023-04-20T16:22:00+03:00</text:p>
      <text:p text:style-name="P4">
Description: Масований ракетний удар російських загарбників по військовому аеродрому "Канатове" в Кіровоградській області, здійснений у липні 2022 року, спровокували самовільні дії окремих військовослужбовців. — Укрінформ.</text:p>
      <text:p text:style-name="P4">
Images: ["<text:a xlink:type="simple" xlink:href="https://static.ukrinform.com/photos/2020_05/thumb_files/630_360_1590678028-352.jpg" text:style-name="Internet_20_link" text:visited-style-name="Visited_20_Internet_20_Link">
630_360_15906...</text:a>
"]</text:p>
      <text:p text:style-name="P4">
Tags: ['СБУ', 'Кіровоградщина', 'Аеродром', 'Ракетний удар']</text:p>
      <text:p text:style-name="P4">
Type: Article</text:p>
      <!--METADATA-->
      <text:p text:style-name="P4">
<draw:frame draw:style-name="fr1" draw:name="Image106" text:anchor-type="as-char" svg:width="6.9236in" svg:height="3.956343in" draw:z-index="0">
<draw:image xlink:href="../Images/yкринформ/2023-04-20T16-22-00-03-00/630_360_1590678028-352.jpg" xlink:type="simple" xlink:show="embed" xlink:actuate="onLoad" draw:mime-type="image/jpeg"/>
</draw:frame>
The mass -rated strike of Russian invaders at the Kanatovo military aerodrome in the Ukirovograd region, carried out in July 2022, provoked unauthorized individual servicemen.</text:p>
      <text:p text:style-name="P4">
As Ukrinform reports, this has reported <text:a xlink:type="simple" xlink:href="http://ssu.gov.ua/novyny/sbu-rozsliduie-obstavyny-raketnoho-obstrilu-aerodromu-kanatove-yakyi-stavsia-cherez-samovilni-dii-okremykh-viiskovosluzhbovtsiv" text:style-name="Internet_20_link" text:visited-style-name="Visited_20_Internet_20_Link">
</text:a>
.</text:p>
      <text:p text:style-name="P4">
"According to the investigation, this shelling provoked the unauthorized actions of individual servicemen who decided to carry out the so-called" special operation "in the case of aircraft of the air and space forces of the Russian Federation, whose pilot allegedly agreed to move to the side of Ukraine,"-said <text:a xlink:type="simple" xlink:href="https://www.ukrinform.ua/tag-sbu" text:style-name="Internet_20_link" text:visited-style-name="Visited_20_Internet_20_Link">
</text:a>
.</text:p>
      <text:p text:style-name="P4">
It is emphasized that the mentioned measures were carried out despite the remarks of the Security Service of Ukraine and without agreement with the relevant state bodies.</text:p>
      <text:p text:style-name="P4">
As the investigation was established, during this "operation" the enemy received data of exposing the personnel of the Air Force of the Armed Forces of Ukraine and Ukrainian landing. This information enabled the Russian invaders to be fired by the Kanatovo airfield, as a result of which the commander of the military unit was killed, and 17 Ukrainian defenders were injured.</text:p>
      <text:p text:style-name="P4">
<text:span text:style-name="T4">
 Read also: </text:span>
 <text:a xlink:type="simple" xlink:href="https://www.ukrinform.ua/rubric-society/3696954-sbu-vikrila-merezu-vorozih-internetagitatoriv-sered-nih-inzener-z-antonova.html" text:style-name="Internet_20_link" text:visited-style-name="Visited_20_Internet_20_Link">
<text:span text:style-name="T4">
 SBU </text:span>
</text:a>
The hostile blow was also completely destroyed by two combat fighters of the Armed Forces of the Armed Forces, and the runway and other equipment and buildings were significant damage.</text:p>
      <text:p text:style-name="P4">
"Such actions of individual servicemen who have led to grave consequences, deaths and injuries of Ukrainian defenders and harm the defense capacity of Ukraine, require appropriate legal assessment," - emphasized in service.</text:p>
      <text:p text:style-name="P4">
The SBU is investigating all the circumstances that led to a massive firing of the aerodrome. Criminal proceedings are opened under Part 2 of Art. 111(high treason)and Part 5 Art. 426-1(exceeding by a military officer of power or official authority)Criminal Code of Ukraine.</text:p>
      <text:p text:style-name="P4">
<text:span text:style-name="T4">
 Read also: </text:span>
 <text:a xlink:type="simple" xlink:href="https://www.ukrinform.ua/rubric-society/3697813-v-ukraini-suditimut-dvoh-spivrobitnikiv-fsb-aki-zdijsnuvali-hakerski-ataki-na-derzorgani.html" text:style-name="Internet_20_link" text:visited-style-name="Visited_20_Internet_20_Link">
</text:a>
</text:p>
      <text:p text:style-name="P4">
News Source: <text:a xlink:type="simple" xlink:href="https://www.ukrinform.ua/rubric-ato/3698454-hotili-vkrasti-vorozij-litak-ale-naskodili-ukraini-sbu-zavela-spravu-na-vijskovih.html" text:style-name="Internet_20_link" text:visited-style-name="Visited_20_Internet_20_Link">
https://www.ukrinform.ua/rubric-ato/3698454-hotili-vkrasti-vorozij-litak-ale-naskodili-ukraini-sbu-zavela-spravu-na-vijskovih.html</text:a>
</text:p>
      <!--NEWS-->
      <text:h text:style-name="P10" text:outline-level="1">
<text:span text:style-name="T4">
Збірна України з футболу проведе матч з Мальтою у словацькій Трнаві</text:span>
</text:h>
      <text:p text:style-name="P4">
Authors: Ukrinform (Person)</text:p>
      <text:p text:style-name="P4">
Publisher: Укринформ (Organization)</text:p>
      <text:p text:style-name="P4">
Published Time: 2023-04-20T16:22:57+03:00</text:p>
      <text:p text:style-name="P4">
Modified Time: 2023-04-20T16:22:57+03:00</text:p>
      <text:p text:style-name="P4">
Description: The match is scheduled for June 19 this year. - Ukrinform.</text:p>
      <text:p text:style-name="P4">
Images: ["<text:a xlink:type="simple" xlink:href="https://static.ukrinform.com/photos/2023_04/thumb_files/630_360_1681996729-948.jpg" text:style-name="Internet_20_link" text:visited-style-name="Visited_20_Internet_20_Link">
630_360_16819...</text:a>
"]</text:p>
      <text:p text:style-name="P4">
Tags: ['Футбол', 'Збірна України', 'Євро-2024']</text:p>
      <text:p text:style-name="P4">
Type: Article</text:p>
      <!--METADATA-->
      <text:p text:style-name="P4">
<draw:frame draw:style-name="fr1" draw:name="Image107" text:anchor-type="as-char" svg:width="6.9236in" svg:height="3.956343in" draw:z-index="0">
<draw:image xlink:href="../Images/yкринформ/2023-04-20T16-22-57-03-00/630_360_1681996729-948.jpg" xlink:type="simple" xlink:show="embed" xlink:actuate="onLoad" draw:mime-type="image/jpeg"/>
</draw:frame>
The match was planned for June 19 this year.</text:p>
      <text:p text:style-name="P4">
The match of Euro-2024 Ukraine-Malta will take place in Slovak city worker, <text:a xlink:type="simple" xlink:href="https://uaf.ua/article/48077" text:style-name="Internet_20_link" text:visited-style-name="Visited_20_Internet_20_Link">
</text:a>
UAF press service, Ukrinform reports.</text:p>
      <text:p text:style-name="P4">
The match will be held at Anton Malatinsky Stadium, which is able to accommodate just over 19,000 spectators on its tribunes.</text:p>
      <text:p text:style-name="P4">
This meeting will take place within the 4th round of the selected tournament in the group of S.</text:p>
      <text:p text:style-name="P4">
<text:span text:style-name="T4">
 Read also: </text:span>
 <text:a xlink:type="simple" xlink:href="https://www.ukrinform.ua/rubric-sports/3687756-zbirna-ukraini-postupilasa-anglii-na-starti-vidboru-futbolnogo-evro2024.html" text:style-name="Internet_20_link" text:visited-style-name="Visited_20_Internet_20_Link">
<text:span text:style-name="T4">
 national team </text:span>
 <text:span text:style-name="T4">
 Ukraine </text:span>
</text:a>
As reported by Ukrinform, in their starting match Ukrainians lost the team of English.(0:2).</text:p>
      <text:p text:style-name="P4">
Фото: uaf.ua</text:p>
      <text:p text:style-name="P4">
News Source: <text:a xlink:type="simple" xlink:href="https://www.ukrinform.ua/rubric-sports/3698455-zbirna-ukraini-z-futbolu-provede-matc-z-maltou-u-slovackij-trnavi.html" text:style-name="Internet_20_link" text:visited-style-name="Visited_20_Internet_20_Link">
https://www.ukrinform.ua/rubric-sports/3698455-zbirna-ukraini-z-futbolu-provede-matc-z-maltou-u-slovackij-trnavi.html</text:a>
</text:p>
      <!--NEWS-->
      <text:h text:style-name="P10" text:outline-level="1">
<text:span text:style-name="T4">
Ship Starship while launch was blown up in the air</text:span>
</text:h>
      <text:p text:style-name="P4">
Authors: Ukrinform (Person)</text:p>
      <text:p text:style-name="P4">
Publisher: Укринформ (Organization)</text:p>
      <text:p text:style-name="P4">
Published Time: 2023-04-20T16:30:00+03:00</text:p>
      <text:p text:style-name="P4">
Modified Time: 2023-04-20T16:30:00+03:00</text:p>
      <text:p text:style-name="P4">
Description: The US company SpaceX made a test launch of Starship rocket system on Thursday, April 20, but the rocket was blown up in the air due to a freelance situation. - Ukrinform.</text:p>
      <text:p text:style-name="P4">
Images: ["<text:a xlink:type="simple" xlink:href="https://static.ukrinform.com/photos/2020_12/thumb_files/630_360_1607474156-316.png" text:style-name="Internet_20_link" text:visited-style-name="Visited_20_Internet_20_Link">
630_360_16074...</text:a>
"]</text:p>
      <text:p text:style-name="P4">
Tags: ['Космос', 'SpaceX', 'Starship']</text:p>
      <text:p text:style-name="P4">
Type: Article</text:p>
      <!--METADATA-->
      <text:p text:style-name="P4">
<draw:frame draw:style-name="fr1" draw:name="Image108" text:anchor-type="as-char" svg:width="6.9236in" svg:height="3.956343in" draw:z-index="0">
<draw:image xlink:href="../Images/yкринформ/2023-04-20T16-30-00-03-00/630_360_1607474156-316.png" xlink:type="simple" xlink:show="embed" xlink:actuate="onLoad" draw:mime-type="image/png"/>
</draw:frame>
The US company SpaceX made a test launch of the missile system on Thursday, April 20, but the rocket was blown up in the air because of the current situation.</text:p>
      <text:p text:style-name="P4">
The company reported in <text:a xlink:type="simple" xlink:href="https://twitter.com/SpaceX/status/1649043715686793218" text:style-name="Internet_20_link" text:visited-style-name="Visited_20_Internet_20_Link">
</text:a>
, reports Ukrinform.</text:p>
      <text:p text:style-name="P4">
It is noted that three minutes after the start, there was a freelance situation -before the first degree separation with the spacecraft, the system to start orientation and turned in the opposite direction.</text:p>
      <text:p text:style-name="P4">
After that, the company activated the system of destruction of the rocket, undermining it in the Ocean.</text:p>
      <text:p text:style-name="P4">
At the same time, the company noted that working on a successful launch of the Starship rocket system will continue.</text:p>
      <text:p text:style-name="P4">
“Congratulations to the entire SpaceX team on the fascinating first integrated flight test!Thanks to this test, success depends on why the past, and today's test will help us to improve the reliability of Starship, as SpaceX seeks to make life with multi -planets, ” - reads.</text:p>
      <text:p text:style-name="P4">
<text:span text:style-name="T4">
 Read also: </text:span>
 <text:a xlink:type="simple" xlink:href="https://www.ukrinform.ua/rubric-technology/3696258-spacex-zapustila-na-orbitu-51-minisuputnik.html" text:style-name="Internet_20_link" text:visited-style-name="Visited_20_Internet_20_Link">
<text:span text:style-name="T4">
 SpaceX </text:span>
</text:a>
As reported, <text:a xlink:type="simple" xlink:href="https://www.ukrinform.ua/rubric-technology/3697081-spacex-perenesla-persij-viprobuvalnij-polit-korabla-starship.html" text:style-name="Internet_20_link" text:visited-style-name="Visited_20_Internet_20_Link">
</text:a>
, which was scheduled for Monday, April 17. The company has dropped the counter 40 seconds before the rocket launches. The reason for the transfer was a problem with fuel.</text:p>
      <text:p text:style-name="P4">
Earlier, Ilona Mask SpaceX <text:a xlink:type="simple" xlink:href="https://www.ukrinform.ua/rubric-technology/3696642-spacex-otrimala-licenziu-na-zapusk-svoei-najpotuznisoi-raketi-starship.html" text:style-name="Internet_20_link" text:visited-style-name="Visited_20_Internet_20_Link">
</text:a>
The next -generation missiles Starship, which became a key stage in the company's desire to send people to the moon and Mars.</text:p>
      <text:p text:style-name="P4">
Starship is a large new rocket designed to deliver people including NASA astronauts, in deep <text:a xlink:type="simple" xlink:href="https://www.ukrinform.ua/tag-kosmos" text:style-name="Internet_20_link" text:visited-style-name="Visited_20_Internet_20_Link">
</text:a>
. It should also serve a relatively inexpensive platform for launching and other cargoes.</text:p>
      <text:p text:style-name="P4">
The entire Starship system has a height of 120 meters, which makes it more powerful than any previous spacecraft with a crew. The rocket is intended for a day use, which, according to SpaceX, will reduce costs.</text:p>
      <text:p text:style-name="P4">
News Source: <text:a xlink:type="simple" xlink:href="https://www.ukrinform.ua/rubric-technology/3697064-spacex-provodit-persij-viprobuvalnij-polit-korabla-starship.html" text:style-name="Internet_20_link" text:visited-style-name="Visited_20_Internet_20_Link">
https://www.ukrinform.ua/rubric-technology/3697064-spacex-provodit-persij-viprobuvalnij-polit-korabla-starship.html</text:a>
</text:p>
      <!--NEWS-->
      <text:h text:style-name="P10" text:outline-level="1">
<text:span text:style-name="T4">
The International Union of Contemporary Pentathlon has admitted to international competitions of athletes from the Russian Federation and Belarus</text:span>
</text:h>
      <text:p text:style-name="P4">
Authors: Ukrinform (Person)</text:p>
      <text:p text:style-name="P4">
Publisher: Укринформ (Organization)</text:p>
      <text:p text:style-name="P4">
Published Time: 2023-04-20T16:32:50+03:00</text:p>
      <text:p text:style-name="P4">
Modified Time: 2023-04-20T16:32:50+03:00</text:p>
      <text:p text:style-name="P4">
Description: The organization will create an "independent panel" to return to the competitions of the athletes in accordance with the recommendations of the IOC. - Ukrinform.</text:p>
      <text:p text:style-name="P4">
Images: ["<text:a xlink:type="simple" xlink:href="https://static.ukrinform.com/photos/2023_04/thumb_files/630_360_1681997429-337.jpg" text:style-name="Internet_20_link" text:visited-style-name="Visited_20_Internet_20_Link">
630_360_16819...</text:a>
"]</text:p>
      <text:p text:style-name="P4">
Tags: ["сучасне п'ятиборство"]</text:p>
      <text:p text:style-name="P4">
Type: Article</text:p>
      <!--METADATA-->
      <text:p text:style-name="P4">
<draw:frame draw:style-name="fr1" draw:name="Image109" text:anchor-type="as-char" svg:width="6.9236in" svg:height="3.956343in" draw:z-index="0">
<draw:image xlink:href="../Images/yкринформ/2023-04-20T16-32-50-03-00/630_360_1681997429-337.jpg" xlink:type="simple" xlink:show="embed" xlink:actuate="onLoad" draw:mime-type="image/jpeg"/>
</draw:frame>
Organizations will create an "Independent Panel" to return to the competitions of the athlete in accordance with the recommendations of the IOC.</text:p>
      <text:p text:style-name="P4">
Athletes from the Russian Federation and Belarus were returned to competitions in modern pentathlon, the corresponding decision was made(https://www.uipmworld.org/news/uipm-official-statement-pathway-competition-athletes-russia-and-belarus-passports)On the site organization, reports Ukrinform.</text:p>
      <text:p text:style-name="P4">
The motivation of their decision in the organization was explained by the new recommendations of the MOC.The in the At the same time in the International Union of the modern pentathlon, they drew attention to the fact that they continue to support Ukraine in the conditions of a full -scale invasion of the Russian Federation. At the same time, they noted that the return of athletes from Russia and Belarus envisages the "independent panel". It will investigate whether the athletes of Irrigation and Belarus meet the criteria set by the IOC, as well as when the return will occur.</text:p>
      <text:p text:style-name="P4">
<text:span text:style-name="T4">
 Read also: </text:span>
 <text:a xlink:type="simple" xlink:href="https://www.ukrinform.ua/rubric-sports/3691055-sportsmeniv-rf-ta-bilorusi-dopustat-na-cs2023-z-thekvondo.html" text:style-name="Internet_20_link" text:visited-style-name="Visited_20_Internet_20_Link">
<text:span text:style-name="T4">
 Taekwondo </text:span>
</text:a>
As reported by Ukrinform, seven international sports federations have abolished the reproduction for representatives of the Russian Federation and Belarus(Boxing, Fighting, Hard Tenis, Modern Pentathlon, Skateboarding, Taekwondo, Triatlon, Fencing).</text:p>
      <text:p text:style-name="P4">
Фото: fspu.org.ua</text:p>
      <text:p text:style-name="P4">
News Source: <text:a xlink:type="simple" xlink:href="https://www.ukrinform.ua/rubric-sports/3698459-miznarodnij-souz-sucasnogo-patiborstva-dopustiv-do-miznarodnih-zmagan-sportsmeniv-z-rf-ta-bilorusi.html" text:style-name="Internet_20_link" text:visited-style-name="Visited_20_Internet_20_Link">
https://www.ukrinform.ua/rubric-sports/3698459-miznarodnij-souz-sucasnogo-patiborstva-dopustiv-do-miznarodnih-zmagan-sportsmeniv-z-rf-ta-bilorusi.html</text:a>
</text:p>
      <!--NEWS-->
      <text:h text:style-name="P10" text:outline-level="1">
<text:span text:style-name="T4">
Poland builds its air defense/on the experience of Ukraine - Blaschak</text:span>
</text:h>
      <text:p text:style-name="P4">
Authors: Ukrinform (Person)</text:p>
      <text:p text:style-name="P4">
Publisher: Укринформ (Organization)</text:p>
      <text:p text:style-name="P4">
Published Time: 2023-04-20T16:33:28+03:00</text:p>
      <text:p text:style-name="P4">
Modified Time: 2023-04-20T16:33:28+03:00</text:p>
      <text:p text:style-name="P4">
Description: Poland builds its multilayered air defense system/on the experience of Ukraine. - Ukrinform.</text:p>
      <text:p text:style-name="P4">
Images: ["<text:a xlink:type="simple" xlink:href="https://static.ukrinform.com/photos/2023_04/thumb_files/630_360_1681997448-364.jpg" text:style-name="Internet_20_link" text:visited-style-name="Visited_20_Internet_20_Link">
630_360_16819...</text:a>
"]</text:p>
      <text:p text:style-name="P4">
Tags: ['Польща', 'Війна з росією', 'ППО', 'Маріуш Блащак']</text:p>
      <text:p text:style-name="P4">
Type: Article</text:p>
      <!--METADATA-->
      <text:p text:style-name="P4">
<draw:frame draw:style-name="fr1" draw:name="Image110" text:anchor-type="as-char" svg:width="6.9236in" svg:height="3.956343in" draw:z-index="0">
<draw:image xlink:href="../Images/yкринформ/2023-04-20T16-33-28-03-00/630_360_1681997448-364.jpg" xlink:type="simple" xlink:show="embed" xlink:actuate="onLoad" draw:mime-type="image/jpeg"/>
</draw:frame>
Poland has its multilayered air defense system/about the experience of Ukraine.</text:p>
      <text:p text:style-name="P4">
This was stated on Thursday Viceremier-Minister, Minister of National Defense Mariusz Blaschak, who visited Radom(Center of Poland)The venue of the air defense system/about on the territory of Warsaw-Rada Airport, reports Ukrinform with reference to <text:a xlink:type="simple" xlink:href="http://www.pap.pl/aktualnosci/news%2C1563439%2Cszef-mon-polska-jest-juz-bardzo-zaawansowana-w-budowie-systemu" text:style-name="Internet_20_link" text:visited-style-name="Visited_20_Internet_20_Link">
</text:a>
.</text:p>
      <text:p text:style-name="P4">
"The experience of war in Ukraine plays an important role in the construction of Polish air defense," Blaschak said.</text:p>
      <text:p text:style-name="P4">
According to Viceremier Poland, Warsaw has advanced in the creation of a large -scale air defense system/AB. So in Radom's exercises used Patriot(Within the Vistula System), Ilauncher starting settings with rocketsCamm(Narva), as well as elements of the Pilitz system.</text:p>
      <text:p text:style-name="P4">
<text:span text:style-name="T4">
 Read also: </text:span>
 <text:a xlink:type="simple" xlink:href="https://www.ukrinform.ua/rubric-ato/3695062-polsa-moze-stati-regionalnim-centrom-obslugovuvanna-tankiv-abrams.html" text:style-name="Internet_20_link" text:visited-style-name="Visited_20_Internet_20_Link">
</text:a>
“We also have PIORUN MSCs, and therefore aircraft/ABP systems. In addition, we integrate the system of counteracting drones. Our purpose is to form the individual layers(air defense systems/about)and integrate them in such a way that it was the only system, ”Blaschak emphasized.</text:p>
      <text:p text:style-name="P4">
The minister stressed that Poland has departed from the post -Soviet system of the organization, where the units were in charge of air and land. He added that the process of abandoning old post -Soviet technology is ongoing, and American Patriot, British CAMM, and also Polish PIORUN MAGs and antitrone systems appear.</text:p>
      <text:p text:style-name="P4">
<text:a xlink:type="simple" xlink:href="https://www.ukrinform.ua/tag-polsa" text:style-name="Internet_20_link" text:visited-style-name="Visited_20_Internet_20_Link">
</text:a>
builds its air defense system/about on the basintegroned systems of the average radius of action(“Vistula”), short("Mala Narva")And very short("Pile").</text:p>
      <text:p text:style-name="P4">
<text:span text:style-name="T4">
Читайте також:</text:span>
 <text:a xlink:type="simple" xlink:href="https://www.ukrinform.ua/rubric-world/3697493-u-polsi-proponuut-stvoriti-akademiu-himars.html" text:style-name="Internet_20_link" text:visited-style-name="Visited_20_Internet_20_Link">
 </text:a>
Radom's studies were under the scenario of revealing the possibility of attacking and ballistic missiles and classic air attacks. As the Commissioner of Defense Minister for the formation of aircraft/propolshi Michal Martsymak, the purpose of the exercises was achieved, so the Armed Forces would be able Beginning with weighing up to one kilogram to tactical ballistic missiles.<text:span text:style-name="T5">
Foto: RAR</text:span>
</text:p>
      <text:p text:style-name="P4">
News Source: <text:a xlink:type="simple" xlink:href="https://www.ukrinform.ua/rubric-ato/3698460-polsa-budue-svou-ppopro-z-ogladu-na-dosvid-ukraini-blasak.html" text:style-name="Internet_20_link" text:visited-style-name="Visited_20_Internet_20_Link">
https://www.ukrinform.ua/rubric-ato/3698460-polsa-budue-svou-ppopro-z-ogladu-na-dosvid-ukraini-blasak.html</text:a>
</text:p>
      <!--NEWS-->
      <text:h text:style-name="P10" text:outline-level="1">
<text:span text:style-name="T4">
The EU has officially announced the appointment of a new ambassador to Ukraine</text:span>
</text:h>
      <text:p text:style-name="P4">
Authors: Ukrinform (Person)</text:p>
      <text:p text:style-name="P4">
Publisher: Укринформ (Organization)</text:p>
      <text:p text:style-name="P4">
Published Time: 2023-04-20T16:36:32+03:00</text:p>
      <text:p text:style-name="P4">
Modified Time: 2023-04-20T16:36:32+03:00</text:p>
      <text:p text:style-name="P4">
Description: The high representative of the EU Josep Borrel has announced new appointments in positions in EU missions and missions abroad, in particular the EU representation in Ukraine will be headed by Katarina Marynova. - Ukrinform.</text:p>
      <text:p text:style-name="P4">
Images: ["<text:a xlink:type="simple" xlink:href="https://static.ukrinform.com/photos/2016_11/thumb_files/630_360_1478616514-2204-foto-publikamd.jpg" text:style-name="Internet_20_link" text:visited-style-name="Visited_20_Internet_20_Link">
630_360_14786...</text:a>
"]</text:p>
      <text:p text:style-name="P4">
Tags: ['Євросоюз', 'Посол', 'Україна']</text:p>
      <text:p text:style-name="P4">
Type: Article</text:p>
      <!--METADATA-->
      <text:p text:style-name="P4">
<draw:frame draw:style-name="fr1" draw:name="Image111" text:anchor-type="as-char" svg:width="6.9236in" svg:height="3.956343in" draw:z-index="0">
<draw:image xlink:href="../Images/yкринформ/2023-04-20T16-36-32-03-00/630_360_1478616514-2204-foto-publikamd.jpg" xlink:type="simple" xlink:show="embed" xlink:actuate="onLoad" draw:mime-type="image/jpeg"/>
</draw:frame>
EU High Representative Josep Borrel has announced new appointments in positions in EU's representative offices and missions abroad, in particular the EU's representation in Ukraine will be headed by Katarina Malirenova.</text:p>
      <text:p text:style-name="P4">
This is reported on <text:a xlink:type="simple" xlink:href="http://www.eeas.europa.eu/eeas/eeas-high-representative-josep-borrell-announces-middle-and-senior-management-nominations_en" text:style-name="Internet_20_link" text:visited-style-name="Visited_20_Internet_20_Link">
</text:a>
, reports Ukrinform.</text:p>
      <text:p text:style-name="P4">
“The high representative of the EU on Foreign Affairs and Security Policy, the Vice Squad of the European Commission Josep Borrel has announced the appointment of 40 Glav delegations and one attorney for the European Union. … Narnovakatarina is nominated as an ambassador <text:a xlink:type="simple" xlink:href="https://www.ukrinform.ua/tag-evrosouz" text:style-name="Internet_20_link" text:visited-style-name="Visited_20_Internet_20_Link">
</text:a>
In Ukraine, ”the message reads.</text:p>
      <text:p text:style-name="P4">
It is noted that 40 delegations will be formally prescribed after receiving the official approval(agreamans)from the receiving states.</text:p>
      <text:p text:style-name="P4">
Marynova is now holding the position of Deputy Director General of the European Commission of Neighborhood Requirements and Extension negotiations. Prior to that, she was a worldwide adviser and manager of the World Bank in the structure of the Vice President on the issues of Europe and Central Asia.</text:p>
      <text:p text:style-name="P4">
<text:span text:style-name="T4">
 Read also: </text:span>
 <text:a xlink:type="simple" xlink:href="https://www.ukrinform.ua/rubric-polytics/3623913-ukraini-potribna-negajna-dopomoga-sob-vigrati-cu-vijnu-dla-sebe-ta-dla-evropi-maternova.html" text:style-name="Internet_20_link" text:visited-style-name="Visited_20_Internet_20_Link">
<text:span text:style-name="T4">
 mother </text:span>
</text:a>
As <text:a xlink:type="simple" xlink:href="https://www.ukrinform.ua/rubric-polytics/3698226-evrosouz-zminue-posla-v-ukraini.html" text:style-name="Internet_20_link" text:visited-style-name="Visited_20_Internet_20_Link">
 </text:a>
Earlier, Marynova confirmed that he would become the new EU Ambassador in Ukraine.</text:p>
      <text:p text:style-name="P4">
The current EU Ambassador to Ukraine Mattie Maasikas has been holding this position since 2019.</text:p>
      <text:p text:style-name="P4">
News Source: <text:a xlink:type="simple" xlink:href="https://www.ukrinform.ua/rubric-world/3698462-u-es-oficijno-ogolosili-pro-priznacenna-novogo-posla-v-ukraini.html" text:style-name="Internet_20_link" text:visited-style-name="Visited_20_Internet_20_Link">
https://www.ukrinform.ua/rubric-world/3698462-u-es-oficijno-ogolosili-pro-priznacenna-novogo-posla-v-ukraini.html</text:a>
</text:p>
      <!--NEWS-->
      <text:h text:style-name="P10" text:outline-level="1">
<text:span text:style-name="T4">
Stoltenberg: NATO with you, Ukraine will win</text:span>
</text:h>
      <text:p text:style-name="P4">
Authors: Ukrinform (Person)</text:p>
      <text:p text:style-name="P4">
Publisher: Укринформ (Organization)</text:p>
      <text:p text:style-name="P4">
Published Time: 2023-04-20T16:43:00+03:00</text:p>
      <text:p text:style-name="P4">
Modified Time: 2023-04-20T16:43:00+03:00</text:p>
      <text:p text:style-name="P4">
Description: NATO Secretary General Jens Stoltenberg has stated that Ukraine would win Russia's war and assured the Alliance to fight against aggression. - Ukrinform.</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112" text:anchor-type="as-char" svg:width="6.9236in" svg:height="3.956343in" draw:z-index="0">
<draw:image xlink:href="../Images/yкринформ/2023-04-20T16-43-00-03-00/630_360_1681986862-821.jpg" xlink:type="simple" xlink:show="embed" xlink:actuate="onLoad" draw:mime-type="image/jpeg"/>
</draw:frame>
NATO Secretary General Jens Stoltenberg has stated that Ukraine would win the war in the war, and assured the Alliance to support anti -aggression.</text:p>
      <text:p text:style-name="P4">
He said this in a speech at the International Summit of Cities and Regions, Ukrinform correspondent reports.</text:p>
      <text:p text:style-name="P4">
“Ukraine continues to undergo a difficult trial of terrible unprovoked revisionists. She touched every city and continues to flow throughout the world. But Ukraine is not alone, NATO, our partners are with you. We will help you fight against aggression. Ukraine will win, ”Stoltenberg said.</text:p>
      <text:p text:style-name="P4">
<text:span text:style-name="T4">
 Read also: </text:span>
 <text:a xlink:type="simple" xlink:href="https://www.ukrinform.ua/rubric-polytics/3698444-na-ramstajni-obgovoruvatimut-zbrou-dla-ukraini-ta-ii-obslugovuvanna-stoltenberg.html" text:style-name="Internet_20_link" text:visited-style-name="Visited_20_Internet_20_Link">
<text:span text:style-name="T4">
 Stoltenberg </text:span>
</text:a>
He recalled that since February 2022 allies <text:a xlink:type="simple" xlink:href="https://www.ukrinform.ua/tag-nato" text:style-name="Internet_20_link" text:visited-style-name="Visited_20_Internet_20_Link">
</text:a>
They provided Ukraine with more than 150 billion euros of support, including from 65 billion euro -aid necessary to expel the Russians from the Ukrainian. In addition, the Alliance supports Ukraine with tens of billion euros of euros of government grants for food, medicine and demining equipment.</text:p>
      <text:p text:style-name="P4">
NATO Secretary General noted that he visited Bucha this morning and saw evidence of crimes against Ukrainians.</text:p>
      <text:p text:style-name="P4">
<text:span text:style-name="T4">
 Read also: </text:span>
 <text:a xlink:type="simple" xlink:href="https://www.ukrinform.ua/rubric-polytics/3698402-stoltenberg-zakonne-misce-ukraini-v-nato.html" text:style-name="Internet_20_link" text:visited-style-name="Visited_20_Internet_20_Link">
<text:span text:style-name="T4">
 Stoltenberg </text:span>
</text:a>
“When we returned to Kiev, my car drove near the minefields. It has been caught about the problems that await us, and a long way that we need to go through, exchanging these territories. But Ukraine will not be on this way, which is why we gathered here today, ”Stoltenberg emphasized.</text:p>
      <text:p text:style-name="P4">
As reported, the Secretary General <text:a xlink:type="simple" xlink:href="https://www.ukrinform.ua/tag-nato" text:style-name="Internet_20_link" text:visited-style-name="Visited_20_Internet_20_Link">
</text:a>
Jens Stoltenberg arrived on April 20 on a visit to Kiev.</text:p>
      <text:p text:style-name="P4">
News Source: <text:a xlink:type="simple" xlink:href="https://www.ukrinform.ua/rubric-polytics/3698466-stoltenberg-nato-z-vami-ukraina-peremoze.html" text:style-name="Internet_20_link" text:visited-style-name="Visited_20_Internet_20_Link">
https://www.ukrinform.ua/rubric-polytics/3698466-stoltenberg-nato-z-vami-ukraina-peremoze.html</text:a>
</text:p>
      <!--NEWS-->
      <text:h text:style-name="P10" text:outline-level="1">
<text:span text:style-name="T4">
Creator Twitter launched an analogue of the social network</text:span>
</text:h>
      <text:p text:style-name="P4">
Authors: Ukrinform (Person)</text:p>
      <text:p text:style-name="P4">
Publisher: Укринформ (Organization)</text:p>
      <text:p text:style-name="P4">
Published Time: 2023-04-20T16:45:00+03:00</text:p>
      <text:p text:style-name="P4">
Modified Time: 2023-04-20T16:45:00+03:00</text:p>
      <text:p text:style-name="P4">
Description: Former Twitter Executive Director Jack Dorsi launched an alternative to the social network - the Bluesky platform. At the end of February, a version of the iOS application appeared, and now the platform is available for Android. - Ukrinform.</text:p>
      <text:p text:style-name="P4">
Images: ["<text:a xlink:type="simple" xlink:href="https://static.ukrinform.com/photos/2023_04/thumb_files/630_360_1681998125-221.png" text:style-name="Internet_20_link" text:visited-style-name="Visited_20_Internet_20_Link">
630_360_16819...</text:a>
", "<text:a xlink:type="simple" xlink:href="https://static.ukrinform.com/photos/2023_04/1681998232-655.png" text:style-name="Internet_20_link" text:visited-style-name="Visited_20_Internet_20_Link">
1681998232-65...</text:a>
"]</text:p>
      <text:p text:style-name="P4">
Tags: ['Технології', 'Twitter', 'Соцмережі']</text:p>
      <text:p text:style-name="P4">
Type: Article</text:p>
      <!--METADATA-->
      <text:p text:style-name="P4">
<draw:frame draw:style-name="fr1" draw:name="Image113" text:anchor-type="as-char" svg:width="6.9236in" svg:height="3.956343in" draw:z-index="0">
<draw:image xlink:href="../Images/yкринформ/2023-04-20T16-45-00-03-00/630_360_1681998125-221.png" xlink:type="simple" xlink:show="embed" xlink:actuate="onLoad" draw:mime-type="image/png"/>
</draw:frame>
The former Twitter Director Jack Dorsi launched an alternative to the Bluesky platform. At the end of February, a version of iOS is available, and now the platform is available for Android.</text:p>
      <text:p text:style-name="P4">
About it reports <text:a xlink:type="simple" xlink:href="http://www.theverge.com/2023/4/19/23690314/bluesky-decentralized-twitter-alternative-android" text:style-name="Internet_20_link" text:visited-style-name="Visited_20_Internet_20_Link">
</text:a>
, reports Ukrinform.</text:p>
      <text:p text:style-name="P4">
<draw:frame draw:style-name="fr1" draw:name="Image114" text:anchor-type="as-char" svg:width="4.97449in" svg:height="10.0in" draw:z-index="0">
<draw:image xlink:href="../Images/yкринформ/2023-04-20T16-45-00-03-00/1681998232-655.png" xlink:type="simple" xlink:show="embed" xlink:actuate="onLoad" draw:mime-type="image/png"/>
</draw:frame>
To access Bluesky, users need to join the list or get an invitation code from a friend. Currently, the social networking community is made of more than 25,000 people.</text:p>
      <text:p text:style-name="P4">
Bluesky's application currently lacks private messages. In addition, users will probably not be able to "monitor" the same people as other social networks.</text:p>
      <text:p text:style-name="P4">
<text:span text:style-name="T4">
 Read also: </text:span>
 <text:a xlink:type="simple" xlink:href="https://www.ukrinform.ua/rubric-technology/3695656-twitter-dozvoliv-koristuvacam-zaroblati-na-kontenti.html" text:style-name="Internet_20_link" text:visited-style-name="Visited_20_Internet_20_Link">
<text:span text:style-name="T4">
 Twitter </text:span>
</text:a>
It was reported that billionaire Ilon Musk bought <text:a xlink:type="simple" xlink:href="https://www.ukrinform.ua/tag-twitter" text:style-name="Internet_20_link" text:visited-style-name="Visited_20_Internet_20_Link">
</text:a>
In October 2022, for $ 44 billion.</text:p>
      <text:p text:style-name="P4">
News Source: <text:a xlink:type="simple" xlink:href="https://www.ukrinform.ua/rubric-technology/3698465-tvorec-twitter-zapustiv-analog-socmerezi.html" text:style-name="Internet_20_link" text:visited-style-name="Visited_20_Internet_20_Link">
https://www.ukrinform.ua/rubric-technology/3698465-tvorec-twitter-zapustiv-analog-socmerezi.html</text:a>
</text:p>
      <!--NEWS-->
      <text:h text:style-name="P10" text:outline-level="1">
<text:span text:style-name="T4">
The competition of literary podcasts about Ukrainian writers started</text:span>
</text:h>
      <text:p text:style-name="P4">
Authors: Ukrinform (Person)</text:p>
      <text:p text:style-name="P4">
Publisher: Укринформ (Organization)</text:p>
      <text:p text:style-name="P4">
Published Time: 2023-04-20T16:51:00+03:00</text:p>
      <text:p text:style-name="P4">
Modified Time: 2023-04-20T16:51:00+03:00</text:p>
      <text:p text:style-name="P4">
Description: In Ukraine, there is a competition for literary podcasts about Ukrainian writers and writers: "Krumine-20123: Writers in your player." - Ukrinform.</text:p>
      <text:p text:style-name="P4">
Images: ["<text:a xlink:type="simple" xlink:href="https://static.ukrinform.com/photos/2023_04/thumb_files/630_360_1681998722-717.jpg" text:style-name="Internet_20_link" text:visited-style-name="Visited_20_Internet_20_Link">
630_360_16819...</text:a>
", "<text:a xlink:type="simple" xlink:href="https://static.ukrinform.com/photos/2023_04/1681998198-506.jpg" text:style-name="Internet_20_link" text:visited-style-name="Visited_20_Internet_20_Link">
1681998198-50...</text:a>
"]</text:p>
      <text:p text:style-name="P4">
Tags: ['Конкурс', 'Література']</text:p>
      <text:p text:style-name="P4">
Type: Article</text:p>
      <!--METADATA-->
      <text:p text:style-name="P4">
<draw:frame draw:style-name="fr1" draw:name="Image115" text:anchor-type="as-char" svg:width="6.9236in" svg:height="3.956343in" draw:z-index="0">
<draw:image xlink:href="../Images/yкринформ/2023-04-20T16-51-00-03-00/630_360_1681998722-717.jpg" xlink:type="simple" xlink:show="embed" xlink:actuate="onLoad" draw:mime-type="image/jpeg"/>
</draw:frame>
In Ukraine, a competition for literary podcasts about Ukrainian writers of the noun is held: "Krumine-20123: Writers in your player".</text:p>
      <text:p text:style-name="P4">
This was reported by Ukrainian writer Sashko Dermansky in <text:a xlink:type="simple" xlink:href="https://www.facebook.com/dibrova.sasha/posts/pfbid08LcvCN1foQ5Emno2Z1gqQE3WJebfCc9PqEcNqypZRxpawC1Cb1g42tqTiZL6dDEnl" text:style-name="Internet_20_link" text:visited-style-name="Visited_20_Internet_20_Link">
</text:a>
, reports Ukrinform.</text:p>
      <text:p text:style-name="P4">
“Started <text:a xlink:type="simple" xlink:href="https://www.ukrinform.ua/tag-konkurs" text:style-name="Internet_20_link" text:visited-style-name="Visited_20_Internet_20_Link">
</text:a>
Literary Podcastv about Ukrainian writers and writers: "Krumine -20123: Writers formed the Palery", "Dermansky wrote.</text:p>
      <text:p text:style-name="P4">
The prize fund "Krumotno: writers in your player" is 200 thousand UAH.</text:p>
      <text:p text:style-name="P4">
<draw:frame draw:style-name="fr1" draw:name="Image116" text:anchor-type="as-char" svg:width="6.9236in" svg:height="3.63489in" draw:z-index="0">
<draw:image xlink:href="../Images/yкринформ/2023-04-20T16-51-00-03-00/1681998198-506.jpg" xlink:type="simple" xlink:show="embed" xlink:actuate="onLoad" draw:mime-type="image/jpeg"/>
</draw:frame>
The reward will be distributed among the winners and winners in 5 nominations: winners in each nomination-participants in the categories "Expert Litkast" and "Student Litcast"-will receive 15 thousand hryvnias(2 winners in each nomination); Prize winners with each nomination - participants in the categories "Expert LiteCast" and "Student Litkast" - will receive 5 thousand hryvnias(2 winners of a seat nomination).</text:p>
      <text:p text:style-name="P4">
<text:span text:style-name="T4">
Читайте також:</text:span>
 <text:a xlink:type="simple" xlink:href="https://www.ukrinform.ua/rubric-culture/3697997-na-londonskomu-armarku-aktivno-obgovoruut-ukrainskih-avtoriv-i-vidavciv-zelenska.html" text:style-name="Internet_20_link" text:visited-style-name="Visited_20_Internet_20_Link">
 </text:a>
All participants of Krumine-20123 will receive valuable gifts from the organizers of the Tapartner Contest.</text:p>
      <text:p text:style-name="P4">
The details can be found on <text:a xlink:type="simple" xlink:href="https://krutezno.com/" text:style-name="Internet_20_link" text:visited-style-name="Visited_20_Internet_20_Link">
</text:a>
competition.</text:p>
      <text:p text:style-name="P4">
As it was reported, the State Committee of Television and Radio Broadcasting by November 1 has received applications for the Maxim Rylsky Prize for translations of works of savings in Ukrainian, as well as translations of the languages of the peoples of the world of Ukrainian classics.</text:p>
      <text:p text:style-name="P4">
_ First photo: Sashko Dermansky, Facebook_</text:p>
      <text:p text:style-name="P4">
News Source: <text:a xlink:type="simple" xlink:href="https://www.ukrinform.ua/rubric-culture/3698469-startuvav-konkurs-literaturnih-podkastiv-pro-ukrainskih-pismennikiv.html" text:style-name="Internet_20_link" text:visited-style-name="Visited_20_Internet_20_Link">
https://www.ukrinform.ua/rubric-culture/3698469-startuvav-konkurs-literaturnih-podkastiv-pro-ukrainskih-pismennikiv.html</text:a>
</text:p>
      <!--NEWS-->
      <text:h text:style-name="P10" text:outline-level="1">
<text:span text:style-name="T4">
Retel-Group Shostak and Kiptyk entered the top 35 companies by income</text:span>
</text:h>
      <text:p text:style-name="P4">
Authors: Ukrinform (Person)</text:p>
      <text:p text:style-name="P4">
Publisher: Укринформ (Organization)</text:p>
      <text:p text:style-name="P4">
Published Time: 2023-04-20T16:54:54+03:00</text:p>
      <text:p text:style-name="P4">
Modified Time: 2023-04-20T16:54:54+03:00</text:p>
      <text:p text:style-name="P4">
Description: The total income of the retail group, which includes LLC "RUSBA" (EVA network) and Omega LLC (Varus network), owned by entrepreneurs Ruslan Shostak and Valery Kiptyk, reached UAH 30.27 billion. - Ukrinform.</text:p>
      <text:p text:style-name="P4">
Images: ["<text:a xlink:type="simple" xlink:href="https://static.ukrinform.com/photos/2023_04/thumb_files/630_360_1681998727-235.jpg" text:style-name="Internet_20_link" text:visited-style-name="Visited_20_Internet_20_Link">
630_360_16819...</text:a>
"]</text:p>
      <text:p text:style-name="P4">
Tags: ['Рейтинг', 'Рітейл']</text:p>
      <text:p text:style-name="P4">
Type: Article</text:p>
      <!--METADATA-->
      <text:p text:style-name="P4">
<draw:frame draw:style-name="fr1" draw:name="Image117" text:anchor-type="as-char" svg:width="6.9236in" svg:height="3.956343in" draw:z-index="0">
<draw:image xlink:href="../Images/yкринформ/2023-04-20T16-54-54-03-00/630_360_1681998727-235.jpg" xlink:type="simple" xlink:show="embed" xlink:actuate="onLoad" draw:mime-type="image/jpeg"/>
</draw:frame>
Aggregate retail group that includes LLC “Rush”(EVA network)and Omega LLC(Network Varus)whose owners are entrepreneurs Ruslan Shostak and Valery Kiptyk, reached 30.27 billion UAH.</text:p>
      <text:p text:style-name="P4">
This allowed the group to occupy 35 steps <text:a xlink:type="simple" xlink:href="https://biz.censor.net/resonance/3411976/200_nayibilshyh_kompaniyi_ukrayiny_2022_roku" text:style-name="Internet_20_link" text:visited-style-name="Visited_20_Internet_20_Link">
</text:a>
200 largest companies in Ukraine in revenue in 2022.</text:p>
      <text:p text:style-name="P4">
The co -owners claim that during the war they decided to abandon the planning special markets and focus on the development of business in Ukraine.</text:p>
      <text:p text:style-name="P4">
"Due to the devastating impact of the war, the number of employees and the turnover of the group decreased from 35 thousand to 27 thousand, and from $ 2 billion to $ 1.3 billion a year. Already 20% of EVA and Varus networks did not work since the beginning of hostilities. However, Even with the war factor, I think we have good performance. And we will have my development in support of the Ukrainian economy, ”Ruslansostak says.</text:p>
      <text:p text:style-name="P4">
According to him, this is why the group has revised the ambitious projects of the exit of the international markets and plans to intensify investments to restore the more and more of the network development of networks in Ukraine.</text:p>
      <text:p text:style-name="P4">
Given the difficult humanitarian situation caused by external aggression, it now pays considerable attention to charitable prosets and assistance of the Armed Forces, and also reports in the company.</text:p>
      <text:p text:style-name="P4">
In particular, a year ago, a special charity fund was created in the group, which is baked today with two large projects - the help of children and the Armed Forces.</text:p>
      <text:p text:style-name="P4">
<text:span text:style-name="T4">
 Read also: </text:span>
 <text:a xlink:type="simple" xlink:href="https://www.ukrinform.ua/rubric-kyiv/3697891-za-rik-povnomasstabnoi-vijni-kilkist-zakladiv-torgivli-u-kievi-zmensilas-na-6.html" text:style-name="Internet_20_link" text:visited-style-name="Visited_20_Internet_20_Link">
</text:a>
The "childhood without war" project is taken care of by children left without parental. Within this project, the largest evacuation has been evacuated in the safe places of orphans since the Second World War. At the expense of the fund, about 1,700 children were saved from military aggression and temporarily displaced to Turkey.</text:p>
      <text:p text:style-name="P4">
Another Project "Herocar" supports the national platform to provide sucolid transport. Within this project, about 200 cars for the Armed Forces were raised for the year.<text:span text:style-name="T5">
Foto from Agroportal.ua</text:span>
</text:p>
      <text:p text:style-name="P4">
News Source: <text:a xlink:type="simple" xlink:href="https://www.ukrinform.ua/rubric-economy/3698470-ritejlgrupa-sostaka-ta-kiptika-uvijsla-v-top35-kompanij-za-dohodom.html" text:style-name="Internet_20_link" text:visited-style-name="Visited_20_Internet_20_Link">
https://www.ukrinform.ua/rubric-economy/3698470-ritejlgrupa-sostaka-ta-kiptika-uvijsla-v-top35-kompanij-za-dohodom.html</text:a>
</text:p>
      <!--NEWS-->
      <text:h text:style-name="P10" text:outline-level="1">
<text:span text:style-name="T4">
Stefanchuk believes that the issue of parliamentary elections is not on time now</text:span>
</text:h>
      <text:p text:style-name="P4">
Authors: Ukrinform (Person)</text:p>
      <text:p text:style-name="P4">
Publisher: Укринформ (Organization)</text:p>
      <text:p text:style-name="P4">
Published Time: 2023-04-20T16:59:00+03:00</text:p>
      <text:p text:style-name="P4">
Modified Time: 2023-04-20T16:59:00+03:00</text:p>
      <text:p text:style-name="P4">
Description: The Chairman of the Verkhovna Rada Ruslan Stefanchuk believes that the issue of holding parliamentary elections is not in time. - Ukrinform.</text:p>
      <text:p text:style-name="P4">
Images: ["<text:a xlink:type="simple" xlink:href="https://static.ukrinform.com/photos/2023_04/thumb_files/630_360_1681998879-794.jpg" text:style-name="Internet_20_link" text:visited-style-name="Visited_20_Internet_20_Link">
630_360_16819...</text:a>
"]</text:p>
      <text:p text:style-name="P4">
Tags: ['Вибори Верховної Ради', 'Стефанчук']</text:p>
      <text:p text:style-name="P4">
Type: Article</text:p>
      <!--METADATA-->
      <text:p text:style-name="P4">
<draw:frame draw:style-name="fr1" draw:name="Image118" text:anchor-type="as-char" svg:width="6.9236in" svg:height="3.956343in" draw:z-index="0">
<draw:image xlink:href="../Images/yкринформ/2023-04-20T16-59-00-03-00/630_360_1681998879-794.jpg" xlink:type="simple" xlink:show="embed" xlink:actuate="onLoad" draw:mime-type="image/jpeg"/>
</draw:frame>
Ruslan Stefanchuk Ruslan Stefanchuk believes that the issue of holding parliamentary elections is not in time.</text:p>
      <text:p text:style-name="P4">
He expressed this opinion in an interview with Ukrinform.</text:p>
      <text:p text:style-name="P4">
The speaker explained that the election issue is governed by the Constitution of Ukraine, the election code and a number of other legislative acts. At the same time, the Law on Legal Martial Status states that during the martial law, elections cannot be performed. According <text:a xlink:type="simple" xlink:href="https://www.ukrinform.ua/tag-stefancuk" text:style-name="Internet_20_link" text:visited-style-name="Visited_20_Internet_20_Link">
 </text:a>
, it is possible, because it is impossible to ensure the participation of all citizens in the elections.</text:p>
      <text:p text:style-name="P4">
“I think the elections will take place immediately after termination of martial law. Otherwise, the law needs to be changed, but again, I doubt that the opportunity will be innovated in Ukraine to hold a qualitative, legitimate election, the results of which will believe in society. So I see this process in view of the analysis of incident. It also seems to me that there are now more important things that need to be concentrated. This is definitely not a question of elections, ”the Verkhovna Rada chairman said.</text:p>
      <text:p text:style-name="P4">
<text:span text:style-name="T4">
 Read also: </text:span>
 <text:a xlink:type="simple" xlink:href="https://www.ukrinform.ua/rubric-society/3691847-zapobiganna-ta-protidia-korupcii-ne-vtracae-svoei-aktualnosti-pid-cas-vijni-stefancuk.html" text:style-name="Internet_20_link" text:visited-style-name="Visited_20_Internet_20_Link">
<text:span text:style-name="T4">
 Stefanchuk </text:span>
</text:a>
He stressed that it is important to focus all efforts on the winners.</text:p>
      <text:p text:style-name="P4">
"There will be a victory - there will be everything else," Stefanchuk summed up.</text:p>
      <text:p text:style-name="P4">
According to the Constitution, the next parliamentary elections take place in the last in the last year of the fifth year of the powers of the Verkhovna Rada of Ukraine. According to Dot, the next parliamentary elections should take place in October 2023.</text:p>
      <text:p text:style-name="P4">
The full text of the interview with the Verkhovna Rada chairman will be publicized in the near future <text:a xlink:type="simple" xlink:href="https://www.ukrinform.ua/block-interview" text:style-name="Internet_20_link" text:visited-style-name="Visited_20_Internet_20_Link">
</text:a>
.</text:p>
      <text:p text:style-name="P4">
_Foto: Vadim Sarhan, Verkhovna Rada Press Service</text:p>
      <text:p text:style-name="P4">
News Source: <text:a xlink:type="simple" xlink:href="https://www.ukrinform.ua/rubric-polytics/3698473-stefancuk-vvazae-so-pitanna-parlamentskih-viboriv-zaraz-ne-na-casi.html" text:style-name="Internet_20_link" text:visited-style-name="Visited_20_Internet_20_Link">
https://www.ukrinform.ua/rubric-polytics/3698473-stefancuk-vvazae-so-pitanna-parlamentskih-viboriv-zaraz-ne-na-casi.html</text:a>
</text:p>
      <!--NEWS-->
      <text:h text:style-name="P10" text:outline-level="1">
<text:span text:style-name="T4">
Kuleba: Urtilizes EU's inability to implement a decision to purchase ammunition for Ukraine</text:span>
</text:h>
      <text:p text:style-name="P4">
Authors: Ukrinform (Person)</text:p>
      <text:p text:style-name="P4">
Publisher: Укринформ (Organization)</text:p>
      <text:p text:style-name="P4">
Published Time: 2023-04-20T17:04:36+03:00</text:p>
      <text:p text:style-name="P4">
Modified Time: 2023-04-20T17:04:36+03:00</text:p>
      <text:p text:style-name="P4">
Description: Foreign Minister of Ukraine Dmitry Kuleba stated that the inability of the European Union to implement joint purchases of ammunition is upset, and this is a verification of whether the EU has strategic autonomy in making new important security decisions. - Ukrinform.</text:p>
      <text:p text:style-name="P4">
Images: ["<text:a xlink:type="simple" xlink:href="https://static.ukrinform.com/photos/2023_02/thumb_files/630_360_1677425770-936.jpg" text:style-name="Internet_20_link" text:visited-style-name="Visited_20_Internet_20_Link">
630_360_16774...</text:a>
"]</text:p>
      <text:p text:style-name="P4">
Tags: ['Кулеба', 'Україна', 'Боєприпаси']</text:p>
      <text:p text:style-name="P4">
Type: Article</text:p>
      <!--METADATA-->
      <text:p text:style-name="P4">
<draw:frame draw:style-name="fr1" draw:name="Image119" text:anchor-type="as-char" svg:width="6.9236in" svg:height="3.956343in" draw:z-index="0">
<draw:image xlink:href="../Images/yкринформ/2023-04-20T17-04-36-03-00/630_360_1677425770-936.jpg" xlink:type="simple" xlink:show="embed" xlink:actuate="onLoad" draw:mime-type="image/jpeg"/>
</draw:frame>
The Minister of Law of Ukraine Dmytro Kuleba stated that the inability of the European Union to implement a joint purchase of ammunition is upset, and this is a verification of whether the EU has strategic autonomy in accepting new important security in the field of security.</text:p>
      <text:p text:style-name="P4">
The head of Ukrainian diplomacy stated this in <text:a xlink:type="simple" xlink:href="https://twitter.com/DmytroKuleba/status/1649040161726951426" text:style-name="Internet_20_link" text:visited-style-name="Visited_20_Internet_20_Link">
</text:a>
, reports Ukrinform.</text:p>
      <text:p text:style-name="P4">
“It is upsetting the EU's inability to implement its own decision on joint purchases for Ukraine. It is a test of whether the EU has strategic autonomy to accept new important security decisions. For Ukraine, prices of prisoner is measured by human lives, ”Kuleba said.</text:p>
      <text:p text:style-name="P4">
<text:span text:style-name="T4">
 Read also: </text:span>
 <text:a xlink:type="simple" xlink:href="https://www.ukrinform.ua/rubric-polytics/3698322-boepripasi-dla-ukraini-mozna-zakupovuvati-poza-mezami-es-posol-estonii.html" text:style-name="Internet_20_link" text:visited-style-name="Visited_20_Internet_20_Link">
<text:span text:style-name="T4">
 Estonia </text:span>
</text:a>
As reported, <text:a xlink:type="simple" xlink:href="https://www.ukrinform.ua/tag-evrosouz" text:style-name="Internet_20_link" text:visited-style-name="Visited_20_Internet_20_Link">
</text:a>
Decided for rapid supply to Ukraine 1 million ammunition. In order to fulfill this purpose, the EU country has agreed to allocate 1 billion euros from EFMs to compensate for EU Ukrainians for the supply of existing ammunition, and another 1 billion euros - for the production of the European Defense Industry in the production of Vielilers for both Ukraine and the replenishment of Arsenals.</text:p>
      <text:p text:style-name="P4">
The media reported that France and Poland were reported <text:a xlink:type="simple" xlink:href="https://www.ukrinform.ua/rubric-polytics/3698347-miz-parizem-i-varsavou-vinikla-superecka-cerez-postacanna-boepripasiv-dla-ukraini.html" text:style-name="Internet_20_link" text:visited-style-name="Visited_20_Internet_20_Link">
</text:a>
, because of the EU countries, they could not resolve differences in joint ESC Ammunition Procurement for Ukraine.</text:p>
      <text:p text:style-name="P4">
News Source: <text:a xlink:type="simple" xlink:href="https://www.ukrinform.ua/rubric-polytics/3698474-kuleba-zasmucue-nespromoznist-es-realizuvati-risenna-pro-zakupivlu-boepripasiv-dla-ukraini.html" text:style-name="Internet_20_link" text:visited-style-name="Visited_20_Internet_20_Link">
https://www.ukrinform.ua/rubric-polytics/3698474-kuleba-zasmucue-nespromoznist-es-realizuvati-risenna-pro-zakupivlu-boepripasiv-dla-ukraini.html</text:a>
</text:p>
      <!--NEWS-->
      <text:h text:style-name="P10" text:outline-level="1">
<text:span text:style-name="T4">
From Kiev to the North and South Cemetery organize temporary bus routes</text:span>
</text:h>
      <text:p text:style-name="P4">
Authors: Ukrinform (Person)</text:p>
      <text:p text:style-name="P4">
Publisher: Укринформ (Organization)</text:p>
      <text:p text:style-name="P4">
Published Time: 2023-04-20T17:07:00+03:00</text:p>
      <text:p text:style-name="P4">
Modified Time: 2023-04-20T17:07:00+03:00</text:p>
      <text:p text:style-name="P4">
Description: Temporary bus routes will be organized for transportation of passengers from Kiev to the North and South Cemetery during the funeral day. - Ukrinform.</text:p>
      <text:p text:style-name="P4">
Images: ["<text:a xlink:type="simple" xlink:href="https://static.ukrinform.com/photos/2023_04/thumb_files/630_360_1681999655-408.jpg" text:style-name="Internet_20_link" text:visited-style-name="Visited_20_Internet_20_Link">
630_360_16819...</text:a>
"]</text:p>
      <text:p text:style-name="P4">
Tags: ['Автобус', 'Кладовище', 'Київ', 'Поминальні дні']</text:p>
      <text:p text:style-name="P4">
Type: Article</text:p>
      <!--METADATA-->
      <text:p text:style-name="P4">
<draw:frame draw:style-name="fr1" draw:name="Image120" text:anchor-type="as-char" svg:width="6.9236in" svg:height="3.956343in" draw:z-index="0">
<draw:image xlink:href="../Images/yкринформ/2023-04-20T17-07-00-03-00/630_360_1681999655-408.jpg" xlink:type="simple" xlink:show="embed" xlink:actuate="onLoad" draw:mime-type="image/jpeg"/>
</draw:frame>
Temporary bus routes will be organized on April 23 to transport passengers from Kiev to the North and South Cemetery.</text:p>
      <text:p text:style-name="P4">
About it in <text:a xlink:type="simple" xlink:href="http://t.me/kyivoda/9363" text:style-name="Internet_20_link" text:visited-style-name="Visited_20_Internet_20_Link">
</text:a>
 повідомила пресслужба Київськоїобласної військової адміністрації, передає Укрінформ.</text:p>
      <text:p text:style-name="P4">
“Для перевезення пасажирів з міста <text:a xlink:type="simple" xlink:href="https://www.ukrinform.ua/tag-kiiv" text:style-name="Internet_20_link" text:visited-style-name="Visited_20_Internet_20_Link">
 </text:a>
Dopric cemetery(Brovarsky district)and the South Cemetery(Fastovsky district)During the commemorative day, the work of temporary and routes was organized on April 23: No. 258 «Lisova Metro Station - North Security Service»; № 740 "Odesa Square - Southern Cemetery", - it is a testament.</text:p>
      <text:p text:style-name="P4">
Flights will be made from 08:00 to 17:00.</text:p>
      <text:p text:style-name="P4">
KOVs urge residents of the adventure region to take care of their own safety when honoring the memory of the dead relatives and avoiding mass clusters of people.</text:p>
      <text:p text:style-name="P4">
<text:span text:style-name="T4">
 Read also: </text:span>
 <text:a xlink:type="simple" xlink:href="https://www.ukrinform.ua/rubric-regions/3698294-u-vosmi-selah-zitomirsini-zaboronili-vidviduvati-kladovisa.html" text:style-name="Internet_20_link" text:visited-style-name="Visited_20_Internet_20_Link">
<text:span text:style-name="T4">
 Cemetery </text:span>
</text:a>
As it was reported, the city authorities of the capital calls for residents, if possible, to stay from visiting the burial places on the funeral days.</text:p>
      <text:p text:style-name="P4">
<text:span text:style-name="T5">
Foto: Anastasia Vlasova/Hromadske</text:span>
</text:p>
      <text:p text:style-name="P4">
News Source: <text:a xlink:type="simple" xlink:href="https://www.ukrinform.ua/rubric-kyiv/3698475-z-kieva-do-pivnicnogo-ta-pivdennogo-kladovisa-u-nedilu-organizuut-timcasovi-avtobusni-marsruti.html" text:style-name="Internet_20_link" text:visited-style-name="Visited_20_Internet_20_Link">
https://www.ukrinform.ua/rubric-kyiv/3698475-z-kieva-do-pivnicnogo-ta-pivdennogo-kladovisa-u-nedilu-organizuut-timcasovi-avtobusni-marsruti.html</text:a>
</text:p>
      <!--NEWS-->
      <text:h text:style-name="P10" text:outline-level="1">
<text:span text:style-name="T4">
Svitolina will perform at WTA 1000 in Madrid tournament</text:span>
</text:h>
      <text:p text:style-name="P4">
Authors: Ukrinform (Person)</text:p>
      <text:p text:style-name="P4">
Publisher: Укринформ (Organization)</text:p>
      <text:p text:style-name="P4">
Published Time: 2023-04-20T17:08:14+03:00</text:p>
      <text:p text:style-name="P4">
Modified Time: 2023-04-20T17:08:14+03:00</text:p>
      <text:p text:style-name="P4">
Description: The competition will start next week. - Ukrinform.</text:p>
      <text:p text:style-name="P4">
Images: ["<text:a xlink:type="simple" xlink:href="https://static.ukrinform.com/photos/2023_04/thumb_files/630_360_1681999628-194.jpeg" text:style-name="Internet_20_link" text:visited-style-name="Visited_20_Internet_20_Link">
630_360_16819...</text:a>
"]</text:p>
      <text:p text:style-name="P4">
Tags: ['Світоліна', 'Теніс']</text:p>
      <text:p text:style-name="P4">
Type: Article</text:p>
      <!--METADATA-->
      <text:p text:style-name="P4">
<draw:frame draw:style-name="fr1" draw:name="Image121" text:anchor-type="as-char" svg:width="6.9236in" svg:height="3.956343in" draw:z-index="0">
<draw:image xlink:href="../Images/yкринформ/2023-04-20T17-08-14-03-00/630_360_1681999628-194.jpeg" xlink:type="simple" xlink:show="embed" xlink:actuate="onLoad" draw:mime-type="image/jpeg"/>
</draw:frame>
The competition will be arranged next week.</text:p>
      <text:p text:style-name="P4">
Ukrainian tennis player Elina Svitolina(WTA №1113)Got Wild Card for WTA 1000 in Madrid, <text:a xlink:type="simple" xlink:href="https://twitter.com/MutuaMadridOpen/status/1649027539816402947" text:style-name="Internet_20_link" text:visited-style-name="Visited_20_Internet_20_Link">
</text:a>
The club's press service, Ukrinform reports.</text:p>
      <text:p text:style-name="P4">
This tournament will be the fourth for Svitolina after the annual pause. This moon gave way to the start of WTA tournaments in Charleston and ITF W100 Voirashi, as well as won one victory at the ITF W60 tournament in Kiasso.</text:p>
      <text:p text:style-name="P4">
Elina will perform in the capital of Spain. It was the best result in 2015, 2016 and 2018.</text:p>
      <text:p text:style-name="P4">
WTA 1000 in Madrid will start next week and end on May 7.</text:p>
      <text:p text:style-name="P4">
<text:span text:style-name="T4">
 Read also: </text:span>
 <text:a xlink:type="simple" xlink:href="https://www.ukrinform.ua/rubric-sports/3698272-patero-ukrainok-uvijsli-do-zaavki-osnovnoi-sitki-rolan-garros.html" text:style-name="Internet_20_link" text:visited-style-name="Visited_20_Internet_20_Link">
</text:a>
As reported by Ukrinform, Svitolina declared Rolan Garros on "special rating".</text:p>
      <text:p text:style-name="P4">
Photo: btu.org.ua</text:p>
      <text:p text:style-name="P4">
News Source: <text:a xlink:type="simple" xlink:href="https://www.ukrinform.ua/rubric-sports/3698476-svitolina-vistupit-na-turniri-wta-1000-v-madridi.html" text:style-name="Internet_20_link" text:visited-style-name="Visited_20_Internet_20_Link">
https://www.ukrinform.ua/rubric-sports/3698476-svitolina-vistupit-na-turniri-wta-1000-v-madridi.html</text:a>
</text:p>
      <!--NEWS-->
      <text:h text:style-name="P10" text:outline-level="1">
<text:span text:style-name="T4">
The Capital Court continued to hear a spouse that sold counterfeit medicines for cancer patients</text:span>
</text:h>
      <text:p text:style-name="P4">
Authors: Ukrinform (Person)</text:p>
      <text:p text:style-name="P4">
Publisher: Укринформ (Organization)</text:p>
      <text:p text:style-name="P4">
Published Time: 2023-04-20T17:10:57+03:00</text:p>
      <text:p text:style-name="P4">
Modified Time: 2023-04-20T17:10:57+03:00</text:p>
      <text:p text:style-name="P4">
Description: The Dniprovsky District Court of the capital continued to consider the essence of the case of Pavel B. and Elena G. - a couple, who is charged with large -scale falsification of medicines for cancer patients.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Ліки', 'Суд', 'Київ', 'Онкологія', 'Аферисти']</text:p>
      <text:p text:style-name="P4">
Type: Article</text:p>
      <!--METADATA-->
      <text:p text:style-name="P4">
<draw:frame draw:style-name="fr1" draw:name="Image122" text:anchor-type="as-char" svg:width="6.9236in" svg:height="3.956343in" draw:z-index="0">
<draw:image xlink:href="../Images/yкринформ/2023-04-20T17-10-57-03-00/630_360_1532017869-1678.jpg" xlink:type="simple" xlink:show="embed" xlink:actuate="onLoad" draw:mime-type="image/jpeg"/>
</draw:frame>
The Dniprovsky District Court of the capital continued to consider the essence of the case of Pavel B. and Olenig. - a couple who are charged with large -scale falsification of osis patients.</text:p>
      <text:p text:style-name="P4">
According to the Ukrinform correspondent, the case is considered by the panel of judges by the heading of Svetlana Starovoitova.</text:p>
      <text:p text:style-name="P4">
During the court hearing, the defense party made a request for the return of the prosecutor to correct inaccuracies. At the same time, the College of Judges refused to satisfy it due to the fact that the consideration of such cards is at the stage of the preparatory session, and now the court has passed on the merits of the case. In turn, the defense accused the panel of judges of the ears and stated. The court, having consulted in the conference room, announced a refusal to remove the panel of judges.</text:p>
      <text:p text:style-name="P4">
The next court hearing in this case was appointed at 14.30 on April 25.</text:p>
      <text:p text:style-name="P4">
In 2019, the State Border Service reported mass fraud. At the end of May 2019, law enforcement officers held <text:a xlink:type="simple" xlink:href="https://www.ukrinform.ua/tag-obsuk" text:style-name="Internet_20_link" text:visited-style-name="Visited_20_Internet_20_Link">
</text:a>
at 11 enterprises and withdrawal products for several million hryvnias, as well as 370 thousand dollars of cash.</text:p>
      <text:p text:style-name="P4">
According to the investigation, the sale of fake drugs lasted from 2016 to 2019. Dilika has been fakes to combat oncology and hepatitis in 18 countries.</text:p>
      <text:p text:style-name="P4">
In addition, American law enforcement officers are also interested in the sale of counterfeit medicines and Ukrainian citizens who were engaged.</text:p>
      <text:p text:style-name="P4">
American investigators started correspondence with them under the guise of customers and ordered for themselves. It turned out that the medicine was fake. One of the deals of N. N. N. another - Maxim N. was registered with a healthy nation.</text:p>
      <text:p text:style-name="P4">
Under the guise of buyers, US law enforcement officers were invited by Vladimir N. Iaxim N. to the United States to enter into a drug purchase agreement when they arrived.</text:p>
      <text:p text:style-name="P4">
<text:span text:style-name="T4">
 Read also: </text:span>
 <text:a xlink:type="simple" xlink:href="https://www.ukrinform.ua/rubric-society/3683717-zavozili-pidrobleni-liki-dla-onkohvorih-u-kievi-vikrili-miznarodnu-zlocinnu-shemu.html" text:style-name="Internet_20_link" text:visited-style-name="Visited_20_Internet_20_Link">
<text:span text:style-name="T4">
 imported </text:span>
 <text:span text:style-name="T4">
 Fake </text:span>
 <text:span text:style-name="T4">
 </text:span>
 medicines <text:span text:style-name="T4">
 </text:span>
 <text:span text:style-name="T4">
 for </text:span>
<text:span text:style-name="T4">
 cancer </text:span>
 <text:span text:style-name="T4">
 </text:span>
 Kiev <text:span text:style-name="T4">
 </text:span>
 <text:span text:style-name="T4">
 exposed </text:span>
 <text:span text:style-name="T4">
 </text:span>
 international <text:span text:style-name="T4">
 </text:span>
 <text:span text:style-name="T4">
 </text:span>
 Criminal <text:span text:style-name="T4">
 </text:span>
 scheme **</text:a>
Detained in the United States pleaded guilty, they were sentenced to 3 and 5 years deprivation.</text:p>
      <text:p text:style-name="P4">
Five -five suspects in organizing mass falsification of the drugs, and some in Azerbaijan.According to the investigation, Pavel B. and Elena G. "earned" at least 100-120 thousand. dollars every month. Law enforcement officers believe that they are only on the manufacture of three pseudo -patients for cancer patients - Keytruda, Adacetris and iClushing - made more than 6 million UAH. In total, the pseudo -preparations were 23 names.</text:p>
      <text:p text:style-name="P4">
At these funds, the defendants purchased foreign cars and real estate for almost 2 million donors.</text:p>
      <text:p text:style-name="P4">
News Source: <text:a xlink:type="simple" xlink:href="https://www.ukrinform.ua/rubric-kyiv/3698477-stolicnij-sud-prodovziv-rozglad-spravi-podruzza-ake-prodavalo-falsivi-liki-dla-onkohvorih.html" text:style-name="Internet_20_link" text:visited-style-name="Visited_20_Internet_20_Link">
https://www.ukrinform.ua/rubric-kyiv/3698477-stolicnij-sud-prodovziv-rozglad-spravi-podruzza-ake-prodavalo-falsivi-liki-dla-onkohvorih.html</text:a>
</text:p>
      <!--NEWS-->
      <text:h text:style-name="P10" text:outline-level="1">
<text:span text:style-name="T4">
In Dardanella Strait broke tanker</text:span>
</text:h>
      <text:p text:style-name="P4">
Authors: Ukrinform (Person)</text:p>
      <text:p text:style-name="P4">
Publisher: Укринформ (Organization)</text:p>
      <text:p text:style-name="P4">
Published Time: 2023-04-20T17:11:00+03:00</text:p>
      <text:p text:style-name="P4">
Modified Time: 2023-04-20T17:11:00+03:00</text:p>
      <text:p text:style-name="P4">
Description: The vessel under the flag of the Philippine, whose mechanisms were failed in the Dardanella Strait, was towed to the area of the anchor parking lot accompanied by a tugboat. - Ukrinform.</text:p>
      <text:p text:style-name="P4">
Images: ["<text:a xlink:type="simple" xlink:href="https://static.ukrinform.com/photos/2023_04/thumb_files/630_360_1681999751-372.jpg" text:style-name="Internet_20_link" text:visited-style-name="Visited_20_Internet_20_Link">
630_360_16819...</text:a>
"]</text:p>
      <text:p text:style-name="P4">
Tags: ['Аварія', 'Греція', 'Туреччина']</text:p>
      <text:p text:style-name="P4">
Type: Article</text:p>
      <!--METADATA-->
      <text:p text:style-name="P4">
<draw:frame draw:style-name="fr1" draw:name="Image123" text:anchor-type="as-char" svg:width="6.9236in" svg:height="3.956343in" draw:z-index="0">
<draw:image xlink:href="../Images/yкринформ/2023-04-20T17-11-00-03-00/630_360_1681999751-372.jpg" xlink:type="simple" xlink:show="embed" xlink:actuate="onLoad" draw:mime-type="image/jpeg"/>
</draw:frame>
The vessel by the Philippine, the mechanisms of which failed in the Dardanella Strait, was removed to the area of the anchor parking lot, accompanied by a tugboat.</text:p>
      <text:p text:style-name="P4">
About it reports Ukrinform with reference to <text:a xlink:type="simple" xlink:href="https://www.trthaber.com/haber/turkiye/bitliste-sarampole-devrilen-minibusteki-13-kisi-yaralandi-761830.html" text:style-name="Internet_20_link" text:visited-style-name="Visited_20_Internet_20_Link">
</text:a>
“Before the cape Gojuk failed the mechanisms on a 145-meter GT Star tanker, which headed from Istanbul to <text:a xlink:type="simple" xlink:href="https://www.ukrinform.ua/tag-grecia" text:style-name="Internet_20_link" text:visited-style-name="Visited_20_Internet_20_Link">
</text:a>
”,” The TV channel reports.</text:p>
      <text:p text:style-name="P4">
The captain of the ship reported the situation in the management of the traffic service of the ships of the Protochychakhal. To the scene of the incident was sent tow "Rescue-13" of the Main Department of Coast Safety.</text:p>
      <text:p text:style-name="P4">
<text:span text:style-name="T4">
 Read also: </text:span>
 <text:a xlink:type="simple" xlink:href="https://www.ukrinform.ua/rubric-world/3697932-u-protoci-dardanelli-stalasa-avaria-suhovantaznogo-sudna.html" text:style-name="Internet_20_link" text:visited-style-name="Visited_20_Internet_20_Link">
<text:span text:style-name="T4">
 Dardanelel </text:span>
</text:a>
Accompanied by a pilot and tugboat, the ship was taken to the district of the port of the port of Karalyk and put on anchor.</text:p>
      <text:p text:style-name="P4">
As reported <text:a xlink:type="simple" xlink:href="https://www.ukrinform.ua/rubric-world/3697932-u-protoci-dardanelli-stalasa-avaria-suhovantaznogo-sudna.html" text:style-name="Internet_20_link" text:visited-style-name="Visited_20_Internet_20_Link">
</text:a>
, at the entrance to the protoccuconian in the direction of the Marble Sea there was an accident of a dry cargo vessel with a sub -master of Liberia, which was heading from the Netherlands to Romania.</text:p>
      <text:p text:style-name="P4">
<text:span text:style-name="T5">
Foto: aa</text:span>
</text:p>
      <text:p text:style-name="P4">
News Source: <text:a xlink:type="simple" xlink:href="https://www.ukrinform.ua/rubric-world/3698478-u-protoci-dardanelli-zlamavsa-tanker.html" text:style-name="Internet_20_link" text:visited-style-name="Visited_20_Internet_20_Link">
https://www.ukrinform.ua/rubric-world/3698478-u-protoci-dardanelli-zlamavsa-tanker.html</text:a>
</text:p>
      <!--NEWS-->
      <text:h text:style-name="P10" text:outline-level="1">
<text:span text:style-name="T4">
Volkswagen sells its plant in Russia to a local car dealer</text:span>
</text:h>
      <text:p text:style-name="P4">
Authors: Ukrinform (Person)</text:p>
      <text:p text:style-name="P4">
Publisher: Укринформ (Organization)</text:p>
      <text:p text:style-name="P4">
Published Time: 2023-04-20T17:16:00+03:00</text:p>
      <text:p text:style-name="P4">
Modified Time: 2023-04-20T17:16:00+03:00</text:p>
      <text:p text:style-name="P4">
Description: The Government Commission of the Russian Federation for the control of foreign investment approved the sale of the Volkswagen plant under Kaluga local autoborne holding "Avlon". - Ukrinform.</text:p>
      <text:p text:style-name="P4">
Images: ["<text:a xlink:type="simple" xlink:href="https://static.ukrinform.com/photos/2019_11/thumb_files/630_360_1573577961-113.jpg" text:style-name="Internet_20_link" text:visited-style-name="Visited_20_Internet_20_Link">
630_360_15735...</text:a>
"]</text:p>
      <text:p text:style-name="P4">
Tags: ['Volkswagen', 'росія', 'Продаж']</text:p>
      <text:p text:style-name="P4">
Type: Article</text:p>
      <!--METADATA-->
      <text:p text:style-name="P4">
<draw:frame draw:style-name="fr1" draw:name="Image124" text:anchor-type="as-char" svg:width="6.9236in" svg:height="3.956343in" draw:z-index="0">
<draw:image xlink:href="../Images/yкринформ/2023-04-20T17-16-00-03-00/630_360_1573577961-113.jpg" xlink:type="simple" xlink:show="embed" xlink:actuate="onLoad" draw:mime-type="image/jpeg"/>
</draw:frame>
The Government of the Russian Federation for the control of foreign investment has approved the sales of Volkswagen under Kaluga local car dilutioning holding "Avlon".</text:p>
      <text:p text:style-name="P4">
As Ukrinform reports, they write about it <text:a xlink:type="simple" xlink:href="http://www.vedomosti.ru/auto/articles/2023/04/20/971680-pravitelstvo-odobrilo-prodazhu-zavoda-volkswagen-v-rossii" text:style-name="Internet_20_link" text:visited-style-name="Visited_20_Internet_20_Link">
</text:a>
With reference to two sources familiar with the decision of the advisory body.</text:p>
      <text:p text:style-name="P4">
“As the main contenders for the German concern plant, the source at the beginning of 2023 was called" Avlon "and AFC" System "and explained that the car dealership with a priority. They noted that the sale of the asset should be agreed by the Governmental Commission on Foreign Investment, ”the material reads.</text:p>
      <text:p text:style-name="P4">
The cost of the finished agreement is not known at this time.</text:p>
      <text:p text:style-name="P4">
<text:span text:style-name="T4">
 Read also: </text:span>
 [<text:span text:style-name="T4">
 production </text:span>
 <text:span text:style-name="T4">
 cars </text:span>
 **(https://www.ukrinform.ua/rubric-economy/3675996-virobnictvo-avtomobiliv-u-rosii-vpalo-do-istoricnogo-minimumu.html)As reported by Ukrinform, in mid -March the Arbitration Court of the Nizhny Novgorod region <text:a xlink:type="simple" xlink:href="https://www.ukrinform.ua/rubric-world/3684857-u-rosii-sud-arestuvav-aktivi-volkswagen.html" text:style-name="Internet_20_link" text:visited-style-name="Visited_20_Internet_20_Link">
</text:a>
Volkswagen AG in Russia on the claim of a gas pipe group from the German auto concern 15.6 billion rubles.</text:p>
      <text:p text:style-name="P4">
Volkswagen was one of a number of foreign car manufacturers who suspended in Russia after democratic countries have been strictly against Russia after invasion of Ukraine.</text:p>
      <text:p text:style-name="P4">
The German manufacturer plant with a capacity of 225 thousand cars a year is located in Kaluga. By the spring of 2022, the company was produced by Volkswagenpolo, Volkswagen Tiguan and Skoda Rapid. Also in Kaluga worked factory -based engines with a capacity of 150 thousand units of production per year. At the beginning of 2022 VW, he reported that he would suspend the production of cars in Russia.</text:p>
      <text:p text:style-name="P4">
In addition, VW has been a contractual assembly on gas capacity in Nizhny Novgorod, where Skoda Octavia, Skoda Karoq and Skodakodiaq, and Volkswagen Taos were produced by the spring of 2022. In the summer, VW announced the closure of his office in the Nizhny Novgorod.</text:p>
      <text:p text:style-name="P4">
<text:span text:style-name="T5">
Foto: Picture Alliance/DPA</text:span>
</text:p>
      <text:p text:style-name="P4">
News Source: <text:a xlink:type="simple" xlink:href="https://www.ukrinform.ua/rubric-economy/3698482-volkswagen-prodae-svij-zavod-u-rosii-miscevomu-avtodileru.html" text:style-name="Internet_20_link" text:visited-style-name="Visited_20_Internet_20_Link">
https://www.ukrinform.ua/rubric-economy/3698482-volkswagen-prodae-svij-zavod-u-rosii-miscevomu-avtodileru.html</text:a>
</text:p>
      <!--NEWS-->
      <text:h text:style-name="P10" text:outline-level="1">
<text:span text:style-name="T4">
3x3 Basketball Women's Basketball Team will take part in the world-2023 series</text:span>
</text:h>
      <text:p text:style-name="P4">
Authors: Ukrinform (Person)</text:p>
      <text:p text:style-name="P4">
Publisher: Укринформ (Organization)</text:p>
      <text:p text:style-name="P4">
Published Time: 2023-04-20T17:16:09+03:00</text:p>
      <text:p text:style-name="P4">
Modified Time: 2023-04-20T17:16:09+03:00</text:p>
      <text:p text:style-name="P4">
Description: Yuri Protsyuk will head the national team. - Ukrinform.</text:p>
      <text:p text:style-name="P4">
Images: ["<text:a xlink:type="simple" xlink:href="https://static.ukrinform.com/photos/2023_04/thumb_files/630_360_1682000079-699.jpg" text:style-name="Internet_20_link" text:visited-style-name="Visited_20_Internet_20_Link">
630_360_16820...</text:a>
"]</text:p>
      <text:p text:style-name="P4">
Tags: ['Баскетбол']</text:p>
      <text:p text:style-name="P4">
Type: Article</text:p>
      <!--METADATA-->
      <text:p text:style-name="P4">
<draw:frame draw:style-name="fr1" draw:name="Image125" text:anchor-type="as-char" svg:width="6.9236in" svg:height="3.956343in" draw:z-index="0">
<draw:image xlink:href="../Images/yкринформ/2023-04-20T17-16-09-03-00/630_360_1682000079-699.jpg" xlink:type="simple" xlink:show="embed" xlink:actuate="onLoad" draw:mime-type="image/jpeg"/>
</draw:frame>
Yuri Protsyuk will head.</text:p>
      <text:p text:style-name="P4">
The Basketball Federation of Ukraine has applied for participation in the Women's World Series2023 and Fiba approved it <text:a xlink:type="simple" xlink:href="https://fbu.ua/news/zhnocha-zbrna-ukrani-vzme-uchast-v-svtovy-ser-3h3" text:style-name="Internet_20_link" text:visited-style-name="Visited_20_Internet_20_Link">
</text:a>
FBU press service, Ukrinform reports.</text:p>
      <text:p text:style-name="P4">
The basic team for participation in the world series will be the leader of the women's league "Frakivsk-Prykarpattya", will head the national team Yuri Protsyuk.</text:p>
      <text:p text:style-name="P4">
On the eve of Fiba, she published a calendar of the women's world series, which will consist of a record 20 stages. The competition will begin on May 6-7 by the Uchitan Uhana, and the season will end with the finale in the Mongol Ulan Bator 16-17.</text:p>
      <text:p text:style-name="P4">
The calendar of the stages at which the national team of Ukraine will perform will become known later, but it is expected that Ukrainians will start at a stage in Azerbazhzhansk Astari on May 20-21.</text:p>
      <text:p text:style-name="P4">
<text:span text:style-name="T4">
 Read also: </text:span>
 <text:a xlink:type="simple" xlink:href="https://www.ukrinform.ua/rubric-sports/3698131-prometej-vijsov-do-pivfinalu-evrokubka.html" text:style-name="Internet_20_link" text:visited-style-name="Visited_20_Internet_20_Link">
<text:span text:style-name="T4">
 Prometheus </text:span>
</text:a>
As reported by Ukrinform, in the 1/2 finals of the European Cup "Prometheus" will play with the Turkish club "Turk Telecom".</text:p>
      <text:p text:style-name="P4">
Photo: fbu.ua</text:p>
      <text:p text:style-name="P4">
News Source: <text:a xlink:type="simple" xlink:href="https://www.ukrinform.ua/rubric-sports/3698481-zinoca-zbirna-ukraini-z-basketbolu-3h3-vizme-ucast-u-svitovij-serii2023.html" text:style-name="Internet_20_link" text:visited-style-name="Visited_20_Internet_20_Link">
https://www.ukrinform.ua/rubric-sports/3698481-zinoca-zbirna-ukraini-z-basketbolu-3h3-vizme-ucast-u-svitovij-serii2023.html</text:a>
</text:p>
      <!--NEWS-->
      <text:h text:style-name="P10" text:outline-level="1">
<text:span text:style-name="T4">
Ukrainian artist Vladimir Melnichenko came from life</text:span>
</text:h>
      <text:p text:style-name="P4">
Authors: Ukrinform (Person)</text:p>
      <text:p text:style-name="P4">
Publisher: Укринформ (Organization)</text:p>
      <text:p text:style-name="P4">
Published Time: 2023-04-20T17:22:26+03:00</text:p>
      <text:p text:style-name="P4">
Modified Time: 2023-04-20T17:22:26+03:00</text:p>
      <text:p text:style-name="P4">
Description: On the 92nd year of life, a Ukrainian artist, sculptor and architect Vladimir Melnichenko-Ukrinform died.</text:p>
      <text:p text:style-name="P4">
Images: ["<text:a xlink:type="simple" xlink:href="https://static.ukrinform.com/photos/2023_04/thumb_files/630_360_1682000373-743.jpg" text:style-name="Internet_20_link" text:visited-style-name="Visited_20_Internet_20_Link">
630_360_16820...</text:a>
"]</text:p>
      <text:p text:style-name="P4">
Tags: ['Архітектура', 'Смерть', 'Художник']</text:p>
      <text:p text:style-name="P4">
Type: Article</text:p>
      <!--METADATA-->
      <text:p text:style-name="P4">
<draw:frame draw:style-name="fr1" draw:name="Image126" text:anchor-type="as-char" svg:width="6.9236in" svg:height="3.956343in" draw:z-index="0">
<draw:image xlink:href="../Images/yкринформ/2023-04-20T17-22-26-03-00/630_360_1682000373-743.jpg" xlink:type="simple" xlink:show="embed" xlink:actuate="onLoad" draw:mime-type="image/jpeg"/>
</draw:frame>
A Ukrainian artist, sculptor and architect Vladimir Melnichenko died for 92 years of life</text:p>
      <text:p text:style-name="P4">
According to Ukrinform, the Fund for the Preservation of the Cultural Heritage of Ada Rybachutk Volodymyr Melnichenko reported in <text:a xlink:type="simple" xlink:href="https://www.facebook.com/arwmheritage/posts/pfbid0deNDbvM4nVd6njpb6jXtsD96mnePnUjRigPPrNewERBp5oSnhyreLLyWo4z2DobEl" text:style-name="Internet_20_link" text:visited-style-name="Visited_20_Internet_20_Link">
</text:a>
.</text:p>
      <text:p text:style-name="P4">
"Із сумом мусимо сповістити, що Володимир Мельніченко відправився у засвіти.Йому йшов 92-й рік. Фантастичне життя фантастичної людини добігло свогокінця", — ідеться в повідомленні.</text:p>
      <text:p text:style-name="P4">
Згодом було <text:a xlink:type="simple" xlink:href="https://www.facebook.com/arwmheritage/posts/pfbid033jANmasHMmChBmwcDysgjfcarakQftUx4FcDz5vjuwzEDqyUAMXEAZP4LVtx5RuFl" text:style-name="Internet_20_link" text:visited-style-name="Visited_20_Internet_20_Link">
</text:a>
that goodbye to the artist will take place on Saturday, April 22, at 10:30 in a lunar ritual in Kiev.</text:p>
      <text:p text:style-name="P4">
From 13:00 to 19:00 the indifferent is waiting in the workshop of the ARVM at the address: 10b Malodvynaya St..</text:p>
      <text:p text:style-name="P4">
As it was reported, Vladimir Melnichenko was born in Kiev on January 25, 1932. He was an architecture, sculpture, painting, graphics, monumental art, artistic photography and more.</text:p>
      <text:p text:style-name="P4">
Melnichenko worked in a creative tandem with his wife - artist Adomybachuk. They signed all the joint work with the abbreviation of the ARVM. The average works - "The Wall of Remembrance" in the Baykovo Cemetery, the series of panel Winterier of the Palace <text:a xlink:type="simple" xlink:href="https://www.ukrinform.ua/tag-diti" text:style-name="Internet_20_link" text:visited-style-name="Visited_20_Internet_20_Link">
</text:a>
 та юнацтва іЦентрального автовокзалу Києва, Київський крематорій, меморіальний комплекс"Биківнянські могили".</text:p>
      <text:p text:style-name="P4">
News Source: <text:a xlink:type="simple" xlink:href="https://www.ukrinform.ua/rubric-culture/3698485-iz-zitta-pisov-ukrainskij-hudoznik-volodimir-melnicenko.html" text:style-name="Internet_20_link" text:visited-style-name="Visited_20_Internet_20_Link">
https://www.ukrinform.ua/rubric-culture/3698485-iz-zitta-pisov-ukrainskij-hudoznik-volodimir-melnicenko.html</text:a>
</text:p>
      <!--NEWS-->
      <text:h text:style-name="P10" text:outline-level="1">
<text:span text:style-name="T4">
War showed what new security standards are needed at community level - President</text:span>
</text:h>
      <text:p text:style-name="P4">
Authors: Ukrinform (Person)</text:p>
      <text:p text:style-name="P4">
Publisher: Укринформ (Organization)</text:p>
      <text:p text:style-name="P4">
Published Time: 2023-04-20T17:29:45+03:00</text:p>
      <text:p text:style-name="P4">
Modified Time: 2023-04-20T17:29:45+03:00</text:p>
      <text:p text:style-name="P4">
Description: The war has shown what new security standards are needed at the community level, and Ukrainian experience can be an example for other countries. - Ukrinform.</text:p>
      <text:p text:style-name="P4">
Images: ["<text:a xlink:type="simple" xlink:href="https://static.ukrinform.com/photos/2023_04/thumb_files/630_360_1682000857-199.jpeg" text:style-name="Internet_20_link" text:visited-style-name="Visited_20_Internet_20_Link">
630_360_16820...</text:a>
", "<text:a xlink:type="simple" xlink:href="https://static.ukrinform.com/photos/2023_04/1682000857-662.jpeg" text:style-name="Internet_20_link" text:visited-style-name="Visited_20_Internet_20_Link">
1682000857-66...</text:a>
", "<text:a xlink:type="simple" xlink:href="https://static.ukrinform.com/photos/2023_04/1682000858-375.jpeg" text:style-name="Internet_20_link" text:visited-style-name="Visited_20_Internet_20_Link">
1682000858-37...</text:a>
"]</text:p>
      <text:p text:style-name="P4">
Tags: ['Президент', 'Зеленський', 'Війна з росією', 'Регіони']</text:p>
      <text:p text:style-name="P4">
Type: Article</text:p>
      <!--METADATA-->
      <text:p text:style-name="P4">
<draw:frame draw:style-name="fr1" draw:name="Image127" text:anchor-type="as-char" svg:width="6.9236in" svg:height="3.956343in" draw:z-index="0">
<draw:image xlink:href="../Images/yкринформ/2023-04-20T17-29-45-03-00/630_360_1682000857-199.jpeg" xlink:type="simple" xlink:show="embed" xlink:actuate="onLoad" draw:mime-type="image/jpeg"/>
</draw:frame>
The war showed what new security standards needed at the community level, I -Ukrainian experience could be an example for other countries.</text:p>
      <text:p text:style-name="P4">
This was stated by President of Ukraine Volodymyr Zelensky, speaking the International Summit of Cities and Regions, Ukrinform correspondent reports.</text:p>
      <text:p text:style-name="P4">
<draw:frame draw:style-name="fr1" draw:name="Image128" text:anchor-type="as-char" svg:width="6.9236in" svg:height="4.613521in" draw:z-index="0">
<draw:image xlink:href="../Images/yкринформ/2023-04-20T17-29-45-03-00/1682000857-662.jpeg" xlink:type="simple" xlink:show="embed" xlink:actuate="onLoad" draw:mime-type="image/jpeg"/>
</draw:frame>
</text:p>
      <text:p text:style-name="P4">
<draw:frame draw:style-name="fr1" draw:name="Image129" text:anchor-type="as-char" svg:width="6.9236in" svg:height="4.613521in" draw:z-index="0">
<draw:image xlink:href="../Images/yкринформ/2023-04-20T17-29-45-03-00/1682000858-375.jpeg" xlink:type="simple" xlink:show="embed" xlink:actuate="onLoad" draw:mime-type="image/jpeg"/>
</draw:frame>
</text:p>
      <text:p text:style-name="P4">
"Ми бачимо зараз, після року війни, які стандарти безпеки потрібні нашимгромадам, і на нашому прикладі можуть вчитися й інші країни світу. Йдеться пробезпеку в інфраструктурі міст, містечок, безпеку в енергетиці, щоб за будь-яких обставин гарантувати захист життю", - сказав глава держави.</text:p>
      <text:p text:style-name="P4">
<text:span text:style-name="T4">
Читайте також:</text:span>
 <text:a xlink:type="simple" xlink:href="https://www.ukrinform.ua/rubric-regions/3698389-mer-melitopola-rozpoviv-pro-plan-dij-pisla-zvilnenna-mista.html" text:style-name="Internet_20_link" text:visited-style-name="Visited_20_Internet_20_Link">
 </text:a>
He called on foreign partners to actively cooperate with the Ukrainian Congress of Local and Regional Councils in the development of a new structure of security in Ukraine, so that this experience could later be extended in other countries.</text:p>
      <text:p text:style-name="P4">
The President noted that the construction of a network of bomb shelters in all cities and towns, injuries, the introduction of new cybersecurity and energy security standards of separate communities should be important components of building a new infrastructure.</text:p>
      <text:p text:style-name="P4">
"I appeal to all our partners to build strong ties with Congress of local regional councils and together with the Ukrainian communities to build a new system of system of life - open, free, democratic," the President said.</text:p>
      <text:p text:style-name="P4">
At the same time, according to him, the Ukrainian victory should bring the world new -nurses not only security, but also a new experience of joint action and new potential labor, the ability to build and defend themselves together.</text:p>
      <text:p text:style-name="P4">
Zelensky emphasized that the strength of the people begins with the strength of individual communities, with the understanding that people protect their own.</text:p>
      <text:p text:style-name="P4">
<text:span text:style-name="T4">
 Read also: </text:span>
 <text:a xlink:type="simple" xlink:href="https://www.ukrinform.ua/rubric-vidbudova/3698415-sadovij-kozna-ukrainska-gromada-povinna-mati-partnerstvo-u-demokraticnih-krainah-svitu.html" text:style-name="Internet_20_link" text:visited-style-name="Visited_20_Internet_20_Link">
</text:a>
"All Ukrainian people in this war stood up for the state. And it is a manifestation of an experienced people who are strong at community levels and therefore jointly can act as a national good. A people who can protect their national interests and whose safety begins with understanding that everyone is The community should be vaguely, such a people have an advantage in the war, "he said.<text:span text:style-name="T5">
Foto: op</text:span>
</text:p>
      <text:p text:style-name="P4">
News Source: <text:a xlink:type="simple" xlink:href="https://www.ukrinform.ua/rubric-regions/3698486-vijna-pokazala-aki-novi-standarti-bezpeki-potribni-na-rivni-gromad-prezident.html" text:style-name="Internet_20_link" text:visited-style-name="Visited_20_Internet_20_Link">
https://www.ukrinform.ua/rubric-regions/3698486-vijna-pokazala-aki-novi-standarti-bezpeki-potribni-na-rivni-gromad-prezident.html</text:a>
</text:p>
      <!--NEWS-->
      <text:h text:style-name="P10" text:outline-level="1">
<text:span text:style-name="T4">
The DBR has declared suspicion of a soldier's beating case - an officer threatens 12 years</text:span>
</text:h>
      <text:p text:style-name="P4">
Authors: Ukrinform (Person)</text:p>
      <text:p text:style-name="P4">
Publisher: Укринформ (Organization)</text:p>
      <text:p text:style-name="P4">
Published Time: 2023-04-20T17:30:09+03:00</text:p>
      <text:p text:style-name="P4">
Modified Time: 2023-04-20T17:30:09+03:00</text:p>
      <text:p text:style-name="P4">
Description: The officer of one part of the National Guard in the Ivano-Frankivsk region was suspected of mockery of a serviceman. - Ukrinform.</text:p>
      <text:p text:style-name="P4">
Images: ["<text:a xlink:type="simple" xlink:href="https://static.ukrinform.com/photos/2018_05/thumb_files/630_360_1527594523-9164.jpg" text:style-name="Internet_20_link" text:visited-style-name="Visited_20_Internet_20_Link">
630_360_15275...</text:a>
", "<text:a xlink:type="simple" xlink:href="https://static.ukrinform.com/photos/2023_04/1682000829-311.jpeg" text:style-name="Internet_20_link" text:visited-style-name="Visited_20_Internet_20_Link">
1682000829-31...</text:a>
"]</text:p>
      <text:p text:style-name="P4">
Tags: ['Івано-Франківщина', 'Суд', 'Держбюро розслідувань', 'Військові', 'Побиття']</text:p>
      <text:p text:style-name="P4">
Type: Article</text:p>
      <!--METADATA-->
      <text:p text:style-name="P4">
<draw:frame draw:style-name="fr1" draw:name="Image130" text:anchor-type="as-char" svg:width="6.9236in" svg:height="3.956343in" draw:z-index="0">
<draw:image xlink:href="../Images/yкринформ/2023-04-20T17-30-09-03-00/630_360_1527594523-9164.jpg" xlink:type="simple" xlink:show="embed" xlink:actuate="onLoad" draw:mime-type="image/jpeg"/>
</draw:frame>
Officers of the National Guard in Ivano-Frankivsk Oblast announced the fog for bullying from a serviceman.</text:p>
      <text:p text:style-name="P4">
As Ukrinform reports, this has reported <text:a xlink:type="simple" xlink:href="https://dbr.gov.ua/news/dbr-povidomilo-pro-pidozru-oficeru-yakij-znushhavsya-z-vijskovogo-v-ivano-frankivsku-rozsliduyutsya-shhe-dva-fakti-zastosuvannya-sili-proti-soldativ" text:style-name="Internet_20_link" text:visited-style-name="Visited_20_Internet_20_Link">
</text:a>
.</text:p>
      <text:p text:style-name="P4">
Bureau staff interviewed witnesses and victims and gathered sufficient evidence for an officer's suspicion of exceeding their official authority(Part 5 of Art. 426-1 of the Criminal Code of Ukraine).</text:p>
      <text:p text:style-name="P4">
Фігуранту загрожує позбавлення волі терміном до 12 років.</text:p>
      <text:p text:style-name="P4">
<draw:frame draw:style-name="fr1" draw:name="Image131" text:anchor-type="as-char" svg:width="6.9236in" svg:height="6.077382in" draw:z-index="0">
<draw:image xlink:href="../Images/yкринформ/2023-04-20T17-30-09-03-00/1682000829-311.jpeg" xlink:type="simple" xlink:show="embed" xlink:actuate="onLoad" draw:mime-type="image/jpeg"/>
</draw:frame>
Two more cases of exceeding the official office of the officer against other servicemen are also investigating.</text:p>
      <text:p text:style-name="P4">
To <text:a xlink:type="simple" xlink:href="https://www.ukrinform.ua/tag-sud" text:style-name="Internet_20_link" text:visited-style-name="Visited_20_Internet_20_Link">
</text:a>
A petition for the election of a subordinate preventive measure in the form of detention with the possibility of bail of 800 thousand hryvnias.</text:p>
      <text:p text:style-name="P4">
<text:span text:style-name="T4">
 Read also: </text:span>
 <text:a xlink:type="simple" xlink:href="https://www.ukrinform.ua/rubric-regions/3697613-dbr-rozslidue-fakti-znusanna-oficera-z-vijskovogo-na-ivanofrankivsini.html" text:style-name="Internet_20_link" text:visited-style-name="Visited_20_Internet_20_Link">
</text:a>
According to Ukrinform, on April 18, one of the Ukrainian telegrams was a video where the officer is not censored and a serviceman beating. Subject DBR Day <text:a xlink:type="simple" xlink:href="https://www.ukrinform.ua/rubric-regions/3697613-dbr-rozslidue-fakti-znusanna-oficera-z-vijskovogo-na-ivanofrankivsini.html" text:style-name="Internet_20_link" text:visited-style-name="Visited_20_Internet_20_Link">
</text:a>
 .</text:p>
      <text:p text:style-name="P4">
News Source: <text:a xlink:type="simple" xlink:href="https://www.ukrinform.ua/rubric-regions/3698487-dbr-ogolosilo-pidozru-u-spravi-pro-pobitta-soldata-oficeru-zagrozue-12-rokiv.html" text:style-name="Internet_20_link" text:visited-style-name="Visited_20_Internet_20_Link">
https://www.ukrinform.ua/rubric-regions/3698487-dbr-ogolosilo-pidozru-u-spravi-pro-pobitta-soldata-oficeru-zagrozue-12-rokiv.html</text:a>
</text:p>
      <!--NEWS-->
      <text:h text:style-name="P10" text:outline-level="1">
<text:span text:style-name="T4">
US and allies are considering almost a complete ban on exports to the Russian Federation - Bloomberg</text:span>
</text:h>
      <text:p text:style-name="P4">
Authors: Ukrinform (Person)</text:p>
      <text:p text:style-name="P4">
Publisher: Укринформ (Organization)</text:p>
      <text:p text:style-name="P4">
Published Time: 2023-04-20T17:31:01+03:00</text:p>
      <text:p text:style-name="P4">
Modified Time: 2023-04-20T17:31:01+03:00</text:p>
      <text:p text:style-name="P4">
Description: The US and some key allies of Ukraine consider the possibility of almost a complete ban on export to Russia, which can lead to a significant increase in economic pressure on Russian President Vladimir Putin through the war. - Ukrinform.</text:p>
      <text:p text:style-name="P4">
Images: ["<text:a xlink:type="simple" xlink:href="https://static.ukrinform.com/photos/2020_06/thumb_files/630_360_1591893289-695.jpg" text:style-name="Internet_20_link" text:visited-style-name="Visited_20_Internet_20_Link">
630_360_15918...</text:a>
"]</text:p>
      <text:p text:style-name="P4">
Tags: ['Санкції', 'Торгівля', 'Велика сімка', 'росія']</text:p>
      <text:p text:style-name="P4">
Type: Article</text:p>
      <!--METADATA-->
      <text:p text:style-name="P4">
<draw:frame draw:style-name="fr1" draw:name="Image132" text:anchor-type="as-char" svg:width="6.9236in" svg:height="3.956343in" draw:z-index="0">
<draw:image xlink:href="../Images/yкринформ/2023-04-20T17-31-01-03-00/630_360_1591893289-695.jpg" xlink:type="simple" xlink:show="embed" xlink:actuate="onLoad" draw:mime-type="image/jpeg"/>
</draw:frame>
The US Tadeyaki key allies of Ukraine consider the possibility of almost complete prohibition of export to Russia, which can lead to a significant increase in the economic pressure of President of the Russian Federation Vladimir Putin through the war.</text:p>
      <text:p text:style-name="P4">
About it reports <text:a xlink:type="simple" xlink:href="http://www.bloomberg.com/news/articles/2023-04-20/us-ukraine-allies-consider-export-ban-for-russia-over-putin-s-war-in-ukraine" text:style-name="Internet_20_link" text:visited-style-name="Visited_20_Internet_20_Link">
</text:a>
Realizing to sources, Ukrinform reports.</text:p>
      <text:p text:style-name="P4">
According to the interlocutors of the publication, the officials of the G7 countries discuss this idea before the summit of leaders in Japan, which will take place in May. The main meta is attached to the pressure of the European Union Member States.</text:p>
      <text:p text:style-name="P4">
Sources emphasize that this approach will turn the sanctions regime - in such a way, all exports will be forbidden, except for the positions that are in the writings. Now all exports are allowed if it does not fall under sanctions.</text:p>
      <text:p text:style-name="P4">
If G7 leaders support this step at the summit, you will need to reconcile. However, it is likely that medicines and agricultural products, in particular, will not be subject to sanctions.</text:p>
      <text:p text:style-name="P4">
At the same time, it is noted that there are potentially serious obstacles to the idea of re -realizing the idea. After all, new criteria should be adopted by all member countries. This will cause fierce debate, given the negative reaction by companies that export goods to <text:a xlink:type="simple" xlink:href="https://www.ukrinform.ua/tag-rosia" text:style-name="Internet_20_link" text:visited-style-name="Visited_20_Internet_20_Link">
</text:a>
.</text:p>
      <text:p text:style-name="P4">
At this time, the cost of exports of EU and EU countries to Russia has almost halved due to sanctions. According to Geneva Trade Data Monitor, products from Europe, the USA, Canada and Japan, which are still in Russia, are estimated at $ 66 billion.</text:p>
      <text:p text:style-name="P4">
The members of the Seven Group are concerned that it is too much benefit for aggressor economies. In this case, Moscow finds ways to bypass sanctions across the country.</text:p>
      <text:p text:style-name="P4">
Trade Data Monitor notes that Germany, Italy and Poland remain the largest European exporters of Russian goods. The greatest influence can be given to such categories of goods as cars, chocolate, beer, shoes, flowers and cosmetics, as well as non -medical and non -agricultural goods.</text:p>
      <text:p text:style-name="P4">
At the same time, European countries continue to buy from Moscow some goods, such as caps, copper, iron and nickel.</text:p>
      <text:p text:style-name="P4">
The publication notes that an almost complete ban on exports to Russia can even more delineate Moscow with Beijing in finding alternative buyers for sub -goods.<text:span text:style-name="T4">
 Read also: </text:span>
 <text:a xlink:type="simple" xlink:href="https://www.ukrinform.ua/rubric-technology/3697262-kitajski-brendi-zajnali-ponad-70-rosijskogo-rinku-smartfoniv.html" text:style-name="Internet_20_link" text:visited-style-name="Visited_20_Internet_20_Link">
<text:span text:style-name="T4">
 China </text:span>
</text:a>
As it was reported, the ministers of foreign countries of the Great Seven(G7)Ukomunke stated that their countries will continue to be a single front of Russia's anti -aggressive war in Ukraine, and also emphasized the devotion to the strengthening and application of rigid sanctions against the Russian Federation.</text:p>
      <text:p text:style-name="P4">
News Source: <text:a xlink:type="simple" xlink:href="https://www.ukrinform.ua/rubric-economy/3698488-ssa-i-souzniki-rozgladaut-majze-povnu-zaboronu-eksportu-do-rf-bloomberg.html" text:style-name="Internet_20_link" text:visited-style-name="Visited_20_Internet_20_Link">
https://www.ukrinform.ua/rubric-economy/3698488-ssa-i-souzniki-rozgladaut-majze-povnu-zaboronu-eksportu-do-rf-bloomberg.html</text:a>
</text:p>
      <!--NEWS-->
      <text:h text:style-name="P10" text:outline-level="1">
<text:span text:style-name="T4">
There are nearly 3.8 thousand women officers in the Armed Forces Land Forces</text:span>
</text:h>
      <text:p text:style-name="P4">
Authors: Ukrinform (Person)</text:p>
      <text:p text:style-name="P4">
Publisher: Укринформ (Organization)</text:p>
      <text:p text:style-name="P4">
Published Time: 2023-04-20T17:33:24+03:00</text:p>
      <text:p text:style-name="P4">
Modified Time: 2023-04-20T17:33:24+03:00</text:p>
      <text:p text:style-name="P4">
Description: The number of women servicemen in the Land Forces of the Armed Forces of Ukraine has increased last year, many of them hold leadership positions. - Ukrinform.</text:p>
      <text:p text:style-name="P4">
Images: ["<text:a xlink:type="simple" xlink:href="https://static.ukrinform.com/photos/2022_01/thumb_files/630_360_1643092726-230.jpg" text:style-name="Internet_20_link" text:visited-style-name="Visited_20_Internet_20_Link">
630_360_16430...</text:a>
", "<text:a xlink:type="simple" xlink:href="https://static.ukrinform.com/photos/2023_04/1682000434-555.jpg" text:style-name="Internet_20_link" text:visited-style-name="Visited_20_Internet_20_Link">
1682000434-55...</text:a>
"]</text:p>
      <text:p text:style-name="P4">
Tags: ['Гендерна рівність', 'ЗСУ', 'Жінки']</text:p>
      <text:p text:style-name="P4">
Type: Article</text:p>
      <!--METADATA-->
      <text:p text:style-name="P4">
<draw:frame draw:style-name="fr1" draw:name="Image133" text:anchor-type="as-char" svg:width="6.9236in" svg:height="3.956343in" draw:z-index="0">
<draw:image xlink:href="../Images/yкринформ/2023-04-20T17-33-24-03-00/630_360_1643092726-230.jpg" xlink:type="simple" xlink:show="embed" xlink:actuate="onLoad" draw:mime-type="image/jpeg"/>
</draw:frame>
The number of female servicemen in the Land Forces of the Armed Forces of Ukraine has increased over the past year, many of them hold management positions.</text:p>
      <text:p text:style-name="P4">
This was stated by the Gender Issues of the Commander of the Land Forces of Susoxan Grigoriev during a panel discussion on "Women, Peace, Security - Sector of Defense of Ukraine" at the Media Center Ukraine - Ukrinform.</text:p>
      <text:p text:style-name="P4">
“The number of women servicemen has increased over the last year. Of course, the chase began in 2014 - it was the first wave. And the second wave of such a powerful occurred precisely with the beginning of a full -scale invasion. And women who are in the army are in the army, they are strong, motivated, fearless women who have voluntarily defended their homeland, ”Grigoriev said.</text:p>
      <text:p text:style-name="P4">
<draw:frame draw:style-name="fr1" draw:name="Image134" text:anchor-type="as-char" svg:width="6.9236in" svg:height="4.615733in" draw:z-index="0">
<draw:image xlink:href="../Images/yкринформ/2023-04-20T17-33-24-03-00/1682000434-555.jpg" xlink:type="simple" xlink:show="embed" xlink:actuate="onLoad" draw:mime-type="image/jpeg"/>
</draw:frame>
In addition, she said, many women now hold management positions.</text:p>
      <text:p text:style-name="P4">
“I am pleased that the number of them is increasing, and thanks to the fact that the changes that were adopted in 2018, when women were allowed to work on combat positions. They are also able to study in any military specialties, it is also very important. And at the moment, we have a one this year's issues of girls who came in 2018 to study for the tissue ones they have chosen. They are already officers, and there is a tendency for officers' positions in the Armed Forces. In particular, there are 3788 in Sukhoputnivska.</text:p>
      <text:p text:style-name="P4">
<text:span text:style-name="T4">
 Read also: </text:span>
 <text:a xlink:type="simple" xlink:href="https://www.ukrinform.ua/rubric-ato/3682549-kilkist-zinokvijskovih-u-zsu-z-2014-roku-zrosla-u-25-raza.html" text:style-name="Internet_20_link" text:visited-style-name="Visited_20_Internet_20_Link">
<text:span text:style-name="T4">
 quantity </text:span>
 <text:span text:style-name="T4">
 women </text:span>
 <text:span text:style-name="T4">
 military </text:span>
 <text:span text:style-name="T4">
 </text:span>
 Armed Forces <text:span text:style-name="T4">
 </text:span>
 2014 <text:span text:style-name="T4">
<text:span text:style-name="T5">
 </text:span>
</text:span>
 <text:span text:style-name="T4">
 </text:span>
 <text:span text:style-name="T4">
 increased </text:span>
 <text:span text:style-name="T4">
 </text:span>
 time **</text:a>
She also reminded that the Defense Ministry is currently testing the women's military uniform.</text:p>
      <text:p text:style-name="P4">
"There is no specific standard yet, it is not yet centralized, but I am sure that by the end of the year this process has to start," Grigoriev added.</text:p>
      <text:p text:style-name="P4">
As it was reported, in September 2018 <text:a xlink:type="simple" xlink:href="https://www.ukrinform.ua/tag-verhovna-rada" text:style-name="Internet_20_link" text:visited-style-name="Visited_20_Internet_20_Link">
</text:a>
adopted the Law "On Amendments to Some Laws of Ukraine, to ensure equal rights and opportunities for women and men during the military service in the Armed Forces of Ukraine and other military forms."</text:p>
      <text:p text:style-name="P4">
News Source: <text:a xlink:type="simple" xlink:href="https://www.ukrinform.ua/rubric-society/3698489-u-suhoputnih-vijskah-zsu-nalicuetsa-majze-38-tisaci-zinokoficeriv.html" text:style-name="Internet_20_link" text:visited-style-name="Visited_20_Internet_20_Link">
https://www.ukrinform.ua/rubric-society/3698489-u-suhoputnih-vijskah-zsu-nalicuetsa-majze-38-tisaci-zinokoficeriv.html</text:a>
</text:p>
      <!--NEWS-->
      <text:h text:style-name="P10" text:outline-level="1">
<text:span text:style-name="T4">
MKIP condemns the destruction of buildings in the historic center of Kiev</text:span>
</text:h>
      <text:p text:style-name="P4">
Authors: Ukrinform (Person)</text:p>
      <text:p text:style-name="P4">
Publisher: Укринформ (Organization)</text:p>
      <text:p text:style-name="P4">
Published Time: 2023-04-20T17:38:11+03:00</text:p>
      <text:p text:style-name="P4">
Modified Time: 2023-04-20T17:38:11+03:00</text:p>
      <text:p text:style-name="P4">
Description: The Ministry of Culture and Information Policy condemns the destruction of historic buildings in the center of the capital and calls for the Kyiv City Military Administration to apply for the entry of objects in the State Register of immovable monuments as soon as possible. - Ukrinform.</text:p>
      <text:p text:style-name="P4">
Images: ["<text:a xlink:type="simple" xlink:href="https://static.ukrinform.com/photos/2023_04/thumb_files/630_360_1682001311-490.jpg" text:style-name="Internet_20_link" text:visited-style-name="Visited_20_Internet_20_Link">
630_360_16820...</text:a>
"]</text:p>
      <text:p text:style-name="P4">
Tags: ['Будинок', "Пам'ятка", 'Київ', 'МКІП ']</text:p>
      <text:p text:style-name="P4">
Type: Article</text:p>
      <!--METADATA-->
      <text:p text:style-name="P4">
<draw:frame draw:style-name="fr1" draw:name="Image135" text:anchor-type="as-char" svg:width="6.9236in" svg:height="3.956343in" draw:z-index="0">
<draw:image xlink:href="../Images/yкринформ/2023-04-20T17-38-11-03-00/630_360_1682001311-490.jpg" xlink:type="simple" xlink:show="embed" xlink:actuate="onLoad" draw:mime-type="image/jpeg"/>
</draw:frame>
The Ministry of Culture and Information Policy condemns the destruction of historical buildings in the center of the capital and calls for the Kyiv City Military Administration to apply for the entry of objects in the State Registers.</text:p>
      <text:p text:style-name="P4">
According to Ukrinform, the MKIP reports in <text:a xlink:type="simple" xlink:href="http://t.me/mkipu/5661" text:style-name="Internet_20_link" text:visited-style-name="Visited_20_Internet_20_Link">
</text:a>
.</text:p>
      <text:p text:style-name="P4">
The department noted that the media recently spread information on the threatening of the house on Vladimir, 93 in Kiev, also known as the Stanislavskaya House or the House with Flies.</text:p>
      <text:p text:style-name="P4">
“Today, Maria Stanislavskaya's house is listed as a cultural heritage and has a security status of newly discovered object -tacked heritage(Order of the Department of Protection of Cultural Heritage of the KSCA of July 29, 2021 No. 45). Облікова документація на цей об’єкт для внесення йогодо Державного реєстру нерухомих пам’яток України наразі на розгляд МКІП ненадходила», - сказано в повідомленні.</text:p>
      <text:p text:style-name="P4">
У <text:a xlink:type="simple" xlink:href="https://www.ukrinform.ua/tag-mkip" text:style-name="Internet_20_link" text:visited-style-name="Visited_20_Internet_20_Link">
 </text:a>
recalled that according to the current procedure for accounting of cultural heritage objects, an authorized body(In this case, the Kyiv City Military Administration)It is obliged to ensure the preparation of the accounting documentation for the newly discovered cultural heritage object within a period not exceeding three years from the date of entry of the cultural heritage object to the translation(Item 10 of Section II Order).</text:p>
      <text:p text:style-name="P4">
<text:span text:style-name="T4">
Читайте також:</text:span>
 <text:a xlink:type="simple" xlink:href="https://www.ukrinform.ua/rubric-kyiv/3669413-mkip-nadavatime-dozvoli-na-budivelni-roboti-v-istoricnih-arealah-kieva.html" text:style-name="Internet_20_link" text:visited-style-name="Visited_20_Internet_20_Link">
 <text:span text:style-name="T4">
МКІП</text:span>
 <text:span text:style-name="T4">
надаватиме</text:span>
 <text:span text:style-name="T4">
дозволи</text:span>
 <text:span text:style-name="T4">
будівельні</text:span>
<text:span text:style-name="T4">
роботи</text:span>
 <text:span text:style-name="T4">
історичних</text:span>
 <text:span text:style-name="T4">
ареалах</text:span>
 <text:span text:style-name="T4">
Києва</text:span>
</text:a>
According to Ukrinform, there are more than 130 thousand cultural heritage objects in Ukraine, at the same time more than 550 objects have been destroyed or damaged by Russian aggression.</text:p>
      <text:p text:style-name="P4">
News Source: <text:a xlink:type="simple" xlink:href="https://www.ukrinform.ua/rubric-kyiv/3698492-mkip-zasudzue-rujnuvanna-budivel-v-istoricnomu-centri-kieva.html" text:style-name="Internet_20_link" text:visited-style-name="Visited_20_Internet_20_Link">
https://www.ukrinform.ua/rubric-kyiv/3698492-mkip-zasudzue-rujnuvanna-budivel-v-istoricnomu-centri-kieva.html</text:a>
</text:p>
      <!--NEWS-->
      <text:h text:style-name="P10" text:outline-level="1">
<text:span text:style-name="T4">
During the Ramstay, a meeting of the Tank Coalition Participants will be held</text:span>
</text:h>
      <text:p text:style-name="P4">
Authors: Ukrinform (Person)</text:p>
      <text:p text:style-name="P4">
Publisher: Укринформ (Organization)</text:p>
      <text:p text:style-name="P4">
Published Time: 2023-04-20T17:40:23+03:00</text:p>
      <text:p text:style-name="P4">
Modified Time: 2023-04-20T17:40:23+03:00</text:p>
      <text:p text:style-name="P4">
Description: Within the meeting of the contact group on defense of Ukraine in Ramstein format on Friday, April 21, a meeting of the Ministers of Defense of the countries that are part of the so -called tank coalition will be held. - Ukrinform.</text:p>
      <text:p text:style-name="P4">
Images: ["<text:a xlink:type="simple" xlink:href="https://static.ukrinform.com/photos/2023_02/thumb_files/630_360_1676292716-4331.jpeg" text:style-name="Internet_20_link" text:visited-style-name="Visited_20_Internet_20_Link">
630_360_16762...</text:a>
"]</text:p>
      <text:p text:style-name="P4">
Tags: ['Польща', 'Танк', 'Війна з росією', 'Зустріч Рамштайн']</text:p>
      <text:p text:style-name="P4">
Type: Article</text:p>
      <!--METADATA-->
      <text:p text:style-name="P4">
<draw:frame draw:style-name="fr1" draw:name="Image136" text:anchor-type="as-char" svg:width="6.9236in" svg:height="3.956343in" draw:z-index="0">
<draw:image xlink:href="../Images/yкринформ/2023-04-20T17-40-23-03-00/630_360_1676292716-4331.jpeg" xlink:type="simple" xlink:show="embed" xlink:actuate="onLoad" draw:mime-type="image/jpeg"/>
</draw:frame>
With the limits of the contact group on defense of Ukraine in the format "Ramstein" Pyatatnitsa, April 21, a meeting of the ministers of defense of the countries that are in the so -called tank coalition will be held.</text:p>
      <text:p text:style-name="P4">
About it reports <text:a xlink:type="simple" xlink:href="https://www.gov.pl/web/obrona-narodowa/konferencja-wsparcia-dla-ukrainy-z-udzialem-szefa-mon" text:style-name="Internet_20_link" text:visited-style-name="Visited_20_Internet_20_Link">
</text:a>
, reports Ukrinform.</text:p>
      <text:p text:style-name="P4">
"The conference will be devoted to the assessment of the current military situation in Ukraine, the discussion of the extent of support for the Armed Forces of Ukraine, as well as plans and new military capabilities in this regard,"- the message reads.</text:p>
      <text:p text:style-name="P4">
It is noted that Ramstay is also planned to meet the Ministers of Defense of such a tank coalition, in which the Viceremer-Minister, Minister of Defense will also take part <text:a xlink:type="simple" xlink:href="https://www.ukrinform.ua/tag-polsa" text:style-name="Internet_20_link" text:visited-style-name="Visited_20_Internet_20_Link">
</text:a>
Mariusz Blaschak.</text:p>
      <text:p text:style-name="P4">
He will also have a bilateral meeting with British colleague Ben Wallace.</text:p>
      <text:p text:style-name="P4">
<text:span text:style-name="T4">
 Read also: </text:span>
 <text:a xlink:type="simple" xlink:href="https://www.ukrinform.ua/rubric-polytics/3698444-na-ramstajni-obgovoruvatimut-zbrou-dla-ukraini-ta-ii-obslugovuvanna-stoltenberg.html" text:style-name="Internet_20_link" text:visited-style-name="Visited_20_Internet_20_Link">
<text:span text:style-name="T4">
 Ramstein </text:span>
</text:a>
According to the Polish defense department, the RP is one of the largest donovumanitarian and military assistance to Ukraine. In particular, Poland sells such a training package for the Armed Forces and provided a variety of military equipment for more than 2.5 billion euros.</text:p>
      <text:p text:style-name="P4">
<text:span text:style-name="T4">
 Read also: </text:span>
 <text:a xlink:type="simple" xlink:href="https://www.ukrinform.ua/rubric-ato/3698293-ricnica-ramstajnu-ak-ukrainu-robili-silnisou.html" text:style-name="Internet_20_link" text:visited-style-name="Visited_20_Internet_20_Link">
<text:span text:style-name="T4">
 Ramshta </text:span>
</text:a>
It was reported that during a visit to Kiev, NATO Secretary General Jestoltenberg stated that at the meeting of the contact group on Defense of Ukraine, Ramstein's Ramstein Allies will take new obligations to supply Ukrainian weapons, as well as to ensure and service those systems. were transferred to Kiev.</text:p>
      <text:p text:style-name="P4">
News Source: <text:a xlink:type="simple" xlink:href="https://www.ukrinform.ua/rubric-ato/3698494-pid-cas-ramstajnu-vidbudetsa-zustric-ucasnikiv-tankovoi-koalicii.html" text:style-name="Internet_20_link" text:visited-style-name="Visited_20_Internet_20_Link">
https://www.ukrinform.ua/rubric-ato/3698494-pid-cas-ramstajnu-vidbudetsa-zustric-ucasnikiv-tankovoi-koalicii.html</text:a>
</text:p>
      <!--NEWS-->
      <text:h text:style-name="P10" text:outline-level="1">
<text:span text:style-name="T4">
Weapons and ammunition: Zaluzhny discussed priorities with NATO Commander in Europe</text:span>
</text:h>
      <text:p text:style-name="P4">
Authors: Ukrinform (Person)</text:p>
      <text:p text:style-name="P4">
Publisher: Укринформ (Organization)</text:p>
      <text:p text:style-name="P4">
Published Time: 2023-04-20T17:44:28+03:00</text:p>
      <text:p text:style-name="P4">
Modified Time: 2023-04-20T17:44:28+03:00</text:p>
      <text:p text:style-name="P4">
Description: The Commander -in -Chief of the Armed Forces of Ukraine Valery Zaluzhny discussed with the Supreme Commander -in -Chief of the United NATO Armed Forces in Europe, the US Armed Forces commander in Europe, General Christofer Kavola Priority Directions for Armament, Technique and Ammunition. - Ukrinform.</text:p>
      <text:p text:style-name="P4">
Images: ["<text:a xlink:type="simple" xlink:href="https://static.ukrinform.com/photos/2023_02/thumb_files/630_360_1676531390-589.jpg" text:style-name="Internet_20_link" text:visited-style-name="Visited_20_Internet_20_Link">
630_360_16765...</text:a>
"]</text:p>
      <text:p text:style-name="P4">
Tags: ['Європа', 'НАТО', 'Зброя', 'Валерій Залужний', 'Війна з росією']</text:p>
      <text:p text:style-name="P4">
Type: Article</text:p>
      <!--METADATA-->
      <text:p text:style-name="P4">
<draw:frame draw:style-name="fr1" draw:name="Image137" text:anchor-type="as-char" svg:width="6.9236in" svg:height="3.956343in" draw:z-index="0">
<draw:image xlink:href="../Images/yкринформ/2023-04-20T17-44-28-03-00/630_360_1676531390-589.jpg" xlink:type="simple" xlink:show="embed" xlink:actuate="onLoad" draw:mime-type="image/jpeg"/>
</draw:frame>
The Commander -in -Chief of the Armed Forces of Ukraine Valery Zaluzhny discussed with the Supreme Chief Commander of the United NATO Armed Forces in Europe, US Commander -in -Chief Forces in Europe, General Christopher Cavoli Priority Directions for Weapons, Technique and Ammunition.</text:p>
      <text:p text:style-name="P4">
According to Ukrinform, Zaluzhny reported in <text:a xlink:type="simple" xlink:href="https://t.me/CinCAFU/479" text:style-name="Internet_20_link" text:visited-style-name="Visited_20_Internet_20_Link">
</text:a>
.</text:p>
      <text:p text:style-name="P4">
Among other things, the Commander -in -Chief of the Armed Forces informed General Cavoli operative situation at the front. The parties agreed to continue the dialogue to actively interact.</text:p>
      <text:p text:style-name="P4">
Zaluzhny thanked the general for his support and help.</text:p>
      <text:p text:style-name="P4">
<text:span text:style-name="T4">
 Read also: </text:span>
 <text:a xlink:type="simple" xlink:href="https://www.ukrinform.ua/rubric-ato/3695521-situacia-na-fronti-i-zbroa-zaluznij-zustrivsa-z-nacalnikom-genstabu-francii.html" text:style-name="Internet_20_link" text:visited-style-name="Visited_20_Internet_20_Link">
<text:span text:style-name="T4">
 Zaluzhni </text:span>
</text:a>
As it was reported, on Friday, April 21, there will be <text:a xlink:type="simple" xlink:href="https://www.ukrinform.ua/rubric-ato/3694565-nastupna-zustric-ramstajn-vidbudetsa-21-kvitna-povitrani-sili-ssa.html" text:style-name="Internet_20_link" text:visited-style-name="Visited_20_Internet_20_Link">
</text:a>
NATO Secretary General Jens Stoltenberg <text:a xlink:type="simple" xlink:href="https://www.ukrinform.ua/rubric-polytics/3698444-na-ramstajni-obgovoruvatimut-zbrou-dla-ukraini-ta-ii-obslugovuvanna-stoltenberg.html" text:style-name="Internet_20_link" text:visited-style-name="Visited_20_Internet_20_Link">
</text:a>
that during the event, the Allies on the Alliance will be new obligations to supply weapons to Ukraine, as well as to provide for the provision and service of those weapons that have already been transmitted.</text:p>
      <text:p text:style-name="P4">
<text:span text:style-name="T5">
Foto: AFS</text:span>
</text:p>
      <text:p text:style-name="P4">
News Source: <text:a xlink:type="simple" xlink:href="https://www.ukrinform.ua/rubric-ato/3698495-zbroa-i-boepripasi-zaluznij-obgovoriv-prioriteti-iz-komanduvacem-sil-nato-v-evropi.html" text:style-name="Internet_20_link" text:visited-style-name="Visited_20_Internet_20_Link">
https://www.ukrinform.ua/rubric-ato/3698495-zbroa-i-boepripasi-zaluznij-obgovoriv-prioriteti-iz-komanduvacem-sil-nato-v-evropi.html</text:a>
</text:p>
      <!--NEWS-->
      <text:h text:style-name="P10" text:outline-level="1">
<text:span text:style-name="T4">
Zelensky presented the mayor of Paris by the Ukrainian distinction "City-Rescuer"</text:span>
</text:h>
      <text:p text:style-name="P4">
Authors: Ukrinform (Person)</text:p>
      <text:p text:style-name="P4">
Publisher: Укринформ (Organization)</text:p>
      <text:p text:style-name="P4">
Published Time: 2023-04-20T17:47:00+03:00</text:p>
      <text:p text:style-name="P4">
Modified Time: 2023-04-20T17:47:00+03:00</text:p>
      <text:p text:style-name="P4">
Description: President Volodymyr Zelenskyy presented the mayor of Paris Ann Idalgo Ukrainian distinction "City-Rescue" for energy support of Ukraine during Russian terror. - Ukrinform.</text:p>
      <text:p text:style-name="P4">
Images: ["<text:a xlink:type="simple" xlink:href="https://static.ukrinform.com/photos/2023_04/thumb_files/630_360_1682001827-936.jpeg" text:style-name="Internet_20_link" text:visited-style-name="Visited_20_Internet_20_Link">
630_360_16820...</text:a>
", "<text:a xlink:type="simple" xlink:href="https://static.ukrinform.com/photos/2023_04/1682000857-467.jpeg" text:style-name="Internet_20_link" text:visited-style-name="Visited_20_Internet_20_Link">
1682000857-46...</text:a>
"]</text:p>
      <text:p text:style-name="P4">
Tags: ['Париж', 'Зеленський', 'Відзнака']</text:p>
      <text:p text:style-name="P4">
Type: Article</text:p>
      <!--METADATA-->
      <text:p text:style-name="P4">
<draw:frame draw:style-name="fr1" draw:name="Image138" text:anchor-type="as-char" svg:width="6.9236in" svg:height="3.956343in" draw:z-index="0">
<draw:image xlink:href="../Images/yкринформ/2023-04-20T17-47-00-03-00/630_360_1682001827-936.jpeg" xlink:type="simple" xlink:show="embed" xlink:actuate="onLoad" draw:mime-type="image/jpeg"/>
</draw:frame>
The Presidential Lordir Zelensky presented the mayor of Paris Ann Idalgo by the Ukrainian distinction "City-Rativnik" for the energy support of Ukraine during Russian terror.</text:p>
      <text:p text:style-name="P4">
This distinction, which Ukraine founded for cities that help the Ukrainian Narode to withstand in the war, the Head of State presented at the International Summit of the Tarli cities, Ukrinform correspondent reports.</text:p>
      <text:p text:style-name="P4">
"I am grateful to everyone and everyone who helped us!And especially I would like to be marked today the help of Paris, which this winter has become one of the leaders of energy support of Ukraine, who consolidatedly gathered partners in such" Energy Rostein ". I thank you very much. This meeting was in Paris Our partners were supplemented with appropriate equipment that helped us - absolutely all people, communities - to preserve the light of life, "the President said.</text:p>
      <text:p text:style-name="P4">
He recalled that such special honors have already received many cities-rescuers, which really helped Ukraine.</text:p>
      <text:p text:style-name="P4">
"And for me today is also a great honor to convey such a distinction for the great energy support of Paris Ms. Ann Idalgo in gratitude.(https://www.ukrinform.ua/tag-zelenskij) .</text:p>
      <text:p text:style-name="P4">
<draw:frame draw:style-name="fr1" draw:name="Image139" text:anchor-type="as-char" svg:width="6.9236in" svg:height="4.613521in" draw:z-index="0">
<draw:image xlink:href="../Images/yкринформ/2023-04-20T17-47-00-03-00/1682000857-467.jpeg" xlink:type="simple" xlink:show="embed" xlink:actuate="onLoad" draw:mime-type="image/jpeg"/>
</draw:frame>
<text:span text:style-name="T4">
 Read also: </text:span>
 <text:a xlink:type="simple" xlink:href="https://www.ukrinform.ua/rubric-polytics/3692237-zelenskij-zustrivsa-z-merami-cotiroh-polskih-mistrativnikiv.html" text:style-name="Internet_20_link" text:visited-style-name="Visited_20_Internet_20_Link">
</text:a>
As reported by Ukrinform, the "rescuer city" is an honorary distinction established by the President of Ukraine in 2022 to commemorate the residents of humanism, mercy, solidarity with the Ukrainian people to convey the ideals of freedom, peace and democracy, as well as the support of its protection and democracy. During the renovation of the armed aggression of the Russian Federation.</text:p>
      <text:p text:style-name="P4">
Since August 2022, France has sent Ukraine 22 cargoes of energy equipment as a humanitarian aid with a total weight of 183 tons.</text:p>
      <text:p text:style-name="P4">
<text:span text:style-name="T5">
Foto: op</text:span>
</text:p>
      <text:p text:style-name="P4">
News Source: <text:a xlink:type="simple" xlink:href="https://www.ukrinform.ua/rubric-polytics/3698496-zelenskij-vruciv-meru-pariza-ukrainsku-vidznaku-mistorativnik.html" text:style-name="Internet_20_link" text:visited-style-name="Visited_20_Internet_20_Link">
https://www.ukrinform.ua/rubric-polytics/3698496-zelenskij-vruciv-meru-pariza-ukrainsku-vidznaku-mistorativnik.html</text:a>
</text:p>
      <!--NEWS-->
      <text:h text:style-name="P10" text:outline-level="1">
<text:span text:style-name="T4">
In Berislav as a result of shelling a wounded man</text:span>
</text:h>
      <text:p text:style-name="P4">
Authors: Ukrinform (Person)</text:p>
      <text:p text:style-name="P4">
Publisher: Укринформ (Organization)</text:p>
      <text:p text:style-name="P4">
Published Time: 2023-04-20T17:50:58+03:00</text:p>
      <text:p text:style-name="P4">
Modified Time: 2023-04-20T17:50:58+03:00</text:p>
      <text:p text:style-name="P4">
Description: Russian troops fired at Berislav of the Kherson region, resulting in injuring a civilian and there were problems with electricity. - Ukrinform.</text:p>
      <text:p text:style-name="P4">
Images: ["<text:a xlink:type="simple" xlink:href="https://static.ukrinform.com/photos/2023_04/thumb_files/630_360_1682002081-775.jpg" text:style-name="Internet_20_link" text:visited-style-name="Visited_20_Internet_20_Link">
630_360_16820...</text:a>
"]</text:p>
      <text:p text:style-name="P4">
Tags: ['Обстріл', 'Поранені', 'Війна з росією', 'Берислав']</text:p>
      <text:p text:style-name="P4">
Type: Article</text:p>
      <!--METADATA-->
      <text:p text:style-name="P4">
<draw:frame draw:style-name="fr1" draw:name="Image140" text:anchor-type="as-char" svg:width="6.9236in" svg:height="3.956343in" draw:z-index="0">
<draw:image xlink:href="../Images/yкринформ/2023-04-20T17-50-58-03-00/630_360_1682002081-775.jpg" xlink:type="simple" xlink:show="embed" xlink:actuate="onLoad" draw:mime-type="image/jpeg"/>
</draw:frame>
Rfost troops were shot by Berislav of the Kherson region, resulting in a peaceful life and there were problems with electricity.</text:p>
      <text:p text:style-name="P4">
About it reports <text:a xlink:type="simple" xlink:href="http://suspilne.media/451815-rosijska-armia-obstrilala-berislav-poranena-ludina/" text:style-name="Internet_20_link" text:visited-style-name="Visited_20_Internet_20_Link">
</text:a>
 з посиланням на начальникаБериславської РВА Володимира Літвінова, передає Укрінформ.</text:p>
      <text:p text:style-name="P4">
"Світла немає у Бериславі, Новобериславі, Шляховому і Томариному. Електрикипоки не поїдуть ремонтувати, тому що йде обстріл", — сказав Літвінов.</text:p>
      <text:p text:style-name="P4">
<text:span text:style-name="T4">
Читайте також:</text:span>
 <text:a xlink:type="simple" xlink:href="https://www.ukrinform.ua/rubric-regions/3696235-na-hersonsini-rosiani-za-dopomogou-droniv-atakuvali-policejskih-u-dvoh-mistah.html" text:style-name="Internet_20_link" text:visited-style-name="Visited_20_Internet_20_Link">
 </text:a>
As <text:a xlink:type="simple" xlink:href="https://www.ukrinform.ua/rubric-ato/3698370-rosijski-vijska-obstrilali-selo-na-hersonsini-zaginuv-mirnij-zitel.html" text:style-name="Internet_20_link" text:visited-style-name="Visited_20_Internet_20_Link">
 </text:a>
Ukrinform, Russian troops struck the village on <text:a xlink:type="simple" xlink:href="https://www.ukrinform.ua/tag-hersonsina" text:style-name="Internet_20_link" text:visited-style-name="Visited_20_Internet_20_Link">
</text:a>
, as a result, a peaceful resident was killed.</text:p>
      <text:p text:style-name="P4">
<text:span text:style-name="T5">
Foto: Vladimir Litvinov/Telegram</text:span>
</text:p>
      <text:p text:style-name="P4">
News Source: <text:a xlink:type="simple" xlink:href="https://www.ukrinform.ua/rubric-ato/3698497-u-berislavi-vnaslidok-obstrilu-poranena-ludina.html" text:style-name="Internet_20_link" text:visited-style-name="Visited_20_Internet_20_Link">
https://www.ukrinform.ua/rubric-ato/3698497-u-berislavi-vnaslidok-obstrilu-poranena-ludina.html</text:a>
</text:p>
      <!--NEWS-->
      <text:h text:style-name="P10" text:outline-level="1">
<text:span text:style-name="T4">
The Kyiv City Council terminated the lease with the Russian Embassy</text:span>
</text:h>
      <text:p text:style-name="P4">
Authors: Ukrinform (Person)</text:p>
      <text:p text:style-name="P4">
Publisher: Укринформ (Organization)</text:p>
      <text:p text:style-name="P4">
Published Time: 2023-04-20T18:00:00+03:00</text:p>
      <text:p text:style-name="P4">
Modified Time: 2023-04-20T18:00:00+03:00</text:p>
      <text:p text:style-name="P4">
Description: On April 20, the Kyiv City Council terminated the lease of the land with the Embassy of the aggressor of Russia on April 20. - Ukrinform.</text:p>
      <text:p text:style-name="P4">
Images: ["<text:a xlink:type="simple" xlink:href="https://static.ukrinform.com/photos/2016_11/thumb_files/630_360_1479838982-5799.jpg" text:style-name="Internet_20_link" text:visited-style-name="Visited_20_Internet_20_Link">
630_360_14798...</text:a>
"]</text:p>
      <text:p text:style-name="P4">
Tags: ['Посольство', 'росія', 'Київ', 'Київрада', 'Оренда']</text:p>
      <text:p text:style-name="P4">
Type: Article</text:p>
      <!--METADATA-->
      <text:p text:style-name="P4">
<draw:frame draw:style-name="fr1" draw:name="Image141" text:anchor-type="as-char" svg:width="6.9236in" svg:height="3.958011in" draw:z-index="0">
<draw:image xlink:href="../Images/yкринформ/2023-04-20T18-00-00-03-00/630_360_1479838982-5799.jpg" xlink:type="simple" xlink:show="embed" xlink:actuate="onLoad" draw:mime-type="image/jpeg"/>
</draw:frame>
On April 20, the Kyiv Council, on April 20, terminated the lease of the land plot with the police of the Russian aggressor country.</text:p>
      <text:p text:style-name="P4">
About it in <text:a xlink:type="simple" xlink:href="https://t.me/KyivCityOfficial/6517" text:style-name="Internet_20_link" text:visited-style-name="Visited_20_Internet_20_Link">
</text:a>
Vitaliy Klitschko reported the Kyiv City Chairman, Ukrinform reports.</text:p>
      <text:p text:style-name="P4">
"Today <text:a xlink:type="simple" xlink:href="https://www.ukrinform.ua/tag-kiivrada" text:style-name="Internet_20_link" text:visited-style-name="Visited_20_Internet_20_Link">
</text:a>
She terminated the lease agreement with the Embassy of the aggressor country-Russia, "he said.</text:p>
      <text:p text:style-name="P4">
In addition, according to the mayor of the capital, the Kyiv City Council appealed to the Cabinet of Ministers for the return of property of the so -called diplomatic institution of "Russian barbarians" to the property of the Ukrainian state.</text:p>
      <text:p text:style-name="P4">
<text:span text:style-name="T4">
 Read also: </text:span>
 <text:a xlink:type="simple" xlink:href="https://www.ukrinform.ua/rubric-regions/3692083-u-lvovi-vlasnica-primisen-cerkvi-upc-mp-rozirvala-dogovir-orendi.html" text:style-name="Internet_20_link" text:visited-style-name="Visited_20_Internet_20_Link">
<text:span text:style-name="T4">
 tore </text:span>
 <text:span text:style-name="T4">
 </text:span>
 contract <text:span text:style-name="T4">
 </text:span>
 rent **</text:a>
The Embassy of the Russian Federation in <text:a xlink:type="simple" xlink:href="https://www.ukrinform.ua/tag-kiiv" text:style-name="Internet_20_link" text:visited-style-name="Visited_20_Internet_20_Link">
</text:a>
Located at: Avitroflotsky Prospect, 27.</text:p>
      <text:p text:style-name="P4">
News Source: <text:a xlink:type="simple" xlink:href="https://www.ukrinform.ua/rubric-kyiv/3698502-kiivrada-rozirvala-dogovir-orendi-z-posolstvom-rf.html" text:style-name="Internet_20_link" text:visited-style-name="Visited_20_Internet_20_Link">
https://www.ukrinform.ua/rubric-kyiv/3698502-kiivrada-rozirvala-dogovir-orendi-z-posolstvom-rf.html</text:a>
</text:p>
      <!--NEWS-->
      <text:h text:style-name="P10" text:outline-level="1">
<text:span text:style-name="T4">
EU Foreign Ministers will meet April 24, the main topic is the war in Ukraine</text:span>
</text:h>
      <text:p text:style-name="P4">
Authors: Ukrinform (Person)</text:p>
      <text:p text:style-name="P4">
Publisher: Укринформ (Organization)</text:p>
      <text:p text:style-name="P4">
Published Time: 2023-04-20T18:03:13+03:00</text:p>
      <text:p text:style-name="P4">
Modified Time: 2023-04-20T18:03:13+03:00</text:p>
      <text:p text:style-name="P4">
Description: Foreign Ministers, who will hold a meeting in Luxembourg on April 24, will discuss the Russian invading war against Ukraine and its consequences for Europe and the world. - Ukrinform.</text:p>
      <text:p text:style-name="P4">
Images: ["<text:a xlink:type="simple" xlink:href="https://static.ukrinform.com/photos/2023_04/thumb_files/630_360_1682002393-750.jpg" text:style-name="Internet_20_link" text:visited-style-name="Visited_20_Internet_20_Link">
630_360_16820...</text:a>
"]</text:p>
      <text:p text:style-name="P4">
Tags: ['Україна', 'Війна з росією', 'Рада ЄС']</text:p>
      <text:p text:style-name="P4">
Type: Article</text:p>
      <!--METADATA-->
      <text:p text:style-name="P4">
<draw:frame draw:style-name="fr1" draw:name="Image142" text:anchor-type="as-char" svg:width="6.9236in" svg:height="3.956343in" draw:z-index="0">
<draw:image xlink:href="../Images/yкринформ/2023-04-20T18-03-13-03-00/630_360_1682002393-750.jpg" xlink:type="simple" xlink:show="embed" xlink:actuate="onLoad" draw:mime-type="image/jpeg"/>
</draw:frame>
Ministry of law -border cases, which will hold a meeting in Luxembourg on April 24, will once again harvest the Russian invading war against Ukraine and its consequences for Evrop and all over the world.</text:p>
      <text:p text:style-name="P4">
According to Ukrinform, this is stated in the information that has been published today <text:a xlink:type="simple" xlink:href="https://www.consilium.europa.eu/en/meetings/fac/2023/04/24/" text:style-name="Internet_20_link" text:visited-style-name="Visited_20_Internet_20_Link">
</text:a>
.</text:p>
      <text:p text:style-name="P4">
“The EU Council for Foreign Affairs will begin with the exchange of views on Russian aggression against Ukraine, after a brief communication with the Minister of Foreign Property of Ukraine Dmitry Kuleba in a videoconference format. The EU Action Plan of Action with(Overcoming - ed.)geopolitical consequences of the Russian aggressive war, and hear information about current affairs. In this day punishment, the ministers will touch(Situations - ed.)Sudan, Tunisia, Moldova, Chile and Lebanon, ”the message reads.</text:p>
      <text:p text:style-name="P4">
European government officials are expected to have an informal breakfast with the participation of OSCE Secretary Ms. Maria Peychinovich-Burich and Iceland's Ministry of Ukraine, Mrs. Tordis Kolbrrun Reicfjord Gilfadott.</text:p>
      <text:p text:style-name="P4">
<text:span text:style-name="T4">
 Read also: </text:span>
 <text:a xlink:type="simple" xlink:href="https://www.ukrinform.ua/rubric-world/3685036-rada-es-zasadi-na-akih-gruntuetsa-bezpeka-i-stabilnist-kontinentu-zalisautsa-neporusnimi.html" text:style-name="Internet_20_link" text:visited-style-name="Visited_20_Internet_20_Link">
<text:span text:style-name="T4">
 Council </text:span>
 <text:span text:style-name="T4">
 Foundations </text:span>
 <text:span text:style-name="T4">
 </text:span>
 which <text:span text:style-name="T4">
 </text:span>
 is based indestructible **</text:a>
During the meeting, the EU Foreign Ministers will also hold a working lunch by the Georgia Foreign Ministry of Georgia.</text:p>
      <text:p text:style-name="P4">
As it was reported, since the beginning of Russian military aggression against Ukraine in 2022, the EU provides Ukraine with significant economic, political and military assistance. In particular, for the first time in the EU's own history, weapons supply for Ukraine for more than 7.9 billion euros, including 2 billion euros of the EUROPE EUROPE EU Peace Fund to accelerate the supply to Ukrainian artillery ammunition.</text:p>
      <text:p text:style-name="P4">
Total from the beginning <text:a xlink:type="simple" xlink:href="https://www.ukrinform.ua/tag-vijna" text:style-name="Internet_20_link" text:visited-style-name="Visited_20_Internet_20_Link">
</text:a>
The EU and its Member States provided Ukraine with extraordinary assistance to a total of about 50 billions of euros. This year, the EU under special macro -financial assistance gives Ukraine 1.5 billion euros a month to maintain key state social functions of the country.</text:p>
      <text:p text:style-name="P4">
<text:span text:style-name="T5">
Foto from coe.int</text:span>
</text:p>
      <text:p text:style-name="P4">
News Source: <text:a xlink:type="simple" xlink:href="https://www.ukrinform.ua/rubric-polytics/3698503-ministri-zakordonnih-sprav-es-zustrinutsa-24-kvitna-golovna-tema-vijna-v-ukraini.html" text:style-name="Internet_20_link" text:visited-style-name="Visited_20_Internet_20_Link">
https://www.ukrinform.ua/rubric-polytics/3698503-ministri-zakordonnih-sprav-es-zustrinutsa-24-kvitna-golovna-tema-vijna-v-ukraini.html</text:a>
</text:p>
      <!--NEWS-->
      <text:h text:style-name="P10" text:outline-level="1">
<text:span text:style-name="T4">
South Korea will allocate $ 230 million to help Ukraine</text:span>
</text:h>
      <text:p text:style-name="P4">
Authors: Ukrinform (Person)</text:p>
      <text:p text:style-name="P4">
Publisher: Укринформ (Organization)</text:p>
      <text:p text:style-name="P4">
Published Time: 2023-04-20T18:07:00+03:00</text:p>
      <text:p text:style-name="P4">
Modified Time: 2023-04-20T18:07:00+03:00</text:p>
      <text:p text:style-name="P4">
Description: South Korea condemned Russian aggression and reported $ 230 million to help Ukraine. - Ukrinform.</text:p>
      <text:p text:style-name="P4">
Images: ["<text:a xlink:type="simple" xlink:href="https://static.ukrinform.com/photos/2023_04/thumb_files/630_360_1682003041-387.jpg" text:style-name="Internet_20_link" text:visited-style-name="Visited_20_Internet_20_Link">
630_360_16820...</text:a>
"]</text:p>
      <text:p text:style-name="P4">
Tags: ['Корея', 'Ткаченко', 'Україна', 'допомога']</text:p>
      <text:p text:style-name="P4">
Type: Article</text:p>
      <!--METADATA-->
      <text:p text:style-name="P4">
<draw:frame draw:style-name="fr1" draw:name="Image143" text:anchor-type="as-char" svg:width="6.9236in" svg:height="3.956343in" draw:z-index="0">
<draw:image xlink:href="../Images/yкринформ/2023-04-20T18-07-00-03-00/630_360_1682003041-387.jpg" xlink:type="simple" xlink:show="embed" xlink:actuate="onLoad" draw:mime-type="image/jpeg"/>
</draw:frame>
South Korea condemned Russian aggression and reported $ 230 million assistance to Ukraine.</text:p>
      <text:p text:style-name="P4">
According to Ukrinform, Kim Kim Hngo reports the results of the meeting with the Plenipotentiary Ambassador of the Republic of Kim Kim Hung.(https://t.me/otkachenkokyiv/3442) .</text:p>
      <text:p text:style-name="P4">
" <text:a xlink:type="simple" xlink:href="https://www.ukrinform.ua/tag-korea" text:style-name="Internet_20_link" text:visited-style-name="Visited_20_Internet_20_Link">
 </text:a>
She has sentenced Russian aggression in Ukraine allocates $ 230 million to us for help, "he said.</text:p>
      <text:p text:style-name="P4">
According to Tkachenko, first of all the parties discussed how to use Correal advanced technologies to promote Ukrainian culture. At the same time, the Minister emphasized that South Korea is a country of innovation, so her experience is eactual for Ukraine. In particular, in the field of technologies in sphericulture and the arts, the film industry, in particular on the creation of series and series K-POP culture.</text:p>
      <text:p text:style-name="P4">
"Mr. Aviv emphasized that the promotion of Ukrainian culture through the latestchnology is also a promotion of these technologies through culture," he said.</text:p>
      <text:p text:style-name="P4">
<text:span text:style-name="T4">
 Read also: </text:span>
 <text:a xlink:type="simple" xlink:href="https://www.ukrinform.ua/rubric-world/3697937-u-rosii-pogrozuut-nadislati-zbrou-kndr-akso-pivdenna-korea-ozbroit-ukrainu.html" text:style-name="Internet_20_link" text:visited-style-name="Visited_20_Internet_20_Link">
<text:span text:style-name="T4">
 Korea </text:span>
</text:a>
At the same time, according to the MKIP head, the meeting was the cooperation of the Usphere of the Protection, Protection and Preservation of Ukrainian Cultural Heritage, exchange, support for Ukrainian cultural institutions and artists during the war.</text:p>
      <text:p text:style-name="P4">
"We are grateful to South Korea for comprehensive support and interest in cooperation. Let's work in the direction of creating the latest common cultural projects," he summed up.</text:p>
      <text:p text:style-name="P4">
As reported <text:a xlink:type="simple" xlink:href="https://www.ukrinform.ua/rubric-polytics/3698240-ssa-koordinuvatimut-iz-pivdennou-koreeu-dodatkovu-dopomogu-ukraini-derzdep.html" text:style-name="Internet_20_link" text:visited-style-name="Visited_20_Internet_20_Link">
</text:a>
, The United States will continue to coordinate closely with South Korea, increasing assistance to Ukraine to protect against Russian aggression.</text:p>
      <text:p text:style-name="P4">
News Source: <text:a xlink:type="simple" xlink:href="https://www.ukrinform.ua/rubric-polytics/3698504-pivdenna-korea-vidilit-230-miljoniv-na-dopomogu-ukraini.html" text:style-name="Internet_20_link" text:visited-style-name="Visited_20_Internet_20_Link">
https://www.ukrinform.ua/rubric-polytics/3698504-pivdenna-korea-vidilit-230-miljoniv-na-dopomogu-ukraini.html</text:a>
</text:p>
      <!--NEWS-->
      <text:h text:style-name="P10" text:outline-level="1">
<text:span text:style-name="T4">
Huawei launches its own software because of disconnection from US services</text:span>
</text:h>
      <text:p text:style-name="P4">
Authors: Ukrinform (Person)</text:p>
      <text:p text:style-name="P4">
Publisher: Укринформ (Organization)</text:p>
      <text:p text:style-name="P4">
Published Time: 2023-04-20T18:14:00+03:00</text:p>
      <text:p text:style-name="P4">
Modified Time: 2023-04-20T18:14:00+03:00</text:p>
      <text:p text:style-name="P4">
Description: The Chinese company Huawei Technologies has stated on Thursday, which replaces internal software management systems previously received from US suppliers to its own version. - Ukrinform.</text:p>
      <text:p text:style-name="P4">
Images: ["<text:a xlink:type="simple" xlink:href="https://static.ukrinform.com/photos/2019_01/thumb_files/630_360_1548234473-384.png" text:style-name="Internet_20_link" text:visited-style-name="Visited_20_Internet_20_Link">
630_360_15482...</text:a>
"]</text:p>
      <text:p text:style-name="P4">
Tags: ['Huawei', 'США', 'Технології']</text:p>
      <text:p text:style-name="P4">
Type: Article</text:p>
      <!--METADATA-->
      <text:p text:style-name="P4">
<draw:frame draw:style-name="fr1" draw:name="Image144" text:anchor-type="as-char" svg:width="6.9236in" svg:height="3.956343in" draw:z-index="0">
<draw:image xlink:href="../Images/yкринформ/2023-04-20T18-14-00-03-00/630_360_1548234473-384.png" xlink:type="simple" xlink:show="embed" xlink:actuate="onLoad" draw:mime-type="image/png"/>
</draw:frame>
The Chinese company Huawei Technologies stated on Thursday, replacing internal software management systems previously received from the American suppliers to its own version.</text:p>
      <text:p text:style-name="P4">
As Ukrinform reports, it reports <text:a xlink:type="simple" xlink:href="https://www.reuters.com/technology/huawei-launches-in-house-software-system-after-being-cut-off-us-services-2023-04-20/" text:style-name="Internet_20_link" text:visited-style-name="Visited_20_Internet_20_Link">
</text:a>
.</text:p>
      <text:p text:style-name="P4">
У <text:a xlink:type="simple" xlink:href="https://www.ukrinform.ua/tag-huawei" text:style-name="Internet_20_link" text:visited-style-name="Visited_20_Internet_20_Link">
 </text:a>
On Thursday, they conducted in -house in the city of Dunguan on the occasion of the transition to their own system of planning resources of the enterprise called Metaerp.</text:p>
      <text:p text:style-name="P4">
ERP software is used by companies to manage key business operations, from accounting and to managing the supply chain.</text:p>
      <text:p text:style-name="P4">
The Metaeerp Huawei system is a "cloud" product that uses the company's cloud exchanger systems for more efficiency than traditional ERP products, TAO Zinven, a member of the company board and the President of the quality process, business processes and IT management reported.</text:p>
      <text:p text:style-name="P4">
Tao added that the new system has been fully tested and processes 15 million (accounting records every day.</text:p>
      <text:p text:style-name="P4">
Currently, the internal Metaerp has been launched in 80% of the company's business.</text:p>
      <text:p text:style-name="P4">
The new system is a potential new business direction for a company that is expanded, trying to maintain under pressure from the United States. According to TAO, disconnecting the ERP system as a result of the introduction of restrictions on the part of the US was a "large -scale" for Huawei.</text:p>
      <text:p text:style-name="P4">
<text:span text:style-name="T4">
 Read also: </text:span>
 <text:a xlink:type="simple" xlink:href="https://www.ukrinform.ua/rubric-technology/3636984-huawei-zakrivae-v-rosii-pidrozdil-prodaziv-telekomobladnanna-zmi.html" text:style-name="Internet_20_link" text:visited-style-name="Visited_20_Internet_20_Link">
<text:span text:style-name="T4">
 huawei </text:span>
</text:a>
As it was reported, at the end of January this year, the US administration decided to strengthen <text:a xlink:type="simple" xlink:href="https://www.ukrinform.ua/rubric-technology/3662480-stati-zaboronili-prodavati-huawei-bilsist-sucasnih-tehnologij-zmi.html" text:style-name="Internet_20_link" text:visited-style-name="Visited_20_Internet_20_Link">
</text:a>
By banning US companies to sell her most Itovari technologies.</text:p>
      <text:p text:style-name="P4">
Huawei a few years ago put a ban on 5G -related exports from the US, but the sale of certain goods was still allowed.</text:p>
      <text:p text:style-name="P4">
However, after the new official policy, it includes a ban on the transfer of Huawei of 5G commodity levels, including: 4G, WiFi 6 and 7, artificial intelligence, powerful computer systems and cloud technologies.</text:p>
      <text:p text:style-name="P4">
News Source: <text:a xlink:type="simple" xlink:href="https://www.ukrinform.ua/rubric-technology/3698506-huawei-zapuskae-vlasnu-programnu-sistemu-cerez-vidklucenna-vid-poslug-ssa.html" text:style-name="Internet_20_link" text:visited-style-name="Visited_20_Internet_20_Link">
https://www.ukrinform.ua/rubric-technology/3698506-huawei-zapuskae-vlasnu-programnu-sistemu-cerez-vidklucenna-vid-poslug-ssa.html</text:a>
</text:p>
      <!--NEWS-->
      <text:h text:style-name="P10" text:outline-level="1">
<text:span text:style-name="T4">
The Russians twice a day fired Ochakov with RSZV</text:span>
</text:h>
      <text:p text:style-name="P4">
Authors: Ukrinform (Person)</text:p>
      <text:p text:style-name="P4">
Publisher: Укринформ (Organization)</text:p>
      <text:p text:style-name="P4">
Published Time: 2023-04-20T18:16:00+03:00</text:p>
      <text:p text:style-name="P4">
Modified Time: 2023-04-20T18:16:00+03:00</text:p>
      <text:p text:style-name="P4">
Description: For the second time, Russian invaders fired at the city of Ochakov in Mykolaiv region from the RSZV. - Ukrinform.</text:p>
      <text:p text:style-name="P4">
Images: ["<text:a xlink:type="simple" xlink:href="https://static.ukrinform.com/photos/2023_03/thumb_files/630_360_1677781968-366.jpg" text:style-name="Internet_20_link" text:visited-style-name="Visited_20_Internet_20_Link">
630_360_16777...</text:a>
"]</text:p>
      <text:p text:style-name="P4">
Tags: ['Миколаївщина', 'Обстріл', 'Очаків', 'Війна з росією']</text:p>
      <text:p text:style-name="P4">
Type: Article</text:p>
      <!--METADATA-->
      <text:p text:style-name="P4">
<draw:frame draw:style-name="fr1" draw:name="Image145" text:anchor-type="as-char" svg:width="6.9236in" svg:height="3.956343in" draw:z-index="0">
<draw:image xlink:href="../Images/yкринформ/2023-04-20T18-16-00-03-00/630_360_1677781968-366.jpg" xlink:type="simple" xlink:show="embed" xlink:actuate="onLoad" draw:mime-type="image/jpeg"/>
</draw:frame>
For the second time, the Russian city was firing the city of Ochakov in Mykolaiv region with the RSZV for the second time.</text:p>
      <text:p text:style-name="P4">
This was reported(https://t.me/chat_s_shayhet/1836)transmits Ukrinform.</text:p>
      <text:p text:style-name="P4">
«M. Ochakov. Again <text:a xlink:type="simple" xlink:href="https://www.ukrinform.ua/tag-obstril" text:style-name="Internet_20_link" text:visited-style-name="Visited_20_Internet_20_Link">
</text:a>
Cities, with some periodicity, from the RSSU on the side of the Kinburn Spit. We install damage to the tartivin, ”Shawet wrote.</text:p>
      <text:p text:style-name="P4">
<text:span text:style-name="T4">
 Read also: </text:span>
 <text:a xlink:type="simple" xlink:href="https://www.ukrinform.ua/rubric-regions/3698427-zvazku-z-zitelami-okupovanoi-kinburnskoi-kosi-nemae-kim.html" text:style-name="Internet_20_link" text:visited-style-name="Visited_20_Internet_20_Link">
<text:span text:style-name="T4">
 Kim </text:span>
</text:a>
As it was reported, Russian troops on Thursday, April 20, once again in the Ochakov region.</text:p>
      <text:p text:style-name="P4">
_ Photo illustrative_</text:p>
      <text:p text:style-name="P4">
News Source: <text:a xlink:type="simple" xlink:href="https://www.ukrinform.ua/rubric-ato/3698507-rosiani-dvici-za-den-obstrilali-ocakiv-iz-rszv.html" text:style-name="Internet_20_link" text:visited-style-name="Visited_20_Internet_20_Link">
https://www.ukrinform.ua/rubric-ato/3698507-rosiani-dvici-za-den-obstrilali-ocakiv-iz-rszv.html</text:a>
</text:p>
      <!--NEWS-->
      <text:h text:style-name="P10" text:outline-level="1">
<text:span text:style-name="T4">
Swede and Stepanenko returned to Shakhtar's general group</text:span>
</text:h>
      <text:p text:style-name="P4">
Authors: Ukrinform (Person)</text:p>
      <text:p text:style-name="P4">
Publisher: Укринформ (Organization)</text:p>
      <text:p text:style-name="P4">
Published Time: 2023-04-20T18:22:31+03:00</text:p>
      <text:p text:style-name="P4">
Modified Time: 2023-04-20T18:22:31+03:00</text:p>
      <text:p text:style-name="P4">
Description: Miners prepare for the match against Dynamo. - Ukrinform.</text:p>
      <text:p text:style-name="P4">
Images: ["<text:a xlink:type="simple" xlink:href="https://static.ukrinform.com/photos/2023_04/thumb_files/630_360_1682004023-377.jpg" text:style-name="Internet_20_link" text:visited-style-name="Visited_20_Internet_20_Link">
630_360_16820...</text:a>
"]</text:p>
      <text:p text:style-name="P4">
Tags: ['Степаненко', 'Шахтар', "Мар'ян Швед"]</text:p>
      <text:p text:style-name="P4">
Type: Article</text:p>
      <!--METADATA-->
      <text:p text:style-name="P4">
<draw:frame draw:style-name="fr1" draw:name="Image146" text:anchor-type="as-char" svg:width="6.9236in" svg:height="3.956343in" draw:z-index="0">
<draw:image xlink:href="../Images/yкринформ/2023-04-20T18-22-31-03-00/630_360_1682004023-377.jpg" xlink:type="simple" xlink:show="embed" xlink:actuate="onLoad" draw:mime-type="image/jpeg"/>
</draw:frame>
Miners prepare for the match against Dynamo.</text:p>
      <text:p text:style-name="P4">
Shakhtar Donetsk continues to prepare for the 22nd round of UPL, in which he will play with Dynamo, <text:a xlink:type="simple" xlink:href="https://shakhtar.com/uk-ua/news/2023/april/20_news/20_training-session/" text:style-name="Internet_20_link" text:visited-style-name="Visited_20_Internet_20_Link">
</text:a>
Miners' press service, Ukrinform reports.</text:p>
      <text:p text:style-name="P4">
Two Ukrainian midfielders have returned to the general group of Miners. Taras Stepanenko, and Wnger Marian Schwed, have a few days with the team.</text:p>
      <text:p text:style-name="P4">
We will remind, the Swede was injured in September in a control match with the Polish club "Radomyak". Since then, he has been treated and engaged in outside the main group. It is known that the Swedish Pubalgia has chronic groin damage, as a result of the player underwent surgery.</text:p>
      <text:p text:style-name="P4">
Marian Sweden has nine matches in which he scored a three -naked one as a single assistant.</text:p>
      <text:p text:style-name="P4">
Stepanenko spent 28 matches per miner in all the season tournaments. On the enthusiasm there is one goal and two assistants.</text:p>
      <text:p text:style-name="P4">
<text:span text:style-name="T4">
 Read also: </text:span>
 <text:a xlink:type="simple" xlink:href="https://www.ukrinform.ua/rubric-sports/3696674-upl-sahtar-zdolav-lviv.html" text:style-name="Internet_20_link" text:visited-style-name="Visited_20_Internet_20_Link">
<text:span text:style-name="T4">
 Shakhtar </text:span>
</text:a>
</text:p>
      <text:p text:style-name="P4">
Як повідомляв Укрінформ, команда Ігоря Йовічевіча зіграє з «Динамо» у суботу,22 квітня.</text:p>
      <text:p text:style-name="P4">
Фото: shakhtar.com</text:p>
      <text:p text:style-name="P4">
News Source: <text:a xlink:type="simple" xlink:href="https://www.ukrinform.ua/rubric-sports/3698510-sved-i-stepanenko-povernulisa-do-zagalnoi-grupi-sahtara.html" text:style-name="Internet_20_link" text:visited-style-name="Visited_20_Internet_20_Link">
https://www.ukrinform.ua/rubric-sports/3698510-sved-i-stepanenko-povernulisa-do-zagalnoi-grupi-sahtara.html</text:a>
</text:p>
      <!--NEWS-->
      <text:h text:style-name="P10" text:outline-level="1">
<text:span text:style-name="T4">
Israel stops the urgent immigration of Jews from Russia and Belarus</text:span>
</text:h>
      <text:p text:style-name="P4">
Authors: Ukrinform (Person)</text:p>
      <text:p text:style-name="P4">
Publisher: Укринформ (Organization)</text:p>
      <text:p text:style-name="P4">
Published Time: 2023-04-20T18:25:23+03:00</text:p>
      <text:p text:style-name="P4">
Modified Time: 2023-04-20T18:25:23+03:00</text:p>
      <text:p text:style-name="P4">
Description: The Aliay Ministry and Integration of Israel decided to cancel urgent immigration services for future Olums from Russia and Belarus in connection with the beginning of a full -scale invasion of the Russian Federation into Ukraine last year. - Ukrinform.</text:p>
      <text:p text:style-name="P4">
Images: ["<text:a xlink:type="simple" xlink:href="https://static.ukrinform.com/photos/2023_04/thumb_files/630_360_1682004119-945.png" text:style-name="Internet_20_link" text:visited-style-name="Visited_20_Internet_20_Link">
630_360_16820...</text:a>
"]</text:p>
      <text:p text:style-name="P4">
Tags: ['білорусь', 'Ізраїль', 'росія', 'Євреї']</text:p>
      <text:p text:style-name="P4">
Type: Article</text:p>
      <!--METADATA-->
      <text:p text:style-name="P4">
<draw:frame draw:style-name="fr1" draw:name="Image147" text:anchor-type="as-char" svg:width="6.9236in" svg:height="3.956343in" draw:z-index="0">
<draw:image xlink:href="../Images/yкринформ/2023-04-20T18-25-23-03-00/630_360_1682004119-945.png" xlink:type="simple" xlink:show="embed" xlink:actuate="onLoad" draw:mime-type="image/png"/>
</draw:frame>
Alia's Ministry of Alia has decided to abolish terminal immigration services for future Olums from Russia and Belarus in connection with a full -scale invasion of the Russian Federation into Ukraine last year.</text:p>
      <text:p text:style-name="P4">
As Ukrinform reports, it reports <text:a xlink:type="simple" xlink:href="http://www.jpost.com/aliyah/article-739773" text:style-name="Internet_20_link" text:visited-style-name="Visited_20_Internet_20_Link">
</text:a>
.</text:p>
      <text:p text:style-name="P4">
This service offered future Olyns or Imigrants Jews, without visiting all the necessary ministries and institutions in one place in Israel, with a more expectation of visa and citizenship to stay in the country.</text:p>
      <text:p text:style-name="P4">
Such immigration services, which were originally offered for Olums of Zavkraine, were later introduced for persons from Russia and Belarus.</text:p>
      <text:p text:style-name="P4">
<text:span text:style-name="T4">
 Read also: </text:span>
 <text:a xlink:type="simple" xlink:href="https://www.ukrinform.ua/rubric-regions/3691009-na-zakarpatti-zatrimali-rosijskogo-agentaantisemita-zaklikav-do-znisenna-evreiv.html" text:style-name="Internet_20_link" text:visited-style-name="Visited_20_Internet_20_Link">
<text:span text:style-name="T4">
 Jews </text:span>
</text:a>
The ministry added that now, as before the beginning of the Russo-Ukrainian War, there will be no services for immigrants from the Russian Federation and Belarus "Express Alia" abroad of TAV <text:a xlink:type="simple" xlink:href="https://www.ukrinform.ua/tag-izrail" text:style-name="Internet_20_link" text:visited-style-name="Visited_20_Internet_20_Link">
</text:a>
. The potential Ohlene will have to meet with the consul at the consulates of their countries, which can lead to the length of waiting for up to half a year or more.</text:p>
      <text:p text:style-name="P4">
According to the Ministry, the change of immigration service has taken place because the number of those entitled to Alia and arrives in Israel without visas, "sharply".</text:p>
      <text:p text:style-name="P4">
At the same time, persons entitled to Alia from Ukraine will still be able to maintain service in Israel.</text:p>
      <text:p text:style-name="P4">
“In the light of the war in Ukraine: potential oarts from Ukraine and special humanitarian cases of those arriving from Russia will receive service with OSS(The service of "One Window Service" - Ed.)As it was still, ”the message reads.</text:p>
      <text:p text:style-name="P4">
<text:span text:style-name="T4">
 Read also: </text:span>
 <text:a xlink:type="simple" xlink:href="https://www.ukrinform.ua/rubric-world/3685641-izrail-znav-zaboronu-na-povernenna-evreiv-do-poselen-na-zahidnomu-berezi-ricki-jordan.html" text:style-name="Internet_20_link" text:visited-style-name="Visited_20_Internet_20_Link">
<text:span text:style-name="T4">
 Jews </text:span>
</text:a>
As reported by Ukrinform, Israel continued the humanitarian aid to Ukrainian bugs who have been forced to leave Ukraine as a result of a full -scale Russian aggression.</text:p>
      <text:p text:style-name="P4">
<text:span text:style-name="T5">
Foto: moshe shai/flash90</text:span>
</text:p>
      <text:p text:style-name="P4">
News Source: <text:a xlink:type="simple" xlink:href="https://www.ukrinform.ua/rubric-world/3698511-izrail-pripinae-terminovu-immigraciu-evreiv-z-rosii-ta-bilorusi.html" text:style-name="Internet_20_link" text:visited-style-name="Visited_20_Internet_20_Link">
https://www.ukrinform.ua/rubric-world/3698511-izrail-pripinae-terminovu-immigraciu-evreiv-z-rosii-ta-bilorusi.html</text:a>
</text:p>
      <!--NEWS-->
      <text:h text:style-name="P10" text:outline-level="1">
<text:span text:style-name="T4">
The court decision in Hague on Naftogaz will become a precedent for other companies - Galushchenko</text:span>
</text:h>
      <text:p text:style-name="P4">
Authors: Ukrinform (Person)</text:p>
      <text:p text:style-name="P4">
Publisher: Укринформ (Organization)</text:p>
      <text:p text:style-name="P4">
Published Time: 2023-04-20T18:30:20+03:00</text:p>
      <text:p text:style-name="P4">
Modified Time: 2023-04-20T18:30:20+03:00</text:p>
      <text:p text:style-name="P4">
Description: The decision of the Court in the Hague, which obliges the Russian Federation to pay Naftogaz of Ukraine "compensation for the property lost in the Crimea, can be a precedent before the same decisions are made by other companies. - Ukrinform.</text:p>
      <text:p text:style-name="P4">
Images: ["<text:a xlink:type="simple" xlink:href="https://static.ukrinform.com/photos/2023_02/thumb_files/630_360_1675701846-189.jpeg" text:style-name="Internet_20_link" text:visited-style-name="Visited_20_Internet_20_Link">
630_360_16757...</text:a>
"]</text:p>
      <text:p text:style-name="P4">
Tags: ['Нафтогаз', 'Суд', 'Галущенко', 'Єдині новини']</text:p>
      <text:p text:style-name="P4">
Type: Article</text:p>
      <!--METADATA-->
      <text:p text:style-name="P4">
<draw:frame draw:style-name="fr1" draw:name="Image148" text:anchor-type="as-char" svg:width="6.9236in" svg:height="3.956343in" draw:z-index="0">
<draw:image xlink:href="../Images/yкринформ/2023-04-20T18-30-20-03-00/630_360_1675701846-189.jpeg" xlink:type="simple" xlink:show="embed" xlink:actuate="onLoad" draw:mime-type="image/jpeg"/>
</draw:frame>
The decision of the Hague in the Hague, which obliges the Russian Federation to pay NJSC NaftogazUkraine, compensation for the property lost in the Crimea can be a precedent of the same decisions on other companies.</text:p>
      <text:p text:style-name="P4">
According to Ukrinform, the Minister of Energy Herman Galushchenko stated this during the "Uniform news".</text:p>
      <text:p text:style-name="P4">
“Today, many Ukrainian power companies are suing <text:a xlink:type="simple" xlink:href="https://www.ukrinform.ua/tag-rosia" text:style-name="Internet_20_link" text:visited-style-name="Visited_20_Internet_20_Link">
</text:a>
for their assets. In particular, Energoatom, Ukrenergo, DTEK. Naftogaz Case became the first swallow, a precedent, when he tried that the Russians simply took away the property of our company. And I am sure that we will get a number of similar arbitration decisions, ”Galushchenko said.</text:p>
      <text:p text:style-name="P4">
According to him, this mechanism will allow other companies to start judicial law against the Russian Federation. In particular, many state -owned and private companies have already been used.</text:p>
      <text:p text:style-name="P4">
<text:span text:style-name="T4">
 Read also: </text:span>
 <text:a xlink:type="simple" xlink:href="https://www.ukrinform.ua/rubric-economy/3694959-v-ukraini-direktora-biloruskoi-naftogazovoi-kompanii-vikrili-u-nesplati-60-miljoniv-podatkiv.html" text:style-name="Internet_20_link" text:visited-style-name="Visited_20_Internet_20_Link">
<text:span text:style-name="T4">
 Naftogaz </text:span>
</text:a>
As it was reported, the Russian Federation <text:a xlink:type="simple" xlink:href="https://www.ukrinform.ua/rubric-crimea/3695306-sud-u-gaazi-zobovazav-rosiu-splatiti-5-milardiv-kompensacii-za-zbitki-naftogazu-v-krimu.html" text:style-name="Internet_20_link" text:visited-style-name="Visited_20_Internet_20_Link">
</text:a>
$ 5 billion. For losses, assets of assets of companies of the Naftogaz group in Crimea in 2014.</text:p>
      <text:p text:style-name="P4">
<text:span text:style-name="T5">
Foto: Ministry of Energy</text:span>
</text:p>
      <text:p text:style-name="P4">
News Source: <text:a xlink:type="simple" xlink:href="https://www.ukrinform.ua/rubric-economy/3698512-risenna-sudu-v-gaazi-za-spravou-naftogazu-stane-precedentom-dla-insih-kompanij-galusenko.html" text:style-name="Internet_20_link" text:visited-style-name="Visited_20_Internet_20_Link">
https://www.ukrinform.ua/rubric-economy/3698512-risenna-sudu-v-gaazi-za-spravou-naftogazu-stane-precedentom-dla-insih-kompanij-galusenko.html</text:a>
</text:p>
      <!--NEWS-->
      <text:h text:style-name="P10" text:outline-level="1">
<text:span text:style-name="T4">
In Zaporozhye, a couple was killed through enemy artob.</text:span>
</text:h>
      <text:p text:style-name="P4">
Authors: Ukrinform (Person)</text:p>
      <text:p text:style-name="P4">
Publisher: Укринформ (Organization)</text:p>
      <text:p text:style-name="P4">
Published Time: 2023-04-20T18:40:00+03:00</text:p>
      <text:p text:style-name="P4">
Modified Time: 2023-04-20T18:40:00+03:00</text:p>
      <text:p text:style-name="P4">
Description: The enemy shelling in the Zaporozhye region killed the couple and another woman was injured. - Ukrinform.</text:p>
      <text:p text:style-name="P4">
Images: ["<text:a xlink:type="simple" xlink:href="https://static.ukrinform.com/photos/2023_04/thumb_files/630_360_1682008772-571.jpg" text:style-name="Internet_20_link" text:visited-style-name="Visited_20_Internet_20_Link">
630_360_16820...</text:a>
"]</text:p>
      <text:p text:style-name="P4">
Tags: ['Обстріл', 'Поранені', 'Запоріжжя', 'Війна з росією']</text:p>
      <text:p text:style-name="P4">
Type: Article</text:p>
      <!--METADATA-->
      <text:p text:style-name="P4">
<draw:frame draw:style-name="fr1" draw:name="Image149" text:anchor-type="as-char" svg:width="6.9236in" svg:height="3.956343in" draw:z-index="0">
<draw:image xlink:href="../Images/yкринформ/2023-04-20T18-40-00-03-00/630_360_1682008772-571.jpg" xlink:type="simple" xlink:show="embed" xlink:actuate="onLoad" draw:mime-type="image/jpeg"/>
</draw:frame>
As a result of the expensive shelling in the Zaporizhzhya region, the couple was killed and another woman accident.</text:p>
      <text:p text:style-name="P4">
About it in <text:a xlink:type="simple" xlink:href="https://t.me/zoda_gov_ua/18358" text:style-name="Internet_20_link" text:visited-style-name="Visited_20_Internet_20_Link">
</text:a>
The head of Zaporizhzhya Ovayuri Malashko reports, Ukrinform reports.</text:p>
      <text:p text:style-name="P4">
"The Russian projectile took away the life of the family in a small Tokmachka: a 54-year-old man and65-year-old woman died in her own yard," Malashko wrote.</text:p>
      <text:p text:style-name="P4">
According to him, the time of artillery <text:a xlink:type="simple" xlink:href="https://www.ukrinform.ua/tag-obstril" text:style-name="Internet_20_link" text:visited-style-name="Visited_20_Internet_20_Link">
</text:a>
Kamyansky injured a 62-year-old woman who returned home with zawn bread for herself and her neighbors. It is noted that the evacuation group has taken it to a medical institution, where all necessary assistance is provided.</text:p>
      <text:p text:style-name="P4">
<text:span text:style-name="T4">
 Read also: </text:span>
 <text:a xlink:type="simple" xlink:href="https://www.ukrinform.ua/rubric-ato/3698507-rosiani-dvici-za-den-obstrilali-ocakiv-iz-rszv.html" text:style-name="Internet_20_link" text:visited-style-name="Visited_20_Internet_20_Link">
<text:span text:style-name="T4">
 firing </text:span>
</text:a>
Earlier it was reported that during the day the enemy made 86 beats of 13 inhabited plants from different types of weapons. 20 new destruction has been recorded.</text:p>
      <text:p text:style-name="P4">
<text:span text:style-name="T5">
Foto: Office of Prosecutor General</text:span>
</text:p>
      <text:p text:style-name="P4">
News Source: <text:a xlink:type="simple" xlink:href="https://www.ukrinform.ua/rubric-ato/3698516-na-zaporizzi-cerez-vorozij-artobstril-zaginulo-podruzza.html" text:style-name="Internet_20_link" text:visited-style-name="Visited_20_Internet_20_Link">
https://www.ukrinform.ua/rubric-ato/3698516-na-zaporizzi-cerez-vorozij-artobstril-zaginulo-podruzza.html</text:a>
</text:p>
      <!--NEWS-->
      <text:h text:style-name="P10" text:outline-level="1">
<text:span text:style-name="T4">
The Recovery Agency has launched an emergency repair of the road from Kharkiv to Vovchansk</text:span>
</text:h>
      <text:p text:style-name="P4">
Authors: Ukrinform (Person)</text:p>
      <text:p text:style-name="P4">
Publisher: Укринформ (Organization)</text:p>
      <text:p text:style-name="P4">
Published Time: 2023-04-20T18:40:20+03:00</text:p>
      <text:p text:style-name="P4">
Modified Time: 2023-04-20T18:40:20+03:00</text:p>
      <text:p text:style-name="P4">
Description: The State Agency for Recovery and Development of Infrastructure has launched an emergency repair of the Kharkiv - Vovchansk - CPP Chugunivka Road to the liberated city of Vovchansk in Kharkiv region. - Ukrinform.</text:p>
      <text:p text:style-name="P4">
Images: ["<text:a xlink:type="simple" xlink:href="https://static.ukrinform.com/photos/2023_04/thumb_files/630_360_1682004888-963.jpg" text:style-name="Internet_20_link" text:visited-style-name="Visited_20_Internet_20_Link">
630_360_16820...</text:a>
", "<text:a xlink:type="simple" xlink:href="https://static.ukrinform.com/photos/2023_04/1682004888-820.jpg" text:style-name="Internet_20_link" text:visited-style-name="Visited_20_Internet_20_Link">
1682004888-82...</text:a>
", "<text:a xlink:type="simple" xlink:href="https://static.ukrinform.com/photos/2023_04/1682004888-692.jpg" text:style-name="Internet_20_link" text:visited-style-name="Visited_20_Internet_20_Link">
1682004888-69...</text:a>
", "<text:a xlink:type="simple" xlink:href="https://static.ukrinform.com/photos/2023_04/1682004889-279.jpg" text:style-name="Internet_20_link" text:visited-style-name="Visited_20_Internet_20_Link">
1682004889-27...</text:a>
"]</text:p>
      <text:p text:style-name="P4">
Tags: ['Дороги', 'Харківщина', 'Відбудова']</text:p>
      <text:p text:style-name="P4">
Type: Article</text:p>
      <!--METADATA-->
      <text:p text:style-name="P4">
<draw:frame draw:style-name="fr1" draw:name="Image150" text:anchor-type="as-char" svg:width="6.9236in" svg:height="3.956343in" draw:z-index="0">
<draw:image xlink:href="../Images/yкринформ/2023-04-20T18-40-20-03-00/630_360_1682004888-963.jpg" xlink:type="simple" xlink:show="embed" xlink:actuate="onLoad" draw:mime-type="image/jpeg"/>
</draw:frame>
The State Agency for Infrastructure Recovery and Development has launched an emergency repair of Kharkiv - Vovchansk - CPP Chugunivka to the liberated city of Vovchansk Nakarkivshchyna.</text:p>
      <text:p text:style-name="P4">
About it reports Ukrinform with reference to the press service of the department in <text:a xlink:type="simple" xlink:href="https://www.facebook.com/agency.for.restoration/posts/pfbid0cgznXAhL6iF8mSuTEcieVCARQiLwFQhYoaFUoTAEhSxmnBBsoVgDUDzbAN565kiZl" text:style-name="Internet_20_link" text:visited-style-name="Visited_20_Internet_20_Link">
</text:a>
.</text:p>
      <text:p text:style-name="P4">
«Проводимо аварійний ремонт дороги Т-21-04 Харків – Вовчанськ – КПП Чугунівкадо звільненого Вовчанська на Харківщині. Місто регулярно обстрілює ворог,напередодні росіяни завдали авіаудару по центру. Якісне сполучення з Харковомнадважливе для порятунку поранених, доїзду рятувальників та гуманітарнихконвоїв», - ідеться в повідомленні.</text:p>
      <text:p text:style-name="P4">
<text:span text:style-name="T4">
Читайте також:</text:span>
 <text:a xlink:type="simple" xlink:href="https://www.ukrinform.ua/rubric-regions/3698217-zagarbniki-obstrilali-tri-prikordonni-rajoni-harkivsini.html" text:style-name="Internet_20_link" text:visited-style-name="Visited_20_Internet_20_Link">
 </text:a>
</text:p>
      <text:p text:style-name="P4">
<draw:frame draw:style-name="fr1" draw:name="Image151" text:anchor-type="as-char" svg:width="6.9236in" svg:height="4.615733in" draw:z-index="0">
<draw:image xlink:href="../Images/yкринформ/2023-04-20T18-40-20-03-00/1682004888-820.jpg" xlink:type="simple" xlink:show="embed" xlink:actuate="onLoad" draw:mime-type="image/jpeg"/>
</draw:frame>
The agency said that 60 kilometers of the road to Vovchansk, which was bursting as a result of hostilities, road users have been repaired from last year. Some sections of the road have significant damage that drivers are forced to bypass, pose themselves to mine danger.</text:p>
      <text:p text:style-name="P4">
<text:span text:style-name="T4">
 Read also: </text:span>
 <text:a xlink:type="simple" xlink:href="https://www.ukrinform.ua/rubric-vidbudova/3698349-hersonsina-akim-bude-region-pisla-povnoi-jogo-deokupacii.html" text:style-name="Internet_20_link" text:visited-style-name="Visited_20_Internet_20_Link">
</text:a>
</text:p>
      <text:p text:style-name="P4">
<draw:frame draw:style-name="fr1" draw:name="Image152" text:anchor-type="as-char" svg:width="6.9236in" svg:height="4.615733in" draw:z-index="0">
<draw:image xlink:href="../Images/yкринформ/2023-04-20T18-40-20-03-00/1682004888-692.jpg" xlink:type="simple" xlink:show="embed" xlink:actuate="onLoad" draw:mime-type="image/jpeg"/>
</draw:frame>
<draw:frame draw:style-name="fr1" draw:name="Image153" text:anchor-type="as-char" svg:width="6.9236in" svg:height="4.615733in" draw:z-index="0">
<draw:image xlink:href="../Images/yкринформ/2023-04-20T18-40-20-03-00/1682004889-279.jpg" xlink:type="simple" xlink:show="embed" xlink:actuate="onLoad" draw:mime-type="image/jpeg"/>
</draw:frame>
It was reported that as a result of hostilities, 25.1 thousand kilometers have been destroyed or damaged as a result of hostilities <text:a xlink:type="simple" xlink:href="https://www.ukrinform.ua/tag-dorogi" text:style-name="Internet_20_link" text:visited-style-name="Visited_20_Internet_20_Link">
</text:a>
 , з них 8,8 тис.кілометрів державних автошляхів.</text:p>
      <text:p text:style-name="P4">
News Source: <text:a xlink:type="simple" xlink:href="https://www.ukrinform.ua/rubric-vidbudova/3698517-agentstvo-vidnovlenna-rozpocalo-avarijnij-remont-dorogi-z-harkova-do-vovcanska.html" text:style-name="Internet_20_link" text:visited-style-name="Visited_20_Internet_20_Link">
https://www.ukrinform.ua/rubric-vidbudova/3698517-agentstvo-vidnovlenna-rozpocalo-avarijnij-remont-dorogi-z-harkova-do-vovcanska.html</text:a>
</text:p>
      <!--NEWS-->
      <text:h text:style-name="P10" text:outline-level="1">
<text:span text:style-name="T4">
Naftogaz fulfilled the obligation for Ukraine to receive a recent IMF program - Chernyshov</text:span>
</text:h>
      <text:p text:style-name="P4">
Authors: Ukrinform (Person)</text:p>
      <text:p text:style-name="P4">
Publisher: Укринформ (Organization)</text:p>
      <text:p text:style-name="P4">
Published Time: 2023-04-20T18:49:00+03:00</text:p>
      <text:p text:style-name="P4">
Modified Time: 2023-04-20T18:49:00+03:00</text:p>
      <text:p text:style-name="P4">
Description: Naftogaz has fulfilled its part of the obligations for Ukraine to receive a recent program of the International Monetary Fund (IMF). - Ukrinform.</text:p>
      <text:p text:style-name="P4">
Images: ["<text:a xlink:type="simple" xlink:href="https://static.ukrinform.com/photos/2020_01/thumb_files/630_360_1578575518-950.jpg" text:style-name="Internet_20_link" text:visited-style-name="Visited_20_Internet_20_Link">
630_360_15785...</text:a>
"]</text:p>
      <text:p text:style-name="P4">
Tags: ['МВФ', 'Нафтогаз', 'Чернишов']</text:p>
      <text:p text:style-name="P4">
Type: Article</text:p>
      <!--METADATA-->
      <text:p text:style-name="P4">
<draw:frame draw:style-name="fr1" draw:name="Image154" text:anchor-type="as-char" svg:width="6.9236in" svg:height="3.956343in" draw:z-index="0">
<draw:image xlink:href="../Images/yкринформ/2023-04-20T18-49-00-03-00/630_360_1578575518-950.jpg" xlink:type="simple" xlink:show="embed" xlink:actuate="onLoad" draw:mime-type="image/jpeg"/>
</draw:frame>
Naftogaz has fulfilled its part of the obligations for Ukraine to receive a recent program of the International Monetary Fund(МВФ).</text:p>
      <text:p text:style-name="P4">
На цьому наголосив очільник Нафтогазу Олексій Чернишов на зустрічі з головоюмісії Міжнародного валютного фонду в Україні Гевіном Греєм, повідомляєУкрінформ із посиланням на <text:a xlink:type="simple" xlink:href="http://www.naftogaz.com/news/naftogaz-fulfills-obligations-program-imf" text:style-name="Internet_20_link" text:visited-style-name="Visited_20_Internet_20_Link">
 </text:a>
.</text:p>
      <text:p text:style-name="P4">
The meeting was also attended by the deputy chairman of Mission Nathan Epstein Tastein, the Chairman of the European IMF Department, UMA Ramakrishnan.</text:p>
      <text:p text:style-name="P4">
“Cooperation with <text:a xlink:type="simple" xlink:href="https://www.ukrinform.ua/tag-mvf" text:style-name="Internet_20_link" text:visited-style-name="Visited_20_Internet_20_Link">
</text:a>
- crucial for a stable state during the war. The very fact of having a program is a signal for a civilized world that the country is moving in the right direction. &lt;...&gt;
 Naftogaz has fulfilled its part of the conditions for our state to receive a recent IMF program. We are demonstrating - we are a reliable partner, ”Chernyshov said.</text:p>
      <text:p text:style-name="P4">
He assured that the company would continue to fulfill the conditions of the approved credit.</text:p>
      <text:p text:style-name="P4">
Representatives of the International Monetary Fund confirmed that all the conditions for Ukraine to maintain expanded financial assistance concerning Naftogaz, the group of companies fulfilled in full.</text:p>
      <text:p text:style-name="P4">
The parties also agreed on the implementation of the conditions of the IMF program for the steady allocation of funds behind it, added to Naftogaz.</text:p>
      <text:p text:style-name="P4">
<text:span text:style-name="T4">
 Read also: </text:span>
 <text:a xlink:type="simple" xlink:href="https://www.ukrinform.ua/rubric-economy/3695958-ukraina-rozrahovue-cogoric-otrimati-vid-mvf-ise-dva-transi-na-18-milarda.html" text:style-name="Internet_20_link" text:visited-style-name="Visited_20_Internet_20_Link">
<text:span text:style-name="T4">
 IMF </text:span>
</text:a>
At the end of March it was reported that the IMF Executive Council approved a four -year financing packet for Ukraine worth $ 15.6 billion to help the countries of the country's urgent financial needs against the background of a continuing war.</text:p>
      <text:p text:style-name="P4">
In total this year, Ukraine is able to get three tranche from the IMF for a total of 3.3 billion SDZ(4.5 billion dollars.).</text:p>
      <text:p text:style-name="P4">
News Source: <text:a xlink:type="simple" xlink:href="https://www.ukrinform.ua/rubric-economy/3698520-naftogaz-vikonav-zobovazanna-za-novou-programou-mvf-cernisov.html" text:style-name="Internet_20_link" text:visited-style-name="Visited_20_Internet_20_Link">
https://www.ukrinform.ua/rubric-economy/3698520-naftogaz-vikonav-zobovazanna-za-novou-programou-mvf-cernisov.html</text:a>
</text:p>
      <!--NEWS-->
      <text:h text:style-name="P10" text:outline-level="1">
<text:span text:style-name="T4">
Zelensky discussed the situation at the front and thanked for military assistance</text:span>
</text:h>
      <text:p text:style-name="P4">
Authors: Ukrinform (Person)</text:p>
      <text:p text:style-name="P4">
Publisher: Укринформ (Organization)</text:p>
      <text:p text:style-name="P4">
Published Time: 2023-04-20T18:49:46+03:00</text:p>
      <text:p text:style-name="P4">
Modified Time: 2023-04-20T18:49:46+03:00</text:p>
      <text:p text:style-name="P4">
Description: President Volodymyr Zelensky thanked the Prime Minister of the Netherlands Mark Rutte for the Patriot system transferred and the decision to provide 14 Leopard tanks with Denmark.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Нідерланди', 'Рютте', 'Зеленський', 'Війна з росією']</text:p>
      <text:p text:style-name="P4">
Type: Article</text:p>
      <!--METADATA-->
      <text:p text:style-name="P4">
<draw:frame draw:style-name="fr1" draw:name="Image155" text:anchor-type="as-char" svg:width="6.9236in" svg:height="3.956343in" draw:z-index="0">
<draw:image xlink:href="../Images/yкринформ/2023-04-20T18-49-46-03-00/630_360_1655321433-213.jpeg" xlink:type="simple" xlink:show="embed" xlink:actuate="onLoad" draw:mime-type="image/jpeg"/>
</draw:frame>
The Presidential Divine Zelensky thanked the Prime Minister of the Netherlands Mark Rutte with a Patriot system and a decision with Denmia to provide 14 Leopard tanks.</text:p>
      <text:p text:style-name="P4">
The head of the Ukrainian state wrote about it in <text:a xlink:type="simple" xlink:href="http://twitter.com/ZelenskyyUa/status/1649070922698039298" text:style-name="Internet_20_link" text:visited-style-name="Visited_20_Internet_20_Link">
</text:a>
, reports Ukrinform.</text:p>
      <text:p text:style-name="P4">
"Mark Rutte's fruitful conversation. The situation was discussed at the front. I thanked the Patriot system and the decision with Denmark to provide 14leopard 2. and for the allocation reference aggressor, " - wrote <text:a xlink:type="simple" xlink:href="https://www.ukrinform.ua/tag-prezident" text:style-name="Internet_20_link" text:visited-style-name="Visited_20_Internet_20_Link">
</text:a>
.</text:p>
      <text:p text:style-name="P4">
<text:span text:style-name="T4">
 Read also: </text:span>
 <text:a xlink:type="simple" xlink:href="https://www.ukrinform.ua/rubric-polytics/3672472-glava-mzs-niderlandiv-ne-mozna-vtomluvatisa-vid-vijni-treba-dopomagati-ukraini.html" text:style-name="Internet_20_link" text:visited-style-name="Visited_20_Internet_20_Link">
</text:a>
It was reported that the Netherlands and Denmark will transfer 14 Leopard 2A4 -German tanks to Ukraine.</text:p>
      <text:p text:style-name="P4">
News Source: <text:a xlink:type="simple" xlink:href="https://www.ukrinform.ua/rubric-polytics/3698521-zelenskij-obgovoriv-z-rutte-situaciu-na-fronti-ta-podakuvav-za-vijskovu-dopomogu.html" text:style-name="Internet_20_link" text:visited-style-name="Visited_20_Internet_20_Link">
https://www.ukrinform.ua/rubric-polytics/3698521-zelenskij-obgovoriv-z-rutte-situaciu-na-fronti-ta-podakuvav-za-vijskovu-dopomogu.html</text:a>
</text:p>
      <!--NEWS-->
      <text:h text:style-name="P10" text:outline-level="1">
<text:span text:style-name="T4">
Ukraine has joined the EU Civil Protection System</text:span>
</text:h>
      <text:p text:style-name="P4">
Authors: Ukrinform (Person)</text:p>
      <text:p text:style-name="P4">
Publisher: Укринформ (Organization)</text:p>
      <text:p text:style-name="P4">
Published Time: 2023-04-20T18:56:01+03:00</text:p>
      <text:p text:style-name="P4">
Modified Time: 2023-04-20T18:56:01+03:00</text:p>
      <text:p text:style-name="P4">
Description: Within the framework of the International Summit of Cities and Regions, a ceremony of signing an agreement on Ukraine's accession to the Civil Protection Mechanism of the European Union was held. - Ukrinform.</text:p>
      <text:p text:style-name="P4">
Images: ["<text:a xlink:type="simple" xlink:href="https://static.ukrinform.com/photos/2018_04/thumb_files/630_360_1524156792-5911.jpg" text:style-name="Internet_20_link" text:visited-style-name="Visited_20_Internet_20_Link">
630_360_15241...</text:a>
"]</text:p>
      <text:p text:style-name="P4">
Tags: ['Євросоюз', 'Клименко', 'Цивільний захист', 'Стефанішина']</text:p>
      <text:p text:style-name="P4">
Type: Article</text:p>
      <!--METADATA-->
      <text:p text:style-name="P4">
<draw:frame draw:style-name="fr1" draw:name="Image156" text:anchor-type="as-char" svg:width="6.9236in" svg:height="3.956343in" draw:z-index="0">
<draw:image xlink:href="../Images/yкринформ/2023-04-20T18-56-01-03-00/630_360_1524156792-5911.jpg" xlink:type="simple" xlink:show="embed" xlink:actuate="onLoad" draw:mime-type="image/jpeg"/>
</draw:frame>
 У межахМіжнародного саміту міст і регіонів відбулася церемонія підписання угоди провступ України в систему Механізму цивільного захисту Європейського Союзу.</text:p>
      <text:p text:style-name="P4">
Підписи під документом поставили міністр внутрішніх справ України ІгорКлименко та комісар ЄС із питань гуманітарної допомоги та управління кризовимиявищами Янез Ленарчич, а засвідчила підписання віцепрем'єр-міністр з питаньєвропейської та євроатлантичної інтеграції Ольга Стефанішина, передаєкореспондент Укрінформу.</text:p>
      <text:p text:style-name="P4">
Механізм цивільного захисту <text:a xlink:type="simple" xlink:href="https://www.ukrinform.ua/tag-evrosouz" text:style-name="Internet_20_link" text:visited-style-name="Visited_20_Internet_20_Link">
 </text:a>
-The world's largest system of providing international coordinated operational assistance in emergencies. It includes a variety of resources and assistance from 28 member states and a number of EU-made candidates.</text:p>
      <text:p text:style-name="P4">
<text:span text:style-name="T4">
 Read also: </text:span>
 <text:a xlink:type="simple" xlink:href="https://www.ukrinform.ua/rubric-economy/3698156-u-es-mae-buti-spilnij-pidhid-do-pitanna-prodovolcogo-importu-z-ukraini-evrokomisia.html" text:style-name="Internet_20_link" text:visited-style-name="Visited_20_Internet_20_Link">
</text:a>
From the beginning of a full -scale invasion within the limits of the civil protection mechanism, Ukraine has received more than 70 thousand tons of assistance from EU countries - from food for mine equipment and special equipment.</text:p>
      <text:p text:style-name="P4">
The road card to officially become part of the system of the EU civil protection mechanism, Ukraine received in the fall of 2022. The document stated specific steps, which Kiev had to take before acquiring full membership of the assistant.</text:p>
      <text:p text:style-name="P4">
In addition, more than 10 agreements were concluded during the summit between new twin cities, memorandums of cooperation and mutual understanding, statements about intentions of cooperation, plans for further cooperation with a number of organizations of the Netherlands, Lithuania, Poland, the Czech Republic, the Czech Republic, France, and the USA were signed.</text:p>
      <text:p text:style-name="P4">
<text:span text:style-name="T4">
 Read also: </text:span>
 <text:a xlink:type="simple" xlink:href="https://www.ukrinform.ua/rubric-vidbudova/3698354-smigal-pro-samit-mist-i-regioniv-ocikuemo-na-pidpisanna-ugod-pro-patronat-nad-gromadami.html" text:style-name="Internet_20_link" text:visited-style-name="Visited_20_Internet_20_Link">
</text:a>
During the event, the Declaration of the International Summit of Cities and Regions was approved.The event was organized on the initiative and within the Congress of Local and Regional President of Ukraine.</text:p>
      <text:p text:style-name="P4">
News Source: <text:a xlink:type="simple" xlink:href="https://www.ukrinform.ua/rubric-society/3698523-ukraina-priednalasa-do-sistemi-civilnogo-zahistu-es.html" text:style-name="Internet_20_link" text:visited-style-name="Visited_20_Internet_20_Link">
https://www.ukrinform.ua/rubric-society/3698523-ukraina-priednalasa-do-sistemi-civilnogo-zahistu-es.html</text:a>
</text:p>
      <!--NEWS-->
      <text:h text:style-name="P10" text:outline-level="1">
<text:span text:style-name="T4">
Michael Schumacher's family will be tried with German media through fake interview</text:span>
</text:h>
      <text:p text:style-name="P4">
Authors: Ukrinform (Person)</text:p>
      <text:p text:style-name="P4">
Publisher: Укринформ (Organization)</text:p>
      <text:p text:style-name="P4">
Published Time: 2023-04-20T18:56:27+03:00</text:p>
      <text:p text:style-name="P4">
Modified Time: 2023-04-20T18:56:27+03:00</text:p>
      <text:p text:style-name="P4">
Description: He was generated by artificial intelligence. - Ukrinform.</text:p>
      <text:p text:style-name="P4">
Images: ["<text:a xlink:type="simple" xlink:href="https://static.ukrinform.com/photos/2023_04/thumb_files/630_360_1682005980-797.jpg" text:style-name="Internet_20_link" text:visited-style-name="Visited_20_Internet_20_Link">
630_360_16820...</text:a>
"]</text:p>
      <text:p text:style-name="P4">
Tags: ['Формула-1', 'Шумахер']</text:p>
      <text:p text:style-name="P4">
Type: Article</text:p>
      <!--METADATA-->
      <text:p text:style-name="P4">
<draw:frame draw:style-name="fr1" draw:name="Image157" text:anchor-type="as-char" svg:width="6.9236in" svg:height="3.956343in" draw:z-index="0">
<draw:image xlink:href="../Images/yкринформ/2023-04-20T18-56-27-03-00/630_360_1682005980-797.jpg" xlink:type="simple" xlink:show="embed" xlink:actuate="onLoad" draw:mime-type="image/jpeg"/>
</draw:frame>
He generated artificial intelligence.</text:p>
      <text:p text:style-name="P4">
The family of seven-time formula-1 Michael Schumacher will be suggested(https://www.reuters.com/sports/motor-sports/schumacher-family-planning-legal-action-over-ai-interview-2023-04-19/)Reuters, Ukrinform reports.</text:p>
      <text:p text:style-name="P4">
Schumacher finished his career in Formula 1 in 2012. Next year, the tragic skiing incident led to serious brain traffic in the random, which was forced to be introduced into the artificial committee.</text:p>
      <text:p text:style-name="P4">
Michael returned home in 2014. Since then, his family members have not been disclosed about the state of the former pilot.</text:p>
      <text:p text:style-name="P4">
However, Schumacher's privacy has not in recent years has not been prevented by Die Aktuelle. Edition <text:a xlink:type="simple" xlink:href="https://twitter.com/Sportico/status/1648768961146675230" text:style-name="Internet_20_link" text:visited-style-name="Visited_20_Internet_20_Link">
</text:a>
With the heading "Interview" with the no note "The tankedly plausible".</text:p>
      <text:p text:style-name="P4">
It turned out that Michael's "answers" was generated by artificial intelligence. They will have about the family and the current state of Schumacher.</text:p>
      <text:p text:style-name="P4">
“With my team, I can stand on my own and even slowly pass a few steps. My wife and children are a gift for me. Without them, I coped. Naturally, they feel sad because they have been extinguished, " - said in the so -called" interview ".</text:p>
      <text:p text:style-name="P4">
<text:span text:style-name="T4">
 Read also: </text:span>
 <text:a xlink:type="simple" xlink:href="https://www.ukrinform.ua/rubric-sports/3690520-formula1-ferstappen-vigrav-granpri-avstralii.html" text:style-name="Internet_20_link" text:visited-style-name="Visited_20_Internet_20_Link">
<text:span text:style-name="T4">
 formula </text:span>
</text:a>
As reported by Ukrinform, he won his last victory in Formula 1 in 2006.</text:p>
      <text:p text:style-name="P4">
Photo: Getty Image</text:p>
      <text:p text:style-name="P4">
News Source: <text:a xlink:type="simple" xlink:href="https://www.ukrinform.ua/rubric-sports/3698524-rodina-mihaela-sumahera-bude-suditis-z-nimeckim-media-cerez-fejkove-intervu.html" text:style-name="Internet_20_link" text:visited-style-name="Visited_20_Internet_20_Link">
https://www.ukrinform.ua/rubric-sports/3698524-rodina-mihaela-sumahera-bude-suditis-z-nimeckim-media-cerez-fejkove-intervu.html</text:a>
</text:p>
      <!--NEWS-->
      <text:h text:style-name="P10" text:outline-level="1">
<text:span text:style-name="T4">
From Crimea to Russia, four defendants of the Hizb-Sut-Taryr case were taken out</text:span>
</text:h>
      <text:p text:style-name="P4">
Authors: Ukrinform (Person)</text:p>
      <text:p text:style-name="P4">
Publisher: Укринформ (Organization)</text:p>
      <text:p text:style-name="P4">
Published Time: 2023-04-20T18:57:00+03:00</text:p>
      <text:p text:style-name="P4">
Modified Time: 2023-04-20T18:57:00+03:00</text:p>
      <text:p text:style-name="P4">
Description: The defendants of the case "Hizb-Sut-Tahrir"-a journalist "Crimean Solidarity" Vilen Temireanova, activists of Enver Krosh, Rinat Aliyev, Eden Bekirov-were stage from the escort from the temporarily occupied Crimea to Rostov-on-Don (Russia). - Ukrinform.</text:p>
      <text:p text:style-name="P4">
Images: ["<text:a xlink:type="simple" xlink:href="https://static.ukrinform.com/photos/2023_04/thumb_files/630_360_1682006135-681.jpeg" text:style-name="Internet_20_link" text:visited-style-name="Visited_20_Internet_20_Link">
630_360_16820...</text:a>
"]</text:p>
      <text:p text:style-name="P4">
Tags: ['Кримські татари', 'Окупація Криму', 'Справа Хізб ут-Тахрір', 'Війна з росією']</text:p>
      <text:p text:style-name="P4">
Type: Article</text:p>
      <!--METADATA-->
      <text:p text:style-name="P4">
<draw:frame draw:style-name="fr1" draw:name="Image158" text:anchor-type="as-char" svg:width="6.9236in" svg:height="3.956343in" draw:z-index="0">
<draw:image xlink:href="../Images/yкринформ/2023-04-20T18-57-00-03-00/630_360_1682006135-681.jpeg" xlink:type="simple" xlink:show="embed" xlink:actuate="onLoad" draw:mime-type="image/jpeg"/>
</draw:frame>
The persons of the Hizb-Sut-Tahrir case-the Crimean Solidarity journalist Vilen Temireanova, activists of Enver Krosh, Rinat Aliyev, Eden Bekirov-under the escort were stage from temporarily occupied Crimea to Rostov-on-Don(Russia).</text:p>
      <text:p text:style-name="P4">
Про це громадському об'єднанню « <text:a xlink:type="simple" xlink:href="https://crimean-solidarity.org/news/2023/04/20/zhurnalista-vilena-temeryanova-i-aktivista-envera-krosha-pod-konvoem-etapirovali-v-rostovnadonu-2553" text:style-name="Internet_20_link" text:visited-style-name="Visited_20_Internet_20_Link">
 </text:a>
»Informs the Lladruzhina Enver Krosh Aisha, reports Ukrinform.</text:p>
      <text:p text:style-name="P4">
“Our friends tried to pass the transfer to the Simferopol detention center, but they were being sent to the stage. It happened three days ago, ”Krosh explained.</text:p>
      <text:p text:style-name="P4">
It is noted that the FSB <text:a xlink:type="simple" xlink:href="https://www.ukrinform.ua/tag-krim" text:style-name="Internet_20_link" text:visited-style-name="Visited_20_Internet_20_Link">
</text:a>
transferred the materials of the Crimean activists to the prosecutor's office, which sent them to the Southern Surgeon Military Court in Rostov-on-Don.</text:p>
      <text:p text:style-name="P4">
Lawyer Emil Kurbedinov noted that it was an act of illegal violent commission.</text:p>
      <text:p text:style-name="P4">
“It is a link of a whole chain of violations of the rights and freedoms of Crimean Tatar activists who are persecuted for political and religious views and persuasions. We are challenged in the international instance of violence of the violence of our fellow citizens from the Crimean territory in the international instances, ”Kurbedinov added.</text:p>
      <text:p text:style-name="P4">
<text:span text:style-name="T4">
 Read also: </text:span>
 <text:a xlink:type="simple" xlink:href="https://www.ukrinform.ua/rubric-crimea/3698353-zitelu-krimu-vinesli-najsvidsij-virok-u-spravi-hizb-uttahrir-krimsos.html" text:style-name="Internet_20_link" text:visited-style-name="Visited_20_Internet_20_Link">
<text:span text:style-name="T4">
 Hizb </text:span>
 <text:span text:style-name="T4">
 </text:span>
 Tahrir **</text:a>
It is also noted that, according to defense, the Russian special services intentionally bind the case to the events related to the Russian-Ukrainian war.</text:p>
      <text:p text:style-name="P4">
As it was reported, last summer in Dzhanka and Dzhankoy district there were a search in the houses of Crimean Tatar activists. Then they detained Enverakrosh, Vilena Temireanova, Murat Mustafayev, Eden Bekirov and Rinat Aliyev.</text:p>
      <text:p text:style-name="P4">
_ Photo: Crimean solidarity_</text:p>
      <text:p text:style-name="P4">
News Source: <text:a xlink:type="simple" xlink:href="https://www.ukrinform.ua/rubric-crimea/3698525-z-krimu-do-rosii-vivezli-cotiroh-figurantiv-spravi-hizbuttahrir.html" text:style-name="Internet_20_link" text:visited-style-name="Visited_20_Internet_20_Link">
https://www.ukrinform.ua/rubric-crimea/3698525-z-krimu-do-rosii-vivezli-cotiroh-figurantiv-spravi-hizbuttahrir.html</text:a>
</text:p>
      <!--NEWS-->
      <text:h text:style-name="P10" text:outline-level="1">
<text:span text:style-name="T4">
In Latvia banned festive events on May 9</text:span>
</text:h>
      <text:p text:style-name="P4">
Authors: Ukrinform (Person)</text:p>
      <text:p text:style-name="P4">
Publisher: Укринформ (Organization)</text:p>
      <text:p text:style-name="P4">
Published Time: 2023-04-20T18:59:20+03:00</text:p>
      <text:p text:style-name="P4">
Modified Time: 2023-04-20T18:59:20+03:00</text:p>
      <text:p text:style-name="P4">
Description: On Thursday, the Latvian Parliament adopted a new law that stipulates that on May 9, it is forbidden to hold some mass-entertaining and festive events, rallies, marches and picketing in public places in public places. - Ukrinform.</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9 травня']</text:p>
      <text:p text:style-name="P4">
Type: Article</text:p>
      <!--METADATA-->
      <text:p text:style-name="P4">
<draw:frame draw:style-name="fr1" draw:name="Image159" text:anchor-type="as-char" svg:width="6.9236in" svg:height="3.956343in" draw:z-index="0">
<draw:image xlink:href="../Images/yкринформ/2023-04-20T18-59-20-03-00/630_360_1645814843-702.jpg" xlink:type="simple" xlink:show="embed" xlink:actuate="onLoad" draw:mime-type="image/jpeg"/>
</draw:frame>
The Latvian Parliament has adopted a new law on Thursday, which stipulates that on the whole territory of the country in public places it is forbidden to hold separate-immalic and festive events, rallies, marches and picketing.</text:p>
      <text:p text:style-name="P4">
About it reports Ukrinform with reference to <text:a xlink:type="simple" xlink:href="http://saeima.lv/lv/aktualitates/saeimas-zinas/32145-saeima-9-maija-bus-aizliegts-rikot-atseviskus-pasakumus" text:style-name="Internet_20_link" text:visited-style-name="Visited_20_Internet_20_Link">
</text:a>
Seimas.</text:p>
      <text:p text:style-name="P4">
"Everyone knows that on May 9, it is a day that some of the societies are used for glorification of totalitarian and occupation regimes, and in our interests to prevent events that undermine our values, split socialization, glorify military aggression, and promote liberation. , Chairman of the Right -Luddy Commission and Public Affairs, responsible for the passage of the bill.</text:p>
      <text:p text:style-name="P4">
Therefore, on May 9, it will be possible to take measures that do not contradict the purpose, defined by the law - to protect the interests of the state and public safety, to prevent the concern and the threat of values <text:a xlink:type="simple" xlink:href="https://www.ukrinform.ua/tag-latvia" text:style-name="Internet_20_link" text:visited-style-name="Visited_20_Internet_20_Link">
</text:a>
As a democratic and nation -state, including the split of society, the heroization of war, military aggression, totalitarianism, violence, false reflection of historical events. At the same time, on May 9, it will be possible to take placedarity with the Ukrainian people and to honor the memory of the victims of the Isagy people in Ukraine.</text:p>
      <text:p text:style-name="P4">
The law stipulates that the use of pyrotechnic products prohibited on May 9, as well as 7:00 on May 10.</text:p>
      <text:p text:style-name="P4">
If the permission to hold a mass event was issued before the day of acquisition of the validity institution, the local self -government body will be able to cancel it and return the payment for a mass event to the recipient of the permit, as it is a defined as a law.</text:p>
      <text:p text:style-name="P4">
The law is adopted by the Seimas as urgently and will come into force the next day after its publication.</text:p>
      <text:p text:style-name="P4">
<text:span text:style-name="T4">
 Read also: </text:span>
 <text:a xlink:type="simple" xlink:href="https://www.ukrinform.ua/rubric-world/3698190-policia-estonii-obicae-9-travna-zorstku-reakciu-na-simvoli-agresii-ta-propagandu-vijni-rf.html" text:style-name="Internet_20_link" text:visited-style-name="Visited_20_Internet_20_Link">
<text:span text:style-name="T4">
 May </text:span>
</text:a>
According to Ukrinform, on the eve of the Estonian police warned that on May 9 he would prevent the commemoration of the dead in the Second World War, but will strictly respond to the symbols of aggression and propaganda of war leading against Ukraine.</text:p>
      <text:p text:style-name="P4">
News Source: <text:a xlink:type="simple" xlink:href="https://www.ukrinform.ua/rubric-world/3698526-u-latvii-zaboronili-svatkovi-zahodi-9-travna.html" text:style-name="Internet_20_link" text:visited-style-name="Visited_20_Internet_20_Link">
https://www.ukrinform.ua/rubric-world/3698526-u-latvii-zaboronili-svatkovi-zahodi-9-travna.html</text:a>
</text:p>
      <!--NEWS-->
      <text:h text:style-name="P10" text:outline-level="1">
<text:span text:style-name="T4">
Ukrainian grain is a quality benchmark for many countries - Solsky</text:span>
</text:h>
      <text:p text:style-name="P4">
Authors: Ukrinform (Person)</text:p>
      <text:p text:style-name="P4">
Publisher: Укринформ (Organization)</text:p>
      <text:p text:style-name="P4">
Published Time: 2023-04-20T19:06:00+03:00</text:p>
      <text:p text:style-name="P4">
Modified Time: 2023-04-20T19:06:00+03:00</text:p>
      <text:p text:style-name="P4">
Description: The quality of Ukrainian grain is a benchmark for many countries, in particular, some European countries mix it with their quality. - Ukrinform.</text:p>
      <text:p text:style-name="P4">
Images: ["<text:a xlink:type="simple" xlink:href="https://static.ukrinform.com/photos/2022_07/thumb_files/630_360_1658748741-821.jpg" text:style-name="Internet_20_link" text:visited-style-name="Visited_20_Internet_20_Link">
630_360_16587...</text:a>
"]</text:p>
      <text:p text:style-name="P4">
Tags: ['Україна', 'Зерно', 'Сольський', 'Єдині новини']</text:p>
      <text:p text:style-name="P4">
Type: Article</text:p>
      <!--METADATA-->
      <text:p text:style-name="P4">
<draw:frame draw:style-name="fr1" draw:name="Image160" text:anchor-type="as-char" svg:width="6.9236in" svg:height="3.956343in" draw:z-index="0">
<draw:image xlink:href="../Images/yкринформ/2023-04-20T19-06-00-03-00/630_360_1658748741-821.jpg" xlink:type="simple" xlink:show="embed" xlink:actuate="onLoad" draw:mime-type="image/jpeg"/>
</draw:frame>
The quality of Ukrainian grain is a benchmark for many countries, in particular, some European -cuticraines mix it with their quality.</text:p>
      <text:p text:style-name="P4">
According to the Ukrinform correspondent, the Minister of Agrarian Policy of Food of Ukraine Mykola Solsky said on the air of the Teleterna "Unified News".</text:p>
      <text:p text:style-name="P4">
"If we talk about the quality of Ukrainian <text:a xlink:type="simple" xlink:href="https://www.ukrinform.ua/tag-zerno" text:style-name="Internet_20_link" text:visited-style-name="Visited_20_Internet_20_Link">
</text:a>
, it has long been quite high and has long been a benchmark for other countries. Those who are in the market are well aware of it. Many European countries have been taking Ukrainian grain for the last 5-7 years to mix with their own to raise the quality, "he said.</text:p>
      <text:p text:style-name="P4">
The minister explained that grain cultivation is a complex technological process that depends on the weather and other factors. In particular, the quality depends on the season.</text:p>
      <text:p text:style-name="P4">
According to Solsky, this season there are no claims from foreign buyers to the quality of Ukrainian grain. Quality question, he added, was one when Slovakia found remarks not used in Europe in one batch of grain from Ukraine.</text:p>
      <text:p text:style-name="P4">
However, the head of the Ministry of Agrarian Policy said, the ban on the import of agricultural products of Zvoraina Slovakia introduced not because of claims for grain quality, but on the basis of the rates of trade, which are stipulated by the law of the country.</text:p>
      <text:p text:style-name="P4">
"Obviously, the motivation for making these decisions is that because of the Ukrainian -seeding in a number that was recently, local farmers cannot sell more expensive. But, from my point of view, it is a debat All prices: both in the Poles, Vrumuns, and Slovaks, have decreased this spring compared to the fact that there were several peasants, " - emphasized Solsky.</text:p>
      <text:p text:style-name="P4">
<text:span text:style-name="T4">
 Read also: </text:span>
 <text:a xlink:type="simple" xlink:href="https://www.ukrinform.ua/rubric-economy/3698395-polsa-ne-obmezuvatime-perelik-ukrainskoi-agroprodukcii-dla-tranzitu-solskij.html" text:style-name="Internet_20_link" text:visited-style-name="Visited_20_Internet_20_Link">
<text:span text:style-name="T4">
 Solsky </text:span>
</text:a>
In his opinion, there are other reasons for banning the import of Ukrainian agrarian production, in particular, future elections in neighboring countries.</text:p>
      <text:p text:style-name="P4">
The minister stressed that Ukraine is understanding all the circumstances of the dialogue with all international partners.</text:p>
      <text:p text:style-name="P4">
News Source: <text:a xlink:type="simple" xlink:href="https://www.ukrinform.ua/rubric-economy/3698527-ukrainske-zerno-e-orientirom-akosti-dla-bagatoh-krain-solskij.html" text:style-name="Internet_20_link" text:visited-style-name="Visited_20_Internet_20_Link">
https://www.ukrinform.ua/rubric-economy/3698527-ukrainske-zerno-e-orientirom-akosti-dla-bagatoh-krain-solskij.html</text:a>
</text:p>
      <!--NEWS-->
      <text:h text:style-name="P10" text:outline-level="1">
<text:span text:style-name="T4">
Schmigal discussed with the EBRD Presidents Projects of Recovery and Development of Ukraine</text:span>
</text:h>
      <text:p text:style-name="P4">
Authors: Ukrinform (Person)</text:p>
      <text:p text:style-name="P4">
Publisher: Укринформ (Organization)</text:p>
      <text:p text:style-name="P4">
Published Time: 2023-04-20T19:18:00+03:00</text:p>
      <text:p text:style-name="P4">
Modified Time: 2023-04-20T19:18:00+03:00</text:p>
      <text:p text:style-name="P4">
Description: Prime Minister Denis Shmigal and the President of the European Bank of Reconstruction and Development of Osil Renau-Basso discussed the directions of cooperation and implementation of joint projects of Ukraine's restoration and development during the meeting. - Ukrinform.</text:p>
      <text:p text:style-name="P4">
Images: ["<text:a xlink:type="simple" xlink:href="https://static.ukrinform.com/photos/2023_04/thumb_files/630_360_1682007003-495.jpg" text:style-name="Internet_20_link" text:visited-style-name="Visited_20_Internet_20_Link">
630_360_16820...</text:a>
", "<text:a xlink:type="simple" xlink:href="https://static.ukrinform.com/photos/2023_04/1682007003-154.jpg" text:style-name="Internet_20_link" text:visited-style-name="Visited_20_Internet_20_Link">
1682007003-15...</text:a>
", "<text:a xlink:type="simple" xlink:href="https://static.ukrinform.com/photos/2023_04/1682007003-428.jpg" text:style-name="Internet_20_link" text:visited-style-name="Visited_20_Internet_20_Link">
1682007003-42...</text:a>
", "<text:a xlink:type="simple" xlink:href="https://static.ukrinform.com/photos/2023_04/1682007003-268.jpg" text:style-name="Internet_20_link" text:visited-style-name="Visited_20_Internet_20_Link">
1682007003-26...</text:a>
"]</text:p>
      <text:p text:style-name="P4">
Tags: ['ЄБРР', 'Україна', 'Шмигаль', 'Відбудова']</text:p>
      <text:p text:style-name="P4">
Type: Article</text:p>
      <!--METADATA-->
      <text:p text:style-name="P4">
<draw:frame draw:style-name="fr1" draw:name="Image161" text:anchor-type="as-char" svg:width="6.9236in" svg:height="3.956343in" draw:z-index="0">
<draw:image xlink:href="../Images/yкринформ/2023-04-20T19-18-00-03-00/630_360_1682007003-495.jpg" xlink:type="simple" xlink:show="embed" xlink:actuate="onLoad" draw:mime-type="image/jpeg"/>
</draw:frame>
Prime Minister Denis Shmigal and the President of the European Bank of Reconstruction and Development of Osil Reno-Basso discussed the directions of cooperation of the co-operation of joint projects of Ukraine's restoration and development.</text:p>
      <text:p text:style-name="P4">
About it reports <text:a xlink:type="simple" xlink:href="https://www.kmu.gov.ua/news/premier-ministr-ukrainy-proviv-zustrich-iz-dyrektorom-iebrr" text:style-name="Internet_20_link" text:visited-style-name="Visited_20_Internet_20_Link">
</text:a>
, reports Ukrinform.</text:p>
      <text:p text:style-name="P4">
“We appreciate the help provided <text:a xlink:type="simple" xlink:href="https://www.ukrinform.ua/tag-ebrr" text:style-name="Internet_20_link" text:visited-style-name="Visited_20_Internet_20_Link">
</text:a>
For the needs of Ukraine in these extremely difficult times. I would like to thank for the unchanged solid position on supporting Ukraine in counteracting the Russian military training and increasing the Bank's investment portfolio in Ukraine to maintain a real real economy, ”Shmigal said.</text:p>
      <text:p text:style-name="P4">
<draw:frame draw:style-name="fr1" draw:name="Image162" text:anchor-type="as-char" svg:width="6.9236in" svg:height="4.196377in" draw:z-index="0">
<draw:image xlink:href="../Images/yкринформ/2023-04-20T19-18-00-03-00/1682007003-154.jpg" xlink:type="simple" xlink:show="embed" xlink:actuate="onLoad" draw:mime-type="image/jpeg"/>
</draw:frame>
In particular, he noted the signing of the Agreement between the EBRD and Ukrenergo NEC 300 million euros for the reconstruction of high -voltage infrastructure of the company's financial stability. Protects for the protection and recovery of a space of infrastructure have already been started.</text:p>
      <text:p text:style-name="P4">
<draw:frame draw:style-name="fr1" draw:name="Image163" text:anchor-type="as-char" svg:width="6.9236in" svg:height="4.610104in" draw:z-index="0">
<draw:image xlink:href="../Images/yкринформ/2023-04-20T19-18-00-03-00/1682007003-428.jpg" xlink:type="simple" xlink:show="embed" xlink:actuate="onLoad" draw:mime-type="image/jpeg"/>
</draw:frame>
"Continuation of reforms in the energy sector is crucial for the survival, reconstruction and European integration of our country," the headman stressed.</text:p>
      <text:p text:style-name="P4">
The Prime Minister also thanked the EBRD for his assistance in financing the transport infrastructure of Ukraine. He expressed his hope that the Bank would support the decisions of additional funding for Ukrzaliznytsia, and continue to cooperate with Zekravtodor.</text:p>
      <text:p text:style-name="P4">
In addition, Shmigal praised the EBRD's recent decision to provide Ukraine with 25 mlneurov in support of agricultural business and congratulated the bank's participation in the work of a multilateral donor coordination platform of Ukraine.</text:p>
      <text:p text:style-name="P4">
"We hope for the active involvement of the EBRD for the implementation of the priority restoration within the pre -planned portfolio of supporting the EBRD of up to 1.5 billion euros," Smigal said.</text:p>
      <text:p text:style-name="P4">
<text:span text:style-name="T4">
 Read also: </text:span>
 <text:a xlink:type="simple" xlink:href="https://www.ukrinform.ua/rubric-vidbudova/3697131-smigal-obgovoriv-iz-predstavnikami-ebrr-ta-es-spivpracu-u-vidnovlenni-ukraini.html" text:style-name="Internet_20_link" text:visited-style-name="Visited_20_Internet_20_Link">
<text:span text:style-name="T4">
 EBRR </text:span>
</text:a>
He stressed that the continuation of successful cooperation between Ukraine and the EBRD on Tliprotidium on the aggressive policy of the Russian Federation is of strategic importance for security, stability and prosperity in Europe.</text:p>
      <text:p text:style-name="P4">
<draw:frame draw:style-name="fr1" draw:name="Image164" text:anchor-type="as-char" svg:width="6.9236in" svg:height="4.610104in" draw:z-index="0">
<draw:image xlink:href="../Images/yкринформ/2023-04-20T19-18-00-03-00/1682007003-268.jpg" xlink:type="simple" xlink:show="embed" xlink:actuate="onLoad" draw:mime-type="image/jpeg"/>
</draw:frame>
As reported <text:a xlink:type="simple" xlink:href="https://www.ukrinform.ua/rubric-vidbudova/3697131-smigal-obgovoriv-iz-predstavnikami-ebrr-ta-es-spivpracu-u-vidnovlenni-ukraini.html" text:style-name="Internet_20_link" text:visited-style-name="Visited_20_Internet_20_Link">
</text:a>
, On April 17, Shmigal discussed with the director of the EBRD in Eastern Europe, Taka David Matteo Patrone and the chairman of the EU Delegation in Ukraine Matti Maasikasmivsky work in the restoration of Ukraine and the implementation of reforms.</text:p>
      <text:p text:style-name="P4">
<text:span text:style-name="T5">
Foto: www.kmu.gov.ua</text:span>
</text:p>
      <text:p text:style-name="P4">
News Source: <text:a xlink:type="simple" xlink:href="https://www.ukrinform.ua/rubric-vidbudova/3698531-smigal-obgovoriv-iz-prezidentkou-ebrr-proekti-vidnovlenna-ta-rozvitku-ukraini.html" text:style-name="Internet_20_link" text:visited-style-name="Visited_20_Internet_20_Link">
https://www.ukrinform.ua/rubric-vidbudova/3698531-smigal-obgovoriv-iz-prezidentkou-ebrr-proekti-vidnovlenna-ta-rozvitku-ukraini.html</text:a>
</text:p>
      <!--NEWS-->
      <text:h text:style-name="P10" text:outline-level="1">
<text:span text:style-name="T4">
The enemy tries to step on five directions, for Bakhmut - fierce fighting</text:span>
</text:h>
      <text:p text:style-name="P4">
Authors: Ukrinform (Person)</text:p>
      <text:p text:style-name="P4">
Publisher: Укринформ (Organization)</text:p>
      <text:p text:style-name="P4">
Published Time: 2023-04-20T19:19:00+03:00</text:p>
      <text:p text:style-name="P4">
Modified Time: 2023-04-20T19:19:00+03:00</text:p>
      <text:p text:style-name="P4">
Description: Russian troops focus on the main efforts on the offensive actions in five directions, in particular, on the Bakhmut Ukrainian defenders during the day more than 20 enemy attacks have been reflected. - Ukrinform.</text:p>
      <text:p text:style-name="P4">
Images: ["<text:a xlink:type="simple" xlink:href="https://static.ukrinform.com/photos/2022_12/thumb_files/630_360_1671467664-524.jpg" text:style-name="Internet_20_link" text:visited-style-name="Visited_20_Internet_20_Link">
630_360_16714...</text:a>
"]</text:p>
      <text:p text:style-name="P4">
Tags: ['Донеччина', 'Генштаб', 'Обстріл', 'Війна з росією']</text:p>
      <text:p text:style-name="P4">
Type: Article</text:p>
      <!--METADATA-->
      <text:p text:style-name="P4">
<draw:frame draw:style-name="fr1" draw:name="Image165" text:anchor-type="as-char" svg:width="6.9236in" svg:height="3.956343in" draw:z-index="0">
<draw:image xlink:href="../Images/yкринформ/2023-04-20T19-19-00-03-00/630_360_1671467664-524.jpg" xlink:type="simple" xlink:show="embed" xlink:actuate="onLoad" draw:mime-type="image/jpeg"/>
</draw:frame>
Ruskivskaya focuses basic efforts on conducting offensive actions on Pentatyatrians, in particular, on Bakhmut Ukrainian defenders during more than 20 enemy attacks.</text:p>
      <text:p text:style-name="P4">
According to Ukrinform, the General Staff of the Armed Forces of Ukraine reported in <text:a xlink:type="simple" xlink:href="https://www.facebook.com/GeneralStaff.ua/posts/pfbid02mdxkhnf6SUn7VTvWz1u6Lon5bkufnrVKD27WhTBNYcN2bXsXPftuqKB8Jjcv2ZJWl" text:style-name="Internet_20_link" text:visited-style-name="Visited_20_Internet_20_Link">
</text:a>
Having published operational information as of 18:00 on Thursday, April 20.</text:p>
      <text:p text:style-name="P4">
Thus, according to the General Staff, the enemy focuses on the Liman, Bakhmut, Avdiiv, Marinsk and mineral directions on the General Staff. Silico defense is reflected in a total of more than 40 attacks. The most fierce battles are conducted by the citybachmut.</text:p>
      <text:p text:style-name="P4">
It is reported that Ukrainian aviation has struck one blow in the areas of depreciation of personnel, weapons and military equipment of Russian Army. The units of rocket troops and artillery of the Armed Forces for their part were struck by the tripontes of enemy management.</text:p>
      <text:p text:style-name="P4">
The Russian army during the day was carried out in total 17 aviation strikes and 33 <text:a xlink:type="simple" xlink:href="https://www.ukrinform.ua/tag-obstril" text:style-name="Internet_20_link" text:visited-style-name="Visited_20_Internet_20_Link">
</text:a>
From the reactive systems of the volley fire of the defense forces and settlements. Due to hostile attacks, they are killed in the civilian population.</text:p>
      <text:p text:style-name="P4">
<text:span text:style-name="T4">
 Read also: </text:span>
 <text:a xlink:type="simple" xlink:href="https://www.ukrinform.ua/rubric-ato/3698193-zsu-minuloi-dobi-znisili-21-sahed.html" text:style-name="Internet_20_link" text:visited-style-name="Visited_20_Internet_20_Link">
</text:a>
The General Staff warns: the likelihood of further missing and aviation strikes throughout Ukraine remains high.</text:p>
      <text:p text:style-name="P4">
<text:span text:style-name="T4">
 In the Volyn, Polissya, Siversky and Slobozhansky directions </text:span>
 Operational situation, according to the Armed Forces, has not undergone significant changes. Defined units of the Armed Forces of the Republic of Belarus continue to fulfill the tasks of border areas with Ukraine. There are still some units of the territorial troops of the Armed Forces of the Russian Federation in Belarus.</text:p>
      <text:p text:style-name="P4">
The military presence of the enemy in the border with Ukraine districts with Ukraine, Kursk and Belgorod regions is preserved.</text:p>
      <text:p text:style-name="P4">
The Russian shelling during the day was suffered by Yanzhulivka, Halaganivka and Gremiachka Cherenihiv region, Stukalivka and Pavlovka of Sumy region, as well as Kozachalopan, Geptivka, Neskuchny and Kharkiv region.</text:p>
      <text:p text:style-name="P4">
<text:span text:style-name="T4">
 Read also: </text:span>
 <text:a xlink:type="simple" xlink:href="https://www.ukrinform.ua/rubric-polytics/3698444-na-ramstajni-obgovoruvatimut-zbrou-dla-ukraini-ta-ii-obslugovuvanna-stoltenberg.html" text:style-name="Internet_20_link" text:visited-style-name="Visited_20_Internet_20_Link">
</text:a>
</text:p>
      <text:p text:style-name="P4">
<text:span text:style-name="T4">
 In the Liman direction </text:span>
 the invaders tried to improve tactical and unsuccessful offensive actions in the area of Serebryansky forestry. From the strikes of Russian artillery, Stelmakhivka, Nevskoye, Dibrova Ibigologovka of Lugansk region, Ivanivka, Verkhnamyansk and Spiruned.</text:p>
      <text:p text:style-name="P4">
"In the Bakhmut direction, the enemy continues to take offensive.</text:p>
      <text:p text:style-name="P4">
Vasyukivka, Minskivka, Zaliznyanske, Orikhovo-Vasylivka, Novomarka, Grigorivka, Bakhmut, Ivanivske, Alexander-Shultine, White Mountain, Friendship, Zalipivka and New York of Donetsk region were injured from enemy shelling.</text:p>
      <text:p text:style-name="P4">
<text:span text:style-name="T4">
 Read also: </text:span>
 <text:a xlink:type="simple" xlink:href="https://www.ukrinform.ua/rubric-regions/3698237-na-pivdni-rosiani-poluut-dronami-na-mirne-naselenna-gumenuk.html" text:style-name="Internet_20_link" text:visited-style-name="Visited_20_Internet_20_Link">
</text:a>
<text:span text:style-name="T4">
 In the Avdeevsky direction </text:span>
 the troops of the Russian Federation took offensive actions in the districts of Kamyanka, Pervomaisky and Nevelsky Donetsk region, but there were considerable success. At the same time, the invaders fired at settlements - under the impact of the Kamylikramyk, Steppe, Kamenka, Tonenko, Severene, Karlovka, Pervomaisky Tanevelskoye.</text:p>
      <text:p text:style-name="P4">
<text:span text:style-name="T4">
 In the Mariinsky direction </text:span>
 during the day of the Defense Forces reflected numerous attacks in the areas of Marinka and Victory of Donetsk region. At the same time, the enemy was beaten by Pokrasnovka, Maksimilyanivtsi, St. George, Marinka, Victory and Novomikhailivtsidnetsk region.</text:p>
      <text:p text:style-name="P4">
<text:span text:style-name="T4">
 In the mineral direction </text:span>
 During the current day, the Russian military has been taking offensive actions in the areas of Prechistivka and Villagledar. Out -Russian shelling suffered Novoukrainka, Veliky Novosilka, Golden Niva, Prychistivka and Coloral of Donetsk region.</text:p>
      <text:p text:style-name="P4">
<text:span text:style-name="T4">
 In Zaporizhzhya and Kherson directions </text:span>
 invaders continue the Varioron actions. During the day, the Russians fired at more than 40 settlements located near the line of combat collision, in particular Vremivka and Novopoldonetsk region, Red, Gulyaipole, small Tokmachka and Orikhiv of Zaporizhzhya region, Kherson, Berislav, Ivanivka and Vesele Kherson region.</text:p>
      <text:p text:style-name="P4">
In some settlements of the temporarily captured territory of the Kherson region, according to the General Staff, the invaders were strengthened by counterintelligence through the fears of leakage of information on the dislocation of their units - the number of patrols increased, and civilian inspections were increased.</text:p>
      <text:p text:style-name="P4">
It is established that during the mentioned inspections, the Russians conduct surveys of citizens and offer them service in the Armed Forces of the Russian Federation.<text:span text:style-name="T5">
Foto: General Staff</text:span>
</text:p>
      <text:p text:style-name="P4">
News Source: <text:a xlink:type="simple" xlink:href="https://www.ukrinform.ua/rubric-ato/3698532-za-bahmut-idut-zapekli-boi-vorog-namagaetsa-nastupati-na-pati-napramkah.html" text:style-name="Internet_20_link" text:visited-style-name="Visited_20_Internet_20_Link">
https://www.ukrinform.ua/rubric-ato/3698532-za-bahmut-idut-zapekli-boi-vorog-namagaetsa-nastupati-na-pati-napramkah.html</text:a>
</text:p>
      <!--NEWS-->
      <text:h text:style-name="P10" text:outline-level="1">
<text:span text:style-name="T4">
Seal and convoy: how Poland will control the transit of Ukrainian agro -products</text:span>
</text:h>
      <text:p text:style-name="P4">
Authors: Ukrinform (Person)</text:p>
      <text:p text:style-name="P4">
Publisher: Укринформ (Organization)</text:p>
      <text:p text:style-name="P4">
Published Time: 2023-04-20T19:34:00+03:00</text:p>
      <text:p text:style-name="P4">
Modified Time: 2023-04-20T19:34:00+03:00</text:p>
      <text:p text:style-name="P4">
Description: Ukrtransbezbuka has released new conditions of transit of Ukrainian agro -products by the territory of Poland, with escorting inclusive; Transit has been restored from the beginning of the day on April 21. - Ukrinform.</text:p>
      <text:p text:style-name="P4">
Images: ["<text:a xlink:type="simple" xlink:href="https://static.ukrinform.com/photos/2022_06/thumb_files/630_360_1655013510-201.jpg" text:style-name="Internet_20_link" text:visited-style-name="Visited_20_Internet_20_Link">
630_360_16550...</text:a>
"]</text:p>
      <text:p text:style-name="P4">
Tags: ['Польща', 'Україна', 'Транзит']</text:p>
      <text:p text:style-name="P4">
Type: Article</text:p>
      <!--METADATA-->
      <text:p text:style-name="P4">
<draw:frame draw:style-name="fr1" draw:name="Image166" text:anchor-type="as-char" svg:width="6.9236in" svg:height="3.956343in" draw:z-index="0">
<draw:image xlink:href="../Images/yкринформ/2023-04-20T19-34-00-03-00/630_360_1655013510-201.jpg" xlink:type="simple" xlink:show="embed" xlink:actuate="onLoad" draw:mime-type="image/jpeg"/>
</draw:frame>
Ukrtransbezbuka has released new conditions of transit of the Ukrainian agro -produce by the Polish, with escorting inclusive; Transit is restored from the novice on April 21.</text:p>
      <text:p text:style-name="P4">
According to Ukrinform, the press service of Ukrtrans Security in [] reports(http://www.facebook.com/DSBT.UA/posts/pfbid02pgZ8hW4fcVJHMhfjkqGMGvMFK4ds4X5jphKjufxv6MWhWaJbeiNy55Bcxwt36F3jl).</text:p>
      <text:p text:style-name="P4">
«Транзит аграрної продукції через Польщу відновиться за новими умовами в 00:00годин 21 квітня. Повідомляємо попередні умови транзиту українськоїагропродукції через територію Республіки Польща, згідно з інформацією, наданоюпольською стороною», - йдеться в повідомленні.</text:p>
      <text:p text:style-name="P4">
Зазначається, що митні органи <text:a xlink:type="simple" xlink:href="https://www.ukrinform.ua/tag-polsa" text:style-name="Internet_20_link" text:visited-style-name="Visited_20_Internet_20_Link">
 </text:a>
will carry out customs clearance of agricultural products from Ukraine, which is prohibited by access to the customs territory of the RP and goes in transit mode, exclusively the reduction of the customs declaration of T1, where the destination is indicated by Polish Portigdansk, Gdynia, Swinouyse, Szczecin or other EU countries.</text:p>
      <text:p text:style-name="P4">
In addition, codes of agricultural products are required to register(at 6 digits), as well as safety and protection data, which the European Union reaches.</text:p>
      <text:p text:style-name="P4">
In order to prevent attempts to terminate the transit and import of agricultural products, additional control measures are introduced, namely:</text:p>
      <text:p text:style-name="P4">
Installation of electronic seals on a vehicle on the Polish side(To track the movement of a vehicle and a guarantee that the cargo will not be unloaded in Poland);</text:p>
      <text:p text:style-name="P4">
Tracking goods that are traveling to other EU countries, using an electronic SENT system to confirm that road or railway transport has reached its destination in another EU country(not build a cargo to ships to Polish ports);</text:p>
      <text:p text:style-name="P4">
Physical support of goods from the border to the Polish port or to the border with a more EU country within the first week of transit recovery, from April 21.</text:p>
      <text:p text:style-name="P4">
"In the future, the convoy will be applied exclusively in reasonable cases stipulated by the current legislation of the Republic of Poland," - said in the Ukrainian department.</text:p>
      <text:p text:style-name="P4">
For Ukrainian carriers, seal will be free of charge, the accompaniment will be free in the next week.Ukrtrans Security emphasizes that when trying to import goods to the RP, the Principron, the Polish customs authorities can return the vehicle to Ukraine.</text:p>
      <text:p text:style-name="P4">
It is emphasized that the conditions of crossing the border may change.</text:p>
      <text:p text:style-name="P4">
Also in Ukrtran Security <text:a xlink:type="simple" xlink:href="https://www.facebook.com/DSBT.UA/posts/pfbid0Z6d8hF2Evz7jij5sJe2cZDM7QkrtUfUjtNLsYixHzTBLp8oYAMVsqUL98ZFewd4Sl" text:style-name="Internet_20_link" text:visited-style-name="Visited_20_Internet_20_Link">
</text:a>
that from 17.00 the new registration was opened in the veterinary queue at the transition of Yagodin-Dorogosk on the Eherha resource.</text:p>
      <text:p text:style-name="P4">
<text:span text:style-name="T4">
 Read also: </text:span>
 <text:a xlink:type="simple" xlink:href="https://www.ukrinform.ua/rubric-economy/3697893-zaborona-importu-agroprodukcii-solskij-rozpoviv-pro-peregovori-z-okremimi-krainami-ta-es.html" text:style-name="Internet_20_link" text:visited-style-name="Visited_20_Internet_20_Link">
</text:a>
Poland was reported to unlock from Friday, April 21, transit through the territory of the country of Ukrainian grain to ports in Europe. However, the ban on the import of Ukrainian agricultural products into the Polish market remains.</text:p>
      <text:p text:style-name="P4">
<text:span text:style-name="T5">
Foto from Agravery.com</text:span>
</text:p>
      <text:p text:style-name="P4">
News Source: <text:a xlink:type="simple" xlink:href="https://www.ukrinform.ua/rubric-economy/3698539-plombi-i-konvoj-ak-polsa-kontroluvatime-tranzit-ukrainskoi-agroprodukcii.html" text:style-name="Internet_20_link" text:visited-style-name="Visited_20_Internet_20_Link">
https://www.ukrinform.ua/rubric-economy/3698539-plombi-i-konvoj-ak-polsa-kontroluvatime-tranzit-ukrainskoi-agroprodukcii.html</text:a>
</text:p>
      <!--NEWS-->
      <text:h text:style-name="P10" text:outline-level="1">
<text:span text:style-name="T4">
Hrushina -Acobia and Kolyadenko - in the Finals of the Fighting Fighting</text:span>
</text:h>
      <text:p text:style-name="P4">
Authors: Ukrinform (Person)</text:p>
      <text:p text:style-name="P4">
Publisher: Укринформ (Organization)</text:p>
      <text:p text:style-name="P4">
Published Time: 2023-04-20T19:39:26+03:00</text:p>
      <text:p text:style-name="P4">
Modified Time: 2023-04-20T19:39:26+03:00</text:p>
      <text:p text:style-name="P4">
Description: Ukrainka Alina Hrushina-Acobia and Irina Kolyadenko reached the finals of the European Fighting Championship. - Ukrinform.</text:p>
      <text:p text:style-name="P4">
Images: ["<text:a xlink:type="simple" xlink:href="https://static.ukrinform.com/photos/2023_04/thumb_files/630_360_1682008635-786.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167" text:anchor-type="as-char" svg:width="6.9236in" svg:height="3.956343in" draw:z-index="0">
<draw:image xlink:href="../Images/yкринформ/2023-04-20T19-39-26-03-00/630_360_1682008635-786.jpg" xlink:type="simple" xlink:show="embed" xlink:actuate="onLoad" draw:mime-type="image/jpeg"/>
</draw:frame>
Ukrainian Grushina-Acobia and Irina Kolyadenko reached the finals of the European Championship.</text:p>
      <text:p text:style-name="P4">
As Ukrinform reports, with <text:a xlink:type="simple" xlink:href="https://uww.org/event/european-championships-35" text:style-name="Internet_20_link" text:visited-style-name="Visited_20_Internet_20_Link">
</text:a>
to the official UWW site.</text:p>
      <text:p text:style-name="P4">
In the semifinals in the weight category up to 57 kg Hrushin-Acobia won Evelyninkov. In the final fight, she will be opposed by a representative of Azerbaijan Zhalalaev.</text:p>
      <text:p text:style-name="P4">
Irina Kolyadenko semifinals in the weight category up to 62 kg was overcome by Sweden Johannindborg. In the finals, she will meet Grace Bullen with Norwegian.</text:p>
      <text:p text:style-name="P4">
<text:span text:style-name="T4">
 Read also: </text:span>
 <text:a xlink:type="simple" xlink:href="https://www.ukrinform.ua/rubric-sports/3696745-svitlana-samulak-zdobula-tri-sribla-na-ce-z-vazkoi-atletiki.html" text:style-name="Internet_20_link" text:visited-style-name="Visited_20_Internet_20_Link">
</text:a>
The final confrontation will take place on April 21 at 19.00.</text:p>
      <text:p text:style-name="P4">
Photo: UWW</text:p>
      <text:p text:style-name="P4">
News Source: <text:a xlink:type="simple" xlink:href="https://www.ukrinform.ua/rubric-sports/3698543-grusinaakobia-ta-koladenko-u-finali-ce-z-borotbi.html" text:style-name="Internet_20_link" text:visited-style-name="Visited_20_Internet_20_Link">
https://www.ukrinform.ua/rubric-sports/3698543-grusinaakobia-ta-koladenko-u-finali-ce-z-borotbi.html</text:a>
</text:p>
      <!--NEWS-->
      <text:h text:style-name="P10" text:outline-level="1">
<text:span text:style-name="T4">
The rains do not subside all over Ukraine, in the Carpathians - wet snow</text:span>
</text:h>
      <text:p text:style-name="P4">
Authors: Ukrinform (Person)</text:p>
      <text:p text:style-name="P4">
Publisher: Укринформ (Organization)</text:p>
      <text:p text:style-name="P4">
Published Time: 2023-04-20T19:41:00+03:00</text:p>
      <text:p text:style-name="P4">
Modified Time: 2023-04-20T19:41:00+03:00</text:p>
      <text:p text:style-name="P4">
Description: On Friday, April 21, Ukraine will be cloudy in Ukraine. In the southern part, central and eastern regions, moderate rain, in the afternoon in the southeast of thunderstorms; In the rest of the territory, light rain. Wind, northern, northeast, 7-12 m/s. - Ukrinform.</text:p>
      <text:p text:style-name="P4">
Images: ["<text:a xlink:type="simple" xlink:href="https://static.ukrinform.com/photos/2023_04/thumb_files/630_360_1680706755-679.jpg" text:style-name="Internet_20_link" text:visited-style-name="Visited_20_Internet_20_Link">
630_360_16807...</text:a>
"]</text:p>
      <text:p text:style-name="P4">
Tags: ['Дощ', 'Гроза', 'Погода', 'Весна']</text:p>
      <text:p text:style-name="P4">
Type: Article</text:p>
      <!--METADATA-->
      <text:p text:style-name="P4">
<draw:frame draw:style-name="fr1" draw:name="Image168" text:anchor-type="as-char" svg:width="6.9236in" svg:height="3.956343in" draw:z-index="0">
<draw:image xlink:href="../Images/yкринформ/2023-04-20T19-41-00-03-00/630_360_1680706755-679.jpg" xlink:type="simple" xlink:show="embed" xlink:actuate="onLoad" draw:mime-type="image/jpeg"/>
</draw:frame>
In Spring, April 21, Ukraine will be cloudy in Ukraine. In the south, central and eastern regions, it is a reasonable rain, in the afternoon in the southern east of thunderstorms; In the rest of the territory, light rain. Wind, northern, northeast, 7-12 m/s.</text:p>
      <text:p text:style-name="P4">
Ukrinform was reported at the Ukrainian Hydrometeorological Center.</text:p>
      <text:p text:style-name="P4">
According to the forecasters, the temperature at night 4-9 °, tomorrow in the afternoon 10-15 °, Nazakarpattya to-19 °. In the highlands of the Carpathians, light rain, at night with wet; At night from 4 ° heat to 1 ° frost, in the afternoon 4-9 ° heat.</text:p>
      <text:p text:style-name="P4">
In the capital region on Friday, it will be cloudy with clearings. At night without precipitation, light rain in the afternoon. Northeast wind, 7-12 m/s. The temperature of the time is 5-7 ° at night, 12-14 ° in the afternoon; On the area at night 4-9 °, in the afternoon 10-15 °.</text:p>
      <text:p text:style-name="P4">
<text:span text:style-name="T4">
 Read also: </text:span>
 <text:a xlink:type="simple" xlink:href="https://www.ukrinform.ua/rubric-regions/3698362-vodopilla-na-desni-dosagne-maksimumu-naprikinci-tizna-dsns.html" text:style-name="Internet_20_link" text:visited-style-name="Visited_20_Internet_20_Link">
<text:span text:style-name="T4">
 Desni </text:span>
</text:a>
On April 22-23, forecasters are also predicted by cloudy weather. The copies and eastern regions - moderate short -term rains, somewhere in the rest of the territory in places light rain in places(at night in western areas); On April 23, in the eastern part, in the afternoon in Ukraine, there is a place of short -term rain, in the southern part of the thunderstorms. Wind North, 5-10 m/s, April 23 variable directions 3-8 m/s. 2-7 ° temperature, in the southern part up to 10 °; in the afternoon 12-17 °(April 22 in the East Holster 9-14 °), in Transcarpathia up to 20 °. In the highlands of the Carpathians at night without precipitation, light rain in the afternoon; The temperature at night is about 0 °, in the afternoon 5-10 ° heat.</text:p>
      <text:p text:style-name="P4">
In Kiev and in the region April 22-23 is also cloudy with clearings. Local short -term rain(On the night of April 23 without precipitation). Вітер 22 квітняпівнічний, 5-10 м/с; 23 квітня – змінних напрямків, 3-8 м/с. Температура поКиєву вночі 4-6°, вдень 14-16°; по області вночі 2-7°, вдень 12-17°.</text:p>
      <text:p text:style-name="P4">
За прогнозом Укргідрометцентру, 24 квітня в Україні вночі без опадів, вденьневеликі короткочасні дощі; 25 квітня у східних, західних, вночі місцями і упівнічних областях – короткочасні дощі, на решті території без опадів.Температура вночі 2-8°, вдень 11-17°, 24 квітня на Закарпатті та Прикарпатті,25 квітня у південній частині – місцями до 20°.</text:p>
      <text:p text:style-name="P4">
<text:span text:style-name="T4">
Читайте також:</text:span>
 <text:a xlink:type="simple" xlink:href="https://www.ukrinform.ua/rubric-regions/3698323-vesnane-vodopilla-jde-na-spad-ukrgidroenergo.html" text:style-name="Internet_20_link" text:visited-style-name="Visited_20_Internet_20_Link">
 <text:span text:style-name="T4">
Укргідр</text:span>
 </text:a>
</text:p>
      <text:p text:style-name="P4">
News Source: <text:a xlink:type="simple" xlink:href="https://www.ukrinform.ua/rubric-regions/3698484-dosi-ne-vsuhaut-po-vsij-ukraini-u-karpatah-mokrij-snig.html" text:style-name="Internet_20_link" text:visited-style-name="Visited_20_Internet_20_Link">
https://www.ukrinform.ua/rubric-regions/3698484-dosi-ne-vsuhaut-po-vsij-ukraini-u-karpatah-mokrij-snig.html</text:a>
</text:p>
      <!--NEWS-->
      <text:h text:style-name="P10" text:outline-level="1">
<text:span text:style-name="T4">
Substitute countries want to expand the list of prohibited Ukrainian agro-products</text:span>
</text:h>
      <text:p text:style-name="P4">
Authors: Ukrinform (Person)</text:p>
      <text:p text:style-name="P4">
Publisher: Укринформ (Organization)</text:p>
      <text:p text:style-name="P4">
Published Time: 2023-04-20T19:54:05+03:00</text:p>
      <text:p text:style-name="P4">
Modified Time: 2023-04-20T19:54:05+03:00</text:p>
      <text:p text:style-name="P4">
Description: The European Commission proposes to introduce a ban on the import of four species of crops from Ukraine to Ukraine, and at the same time Poland seeks to bring milk, chicken, eggs and honey to the list. - Ukrinform.</text:p>
      <text:p text:style-name="P4">
Images: ["<text:a xlink:type="simple" xlink:href="https://static.ukrinform.com/photos/2023_04/thumb_files/630_360_1682009576-155.jpg" text:style-name="Internet_20_link" text:visited-style-name="Visited_20_Internet_20_Link">
630_360_16820...</text:a>
"]</text:p>
      <text:p text:style-name="P4">
Tags: ['Експорт', 'Євросоюз', 'Україна', 'Фермер']</text:p>
      <text:p text:style-name="P4">
Type: Article</text:p>
      <!--METADATA-->
      <text:p text:style-name="P4">
<draw:frame draw:style-name="fr1" draw:name="Image169" text:anchor-type="as-char" svg:width="6.9236in" svg:height="3.956343in" draw:z-index="0">
<draw:image xlink:href="../Images/yкринформ/2023-04-20T19-54-05-03-00/630_360_1682009576-155.jpg" xlink:type="simple" xlink:show="embed" xlink:actuate="onLoad" draw:mime-type="image/jpeg"/>
</draw:frame>
The European Commission proposes to introduce a ban on the import of four species of agricultural crops from Ukraine, at the same time Poland seeks to bring milk, chicken, eggs and honey to the list.</text:p>
      <text:p text:style-name="P4">
This was stated at the press conference by the Minister of Agriculture and Development of the Security Service of the RP Robert Telus, Ukrinform correspondent reports.</text:p>
      <text:p text:style-name="P4">
According to the Polish Minister, the proposal <text:a xlink:type="simple" xlink:href="https://www.ukrinform.ua/tag-evrosouz" text:style-name="Internet_20_link" text:visited-style-name="Visited_20_Internet_20_Link">
</text:a>
It is to block the import into countries bordering Ukraine, corn, wheat, rapeseed and sunflower. At the same time, the list of Ukrainian agro -products, which Poland, Slovakia, Hungary, Romania and Bulgaria are proposed to be allowed to be allowed to the EU, wider.</text:p>
      <text:p text:style-name="P4">
“We offer it too(to introduce)Milk, chicken, eggs and honey, ”Telus emphasized.</text:p>
      <text:p text:style-name="P4">
He noted that there are now agreements between the countries, and the Zevro Commission will be renewed next week.</text:p>
      <text:p text:style-name="P4">
The Minister also said that the transit of Ukrainian grain through the territory of Poland, which should be renewed from the north of April 21, will be escorted by employees of the RP. They will accompany several trucks with the grain of water convoy - alone the cars will not go.</text:p>
      <text:p text:style-name="P4">
<text:span text:style-name="T4">
 Read also: </text:span>
 <text:a xlink:type="simple" xlink:href="https://www.ukrinform.ua/rubric-economy/3698395-polsa-ne-obmezuvatime-perelik-ukrainskoi-agroprodukcii-dla-tranzitu-solskij.html" text:style-name="Internet_20_link" text:visited-style-name="Visited_20_Internet_20_Link">
<text:span text:style-name="T4">
 Solsky </text:span>
</text:a>
As reported by Ukrinform, Poland, Hungary, Slovakia and Bulgaria to make a prohibition on imports of grain and other types of agricultural products from Ukraine. Poland also suspended transit of Ukrainian APC products through its territory, but plans to renew it from April 21.</text:p>
      <text:p text:style-name="P4">
Romania has not yet imposed restrictions on the import and transit of Ukrainian agro -products, but increased control and inspection of agricultural goods imported into its territory.</text:p>
      <text:p text:style-name="P4">
The European Commission has offered a package of assistance for farmers from the countries that bordering Ukraine, which includes financial assistance and other events. The assistance will be provided if restrictions on the import of Ukrainian agro -products are removed.</text:p>
      <text:p text:style-name="P4">
Consultations with the participation of the European Commission and representatives of Bulgaria, Hungary, Poland, Slovakia, Romania and Ukraine are ongoing.</text:p>
      <text:p text:style-name="P4">
News Source: <text:a xlink:type="simple" xlink:href="https://www.ukrinform.ua/rubric-economy/3698548-krainisusidi-hocut-rozsiriti-spisok-zaboronenoi-ukrainskoi-agroprodukcii.html" text:style-name="Internet_20_link" text:visited-style-name="Visited_20_Internet_20_Link">
https://www.ukrinform.ua/rubric-economy/3698548-krainisusidi-hocut-rozsiriti-spisok-zaboronenoi-ukrainskoi-agroprodukcii.html</text:a>
</text:p>
      <!--NEWS-->
      <text:h text:style-name="P10" text:outline-level="1">
<text:span text:style-name="T4">
Українка Лівач - стала другою  на ЧЄ з боротьби</text:span>
</text:h>
      <text:p text:style-name="P4">
Authors: Ukrinform (Person)</text:p>
      <text:p text:style-name="P4">
Publisher: Укринформ (Organization)</text:p>
      <text:p text:style-name="P4">
Published Time: 2023-04-20T20:03:13+03:00</text:p>
      <text:p text:style-name="P4">
Modified Time: 2023-04-20T20:03:13+03:00</text:p>
      <text:p text:style-name="P4">
Description: Ukrainian Oksana Livach became a silver medalist of the European Championships. - Ukrinform.</text:p>
      <text:p text:style-name="P4">
Images: ["<text:a xlink:type="simple" xlink:href="https://static.ukrinform.com/photos/2023_04/thumb_files/630_360_1682010111-343.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170" text:anchor-type="as-char" svg:width="6.9236in" svg:height="3.956343in" draw:z-index="0">
<draw:image xlink:href="../Images/yкринформ/2023-04-20T20-03-13-03-00/630_360_1682010111-343.jpg" xlink:type="simple" xlink:show="embed" xlink:actuate="onLoad" draw:mime-type="image/jpeg"/>
</draw:frame>
The Ukrainian Livach was the silver medalist of the European Championship in the fight.</text:p>
      <text:p text:style-name="P4">
In the finale in the weight category up to 50 kg, she gave way to the former Ukrainian Mariastadnik, who represents Azerbaijan, Ukrinform reports.</text:p>
      <text:p text:style-name="P4">
For the Stadnik, this gold medal became 10th in his career.</text:p>
      <text:p text:style-name="P4">
<text:span text:style-name="T4">
 Read also: </text:span>
 <text:a xlink:type="simple" xlink:href="https://www.ukrinform.ua/rubric-sports/3698121-ukraina-zaklikae-izrail-skasuvati-cempionat-evropi-z-sambo-cerez-ucast-rosian-i-bilorusiv.html" text:style-name="Internet_20_link" text:visited-style-name="Visited_20_Internet_20_Link">
<text:span text:style-name="T4">
 championship </text:span>
 <text:span text:style-name="T4">
 Europe </text:span>
</text:a>
As it was reported, in the semifinals, Livach defeated the current Vice -Empioceum of the World Migule, Georgian Selishka from Bulgaria.</text:p>
      <text:p text:style-name="P4">
Photo: UWW</text:p>
      <text:p text:style-name="P4">
News Source: <text:a xlink:type="simple" xlink:href="https://www.ukrinform.ua/rubric-sports/3698551-ukrainka-livac-stala-drugou-na-ce-z-borotbi.html" text:style-name="Internet_20_link" text:visited-style-name="Visited_20_Internet_20_Link">
https://www.ukrinform.ua/rubric-sports/3698551-ukrainka-livac-stala-drugou-na-ce-z-borotbi.html</text:a>
</text:p>
      <!--NEWS-->
      <text:h text:style-name="P10" text:outline-level="1">
<text:span text:style-name="T4">
A third of Ukrainians watch Ukrainian cinema regularly</text:span>
</text:h>
      <text:p text:style-name="P4">
Authors: Ukrinform (Person)</text:p>
      <text:p text:style-name="P4">
Publisher: Укринформ (Organization)</text:p>
      <text:p text:style-name="P4">
Published Time: 2023-04-20T20:07:00+03:00</text:p>
      <text:p text:style-name="P4">
Modified Time: 2023-04-20T20:07:00+03:00</text:p>
      <text:p text:style-name="P4">
Description: The share of Ukrainians who regularly watch Ukrainian films has increased from 29 % to 33 %, compared to pre -war time. - Ukrinform.</text:p>
      <text:p text:style-name="P4">
Images: ["<text:a xlink:type="simple" xlink:href="https://static.ukrinform.com/photos/2021_08/thumb_files/630_360_1630171870-547.jpeg" text:style-name="Internet_20_link" text:visited-style-name="Visited_20_Internet_20_Link">
630_360_16301...</text:a>
"]</text:p>
      <text:p text:style-name="P4">
Tags: ['Кіно', 'Культура', 'Опитування', 'Україна']</text:p>
      <text:p text:style-name="P4">
Type: Article</text:p>
      <!--METADATA-->
      <text:p text:style-name="P4">
<draw:frame draw:style-name="fr1" draw:name="Image171" text:anchor-type="as-char" svg:width="6.9236in" svg:height="3.956343in" draw:z-index="0">
<draw:image xlink:href="../Images/yкринформ/2023-04-20T20-07-00-03-00/630_360_1630171870-547.jpeg" xlink:type="simple" xlink:show="embed" xlink:actuate="onLoad" draw:mime-type="image/jpeg"/>
</draw:frame>
The share of Ukrainian films regularly increased from 29 % to 33 % compared to pre -war time.</text:p>
      <text:p text:style-name="P4">
The results of the relevant study were transmitted by Ukrinform research company Gradus Research.</text:p>
      <text:p text:style-name="P4">
"If before the start of a full -scale invasion, Ukrainian <text:a xlink:type="simple" xlink:href="https://www.ukrinform.ua/tag-kino" text:style-name="Internet_20_link" text:visited-style-name="Visited_20_Internet_20_Link">
</text:a>
29% of the surveyed Ukrainians, now the numerators of domestic cinema have increased to a third(33%)", - the testimony reads.</text:p>
      <text:p text:style-name="P4">
Researchers explain the growth, in particular, what happened to "flow" of the people of the category "see Ukrainian films sometimes" in the category of regular viewership cinema. According to the data, sometimes domestic films are sometimes watching 50% of people, although before the war this share was 59%.</text:p>
      <text:p text:style-name="P4">
At the same time, only 14% of the respondents said they did not watch Ukrainian films.</text:p>
      <text:p text:style-name="P4">
The results of the study also showed that 61% of respondents aged 18 to 34 years prefer the film in online cinema. At the same time, the audience55-60 years is mostly watched by Ukrainian films on television. Along with Timofline movie theaters visit 14% of respondents.</text:p>
      <text:p text:style-name="P4">
<text:span text:style-name="T4">
 Read also: </text:span>
 <text:a xlink:type="simple" xlink:href="https://www.ukrinform.ua/rubric-culture/3697405-stricka-pamfir-zibrala-u-prokati-vze-majze-11-miljoniv.html" text:style-name="Internet_20_link" text:visited-style-name="Visited_20_Internet_20_Link">
</text:a>
"This can be explained by both the difficult security situation in the country and their less access. It should be noted that cinemas use a special popularity among young people-a share of Ukrainians aged 18-24, which is usually watched by Ukrainian movies in cinemas, almost three times more than a sampling(41%vs 14%)", - the study said.</text:p>
      <text:p text:style-name="P4">
The survey was conducted by a research company Gradus Research by the method of sensation of the questionnaire in the mobile application. Sample: 1240 respondents aged 18-60 years who live in settlements more than 50,000 inhabitants. The period of conducting April 13-14, 2023.</text:p>
      <text:p text:style-name="P4">
<text:span text:style-name="T5">
Foto: Credo</text:span>
</text:p>
      <text:p text:style-name="P4">
News Source: <text:a xlink:type="simple" xlink:href="https://www.ukrinform.ua/rubric-culture/3698552-tretina-ukrainciv-regularno-divitsa-ukrainske-kino.html" text:style-name="Internet_20_link" text:visited-style-name="Visited_20_Internet_20_Link">
https://www.ukrinform.ua/rubric-culture/3698552-tretina-ukrainciv-regularno-divitsa-ukrainske-kino.html</text:a>
</text:p>
      <!--NEWS-->
      <text:h text:style-name="P10" text:outline-level="1">
<text:span text:style-name="T4">
Shmigal summed up the International Summit of Cities and Regions</text:span>
</text:h>
      <text:p text:style-name="P4">
Authors: Ukrinform (Person)</text:p>
      <text:p text:style-name="P4">
Publisher: Укринформ (Organization)</text:p>
      <text:p text:style-name="P4">
Published Time: 2023-04-20T20:19:09+03:00</text:p>
      <text:p text:style-name="P4">
Modified Time: 2023-04-20T20:19:09+03:00</text:p>
      <text:p text:style-name="P4">
Description: As part of the work of the International Summit of Cities and Regions, representatives of 30 countries of the world, the Council of Europe, the EU and the European Committee of the Regions have signed a joint declaration on the readiness to take patronades over Russian terror in the regions of Ukraine. - Ukrinform.</text:p>
      <text:p text:style-name="P4">
Images: ["<text:a xlink:type="simple" xlink:href="https://static.ukrinform.com/photos/2023_04/thumb_files/630_360_1682011092-419.jpg" text:style-name="Internet_20_link" text:visited-style-name="Visited_20_Internet_20_Link">
630_360_16820...</text:a>
"]</text:p>
      <text:p text:style-name="P4">
Tags: ['Шмигаль', 'Відновлення України', 'Саміт міст та регіонів']</text:p>
      <text:p text:style-name="P4">
Type: Article</text:p>
      <!--METADATA-->
      <text:p text:style-name="P4">
<draw:frame draw:style-name="fr1" draw:name="Image172" text:anchor-type="as-char" svg:width="6.9236in" svg:height="3.956343in" draw:z-index="0">
<draw:image xlink:href="../Images/yкринформ/2023-04-20T20-19-09-03-00/630_360_1682011092-419.jpg" xlink:type="simple" xlink:show="embed" xlink:actuate="onLoad" draw:mime-type="image/jpeg"/>
</draw:frame>
Within the framework of the International Summit of Cities and Regions, representatives of 30 countries of the world, the Council of Ukraine, the EU and the European Committee of the Regions have signed a joint declaration of readiness to take patronades over the victims of Russian terrorists of Ukraine.</text:p>
      <text:p text:style-name="P4">
As Ukrinform reports, about it in <text:a xlink:type="simple" xlink:href="http://t.me/Denys_Smyhal/5052" text:style-name="Internet_20_link" text:visited-style-name="Visited_20_Internet_20_Link">
</text:a>
The reports of Ukraine Denis Shmigal reported.</text:p>
      <text:p text:style-name="P4">
"Extremely productive Day of the International Summit of Cities and Regions. The concept of the regional office of international cooperation was the creation of a network of communication sites of local authorities with foreign partners. They signed a joint declaration with the participation of 30 countries of the world, the Council of Ukraine, the EU and the European Committee of the Regions. It confirms the willingness to collect patronage over Russian terror victims of Russian terror. The coordination principles of horizontal partnership. This is Build Back Better, the rule of law, the inviolability of local self -government, the attraction of a varied range of participants, " - said <text:a xlink:type="simple" xlink:href="https://www.ukrinform.ua/tag-smigal" text:style-name="Internet_20_link" text:visited-style-name="Visited_20_Internet_20_Link">
</text:a>
.</text:p>
      <text:p text:style-name="P4">
In addition, according to him, Ukraine has joined the mechanism of EU civil protection, which is the world's largest system of providing international coordinated Operative Operative Assistance in Emergency Situations.</text:p>
      <text:p text:style-name="P4">
"11 agreements have been signed between Ukrainian regions, cities, communities and foreign partners," the Prime Minister said.</text:p>
      <text:p text:style-name="P4">
<text:span text:style-name="T4">
 Read also: </text:span>
 <text:a xlink:type="simple" xlink:href="https://www.ukrinform.ua/rubric-regions/3698486-vijna-pokazala-aki-novi-standarti-bezpeki-potribni-na-rivni-gromad-prezident.html" text:style-name="Internet_20_link" text:visited-style-name="Visited_20_Internet_20_Link">
</text:a>
According to Ukrinform, Prime Minister of Ukraine Denis Shmigal <text:a xlink:type="simple" xlink:href="https://www.ukrinform.ua/rubric-vidbudova/3698325-vidnovitisa-pisla-atak-rf-ukrainskim-mistam-i-selam-dopomagaut-majze-60-krain-smigal.html" text:style-name="Internet_20_link" text:visited-style-name="Visited_20_Internet_20_Link">
</text:a>
that almost 60 countries help to survive and recover the settlements of Ukraine after Atacrosion.</text:p>
      <text:p text:style-name="P4">
<text:span text:style-name="T5">
Foto: Denis Shmigal/Telegram</text:span>
</text:p>
      <text:p text:style-name="P4">
News Source: <text:a xlink:type="simple" xlink:href="https://www.ukrinform.ua/rubric-vidbudova/3698554-smigal-pidbiv-pidsumki-miznarodnogo-samitu-mist-ta-regioniv.html" text:style-name="Internet_20_link" text:visited-style-name="Visited_20_Internet_20_Link">
https://www.ukrinform.ua/rubric-vidbudova/3698554-smigal-pidbiv-pidsumki-miznarodnogo-samitu-mist-ta-regioniv.html</text:a>
</text:p>
      <!--NEWS-->
      <text:h text:style-name="P10" text:outline-level="1">
<text:span text:style-name="T4">
The President has released the head of the Center for Combating Misinformation</text:span>
</text:h>
      <text:p text:style-name="P4">
Authors: Ukrinform (Person)</text:p>
      <text:p text:style-name="P4">
Publisher: Укринформ (Organization)</text:p>
      <text:p text:style-name="P4">
Published Time: 2023-04-20T20:22:00+03:00</text:p>
      <text:p text:style-name="P4">
Modified Time: 2023-04-20T20:22:00+03:00</text:p>
      <text:p text:style-name="P4">
Description: President Volodymyr Zelensky dismissed Pauline Lysenko from the post of head of the Center for Anti -misinformation. - Ukrinform.</text:p>
      <text:p text:style-name="P4">
Images: ["<text:a xlink:type="simple" xlink:href="https://static.ukrinform.com/photos/2022_09/thumb_files/630_360_1663862325-924.jpg" text:style-name="Internet_20_link" text:visited-style-name="Visited_20_Internet_20_Link">
630_360_16638...</text:a>
"]</text:p>
      <text:p text:style-name="P4">
Tags: ['Президент', 'Зеленський', 'Центр протидії дезінформації']</text:p>
      <text:p text:style-name="P4">
Type: Article</text:p>
      <!--METADATA-->
      <text:p text:style-name="P4">
<draw:frame draw:style-name="fr1" draw:name="Image173" text:anchor-type="as-char" svg:width="6.9236in" svg:height="3.956343in" draw:z-index="0">
<draw:image xlink:href="../Images/yкринформ/2023-04-20T20-22-00-03-00/630_360_1663862325-924.jpg" xlink:type="simple" xlink:show="embed" xlink:actuate="onLoad" draw:mime-type="image/jpeg"/>
</draw:frame>
The Presidential Lordir Zelensky dismissed Pauline Lysenko from the post of head of the Center for Prodidium misinformation.</text:p>
      <text:p text:style-name="P4">
The text of the relevant decree is published on <text:a xlink:type="simple" xlink:href="https://www.president.gov.ua/documents/2332023-46553" text:style-name="Internet_20_link" text:visited-style-name="Visited_20_Internet_20_Link">
</text:a>
, reports Ukrinform.</text:p>
      <text:p text:style-name="P4">
The document states that Lysenko is dismissed in accordance with the submitted.</text:p>
      <text:p text:style-name="P4">
<text:span text:style-name="T4">
 Read also: </text:span>
 <text:a xlink:type="simple" xlink:href="https://www.ukrinform.ua/rubric-society/3623484-nacrada-i-centr-protidii-dezinformacii-razom-borotimutsa-proti-propagandi.html" text:style-name="Internet_20_link" text:visited-style-name="Visited_20_Internet_20_Link">
<text:span text:style-name="T4">
 Center </text:span>
 <text:span text:style-name="T4">
 opposition </text:span>
 <text:span text:style-name="T4">
 misinformation </text:span>
</text:a>
Lysenko headed the CPD in April 2021. She is a candidate of law, worked as a lawyer and assistant to the first deputy director of NABU, head of international legal cooperation and return of assets of the office prosecutor and a project for the development(Founded by Mikhail Saakashvili).З вересня 2020 року обіймала посаду директора департаменту інформаційноїполітики та зв'язків із громадськістю Укрзалізниці.</text:p>
      <text:p text:style-name="P4">
<text:span text:style-name="T5">
Фото: ОП</text:span>
</text:p>
      <text:p text:style-name="P4">
News Source: <text:a xlink:type="simple" xlink:href="https://www.ukrinform.ua/rubric-polytics/3698556-zelenskij-zvilniv-kerivnika-centru-protidii-dezinformacii.html" text:style-name="Internet_20_link" text:visited-style-name="Visited_20_Internet_20_Link">
https://www.ukrinform.ua/rubric-polytics/3698556-zelenskij-zvilniv-kerivnika-centru-protidii-dezinformacii.html</text:a>
</text:p>
      <!--NEWS-->
      <text:h text:style-name="P10" text:outline-level="1">
<text:span text:style-name="T4">
The Lithuanian Seimas overcame Naused's veto for sanctions for Russians and Belarus</text:span>
</text:h>
      <text:p text:style-name="P4">
Authors: Ukrinform (Person)</text:p>
      <text:p text:style-name="P4">
Publisher: Укринформ (Organization)</text:p>
      <text:p text:style-name="P4">
Published Time: 2023-04-20T20:27:00+03:00</text:p>
      <text:p text:style-name="P4">
Modified Time: 2023-04-20T20:27:00+03:00</text:p>
      <text:p text:style-name="P4">
Description: The Lithuanian Parliament overcame President of Hitanas Nauseda and finally approved the introduction of various sanctions on Russian and Belarus citizens in connection with the war in Ukraine. - Ukrinform.</text:p>
      <text:p text:style-name="P4">
Images: ["<text:a xlink:type="simple" xlink:href="https://static.ukrinform.com/photos/2023_04/thumb_files/630_360_1682011143-178.jpg" text:style-name="Internet_20_link" text:visited-style-name="Visited_20_Internet_20_Link">
630_360_16820...</text:a>
"]</text:p>
      <text:p text:style-name="P4">
Tags: ['Антиросійські санкції', 'білорусь', 'Литва', 'Вето']</text:p>
      <text:p text:style-name="P4">
Type: Article</text:p>
      <!--METADATA-->
      <text:p text:style-name="P4">
<draw:frame draw:style-name="fr1" draw:name="Image174" text:anchor-type="as-char" svg:width="6.9236in" svg:height="3.956343in" draw:z-index="0">
<draw:image xlink:href="../Images/yкринформ/2023-04-20T20-27-00-03-00/630_360_1682011143-178.jpg" xlink:type="simple" xlink:show="embed" xlink:actuate="onLoad" draw:mime-type="image/jpeg"/>
</draw:frame>
Parliamentary has overcome the veto of President of Hitanas Nauseda and finally approved the implementation of various sanctions on citizens of Russia and Belarus in connection in connection in Ukraine.</text:p>
      <text:p text:style-name="P4">
About it reports <text:a xlink:type="simple" xlink:href="https://www.lrt.lt/ua/novini/1263/1967158/seim-litvi-podolav-veto-prezidenta-sanktsiyi-dlia-rosiian-i-bilorusiv-u-litvi-vidrizniatimut-sia" text:style-name="Internet_20_link" text:visited-style-name="Visited_20_Internet_20_Link">
</text:a>
, reports Ukrinform.</text:p>
      <text:p text:style-name="P4">
For the adoption of the relevant law without the amendments proposed by the President, 99 members of the Seimas, seven spoke against, two abstained.</text:p>
      <text:p text:style-name="P4">
According to the Law on restrictive measures in connection with military aggression of anti -Ukraine, from May 2 this year to May 3 of the following year will be restricted by the Russians and Belarus Lithuanian visas, the status of an electronic mining.</text:p>
      <text:p text:style-name="P4">
Russian citizens will face additional difficulties when entering <text:a xlink:type="simple" xlink:href="https://www.ukrinform.ua/tag-litva" text:style-name="Internet_20_link" text:visited-style-name="Visited_20_Internet_20_Link">
</text:a>
, the acquisition of real estate, and their applications will not be accepted in the republic.</text:p>
      <text:p text:style-name="P4">
The law on national sanctions also provides for a ban on the import of Ukrainian hryvnias to Lithuania and from Lithuania by Russian citizens Tabilorus.</text:p>
      <text:p text:style-name="P4">
<text:span text:style-name="T4">
 Read also: </text:span>
 <text:a xlink:type="simple" xlink:href="https://www.ukrinform.ua/rubric-polytics/3695979-prezident-litvi-obgovoriv-z-genprokurorom-ukraini-stvorenna-spectribunalu-dla-rf.html" text:style-name="Internet_20_link" text:visited-style-name="Visited_20_Internet_20_Link">
<text:span text:style-name="T4">
 Lithuania </text:span>
</text:a>
Lithuanian Foreign Minister Gabrielus Landsbergis <text:a xlink:type="simple" xlink:href="https://www.delfi.lt/ru/news/politics/glava-mid-prizovet-otklonit-prezidentskoe-veto-belorusy-v-otlichie-ot-rossiyan-obladayut-duhovnym-suverenitetom.d" text:style-name="Internet_20_link" text:visited-style-name="Visited_20_Internet_20_Link">
</text:a>
which considers the unjust comparison of the Russians of the Ibilorus in the sanction law. In particular, in his opinion, Belarusians, unlike the Russians, have "spiritual sovereignty", since hundreds of thousands of citizens were published in 2020 in 2020, which was not available in Russia.</text:p>
      <text:p text:style-name="P4">
As it was reported, Lithuanian Minister of Lithuania Arvidas Anushauskas stated that the volume of military assistance had reached 454 million euros.</text:p>
      <text:p text:style-name="P4">
<text:span text:style-name="T5">
Foto: www.lrt.lt</text:span>
</text:p>
      <text:p text:style-name="P4">
News Source: <text:a xlink:type="simple" xlink:href="https://www.ukrinform.ua/rubric-world/3698557-sejm-litvi-podolav-veto-nausedi-na-zakon-pro-sankcii-dla-rosian-i-bilorusiv.html" text:style-name="Internet_20_link" text:visited-style-name="Visited_20_Internet_20_Link">
https://www.ukrinform.ua/rubric-world/3698557-sejm-litvi-podolav-veto-nausedi-na-zakon-pro-sankcii-dla-rosian-i-bilorusiv.html</text:a>
</text:p>
      <!--NEWS-->
      <text:h text:style-name="P10" text:outline-level="1">
<text:span text:style-name="T4">
In Kiev at the metro stations is temporarily unavailable payment by bank card</text:span>
</text:h>
      <text:p text:style-name="P4">
Authors: Ukrinform (Person)</text:p>
      <text:p text:style-name="P4">
Publisher: Укринформ (Organization)</text:p>
      <text:p text:style-name="P4">
Published Time: 2023-04-20T20:36:00+03:00</text:p>
      <text:p text:style-name="P4">
Modified Time: 2023-04-20T20:36:00+03:00</text:p>
      <text:p text:style-name="P4">
Description: At the stations of the metro -subway, for technical reasons, temporarily unavailable payment for bank card. - Ukrinform.</text:p>
      <text:p text:style-name="P4">
Images: ["<text:a xlink:type="simple" xlink:href="https://static.ukrinform.com/photos/2023_02/thumb_files/630_360_1676034415-412.jpg" text:style-name="Internet_20_link" text:visited-style-name="Visited_20_Internet_20_Link">
630_360_16760...</text:a>
"]</text:p>
      <text:p text:style-name="P4">
Tags: ['Метро', 'Київ']</text:p>
      <text:p text:style-name="P4">
Type: Article</text:p>
      <!--METADATA-->
      <text:p text:style-name="P4">
<draw:frame draw:style-name="fr1" draw:name="Image175" text:anchor-type="as-char" svg:width="6.9236in" svg:height="3.956343in" draw:z-index="0">
<draw:image xlink:href="../Images/yкринформ/2023-04-20T20-36-00-03-00/630_360_1676034415-412.jpg" xlink:type="simple" xlink:show="embed" xlink:actuate="onLoad" draw:mime-type="image/jpeg"/>
</draw:frame>
Formation of the metro -subway for technical reasons is temporarily not available payment by bank card.</text:p>
      <text:p text:style-name="P4">
According to Ukrinform, the Kyiv City State Administration reported this <text:a xlink:type="simple" xlink:href="http://t.me/KyivCityOfficial/6527" text:style-name="Internet_20_link" text:visited-style-name="Visited_20_Internet_20_Link">
</text:a>
.</text:p>
      <text:p text:style-name="P4">
Specialists work to solve the problem. All other means of payment will work as usual.</text:p>
      <text:p text:style-name="P4">
As of this time, it is possible to pay for the fare with a paper QR-ticket, transport card or QR code generated in the Kyiv Digital application.</text:p>
      <text:p text:style-name="P4">
<text:span text:style-name="T4">
 Read also: </text:span>
 <text:a xlink:type="simple" xlink:href="https://www.ukrinform.ua/rubric-kyiv/3697928-perevirki-marsrutok-za-rezultatami-kmda-rozirvala-dogovori-z-sistma-pereviznikami.html" text:style-name="Internet_20_link" text:visited-style-name="Visited_20_Internet_20_Link">
</text:a>
As reported by Ukrinform, on April 3 in Kyiv, due to a technical failure, a temporarily displayed passenger passenger passenger passengers at all stations <text:a xlink:type="simple" xlink:href="https://www.ukrinform.ua/tag-metro" text:style-name="Internet_20_link" text:visited-style-name="Visited_20_Internet_20_Link">
</text:a>
 .</text:p>
      <text:p text:style-name="P4">
News Source: <text:a xlink:type="simple" xlink:href="https://www.ukrinform.ua/rubric-kyiv/3698562-u-kievi-na-stanciah-metro-timcasovo-nedostupna-oplata-proizdu-bankivskou-kartkou.html" text:style-name="Internet_20_link" text:visited-style-name="Visited_20_Internet_20_Link">
https://www.ukrinform.ua/rubric-kyiv/3698562-u-kievi-na-stanciah-metro-timcasovo-nedostupna-oplata-proizdu-bankivskou-kartkou.html</text:a>
</text:p>
      <!--NEWS-->
      <text:h text:style-name="P10" text:outline-level="1">
<text:span text:style-name="T4">
Border guards repelled in Bakhmut two Russian attacks</text:span>
</text:h>
      <text:p text:style-name="P4">
Authors: Ukrinform (Person)</text:p>
      <text:p text:style-name="P4">
Publisher: Укринформ (Organization)</text:p>
      <text:p text:style-name="P4">
Published Time: 2023-04-20T20:40:00+03:00</text:p>
      <text:p text:style-name="P4">
Modified Time: 2023-04-20T20:40:00+03:00</text:p>
      <text:p text:style-name="P4">
Description: The fighters of the State Border Guard Service of Ukraine repelled two attacks of Russian troops in Bakhmut, Donetsk region, neutralizing at least nine invaders. - Ukrinform.</text:p>
      <text:p text:style-name="P4">
Images: ["<text:a xlink:type="simple" xlink:href="https://static.ukrinform.com/photos/2023_04/thumb_files/630_360_1682008109-736.jpeg" text:style-name="Internet_20_link" text:visited-style-name="Visited_20_Internet_20_Link">
630_360_16820...</text:a>
"]</text:p>
      <text:p text:style-name="P4">
Tags: ['Бахмут', 'Прикордонники', 'Війна з росією']</text:p>
      <text:p text:style-name="P4">
Type: Article</text:p>
      <!--METADATA-->
      <text:p text:style-name="P4">
<draw:frame draw:style-name="fr1" draw:name="Image176" text:anchor-type="as-char" svg:width="6.9236in" svg:height="3.956343in" draw:z-index="0">
<draw:image xlink:href="../Images/yкринформ/2023-04-20T20-40-00-03-00/630_360_1682008109-736.jpeg" xlink:type="simple" xlink:show="embed" xlink:actuate="onLoad" draw:mime-type="image/jpeg"/>
</draw:frame>
The Ukrainian Border Guard Service reflected two attacks by Russian troops of the Ubakhmuti Donetsk region, neutralizing at least nine invaders.</text:p>
      <text:p text:style-name="P4">
This was reported <text:a xlink:type="simple" xlink:href="https://dpsu.gov.ua/ua/news/U-Bahmuti-prikordonniki-vidbili-dvi-nichni-ataki-voroga/" text:style-name="Internet_20_link" text:visited-style-name="Visited_20_Internet_20_Link">
</text:a>
, reports Ukrinform.</text:p>
      <text:p text:style-name="P4">
As it is noted, last night one of the border units twice joined the navigator groups of Russians, who tried to approach the awards of Ukraine's defenders in the darkness.</text:p>
      <text:p text:style-name="P4">
By means of thermal imaging <text:a xlink:type="simple" xlink:href="https://www.ukrinform.ua/tag-prikordonniki" text:style-name="Internet_20_link" text:visited-style-name="Visited_20_Internet_20_Link">
</text:a>
Among the ruins of the enemy movement, it was allowed to open fire from small arms and grenade launchers.</text:p>
      <text:p text:style-name="P4">
After an unsuccessful assault attempt, the invaders pulled the reserve and tried the second time to protect the defense, but unsuccessfully.</text:p>
      <text:p text:style-name="P4">
<text:span text:style-name="T4">
 Read also: </text:span>
 <text:a xlink:type="simple" xlink:href="https://www.ukrinform.ua/rubric-regions/3698037-u-bahmuti-dosi-zalisautsa-diti-veresuk.html" text:style-name="Internet_20_link" text:visited-style-name="Visited_20_Internet_20_Link">
<text:span text:style-name="T4">
 Bakhmut </text:span>
</text:a>
"At dawn, the enemy retreated. Reflecting the attack, the border guards were harmed by at least nine occupiers, three of which were liquidated and six -heated," the State Tax Service of Ukraine said.</text:p>
      <text:p text:style-name="P4">
As reported <text:a xlink:type="simple" xlink:href="https://www.ukrinform.ua/rubric-ato/3698532-za-bahmut-idut-zapekli-boi-vorog-namagaetsa-nastupati-na-pati-napramkah.html" text:style-name="Internet_20_link" text:visited-style-name="Visited_20_Internet_20_Link">
</text:a>
, as of Bakhmut, the most fierce battles are conducted for Bakhmut. More than 20 attacks were reflected at this day of defense of Ukraine.</text:p>
      <text:p text:style-name="P4">
<text:span text:style-name="T5">
Foto: dpsu.gov.ua</text:span>
</text:p>
      <text:p text:style-name="P4">
News Source: <text:a xlink:type="simple" xlink:href="https://www.ukrinform.ua/rubric-ato/3698541-prikordonniki-vidbili-u-bahmuti-dvi-rosijski-ataki.html" text:style-name="Internet_20_link" text:visited-style-name="Visited_20_Internet_20_Link">
https://www.ukrinform.ua/rubric-ato/3698541-prikordonniki-vidbili-u-bahmuti-dvi-rosijski-ataki.html</text:a>
</text:p>
      <!--NEWS-->
      <text:h text:style-name="P10" text:outline-level="1">
<text:span text:style-name="T4">
The President congratulated the Muslims of Ukraine on the Ramazan Bayram holiday</text:span>
</text:h>
      <text:p text:style-name="P4">
Authors: Ukrinform (Person)</text:p>
      <text:p text:style-name="P4">
Publisher: Укринформ (Organization)</text:p>
      <text:p text:style-name="P4">
Published Time: 2023-04-20T20:42:00+03:00</text:p>
      <text:p text:style-name="P4">
Modified Time: 2023-04-20T20:42:00+03:00</text:p>
      <text:p text:style-name="P4">
Description: President Volodymyr Zelenskyy congratulated the Muslims of Ukraine on the occasion of Ramazan Bayram.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Мусульмани', 'Іслам', 'Зеленський']</text:p>
      <text:p text:style-name="P4">
Type: Article</text:p>
      <!--METADATA-->
      <text:p text:style-name="P4">
<draw:frame draw:style-name="fr1" draw:name="Image177" text:anchor-type="as-char" svg:width="6.9236in" svg:height="3.956343in" draw:z-index="0">
<draw:image xlink:href="../Images/yкринформ/2023-04-20T20-42-00-03-00/630_360_1678962741-175.jpeg" xlink:type="simple" xlink:show="embed" xlink:actuate="onLoad" draw:mime-type="image/jpeg"/>
</draw:frame>
The Presidential Lordir Zelensky congratulated the Muslims of Ukraine on the occasion of the Ramazan Bayram holiday.</text:p>
      <text:p text:style-name="P4">
Greetings are released on <text:a xlink:type="simple" xlink:href="https://www.president.gov.ua/news/vitannya-prezidenta-musulmanam-ukrayini-z-nagodi-svyata-rama-82377" text:style-name="Internet_20_link" text:visited-style-name="Visited_20_Internet_20_Link">
</text:a>
, reports Ukrinform.</text:p>
      <text:p text:style-name="P4">
"I warmly congratulate the Ramazan-Bayram Holiday Holiday, which is a symbol of such virtues as responsiveness, helping needy and disadvantaged. At the time of great tests that have fallen on the fate of our country, the Islamic community of Ukraine, which the whole Ukrainian people, demonstrates patriotism and doing everything It is possible for the protection of independence and territorial integrity of the state. I am convinced that we will inevitably win and the long-awaited peace will come to our native land, "- said <text:a xlink:type="simple" xlink:href="https://www.ukrinform.ua/tag-prezident" text:style-name="Internet_20_link" text:visited-style-name="Visited_20_Internet_20_Link">
</text:a>
.</text:p>
      <text:p text:style-name="P4">
<text:span text:style-name="T4">
 Read also: </text:span>
 <text:a xlink:type="simple" xlink:href="https://www.ukrinform.ua/rubric-society/3693070-zelenskij-ogolosiv-pro-zapocatkuvanna-v-ukraini-novoi-tradicii-iftaru.html" text:style-name="Internet_20_link" text:visited-style-name="Visited_20_Internet_20_Link">
</text:a>
He wished Muslims good health, unwavering faith, harmony of Tadostaty.</text:p>
      <text:p text:style-name="P4">
Prime Minister of Ukraine Denis Shmigal congratulated Muslims on the Ramazan Bayram holiday <text:a xlink:type="simple" xlink:href="https://www.facebook.com/dshmyhal/posts/pfbid029tAtdKzhdSCB7em1ygQMgmWpHh2w9WsemXuD39sr7quauzzcjSYyADpZCJaxKHWEl" text:style-name="Internet_20_link" text:visited-style-name="Visited_20_Internet_20_Link">
</text:a>
Wishing inspiration for good deeds and further struggle for freedom.</text:p>
      <text:p text:style-name="P4">
"I sincerely congratulate the Muslims on the Ramazan Bayram holiday, marking the end of the holy month of Ramadan. May the spirit of brotherhood and unity obtained during the Special Moon inspires good deeds and further struggle for navigation and the country," he said.</text:p>
      <text:p text:style-name="P4">
The Prime Minister wished all the Muslims of Ukraine a blessed holiday, the help of the All -Sincere, Sincere and Unbreakable Faith in Ukrainian Defenders.</text:p>
      <text:p text:style-name="P4">
"Let all the troubles and troubles will recede, and peace and prosperity will return to the gowns," Shmigal emphasized.</text:p>
      <text:p text:style-name="P4">
Ramazan Bayram is a holiday of Muslim peoples. It is preceded by a 30-day fast that begins on the first day of the Ramadan month(Abo Ramazan).</text:p>
      <text:p text:style-name="P4">
<text:span text:style-name="T5">
Фото: ОП</text:span>
</text:p>
      <text:p text:style-name="P4">
News Source: <text:a xlink:type="simple" xlink:href="https://www.ukrinform.ua/rubric-society/3698563-prezident-privitav-musulman-ukraini-zi-svatom-ramazanbajram.html" text:style-name="Internet_20_link" text:visited-style-name="Visited_20_Internet_20_Link">
https://www.ukrinform.ua/rubric-society/3698563-prezident-privitav-musulman-ukraini-zi-svatom-ramazanbajram.html</text:a>
</text:p>
      <!--NEWS-->
      <text:h text:style-name="P10" text:outline-level="1">
<text:span text:style-name="T4">
The Russians fired from heavy artillery community in Dnipropetrovsk region</text:span>
</text:h>
      <text:p text:style-name="P4">
Authors: Ukrinform (Person)</text:p>
      <text:p text:style-name="P4">
Publisher: Укринформ (Organization)</text:p>
      <text:p text:style-name="P4">
Published Time: 2023-04-20T20:44:52+03:00</text:p>
      <text:p text:style-name="P4">
Modified Time: 2023-04-20T20:44:52+03:00</text:p>
      <text:p text:style-name="P4">
Description: The army of the Russian Federation fired at the heavy artillery of the Velikomikhailov community in Dnipropetrovsk region. - Ukrinform.</text:p>
      <text:p text:style-name="P4">
Images: ["<text:a xlink:type="simple" xlink:href="https://static.ukrinform.com/photos/2023_04/thumb_files/630_360_1682012671-524.jpg" text:style-name="Internet_20_link" text:visited-style-name="Visited_20_Internet_20_Link">
630_360_16820...</text:a>
"]</text:p>
      <text:p text:style-name="P4">
Tags: ['Дніпропетровщина', 'Обстріл', 'Війна з росією']</text:p>
      <text:p text:style-name="P4">
Type: Article</text:p>
      <!--METADATA-->
      <text:p text:style-name="P4">
<draw:frame draw:style-name="fr1" draw:name="Image178" text:anchor-type="as-char" svg:width="6.9236in" svg:height="3.956343in" draw:z-index="0">
<draw:image xlink:href="../Images/yкринформ/2023-04-20T20-44-52-03-00/630_360_1682012671-524.jpg" xlink:type="simple" xlink:show="embed" xlink:actuate="onLoad" draw:mime-type="image/jpeg"/>
</draw:frame>
The Rfost army was arranged from heavy artillery by the Greater Michael community in the Dnipropetrovsk region.</text:p>
      <text:p text:style-name="P4">
This was reported by the head of Dnipropetrovsk Ova Sergey Lisak in <text:a xlink:type="simple" xlink:href="http://t.me/dnipropetrovskaODA/4215" text:style-name="Internet_20_link" text:visited-style-name="Visited_20_Internet_20_Link">
</text:a>
, reports Ukrinform.</text:p>
      <text:p text:style-name="P4">
"Today, under the sight of the Russian army - the Greater Mikhailivska Publicwasinelnikovsky District. The enemy hit it on heavy artillery," - said.</text:p>
      <text:p text:style-name="P4">
According to him, it went without the dead and victims.</text:p>
      <text:p text:style-name="P4">
Rescuers, who establish the effects of the shelling, have an ova head.</text:p>
      <text:p text:style-name="P4">
<text:span text:style-name="T4">
 Read also: </text:span>
 <text:a xlink:type="simple" xlink:href="https://www.ukrinform.ua/rubric-ato/3698507-rosiani-dvici-za-den-obstrilali-ocakiv-iz-rszv.html" text:style-name="Internet_20_link" text:visited-style-name="Visited_20_Internet_20_Link">
<text:span text:style-name="T4">
 firing </text:span>
</text:a>
As it was reported, the day before in the Greater Mikhail community of the Sinelnyk district as a result of <text:a xlink:type="simple" xlink:href="https://www.ukrinform.ua/tag-obstril" text:style-name="Internet_20_link" text:visited-style-name="Visited_20_Internet_20_Link">
</text:a>
Damage is damaged by two -building and car.</text:p>
      <text:p text:style-name="P4">
_ Photo illustrative_</text:p>
      <text:p text:style-name="P4">
News Source: <text:a xlink:type="simple" xlink:href="https://www.ukrinform.ua/rubric-ato/3698564-rosiani-obstrilali-z-vazkoi-artilerii-gromadu-na-dnipropetrovsini.html" text:style-name="Internet_20_link" text:visited-style-name="Visited_20_Internet_20_Link">
https://www.ukrinform.ua/rubric-ato/3698564-rosiani-obstrilali-z-vazkoi-artilerii-gromadu-na-dnipropetrovsini.html</text:a>
</text:p>
      <!--NEWS-->
      <text:h text:style-name="P10" text:outline-level="1">
<text:span text:style-name="T4">
Kyiv region received five generators for critical infrastructure from UNDP</text:span>
</text:h>
      <text:p text:style-name="P4">
Authors: Ukrinform (Person)</text:p>
      <text:p text:style-name="P4">
Publisher: Укринформ (Organization)</text:p>
      <text:p text:style-name="P4">
Published Time: 2023-04-20T20:49:00+03:00</text:p>
      <text:p text:style-name="P4">
Modified Time: 2023-04-20T20:49:00+03:00</text:p>
      <text:p text:style-name="P4">
Description: The United Nations Development Program (UNDP) in Ukraine, with the assistance of the Japanese government, has transferred five powerful generators to the Kyiv region for critical infrastructure. - Ukrinform.</text:p>
      <text:p text:style-name="P4">
Images: ["<text:a xlink:type="simple" xlink:href="https://static.ukrinform.com/photos/2023_04/thumb_files/630_360_1682012553-131.jpg" text:style-name="Internet_20_link" text:visited-style-name="Visited_20_Internet_20_Link">
630_360_16820...</text:a>
", "<text:a xlink:type="simple" xlink:href="https://static.ukrinform.com/photos/2023_04/1682012542-271.jpg" text:style-name="Internet_20_link" text:visited-style-name="Visited_20_Internet_20_Link">
1682012542-27...</text:a>
", "<text:a xlink:type="simple" xlink:href="https://static.ukrinform.com/photos/2023_04/1682012542-129.jpg" text:style-name="Internet_20_link" text:visited-style-name="Visited_20_Internet_20_Link">
1682012542-12...</text:a>
", "<text:a xlink:type="simple" xlink:href="https://static.ukrinform.com/photos/2023_04/1682012541-772.jpg" text:style-name="Internet_20_link" text:visited-style-name="Visited_20_Internet_20_Link">
1682012541-77...</text:a>
"]</text:p>
      <text:p text:style-name="P4">
Tags: ['Японія', 'ПРООН', 'Київщина', 'генератор']</text:p>
      <text:p text:style-name="P4">
Type: Article</text:p>
      <!--METADATA-->
      <text:p text:style-name="P4">
<draw:frame draw:style-name="fr1" draw:name="Image179" text:anchor-type="as-char" svg:width="6.9236in" svg:height="3.956343in" draw:z-index="0">
<draw:image xlink:href="../Images/yкринформ/2023-04-20T20-49-00-03-00/630_360_1682012553-131.jpg" xlink:type="simple" xlink:show="embed" xlink:actuate="onLoad" draw:mime-type="image/jpeg"/>
</draw:frame>
The Unified Nations Program(UNDP)In Ukraine, with the assistance of the Japanese law, she transferred five powerful generators to the Kyiv region for the needs of critical infrastructure.</text:p>
      <text:p text:style-name="P4">
This was reported <text:a xlink:type="simple" xlink:href="https://koda.gov.ua/dlya-potreb-krytychnoyi-infrastruktury-kyyivshhyny-peredaly-5-potuzhnyh-generatoriv-vid-proon-za-spryyannya-uryadu-yaponiyi/" text:style-name="Internet_20_link" text:visited-style-name="Visited_20_Internet_20_Link">
</text:a>
, reports Ukrinform.</text:p>
      <text:p text:style-name="P4">
As noted in the regional administration, these are the first of 77 units of equipment for ensuring uninterrupted supply of electricity, which Ukraine should receive a false program <text:a xlink:type="simple" xlink:href="https://www.ukrinform.ua/tag-proon" text:style-name="Internet_20_link" text:visited-style-name="Visited_20_Internet_20_Link">
</text:a>
and the Government of Japan.</text:p>
      <text:p text:style-name="P4">
<draw:frame draw:style-name="fr1" draw:name="Image180" text:anchor-type="as-char" svg:width="6.9236in" svg:height="4.615733in" draw:z-index="0">
<draw:image xlink:href="../Images/yкринформ/2023-04-20T20-49-00-03-00/1682012542-271.jpg" xlink:type="simple" xlink:show="embed" xlink:actuate="onLoad" draw:mime-type="image/jpeg"/>
</draw:frame>
The generators transferred to the Kyiv region will ensure that facilities such as cleaning and sewage stations, heating systems, medical and educational establishments will ensure a permanent work.</text:p>
      <text:p text:style-name="P4">
<draw:frame draw:style-name="fr1" draw:name="Image181" text:anchor-type="as-char" svg:width="6.9236in" svg:height="4.615733in" draw:z-index="0">
<draw:image xlink:href="../Images/yкринформ/2023-04-20T20-49-00-03-00/1682012542-129.jpg" xlink:type="simple" xlink:show="embed" xlink:actuate="onLoad" draw:mime-type="image/jpeg"/>
</draw:frame>
Representatives of critical infrastructure enterprises have already been presented with certificates of devices.</text:p>
      <text:p text:style-name="P4">
<draw:frame draw:style-name="fr1" draw:name="Image182" text:anchor-type="as-char" svg:width="6.9236in" svg:height="4.615733in" draw:z-index="0">
<draw:image xlink:href="../Images/yкринформ/2023-04-20T20-49-00-03-00/1682012541-772.jpg" xlink:type="simple" xlink:show="embed" xlink:actuate="onLoad" draw:mime-type="image/jpeg"/>
</draw:frame>
The Ambassador Extraordinary and Plenipotentiary of Japan Kuninori Matzuda, a permanent representative of UNDP in Ukraine, the Deputy Minister of Community Development, Territories and Infrastructure Oleksandrbutenko and Deputy Head of Kyiv OVA Mykola Boyko took part in the transmission ceremony.</text:p>
      <text:p text:style-name="P4">
During the event, Sylier stressed that UNDP supports the efforts of the Ukrainian Government to ensure uninterrupted electricity supply, aware of the level of damage and risks that occur during emergencies. According to its words, the constant support of the objects of critical infrastructure by Japan is a formatical platform and a high level of readiness for potential challenges.</text:p>
      <text:p text:style-name="P4">
<text:span text:style-name="T4">
 Read also: </text:span>
 <text:a xlink:type="simple" xlink:href="https://www.ukrinform.ua/rubric-regions/3698241-cerkaski-skoli-j-ditsadki-otrimali-z-polsi-generatori.html" text:style-name="Internet_20_link" text:visited-style-name="Visited_20_Internet_20_Link">
<text:span text:style-name="T4">
 Generator </text:span>
</text:a>
The OVA representative, for his part, noted the systematic work of the UNDP of the Iyapods on the restoration of damage suffered by the Kyiv region and support of the population.</text:p>
      <text:p text:style-name="P4">
"Not so long ago we met in Irpen, where we saw how to collect the destroyed houses to start rebuilding later. Today, international partners again help our critical infrastructure. On this path, "he suggested.<text:span text:style-name="T5">
Foto: UNDP in Ukraine</text:span>
</text:p>
      <text:p text:style-name="P4">
News Source: <text:a xlink:type="simple" xlink:href="https://www.ukrinform.ua/rubric-regions/3698566-kiivsina-otrimala-vid-proon-pat-generatoriv-dla-potreb-kriticnoi-infrastrukturi.html" text:style-name="Internet_20_link" text:visited-style-name="Visited_20_Internet_20_Link">
https://www.ukrinform.ua/rubric-regions/3698566-kiivsina-otrimala-vid-proon-pat-generatoriv-dla-potreb-kriticnoi-infrastrukturi.html</text:a>
</text:p>
      <!--NEWS-->
      <text:h text:style-name="P10" text:outline-level="1">
<text:span text:style-name="T4">
Pentagon's head arrived at Ramstein Air Force</text:span>
</text:h>
      <text:p text:style-name="P4">
Authors: Ukrinform (Person)</text:p>
      <text:p text:style-name="P4">
Publisher: Укринформ (Organization)</text:p>
      <text:p text:style-name="P4">
Published Time: 2023-04-20T21:10:00+03:00</text:p>
      <text:p text:style-name="P4">
Modified Time: 2023-04-20T21:10:00+03:00</text:p>
      <text:p text:style-name="P4">
Description: US Secretary of Defense Lloyd Austin arrived at the Ramstein US Air Force in Germany, where a meeting of the Contact Group on Defense of Ukraine will be held on Friday. - Ukrinform.</text:p>
      <text:p text:style-name="P4">
Images: ["<text:a xlink:type="simple" xlink:href="https://static.ukrinform.com/photos/2023_02/thumb_files/630_360_1676392928-683.jpg" text:style-name="Internet_20_link" text:visited-style-name="Visited_20_Internet_20_Link">
630_360_16763...</text:a>
"]</text:p>
      <text:p text:style-name="P4">
Tags: ['Німеччина', 'Пентагон', 'США', 'Остін']</text:p>
      <text:p text:style-name="P4">
Type: Article</text:p>
      <!--METADATA-->
      <text:p text:style-name="P4">
<draw:frame draw:style-name="fr1" draw:name="Image183" text:anchor-type="as-char" svg:width="6.9236in" svg:height="3.956343in" draw:z-index="0">
<draw:image xlink:href="../Images/yкринформ/2023-04-20T21-10-00-03-00/630_360_1676392928-683.jpg" xlink:type="simple" xlink:show="embed" xlink:actuate="onLoad" draw:mime-type="image/jpeg"/>
</draw:frame>
US Ministry Lloyd Austin arrived on the base of the US Air Force Ramstein, where a meeting of the Contact Group on Defense of Ukraine will be held on Friday.</text:p>
      <text:p text:style-name="P4">
He reported this in <text:a xlink:type="simple" xlink:href="https://twitter.com/SecDef/status/1649031376505536512" text:style-name="Internet_20_link" text:visited-style-name="Visited_20_Internet_20_Link">
</text:a>
, reports Ukrinform.</text:p>
      <text:p text:style-name="P4">
"I arrived at the Ramstein Air Base, where I will take a contact group of defense inquiries tomorrow <text:a xlink:type="simple" xlink:href="https://www.ukrinform.ua/tag-ukraina" text:style-name="Internet_20_link" text:visited-style-name="Visited_20_Internet_20_Link">
</text:a>
with more than 40 union countries and partners to continue our important work to support the most urgent needs of Ukraine in the field of security, ”the Glavpentagon said.</text:p>
      <text:p text:style-name="Quotations">

<text:p text:style-name="P4">
I'm here at <text:a xlink:type="simple" xlink:href="https://twitter.com/RamsteinAirBase" text:style-name="Internet_20_link" text:visited-style-name="Visited_20_Internet_20_Link">
</text:a>
&gt;
 where tomorrow I will be hosting the Ukraine Defense Contact Group with more&gt;
 than 40 allies &amp; partner nations to continue our important work towards&gt;
 supporting Ukraine’s most urgent security assistance needs. <text:a xlink:type="simple" xlink:href="https://t.co/sfpvyxDn83" text:style-name="Internet_20_link" text:visited-style-name="Visited_20_Internet_20_Link">
&gt;
 </text:a>
&gt;
&gt;
 — Secretary of Defense Lloyd J. Austin III(@SecDef) <text:a xlink:type="simple" xlink:href="https://twitter.com/SecDef/status/1649031376505536512" text:style-name="Internet_20_link" text:visited-style-name="Visited_20_Internet_20_Link">
&gt;
 </text:a>
He also posted a video for him by American soldiers of the Blife and Transport Aircraft, where the US Secretary of Defense arrived in Donimich.</text:p>

</text:p>
      <text:p text:style-name="P4">
<text:span text:style-name="T4">
 Read also: </text:span>
 <text:a xlink:type="simple" xlink:href="https://www.ukrinform.ua/rubric-ato/3698125-pentagon-ogolosiv-novij-paket-oboronnoi-dopomogi-ukraini.html" text:style-name="Internet_20_link" text:visited-style-name="Visited_20_Internet_20_Link">
<text:span text:style-name="T4">
 Pentagon </text:span>
</text:a>
As reported by Ukrinform, the 11th meeting of the Contact Group on Defense of Ukraine should take place on April 21.</text:p>
      <text:p text:style-name="P4">
<text:span text:style-name="T5">
Foto: aa</text:span>
</text:p>
      <text:p text:style-name="P4">
News Source: <text:a xlink:type="simple" xlink:href="https://www.ukrinform.ua/rubric-world/3698575-glava-pentagona-pribuv-na-aviabazu-ramstajn.html" text:style-name="Internet_20_link" text:visited-style-name="Visited_20_Internet_20_Link">
https://www.ukrinform.ua/rubric-world/3698575-glava-pentagona-pribuv-na-aviabazu-ramstajn.html</text:a>
</text:p>
      <!--NEWS-->
      <text:h text:style-name="P10" text:outline-level="1">
<text:span text:style-name="T4">
Moldova declares a violation of Russia's security regime in Transnistria</text:span>
</text:h>
      <text:p text:style-name="P4">
Authors: Ukrinform (Person)</text:p>
      <text:p text:style-name="P4">
Publisher: Укринформ (Organization)</text:p>
      <text:p text:style-name="P4">
Published Time: 2023-04-20T21:25:00+03:00</text:p>
      <text:p text:style-name="P4">
Modified Time: 2023-04-20T21:25:00+03:00</text:p>
      <text:p text:style-name="P4">
Description: Під час щотижневого засідання Спільної контрольної комісії (СКК) Молдови представники Кишенева повідомили про порушення режиму безпеки з боку російських військових у невизнаному Придністров’ї. — Укрінформ.</text:p>
      <text:p text:style-name="P4">
Images: ["<text:a xlink:type="simple" xlink:href="https://static.ukrinform.com/photos/2022_04/thumb_files/630_360_1651010841-905.jpg" text:style-name="Internet_20_link" text:visited-style-name="Visited_20_Internet_20_Link">
630_360_16510...</text:a>
"]</text:p>
      <text:p text:style-name="P4">
Tags: ['Молдова', "Придністров'я", 'Російські військові', 'Безпека']</text:p>
      <text:p text:style-name="P4">
Type: Article</text:p>
      <!--METADATA-->
      <text:p text:style-name="P4">
<draw:frame draw:style-name="fr1" draw:name="Image184" text:anchor-type="as-char" svg:width="6.9236in" svg:height="3.956343in" draw:z-index="0">
<draw:image xlink:href="../Images/yкринформ/2023-04-20T21-25-00-03-00/630_360_1651010841-905.jpg" xlink:type="simple" xlink:show="embed" xlink:actuate="onLoad" draw:mime-type="image/jpeg"/>
</draw:frame>
During a joint control commission meeting(SKK)Moldova representatives Kryvenev reported a violation of the safety regime by the Russian military unrecognized Transnistria.</text:p>
      <text:p text:style-name="P4">
As Ukrinform reports, it reports <text:a xlink:type="simple" xlink:href="https://www.moldpres.md/en/news/2023/04/20/23003182" text:style-name="Internet_20_link" text:visited-style-name="Visited_20_Internet_20_Link">
</text:a>
With reference to the Moldovan Reintegration Reintegration Bureau.</text:p>
      <text:p text:style-name="P4">
The meeting discussed the illegal posts of law enforcement agencies and the need to remove them from the security zone, which extends along the Dniester River.</text:p>
      <text:p text:style-name="P4">
Moldova's delegation emphasized on repeated cases on post -host peacekeeping forces with a groundless stop of transport and citizens, especially diplomats accredited in <text:a xlink:type="simple" xlink:href="https://www.ukrinform.ua/tag-moldova" text:style-name="Internet_20_link" text:visited-style-name="Visited_20_Internet_20_Link">
</text:a>
. Делегація Молдови вимагала виключення подібних випадків у довгостроковійперспективі.</text:p>
      <text:p text:style-name="P4">
<text:span text:style-name="T4">
Читайте також:</text:span>
 <text:a xlink:type="simple" xlink:href="https://www.ukrinform.ua/rubric-polytics/3680244-u-sbu-nazvali-provokacieu-zaavi-pro-nibito-pidgotovku-teraktu-u-pridnistrovi.html" text:style-name="Internet_20_link" text:visited-style-name="Visited_20_Internet_20_Link">
 <text:span text:style-name="T4">
Придністров</text:span>
 </text:a>
Kishinev's representatives also reported a violation of the safety regime from the side of the Russian military contingent in the period from February to April, which were released from the CCM of the displacement of combat armored vehicles for the location of the posts of the united peacekeeping forces.</text:p>
      <text:p text:style-name="P4">
Moldova's representatives emphasized that the mentioned incidents "had the resonance of and disconnected the residents of the safety zone, who were periodically unbounded, over -checking their documents and vehicles."</text:p>
      <text:p text:style-name="P4">
<text:span text:style-name="T4">
 Read also: </text:span>
 <text:a xlink:type="simple" xlink:href="https://www.ukrinform.ua/rubric-world/3695535-moldovi-zagrozuut-raketi-aki-rosia-vipuskae-po-ukraini-ministr-oboroni.html" text:style-name="Internet_20_link" text:visited-style-name="Visited_20_Internet_20_Link">
</text:a>
Moldova's delegation is regarded as a provocation of such a violation of peacekeeping documents and calls for Russian military to abandon destabilizing actions to prevent peace on the banks of the Dniester.</text:p>
      <text:p text:style-name="P4">
As reported by Ukrinform, <text:a xlink:type="simple" xlink:href="https://www.ukrinform.ua/rubric-world/3698160-u-moldovi-narazi-ne-bacat-vijskovoi-zagrozi-z-boku-rosii.html" text:style-name="Internet_20_link" text:visited-style-name="Visited_20_Internet_20_Link">
</text:a>
military threat from Russia.</text:p>
      <text:p text:style-name="P4">
News Source: <text:a xlink:type="simple" xlink:href="https://www.ukrinform.ua/rubric-world/3698577-moldova-zaavlae-pro-porusenna-rezimu-bezpeki-rosieu-u-pridnistrovi.html" text:style-name="Internet_20_link" text:visited-style-name="Visited_20_Internet_20_Link">
https://www.ukrinform.ua/rubric-world/3698577-moldova-zaavlae-pro-porusenna-rezimu-bezpeki-rosieu-u-pridnistrovi.html</text:a>
</text:p>
      <!--NEWS-->
      <text:h text:style-name="P10" text:outline-level="1">
<text:span text:style-name="T4">
Іран стверджує, начебто американський підводний човен порушив кордони країни – ЗМІ</text:span>
</text:h>
      <text:p text:style-name="P4">
Authors: Ukrinform (Person)</text:p>
      <text:p text:style-name="P4">
Publisher: Укринформ (Organization)</text:p>
      <text:p text:style-name="P4">
Published Time: 2023-04-20T21:27:00+03:00</text:p>
      <text:p text:style-name="P4">
Modified Time: 2023-04-20T21:27:00+03:00</text:p>
      <text:p text:style-name="P4">
Description: The Naval Forces Commander Iran Iran Iran's fraudsters said on Thursday state television, as if Iranian Navy had forced an American submarine to climb the surface when he joined the Persian Gulf. The Fifth Navy Fleet of the United States has denied such an incident. - Ukrinform.</text:p>
      <text:p text:style-name="P4">
Images: ["<text:a xlink:type="simple" xlink:href="https://static.ukrinform.com/photos/2020_01/thumb_files/630_360_1578254791-696.jpg" text:style-name="Internet_20_link" text:visited-style-name="Visited_20_Internet_20_Link">
630_360_15782...</text:a>
"]</text:p>
      <text:p text:style-name="P4">
Tags: ['Іран', 'США', 'Кордон', 'Підводний човен']</text:p>
      <text:p text:style-name="P4">
Type: Article</text:p>
      <!--METADATA-->
      <text:p text:style-name="P4">
<draw:frame draw:style-name="fr1" draw:name="Image185" text:anchor-type="as-char" svg:width="6.9236in" svg:height="3.956343in" draw:z-index="0">
<draw:image xlink:href="../Images/yкринформ/2023-04-20T21-27-00-03-00/630_360_1578254791-696.jpg" xlink:type="simple" xlink:show="embed" xlink:actuate="onLoad" draw:mime-type="image/jpeg"/>
</draw:frame>
Iran's commander-in-law Iran Iran Iranian Iran said on Thursday a state-applied system that Iranian Navy seemed to forced the American submarine to climb to the surface when it entered the Persian Gulf. The fifth Navy fleet denied such an incident.</text:p>
      <text:p text:style-name="P4">
As Ukrinform reports, it reports <text:a xlink:type="simple" xlink:href="https://www.reuters.com/world/middle-east/iran-says-its-navy-forces-us-submarine-surface-it-enters-gulf-2023-04-20/" text:style-name="Internet_20_link" text:visited-style-name="Visited_20_Internet_20_Link">
</text:a>
With reference to Iranian media.</text:p>
      <text:p text:style-name="P4">
"The American submarine was approaching while remaining immersed in water, the Fateh aliralian submarine found it and made maneuvers to force it to swim when it passed through the Strait of the Strait," Iran said.</text:p>
      <text:p text:style-name="P4">
He added that the US underwater vessel entered territorial waters <text:a xlink:type="simple" xlink:href="https://www.ukrinform.ua/tag-iran" text:style-name="Internet_20_link" text:visited-style-name="Visited_20_Internet_20_Link">
</text:a>
, but subsequently adjusted his post warning course from the Navy of Iran.</text:p>
      <text:p text:style-name="P4">
The fifth fleet of the US Navy, based in Bahrain, denied this statement, called the Iranian "misinformation".</text:p>
      <text:p text:style-name="P4">
“The American submarine has not passed through the Strait of the Strait or lately. This statement is an additional Iranian misinformation, which is not awarding regional maritime security and stability, ”said US Navy Commander Timothy Hawkins.</text:p>
      <text:p text:style-name="P4">
<text:span text:style-name="T4">
 Read also: </text:span>
 <text:a xlink:type="simple" xlink:href="https://www.ukrinform.ua/rubric-world/3694881-iran-vede-taemni-peremovini-z-kitaem-ta-rf-sodo-kupivli-raketnogo-paliva-politico.html" text:style-name="Internet_20_link" text:visited-style-name="Visited_20_Internet_20_Link">
<text:span text:style-name="T4">
 Iran </text:span>
</text:a>
Earlier this month, the US Navy said the Florida nuclear submarine was working in the Middle East to support the fifth fleet.</text:p>
      <text:p text:style-name="P4">
As reported <text:a xlink:type="simple" xlink:href="https://www.ukrinform.ua/rubric-world/3698050-ssa-vveli-sankcii-proti-miznarodnoi-merezi-aka-dopomagala-iranu-viroblati-droni.html" text:style-name="Internet_20_link" text:visited-style-name="Visited_20_Internet_20_Link">
</text:a>
, The US Ministry of Finance has announced restrictions on the international network of companies and persons who, despite previously imposed sanctions against Iranudoud, he had received electronics and equipment for the production of combat missions.</text:p>
      <text:p text:style-name="P4">
News Source: <text:a xlink:type="simple" xlink:href="https://www.ukrinform.ua/rubric-world/3698579-iran-stverdzue-nacebto-amerikanskij-pidvodnij-coven-porusiv-kordoni-kraini-zmi.html" text:style-name="Internet_20_link" text:visited-style-name="Visited_20_Internet_20_Link">
https://www.ukrinform.ua/rubric-world/3698579-iran-stverdzue-nacebto-amerikanskij-pidvodnij-coven-porusiv-kordoni-kraini-zmi.html</text:a>
</text:p>
      <!--NEWS-->
      <text:h text:style-name="P10" text:outline-level="1">
<text:span text:style-name="T4">
Zantarai's judoites, Nyamabali and Kalanin completed his career</text:span>
</text:h>
      <text:p text:style-name="P4">
Authors: Ukrinform (Person)</text:p>
      <text:p text:style-name="P4">
Publisher: Укринформ (Organization)</text:p>
      <text:p text:style-name="P4">
Published Time: 2023-04-20T21:32:54+03:00</text:p>
      <text:p text:style-name="P4">
Modified Time: 2023-04-20T21:32:54+03:00</text:p>
      <text:p text:style-name="P4">
Description: Judoites George Zantaray, Kedzhau Nyabali and Elizabeth Kalanin completed his sports career. - Ukrinform.</text:p>
      <text:p text:style-name="P4">
Images: ["<text:a xlink:type="simple" xlink:href="https://static.ukrinform.com/photos/2023_04/thumb_files/630_360_1682015434-563.jpg" text:style-name="Internet_20_link" text:visited-style-name="Visited_20_Internet_20_Link">
630_360_16820...</text:a>
", "<text:a xlink:type="simple" xlink:href="https://static.ukrinform.com/photos/2023_04/1682015406-639.jpg" text:style-name="Internet_20_link" text:visited-style-name="Visited_20_Internet_20_Link">
1682015406-63...</text:a>
"]</text:p>
      <text:p text:style-name="P4">
Tags: ['Дзюдо']</text:p>
      <text:p text:style-name="P4">
Type: Article</text:p>
      <!--METADATA-->
      <text:p text:style-name="P4">
<draw:frame draw:style-name="fr1" draw:name="Image186" text:anchor-type="as-char" svg:width="6.9236in" svg:height="3.956343in" draw:z-index="0">
<draw:image xlink:href="../Images/yкринформ/2023-04-20T21-32-54-03-00/630_360_1682015434-563.jpg" xlink:type="simple" xlink:show="embed" xlink:actuate="onLoad" draw:mime-type="image/jpeg"/>
</draw:frame>
Judoisieorgius Zantarai, Kedzhau Nyabali and Elizabeth Kalanin completed a sports career.</text:p>
      <text:p text:style-name="P4">
This was reported by the Ministry of Youth and Sports in <text:a xlink:type="simple" xlink:href="https://www.facebook.com/minmolodsport/posts/pfbid0KwTqezw9UzkzopJcUooVNgbuhi2EnMukTopcfimdN9owTpxZuwNKv8C99SipgRMel" text:style-name="Internet_20_link" text:visited-style-name="Visited_20_Internet_20_Link">
</text:a>
, reports Ukrinform.</text:p>
      <text:p text:style-name="P4">
In their honor in Kiev, a solemn ceremony of wires on big sports, which took place during the opening of the Cup of Ukraine with judo, was arranged.</text:p>
      <text:p text:style-name="P4">
<draw:frame draw:style-name="fr1" draw:name="Image187" text:anchor-type="as-char" svg:width="6.9236in" svg:height="4.615733in" draw:z-index="0">
<draw:image xlink:href="../Images/yкринформ/2023-04-20T21-32-54-03-00/1682015406-639.jpg" xlink:type="simple" xlink:show="embed" xlink:actuate="onLoad" draw:mime-type="image/jpeg"/>
</draw:frame>
The first Ukrainian Judo World Champion George Zantarai received the Nogorod Best of the Best from European Judo Union and the 6th Dan.</text:p>
      <text:p text:style-name="P4">
The winners and prize-winners of the Grand Slam and Grand Prix, the members of the Olympic Igorgjau Nyabali and Elizabeth Kalanin became the owners of the 4th Dana.</text:p>
      <text:p text:style-name="P4">
Also, the 6th Dan received athletes Vitaliy and Sergey Dubrova.</text:p>
      <text:p text:style-name="P4">
<text:span text:style-name="T4">
 Read also: </text:span>
 <text:a xlink:type="simple" xlink:href="https://www.ukrinform.ua/rubric-sports/3695053-zbirna-ukraini-vistupit-na-polskomu-etapi-uniorskogo-kubka-evropi-z-dzudo.html" text:style-name="Internet_20_link" text:visited-style-name="Visited_20_Internet_20_Link">
<text:span text:style-name="T4">
 judo </text:span>
</text:a>
Minister of Youth and Sports, NOC President Vadim Gutzait presented athletes from the National Olympic Committee.</text:p>
      <text:p text:style-name="P4">
Photo: facebook.com</text:p>
      <text:p text:style-name="P4">
News Source: <text:a xlink:type="simple" xlink:href="https://www.ukrinform.ua/rubric-sports/3698580-dzudoisti-zantaraa-nabali-ta-kalanina-zaversili-kareru.html" text:style-name="Internet_20_link" text:visited-style-name="Visited_20_Internet_20_Link">
https://www.ukrinform.ua/rubric-sports/3698580-dzudoisti-zantaraa-nabali-ta-kalanina-zaversili-kareru.html</text:a>
</text:p>
      <!--NEWS-->
      <text:h text:style-name="P10" text:outline-level="1">
<text:span text:style-name="T4">
Zelensky emphasized the importance of mobilization of EU regions around Ukraine's restoration</text:span>
</text:h>
      <text:p text:style-name="P4">
Authors: Ukrinform (Person)</text:p>
      <text:p text:style-name="P4">
Publisher: Укринформ (Organization)</text:p>
      <text:p text:style-name="P4">
Published Time: 2023-04-20T21:37:00+03:00</text:p>
      <text:p text:style-name="P4">
Modified Time: 2023-04-20T21:37:00+03:00</text:p>
      <text:p text:style-name="P4">
Description: President Volodymyr Zelenskyy, at a meeting with the mayor of Paris Ann Idalgo and President of the Committee of the Regions of the European Union, Vasco Cordira stressed the importance of supporting the initiative to mobilize the EU regions around Ukraine's restoration. - Ukrinform.</text:p>
      <text:p text:style-name="P4">
Images: ["<text:a xlink:type="simple" xlink:href="https://static.ukrinform.com/photos/2023_04/thumb_files/630_360_1682015709-514.jpeg" text:style-name="Internet_20_link" text:visited-style-name="Visited_20_Internet_20_Link">
630_360_16820...</text:a>
", "<text:a xlink:type="simple" xlink:href="https://static.ukrinform.com/photos/2023_04/1682015710-689.jpeg" text:style-name="Internet_20_link" text:visited-style-name="Visited_20_Internet_20_Link">
1682015710-68...</text:a>
", "<text:a xlink:type="simple" xlink:href="https://static.ukrinform.com/photos/2023_04/1682015709-707.jpeg" text:style-name="Internet_20_link" text:visited-style-name="Visited_20_Internet_20_Link">
1682015709-70...</text:a>
"]</text:p>
      <text:p text:style-name="P4">
Tags: ['Євросоюз', 'Україна', 'Зеленський', 'Відбудова']</text:p>
      <text:p text:style-name="P4">
Type: Article</text:p>
      <!--METADATA-->
      <text:p text:style-name="P4">
<draw:frame draw:style-name="fr1" draw:name="Image188" text:anchor-type="as-char" svg:width="6.9236in" svg:height="3.956343in" draw:z-index="0">
<draw:image xlink:href="../Images/yкринформ/2023-04-20T21-37-00-03-00/630_360_1682015709-514.jpeg" xlink:type="simple" xlink:show="embed" xlink:actuate="onLoad" draw:mime-type="image/jpeg"/>
</draw:frame>
At a meeting with the mayor of Paris Ann Idalgo and the President of the European Union, Vasco Cordira, Presidential Davidir Zelensky emphasized the importance of supporting the EU mobilization initiative around Ukraine's restoration.</text:p>
      <text:p text:style-name="P4">
About it reports <text:a xlink:type="simple" xlink:href="https://www.president.gov.ua/news/prezident-ukrayini-proviv-zustrich-iz-merom-parizha-ta-z-pre-82385" text:style-name="Internet_20_link" text:visited-style-name="Visited_20_Internet_20_Link">
</text:a>
, reports Ukrinform.</text:p>
      <text:p text:style-name="P4">
“The war is still ongoing, but we already need to restore a lot of infrastructure, educational and medical institutions. Therefore, we have to bring this message to both government countries and businesses to come and invest in <text:a xlink:type="simple" xlink:href="https://www.ukrinform.ua/tag-ukraina" text:style-name="Internet_20_link" text:visited-style-name="Visited_20_Internet_20_Link">
</text:a>
”, - Zelensky said, emphasizing the support of the Committee of the EU Mobilization Initiative to Ukraine.</text:p>
      <text:p text:style-name="P4">
<draw:frame draw:style-name="fr1" draw:name="Image189" text:anchor-type="as-char" svg:width="6.9236in" svg:height="4.604691in" draw:z-index="0">
<draw:image xlink:href="../Images/yкринформ/2023-04-20T21-37-00-03-00/1682015710-689.jpeg" xlink:type="simple" xlink:show="embed" xlink:actuate="onLoad" draw:mime-type="image/jpeg"/>
</draw:frame>
He also thanked Anne Idalgo for the support of tens of thousands of forced -beaten Ukrainians, whom Paris provided shelter and helped to find his forts of France, as well as for more than 100 humanitarian trucks for Ukraine.</text:p>
      <text:p text:style-name="P4">
<draw:frame draw:style-name="fr1" draw:name="Image190" text:anchor-type="as-char" svg:width="6.9236in" svg:height="4.604691in" draw:z-index="0">
<draw:image xlink:href="../Images/yкринформ/2023-04-20T21-37-00-03-00/1682015709-707.jpeg" xlink:type="simple" xlink:show="embed" xlink:actuate="onLoad" draw:mime-type="image/jpeg"/>
</draw:frame>
The president recalled the leadership of Paris on the energy track and the help of Ukraine in the passing of a difficult winter, when the Russians tried to leave Ukrainian without light and warmth.</text:p>
      <text:p text:style-name="P4">
Separately, he noted the personal unwavering position of Idalgo on the issue of prevention of Russian athletes to international competitions, primarily to the Olympic Igor Paris next year.</text:p>
      <text:p text:style-name="P4">
<text:span text:style-name="T4">
 Read also: </text:span>
 <text:a xlink:type="simple" xlink:href="https://www.ukrinform.ua/rubric-ato/3698408-na-ramstajni-treba-obgovoriti-nadanna-ukraini-dalekobijnoi-zbroi-zelenskij.html" text:style-name="Internet_20_link" text:visited-style-name="Visited_20_Internet_20_Link">
<text:span text:style-name="T4">
 Zelensky </text:span>
</text:a>
As reported <text:a xlink:type="simple" xlink:href="https://www.ukrinform.ua/rubric-polytics/3698496-zelenskij-vruciv-meru-pariza-ukrainsku-vidznaku-mistorativnik.html" text:style-name="Internet_20_link" text:visited-style-name="Visited_20_Internet_20_Link">
</text:a>
, Presidential Lordimir Zelensky presented the mayor of Paris Ann Idalgo Honneys "City-Rativnik" for Ukraine's energy support.</text:p>
      <text:p text:style-name="P4">
The international summit of cities and regions with the participation of about 100 representatives of foreign countries, the heads of associations of cities and regions, representatives of the Congress of the Council of Europe and the heads of Ukrainian communities and regions was held in Kyiv.</text:p>
      <text:p text:style-name="P4">
<text:span text:style-name="T5">
Foto: op</text:span>
</text:p>
      <text:p text:style-name="P4">
News Source: <text:a xlink:type="simple" xlink:href="https://www.ukrinform.ua/rubric-vidbudova/3698581-zelenskij-nagolosiv-na-vazlivosti-mobilizacii-regioniv-es-navkolo-vidnovlenna-ukraini.html" text:style-name="Internet_20_link" text:visited-style-name="Visited_20_Internet_20_Link">
https://www.ukrinform.ua/rubric-vidbudova/3698581-zelenskij-nagolosiv-na-vazlivosti-mobilizacii-regioniv-es-navkolo-vidnovlenna-ukraini.html</text:a>
</text:p>
      <!--NEWS-->
      <text:h text:style-name="P10" text:outline-level="1">
<text:span text:style-name="T4">
Ukrainian Belinskaya - Second on Fighting Fighting</text:span>
</text:h>
      <text:p text:style-name="P4">
Authors: Ukrinform (Person)</text:p>
      <text:p text:style-name="P4">
Publisher: Укринформ (Organization)</text:p>
      <text:p text:style-name="P4">
Published Time: 2023-04-20T21:38:40+03:00</text:p>
      <text:p text:style-name="P4">
Modified Time: 2023-04-20T21:38:40+03:00</text:p>
      <text:p text:style-name="P4">
Description: Ukrainian Alla Belinskaya became a silver medalist of the European Championships. - Ukrinform.</text:p>
      <text:p text:style-name="P4">
Images: ["<text:a xlink:type="simple" xlink:href="https://static.ukrinform.com/photos/2023_04/thumb_files/630_360_1682015834-471.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191" text:anchor-type="as-char" svg:width="6.9236in" svg:height="3.956343in" draw:z-index="0">
<draw:image xlink:href="../Images/yкринформ/2023-04-20T21-38-40-03-00/630_360_1682015834-471.jpg" xlink:type="simple" xlink:show="embed" xlink:actuate="onLoad" draw:mime-type="image/jpeg"/>
</draw:frame>
The Ukrainian Belinskaya became a silver medalist of the European Championships.</text:p>
      <text:p text:style-name="P4">
In the final in the weight category up to 68 kg, she gave way to Bulgaria Yaneva, Ukrinform reports.</text:p>
      <text:p text:style-name="P4">
We will remind that in the semifinals Belinskaya won the champion of Euro-2021-Cuba Larrock.</text:p>
      <text:p text:style-name="P4">
<text:span text:style-name="T4">
 Read also: </text:span>
 <text:a xlink:type="simple" xlink:href="https://www.ukrinform.ua/rubric-sports/3698551-ukrainka-livac-stala-drugou-na-ce-z-borotbi.html" text:style-name="Internet_20_link" text:visited-style-name="Visited_20_Internet_20_Link">
<text:span text:style-name="T4">
 Livach </text:span>
</text:a>
Earlier, Belinskaya won 1 gold and 1 bronze medal at the European Championships.</text:p>
      <text:p text:style-name="P4">
Photo: UWW</text:p>
      <text:p text:style-name="P4">
News Source: <text:a xlink:type="simple" xlink:href="https://www.ukrinform.ua/rubric-sports/3698584-ukrainka-belinska-druga-na-ce-z-borotbi.html" text:style-name="Internet_20_link" text:visited-style-name="Visited_20_Internet_20_Link">
https://www.ukrinform.ua/rubric-sports/3698584-ukrainka-belinska-druga-na-ce-z-borotbi.html</text:a>
</text:p>
      <!--NEWS-->
      <text:h text:style-name="P10" text:outline-level="1">
<text:span text:style-name="T4">
Ukraine should become a key sponsor of regional and pan -European security - Yermak</text:span>
</text:h>
      <text:p text:style-name="P4">
Authors: Ukrinform (Person)</text:p>
      <text:p text:style-name="P4">
Publisher: Укринформ (Organization)</text:p>
      <text:p text:style-name="P4">
Published Time: 2023-04-20T21:42:00+03:00</text:p>
      <text:p text:style-name="P4">
Modified Time: 2023-04-20T21:42:00+03:00</text:p>
      <text:p text:style-name="P4">
Description: Ukraine can and should become a key sponsor of regional and pan -European security and turn into a security hub. - Ukrinform.</text:p>
      <text:p text:style-name="P4">
Images: ["<text:a xlink:type="simple" xlink:href="https://static.ukrinform.com/photos/2023_04/thumb_files/630_360_1682016427-859.jpg" text:style-name="Internet_20_link" text:visited-style-name="Visited_20_Internet_20_Link">
630_360_16820...</text:a>
", "<text:a xlink:type="simple" xlink:href="https://static.ukrinform.com/photos/2023_04/1682015871-596.jpeg" text:style-name="Internet_20_link" text:visited-style-name="Visited_20_Internet_20_Link">
1682015871-59...</text:a>
", "<text:a xlink:type="simple" xlink:href="https://static.ukrinform.com/photos/2023_04/1682015709-514.jpeg" text:style-name="Internet_20_link" text:visited-style-name="Visited_20_Internet_20_Link">
1682015709-51...</text:a>
"]</text:p>
      <text:p text:style-name="P4">
Tags: ['Україна', 'Єрмак', 'Офіс Президента', 'Безпека', 'Саміт міст та регіонів']</text:p>
      <text:p text:style-name="P4">
Type: Article</text:p>
      <!--METADATA-->
      <text:p text:style-name="P4">
<draw:frame draw:style-name="fr1" draw:name="Image192" text:anchor-type="as-char" svg:width="6.9236in" svg:height="3.956343in" draw:z-index="0">
<draw:image xlink:href="../Images/yкринформ/2023-04-20T21-42-00-03-00/630_360_1682016427-859.jpg" xlink:type="simple" xlink:show="embed" xlink:actuate="onLoad" draw:mime-type="image/jpeg"/>
</draw:frame>
Ukraine is and should become a key sponsor of regional and pan -European security and turn into a security hub.</text:p>
      <text:p text:style-name="P4">
This was stated by Presidential Office Andriy Ermak during the International Summit of Cities and Regions in Kiev, Ukrinform correspondent reports.</text:p>
      <text:p text:style-name="P4">
<draw:frame draw:style-name="fr1" draw:name="Image193" text:anchor-type="as-char" svg:width="6.9236in" svg:height="6.9236in" draw:z-index="0">
<draw:image xlink:href="../Images/yкринформ/2023-04-20T21-42-00-03-00/1682015871-596.jpeg" xlink:type="simple" xlink:show="embed" xlink:actuate="onLoad" draw:mime-type="image/jpeg"/>
</draw:frame>
"In order for Russia, having done work on mistakes, not trying to go to new acts of aggression, Ukraine should become a strong outpost of Europe, a modeling power and modernity. Ukraine can and should become a key sponsorous and pan -European security. things. The first is a full -fledged NATO Tanadian Security Guarantee as an intermediate decision on this path. Such a concept of the Kyiv Security Compact, prepared by an international expert group, " - said <text:a xlink:type="simple" xlink:href="https://www.ukrinform.ua/tag-ermak" text:style-name="Internet_20_link" text:visited-style-name="Visited_20_Internet_20_Link">
</text:a>
.</text:p>
      <text:p text:style-name="P4">
<text:span text:style-name="T4">
 _ Video: _ </text:span>
 <text:a xlink:type="simple" xlink:href="https://web.telegram.org/k/#@OP_UA" text:style-name="Internet_20_link" text:visited-style-name="Visited_20_Internet_20_Link">
<text:span text:style-name="T5">
opice president, telegram</text:span>
</text:a>
In addition, he said, Ukraine needs a rapid economic recovery for further development, and in order to get a powerful defense system as soon as possible.</text:p>
      <text:p text:style-name="P4">
<draw:frame draw:style-name="fr1" draw:name="Image194" text:anchor-type="as-char" svg:width="6.9236in" svg:height="4.609102in" draw:z-index="0">
<draw:image xlink:href="../Images/yкринформ/2023-04-20T21-42-00-03-00/1682015709-514.jpeg" xlink:type="simple" xlink:show="embed" xlink:actuate="onLoad" draw:mime-type="image/jpeg"/>
</draw:frame>
"But first of all, to us - the whole of Europe - we need a clear understanding: the future depends on our decisions, on the ability to see the purpose and create. To put it simply - on our leadership with you. We offer you the one -part community, every region in Ukraine and in partner countries - Joint seizures to realize this leadership. The current summit and decisions that are tutured give a powerful base for this purpose, " - said OP head.</text:p>
      <text:p text:style-name="P4">
<text:span text:style-name="T4">
 Read also: </text:span>
 <text:a xlink:type="simple" xlink:href="https://www.ukrinform.ua/rubric-regions/3698486-vijna-pokazala-aki-novi-standarti-bezpeki-potribni-na-rivni-gromad-prezident.html" text:style-name="Internet_20_link" text:visited-style-name="Visited_20_Internet_20_Link">
</text:a>
He noted that Ukraine has incredible socio-economic potential, which is to be implemented taking into account the best world and in particular European experience.</text:p>
      <text:p text:style-name="P4">
Yermak emphasized that direct relationships between the EU and Ukraine regions will accelerate the process of post -war restoration of our country and at the same time ensure markets for sales for goods and services of international business.</text:p>
      <text:p text:style-name="P4">
<text:span text:style-name="T4">
 Read also: </text:span>
 <text:a xlink:type="simple" xlink:href="https://www.ukrinform.ua/rubric-vidbudova/3698356-veresuk-mi-vze-gotuemosa-do-vizvolenna-nasih-teritorij-i-formuemo-plani-reintegracii.html" text:style-name="Internet_20_link" text:visited-style-name="Visited_20_Internet_20_Link">
</text:a>
</text:p>
      <text:p text:style-name="P4">
As reported by Ukrinform, the international summit of cities and regions has been held in Kyiv with a moment of about 100 representatives of foreign countries from all over the world, headworks of cities and regions, representatives of the Congress of the Council of Europe and head of Ukrainian communities and regions.</text:p>
      <text:p text:style-name="P4">
<text:span text:style-name="T5">
Foto: Presidential Office, Andriy Yermak, Telegrams</text:span>
</text:p>
      <text:p text:style-name="P4">
News Source: <text:a xlink:type="simple" xlink:href="https://www.ukrinform.ua/rubric-polytics/3698585-ukraina-mae-stati-klucovim-sponsorom-regionalnoi-ta-zagalnoevropejskoi-bezpeki-ermak.html" text:style-name="Internet_20_link" text:visited-style-name="Visited_20_Internet_20_Link">
https://www.ukrinform.ua/rubric-polytics/3698585-ukraina-mae-stati-klucovim-sponsorom-regionalnoi-ta-zagalnoevropejskoi-bezpeki-ermak.html</text:a>
</text:p>
      <!--NEWS-->
      <text:h text:style-name="P10" text:outline-level="1">
<text:span text:style-name="T4">
The Russians released 44 shells on the border of Sumy region</text:span>
</text:h>
      <text:p text:style-name="P4">
Authors: Ukrinform (Person)</text:p>
      <text:p text:style-name="P4">
Publisher: Укринформ (Organization)</text:p>
      <text:p text:style-name="P4">
Published Time: 2023-04-20T21:47:00+03:00</text:p>
      <text:p text:style-name="P4">
Modified Time: 2023-04-20T21:47:00+03:00</text:p>
      <text:p text:style-name="P4">
Description: Russian troops on Thursday struck the Great Pisariv and Belopil communities of Sumy region, having a total of 44 hits from different weapons. - Ukrinform.</text:p>
      <text:p text:style-name="P4">
Images: ["<text:a xlink:type="simple" xlink:href="https://static.ukrinform.com/photos/2023_04/thumb_files/630_360_1681058866-765.jpg" text:style-name="Internet_20_link" text:visited-style-name="Visited_20_Internet_20_Link">
630_360_16810...</text:a>
"]</text:p>
      <text:p text:style-name="P4">
Tags: ['Обстріл', 'Сумщина', 'Російські військові', 'Кордон', 'Війна з росією']</text:p>
      <text:p text:style-name="P4">
Type: Article</text:p>
      <!--METADATA-->
      <text:p text:style-name="P4">
<draw:frame draw:style-name="fr1" draw:name="Image195" text:anchor-type="as-char" svg:width="6.9236in" svg:height="3.956343in" draw:z-index="0">
<draw:image xlink:href="../Images/yкринформ/2023-04-20T21-47-00-03-00/630_360_1681058866-765.jpg" xlink:type="simple" xlink:show="embed" xlink:actuate="onLoad" draw:mime-type="image/jpeg"/>
</draw:frame>
Ruskivska on Thursday struck the Velikopysariv and Belopil communities of the Sumy region, having made a total of 44 hits from different types of weapons.</text:p>
      <text:p text:style-name="P4">
According to Ukrinform, the Sumy Regional Military Administration reported in <text:a xlink:type="simple" xlink:href="https://t.me/Sumy_news_ODA/15555" text:style-name="Internet_20_link" text:visited-style-name="Visited_20_Internet_20_Link">
</text:a>
.</text:p>
      <text:p text:style-name="P4">
In the territory of the Belopil community, the invaders were beaten from mortars and artillery - 25 and 9 hits were made respectively.</text:p>
      <text:p text:style-name="P4">
The Greater Pisharian community has been grenade launcher from the Russians <text:a xlink:type="simple" xlink:href="https://www.ukrinform.ua/tag-obstril" text:style-name="Internet_20_link" text:visited-style-name="Visited_20_Internet_20_Link">
</text:a>
 (Ths)- 10 hits are recorded.</text:p>
      <text:p text:style-name="P4">
In all cases, according to Ova, it was unhappy.</text:p>
      <text:p text:style-name="P4">
<text:span text:style-name="T4">
 Read also: </text:span>
 <text:a xlink:type="simple" xlink:href="https://www.ukrinform.ua/rubric-ato/3698564-rosiani-obstrilali-z-vazkoi-artilerii-gromadu-na-dnipropetrovsini.html" text:style-name="Internet_20_link" text:visited-style-name="Visited_20_Internet_20_Link">
<text:span text:style-name="T4">
 firing </text:span>
</text:a>
"According to the military, there are currently no enemy offensive groups near the state border," the editor -in -chief added.</text:p>
      <text:p text:style-name="P4">
As reported by Ukrinform, on April 19 the Russians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text:a xlink:type="simple" xlink:href="https://www.ukrinform.ua/rubric-ato/3698145-rosiani-za-den-obstrilali-z-artilerii-ta-minometiv-pat-prikordonnih-gromad-sumsini.html" text:style-name="Internet_20_link" text:visited-style-name="Visited_20_Internet_20_Link">
</text:a>
territorial communities of Sumy region.</text:p>
      <text:p text:style-name="P4">
News Source: <text:a xlink:type="simple" xlink:href="https://www.ukrinform.ua/rubric-ato/3698586-rosiani-za-den-vipustili-44-snaradi-po-prikordonnu-sumsini.html" text:style-name="Internet_20_link" text:visited-style-name="Visited_20_Internet_20_Link">
https://www.ukrinform.ua/rubric-ato/3698586-rosiani-za-den-vipustili-44-snaradi-po-prikordonnu-sumsini.html</text:a>
</text:p>
      <!--NEWS-->
      <text:h text:style-name="P10" text:outline-level="1">
<text:span text:style-name="T4">
Biden will discuss with President South Korea help Ukraine - White House</text:span>
</text:h>
      <text:p text:style-name="P4">
Authors: Ukrinform (Person)</text:p>
      <text:p text:style-name="P4">
Publisher: Укринформ (Organization)</text:p>
      <text:p text:style-name="P4">
Published Time: 2023-04-20T21:48:00+03:00</text:p>
      <text:p text:style-name="P4">
Modified Time: 2023-04-20T21:48:00+03:00</text:p>
      <text:p text:style-name="P4">
Description: US President Joe Biden intends to discuss with the President of the Republic of Korea Young Sok Jol during his state visit to Washington the issue of support for Ukraine and the security situation in Europe. - Ukrinform.</text:p>
      <text:p text:style-name="P4">
Images: ["<text:a xlink:type="simple" xlink:href="https://static.ukrinform.com/photos/2023_03/thumb_files/630_360_1677699284-883.jpg" text:style-name="Internet_20_link" text:visited-style-name="Visited_20_Internet_20_Link">
630_360_16776...</text:a>
"]</text:p>
      <text:p text:style-name="P4">
Tags: ['Байден', 'Корея', 'США', 'Україна']</text:p>
      <text:p text:style-name="P4">
Type: Article</text:p>
      <!--METADATA-->
      <text:p text:style-name="P4">
<draw:frame draw:style-name="fr1" draw:name="Image196" text:anchor-type="as-char" svg:width="6.9236in" svg:height="3.956343in" draw:z-index="0">
<draw:image xlink:href="../Images/yкринформ/2023-04-20T21-48-00-03-00/630_360_1677699284-883.jpg" xlink:type="simple" xlink:show="embed" xlink:actuate="onLoad" draw:mime-type="image/jpeg"/>
</draw:frame>
Presidential Joe Biden intends to discuss with the President of the Republic of Korea Young Sokiol during his state visit to Washington the issue of support for Ukraine and the safety situation in Europe.</text:p>
      <text:p text:style-name="P4">
The Coordinator of the White House National Security Council Jonkirby reported this at the press cluster, Ukrinform correspondent reports.</text:p>
      <text:p text:style-name="P4">
“We are very pleased to welcome the President of the young man next week in Washington with a state visite, during which I have no doubt, leaders will discuss a number of challenges not in the Indo-Pacific region, but also in Europe and <text:a xlink:type="simple" xlink:href="https://www.ukrinform.ua/tag-ukraina" text:style-name="Internet_20_link" text:visited-style-name="Visited_20_Internet_20_Link">
</text:a>
”, - said Baiden's administration.</text:p>
      <text:p text:style-name="P4">
He also expressed gratitude from the United States of South Korea for the support already provided to Ukraine, as well as for a political position against Russian aggression.</text:p>
      <text:p text:style-name="P4">
<text:span text:style-name="T4">
 Read also: </text:span>
 <text:a xlink:type="simple" xlink:href="https://www.ukrinform.ua/rubric-world/3698559-bajden-obgovoriv-iz-fon-der-laen-ii-vizit-do-kitau-ta-pidtrimku-ukraini.html" text:style-name="Internet_20_link" text:visited-style-name="Visited_20_Internet_20_Link">
<text:span text:style-name="T4">
 Biden </text:span>
</text:a>
As reported <text:a xlink:type="simple" xlink:href="https://www.ukrinform.ua/rubric-polytics/3698504-pivdenna-korea-vidilit-230-miljoniv-na-dopomogu-ukraini.html" text:style-name="Internet_20_link" text:visited-style-name="Visited_20_Internet_20_Link">
</text:a>
Earlier, the Republic of Korea has been intention to allocate $ 230 million in support of Ukraine.</text:p>
      <text:p text:style-name="P4">
News Source: <text:a xlink:type="simple" xlink:href="https://www.ukrinform.ua/rubric-world/3698587-bajden-obgovorit-iz-prezidentom-pivdennoi-korei-dopomogu-ukraini-bilij-dim.html" text:style-name="Internet_20_link" text:visited-style-name="Visited_20_Internet_20_Link">
https://www.ukrinform.ua/rubric-world/3698587-bajden-obgovorit-iz-prezidentom-pivdennoi-korei-dopomogu-ukraini-bilij-dim.html</text:a>
</text:p>
      <!--NEWS-->
      <text:h text:style-name="P10" text:outline-level="1">
<text:span text:style-name="T4">
Greece was released a report on the railway accident at the pace</text:span>
</text:h>
      <text:p text:style-name="P4">
Authors: Ukrinform (Person)</text:p>
      <text:p text:style-name="P4">
Publisher: Укринформ (Organization)</text:p>
      <text:p text:style-name="P4">
Published Time: 2023-04-20T21:57:00+03:00</text:p>
      <text:p text:style-name="P4">
Modified Time: 2023-04-20T21:57:00+03:00</text:p>
      <text:p text:style-name="P4">
Description: The Ministry of Transport of Greece published on Thursday a report of the Special Investigation Commission on the investigation of the prerequisites for the fatal collision of trains on February 28 in the north of the country. - Ukrinform.</text:p>
      <text:p text:style-name="P4">
Images: ["<text:a xlink:type="simple" xlink:href="https://static.ukrinform.com/photos/2023_04/thumb_files/630_360_1682016972-692.jpg" text:style-name="Internet_20_link" text:visited-style-name="Visited_20_Internet_20_Link">
630_360_16820...</text:a>
"]</text:p>
      <text:p text:style-name="P4">
Tags: ['Аварія', 'Греція', 'Залізниця', 'Розслідування']</text:p>
      <text:p text:style-name="P4">
Type: Article</text:p>
      <!--METADATA-->
      <text:p text:style-name="P4">
<draw:frame draw:style-name="fr1" draw:name="Image197" text:anchor-type="as-char" svg:width="6.9236in" svg:height="3.956343in" draw:z-index="0">
<draw:image xlink:href="../Images/yкринформ/2023-04-20T21-57-00-03-00/630_360_1682016972-692.jpg" xlink:type="simple" xlink:show="embed" xlink:actuate="onLoad" draw:mime-type="image/jpeg"/>
</draw:frame>
The Ministry of Transport of Greece published a report on the Special Investigation Commission on Thursday to investigate the prerequisites for the fatal collision of trains on February 28 of the country.</text:p>
      <text:p text:style-name="P4">
As Ukrinform reports, it reports <text:a xlink:type="simple" xlink:href="https://www.ekathimerini.com/news/1209177/ministry-publishes-commission-report-on-tempe-rail-disaster/" text:style-name="Internet_20_link" text:visited-style-name="Visited_20_Internet_20_Link">
</text:a>
.</text:p>
      <text:p text:style-name="P4">
The published report consists of 228 pages, divided into 10 sections, Untreated that the fault for the railway <text:a xlink:type="simple" xlink:href="https://www.ukrinform.ua/tag-avaria" text:style-name="Internet_20_link" text:visited-style-name="Visited_20_Internet_20_Link">
</text:a>
At the pace lies at the OSE State Railway Company, its subsidiary Ergose, at the Railway Regulation Administration(RSA), on the private train operator of Hellenic Train and on Hellenic Train itself.</text:p>
      <text:p text:style-name="P4">
The guilt is also placed on the station chief and on the dead drivers, who allegedly did not follow the rules.</text:p>
      <text:p text:style-name="P4">
The expert commission of three persons also emphasized the need for modernization of the railway, identifying chronic problems and the need to implement dramatic changes in the issues of moving and training staff.</text:p>
      <text:p text:style-name="P4">
<text:span text:style-name="T4">
 Read also: </text:span>
 <text:a xlink:type="simple" xlink:href="https://www.ukrinform.ua/rubric-world/3677061-u-grecii-pisla-avarii-potagiv-spalahnuli-protesti.html" text:style-name="Internet_20_link" text:visited-style-name="Visited_20_Internet_20_Link">
<text:span text:style-name="T4">
 Greece </text:span>
 <text:span text:style-name="T4">
 </text:span>
 <text:span text:style-name="T4">
 </text:span>
 ACCRESS <text:span text:style-name="T4">
 </text:span>
 trains <text:span text:style-name="T4">
<text:span text:style-name="T5">
* broke out </text:span>
* </text:span>
 <text:span text:style-name="T4">
 protests </text:span>
</text:a>
It is noted that the findings of the commission do not depend on the official judicial investigation of the railway disaster.</text:p>
      <text:p text:style-name="P4">
As reported <text:a xlink:type="simple" xlink:href="https://www.ukrinform.ua/rubric-world/3677426-zitknenna-poizdiv-u-grecii-kilkist-zagiblih-zrosla-do-57.html" text:style-name="Internet_20_link" text:visited-style-name="Visited_20_Internet_20_Link">
</text:a>
, On March 1, Greece collided passenger and freight trains. Passenger trades have transformed hundreds of people, including many students of the university who turned home from vacation. The collision killed 57 people.</text:p>
      <text:p text:style-name="P4">
News Source: <text:a xlink:type="simple" xlink:href="https://www.ukrinform.ua/rubric-world/3698588-u-grecii-opriludnili-zvit-pro-rozsliduvanna-zaliznicnoi-avarii-u-tempi.html" text:style-name="Internet_20_link" text:visited-style-name="Visited_20_Internet_20_Link">
https://www.ukrinform.ua/rubric-world/3698588-u-grecii-opriludnili-zvit-pro-rozsliduvanna-zaliznicnoi-avarii-u-tempi.html</text:a>
</text:p>
      <!--NEWS-->
      <text:h text:style-name="P10" text:outline-level="1">
<text:span text:style-name="T4">
Mkip called the Russian involved in the Horovian Contest</text:span>
</text:h>
      <text:p text:style-name="P4">
Authors: Ukrinform (Person)</text:p>
      <text:p text:style-name="P4">
Publisher: Укринформ (Organization)</text:p>
      <text:p text:style-name="P4">
Published Time: 2023-04-20T21:59:31+03:00</text:p>
      <text:p text:style-name="P4">
Modified Time: 2023-04-20T21:59:31+03:00</text:p>
      <text:p text:style-name="P4">
Description: The Ministry of Culture and Information Policy called an unacceptable situation in connection with the entry of the Russian pianist into the semi -finals of the International Music Competition named after Gorovitsa. - Ukrinform.</text:p>
      <text:p text:style-name="P4">
Images: ["<text:a xlink:type="simple" xlink:href="https://static.ukrinform.com/photos/2016_04/thumb_files/630_360_1461149511-7577.jpg" text:style-name="Internet_20_link" text:visited-style-name="Visited_20_Internet_20_Link">
630_360_14611...</text:a>
"]</text:p>
      <text:p text:style-name="P4">
Tags: ['Конкурс', 'Музика', 'Скандал', 'росія', 'МКІП ']</text:p>
      <text:p text:style-name="P4">
Type: Article</text:p>
      <!--METADATA-->
      <text:p text:style-name="P4">
<draw:frame draw:style-name="fr1" draw:name="Image198" text:anchor-type="as-char" svg:width="6.9236in" svg:height="3.956343in" draw:z-index="0">
<draw:image xlink:href="../Images/yкринформ/2023-04-20T21-59-31-03-00/630_360_1461149511-7577.jpg" xlink:type="simple" xlink:show="embed" xlink:actuate="onLoad" draw:mime-type="image/jpeg"/>
</draw:frame>
In the Ministry of Culture and Information Policy, they called an unacceptable situation in connection with the entry of the Russian pianist in the semi -final -final music competition named after Gorovitsa.</text:p>
      <text:p text:style-name="P4">
This is stated in the statement of the MCIP published in <text:a xlink:type="simple" xlink:href="https://t.me/mkipu/5671" text:style-name="Internet_20_link" text:visited-style-name="Visited_20_Internet_20_Link">
</text:a>
, reports Ukrinform.</text:p>
      <text:p text:style-name="P4">
"We need to clarify the flashy situation that has occurred with the advent of the competition in the semifinals. Copyright to the concept of" International Competition of Young Pianists Vladimir Gorovitsa "belongs to a charity. , MKIP does not finance and does not support the competition to Ukraine for obvious reasons, " - said the MKIP.</text:p>
      <text:p text:style-name="P4">
As it is noted, the World Federation of International <text:a xlink:type="simple" xlink:href="https://www.ukrinform.ua/tag-muzika" text:style-name="Internet_20_link" text:visited-style-name="Visited_20_Internet_20_Link">
</text:a>
The competitions suggested that the Horovyitsa competition in the conditions of its impossibility in Ukraine. It was about the holding and financing of a separate competition that would have such a Zhemia, but in Geneva, and completely at the expense of donor funds.</text:p>
      <text:p text:style-name="P4">
<text:span text:style-name="T4">
 Read also: </text:span>
 <text:a xlink:type="simple" xlink:href="https://www.ukrinform.ua/rubric-culture/3690122-mkip-zasudzue-risenna-lionsgate-vipustiti-stricku-dzon-vik-4-v-rosijskij-prokat.html" text:style-name="Internet_20_link" text:visited-style-name="Visited_20_Internet_20_Link">
<text:span text:style-name="T4">
 John </text:span>
 <text:span text:style-name="T4">
 </text:span>
 Age **</text:a>
The MKIP emphasized that they were not involved in the jury formation process or the selection of participants, so the Ukrainian side was not informed who would participate in the competition.</text:p>
      <text:p text:style-name="P4">
At the same time, the department emphasized that the position of the Federation on Russia was clearly expressed at the beginning of a full -scale invasion of the Russian Federation in 2022, when they exhorted the Tchaikovsky competition from the Federation of Institutional.</text:p>
      <text:p text:style-name="P4">
<text:span text:style-name="T4">
 Read also: </text:span>
 <text:a xlink:type="simple" xlink:href="https://www.ukrinform.ua/rubric-society/3695883-upc-mp-povernula-cerkvu-oleksandra-nevskogo-zapovidniku-hotinska-forteca.html" text:style-name="Internet_20_link" text:visited-style-name="Visited_20_Internet_20_Link">
</text:a>
"But according to the principles of the work of the Federation, they do not consider the principle of citizenship, passport, individual individuals to be wealthy. Unfortunately, because today every representative of Russian culture is representative It is unacceptable, since Ukrainians who take part in the competition were put in conditions when they should speak on the same scene with representatives of the aggressor state, "the ministry said.</text:p>
      <text:p text:style-name="P4">
News Source: <text:a xlink:type="simple" xlink:href="https://www.ukrinform.ua/rubric-culture/3698589-mkip-nazvalo-neprijnatnou-ucast-rosianina-u-konkursi-gorovica.html" text:style-name="Internet_20_link" text:visited-style-name="Visited_20_Internet_20_Link">
https://www.ukrinform.ua/rubric-culture/3698589-mkip-nazvalo-neprijnatnou-ucast-rosianina-u-konkursi-gorovica.html</text:a>
</text:p>
      <!--NEWS-->
      <text:h text:style-name="P10" text:outline-level="1">
<text:span text:style-name="T4">
Zaluzhny discussed the importance of strengthening Ukrainian air defense with the Commander of the Armed Forces of Latvia</text:span>
</text:h>
      <text:p text:style-name="P4">
Authors: Ukrinform (Person)</text:p>
      <text:p text:style-name="P4">
Publisher: Укринформ (Organization)</text:p>
      <text:p text:style-name="P4">
Published Time: 2023-04-20T22:05:00+03:00</text:p>
      <text:p text:style-name="P4">
Modified Time: 2023-04-20T22:05:00+03:00</text:p>
      <text:p text:style-name="P4">
Description: Commander-in-Chief of the Armed Forces of Ukraine Valery Zaluzhny held a meeting with the Commander of the National Armed Forces of the Latvian Republic Lieutenant General Leonid Kalninsh, during which he emphasized the importance of strengthening Ukrainian air defense. - Ukrinform.</text:p>
      <text:p text:style-name="P4">
Images: ["<text:a xlink:type="simple" xlink:href="https://static.ukrinform.com/photos/2023_03/thumb_files/630_360_1679686596-447.jpg" text:style-name="Internet_20_link" text:visited-style-name="Visited_20_Internet_20_Link">
630_360_16796...</text:a>
"]</text:p>
      <text:p text:style-name="P4">
Tags: ['Латвія', 'Валерій Залужний', 'ППО']</text:p>
      <text:p text:style-name="P4">
Type: Article</text:p>
      <!--METADATA-->
      <text:p text:style-name="P4">
<draw:frame draw:style-name="fr1" draw:name="Image199" text:anchor-type="as-char" svg:width="6.9236in" svg:height="3.956343in" draw:z-index="0">
<draw:image xlink:href="../Images/yкринформ/2023-04-20T22-05-00-03-00/630_360_1679686596-447.jpg" xlink:type="simple" xlink:show="embed" xlink:actuate="onLoad" draw:mime-type="image/jpeg"/>
</draw:frame>
The Commander-in-Chief of the Armed Forces of Ukraine Valery Zaluzhny held a meeting with the Commander-in-Chief of the National Armed Forces of the Latvian Republic, Lieutenant General Leonids Kalninsh, during which he emphasized the importance of reinforcing Ukrainian air defense.</text:p>
      <text:p text:style-name="P4">
Zaluzhny reported this in <text:a xlink:type="simple" xlink:href="https://t.me/CinCAFU/480" text:style-name="Internet_20_link" text:visited-style-name="Visited_20_Internet_20_Link">
</text:a>
, reports Ukrinform.</text:p>
      <text:p text:style-name="P4">
According to the Commander -in -Chief of the Armed Forces, this is the first official visit of Kalninsh in Ukraine.</text:p>
      <text:p text:style-name="P4">
During the meeting, Zaluzhny informed Lieutenant General about the current office at the front. Among other things, he also emphasized the importance of supplying and <text:a xlink:type="simple" xlink:href="https://www.ukrinform.ua/tag-zbroa" text:style-name="Internet_20_link" text:visited-style-name="Visited_20_Internet_20_Link">
</text:a>
.</text:p>
      <text:p text:style-name="P4">
The parties agreed to continue the dialogue and cooperation to strengthen Ukraine's precocity.</text:p>
      <text:p text:style-name="P4">
The Commander -in -Chief of the Armed Forces expressed his gratitude to General Kalninsh and the All -Lalatvian people for his solidarity and support.</text:p>
      <text:p text:style-name="P4">
<text:span text:style-name="T4">
 Read also: </text:span>
 <text:a xlink:type="simple" xlink:href="https://www.ukrinform.ua/rubric-ato/3695521-situacia-na-fronti-i-zbroa-zaluznij-zustrivsa-z-nacalnikom-genstabu-francii.html" text:style-name="Internet_20_link" text:visited-style-name="Visited_20_Internet_20_Link">
<text:span text:style-name="T4">
 Zaluzhni </text:span>
</text:a>
As reported <text:a xlink:type="simple" xlink:href="https://www.ukrinform.ua/rubric-ato/3698495-zbroa-i-boepripasi-zaluznij-obgovoriv-prioriteti-iz-komanduvacem-sil-nato-v-evropi.html" text:style-name="Internet_20_link" text:visited-style-name="Visited_20_Internet_20_Link">
</text:a>
 , Залужний обговорив із верховним головнокомандувачем Обʼєднанихзбройних сил НАТО в Європі пріоритетні для України напрями щодо озброєння,техніки й боєприпасів.</text:p>
      <text:p text:style-name="P4">
<text:span text:style-name="T5">
Фото: Управління зв’язків із громадськістю ЗСУ</text:span>
</text:p>
      <text:p text:style-name="P4">
News Source: <text:a xlink:type="simple" xlink:href="https://www.ukrinform.ua/rubric-ato/3698591-zaluznij-obgovoriv-iz-komanduvacem-zbrojnih-sil-latvii-vazlivist-posilenna-ukrainskoi-ppo.html" text:style-name="Internet_20_link" text:visited-style-name="Visited_20_Internet_20_Link">
https://www.ukrinform.ua/rubric-ato/3698591-zaluznij-obgovoriv-iz-komanduvacem-zbrojnih-sil-latvii-vazlivist-posilenna-ukrainskoi-ppo.html</text:a>
</text:p>
      <!--NEWS-->
      <text:h text:style-name="P10" text:outline-level="1">
<text:span text:style-name="T4">
Ukrainian athletes appealed to Thomas Bach to prevent Russians and Belarus to the Olympics</text:span>
</text:h>
      <text:p text:style-name="P4">
Authors: Ukrinform (Person)</text:p>
      <text:p text:style-name="P4">
Publisher: Укринформ (Organization)</text:p>
      <text:p text:style-name="P4">
Published Time: 2023-04-20T22:08:30+03:00</text:p>
      <text:p text:style-name="P4">
Modified Time: 2023-04-20T22:08:30+03:00</text:p>
      <text:p text:style-name="P4">
Description: A number of Ukrainian athletes, including Oksana Bayul and Roman Zozul, recorded an appeal to the President of the International Olympic Committee Thomas Bach, demanding that athletes from Russia and Belarus to international competitions. - Ukrinform.</text:p>
      <text:p text:style-name="P4">
Images: ["<text:a xlink:type="simple" xlink:href="https://static.ukrinform.com/photos/2023_04/thumb_files/630_360_1682017564-394.jpg" text:style-name="Internet_20_link" text:visited-style-name="Visited_20_Internet_20_Link">
630_360_16820...</text:a>
"]</text:p>
      <text:p text:style-name="P4">
Tags: ['МОК', 'Олімпіада', 'НОК України']</text:p>
      <text:p text:style-name="P4">
Type: Article</text:p>
      <!--METADATA-->
      <text:p text:style-name="P4">
<draw:frame draw:style-name="fr1" draw:name="Image200" text:anchor-type="as-char" svg:width="6.9236in" svg:height="3.956343in" draw:z-index="0">
<draw:image xlink:href="../Images/yкринформ/2023-04-20T22-08-30-03-00/630_360_1682017564-394.jpg" xlink:type="simple" xlink:show="embed" xlink:actuate="onLoad" draw:mime-type="image/jpeg"/>
</draw:frame>
Of a number of Ukrainian athletes, including Oksana Bayul and Roman Zozul, recorded Thomas Bach's International Olympic Committee President Thomas Bach is the usual to prevent athletes from Russia and Belarus to international competitions.</text:p>
      <text:p text:style-name="P4">
According to Ukrinform, video appeals were posted in <text:a xlink:type="simple" xlink:href="https://t.me/kommolodsport/2728" text:style-name="Internet_20_link" text:visited-style-name="Visited_20_Internet_20_Link">
</text:a>
 Комітету Верховної Ради України з питаньмолоді та спорту.</text:p>
      <text:p text:style-name="P4">
«Ми, спортсмени України, звертаємося до президента Міжнародного олімпійськогокомітету Томаса Баха!Компромісів немає і не може бути - тільки жорсткі заходита лише повна ізоляція. Ми вимагаємо не допустити до участі в Олімпійськихіграх 2024 року спортсменів росії і білорусі», - наголосили у зверненні.</text:p>
      <text:p text:style-name="P4">
До президента МОК звернулися Стелла Захарова, Олександр Алієв разом ізлегендами київського «Динамо», Роман Зозуля, Рустап Шаріпов і Андрій Лунін.</text:p>
      <text:p text:style-name="P4">
Вони закликали Томаса Баха «продемонструвати солідарність з Україною і не бутипричетним до вбивста і геноциду українського народу».</text:p>
      <text:p text:style-name="P4">
Як повідомлялося, раніше Виконком МОК рекомендував повернути російських та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text:span text:style-name="T4">
Читайте також:</text:span>
 <text:a xlink:type="simple" xlink:href="https://www.ukrinform.ua/rubric-sports/3698031-fiba-ne-dopustila-zbirni-rf-ta-rb-do-poperednoi-kvalifikacii-evrobasketu2025.html" text:style-name="Internet_20_link" text:visited-style-name="Visited_20_Internet_20_Link">
 </text:a>
As reported by Ukrinform, the Ministry of Youth and Sports published an order, which prohibited Ukrainian sports delegations to participate in competitions, which were admitted to representatives of Russia and Belarus. The order extends to the official national teams of Ukraine from Olympic and Non -Olympic Sports. In case of violations of delegates will be recalled from such competitions, and the relevant Federation will be deprived of national status.</text:p>
      <text:p text:style-name="P4">
Photo: Getty Images</text:p>
      <text:p text:style-name="P4">
News Source: <text:a xlink:type="simple" xlink:href="https://www.ukrinform.ua/rubric-sports/3698592-ukrainski-sportsmeni-zvernulisa-do-tomasa-baha-z-vimogou-ne-dopustiti-rosian-i-bilorusiv-do-olimpiadi.html" text:style-name="Internet_20_link" text:visited-style-name="Visited_20_Internet_20_Link">
https://www.ukrinform.ua/rubric-sports/3698592-ukrainski-sportsmeni-zvernulisa-do-tomasa-baha-z-vimogou-ne-dopustiti-rosian-i-bilorusiv-do-olimpiadi.html</text:a>
</text:p>
      <!--NEWS-->
      <text:h text:style-name="P10" text:outline-level="1">
<text:span text:style-name="T4">
From the door of the eighteenth century in the Kiev-Pechersk Lavra, the guards made a target for knives</text:span>
</text:h>
      <text:p text:style-name="P4">
Authors: Ukrinform (Person)</text:p>
      <text:p text:style-name="P4">
Publisher: Укринформ (Organization)</text:p>
      <text:p text:style-name="P4">
Published Time: 2023-04-20T22:16:00+03:00</text:p>
      <text:p text:style-name="P4">
Modified Time: 2023-04-20T22:16:00+03:00</text:p>
      <text:p text:style-name="P4">
Description: Ancient doors in the security room in the Kiev-Pechersk Lavra, which was used by the Ukrainian Orthodox Church (Moscow Patriarchate), used instead of a target for throwing knives. - Ukrinform.</text:p>
      <text:p text:style-name="P4">
Images: ["<text:a xlink:type="simple" xlink:href="https://static.ukrinform.com/photos/2017_09/thumb_files/630_360_1505203690-2501.jpg" text:style-name="Internet_20_link" text:visited-style-name="Visited_20_Internet_20_Link">
630_360_15052...</text:a>
"]</text:p>
      <text:p text:style-name="P4">
Tags: ['УПЦ МП', 'Київська Лавра', 'МКІП ', 'охорона']</text:p>
      <text:p text:style-name="P4">
Type: Article</text:p>
      <!--METADATA-->
      <text:p text:style-name="P4">
<draw:frame draw:style-name="fr1" draw:name="Image201" text:anchor-type="as-char" svg:width="6.9236in" svg:height="3.956343in" draw:z-index="0">
<draw:image xlink:href="../Images/yкринформ/2023-04-20T22-16-00-03-00/630_360_1505203690-2501.jpg" xlink:type="simple" xlink:show="embed" xlink:actuate="onLoad" draw:mime-type="image/jpeg"/>
</draw:frame>
Ancient doors in the security room in the Kiev-Pechersk Lavra, which was used by the Ukrainian Orthodox Church(Moscow Patriarchate), used instead of a target to throw knives.</text:p>
      <text:p text:style-name="P4">
This is stated in a video published on the MKIP channel in <text:a xlink:type="simple" xlink:href="https://t.me/mkipu/5672" text:style-name="Internet_20_link" text:visited-style-name="Visited_20_Internet_20_Link">
</text:a>
, reports Ukrinform.</text:p>
      <text:p text:style-name="P4">
"On video - the security room that was used <text:a xlink:type="simple" xlink:href="https://www.ukrinform.ua/tag-upc-mp" text:style-name="Internet_20_link" text:visited-style-name="Visited_20_Internet_20_Link">
</text:a>
. You can see the door on the door with your own eyes. Ancient doors of the XVIII century, which used a target for throwing knives, " - said in the post under video.</text:p>
      <text:p text:style-name="P4">
<text:span text:style-name="T4">
 Read also: </text:span>
 <text:a xlink:type="simple" xlink:href="https://www.ukrinform.ua/rubric-society/3698073-policia-perevirae-vsi-reci-aki-vivozit-upc-mp-iz-lavri-tkacenko.html" text:style-name="Internet_20_link" text:visited-style-name="Visited_20_Internet_20_Link">
<text:span text:style-name="T4">
 Lavra </text:span>
</text:a>
As reported <text:a xlink:type="simple" xlink:href="https://www.ukrinform.ua/rubric-society/3698262-ocilnik-zapovidnika-kievopecerska-lavra-rozpoviv-pro-robotu-komisii-mkip.html" text:style-name="Internet_20_link" text:visited-style-name="Visited_20_Internet_20_Link">
</text:a>
, during the last survey of the premises of the Kyiv-Pechersk Lavra, the commission Mkipp has advertised dioceses from the temporarily occupied Crimea and the business card of monks of the studded territories.</text:p>
      <text:p text:style-name="P4">
News Source: <text:a xlink:type="simple" xlink:href="https://www.ukrinform.ua/rubric-kyiv/3698593-iz-dverej-xviii-stolitta-u-kievopecerskij-lavri-ohoronci-zrobili-misen-dla-noziv.html" text:style-name="Internet_20_link" text:visited-style-name="Visited_20_Internet_20_Link">
https://www.ukrinform.ua/rubric-kyiv/3698593-iz-dverej-xviii-stolitta-u-kievopecerskij-lavri-ohoronci-zrobili-misen-dla-noziv.html</text:a>
</text:p>
      <!--NEWS-->
      <text:h text:style-name="P10" text:outline-level="1">
<text:span text:style-name="T4">
An exhibition on the history of glass products in Ukraine was opened in the capital</text:span>
</text:h>
      <text:p text:style-name="P4">
Authors: Ukrinform (Person)</text:p>
      <text:p text:style-name="P4">
Publisher: Укринформ (Organization)</text:p>
      <text:p text:style-name="P4">
Published Time: 2023-04-20T22:35:00+03:00</text:p>
      <text:p text:style-name="P4">
Modified Time: 2023-04-20T22:35:00+03:00</text:p>
      <text:p text:style-name="P4">
Description: The Museum of History of the City of Kiev presented samples of glass containers of the 19th and 20th centuries, which were used in the pharmaceutical industry, perfume, during the spill of liquids of various purposes. - Ukrinform.</text:p>
      <text:p text:style-name="P4">
Images: ["<text:a xlink:type="simple" xlink:href="https://static.ukrinform.com/photos/2023_04/thumb_files/630_360_1682015416-5531.jpeg" text:style-name="Internet_20_link" text:visited-style-name="Visited_20_Internet_20_Link">
630_360_16820...</text:a>
", "<text:a xlink:type="simple" xlink:href="https://static.ukrinform.com/photos/2023_04/thumb_files/630_360_1682015415-2134.jpeg" text:style-name="Internet_20_link" text:visited-style-name="Visited_20_Internet_20_Link">
630_360_16820...</text:a>
", "<text:a xlink:type="simple" xlink:href="https://static.ukrinform.com/photos/2023_04/thumb_files/630_360_1682015415-7609.jpeg" text:style-name="Internet_20_link" text:visited-style-name="Visited_20_Internet_20_Link">
630_360_16820...</text:a>
", "<text:a xlink:type="simple" xlink:href="https://static.ukrinform.com/photos/2023_04/thumb_files/630_360_1682015415-4184.jpeg" text:style-name="Internet_20_link" text:visited-style-name="Visited_20_Internet_20_Link">
630_360_16820...</text:a>
", "<text:a xlink:type="simple" xlink:href="https://static.ukrinform.com/photos/2023_04/thumb_files/630_360_1682015415-9863.jpeg" text:style-name="Internet_20_link" text:visited-style-name="Visited_20_Internet_20_Link">
630_360_16820...</text:a>
", "<text:a xlink:type="simple" xlink:href="https://static.ukrinform.com/photos/2023_04/thumb_files/630_360_1682015415-6818.jpeg" text:style-name="Internet_20_link" text:visited-style-name="Visited_20_Internet_20_Link">
630_360_16820...</text:a>
", "<text:a xlink:type="simple" xlink:href="https://static.ukrinform.com/photos/2023_04/thumb_files/630_360_1682015415-5301.jpeg" text:style-name="Internet_20_link" text:visited-style-name="Visited_20_Internet_20_Link">
630_360_16820...</text:a>
", "<text:a xlink:type="simple" xlink:href="https://static.ukrinform.com/photos/2023_04/thumb_files/630_360_1682015416-3042.jpeg" text:style-name="Internet_20_link" text:visited-style-name="Visited_20_Internet_20_Link">
630_360_16820...</text:a>
", "<text:a xlink:type="simple" xlink:href="https://static.ukrinform.com/photos/2023_04/thumb_files/630_360_1682015416-8929.jpeg" text:style-name="Internet_20_link" text:visited-style-name="Visited_20_Internet_20_Link">
630_360_16820...</text:a>
", "<text:a xlink:type="simple" xlink:href="https://static.ukrinform.com/photos/2023_04/thumb_files/630_360_1682015416-9429.jpeg" text:style-name="Internet_20_link" text:visited-style-name="Visited_20_Internet_20_Link">
630_360_16820...</text:a>
", "<text:a xlink:type="simple" xlink:href="https://static.ukrinform.com/photos/2023_04/thumb_files/630_360_1682015416-7782.jpeg" text:style-name="Internet_20_link" text:visited-style-name="Visited_20_Internet_20_Link">
630_360_16820...</text:a>
"]</text:p>
      <text:p text:style-name="P4">
Tags: ['Музей', 'Виставка', 'Київ', 'Скло']</text:p>
      <text:p text:style-name="P4">
Type: Article</text:p>
      <!--METADATA-->
      <text:p text:style-name="P4">
<draw:frame draw:style-name="fr1" draw:name="Image202" text:anchor-type="as-char" svg:width="6.9236in" svg:height="3.956343in" draw:z-index="0">
<draw:image xlink:href="../Images/yкринформ/2023-04-20T22-35-00-03-00/630_360_1682015416-5531.jpeg" xlink:type="simple" xlink:show="embed" xlink:actuate="onLoad" draw:mime-type="image/jpeg"/>
</draw:frame>
The museum of the city of Kiev presented samples of glass containers of the 19th and 20th centuries, which was evaluated in the pharmaceutical industry, perfume, during the pouring of various purposes.</text:p>
      <text:p text:style-name="P4">
This was reported by Ukrinform correspondent.</text:p>
      <text:p text:style-name="P4">
“Inspiration to create <text:a xlink:type="simple" xlink:href="https://www.ukrinform.ua/tag-vistavka" text:style-name="Internet_20_link" text:visited-style-name="Visited_20_Internet_20_Link">
</text:a>
Stala-collection of glassware of the 18-20 centuries, which was transferred to the museum's funds by the famous archaeologist Sergey Taranenko. It has more than 800 units, today we have introduced the best copies, ”said the curator of the exhibition, a leading researcher of the museum Alina Sushko.</text:p>
      <text:p text:style-name="P4">
<draw:frame draw:style-name="fr1" draw:name="Image203" text:anchor-type="as-char" svg:width="6.9236in" svg:height="3.956343in" draw:z-index="0">
<draw:image xlink:href="../Images/yкринформ/2023-04-20T22-35-00-03-00/630_360_1682015415-2134.jpeg" xlink:type="simple" xlink:show="embed" xlink:actuate="onLoad" draw:mime-type="image/jpeg"/>
</draw:frame>
In Kiev, an exhibition on the history of glass products in Ukraine / Photo: Gennadyminko. Ukrinform <text:a xlink:type="simple" xlink:href="https://static.ukrinform.com/photos/2023_04/1682015415-2134.jpeg" text:style-name="Internet_20_link" text:visited-style-name="Visited_20_Internet_20_Link">
<draw:frame draw:style-name="fr1" draw:name="Image204" text:anchor-type="as-char" svg:width="6.9236in" svg:height="3.956343in" draw:z-index="0">
<draw:image xlink:href="../Images/yкринформ/2023-04-20T22-35-00-03-00/630_360_1682015415-2134.jpeg" xlink:type="simple" xlink:show="embed" xlink:actuate="onLoad" draw:mime-type="image/jpeg"/>
</draw:frame>
</text:a>
 <text:a xlink:type="simple" xlink:href="https://static.ukrinform.com/photos/2023_04/1682015415-7609.jpeg" text:style-name="Internet_20_link" text:visited-style-name="Visited_20_Internet_20_Link">
<draw:frame draw:style-name="fr1" draw:name="Image205" text:anchor-type="as-char" svg:width="6.9236in" svg:height="3.956343in" draw:z-index="0">
<draw:image xlink:href="../Images/yкринформ/2023-04-20T22-35-00-03-00/630_360_1682015415-7609.jpeg" xlink:type="simple" xlink:show="embed" xlink:actuate="onLoad" draw:mime-type="image/jpeg"/>
</draw:frame>
</text:a>
 <text:a xlink:type="simple" xlink:href="https://static.ukrinform.com/photos/2023_04/1682015415-4184.jpeg" text:style-name="Internet_20_link" text:visited-style-name="Visited_20_Internet_20_Link">
<draw:frame draw:style-name="fr1" draw:name="Image206" text:anchor-type="as-char" svg:width="6.9236in" svg:height="3.956343in" draw:z-index="0">
<draw:image xlink:href="../Images/yкринформ/2023-04-20T22-35-00-03-00/630_360_1682015415-4184.jpeg" xlink:type="simple" xlink:show="embed" xlink:actuate="onLoad" draw:mime-type="image/jpeg"/>
</draw:frame>
</text:a>
 <text:a xlink:type="simple" xlink:href="https://static.ukrinform.com/photos/2023_04/1682015415-9863.jpeg" text:style-name="Internet_20_link" text:visited-style-name="Visited_20_Internet_20_Link">
<draw:frame draw:style-name="fr1" draw:name="Image207" text:anchor-type="as-char" svg:width="6.9236in" svg:height="3.956343in" draw:z-index="0">
<draw:image xlink:href="../Images/yкринформ/2023-04-20T22-35-00-03-00/630_360_1682015415-9863.jpeg" xlink:type="simple" xlink:show="embed" xlink:actuate="onLoad" draw:mime-type="image/jpeg"/>
</draw:frame>
</text:a>
 <text:a xlink:type="simple" xlink:href="https://static.ukrinform.com/photos/2023_04/1682015415-6818.jpeg" text:style-name="Internet_20_link" text:visited-style-name="Visited_20_Internet_20_Link">
<draw:frame draw:style-name="fr1" draw:name="Image208" text:anchor-type="as-char" svg:width="6.9236in" svg:height="3.956343in" draw:z-index="0">
<draw:image xlink:href="../Images/yкринформ/2023-04-20T22-35-00-03-00/630_360_1682015415-6818.jpeg" xlink:type="simple" xlink:show="embed" xlink:actuate="onLoad" draw:mime-type="image/jpeg"/>
</draw:frame>
</text:a>
 <text:a xlink:type="simple" xlink:href="https://static.ukrinform.com/photos/2023_04/1682015415-5301.jpeg" text:style-name="Internet_20_link" text:visited-style-name="Visited_20_Internet_20_Link">
<draw:frame draw:style-name="fr1" draw:name="Image209" text:anchor-type="as-char" svg:width="6.9236in" svg:height="3.956343in" draw:z-index="0">
<draw:image xlink:href="../Images/yкринформ/2023-04-20T22-35-00-03-00/630_360_1682015415-5301.jpeg" xlink:type="simple" xlink:show="embed" xlink:actuate="onLoad" draw:mime-type="image/jpeg"/>
</draw:frame>
</text:a>
 <text:a xlink:type="simple" xlink:href="https://static.ukrinform.com/photos/2023_04/1682015416-3042.jpeg" text:style-name="Internet_20_link" text:visited-style-name="Visited_20_Internet_20_Link">
<draw:frame draw:style-name="fr1" draw:name="Image210" text:anchor-type="as-char" svg:width="6.9236in" svg:height="3.956343in" draw:z-index="0">
<draw:image xlink:href="../Images/yкринформ/2023-04-20T22-35-00-03-00/630_360_1682015416-3042.jpeg" xlink:type="simple" xlink:show="embed" xlink:actuate="onLoad" draw:mime-type="image/jpeg"/>
</draw:frame>
</text:a>
 <text:a xlink:type="simple" xlink:href="https://static.ukrinform.com/photos/2023_04/1682015416-8929.jpeg" text:style-name="Internet_20_link" text:visited-style-name="Visited_20_Internet_20_Link">
<draw:frame draw:style-name="fr1" draw:name="Image211" text:anchor-type="as-char" svg:width="6.9236in" svg:height="3.956343in" draw:z-index="0">
<draw:image xlink:href="../Images/yкринформ/2023-04-20T22-35-00-03-00/630_360_1682015416-8929.jpeg" xlink:type="simple" xlink:show="embed" xlink:actuate="onLoad" draw:mime-type="image/jpeg"/>
</draw:frame>
</text:a>
 <text:a xlink:type="simple" xlink:href="https://static.ukrinform.com/photos/2023_04/1682015416-9429.jpeg" text:style-name="Internet_20_link" text:visited-style-name="Visited_20_Internet_20_Link">
<draw:frame draw:style-name="fr1" draw:name="Image212" text:anchor-type="as-char" svg:width="6.9236in" svg:height="3.956343in" draw:z-index="0">
<draw:image xlink:href="../Images/yкринформ/2023-04-20T22-35-00-03-00/630_360_1682015416-9429.jpeg" xlink:type="simple" xlink:show="embed" xlink:actuate="onLoad" draw:mime-type="image/jpeg"/>
</draw:frame>
</text:a>
 <text:a xlink:type="simple" xlink:href="https://static.ukrinform.com/photos/2023_04/1682015416-7782.jpeg" text:style-name="Internet_20_link" text:visited-style-name="Visited_20_Internet_20_Link">
<draw:frame draw:style-name="fr1" draw:name="Image213" text:anchor-type="as-char" svg:width="6.9236in" svg:height="3.956343in" draw:z-index="0">
<draw:image xlink:href="../Images/yкринформ/2023-04-20T22-35-00-03-00/630_360_1682015416-7782.jpeg" xlink:type="simple" xlink:show="embed" xlink:actuate="onLoad" draw:mime-type="image/jpeg"/>
</draw:frame>
</text:a>
 <text:a xlink:type="simple" xlink:href="https://static.ukrinform.com/photos/2023_04/1682015416-5531.jpeg" text:style-name="Internet_20_link" text:visited-style-name="Visited_20_Internet_20_Link">
<draw:frame draw:style-name="fr1" draw:name="Image214" text:anchor-type="as-char" svg:width="6.9236in" svg:height="3.956343in" draw:z-index="0">
<draw:image xlink:href="../Images/yкринформ/2023-04-20T22-35-00-03-00/630_360_1682015416-5531.jpeg" xlink:type="simple" xlink:show="embed" xlink:actuate="onLoad" draw:mime-type="image/jpeg"/>
</draw:frame>
</text:a>
The exhibition is divided into four locations, according to the functional purpose of the assembly.“Since 1715, the first pharmacies appeared in Kiev, and for the pharmacy was used mainly glass, which is reflected in the variety of bottles of iflacons. At that time, the pharmacy could buy not only medicines, but also perfumes, mineral water and even alcohol, which was prescribed for well-being, ”Sushko said.</text:p>
      <text:p text:style-name="P4">
At the same time, the theme of beauty in the exposition reveals a number of containers for perfumes, in particular, the French firms of the nineteenth century. Brocar and Halle. Visitors can also see vials, as well as feel the aromas of perfumes, created in the 60-70s of the XX century. under the Soviet Union and at the beginning of independence. The exhibition was provided by Ukrainian perfumer Bogdan Zubchenko.</text:p>
      <text:p text:style-name="P4">
"Glass and perfumes are the perfect couple, because the vial is a home for the aroma. In addition, the idea was to show what our parents, grandparents used the aromas. There is a aroma of "moon stone", which was released by the Nikolaev factory "Red Sails", - he said.</text:p>
      <text:p text:style-name="P4">
<text:span text:style-name="T4">
 Read also: </text:span>
 <text:a xlink:type="simple" xlink:href="https://www.ukrinform.ua/rubric-kyiv/3698143-u-kievi-vidkrili-vistavku-hram-ukrainska-samoidentifikacia-castina-2.html" text:style-name="Internet_20_link" text:visited-style-name="Visited_20_Internet_20_Link">
<text:span text:style-name="T4">
 exhibition </text:span>
</text:a>
In turn, the location of "life" has collected a container that cannot be divided into individualithematics. It contains both utensils, glass appliances for spill essences and oils, technical substances, inkwoman.</text:p>
      <text:p text:style-name="P4">
“One of the most beautiful vessels is a glass shoe, which poured liquid stretching of leather shoes. Both beautifully and domestic, ”the exhibit noted.</text:p>
      <text:p text:style-name="P4">
As reported by Ukrinform, in the Kyiv City Gallery of Lavra Art presented samples of painting of the Church of the Intercession of the Virgin in the village of Lipivka, Nakhiivshchyna, made by artists Anatoliy Krivolap and Igor Stupachenko.</text:p>
      <text:p text:style-name="P4">
News Source: <text:a xlink:type="simple" xlink:href="https://www.ukrinform.ua/rubric-kyiv/3698597-u-stolici-vidkrili-vistavku-z-istorii-sklanih-virobiv-v-ukraini.html" text:style-name="Internet_20_link" text:visited-style-name="Visited_20_Internet_20_Link">
https://www.ukrinform.ua/rubric-kyiv/3698597-u-stolici-vidkrili-vistavku-z-istorii-sklanih-virobiv-v-ukraini.html</text:a>
</text:p>
      <!--NEWS-->
      <text:h text:style-name="P10" text:outline-level="1">
<text:span text:style-name="T4">
Switzerland Foreign Ministry caused an ambassador of the Russian Federation because of the threats of a Swiss journalist</text:span>
</text:h>
      <text:p text:style-name="P4">
Authors: Ukrinform (Person)</text:p>
      <text:p text:style-name="P4">
Publisher: Укринформ (Organization)</text:p>
      <text:p text:style-name="P4">
Published Time: 2023-04-20T22:37:00+03:00</text:p>
      <text:p text:style-name="P4">
Modified Time: 2023-04-20T22:37:00+03:00</text:p>
      <text:p text:style-name="P4">
Description: The Federal Department of Foreign Affairs of Switzerland called an ambassador to Berne Sergiy Harmonin in connection with the threats of the Russian Embassy against the journalist of the Swiss edition of NZZ through his article on the Russian war against Ukraine. - Ukrinform.</text:p>
      <text:p text:style-name="P4">
Images: ["<text:a xlink:type="simple" xlink:href="https://static.ukrinform.com/photos/2023_04/thumb_files/630_360_1682017939-336.jpg" text:style-name="Internet_20_link" text:visited-style-name="Visited_20_Internet_20_Link">
630_360_16820...</text:a>
"]</text:p>
      <text:p text:style-name="P4">
Tags: ['Посол', 'Скандал', 'Швейцарія', 'ЗМІ', 'Журналіст', 'росія', 'Свобода преси']</text:p>
      <text:p text:style-name="P4">
Type: Article</text:p>
      <!--METADATA-->
      <text:p text:style-name="P4">
<draw:frame draw:style-name="fr1" draw:name="Image215" text:anchor-type="as-char" svg:width="6.9236in" svg:height="3.956343in" draw:z-index="0">
<draw:image xlink:href="../Images/yкринформ/2023-04-20T22-37-00-03-00/630_360_1682017939-336.jpg" xlink:type="simple" xlink:show="embed" xlink:actuate="onLoad" draw:mime-type="image/jpeg"/>
</draw:frame>
The Federal Department of Foreign Affairs of Switzerland has summoned the ambassador to Russia by Sergiy Harmonin in connection with the threats of the Russian Embassy to the address journalist of the Swiss edition of NZZ through his article on the Russian war of Ukraine.</text:p>
      <text:p text:style-name="P4">
About it reports Ukrinform with reference to <text:a xlink:type="simple" xlink:href="https://www.swissinfo.ch/eng/swiss-foreign-ministry-denounces-russian-embassy-statements/48448278" text:style-name="Internet_20_link" text:visited-style-name="Visited_20_Internet_20_Link">
</text:a>
.</text:p>
      <text:p text:style-name="P4">
"The Ministry of Foreign Affairs summoned Russia's ambassador to Berne on Thursday to express a complaint about" unacceptable "threats to the Swiss journalist," the message reads.</text:p>
      <text:p text:style-name="P4">
The Russian ambassador was said that "similar intimidation" is inadmissible to Ushwerland, where the Constitution guarantees the freedom of information and the press.</text:p>
      <text:p text:style-name="P4">
Thus the Foreign Ministry <text:a xlink:type="simple" xlink:href="https://www.ukrinform.ua/tag-svejcaria" text:style-name="Internet_20_link" text:visited-style-name="Visited_20_Internet_20_Link">
</text:a>
 відреагувало наопубліковану на сайті посольства рф заяву щодо роботи журналіста Neue ZürcherZeitung (NZZ)Ivo Mainsen, who covered the Russian war against Ukraine. The Russian Embassy accused the journalist of "justifying terrorism" and "ignition of ethnic hatred" in his article on the situation of the Ukrainian Melitopol -occupied Ukrainian Melitopol. The diploma of the Russian Federation, in particular, pointed to the Swiss journalist at the "norms of criminal liability, which could be bzasted about his statements in Russia" - punishment in the form of a fine or imprisonment for up to 7 years.</text:p>
      <text:p text:style-name="P4">
<text:span text:style-name="T4">
 Read also: </text:span>
 <text:a xlink:type="simple" xlink:href="https://www.ukrinform.ua/rubric-world/3697481-svejcaria-dopomagatime-ukraini-ale-poki-ne-vijskovo-prezident.html" text:style-name="Internet_20_link" text:visited-style-name="Visited_20_Internet_20_Link">
<text:span text:style-name="T4">
 Switzerland </text:span>
</text:a>
As reported by Ukrinform, earlier <text:a xlink:type="simple" xlink:href="https://www.ukrinform.ua/rubric-ato/3698361-svejcaria-zaprovadila-sankcii-proti-pvk-vagnera.html" text:style-name="Internet_20_link" text:visited-style-name="Visited_20_Internet_20_Link">
</text:a>
The Anti -Russian Armed Formation "Wagner" and propaganda resource "RIA" fan ".</text:p>
      <text:p text:style-name="P4">
<text:span text:style-name="T5">
Foto: © Keystone/Anthony Anex</text:span>
</text:p>
      <text:p text:style-name="P4">
News Source: <text:a xlink:type="simple" xlink:href="https://www.ukrinform.ua/rubric-world/3698594-mzs-svejcarii-viklikalo-posla-rf-cerez-pogrozi-svejcarskomu-zurnalistovi.html" text:style-name="Internet_20_link" text:visited-style-name="Visited_20_Internet_20_Link">
https://www.ukrinform.ua/rubric-world/3698594-mzs-svejcarii-viklikalo-posla-rf-cerez-pogrozi-svejcarskomu-zurnalistovi.html</text:a>
</text:p>
      <!--NEWS-->
      <text:h text:style-name="P10" text:outline-level="1">
<text:span text:style-name="T4">
Biden and Macron discussed Russian aggression in Europe and support of Ukraine</text:span>
</text:h>
      <text:p text:style-name="P4">
Authors: Ukrinform (Person)</text:p>
      <text:p text:style-name="P4">
Publisher: Укринформ (Organization)</text:p>
      <text:p text:style-name="P4">
Published Time: 2023-04-20T23:04:00+03:00</text:p>
      <text:p text:style-name="P4">
Modified Time: 2023-04-20T23:04:00+03:00</text:p>
      <text:p text:style-name="P4">
Description: Presidents of the United States and France have conducted a telephone conversation during which other topics raised the issues of Russian aggression in Europe and support Ukraine. - Ukrinform.</text:p>
      <text:p text:style-name="P4">
Images: ["<text:a xlink:type="simple" xlink:href="https://static.ukrinform.com/photos/2022_04/thumb_files/630_360_1650854560-379.jpg" text:style-name="Internet_20_link" text:visited-style-name="Visited_20_Internet_20_Link">
630_360_16508...</text:a>
"]</text:p>
      <text:p text:style-name="P4">
Tags: ['Байден', 'Макрон', 'Україна', 'Війна з росією']</text:p>
      <text:p text:style-name="P4">
Type: Article</text:p>
      <!--METADATA-->
      <text:p text:style-name="P4">
<draw:frame draw:style-name="fr1" draw:name="Image216" text:anchor-type="as-char" svg:width="6.9236in" svg:height="3.956343in" draw:z-index="0">
<draw:image xlink:href="../Images/yкринформ/2023-04-20T23-04-00-03-00/630_360_1650854560-379.jpg" xlink:type="simple" xlink:show="embed" xlink:actuate="onLoad" draw:mime-type="image/jpeg"/>
</draw:frame>
Presidential and France held a telephone conversation, during which among other topics violated Russian aggression in Europe and support of Ukraine.</text:p>
      <text:p text:style-name="P4">
This is stated in <text:a xlink:type="simple" xlink:href="https://www.whitehouse.gov/briefing-room/statements-releases/2023/04/20/readout-of-president-joe-bidens-call-with-president-emmanuel-macron-of-france-3/" text:style-name="Internet_20_link" text:visited-style-name="Visited_20_Internet_20_Link">
</text:a>
Released on Thursday, reports Ukrinform.</text:p>
      <text:p text:style-name="P4">
“The presidents have confirmed their adamant support for Ukraine against the background of cruel <text:a xlink:type="simple" xlink:href="https://www.ukrinform.ua/tag-russian-aggression" text:style-name="Internet_20_link" text:visited-style-name="Visited_20_Internet_20_Link">
</text:a>
", - said the administrations Joe Baiden.</text:p>
      <text:p text:style-name="P4">
The leaders also discussed the visit of Macron President to the PRC and efforts to overcome prosperity, security, common values, and an international order in the Indo-Pacific.</text:p>
      <text:p text:style-name="P4">
In addition, Biden and Macron confirmed the importance of maintaining peace of stability in the Taiwanese Strait.</text:p>
      <text:p text:style-name="P4">
<text:span text:style-name="T4">
 Read also: </text:span>
 <text:a xlink:type="simple" xlink:href="https://www.ukrinform.ua/rubric-world/3698587-bajden-obgovorit-iz-prezidentom-pivdennoi-korei-dopomogu-ukraini-bilij-dim.html" text:style-name="Internet_20_link" text:visited-style-name="Visited_20_Internet_20_Link">
<text:span text:style-name="T4">
 Biden </text:span>
</text:a>
As reported <text:a xlink:type="simple" xlink:href="https://www.ukrinform.ua/rubric-world/3698559-bajden-obgovoriv-iz-fon-der-laen-ii-vizit-do-kitau-ta-pidtrimku-ukraini.html" text:style-name="Internet_20_link" text:visited-style-name="Visited_20_Internet_20_Link">
</text:a>
, US President Joe Biden also talking to the head of the European Commission Ursula von Der Lyen, who, together with President Macron earlier than this month, made a visit to China. During Beijing, European leaders outlined a position on the ways of stopping the aggressive war of the Russian Federation against Ukraine's respect for the UN Charter and the full withdrawal of Russian troops from the Ukrainian territory within its internationally recognized borders.</text:p>
      <text:p text:style-name="P4">
News Source: <text:a xlink:type="simple" xlink:href="https://www.ukrinform.ua/rubric-world/3698600-bajden-i-makron-obgovorili-agresiu-rf-u-evropi-ta-pidtrimku-ukraini.html" text:style-name="Internet_20_link" text:visited-style-name="Visited_20_Internet_20_Link">
https://www.ukrinform.ua/rubric-world/3698600-bajden-i-makron-obgovorili-agresiu-rf-u-evropi-ta-pidtrimku-ukraini.html</text:a>
</text:p>
      <!--NEWS-->
      <text:h text:style-name="P10" text:outline-level="1">
<text:span text:style-name="T4">
Bundestag MPs: Weapons helps return peace to Ukraine</text:span>
</text:h>
      <text:p text:style-name="P4">
Authors: Ukrinform (Person)</text:p>
      <text:p text:style-name="P4">
Publisher: Укринформ (Organization)</text:p>
      <text:p text:style-name="P4">
Published Time: 2023-04-20T23:20:00+03:00</text:p>
      <text:p text:style-name="P4">
Modified Time: 2023-04-20T23:20:00+03:00</text:p>
      <text:p text:style-name="P4">
Description: Німецька зброя потрібна не для того, щоби затягнути війну, а для того, щоби її завершити. — Укрінформ.</text:p>
      <text:p text:style-name="P4">
Images: ["<text:a xlink:type="simple" xlink:href="https://static.ukrinform.com/photos/2021_07/thumb_files/630_360_1627644191-104.jpg" text:style-name="Internet_20_link" text:visited-style-name="Visited_20_Internet_20_Link">
630_360_16276...</text:a>
"]</text:p>
      <text:p text:style-name="P4">
Tags: ['Бундестаг', 'Україна', 'Зброя', 'Війна з росією']</text:p>
      <text:p text:style-name="P4">
Type: Article</text:p>
      <!--METADATA-->
      <text:p text:style-name="P4">
<draw:frame draw:style-name="fr1" draw:name="Image217" text:anchor-type="as-char" svg:width="6.9236in" svg:height="3.956343in" draw:z-index="0">
<draw:image xlink:href="../Images/yкринформ/2023-04-20T23-20-00-03-00/630_360_1627644191-104.jpg" xlink:type="simple" xlink:show="embed" xlink:actuate="onLoad" draw:mime-type="image/jpeg"/>
</draw:frame>
Germany's Baby is not needed to delay the war, but to get it.</text:p>
      <text:p text:style-name="P4">
This opinion is held as they proved the debate in the German Parliament on Thursday evening, 4 with 6 parties of the German Bundestag in addition to the right -wing and left, the Ukrinform correspondent reports.</text:p>
      <text:p text:style-name="P4">
“These <text:a xlink:type="simple" xlink:href="https://www.ukrinform.ua/tag-zbroa" text:style-name="Internet_20_link" text:visited-style-name="Visited_20_Internet_20_Link">
</text:a>
Not aimed at continuing, on the contrary, the purpose is to help Ukraine defend against further attacks and to cause war, to establish peace in the region, ”the Social Democrat Hannneswalter said. He noted that for over a year of the war, Ukrainians proved that they could protect their state, and partners, including Germany, from the very beginning they said that Ukraine could rely on them, that they would provide support until it would be necessary. Such support includes the supply of defense -weapons for the Armed Forces, stated the politician.</text:p>
      <text:p text:style-name="P4">
Representative of the greatest opposition force, CDU/CSU, Thomas Revekamp agreed. "We are not supplying weapons that kills people, but a weapon that saves people of red -Russian murdered attacks," he said.</text:p>
      <text:p text:style-name="P4">
His one -party party Bernhardt Loos noted that "reality shows: peace of safe, without effective restraint, without effective defense in the event of an attack by a clear utopia." The Russian war, cruel and inhuman, has to stop, therefore, there is a weapon so that Ukrainians can protect themselves from the aggressor, the deputy said.</text:p>
      <text:p text:style-name="P4">
Jamila Shefer reminded that her party, the Green, has always been a party of peace, "but unfortunately, not every aggressor and not always can be curved by placifist methods. That is why Ukraine deserve our support, ”said the Parliamentary.</text:p>
      <text:p text:style-name="P4">
Another representative of the same party Mike Ausendorf emphasized that Putin could at least stop the war, and "the termination of supplies of weapons of the Armed Forces would mean that Ukrainian would be able to protect itself, resulting in not peace, but occupation by a free state that has nothing to do From peace. "</text:p>
      <text:p text:style-name="P4">
<text:span text:style-name="T4">
 Read also: </text:span>
 <text:a xlink:type="simple" xlink:href="https://www.ukrinform.ua/rubric-polytics/3692695-rosijska-vijna-e-bitvou-sistem-viceprezidentka-bundestagu.html" text:style-name="Internet_20_link" text:visited-style-name="Visited_20_Internet_20_Link">
<text:span text:style-name="T4">
 Bundestag </text:span>
</text:a>
The issue of supply of weapons was discussed on the initiative of the right -wing "alternative for Germany", which is strongly against the assistance of weapons of Ukraine, since it, according to them, "will not only delay the war with all its negative consequences for civilian population, but also because Germany can be statistoral of war" . The left, who "do not want to kill Germans," oppose this. "</text:p>
      <text:p text:style-name="P4">
News Source: <text:a xlink:type="simple" xlink:href="https://www.ukrinform.ua/rubric-ato/3698604-deputati-bundestagu-zbroa-dopomagae-povernuti-mir-ukraini.html" text:style-name="Internet_20_link" text:visited-style-name="Visited_20_Internet_20_Link">
https://www.ukrinform.ua/rubric-ato/3698604-deputati-bundestagu-zbroa-dopomagae-povernuti-mir-ukraini.html</text:a>
</text:p>
      <!--NEWS-->
      <text:h text:style-name="P10" text:outline-level="1">
<text:span text:style-name="T4">
Zelensky: As long as aggression continues, it is important that the Russian Federation has no access to the Olympic sites</text:span>
</text:h>
      <text:p text:style-name="P4">
Authors: Ukrinform (Person)</text:p>
      <text:p text:style-name="P4">
Publisher: Укринформ (Organization)</text:p>
      <text:p text:style-name="P4">
Published Time: 2023-04-20T23:22:00+03:00</text:p>
      <text:p text:style-name="P4">
Modified Time: 2023-04-20T23:22:00+03:00</text:p>
      <text:p text:style-name="P4">
Description: Важливо, щоб, поки триває агресія, російська держава не мала жодного доступу до спортивних, олімпійських майданчиків. Зокрема, до паризького майданчика – саме це місто прийматиме Олімпіаду 2024 року. — Укрінформ.</text:p>
      <text:p text:style-name="P4">
Images: ["<text:a xlink:type="simple" xlink:href="https://static.ukrinform.com/photos/2022_07/thumb_files/630_360_1658554942-587.jpg" text:style-name="Internet_20_link" text:visited-style-name="Visited_20_Internet_20_Link">
630_360_16585...</text:a>
"]</text:p>
      <text:p text:style-name="P4">
Tags: ['Олімпіада', 'Спорт', 'ЗСУ', 'росія', 'Зеленський', 'Війна з росією', '#stoprussia']</text:p>
      <text:p text:style-name="P4">
Type: Article</text:p>
      <!--METADATA-->
      <text:p text:style-name="P4">
<draw:frame draw:style-name="fr1" draw:name="Image218" text:anchor-type="as-char" svg:width="6.9236in" svg:height="3.956343in" draw:z-index="0">
<draw:image xlink:href="../Images/yкринформ/2023-04-20T23-22-00-03-00/630_360_1658554942-587.jpg" xlink:type="simple" xlink:show="embed" xlink:actuate="onLoad" draw:mime-type="image/jpeg"/>
</draw:frame>
It is important that, while the aggression is ongoing, the Russian state does not have any access to regional, Olympic sites. In particular, to the Paris Playground - the very city will host the 2024 Olympiad.</text:p>
      <text:p text:style-name="P4">
He emphasized this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296" text:style-name="Internet_20_link" text:visited-style-name="Visited_20_Internet_20_Link">
</text:a>
</text:span>
</text:p>
      <text:p text:style-name="P4">
<text:span text:style-name="T4">
 _ I wish health, dear Ukrainians!_ </text:span>
</text:p>
      <text:p text:style-name="P4">
He just turned to the Parliament of Mexico, and this is the second such appeal of the pre -region of Latin America. I am grateful to Mexico for his attention to Ukraine and the support of international security, the need for the widest possible unity to protect international law.</text:p>
      <text:p text:style-name="P4">
Because if the right does not work, life threat will only grow ... The bandits of the Yagresar will become even more arrogant. We should not allow this.</text:p>
      <text:p text:style-name="P4">
In fact, it was in Kiev that NATO Stoltenberg's NATO Zano Turks were also devoted to Kyiv. Protection of Ukraine. Protection of the entire international order based on the rules. Protection of life.</text:p>
      <text:p text:style-name="P4">
We are preparing for the Ramstein meeting, and Mr. Stoltenberg's position is important. We are preparing for our active action at the front - they are inevitable.</text:p>
      <text:p text:style-name="P4">
We are also preparing for NATO Summit in Vilnius, which is scheduled for the summer of this year, but its content is being processed now. It is at such meetings that in contacts of different levels that we lead with partners.</text:p>
      <text:p text:style-name="P4">
Neither the majority of Ukrainians nor most Europeans, nor the majority of NATO residents will understand the Alliance's leaders, unless a well -deserved political invitation for Ukraine to the Alliance is sounded at this summit.</text:p>
      <text:p text:style-name="P4">
Ukraine has done everything in order for our application to be satisfied.</text:p>
      <text:p text:style-name="P4">
It is difficult even to say whose contribution to European and Euro -Atlantic security is greater than our soldiers ... Ukrainians and Ukrainian women who protect their lives with their lives. I thank all the partners who support us in this.</text:p>
      <text:p text:style-name="P4">
The international summit of cities and regions took place today in Kyiv. The new formatting of our country with partners.</text:p>
      <text:p text:style-name="P4">
The Congress of local and regional authorities of Ukraine, which unites the central authority of local leaders, is now gaining international level. In order to actively disappear foreign partners to rebuild in our country, to the development of economic, infrastructure in our communities.Today, Ms. Ann Idalgo met with Paris mayor. It was honor to hand over a special distinction of Ukraine for the capital of France, a distinction of the city-rescuer.</text:p>
      <text:p text:style-name="P4">
Paris has become one of the largest centers for Ukraine in Europe - in all its senses.</text:p>
      <text:p text:style-name="P4">
I would like to point out the help in protecting our energy. It was in the capital of Frank that the format conference was held, as it was called, "Energy Ramstein". Paris has accumulated significantly support for Ukraine with equipment for energy, provides social and humanitarian support.</text:p>
      <text:p text:style-name="P4">
I thank all the French, all Parisians, President of France Macron for her unchanging for Ukraine, for leadership. And especially I want to mention the absolutely principal and such a consonant Ukrainian position of Ms. Paris on the protection Olympic movement from Russian ideologization, from propaganda.</text:p>
      <text:p text:style-name="P4">
It is obvious that the terrorist state will do everything to justify itself through the sports to use the International Olympic Movement in support of its aggression.</text:p>
      <text:p text:style-name="P4">
That is why it is important that as long as aggression continues, <text:a xlink:type="simple" xlink:href="https://www.ukrinform.ua/tag-rosia" text:style-name="Internet_20_link" text:visited-style-name="Visited_20_Internet_20_Link">
</text:a>
She had no access to the sports, Olympic sites. In particular, the Paris Playground - this city will host the 2024th Olympics.</text:p>
      <text:p text:style-name="P4">
Ms. Paris's mayor has reaffirmed today that she did not see the place for the representatives of the aggressor state in Paris while aggression is ongoing. This is a clear, important signal, thank you for him.</text:p>
      <text:p text:style-name="P4">
It would be good that such signals may be heard in the International Olympic Committee, where, unfortunately, the personal benefit of individual bureaucrats is dominated by the relevant principles.</text:p>
      <text:p text:style-name="P4">
One more.</text:p>
      <text:p text:style-name="P4">
Today, the moon of Ramadan is ends for Muslims ... The bright holiday Ramazan-Bayram deserves the most common conditions. It deserves the peace that we so strive for, we deserve victory, we all go. I believe that the Lord will bless Ukraine with the will for all our territories and all our people.</text:p>
      <text:p text:style-name="P4">
I wish all our Muslim community and all the Muslims of the peaceful celebration!</text:p>
      <text:p text:style-name="P4">
Ramazan Bayramıñız Hayırlı ve mubarek olsun!</text:p>
      <text:p text:style-name="P4">
Glory to all our soldiers who are now in battle for Ukraine!</text:p>
      <text:p text:style-name="P4">
Thank you all who help!</text:p>
      <text:p text:style-name="P4">
<text:span text:style-name="T4">
<text:span text:style-name="T5">
Glory to Ukraine!</text:span>
 </text:span>
</text:p>
      <text:p text:style-name="P4">
News Source: <text:a xlink:type="simple" xlink:href="https://www.ukrinform.ua/rubric-polytics/3698605-zelenskij-poki-trivae-agresia-vazlivo-abi-rf-ne-mala-dostupu-na-olimpijski-majdanciki.html" text:style-name="Internet_20_link" text:visited-style-name="Visited_20_Internet_20_Link">
https://www.ukrinform.ua/rubric-polytics/3698605-zelenskij-poki-trivae-agresia-vazlivo-abi-rf-ne-mala-dostupu-na-olimpijski-majdanciki.html</text:a>
</text:p>
      <!--NEWS-->
      <text:h text:style-name="P10" text:outline-level="1">
<text:span text:style-name="T4">
A group of republicans called on Baiden to stop helping Ukraine</text:span>
</text:h>
      <text:p text:style-name="P4">
Authors: Ukrinform (Person)</text:p>
      <text:p text:style-name="P4">
Publisher: Укринформ (Organization)</text:p>
      <text:p text:style-name="P4">
Published Time: 2023-04-20T23:30:00+03:00</text:p>
      <text:p text:style-name="P4">
Modified Time: 2023-04-20T23:30:00+03:00</text:p>
      <text:p text:style-name="P4">
Description: A group of 19 Republicans of the far -right was published on Thursday an official letter addressed to the President Biden, in which she posted pro -Russian narratives and urged the US government to end military assistance to Ukraine. - Ukrinform.</text:p>
      <text:p text:style-name="P4">
Images: ["<text:a xlink:type="simple" xlink:href="https://static.ukrinform.com/photos/2022_04/thumb_files/630_360_1649828033-438.jpg" text:style-name="Internet_20_link" text:visited-style-name="Visited_20_Internet_20_Link">
630_360_16498...</text:a>
"]</text:p>
      <text:p text:style-name="P4">
Tags: ['Байден', 'США', 'Україна', 'допомога']</text:p>
      <text:p text:style-name="P4">
Type: Article</text:p>
      <!--METADATA-->
      <text:p text:style-name="P4">
<draw:frame draw:style-name="fr1" draw:name="Image219" text:anchor-type="as-char" svg:width="6.9236in" svg:height="3.956343in" draw:z-index="0">
<draw:image xlink:href="../Images/yкринформ/2023-04-20T23-30-00-03-00/630_360_1649828033-438.jpg" xlink:type="simple" xlink:show="embed" xlink:actuate="onLoad" draw:mime-type="image/jpeg"/>
</draw:frame>
A group of 19 Republicans of the far -right released on Thursday an official letter addressed to the President Biden, in which she posted pro -Russian narratives of the US government to stop military assistance to Ukraine.</text:p>
      <text:p text:style-name="P4">
The letter was released on <text:a xlink:type="simple" xlink:href="https://www.lee.senate.gov/services/files/582D6601-A680-45A0-90E4-A92E91B4E2B3" text:style-name="Internet_20_link" text:visited-style-name="Visited_20_Internet_20_Link">
</text:a>
, Senator Mike Lee, reports Ukrinform.</text:p>
      <text:p text:style-name="P4">
"We are deeply concerned about the fact that the US assistance trajectory with military efforts <text:a xlink:type="simple" xlink:href="https://www.ukrinform.ua/tag-ukraina" text:style-name="Internet_20_link" text:visited-style-name="Visited_20_Internet_20_Link">
</text:a>
It is threatened with further escalation and there is no need for strategic clarity, ”the letter reads.</text:p>
      <text:p text:style-name="P4">
The text states that the war has been going on for the second year, and still "it is not visible", as well as, they say, there is no clear strategy for its completion.</text:p>
      <text:p text:style-name="P4">
"Proxy with Russia in Ukraine does not correspond to the strategic interests of the state and risks escalation that can get out of control," the signatories said.</text:p>
      <text:p text:style-name="P4">
Republicans accused Biden's administration of "a long conflict set" and stated that the current strategy of sanctions against Russia, as well as allocating assistance to Ukraine, would only delay it. They called assistance to "unlimited" and stated that it should be stopped, otherwise, in a word, there is a growing risk of direct conflict between the US and Russia.</text:p>
      <text:p text:style-name="P4">
"We will strongly oppose all future assistance packages if they are related to a clear diplomatic strategy aimed at rapidly reducing this war," the authors of the letter said.</text:p>
      <text:p text:style-name="P4">
They called the "provocation" of the decision to transfer to Ukraine the HIMRS system in June year and spoke negatively about the transfer of Ukraine tanks Abrams.Khus, a group of legislators called the transfer of intelligence information to Ukraine as it complicates attempts to deny the Russian arguments about the "complicity" in Ukraine in Ukraine.</text:p>
      <text:p text:style-name="P4">
<text:span text:style-name="T4">
 Read also: </text:span>
 <text:a xlink:type="simple" xlink:href="https://www.ukrinform.ua/rubric-polytics/3697067-duda-hto-zaklikae-svidse-uklasti-mirnu-ugodu-miz-ukrainou-i-rosieu-die-v-interesah-kremla.html" text:style-name="Internet_20_link" text:visited-style-name="Visited_20_Internet_20_Link">
</text:a>
"Russia's tolerance to NATO proxy can end at any time," the signatories said.</text:p>
      <text:p text:style-name="P4">
They also accused Biden's administration of helping Ukraine "at the expense of the home readiness of the US forces."<text:span text:style-name="T5">
Фото: now</text:span>
</text:p>
      <text:p text:style-name="P4">
News Source: <text:a xlink:type="simple" xlink:href="https://www.ukrinform.ua/rubric-world/3698603-grupa-respublikanciv-zaklikala-bajdena-pripiniti-dopomogu-ukraini.html" text:style-name="Internet_20_link" text:visited-style-name="Visited_20_Internet_20_Link">
https://www.ukrinform.ua/rubric-world/3698603-grupa-respublikanciv-zaklikala-bajdena-pripiniti-dopomogu-ukraini.html</text:a>
</text:p>
      <!--NEWS-->
      <text:h text:style-name="P10" text:outline-level="1">
<text:span text:style-name="T4">
Zelensky thanked the Parliament of Mexico for his attention to Ukraine</text:span>
</text:h>
      <text:p text:style-name="P4">
Authors: Ukrinform (Person)</text:p>
      <text:p text:style-name="P4">
Publisher: Укринформ (Organization)</text:p>
      <text:p text:style-name="P4">
Published Time: 2023-04-20T23:36:00+03:00</text:p>
      <text:p text:style-name="P4">
Modified Time: 2023-04-20T23:36:00+03:00</text:p>
      <text:p text:style-name="P4">
Description: President of Ukraine Volodymyr Zelensky appealed to the Parliament of Mexico and thanked for supporting Ukraine's position on international security. - Ukrinform.</text:p>
      <text:p text:style-name="P4">
Images: ["<text:a xlink:type="simple" xlink:href="https://static.ukrinform.com/photos/2023_04/thumb_files/630_360_1682023700-517.jpg" text:style-name="Internet_20_link" text:visited-style-name="Visited_20_Internet_20_Link">
630_360_16820...</text:a>
"]</text:p>
      <text:p text:style-name="P4">
Tags: ['Мексика', 'Парламент', 'Зеленський']</text:p>
      <text:p text:style-name="P4">
Type: Article</text:p>
      <!--METADATA-->
      <text:p text:style-name="P4">
<draw:frame draw:style-name="fr1" draw:name="Image220" text:anchor-type="as-char" svg:width="6.9236in" svg:height="3.956343in" draw:z-index="0">
<draw:image xlink:href="../Images/yкринформ/2023-04-20T23-36-00-03-00/630_360_1682023700-517.jpg" xlink:type="simple" xlink:show="embed" xlink:actuate="onLoad" draw:mime-type="image/jpeg"/>
</draw:frame>
Volodymyr Zelenskyi Presidential Ukraine appealed to the Parliament of Mexico and thanked the reception of Ukraine's position on international security.</text:p>
      <text:p text:style-name="P4">
According to Ukrinform, about it in the evening <text:a xlink:type="simple" xlink:href="https://www.youtube.com/watch" text:style-name="Internet_20_link" text:visited-style-name="Visited_20_Internet_20_Link">
</text:a>
The President of Ukraine Zelensky said.</text:p>
      <text:p text:style-name="P4">
<text:span text:style-name="T5">
!(https://t.me/OP_UA/9296)“He just turned to the Parliament of Mexico, and this is the second such appeal of the pre -region of Latin America. I am grateful to Mexico for his attention to Ukraine and the support of international security, the need for the widest possible unity to protect international law. Because if the right does not work, threatening will only grow ... bandits and aggressors will become even more arrogant. I have to prevent it, ” - stressed <text:a xlink:type="simple" xlink:href="https://www.ukrinform.ua/tag-zelenskij" text:style-name="Internet_20_link" text:visited-style-name="Visited_20_Internet_20_Link">
</text:a>
</text:span>
<text:span text:style-name="T5">
 Read also: </text:span>
* <text:a xlink:type="simple" xlink:href="https://www.ukrinform.ua/rubric-polytics/3676615-u-mzs-zaklikali-meksiku-vidmovitisa-vid-nejtralnoi-pozicii-ta-pidtrimati-ukrainu.html" text:style-name="Internet_20_link" text:visited-style-name="Visited_20_Internet_20_Link">
<text:span text:style-name="T4">
 Mexico </text:span>
</text:a>
As reported by Ukrinform, February 24 <text:a xlink:type="simple" xlink:href="https://www.ukrinform.ua/rubric-polytics/3674829-kulak-partneriv-ukraini-nepovnij-ne-vistacae-afriki-i-latinskoi-ameriki-prezident.html" text:style-name="Internet_20_link" text:visited-style-name="Visited_20_Internet_20_Link">
</text:a>
At the press conference "February. Year of indomitable ”that the" fist of partners "of Ukraine is incomplete without the countries of Africa and Latin America, as well as to fix it, he is ready to hold a summit.</text:p>
      <text:p text:style-name="P4">
<text:span text:style-name="T5">
Foto: @zcout370</text:span>
</text:p>
      <text:p text:style-name="P4">
News Source: <text:a xlink:type="simple" xlink:href="https://www.ukrinform.ua/rubric-polytics/3698610-zelenskij-podakuvav-parlamentu-meksiki-za-uvagu-do-ukraini.html" text:style-name="Internet_20_link" text:visited-style-name="Visited_20_Internet_20_Link">
https://www.ukrinform.ua/rubric-polytics/3698610-zelenskij-podakuvav-parlamentu-meksiki-za-uvagu-do-ukraini.html</text:a>
</text:p>
      <!--NEWS-->
      <text:h text:style-name="P10" text:outline-level="1">
<text:span text:style-name="T4">
Bratislava will host a business forum to support Ukrainian entrepreneurs abroad</text:span>
</text:h>
      <text:p text:style-name="P4">
Authors: Ukrinform (Person)</text:p>
      <text:p text:style-name="P4">
Publisher: Укринформ (Organization)</text:p>
      <text:p text:style-name="P4">
Published Time: 2023-04-20T23:44:00+03:00</text:p>
      <text:p text:style-name="P4">
Modified Time: 2023-04-20T23:44:00+03:00</text:p>
      <text:p text:style-name="P4">
Description: On April 25, Bratislava will take place a business forum in support of Ukrainian-European entrepreneurs Business Upgrade 2023 Bratislava. - Ukrinform.</text:p>
      <text:p text:style-name="P4">
Images: ["<text:a xlink:type="simple" xlink:href="https://static.ukrinform.com/photos/2023_04/thumb_files/630_360_1682023255-963.jpg" text:style-name="Internet_20_link" text:visited-style-name="Visited_20_Internet_20_Link">
630_360_16820...</text:a>
"]</text:p>
      <text:p text:style-name="P4">
Tags: ['Бізнес', 'Форум', 'Україна', 'Словаччина']</text:p>
      <text:p text:style-name="P4">
Type: Article</text:p>
      <!--METADATA-->
      <text:p text:style-name="P4">
<draw:frame draw:style-name="fr1" draw:name="Image221" text:anchor-type="as-char" svg:width="6.9236in" svg:height="3.956343in" draw:z-index="0">
<draw:image xlink:href="../Images/yкринформ/2023-04-20T23-44-00-03-00/630_360_1682023255-963.jpg" xlink:type="simple" xlink:show="embed" xlink:actuate="onLoad" draw:mime-type="image/jpeg"/>
</draw:frame>
On April 25, Bratislava will take place a business forum in support of Ukrainian-European entrepreneurs Business Upgrade 2023 Bratislava.</text:p>
      <text:p text:style-name="P4">
According to Ukrinform, in the prespiration of the forum it is noted that the event is aimed at the support of volunteering as a socially important business mission that has Ukrainian roots.</text:p>
      <text:p text:style-name="P4">
The forum will be held under the patronage of the Ambassador of Ukraine to Slovakia Miroslav Castranat with the assistance of the Chamber of Commerce and Industry of Ukraine.</text:p>
      <text:p text:style-name="P4">
The organizer of the event is "Ukrainian-European <text:a xlink:type="simple" xlink:href="https://www.ukrinform.ua/tag-biznes" text:style-name="Internet_20_link" text:visited-style-name="Visited_20_Internet_20_Link">
</text:a>
-Hab », which holds business meetings, implements educational programs, develops strategies for entering international markets, and also supports Ukrainian entrepreneurs in Europe.</text:p>
      <text:p text:style-name="P4">
The forum aims to create a platform for the interaction of Ukrainian businesses abroad, exchange of experience, as well as involve European partners on support of Ukrainian initiatives, - said the founder "<text:a xlink:type="simple" xlink:href="https://www.facebook.com/ukr.eu.business.hub" text:style-name="Internet_20_link" text:visited-style-name="Visited_20_Internet_20_Link">
</text:a>
»Darya Didkovskaya. According to its words, this is important because every business that works in Ukraine, is far beyond, is actively involved in volunteering, supports the Armed Forces, allocates funds for humanitarian needs.</text:p>
      <text:p text:style-name="P4">
<text:span text:style-name="T4">
 Read also: </text:span>
 <text:a xlink:type="simple" xlink:href="https://www.ukrinform.ua/rubric-economy/3697121-ukraina-gotova-priednatisa-do-sistemi-elektronnoi-tovarnotransportnoi-nakladnoi-es.html" text:style-name="Internet_20_link" text:visited-style-name="Visited_20_Internet_20_Link">
</text:a>
In addition to Didkovskaya, which is the owner of APK-Resource agro-company, among the speakers forum-the founder of the venture fund and Ventures Victoria Tigipko, the executive director of the office of attracting and supporting investments(Ukraineinvest) <text:a xlink:type="simple" xlink:href="https://www.ukrinform.ua/rubric-vidbudova/3672315-sergij-civkac-vikonavcij-direktor-ofisu-iz-zalucenna-ta-pidtrimki-investicij-ukraineinvest.html" text:style-name="Internet_20_link" text:visited-style-name="Visited_20_Internet_20_Link">
</text:a>
, special guest - Ukrainian showman and volunteer Volodymyr Ostapchuk.</text:p>
      <text:p text:style-name="P4">
News Source: <text:a xlink:type="simple" xlink:href="https://www.ukrinform.ua/rubric-economy/3698608-u-bratislavi-projde-dilovij-forum-z-pidtrimki-ukrainskih-pidpriemciv-za-kordonom.html" text:style-name="Internet_20_link" text:visited-style-name="Visited_20_Internet_20_Link">
https://www.ukrinform.ua/rubric-economy/3698608-u-bratislavi-projde-dilovij-forum-z-pidtrimki-ukrainskih-pidpriemciv-za-kordonom.html</text:a>
</text:p>
      <!--NEWS-->
      <text:h text:style-name="P10" text:outline-level="1">
<text:span text:style-name="T4">
Ukraine expects a political invitation to NATO during a summit in Vilnius - President</text:span>
</text:h>
      <text:p text:style-name="P4">
Authors: Ukrinform (Person)</text:p>
      <text:p text:style-name="P4">
Publisher: Укринформ (Organization)</text:p>
      <text:p text:style-name="P4">
Published Time: 2023-04-20T23:51:00+03:00</text:p>
      <text:p text:style-name="P4">
Modified Time: 2023-04-20T23:51:00+03:00</text:p>
      <text:p text:style-name="P4">
Description: Ukraine is preparing for the NATO summit, which will take place in Vilnius and expects a political invitation to the Alliance. - Ukrinform.</text:p>
      <text:p text:style-name="P4">
Images: ["<text:a xlink:type="simple" xlink:href="https://static.ukrinform.com/photos/2023_02/thumb_files/630_360_1677260137-955.jpeg" text:style-name="Internet_20_link" text:visited-style-name="Visited_20_Internet_20_Link">
630_360_16772...</text:a>
"]</text:p>
      <text:p text:style-name="P4">
Tags: ['Литва', 'НАТО', 'Саміт', 'Зеленський']</text:p>
      <text:p text:style-name="P4">
Type: Article</text:p>
      <!--METADATA-->
      <text:p text:style-name="P4">
<draw:frame draw:style-name="fr1" draw:name="Image222" text:anchor-type="as-char" svg:width="6.9236in" svg:height="3.956343in" draw:z-index="0">
<draw:image xlink:href="../Images/yкринформ/2023-04-20T23-51-00-03-00/630_360_1677260137-955.jpeg" xlink:type="simple" xlink:show="embed" xlink:actuate="onLoad" draw:mime-type="image/jpeg"/>
</draw:frame>
Ukraine is preparing for a NATO summit, which will take place in Vilnius and expects a political demand for the Alliance.</text:p>
      <text:p text:style-name="P4">
According to Ukrinform, about it in the evening <text:a xlink:type="simple" xlink:href="https://t.me/V_Zelenskiy_official/5931" text:style-name="Internet_20_link" text:visited-style-name="Visited_20_Internet_20_Link">
</text:a>
President of Ukraine Vladimirzelensky said.</text:p>
      <text:p text:style-name="P4">
“We are getting ready for the summit <text:a xlink:type="simple" xlink:href="https://www.ukrinform.ua/tag-nato" text:style-name="Internet_20_link" text:visited-style-name="Visited_20_Internet_20_Link">
</text:a>
In Vilnius, which is planned for the summer of this year, but its content is being processed now. Samen of such meetings, in contacts of different levels we lead with partners. The number of Ukrainians, neither most Europeans, nor the majority of NATO's space will understand the Alliance's leaders, if a well -deserved political invitation for Ukraine to the Alliance at this summit will sound at this summit. Ukrainian made it to make our application satisfied. It is difficult even to say whose contribution to European and Euro -Atlantic security is greater than our soldiers ... Ukrainians and Ukrainian women who protect their freedom with their lives, ”the heads emphasized.</text:p>
      <text:p text:style-name="P4">
<text:span text:style-name="T5">
Viso: <text:a xlink:type="simple" xlink:href="https://t.me/OP_UA/9296" text:style-name="Internet_20_link" text:visited-style-name="Visited_20_Internet_20_Link">
</text:a>
</text:span>
</text:p>
      <text:p text:style-name="P4">
He thanked all the partners who support Ukraine on the way to NATO.</text:p>
      <text:p text:style-name="P4">
<text:span text:style-name="T4">
 Read also: </text:span>
 <text:a xlink:type="simple" xlink:href="https://www.ukrinform.ua/rubric-vidbudova/3698581-zelenskij-nagolosiv-na-vazlivosti-mobilizacii-regioniv-es-navkolo-vidnovlenna-ukraini.html" text:style-name="Internet_20_link" text:visited-style-name="Visited_20_Internet_20_Link">
<text:span text:style-name="T4">
 Zelensky </text:span>
</text:a>
As reported by Ukrinform, today the NATO Secretary General Jens Stoltenberg with President of Ukraine Volodymyr Zelensky Press Conference in Kyiv has aged that all NATO members agree that the future of Ukraine in the Alliance, but now the main goal is to ensure the victory of Ukraine.</text:p>
      <text:p text:style-name="P4">
News Source: <text:a xlink:type="simple" xlink:href="https://www.ukrinform.ua/rubric-polytics/3698611-ukraina-ocikue-na-zasluzene-politicne-zaprosenna-do-nato-pid-cas-samitu-u-vilnusi-prezident.html" text:style-name="Internet_20_link" text:visited-style-name="Visited_20_Internet_20_Link">
https://www.ukrinform.ua/rubric-polytics/3698611-ukraina-ocikue-na-zasluzene-politicne-zaprosenna-do-nato-pid-cas-samitu-u-vilnusi-prezident.html</text:a>
</text:p>
      <!--NEWS-->
      <text:h text:style-name="P10" text:outline-level="1">
<text:span text:style-name="T4">
At the state level, everything is done to increase the ability to defend against Russian blows - President of Ukraine</text:span>
</text:h>
      <text:p text:style-name="P4">
Author: ['АРМІЯINFORM']</text:p>
      <text:p text:style-name="P4">
Time: 2023-04-20T25:00:00-04:00</text:p>
      <text:p text:style-name="P4">
Description: https://youtu.be/82L2FHPTWIQ is healthy, Shanovni Ukrainian!I tur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text:span text:style-name="T4">
 _ I wish health, dear Ukrainians!_ </text:span>
</text:p>
      <text:p text:style-name="P4">
I come back from business trip.</text:p>
      <text:p text:style-name="P4">
Today was in Volyn, our border guards, on the border, in particular with Belarus. The border, protection, development of border territory - many issues. Volyn demonstrates true strength, and this is felt in how the region is in the region.</text:p>
      <text:p text:style-name="P4">
He presented the awards to our border guards ... Together with all our forces and safety, border guards are fighting on the front line, in particular on the most difficult people. Bakhmut, in general Donetsk region ... real heroes who have successfully fulfilled hundreds of combat missions.</text:p>
      <text:p text:style-name="P4">
We also prepare new units - units of border guards - which join our active actions, to the movement, which we gradually develop.</text:p>
      <text:p text:style-name="P4">
We also work on the development of our areas - absolutely everyone. Today, he had a wide meeting with the heads of the region, local law enforcement officers, military, everyone who is responsible for the safety and social status of the region. There were several infrastructure projects that will strengthen Volyn - and will be able to guarantee long -term workplaces and economy. I am sure that we are sure to implement all this. Soon.</text:p>
      <text:p text:style-name="P4">
We continue to prepare our international steps not only this week, but in the near future. Ukraine's protection, international order based on referrals, remains a number one global agenda.</text:p>
      <text:p text:style-name="P4">
By the way, thank you to the United States for the next military support package, it has been announced today.</text:p>
      <text:p text:style-name="P4">
And separately I want to mention today our defenders and defenders of the sky - air forces and relevant units of other troops.</text:p>
      <text:p text:style-name="P4">
At the state level, everything is done to increase the ability to protect and protect from Russian blows. The air defense systems and other weapons for protection now are very serious in Ukraine. But they must be - and, confident, will be more powerful.</text:p>
      <text:p text:style-name="P4">
Thank you to everyone who with its accuracy and speed provides efficiency for the whole weapon that has appeared in our country!</text:p>
      <text:p text:style-name="P4">
On the night of this day, the soldiers of the 160th anti-aircraft missile missile command of the South Air Command and the Mobile Fire Group of the 164-Ilobida Radio Technical Brigade of the East Air Command were particularly accurate. Thank you!During the day our warriors defended the sky of Dnipropetrovsk, Kiev, oblasts, others, other of our regions ...</text:p>
      <text:p text:style-name="P4">
Glory to everyone and everyone who is now in battle for our country for the sake of Ukraine!</text:p>
      <text:p text:style-name="P4">
Glory to our strong people!</text:p>
      <text:p text:style-name="P4">
<text:span text:style-name="T4">
<text:span text:style-name="T5">
Glory to Ukraine!</text:span>
</text:span>
</text:p>
      <text:p text:style-name="P4">
News Source: <text:a xlink:type="simple" xlink:href="https://armyinform.com.ua/2023/04/20/zbilshuvaty-mozhlyvist-zahyshhatysya-vid-rosijskyh-udariv/" text:style-name="Internet_20_link" text:visited-style-name="Visited_20_Internet_20_Link">
https://armyinform.com.ua/2023/04/20/zbilshuvaty-mozhlyvist-zahyshhatysya-vid-rosijskyh-udariv/</text:a>
</text:p>
      <!--NEWS-->
      <text:h text:style-name="P10" text:outline-level="1">
<text:span text:style-name="T4">
Flash over Kiev on April 19 - the Air Force of the Armed Forces reported previous information</text:span>
</text:h>
      <text:p text:style-name="P4">
Author: ['АРМІЯINFORM']</text:p>
      <text:p text:style-name="P4">
Time: 2023-04-20T26:00:00-04:00</text:p>
      <text:p text:style-name="P4">
Description: Behind the front of the INFORMACHIA at the MIST Kyivo Blizko 22.30 I have Padinnyam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32630046550116970_y.jpg" text:style-name="Internet_20_link" text:visited-style-name="Visited_20_Internet_20_Link">
photo_5332630046550116970_y.jpg</text:a>
']</text:p>
      <text:p text:style-name="P4">
Tags: ['КОМАНДУВАННЯ ПОВІТРЯНИХ СИЛ ЗСУ']</text:p>
      <text:p text:style-name="P4">
Category: News</text:p>
      <!--METADATA-->
      <text:p text:style-name="P4">
<draw:frame draw:style-name="fr1" draw:name="Image223" text:anchor-type="as-char" svg:width="6.9236in" svg:height="6.9236in" draw:z-index="0">
<draw:image xlink:href="../Images/AРМІЯINFORM/2023-04-20T26-00-00-04-00/photo_5332630046550116970_y.jpg" xlink:type="simple" xlink:show="embed" xlink:actuate="onLoad" draw:mime-type="image/jpeg"/>
</draw:frame>
According to preliminary information, outbreaks in the city of Kiev around 22.30 are related to satellite/meteorite(clarified).</text:p>
      <text:p text:style-name="P4">
Про це <text:a xlink:type="simple" xlink:href="https://t.me/kpszsu/2477" text:style-name="Internet_20_link" text:visited-style-name="Visited_20_Internet_20_Link">
повідомило</text:a>
Air Force Command of Ukraine</text:p>
      <text:p text:style-name="P4">
“At present, there is no threat of use by the enemy of the air attack. Air defense is ready!” - It is a test.</text:p>
      <text:p text:style-name="P4">
“In the meantime, the social networks are pleased with memes with flying plates, the intense combatants of the Air Force on the Shahd-136/131 UAV lasts on the southeastern direction in the area of responsibility of the East Air Command. Ten of Shahaneda's departed. Details - later!” - said the press service of the PSU of the Armed Forces.</text:p>
      <text:p text:style-name="P4">
Keep calm, stay in shelter in the regions where the Air Authority is announced!</text:p>
      <text:p text:style-name="P4">
The command also asked not to use the official symbolism of the Air Force "to create memes for the joy of the enemy".</text:p>
      <text:p text:style-name="P4">
News Source: <text:a xlink:type="simple" xlink:href="https://armyinform.com.ua/2023/04/20/spalah-nad-kyyevom-19-kvitnya-povitryani-syly-zsu-povidomyly-poperednyu-informacziyu/" text:style-name="Internet_20_link" text:visited-style-name="Visited_20_Internet_20_Link">
https://armyinform.com.ua/2023/04/20/spalah-nad-kyyevom-19-kvitnya-povitryani-syly-zsu-povidomyly-poperednyu-informacziyu/</text:a>
</text:p>
      <!--NEWS-->
      <text:h text:style-name="P10" text:outline-level="1">
<text:span text:style-name="T4">
The war -solved by Russia is a threat to 35% of Europe biodiversity</text:span>
</text:h>
      <text:p text:style-name="P4">
Author: ['АРМІЯINFORM']</text:p>
      <text:p text:style-name="P4">
Time: 2023-04-20T27:00:00-04:00</text:p>
      <text:p text:style-name="P4">
Description: 35% of the byoriznomanitty єvropy is the overwhelming of the nebellus of the ninesta through At the Tsomo ... war with Ukraine 2022, the war with Ukraine is the latest news today, the war with Ukraine 2022 is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4/55665.jpg" text:style-name="Internet_20_link" text:visited-style-name="Visited_20_Internet_20_Link">
55665.jpg</text:a>
']</text:p>
      <text:p text:style-name="P4">
Tags: ['STOPRUSSIA', 'ВОЄННІ ЗЛОЧИНИ ЗС РФ', 'ВТОРГНЕННЯ РФ', 'ДОВКІЛЛЯ']</text:p>
      <text:p text:style-name="P4">
Category: News</text:p>
      <!--METADATA-->
      <text:p text:style-name="P4">
<draw:frame draw:style-name="fr1" draw:name="Image224" text:anchor-type="as-char" svg:width="6.9236in" svg:height="4.228881in" draw:z-index="0">
<draw:image xlink:href="../Images/AРМІЯINFORM/2023-04-20T27-00-00-04-00/55665.jpg" xlink:type="simple" xlink:show="embed" xlink:actuate="onLoad" draw:mime-type="image/jpeg"/>
</draw:frame>
35% of Europe's biodiversity is threatened by the destruction due to Russia's actions. This was emphasized by the Deputy Minister of Environmental Protection and Natural Resources of Ukraine Yevgeny Fedorenko during a meeting of the Committee on Economic Affairs, Science, Technology and Environment by the OSCE PA. The topic of the meeting is to overcome safety risks from the degradation of the environment, which can adversely affect biodiversity, <text:a xlink:type="simple" xlink:href="https://www.kmu.gov.ua/news/mindovkillia-35-bioriznomanittia-ievropy-perebuvaie-pid-zahrozoiu-znyshchennia-cherez-dii-rosii" text:style-name="Internet_20_link" text:visited-style-name="Visited_20_Internet_20_Link">
informs</text:a>
Government portal.</text:p>
      <text:p text:style-name="P4">
“Ukraine would like to discuss additional reservoirs of some flora and fauna today with the civilized world. However, the figures of war, make them think about how to preserve our biodiversity. The war, resolved by Russia, is a threat for 35% of Europe biodiversity, which is located in Ukraine in less than 6% of the territory of the continent, ”the Deputy Minister said.</text:p>
      <text:p text:style-name="P4">
According to him, on February 24, 2022, 2364 cases of the task of harming the Ukrainian environment were already recorded as a result of military aggression of the Russian Federation. The losses are estimated at $ 52.4 billion.</text:p>
      <text:p text:style-name="P4">
Currently, due to the large -scale invasion of the Russian Federation, about 600 species of animals and 750 species of plants and fungi are threatened with the threat of destruction.</text:p>
      <text:p text:style-name="P4">
This is in particular, more than 120 wetlands of birds that are protected according to the preservation of the preservation(Aheta).</text:p>
      <text:p text:style-name="P4">
Наслідки дій рф можуть спостерігати і жителі Болгарії та Туреччини, дефіксується масова загибель дельфінів. Лише в українській частині Чорного морязафіксовано 150 смертей дельфінів. Відомо про 3 види сімейства дельфінів, якізараз перебувають на межі вимирання.</text:p>
      <text:p text:style-name="P4">
Ще один кричущий факт, який свідчить про масштаби трагедії у сфері захистудовкілля — під загрозою опинилися всі 28 видів кажанів, зареєстрованих вУкраїні та занесених до Червоної книги. Це одна з груп тварин, які дужеболісно реагують на зміни довкілля.</text:p>
      <text:p text:style-name="P4">
«Своїми діями росія порушує Статут ООН, нехтує резолюціями ГенеральноїАсамблеї, знищує види та середовища проживання рослин і тварин. У тому числі,захищені на міжнародному рівні. Європейський парламент визнав росію державою,яка підтримує тероризм. І ми наполягаємо на тому, щоб участь росії у прийняттірішень на міжнародних майданчиках була обмежена», — зазначив ЄвгенійФедоренко.</text:p>
      <text:p text:style-name="P4">
News Source: <text:a xlink:type="simple" xlink:href="https://armyinform.com.ua/2023/04/20/vijna-rozvyazana-rosiyeyu-ye-zagrozoyu-dlya-35-bioriznomanittya-yevropy/" text:style-name="Internet_20_link" text:visited-style-name="Visited_20_Internet_20_Link">
https://armyinform.com.ua/2023/04/20/vijna-rozvyazana-rosiyeyu-ye-zagrozoyu-dlya-35-bioriznomanittya-yevropy/</text:a>
</text:p>
      <!--NEWS-->
      <text:h text:style-name="P10" text:outline-level="1">
<text:span text:style-name="T4">
The units of the anti -aircraft missile troops destroyed 10 "Shahaned", which at night attacked Ukraine</text:span>
</text:h>
      <text:p text:style-name="P4">
Author: ['АРМІЯINFORM']</text:p>
      <text:p text:style-name="P4">
Time: 2023-04-20T28:00:00-04:00</text:p>
      <text:p text:style-name="P4">
Description: About the cesspool of the commander of the knitting forces of the Zbroyshas of Ukraine, Lieutenant Mikola General Mikola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5332367911811139645_y.jpg" text:style-name="Internet_20_link" text:visited-style-name="Visited_20_Internet_20_Link">
photo_5332367911811139645_y.jpg</text:a>
']</text:p>
      <text:p text:style-name="P4">
Tags: []</text:p>
      <text:p text:style-name="P4">
Category: News</text:p>
      <!--METADATA-->
      <text:p text:style-name="P4">
<draw:frame draw:style-name="fr1" draw:name="Image225" text:anchor-type="as-char" svg:width="6.9236in" svg:height="6.9236in" draw:z-index="0">
<draw:image xlink:href="../Images/AРМІЯINFORM/2023-04-20T28-00-00-04-00/photo_5332367911811139645_y.jpg" xlink:type="simple" xlink:show="embed" xlink:actuate="onLoad" draw:mime-type="image/jpeg"/>
</draw:frame>
About it <text:a xlink:type="simple" xlink:href="https://t.me/MykolaOleshchuk/23" text:style-name="Internet_20_link" text:visited-style-name="Visited_20_Internet_20_Link">
reported</text:a>
Commander of the Air Force forces of Ukraine Lieutenant General Mykola Oleshchuk.</text:p>
      <text:p text:style-name="P4">
“Despite any difficulties, the air forces of the Armed Forces of Ukraine continue to protect the air space of our country 24/7. This night the enemy again attacks shock drones and managed airbags, ”he wrote in the telegram.</text:p>
      <text:p text:style-name="P4">
Mykola Oleshchuk noted that 10 out of 11 Shahd-136/131 was destroyed by the units of the anti-aircraft missile troops of the East Air Command.</text:p>
      <text:p text:style-name="P4">
“A great request is not to use the symbolism of the aerial forces or inappropriate jokes for haap, the creation of memes with flying plates and more.</text:p>
      <text:p text:style-name="P4">
We continue to fight for our sky and earth, and we will definitely defeat the occupier!- the commander of the Armed Forces of Ukraine wrote.</text:p>
      <text:p text:style-name="P4">
News Source: <text:a xlink:type="simple" xlink:href="https://armyinform.com.ua/2023/04/20/pidrozdily-zenitnyh-raketnyh-vijsk-znyshhyly-10-shahediv/" text:style-name="Internet_20_link" text:visited-style-name="Visited_20_Internet_20_Link">
https://armyinform.com.ua/2023/04/20/pidrozdily-zenitnyh-raketnyh-vijsk-znyshhyly-10-shahediv/</text:a>
</text:p>
      <!--NEWS-->
      <text:h text:style-name="P10" text:outline-level="1">
<text:span text:style-name="T4">
Deputy Minister of Defense participated in the Tide Sprint Innovation Conference</text:span>
</text:h>
      <text:p text:style-name="P4">
Author: ['АРМІЯINFORM']</text:p>
      <text:p text:style-name="P4">
Time: 2023-04-20T29:00:00-04:00</text:p>
      <text:p text:style-name="P4">
Description: The intercessor of the Ministra defense of Ukraine Zwan of digital outlet, digital transform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dejnega-innovacziyi.jpg" text:style-name="Internet_20_link" text:visited-style-name="Visited_20_Internet_20_Link">
dejnega-innovacziyi.jpg</text:a>
', '<text:a xlink:type="simple" xlink:href="https://armyinform.com.ua/wp-content/uploads/2023/04/dejnega-innovacziyi-2.jpg" text:style-name="Internet_20_link" text:visited-style-name="Visited_20_Internet_20_Link">
dejnega-innovacziyi-2.jpg</text:a>
']</text:p>
      <text:p text:style-name="P4">
Tags: ['TIDE SPRINT', 'ВІТАЛІЙ ДЕЙНЕГА', 'ЗАСТУПНИК МІНІСТРА ОБОРОНИ УКРАЇНИ', 'ІННОВАЦІЇ', 'КОНФЕРЕНЦІЯ', 'НАТО', 'НОРВЕГІЯ', 'ЦИФРОВА ТРАНСФОРМАЦІЯ ДЛЯ УКРАЇНИ']</text:p>
      <text:p text:style-name="P4">
Category: News</text:p>
      <!--METADATA-->
      <text:p text:style-name="P4">
<draw:frame draw:style-name="fr1" draw:name="Image226" text:anchor-type="as-char" svg:width="6.9236in" svg:height="4.61393in" draw:z-index="0">
<draw:image xlink:href="../Images/AРМІЯINFORM/2023-04-20T29-00-00-04-00/dejnega-innovacziyi.jpg" xlink:type="simple" xlink:show="embed" xlink:actuate="onLoad" draw:mime-type="image/jpeg"/>
</draw:frame>
Deputy Minister of Defense of Ukraine for Digital Development, Digital Transformation and Digitalization Vitaliy Deynega participated in the Natiide Sprint conference organized in Norway(M. Lillegammer)NATO Transformation Team Command.</text:p>
      <text:p text:style-name="P4">
About it <text:a xlink:type="simple" xlink:href="https://www.mil.gov.ua/news/2023/04/19/ransformaczii-v-zsu-vitalij-dejnega-vzyav-uchast-u-konferenczii-nato-tide-sprint/" text:style-name="Internet_20_link" text:visited-style-name="Visited_20_Internet_20_Link">
reports</text:a>
Ministry of Defence Ukraine.</text:p>
      <text:p text:style-name="P4">
At the plenary session, Vitaliy Deyneng informed the participants about the current innovations and initiatives on digital transformation in support of armed force. In particular, on the development of decisions of situational awareness, the use of orparty aircraft and non -standard approaches to the use of the Armed Forces of the Russian Federation of the Federation of a full -scale war.</text:p>
      <text:p text:style-name="P4">
The Deputy Minister of Defense of Ukraine on digital development, digital transformation and digitalization emphasized the importance of close interaction by the Central Sector, as well as the concentration and consideration of technological needs of military servicemen in the area of fighting.</text:p>
      <text:p text:style-name="P4">
<draw:frame draw:style-name="fr1" draw:name="Image227" text:anchor-type="as-char" svg:width="6.9236in" svg:height="9.078571in" draw:z-index="0">
<draw:image xlink:href="../Images/AРМІЯINFORM/2023-04-20T29-00-00-04-00/dejnega-innovacziyi-2.jpg" xlink:type="simple" xlink:show="embed" xlink:actuate="onLoad" draw:mime-type="image/jpeg"/>
</draw:frame>
Vitaliy Deinega's speech took place with the Deputy Director of the NATO C3 Staff of NATO Mr. Marko Krriskolo, who spoke about the importance of digitic transformation in terms of NATO headquarters and how it will be in accordance with NATO's goals by 2030.</text:p>
      <text:p text:style-name="P4">
Reference. Tide Sprint is the main NATO analytical initiative to promote the innovation and rapid development of concepts and specifications for the purpose of progress, improvement and integration of the capabilities of C2 and IT services between NATO, NATO States and partner countries.</text:p>
      <text:p text:style-name="P4">
This event brings together operators, managers, representatives of the Tanucco industry to exchange and study ideas to help NATO remain Vavagard of technological changes. 500 participants participate in the event this week.</text:p>
      <text:p text:style-name="P4">
News Source: <text:a xlink:type="simple" xlink:href="https://armyinform.com.ua/2023/04/20/zastupnyk-ministra-oborony-vzyav-uchast/" text:style-name="Internet_20_link" text:visited-style-name="Visited_20_Internet_20_Link">
https://armyinform.com.ua/2023/04/20/zastupnyk-ministra-oborony-vzyav-uchast/</text:a>
</text:p>
      <!--NEWS-->
      <text:h text:style-name="P10" text:outline-level="1">
<text:span text:style-name="T4">
Additional US Security Assistance for Ukraine - Statement of US Secretary of State</text:span>
</text:h>
      <text:p text:style-name="P4">
Author: ['АРМІЯINFORM']</text:p>
      <text:p text:style-name="P4">
Time: 2023-04-20T30:00:00-04:00</text:p>
      <text:p text:style-name="P4">
Description: USA RISHUCHA IS IS AND EVERYTHING TO THIS INFORMATIONS INFORMATION LIGHT IN THE RIGHTOUS FORSHER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derzhavnyj-sekretar.jpg" text:style-name="Internet_20_link" text:visited-style-name="Visited_20_Internet_20_Link">
derzhavnyj-sekretar.jpg</text:a>
']</text:p>
      <text:p text:style-name="P4">
Tags: ['ВІЙСЬКОВА ДОПОМОГА', 'ДЕРЖАВНИЙ СЕКРЕТАР США', 'ДОПОМОГА ПАРТНЕРІВ', 'ЕНТОНІ БЛІНКЕН', 'США']</text:p>
      <text:p text:style-name="P4">
Category: News</text:p>
      <!--METADATA-->
      <text:p text:style-name="P4">
<draw:frame draw:style-name="fr1" draw:name="Image228" text:anchor-type="as-char" svg:width="6.9236in" svg:height="3.909184in" draw:z-index="0">
<draw:image xlink:href="../Images/AРМІЯINFORM/2023-04-20T30-00-00-04-00/derzhavnyj-sekretar.jpg" xlink:type="simple" xlink:show="embed" xlink:actuate="onLoad" draw:mime-type="image/jpeg"/>
</draw:frame>
The United States strongly and consistently provides what is so effectively used by Ukraine's armor for the battlefield - <text:a xlink:type="simple" xlink:href="https://www.defense.gov/News/Releases/Release/Article/3367924/biden-administration-announces-additional-security-assistance-for-ukraine/" text:style-name="Internet_20_link" text:visited-style-name="Visited_20_Internet_20_Link">
today's advantage</text:a>
Selecting $ 325 million means even more Himars ammunition, artillery shells and other assistance to fight Ukraine for freedom.</text:p>
      <text:p text:style-name="P4">
<text:span text:style-name="T4">
 The full text of US Secretary of State Anthoniblinken, <text:a xlink:type="simple" xlink:href="https://ua.usembassy.gov/uk/additional-u-s-security-assistance-for-ukraine-2/" text:style-name="Internet_20_link" text:visited-style-name="Visited_20_Internet_20_Link">
published</text:a>
On the site of the United States Embassy in Ukraine </text:span>
</text:p>
      <text:p text:style-name="P4">
We will continue to support our Ukrainian partners in response to a so -so -so -called aggressive war of Russia.</text:p>
      <text:p text:style-name="P4">
According to the delegated powers from US President Baiden, I give our permission 36th withdrawal of weapons and equipment from the reserves of the Ministry of Defense for Defense of Ukraine for the amount of $ 325 million. This safety package includes more ammunition for HIMARS and artillery shells provided by the United States, as well as anti -tank systems, small arms, tactical vehicles, and target maintenance are required for reinforcement of Ukrainian defenders on the battlefield. This new help will allow Ukraine to continue to brave itself in the conditions of a fierce, unconscious and unjustified war on the part of Russia.</text:p>
      <text:p text:style-name="P4">
Russia could end its war today. Until it does this, the United States of America and our allies and partners will combine with Ukraine as much as required.</text:p>
      <text:p text:style-name="P4">
News Source: <text:a xlink:type="simple" xlink:href="https://armyinform.com.ua/2023/04/20/dodatkova-bezpekova-dopomoga-ssha-dlya-ukrayiny-zayava-derzhsekretarya-ssha/" text:style-name="Internet_20_link" text:visited-style-name="Visited_20_Internet_20_Link">
https://armyinform.com.ua/2023/04/20/dodatkova-bezpekova-dopomoga-ssha-dlya-ukrayiny-zayava-derzhsekretarya-ssha/</text:a>
</text:p>
      <!--NEWS-->
      <text:h text:style-name="P10" text:outline-level="1">
<text:span text:style-name="T4">
Personal Advisor to Strelkov's terrorist received suspicion from the Security Service of Ukraine</text:span>
</text:h>
      <text:p text:style-name="P4">
Author: ['АРМІЯINFORM']</text:p>
      <text:p text:style-name="P4">
Time: 2023-04-20T31:00:00-04:00</text:p>
      <text:p text:style-name="P4">
Description: Service of the Bezpek of Ukraine Zbrazov Base on the PIDSANCANIE propagandist Igor Dus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radnyk-strelkova.jpg" text:style-name="Internet_20_link" text:visited-style-name="Visited_20_Internet_20_Link">
radnyk-strelkova.jpg</text:a>
']</text:p>
      <text:p text:style-name="P4">
Tags: ['КОЛАБОРАНТИ', 'ПРОПАГАНДИСТИ', 'СБУ']</text:p>
      <text:p text:style-name="P4">
Category: News</text:p>
      <!--METADATA-->
      <text:p text:style-name="P4">
<draw:frame draw:style-name="fr1" draw:name="Image229" text:anchor-type="as-char" svg:width="6.9236in" svg:height="4.615733in" draw:z-index="0">
<draw:image xlink:href="../Images/AРМІЯINFORM/2023-04-20T31-00-00-04-00/radnyk-strelkova.jpg" xlink:type="simple" xlink:show="embed" xlink:actuate="onLoad" draw:mime-type="image/jpeg"/>
</draw:frame>
Strelkov and so</text:p>
      <text:p text:style-name="P4">
The Security Service of Ukraine has collected the evidence base on the sub -sub -propagandistajori Dus, which publicly denies the existence of Ukrainian statehood.</text:p>
      <text:p text:style-name="P4">
About it <text:a xlink:type="simple" xlink:href="https://ssu.gov.ua/novyny/sbu-povidomyla-pro-pidozru-kolaborantu-yakyi-buv-osobystym-radnykom-terorysta-strielkova" text:style-name="Internet_20_link" text:visited-style-name="Visited_20_Internet_20_Link">
reported</text:a>
SBU press service.</text:p>
      <text:p text:style-name="P4">
It is noted that the attacker in 2014 was an adviser to the Russian terrorristrylkov-Girkin and is currently positioning himself as an "Orthodox publicist". He also heads the NGO "People's Cathedral", which is the Ukrainian "branch" of the Russian union of the same name under the auspices of the ROC.</text:p>
      <text:p text:style-name="P4">
After the capture of the Crimea, the attacker fled to the temporarily occupied territory of the Ukrainian peninsula. There, he was a constant "guest" of the esters of Russian Television channels, where he acted as a "political" or "religious" expert Iv and Rotted Aggression against Ukraine.</text:p>
      <text:p text:style-name="P4">
After a large -scale invasion of the Sos already in Moscow, publicly praised parts of the occupation groups of the Russian Federation and called on the Armed Forces fighters not to do the opposing. In addition, he actively "accelerated" the Kremlin narratives on "oppression" of UOC representatives(MP)and praised the anti -Ukrainian activity of the Moscow Patriarch Cyril.</text:p>
      <text:p text:style-name="P4">
The SBU initiated by the SBU confirmed the facts of the subversive activity of the person in the state security of Ukraine.</text:p>
      <text:p text:style-name="P4">
Based on the evidence collected, the security service investigators informed him of the suspicion with two articles of the Criminal Code of Ukraine: Part 1 of Art. 111-1(Collaboration)and Part 2 of Art. 110(encroachment on the territorial integrity and integrity of Ukraine).</text:p>
      <text:p text:style-name="P4">
Наразі зловмисник перебуває на території росії. Тривають комплексні заходи дляйого притягнення до відповідальності.</text:p>
      <text:p text:style-name="P4">
News Source: <text:a xlink:type="simple" xlink:href="https://armyinform.com.ua/2023/04/20/osobystyj-radnyk-terorysta-stryelkova/" text:style-name="Internet_20_link" text:visited-style-name="Visited_20_Internet_20_Link">
https://armyinform.com.ua/2023/04/20/osobystyj-radnyk-terorysta-stryelkova/</text:a>
</text:p>
      <!--NEWS-->
      <text:h text:style-name="P10" text:outline-level="1">
<text:span text:style-name="T4">
«Супербактерії» ЗСУ та погрози Південній Кореї — роспропаганда продовжує вигадувати фейки</text:span>
</text:h>
      <text:p text:style-name="P4">
Author: ['АРМІЯINFORM']</text:p>
      <text:p text:style-name="P4">
Time: 2023-04-20T32:00:00-04:00</text:p>
      <text:p text:style-name="P4">
Description: The Center for the Wizin -Format at the RNBO of Ukrainian for 19 KVITYVAVAVAVAVAVAVAVAVAVAVAVAVAVA TA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utin-medvyedyev.jpg" text:style-name="Internet_20_link" text:visited-style-name="Visited_20_Internet_20_Link">
putin-medvyedyev.jpg</text:a>
']</text:p>
      <text:p text:style-name="P4">
Tags: ['ДЕЗІНФОРМАЦІЯ РФ', 'РОСІЙСЬКА ПРОПАГАНДА', 'РОСІЙСЬКІ ФЕЙКИ', 'ЦПД РНБО']</text:p>
      <text:p text:style-name="P4">
Category: News</text:p>
      <!--METADATA-->
      <text:p text:style-name="P4">
<draw:frame draw:style-name="fr1" draw:name="Image230" text:anchor-type="as-char" svg:width="6.9236in" svg:height="3.894525in" draw:z-index="0">
<draw:image xlink:href="../Images/AРМІЯINFORM/2023-04-20T32-00-00-04-00/putin-medvyedyev.jpg" xlink:type="simple" xlink:show="embed" xlink:actuate="onLoad" draw:mime-type="image/jpeg"/>
</draw:frame>
The Center for Combating Misinformation at NSDC Ukraine during April 19 <text:a xlink:type="simple" xlink:href="https://t.me/CenterCounteringDisinformation/4992" text:style-name="Internet_20_link" text:visited-style-name="Visited_20_Internet_20_Link">
found</text:a>
manipulations of Tadesinformation that spread Russian propagandists.</text:p>
      <text:p text:style-name="P4">
<text:span text:style-name="T4">
Manipulation!</text:span>
</text:p>
      <text:p text:style-name="P4">
Commenting on the possible supply of weapons in South Korea, the deputy head of the Russian Federation D. Medvedev stated: "Interestingly, the inhabitants of this country will be told, will be when new models of Russian weapons in their closest neighbors - our partners from the DPRK."</text:p>
      <text:p text:style-name="P4">
<text:span text:style-name="T4">
Misinformation!</text:span>
</text:p>
      <text:p text:style-name="P4">
The media of the Russian Federation reported that "the Fighters of the Armed Forces found" superbacteria ", resistant to doantibiotics ... Infections found in bones and soft tissues have proven to be careful for treatment through" superbacteria "that do not perceive popular antibiotics."</text:p>
      <text:p text:style-name="P4">
<text:span text:style-name="T4">
Manipulation!</text:span>
</text:p>
      <text:p text:style-name="P4">
“The West says that China has contradictions with Russia. There are slight regional divisions and some misunderstandings in Central Asia. But if the Teresiv plastics of Chinese and Russian targets for this century, these disagreement will appear small against the backdrop of a big goal, which we will achieve through cooperation, ”said Russian Chinese historian in Vavilov on the air of one of the propaganda name of the Russian Federation.</text:p>
      <text:p text:style-name="P4">
News Source: <text:a xlink:type="simple" xlink:href="https://armyinform.com.ua/2023/04/20/rosipropaganda-prodovzhuye-vygaduvaty-fejky/" text:style-name="Internet_20_link" text:visited-style-name="Visited_20_Internet_20_Link">
https://armyinform.com.ua/2023/04/20/rosipropaganda-prodovzhuye-vygaduvaty-fejky/</text:a>
</text:p>
      <!--NEWS-->
      <text:h text:style-name="P10" text:outline-level="1">
<text:span text:style-name="T4">
Additional verification of Ukrainian prisoners of war will help to conduct forensic experts of the Research Institute</text:span>
</text:h>
      <text:p text:style-name="P4">
Author: ['АРМІЯINFORM']</text:p>
      <text:p text:style-name="P4">
Time: 2023-04-20T33:00:00-04:00</text:p>
      <text:p text:style-name="P4">
Description: The sovereign of the Supreme for the sake of Ukrainian is the rights of the people of Dmitro Lubinets, after the memorandum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ombud1.jpg" text:style-name="Internet_20_link" text:visited-style-name="Visited_20_Internet_20_Link">
ombud1.jpg</text:a>
', '<text:a xlink:type="simple" xlink:href="https://armyinform.com.ua/wp-content/uploads/2023/04/ombud2.jpg" text:style-name="Internet_20_link" text:visited-style-name="Visited_20_Internet_20_Link">
ombud2.jpg</text:a>
']</text:p>
      <text:p text:style-name="P4">
Tags: ['STOPRUSSIA', 'ВІЙСЬКОВОПОЛОНЕНІ', 'ВТОРГНЕННЯ РФ', 'ДМИТРО ЛУБІНЕЦЬ', 'СУДОВА ЕКСПЕРТИЗА', 'УПОВНОВАЖЕНИЙ ВРУ З ПРАВ ЛЮДИНИ']</text:p>
      <text:p text:style-name="P4">
Category: News</text:p>
      <!--METADATA-->
      <text:p text:style-name="P4">
<draw:frame draw:style-name="fr1" draw:name="Image231" text:anchor-type="as-char" svg:width="6.9236in" svg:height="4.615733in" draw:z-index="0">
<draw:image xlink:href="../Images/AРМІЯINFORM/2023-04-20T33-00-00-04-00/ombud1.jpg" xlink:type="simple" xlink:show="embed" xlink:actuate="onLoad" draw:mime-type="image/jpeg"/>
</draw:frame>
Photo: ombudsman.gov.ua</text:p>
      <text:p text:style-name="P4">
The Commissioner of the Verkhovna Rada of Ukraine for Human Rights Dmitry Lubinets sign a memorialum on cooperation with the Kyiv Research Institute for the Ministry of Justice of Ukraine.</text:p>
      <text:p text:style-name="P4">
About it <text:a xlink:type="simple" xlink:href="https://ombudsman.gov.ua/news_details/v-ofisi-ombudsmana-znajshli-sposib-dlya-dodatkovoyi-verifikaciyi-ukrayinskih-vijskovih-yaki-perebuvayut-u-poloni-rf" text:style-name="Internet_20_link" text:visited-style-name="Visited_20_Internet_20_Link">
reports</text:a>
The press service of the Commissioner.</text:p>
      <text:p text:style-name="P4">
Within the memorandum, the parties agreed on cooperation in the field of providing guarantees of state protection of state protection of constitutional rights and freedoms of citizens, in -depth intensification in the field of technical and information support of conducting conducted expertise and expert research.</text:p>
      <text:p text:style-name="P4">
“We will develop the procedure for additional verification of our soldiers who are captured in the Russian Federation. Tools: Relatives will refer to the Voice of the Commissioner, we turn to the KNISE, the institute will examine the photos of photos and give the results of the examination. If she shows that it is one and the same person, then it will be a reason to further verify the military who is in captivity, ” - said the Commissioner of the Verkhovna Rada of Ukraine.</text:p>
      <text:p text:style-name="P4">
<draw:frame draw:style-name="fr1" draw:name="Image232" text:anchor-type="as-char" svg:width="6.9236in" svg:height="4.61393in" draw:z-index="0">
<draw:image xlink:href="../Images/AРМІЯINFORM/2023-04-20T33-00-00-04-00/ombud2.jpg" xlink:type="simple" xlink:show="embed" xlink:actuate="onLoad" draw:mime-type="image/jpeg"/>
</draw:frame>
Photo: ombudsman.gov.ua</text:p>
      <text:p text:style-name="P4">
In addition to confirmation of the person, the examination may provide conclusions about the moral collections of the captive citizens.</text:p>
      <text:p text:style-name="P4">
“This idea was supported at the level of coordinating headquarters on the behavior of warriors. Therefore, within the framework of the legislation of Ukraine, we will develop new -me -nodes to find and verify our citizens, ”Ombudsman stressed.</text:p>
      <text:p text:style-name="P4">
News Source: <text:a xlink:type="simple" xlink:href="https://armyinform.com.ua/2023/04/20/dodatkovu-veryfikacziyu-ukrayinskyh-vijskovopolonenyh/" text:style-name="Internet_20_link" text:visited-style-name="Visited_20_Internet_20_Link">
https://armyinform.com.ua/2023/04/20/dodatkovu-veryfikacziyu-ukrayinskyh-vijskovopolonenyh/</text:a>
</text:p>
      <!--NEWS-->
      <text:h text:style-name="P10" text:outline-level="1">
<text:span text:style-name="T4">
The Memorandum of Cooperation has signed the NSDC of Ukraine and the Yaroslav the Wise National Law University</text:span>
</text:h>
      <text:p text:style-name="P4">
Author: ['АРМІЯINFORM']</text:p>
      <text:p text:style-name="P4">
Time: 2023-04-20T34:00:00-04:00</text:p>
      <text:p text:style-name="P4">
Description: Aparatus for the sake of National Bezpeki I defended the Ukrainian National Legal Untertoit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rnbou-universytet.jpg" text:style-name="Internet_20_link" text:visited-style-name="Visited_20_Internet_20_Link">
rnbou-universytet.jpg</text:a>
']</text:p>
      <text:p text:style-name="P4">
Tags: ['МЕМОРАНДУМ', 'НАЦІОНАЛЬНА БЕЗПЕКА', 'НАЦІОНАЛЬНИЙ ЮРИДИЧНИЙ УНІВЕРСИТЕТ', 'РНБО УКРАЇНИ', 'СПІВПРАЦЯ']</text:p>
      <text:p text:style-name="P4">
Category: News</text:p>
      <!--METADATA-->
      <text:p text:style-name="P4">
<draw:frame draw:style-name="fr1" draw:name="Image233" text:anchor-type="as-char" svg:width="6.9236in" svg:height="4.619339in" draw:z-index="0">
<draw:image xlink:href="../Images/AРМІЯINFORM/2023-04-20T34-00-00-04-00/rnbou-universytet.jpg" xlink:type="simple" xlink:show="embed" xlink:actuate="onLoad" draw:mime-type="image/jpeg"/>
</draw:frame>
The apparatus of the National Security and Defense Council of Ukraine and the National Legal University named after Yaroslav the Wise on Wednesday, April 19, made a memorandum for cooperation.</text:p>
      <text:p text:style-name="P4">
About it <text:a xlink:type="simple" xlink:href="https://www.rnbo.gov.ua/ua/Diialnist/6273.html" text:style-name="Internet_20_link" text:visited-style-name="Visited_20_Internet_20_Link">
reports</text:a>
Press Service Service of Ukraine.</text:p>
      <text:p text:style-name="P4">
According to the document signed by the head of the NSDC apparatus Andriy Zuzi Rector of the National Law University named after Yaroslav the Wise Anatoliegetman, the parties plan to cooperate, in particular, regarding the development of projections, normative acts and documents on national security of Ioboron.</text:p>
      <text:p text:style-name="P4">
In addition, it is planned to continue the practice of preparing students of this university in order to acquire and improve their professional knowledge, the skills of a tanning of civil servants of the council apparatus.</text:p>
      <text:p text:style-name="P4">
“Involvement of scientific and teaching staff and students in state-building processes in the country is an important trend of today. After all, they are the generators of the developers of new ideas and the introduction of modern political and legal projects, in particular on national security and defense issues, ”Andrei Zuz said.</text:p>
      <text:p text:style-name="P4">
In this context, he praised the level of professional preparation of students university, which are currently undergoing practice in the NSDC apparatus of Ukraine.</text:p>
      <text:p text:style-name="P4">
News Source: <text:a xlink:type="simple" xlink:href="https://armyinform.com.ua/2023/04/20/memorandum-pro-spivrobitnycztvo-pidpysaly-rnbo-ukrayiny-i-naczionalnyj-yurydychnyj-universytet-imeni-yaroslava-mudrogo/" text:style-name="Internet_20_link" text:visited-style-name="Visited_20_Internet_20_Link">
https://armyinform.com.ua/2023/04/20/memorandum-pro-spivrobitnycztvo-pidpysaly-rnbo-ukrayiny-i-naczionalnyj-yurydychnyj-universytet-imeni-yaroslava-mudrogo/</text:a>
</text:p>
      <!--NEWS-->
      <text:h text:style-name="P10" text:outline-level="1">
<text:span text:style-name="T4">
More than 600 inhabitants of Kherson region - the Attorney General - the Rannaya Ran</text:span>
</text:h>
      <text:p text:style-name="P4">
Author: ['АРМІЯINFORM']</text:p>
      <text:p text:style-name="P4">
Time: 2023-04-20T35:00:00-04:00</text:p>
      <text:p text:style-name="P4">
Description: At Denmark, the law -sorceressed bodies of Ukrainian is stubbornly stacked by the facts of Nasilnitsky Vikennya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3445.jpg" text:style-name="Internet_20_link" text:visited-style-name="Visited_20_Internet_20_Link">
33445.jpg</text:a>
']</text:p>
      <text:p text:style-name="P4">
Tags: ['STOPRUSSIA', 'АНДРІЙ КОСТІН', 'ВОЄННІ ЗЛОЧИНИ ЗС РФ', 'ВТОРГНЕННЯ РФ', 'ГЕНЕРАЛЬНИЙ ПРОКУРОР УКРАЇНИ', 'КОНГРЕС США']</text:p>
      <text:p text:style-name="P4">
Category: News</text:p>
      <!--METADATA-->
      <text:p text:style-name="P4">
<draw:frame draw:style-name="fr1" draw:name="Image234" text:anchor-type="as-char" svg:width="6.9236in" svg:height="4.978126in" draw:z-index="0">
<draw:image xlink:href="../Images/AРМІЯINFORM/2023-04-20T35-00-00-04-00/33445.jpg" xlink:type="simple" xlink:show="embed" xlink:actuate="onLoad" draw:mime-type="image/jpeg"/>
</draw:frame>
At present, the law enforcement agencies of Ukraine have recorded the facts of violence of more than 600 people committed by Russian servicemen.</text:p>
      <text:p text:style-name="P4">
About it <text:a xlink:type="simple" xlink:href="https://www.gp.gov.ua/ua/posts/zvernennya-generalnogo-prokurora-andriya-kostina-do-komitetu-iz-zakordonnix-sprav-palati-predstavnikiv-kongresu-ssa" text:style-name="Internet_20_link" text:visited-style-name="Visited_20_Internet_20_Link">
stated</text:a>
During the hearing in the US Congress, Andrei Kostin General Prosecutor General of Ukraine.</text:p>
      <text:p text:style-name="P4">
“Today, more than 13,000 criminal proceedings have been launched in Kherson and the region on the facts of crimes committed by the Russian military. 908 civilians have recorded, ”he said.</text:p>
      <text:p text:style-name="P4">
According to Andrei Kostin, another systemic and common crime, detected by law enforcement officers, is violent disappearance. Currently, more than 600 people whose location are unknown are only recorded in the Kherson region.</text:p>
      <text:p text:style-name="P4">
“It is also typical of all territories that are under Russian occupation. Civil servants and politically active citizens who were not able to abandon their Ukrainian identity disappeared or have disappeared. Occupation troops launched a full -scale search for pro -Ukrainian people who are tuned against Russia against Russia, journalists, and Ukrainian patriots of the pupil against them purposeful massacres, ”said the Prosecutor General of Ukraine.</text:p>
      <text:p text:style-name="P4">
News Source: <text:a xlink:type="simple" xlink:href="https://armyinform.com.ua/2023/04/20/zafiksovano-nasylnyczke-vykradennya-rosiyanamy-ponad-600-meshkancziv-hersonshhyny-genprokuror/" text:style-name="Internet_20_link" text:visited-style-name="Visited_20_Internet_20_Link">
https://armyinform.com.ua/2023/04/20/zafiksovano-nasylnyczke-vykradennya-rosiyanamy-ponad-600-meshkancziv-hersonshhyny-genprokuror/</text:a>
</text:p>
      <!--NEWS-->
      <text:h text:style-name="P10" text:outline-level="1">
<text:span text:style-name="T4">
Another FSB employee of the Russian Federation involved in civilian terror is identified</text:span>
</text:h>
      <text:p text:style-name="P4">
Author: ['АРМІЯINFORM']</text:p>
      <text:p text:style-name="P4">
Time: 2023-04-20T36:00:00-04:00</text:p>
      <text:p text:style-name="P4">
Description: For the proprietary Kerivnitvva of the Khersonskoye Prosecutor's Office of SPIVROTYNIK DRAVINLY ... War with Ukraine 2022, War with Ukraine Latest News Today, News War with Ukraine 2022 The last ones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43322255.jpg" text:style-name="Internet_20_link" text:visited-style-name="Visited_20_Internet_20_Link">
43322255.jpg</text:a>
']</text:p>
      <text:p text:style-name="P4">
Tags: ['STOPRUSSIA', 'ВОЄННІ ЗЛОЧИНИ ЗС РФ', 'ВТОРГНЕННЯ РФ', 'ПРОКУРАТУРА', 'СБУ', 'ХЕРСОН']</text:p>
      <text:p text:style-name="P4">
Category: News</text:p>
      <!--METADATA-->
      <text:p text:style-name="P4">
<draw:frame draw:style-name="fr1" draw:name="Image235" text:anchor-type="as-char" svg:width="6.9236in" svg:height="8.760473in" draw:z-index="0">
<draw:image xlink:href="../Images/AРМІЯINFORM/2023-04-20T36-00-00-04-00/43322255.jpg" xlink:type="simple" xlink:show="embed" xlink:actuate="onLoad" draw:mime-type="image/jpeg"/>
</draw:frame>
Under the procedural leadership of the Kherson Regional Prosecutor's Office, the staff of the Department of Operational Information of the FSB of the Russian Federation was informed in absentia in the dedicated order on the cruelty of civilian population, committing other violations of laws and customs of war(Part 2 of Art. 28, Part 1 of Art. 438 of the Criminal Code), <text:a xlink:type="simple" xlink:href="https://kherson.gp.gov.ua/ua/news.html" text:style-name="Internet_20_link" text:visited-style-name="Visited_20_Internet_20_Link">
informs</text:a>
Kherson Regional Prosecutor's Office</text:p>
      <text:p text:style-name="P4">
“According to the investigation, in March 2022, during the temporary occupation of the city, the suspect with his accomplices - the Russian military, fertilized by a local resident, where they conducted an illegal search and searched values. In the future, threatening family massacre and applying physical violence, the victim was taken to a captured building in the middle of the city.The man continued to beat, imitated murder, shooting near his head, psychologically pressed to cooperate, ”law enforcement officers reported.</text:p>
      <text:p text:style-name="P4">
The pre -trial investigation is carried out by investigators of the USB of Ukraine in the Kherson region.</text:p>
      <text:p text:style-name="P4">
News Source: <text:a xlink:type="simple" xlink:href="https://armyinform.com.ua/2023/04/20/identyfikovano-shhe-odnogo-spivrobitnyka-fsb-rf-prychetnogo-do-teroru-czyvilnogo-naselennya/" text:style-name="Internet_20_link" text:visited-style-name="Visited_20_Internet_20_Link">
https://armyinform.com.ua/2023/04/20/identyfikovano-shhe-odnogo-spivrobitnyka-fsb-rf-prychetnogo-do-teroru-czyvilnogo-naselennya/</text:a>
</text:p>
      <!--NEWS-->
      <text:h text:style-name="P10" text:outline-level="1">
<text:span text:style-name="T4">
307 streets, lanes and city park have been in Kramatorsk derusified</text:span>
</text:h>
      <text:p text:style-name="P4">
Author: ['АРМІЯINFORM']</text:p>
      <text:p text:style-name="P4">
Time: 2023-04-20T37:00:00-04:00</text:p>
      <text:p text:style-name="P4">
Description: The kramator in the deruys of Derusifikasi Ta Generation Viconano Revumennaya 307 Wulitsa,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2023-04-19_19-23-02.jpg" text:style-name="Internet_20_link" text:visited-style-name="Visited_20_Internet_20_Link">
photo_2023-04-19_19-23-02.jpg</text:a>
']</text:p>
      <text:p text:style-name="P4">
Tags: ['STOPRUSSIA', 'ВТОРГНЕННЯ РФ', 'ДЕКОЛОНІЗАЦІЯ', 'ДЕРУСИФІКАЦІЯ', 'КРАМАТОРСЬК']</text:p>
      <text:p text:style-name="P4">
Category: News</text:p>
      <!--METADATA-->
      <text:p text:style-name="P4">
<draw:frame draw:style-name="fr1" draw:name="Image236" text:anchor-type="as-char" svg:width="6.9236in" svg:height="4.61393in" draw:z-index="0">
<draw:image xlink:href="../Images/AРМІЯINFORM/2023-04-20T37-00-00-04-00/photo_2023-04-19_19-23-02.jpg" xlink:type="simple" xlink:show="embed" xlink:actuate="onLoad" draw:mime-type="image/jpeg"/>
</draw:frame>
In Kramatorsk, the renaming of 307 streets, lanes and city park was performed within the limits of decosification and decolonization.</text:p>
      <text:p text:style-name="P4">
About it <text:a xlink:type="simple" xlink:href="https://t.me/kramatorsk_rada/10854" text:style-name="Internet_20_link" text:visited-style-name="Visited_20_Internet_20_Link">
reports</text:a>
Kramatorsk City Road.</text:p>
      <text:p text:style-name="P4">
“In connection with the military aggression of the Russian Federation against Ukraine, the need to carry out urgent measures to renam streets, lanes and other objects, the names of which are related to the aggressor state and/or allies, communist totalitarian regime, imperial and Soviet ideologists, As well as the renaming of streets, lanes with the same amount, translated incorrectly or do not have a correspondence in Ukrainian, the name of the 307 streets, lanes and city park, ”is changed in the Ukrainian language,” the message will be in the message.</text:p>
      <text:p text:style-name="P4">
It is noted that public discussion was conducted between December 14, 2022 until February 14, 2023. Since the publication of information message, proposals and comments(with appropriate justification)They were accepted electronically through Google, in writing, by a capacity, e -mail at the Department of Humanitarian City Council. Anonymous suggestions(зауваження)were not considered.</text:p>
      <text:p text:style-name="P4">
The city council of Kramatorsk also informed that summarized proposals received during a public discussion on consideration of the issue of streets and lanes in the territory of Kramatorsk MTG were submitted by the commission for streamlining the names located in the territory of the city.</text:p>
      <text:p text:style-name="P4">
"The corresponding orders on the change of names of city toponyms №268-r and №269-rd today, 19.04.2023, was signed by the head of Kramatorsk city military administration Alexander Goncharenko,"-the message reads.</text:p>
      <text:p text:style-name="P4">
News Source: <text:a xlink:type="simple" xlink:href="https://armyinform.com.ua/2023/04/20/u-kramatorsku-derusyfikovano-307-vulycz-provulkiv-ta-miskyj-park/" text:style-name="Internet_20_link" text:visited-style-name="Visited_20_Internet_20_Link">
https://armyinform.com.ua/2023/04/20/u-kramatorsku-derusyfikovano-307-vulycz-provulkiv-ta-miskyj-park/</text:a>
</text:p>
      <!--NEWS-->
      <text:h text:style-name="P10" text:outline-level="1">
<text:span text:style-name="T4">
Last day the enemy applied 26 "Shahmed", 21 - destroyed</text:span>
</text:h>
      <text:p text:style-name="P4">
Author: ['АРМІЯINFORM']</text:p>
      <text:p text:style-name="P4">
Time: 2023-04-20T38:00:00-04:00</text:p>
      <text:p text:style-name="P4">
Description: About the General Headquarters of the ZS Ukrainian, the general headquarters in the Ranchokoy Zvedennі. “The war ... the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1/shahed-e1674723063579.jpg" text:style-name="Internet_20_link" text:visited-style-name="Visited_20_Internet_20_Link">
shahed-e1674723063579.jpg</text:a>
']</text:p>
      <text:p text:style-name="P4">
Tags: ['SHAHED', 'STOPRUSSIA', 'БПЛА', 'ВТОРГНЕННЯ РФ', 'ГШ ЗС УКРАЇНИ']</text:p>
      <text:p text:style-name="P4">
Category: News</text:p>
      <!--METADATA-->
      <text:p text:style-name="P4">
<draw:frame draw:style-name="fr1" draw:name="Image237" text:anchor-type="as-char" svg:width="6.9236in" svg:height="3.856409in" draw:z-index="0">
<draw:image xlink:href="../Images/AРМІЯINFORM/2023-04-20T38-00-00-04-00/shahed-e1674723063579.jpg" xlink:type="simple" xlink:show="embed" xlink:actuate="onLoad" draw:mime-type="image/jpeg"/>
</draw:frame>
<text:span text:style-name="T4">
 🔥 Situation of the Russian invasion </text:span>
</text:p>
      <text:p text:style-name="P4">
About it <text:a xlink:type="simple" xlink:href="https://www.facebook.com/GeneralStaff.ua/posts/pfbid0aNT3UFDtWSGYrtt6i8oWKe1M6cCevpmRsffUmtwCHPpCXDBK2k2byThbEjcs47mpl" text:style-name="Internet_20_link" text:visited-style-name="Visited_20_Internet_20_Link">
reports</text:a>
The General Staff of the Armed Forces of Ukraine in the morning.</text:p>
      <text:p text:style-name="P4">
“Over the past day, the enemy struck 3 rocket launchers and 57 aircraft blows, in particular, used 26 Shahaned-136 UAVs. 21 of them - destroyed by our defenders. Also, Russian aggressors made 69 shelling of rocket launchers on the positions of our troops and settlements. Ezagyts and injured among civilians, destroyed and damaged private dwellings and other civilian infrastructure, ”the Verification said.</text:p>
      <text:p text:style-name="P4">
It is also noted that the likelihood of rocket and aviation strikes of the shoots of Ukraine remains high.</text:p>
      <text:p text:style-name="P4">
News Source: <text:a xlink:type="simple" xlink:href="https://armyinform.com.ua/2023/04/20/mynuloyi-doby-protyvnyk-zastosuvav-26-shahediv-21-znyshheno/" text:style-name="Internet_20_link" text:visited-style-name="Visited_20_Internet_20_Link">
https://armyinform.com.ua/2023/04/20/mynuloyi-doby-protyvnyk-zastosuvav-26-shahediv-21-znyshheno/</text:a>
</text:p>
      <!--NEWS-->
      <text:h text:style-name="P10" text:outline-level="1">
<text:span text:style-name="T4">
Aviation and Artillery of Defense Forces struck 9 areas of focus of enemy and 2 ammunition depots</text:span>
</text:h>
      <text:p text:style-name="P4">
Author: ['АРМІЯINFORM']</text:p>
      <text:p text:style-name="P4">
Time: 2023-04-20T39:00:00-04:00</text:p>
      <text:p text:style-name="P4">
Description: About CED DOIMLAY HS ZS Ukrainian in Rankova Zvedennі.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3/su-25-ukrayina.jpg" text:style-name="Internet_20_link" text:visited-style-name="Visited_20_Internet_20_Link">
su-25-ukrayina.jpg</text:a>
']</text:p>
      <text:p text:style-name="P4">
Tags: ['STOPRUSSIA', 'ВТОРГНЕННЯ РФ', 'ВТРАТИ ЗС РФ', 'ГШ ЗС УКРАЇНИ']</text:p>
      <text:p text:style-name="P4">
Category: News</text:p>
      <!--METADATA-->
      <text:p text:style-name="P4">
<draw:frame draw:style-name="fr1" draw:name="Image238" text:anchor-type="as-char" svg:width="6.9236in" svg:height="4.621503in" draw:z-index="0">
<draw:image xlink:href="../Images/AРМІЯINFORM/2023-04-20T39-00-00-04-00/su-25-ukrayin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aNT3UFDtWSGYrtt6i8oWKe1M6cCevpmRsffUmtwCHPpCXDBK2k2byThbEjcs47mpl" text:style-name="Internet_20_link" text:visited-style-name="Visited_20_Internet_20_Link">
reports</text:a>
The General of the Armed Forces of Ukraine in the morning summary.</text:p>
      <text:p text:style-name="P4">
"Aviation of defense forces per day struck the areas of concentration of the personal staff, and units of missile troops and artillery struck 2 areas of living, weapons and military equipment and 2 enemy storage facilities," the message reads.</text:p>
      <text:p text:style-name="P4">
News Source: <text:a xlink:type="simple" xlink:href="https://armyinform.com.ua/2023/04/20/aviacziya-i-artyleriya-syl-oborony-19-kvitnya-urazyly-9-rajoniv-zoseredzhennya-ta-2-sklady-boyeprypasiv-protyvnyka/" text:style-name="Internet_20_link" text:visited-style-name="Visited_20_Internet_20_Link">
https://armyinform.com.ua/2023/04/20/aviacziya-i-artyleriya-syl-oborony-19-kvitnya-urazyly-9-rajoniv-zoseredzhennya-ta-2-sklady-boyeprypasiv-protyvnyka/</text:a>
</text:p>
      <!--NEWS-->
      <text:h text:style-name="P10" text:outline-level="1">
<text:span text:style-name="T4">
In five directions of defense force reflected 55 enemy attacks</text:span>
</text:h>
      <text:p text:style-name="P4">
Author: ['АРМІЯINFORM']</text:p>
      <text:p text:style-name="P4">
Time: 2023-04-20T40:00:00-04:00</text:p>
      <text:p text:style-name="P4">
Description: About CED DOIMLAY HS ZS Ukrainian in Rankova Zvedennі. “The enemy, the Greats of the Great ... The war with Ukraine 2022, the war with Ukraine is the latest news today, the war with Ukraine 2022 is the last for today, will there be a war between Ukraine and Russia and when, the war with Ukraine will be or not, it will be or not, there will be whether the war with Ukraine in the near future says, the war with Ukraine, Ukrainian news today, Ukrainian news in Ukrainian media in Russian</text:p>
      <text:p text:style-name="P4">
Images: ['<text:a xlink:type="simple" xlink:href="https://armyinform.com.ua/wp-content/uploads/2023/04/342031086_772626180946496_7789782118001739807_n.jpg" text:style-name="Internet_20_link" text:visited-style-name="Visited_20_Internet_20_Link">
342031086_772626180946496_7789782118001739807_n.jpg</text:a>
']</text:p>
      <text:p text:style-name="P4">
Tags: ['STOPRUSSIA', 'БАХМУТ', 'ВТОРГНЕННЯ РФ', 'ГШ ЗС УКРАЇНИ', 'КОСТЯНТИНІВКА', 'ПРЕДТЕЧИНЕ', 'ЧАСІВ ЯР']</text:p>
      <text:p text:style-name="P4">
Category: News</text:p>
      <!--METADATA-->
      <text:p text:style-name="P4">
<draw:frame draw:style-name="fr1" draw:name="Image239" text:anchor-type="as-char" svg:width="6.9236in" svg:height="4.615733in" draw:z-index="0">
<draw:image xlink:href="../Images/AРМІЯINFORM/2023-04-20T40-00-00-04-00/342031086_772626180946496_7789782118001739807_n.jpg" xlink:type="simple" xlink:show="embed" xlink:actuate="onLoad" draw:mime-type="image/jpeg"/>
</draw:frame>
<text:span text:style-name="T4">
 🔥 Situation on Russian invasion </text:span>
</text:p>
      <text:p text:style-name="P4">
About it <text:a xlink:type="simple" xlink:href="https://www.facebook.com/GeneralStaff.ua/posts/pfbid0aNT3UFDtWSGYrtt6i8oWKe1M6cCevpmRsffUmtwCHPpCXDBK2k2byThbEjcs47mpl" text:style-name="Internet_20_link" text:visited-style-name="Visited_20_Internet_20_Link">
reports</text:a>
The General of the Armed Forces of Ukraine in the morning summary.</text:p>
      <text:p text:style-name="P4">
“The enemy, at the cost of heavy losses, continues to wage the invaders. The main stakes focus on the offensive actions in Liman, Bakhmut, Avdiiv, Mariinsky and miner. During the last day, in these areas of the front, the units of the Defense Forces of Ukraine reflected more than 55 -Athats of the enemy. The most fierce battles go for Bakhmut and Marinka, ”the testimony reads.</text:p>
      <text:p text:style-name="P4">
In particular, in the Bakhmut direction, our defenders of the enemy in the area of the settlement of chrome. It is also noted that hostile shellings were affected by Fedorivka, Vasyukivka, Minskivka, Orikhovo-Vasylivka, Novomarka, Grigorivka, Bakhmut, Ivanivske, times of Yar, Stupochka, Predict, Konstantinovka, Druzhkivka, Alexander-Schultyne, Bilary.</text:p>
      <text:p text:style-name="P4">
News Source: <text:a xlink:type="simple" xlink:href="https://armyinform.com.ua/2023/04/20/protyvnyk-zoseredyv-nastupalni-zusyllya-na-chotyroh-napryamkah-tut-syly-oborony-vidbyly-55-atak/" text:style-name="Internet_20_link" text:visited-style-name="Visited_20_Internet_20_Link">
https://armyinform.com.ua/2023/04/20/protyvnyk-zoseredyv-nastupalni-zusyllya-na-chotyroh-napryamkah-tut-syly-oborony-vidbyly-55-atak/</text:a>
</text:p>
      <!--NEWS-->
      <text:h text:style-name="P10" text:outline-level="1">
<text:span text:style-name="T4">
In the defense of the occupied Crimea, Russians attract their stitches</text:span>
</text:h>
      <text:p text:style-name="P4">
Author: ['АРМІЯINFORM']</text:p>
      <text:p text:style-name="P4">
Time: 2023-04-20T41:00:00-04:00</text:p>
      <text:p text:style-name="P4">
Description: About CED DOIMLAY HS ZS Ukrainian in Rankova Zvedennі. “The settlement has a paragraph ... the war with Ukraine 2022, the war with Ukraine is the latest news today, the war with Ukraine 2022 is the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3/01/original-4-1.jpg" text:style-name="Internet_20_link" text:visited-style-name="Visited_20_Internet_20_Link">
original-4-1.jpg</text:a>
']</text:p>
      <text:p text:style-name="P4">
Tags: ['STOPRUSSIA', 'ВТОРГНЕННЯ РФ', 'ГШ ЗС УКРАЇНИ', 'ДОЛИНА СКІФІВ', 'КРИМ']</text:p>
      <text:p text:style-name="P4">
Category: News</text:p>
      <!--METADATA-->
      <text:p text:style-name="P4">
<draw:frame draw:style-name="fr1" draw:name="Image240" text:anchor-type="as-char" svg:width="6.9236in" svg:height="4.881138in" draw:z-index="0">
<draw:image xlink:href="../Images/AРМІЯINFORM/2023-04-20T41-00-00-04-00/original-4-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aNT3UFDtWSGYrtt6i8oWKe1M6cCevpmRsffUmtwCHPpCXDBK2k2byThbEjcs47mpl" text:style-name="Internet_20_link" text:visited-style-name="Visited_20_Internet_20_Link">
reports</text:a>
The General of the Armed Forces of Ukraine in the morning summary.</text:p>
      <text:p text:style-name="P4">
“In the settlement of Izumivka in the temporarily occupied territories of the Autonomous Republic of Crimea, about 400 servicemen of the conscript service of the Russian -occupied troops, which are struck on the rest of the Scythian Valley", are planned to be moved to the defensive positions in the area of the settlement.</text:p>
      <text:p text:style-name="P4">
News Source: <text:a xlink:type="simple" xlink:href="https://armyinform.com.ua/2023/04/20/do-oborony-okupovanogo-krymu-rosiyany-zaluchayut-svoyih-strokovykiv/" text:style-name="Internet_20_link" text:visited-style-name="Visited_20_Internet_20_Link">
https://armyinform.com.ua/2023/04/20/do-oborony-okupovanogo-krymu-rosiyany-zaluchayut-svoyih-strokovykiv/</text:a>
</text:p>
      <!--NEWS-->
      <text:h text:style-name="P10" text:outline-level="1">
<text:span text:style-name="T4">
Defense forces per day eliminated nearly 700 invaders, destroyed 6 Artisystems and 10 BBM</text:span>
</text:h>
      <text:p text:style-name="P4">
Author: ['АРМІЯINFORM']</text:p>
      <text:p text:style-name="P4">
Time: 2023-04-20T42:00:00-04:00</text:p>
      <text:p text:style-name="P4">
Description: Zagalni Boyov, Find the enemy on 02.24.22 to 04/20/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55442559-8b36-44c8-864e-e2622500ba11-scaled.jpg" text:style-name="Internet_20_link" text:visited-style-name="Visited_20_Internet_20_Link">
55442559-8b36-44c8-864e-e2622500ba11-scaled.jpg</text:a>
']</text:p>
      <text:p text:style-name="P4">
Tags: []</text:p>
      <text:p text:style-name="P4">
Category: News</text:p>
      <!--METADATA-->
      <text:p text:style-name="P4">
<draw:frame draw:style-name="fr1" draw:name="Image241" text:anchor-type="as-char" svg:width="6.9236in" svg:height="6.987066in" draw:z-index="0">
<draw:image xlink:href="../Images/AРМІЯINFORM/2023-04-20T42-00-00-04-00/55442559-8b36-44c8-864e-e2622500ba11-scaled.jpg" xlink:type="simple" xlink:show="embed" xlink:actuate="onLoad" draw:mime-type="image/jpeg"/>
</draw:frame>
The total combat loss of the enemy from 24.02.22 to 20.04.23 will be orientated:</text:p>
      <text:p text:style-name="P4">
<text:span text:style-name="T4">
<text:span text:style-name="T5">
 Personnel - </text:span>
* 184420(+670)persons eliminated</text:span>
<text:span text:style-name="T5">
 tanks - </text:span>
<text:span text:style-name="T5">
 3667(+2)</text:span>
<text:span text:style-name="T4">
 Battle armored vehicles - </text:span>
 7120(+10)<text:span text:style-name="T4">
<text:span text:style-name="T5">
 Artillery Systems - </text:span>
<text:span text:style-name="T5">
 2825(+6)</text:span>
 </text:span>
 RSZV - <text:span text:style-name="T4">
 539(+1)</text:span>
<text:span text:style-name="T5">
 air defense means - </text:span>
<text:span text:style-name="T5">
 285(0)</text:span>
<text:span text:style-name="T4">
 aircraft - </text:span>
 308(0)<text:span text:style-name="T4">
<text:span text:style-name="T5">
 helicopters - </text:span>
* 293(0)</text:span>
<text:span text:style-name="T5">
 UAV Operative Tactical Level-</text:span>
<text:span text:style-name="T5">
 2386(+10)</text:span>
<text:span text:style-name="T4">
 Winged missiles - </text:span>
 911(0)<text:span text:style-name="T4">
<text:span text:style-name="T5">
 ships / boats - </text:span>
* 18(0)</text:span>
<text:span text:style-name="T5">
 Automobile equipment and tanks - </text:span>
<text:span text:style-name="T5">
 5707(+15)</text:span>
<text:span text:style-name="T4">
 Special Technique - </text:span>
 332(+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April 20, 23.</text:p>
      <text:p text:style-name="P4">
News Source: <text:a xlink:type="simple" xlink:href="https://armyinform.com.ua/2023/04/20/syly-oborony-za-dobu-likviduvaly-majzhe-700-okupantiv-znyshhyly-6-artsystem-i-10-bbm/" text:style-name="Internet_20_link" text:visited-style-name="Visited_20_Internet_20_Link">
https://armyinform.com.ua/2023/04/20/syly-oborony-za-dobu-likviduvaly-majzhe-700-okupantiv-znyshhyly-6-artsystem-i-10-bbm/</text:a>
</text:p>
      <!--NEWS-->
      <text:h text:style-name="P10" text:outline-level="1">
<text:span text:style-name="T4">
In the Donetsk region, another "volunteer" formation of Russians suffered significant losses</text:span>
</text:h>
      <text:p text:style-name="P4">
Author: ['АРМІЯINFORM']</text:p>
      <text:p text:style-name="P4">
Time: 2023-04-20T43:00:00-04:00</text:p>
      <text:p text:style-name="P4">
Description: About CED DOIMLAY HS ZS Ukrainian in Rankova Zvedennі. “The PIDROZHILS of Rosiyki ... The war with Ukraine 2022, the war with Ukraine is the latest news today, the news of the war with Ukraine 2022 is the last for today, will there be a war between Ukraine and Russia and when, the war with Ukraine in 2022 will be or not, will there be or not, will it be The war with Ukraine in the near future says, the war with Ukraine, Ukrainian news today, Ukrainian news in Ukrainian media in Russian</text:p>
      <text:p text:style-name="P4">
Images: ['<text:a xlink:type="simple" xlink:href="https://armyinform.com.ua/wp-content/uploads/2023/01/poraneni-rosiyany.jpg" text:style-name="Internet_20_link" text:visited-style-name="Visited_20_Internet_20_Link">
poraneni-rosiyany.jpg</text:a>
']</text:p>
      <text:p text:style-name="P4">
Tags: ['STOPRUSSIA', 'ВТОРГНЕННЯ РФ', 'ГШ ЗС УКРАЇНИ']</text:p>
      <text:p text:style-name="P4">
Category: News</text:p>
      <!--METADATA-->
      <text:p text:style-name="P4">
<draw:frame draw:style-name="fr1" draw:name="Image242" text:anchor-type="as-char" svg:width="6.9236in" svg:height="4.61903in" draw:z-index="0">
<draw:image xlink:href="../Images/AРМІЯINFORM/2023-04-20T43-00-00-04-00/poraneni-rosiyany.jpg" xlink:type="simple" xlink:show="embed" xlink:actuate="onLoad" draw:mime-type="image/jpeg"/>
</draw:frame>
<text:span text:style-name="T4">
 🔥 Situation on Russian invasion </text:span>
</text:p>
      <text:p text:style-name="P4">
About it <text:a xlink:type="simple" xlink:href="https://www.facebook.com/GeneralStaff.ua/posts/pfbid0aNT3UFDtWSGYrtt6i8oWKe1M6cCevpmRsffUmtwCHPpCXDBK2k2byThbEjcs47mpl" text:style-name="Internet_20_link" text:visited-style-name="Visited_20_Internet_20_Link">
reports</text:a>
The General of the Armed Forces of Ukraine in the morning summary.</text:p>
      <text:p text:style-name="P4">
“In the units of the Russian" volunteer "formation of" Nevsky ", which take part in the fighting in the Donetsk region, Russian servicemen have low levels of moral and psychological state. It is established that the main factors of this are the great losses in the virtue of hostilities, the untimely disrepair of the invaders of ammunition, uncertainty with the timing of replenishing the personal composition of units that have suffered combat losses. The number of courses is increasing to leave their units and to leave the areas of fighting for the adult Federation, ”the message reads.</text:p>
      <text:p text:style-name="P4">
News Source: <text:a xlink:type="simple" xlink:href="https://armyinform.com.ua/2023/04/20/na-donechchyni-znachnyh-vtrat-zaznalo-shhe-odne-dobrovolche-formuvannya-rosiyan/" text:style-name="Internet_20_link" text:visited-style-name="Visited_20_Internet_20_Link">
https://armyinform.com.ua/2023/04/20/na-donechchyni-znachnyh-vtrat-zaznalo-shhe-odne-dobrovolche-formuvannya-rosiyan/</text:a>
</text:p>
      <!--NEWS-->
      <text:h text:style-name="P10" text:outline-level="1">
<text:span text:style-name="T4">
In the south, the enemy continues the shelling and terror of the civilian population - Natalia Humeniuk</text:span>
</text:h>
      <text:p text:style-name="P4">
Author: ['Вячеслав Діордієв']</text:p>
      <text:p text:style-name="P4">
Time: 2023-04-20T44:00:00-04:00</text:p>
      <text:p text:style-name="P4">
Description: About the Tse in the Efiri TV Marathon “iodine News”, the Kerivnitzia Obdnayn was the war with Ukraine 2022, the war with Ukraine is the latest news today, the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БПЛА', 'ВТОРГНЕННЯ РФ', 'ЄДИНІ НОВИНИ', 'НАТАЛІЯ ГУМЕНЮК', 'ОБСТРІЛИ', 'ШАХЕДИ']</text:p>
      <text:p text:style-name="P4">
Category: News</text:p>
      <!--METADATA-->
      <text:p text:style-name="P4">
<draw:frame draw:style-name="fr1" draw:name="Image243" text:anchor-type="as-char" svg:width="6.9236in" svg:height="4.206087in" draw:z-index="0">
<draw:image xlink:href="../Images/AРМІЯINFORM/2023-04-20T44-00-00-04-00/2-nataliya-gumenyuk-e1672058964734.jpg" xlink:type="simple" xlink:show="embed" xlink:actuate="onLoad" draw:mime-type="image/jpeg"/>
</draw:frame>
Natalia Humeniuk</text:p>
      <text:p text:style-name="P4">
About it on the air <text:a xlink:type="simple" xlink:href="https://www.youtube.com/watch" text:style-name="Internet_20_link" text:visited-style-name="Visited_20_Internet_20_Link">
television marathon</text:a>
The only news was informed by the head of the united coordination press center of the Defense Forces of South -Humeniuk.</text:p>
      <text:p text:style-name="P4">
According to her, on the Left Bank, Russian invaders occupy firing positions in those directions where the forces of Ukraine's defense try to reflect them.</text:p>
      <text:p text:style-name="P4">
"In this case, the enemy continues to use both aviation bombs, as well as unmanned aerial vehicles, appointed exploration of the area and at the same time strikes of people, cars and even single citizens who move the territory,"</text:p>
      <text:p text:style-name="P4">
She also stressed that as a result of the enemy's discharge grenades from Dronivz, three civilians of Kherson region were injured last day.</text:p>
      <text:p text:style-name="P4">
—The proponent cannot achieve any success due to our productive work. Therefore, he uses UAVs for the sake of the terror of our human population. In particular, this is that the Russians try to attach even groups that are involved in demining the terrain and cleaning from agricultural lands. Because of this, the situation associated with the change remains very difficult in the south, ”said the head of the south defense forces of the South Defense Forces.</text:p>
      <text:p text:style-name="P4">
News Source: <text:a xlink:type="simple" xlink:href="https://armyinform.com.ua/2023/04/20/na-pivdni-vorog-prodovzhuye-obstrily-ta-teror-myrnogo-naselennya-nataliya-gumenyuk/" text:style-name="Internet_20_link" text:visited-style-name="Visited_20_Internet_20_Link">
https://armyinform.com.ua/2023/04/20/na-pivdni-vorog-prodovzhuye-obstrily-ta-teror-myrnogo-naselennya-nataliya-gumenyuk/</text:a>
</text:p>
      <!--NEWS-->
      <text:h text:style-name="P10" text:outline-level="1">
<text:span text:style-name="T4">
Alexei Reznikov thanked the US for a new military assistance package</text:span>
</text:h>
      <text:p text:style-name="P4">
Author: ['АРМІЯINFORM']</text:p>
      <text:p text:style-name="P4">
Time: 2023-04-20T45:00:00-04:00</text:p>
      <text:p text:style-name="P4">
Description: Miniter defense of Ukraine Oleksiy Reznikov, having paced the defense of the United States Lloyd Ostin 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73482-1_large.jpg" text:style-name="Internet_20_link" text:visited-style-name="Visited_20_Internet_20_Link">
173482-1_large.jpg</text:a>
', '<text:a xlink:type="simple" xlink:href="https://armyinform.com.ua/wp-content/uploads/2023/04/fug7cocx0aa-x3h-1.jpg" text:style-name="Internet_20_link" text:visited-style-name="Visited_20_Internet_20_Link">
fug7cocx0aa-x3h-1.jpg</text:a>
']</text:p>
      <text:p text:style-name="P4">
Tags: ['ВІЙСЬКОВА ДОПОМОГА УКРАЇНІ', 'ЛЛОЙД ОСТІН', 'ОЛЕКСІЙ РЕЗНІКОВ', 'США']</text:p>
      <text:p text:style-name="P4">
Category: News</text:p>
      <!--METADATA-->
      <text:p text:style-name="P4">
<draw:frame draw:style-name="fr1" draw:name="Image244" text:anchor-type="as-char" svg:width="6.9236in" svg:height="3.893007in" draw:z-index="0">
<draw:image xlink:href="../Images/AРМІЯINFORM/2023-04-20T45-00-00-04-00/173482-1_large.jpg" xlink:type="simple" xlink:show="embed" xlink:actuate="onLoad" draw:mime-type="image/jpeg"/>
</draw:frame>
Illustrative photo</text:p>
      <text:p text:style-name="P4">
The Minister of Defense of Ukraine Oleksiy Reznikov thanked the US Defense Minister Lloydostin and the American people for another package of security assistance.</text:p>
      <text:p text:style-name="P4">
About this <text:a xlink:type="simple" xlink:href="https://twitter.com/oleksiireznikov/status/1648804592337993731" text:style-name="Internet_20_link" text:visited-style-name="Visited_20_Internet_20_Link">
it is referred</text:a>
In his tweet.</text:p>
      <text:p text:style-name="P4">
"In such situations, I mention the words of Franklin Delano Roosevelt:" The Mipovin is a great arsenal of democracy. " It was 80 years ago, so Israz. Ukraine adheres to the principle that democracy should be protected by itself, ”the Minister of Defense of Ukraine wrote.</text:p>
      <text:p text:style-name="P4">
As it was reported, on April 19, the US Department of Defense <text:a xlink:type="simple" xlink:href="https://armyinform.com.ua/wp-admin/post.php" text:style-name="Internet_20_link" text:visited-style-name="Visited_20_Internet_20_Link">
announced</text:a>
About new security for Ukraine in the field of security worth $ 325 million.  <draw:frame draw:style-name="fr1" draw:name="Image245" text:anchor-type="as-char" svg:width="6.9236in" svg:height="6.9236in" draw:z-index="0">
<draw:image xlink:href="../Images/AРМІЯINFORM/2023-04-20T45-00-00-04-00/fug7cocx0aa-x3h-1.jpg" xlink:type="simple" xlink:show="embed" xlink:actuate="onLoad" draw:mime-type="image/jpeg"/>
</draw:frame>
</text:p>
      <text:p text:style-name="P4">
News Source: <text:a xlink:type="simple" xlink:href="https://armyinform.com.ua/2023/04/20/oleksij-reznikov-podyakuvav-ssha-za-novyj-paket-vijskovoyi-dopomogy-2/" text:style-name="Internet_20_link" text:visited-style-name="Visited_20_Internet_20_Link">
https://armyinform.com.ua/2023/04/20/oleksij-reznikov-podyakuvav-ssha-za-novyj-paket-vijskovoyi-dopomogy-2/</text:a>
</text:p>
      <!--NEWS-->
      <text:h text:style-name="P10" text:outline-level="1">
<text:span text:style-name="T4">
The enemy was unsuccessfully stepped in the Kreminna area - Sergey Cherevaty</text:span>
</text:h>
      <text:p text:style-name="P4">
Author: ['Тетяна Головатюк']</text:p>
      <text:p text:style-name="P4">
Time: 2023-04-20T46:00:00-04:00</text:p>
      <text:p text:style-name="P4">
Description: At the Zoni Vidpovydalnosti science ugrapovann, the opponent of the main Zuyll Zuyl Zuzeredu ... war with Ukraine 2022, the war with Ukraine is the latest news today, the News War with Ukraine 2022 is the last for today, whether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651562439-8152.jpg" text:style-name="Internet_20_link" text:visited-style-name="Visited_20_Internet_20_Link">
1651562439-8152.jpg</text:a>
']</text:p>
      <text:p text:style-name="P4">
Tags: ['БАХМУТСЬКИЙ НАПРЯМОК', 'ВТОРГНЕННЯ РФ', 'КРЕМІННА', 'ЛИМАН', 'СЕРГІЙ ЧЕРЕВАТИЙ']</text:p>
      <text:p text:style-name="P4">
Category: News</text:p>
      <!--METADATA-->
      <text:p text:style-name="P4">
<draw:frame draw:style-name="fr1" draw:name="Image246" text:anchor-type="as-char" svg:width="6.9236in" svg:height="5.1927in" draw:z-index="0">
<draw:image xlink:href="../Images/AРМІЯINFORM/2023-04-20T46-00-00-04-00/1651562439-8152.jpg" xlink:type="simple" xlink:show="embed" xlink:actuate="onLoad" draw:mime-type="image/jpeg"/>
</draw:frame>
Illustrative photo</text:p>
      <text:p text:style-name="P4">
In the area of responsibility of the eastern grouping of troops, the enemy's main efforts on the conduct of offensive actions in Liman and Bakhmutskaya.</text:p>
      <text:p text:style-name="P4">
This was reported for the Armyinform by the spokesman of the Eastern Group of the Armed Forces of the Armed Forces Colonel Sergiy Cherevaty.</text:p>
      <ul>
        <li>
In the Kupyansk direction of enemy shelling, the first, Novomlinsk, two -year, Western and Berestovo, Kharkiv region, suffered. The enemy tried to improve the tactical position, the vibrant offensive actions in the areas of the southern outskirts of the settlement and Serebryansky forestry. Artillery shelling of Visistelmakhivka, Nevskoye, Dibrova, Kuzmin and Bigorivka of Lugansk region Taivanivka, Torke, Verkhnyamyanskoye and controversial in Donetsk region, - said the Colonel Sergey Cherevaty.</li>
      </ul>
      <text:p text:style-name="P4">
News Source: <text:a xlink:type="simple" xlink:href="https://armyinform.com.ua/2023/04/20/vorog-bezuspishno-nastupav-u-rajoni-kreminnoyi-sergij-cherevatyj/" text:style-name="Internet_20_link" text:visited-style-name="Visited_20_Internet_20_Link">
https://armyinform.com.ua/2023/04/20/vorog-bezuspishno-nastupav-u-rajoni-kreminnoyi-sergij-cherevatyj/</text:a>
</text:p>
      <!--NEWS-->
      <text:h text:style-name="P10" text:outline-level="1">
<text:span text:style-name="T4">
160 invaders were destroyed in Donetsk region, 275 more were injured</text:span>
</text:h>
      <text:p text:style-name="P4">
Author: ['Тетяна Головатюк']</text:p>
      <text:p text:style-name="P4">
Time: 2023-04-20T47:00:00-04:00</text:p>
      <text:p text:style-name="P4">
Description: About the Armyinforming Code of the River School Ugropovnnya VIISK ZSU Colonel Serge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ВТОРГНЕННЯ РФ', 'ДОНЕЧЧИНА', 'СЕРГІЙ ЧЕРЕВАТИЙ']</text:p>
      <text:p text:style-name="P4">
Category: News</text:p>
      <!--METADATA-->
      <text:p text:style-name="P4">
<draw:frame draw:style-name="fr1" draw:name="Image247" text:anchor-type="as-char" svg:width="6.9236in" svg:height="3.956343in" draw:z-index="0">
<draw:image xlink:href="../Images/AРМІЯINFORM/2023-04-20T47-00-00-04-00/630_360_1676912332-614.jpg" xlink:type="simple" xlink:show="embed" xlink:actuate="onLoad" draw:mime-type="image/jpeg"/>
</draw:frame>
Illustrative photo</text:p>
      <text:p text:style-name="P4">
The Armyinform was informed by the spokesman of the Eastern Group of the Armed Forces of the Armed Forces Colonel Cherevaty.</text:p>
      <ul>
        <li>
There are heavy battles for the city of Bakhmut. Over the past day, our defenders have reflected the enemy attacks in the area of chrome settlement. Fedorivka, Vasyukivka, Minakivka, Orikhovo-Vasylivka, Novomarkove, Grigorivka, Bakhmut, Ivanivske, times of ravines, knocks, predicate, Konstantinovka, Druzhkivka, Oleksandr-Schultyne, White, Druzhia, Druzhba, Druzhba, Druzhba, Druzhba, Druzhba, Drugivka, Druzhivka were injured from the gills.</li>
      </ul>
      <text:p text:style-name="P4">
According to the officer, the enemy struck 1 rocket strike, 19 aircraft shoes, made 623 shelling of the positions of our troops, 30 fighting.</text:p>
      <ul>
        <li>
Our defenders destroyed 160 Russian invaders, another 275 were injured, - said the spokesman of the Eastern Group of the Armed Forces.</li>
      </ul>
      <text:p text:style-name="P4">
News Source: <text:a xlink:type="simple" xlink:href="https://armyinform.com.ua/2023/04/20/na-donechchyni-zsu-znyshhyly-160-okupantiv-shhe-275-distaly-poranennya/" text:style-name="Internet_20_link" text:visited-style-name="Visited_20_Internet_20_Link">
https://armyinform.com.ua/2023/04/20/na-donechchyni-zsu-znyshhyly-160-okupantiv-shhe-275-distaly-poranennya/</text:a>
</text:p>
      <!--NEWS-->
      <text:h text:style-name="P10" text:outline-level="1">
<text:span text:style-name="T4">
The EU recognized the validity of the Kremlin's dictator arrest and the RF Child Ombudsman</text:span>
</text:h>
      <text:p text:style-name="P4">
Author: ['АРМІЯINFORM']</text:p>
      <text:p text:style-name="P4">
Time: 2023-04-20T48:00:00-04:00</text:p>
      <text:p text:style-name="P4">
Description: The Hovropysk Union Visuality of the Order of the President of the Russian Federation Volodimir Putin T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ujlo.jpg" text:style-name="Internet_20_link" text:visited-style-name="Visited_20_Internet_20_Link">
pujlo.jpg</text:a>
']</text:p>
      <text:p text:style-name="P4">
Tags: ['STOPRUSSIA', 'АГРЕСІЯ РФ', 'ДМИТРО ЛУБІНЕЦЬ', 'ЄВРОПЕЙСЬКИЙ СОЮЗ', 'ОМБУДСМАН']</text:p>
      <text:p text:style-name="P4">
Category: News</text:p>
      <!--METADATA-->
      <text:p text:style-name="P4">
<draw:frame draw:style-name="fr1" draw:name="Image248" text:anchor-type="as-char" svg:width="6.9236in" svg:height="3.894525in" draw:z-index="0">
<draw:image xlink:href="../Images/AРМІЯINFORM/2023-04-20T48-00-00-04-00/pujlo.jpg" xlink:type="simple" xlink:show="embed" xlink:actuate="onLoad" draw:mime-type="image/jpeg"/>
</draw:frame>
The European Union has recognized the validity of the arrest of the President of the Russian Federation Vladimirputin and the Russian Presidential President Mary of Lviv-Belova, and will welcome any further steps to ensure the full responsibility The application of international law.</text:p>
      <text:p text:style-name="P4">
About it <text:a xlink:type="simple" xlink:href="https://t.me/dmytro_lubinetzs/2203" text:style-name="Internet_20_link" text:visited-style-name="Visited_20_Internet_20_Link">
reported</text:a>
The Ukrainian Ombudsmandmitro Lubinets, commenting on the results of the debate of the European Parliamentarians on Navilnytsky deportation of Ukrainian children to Russian invaders.</text:p>
      <text:p text:style-name="P4">
“The topic of forced deportation of Ukrainian children should sound on different international venues so that all deported children from Ukraine can return their native land, and those involved in this crime - punished!" - said Dmitrylubin.</text:p>
      <text:p text:style-name="P4">
According to him, the EU is also planning to hold a conference that should increase international pressure to establish the location of the abducted Ukrainian children and ensure their return home.</text:p>
      <text:p text:style-name="P4">
We will remind, on March 17, 2023 the International Criminal Court in the Hague issued <text:a xlink:type="simple" xlink:href="https://armyinform.com.ua/2023/03/17/mizhnarodnyj-kryminalnyj-sud-vydav-order-na-aresht-putina/" text:style-name="Internet_20_link" text:visited-style-name="Visited_20_Internet_20_Link">
arrest warrant</text:a>
Russian dictator Putin, who is suspected of committing war crimes in Ukraine. In addition, the editor for the arrest of the so-called children's Ombudsman of Russia, Maria Lviv-Belova.</text:p>
      <text:p text:style-name="P4">
News Source: <text:a xlink:type="simple" xlink:href="https://armyinform.com.ua/2023/04/20/yes-vyznav-chynnist-orderiv-na-aresht-dyktatora-kremlya-ta-upovnovazhenoyi-z-prav-dytyny-rf/" text:style-name="Internet_20_link" text:visited-style-name="Visited_20_Internet_20_Link">
https://armyinform.com.ua/2023/04/20/yes-vyznav-chynnist-orderiv-na-aresht-dyktatora-kremlya-ta-upovnovazhenoyi-z-prav-dytyny-rf/</text:a>
</text:p>
      <!--NEWS-->
      <text:h text:style-name="P10" text:outline-level="1">
<text:span text:style-name="T4">
Priority for Sweden - comprehensive support of Ukraine in the struggle for independence - Minister of Defense of the Country</text:span>
</text:h>
      <text:p text:style-name="P4">
Author: ['АРМІЯINFORM']</text:p>
      <text:p text:style-name="P4">
Time: 2023-04-20T49:00:00-04:00</text:p>
      <text:p text:style-name="P4">
Description: Shveiya is a prolonged by Pidrimwati Ukrainian, Abi Kyiv Mig Turned to Wow Rosіyu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jonson.jpg" text:style-name="Internet_20_link" text:visited-style-name="Visited_20_Internet_20_Link">
jonson.jpg</text:a>
']</text:p>
      <text:p text:style-name="P4">
Tags: ['ДОПОМОГА ПАРТНЕРІВ', 'КОРОЛІВСТВО ШВЕЦІЯ', 'ПОЛ ЙОНСОН', 'СВІТ ПІДТРИМУЄ УКРАЇНУ']</text:p>
      <text:p text:style-name="P4">
Category: News</text:p>
      <!--METADATA-->
      <text:p text:style-name="P4">
<draw:frame draw:style-name="fr1" draw:name="Image249" text:anchor-type="as-char" svg:width="6.9236in" svg:height="3.894525in" draw:z-index="0">
<draw:image xlink:href="../Images/AРМІЯINFORM/2023-04-20T49-00-00-04-00/jonson.jpg" xlink:type="simple" xlink:show="embed" xlink:actuate="onLoad" draw:mime-type="image/jpeg"/>
</draw:frame>
Sweden will continue to support Ukraine so that Kiev can return the territory enthusiastic and restore freedom.</text:p>
      <text:p text:style-name="P4">
About it in Stockholm during a meeting with Pentagon head Lloyd Austinomnost <text:a xlink:type="simple" xlink:href="https://armyinform.com.ua/2023/04/14/stala-vidoma-data-nastupnoyi-zustrichi-kontaktnoyi-grupy-z-pytan-oborony-ukrayiny-u-formati-ramshtajn/" text:style-name="Internet_20_link" text:visited-style-name="Visited_20_Internet_20_Link">
meeting</text:a>
Contact Group on Defense of Ukraine <text:a xlink:type="simple" xlink:href="https://www.defense.gov/News/Transcripts/Transcript/Article/3367750/secretary-of-defense-lloyd-j-austin-iii-joint-press-conference-with-swedish-def/" text:style-name="Internet_20_link" text:visited-style-name="Visited_20_Internet_20_Link">
declared</text:a>
Sweden's Defense Minister Paul Jonson.</text:p>
      <text:p text:style-name="P4">
“The main priority for the Swedish government is the continuation of Ukraine's support for the strict, monetary, economic and military plans as much as it will be required. Currently, Sweden has provided Ukraine with 1.9 billion euros of assistance, of which 1.5mlrd euros are military support, ”Paul Jonson said.</text:p>
      <text:p text:style-name="P4">
According to him, Ukraine's support will intensify.</text:p>
      <text:p text:style-name="P4">
News Source: <text:a xlink:type="simple" xlink:href="https://armyinform.com.ua/2023/04/20/priorytet-dlya-shvecziyi-vsebichna-pidtrymka-ukrayiny-v-borotbi-za-nezalezhnist-ministr-oborony-krayiny/" text:style-name="Internet_20_link" text:visited-style-name="Visited_20_Internet_20_Link">
https://armyinform.com.ua/2023/04/20/priorytet-dlya-shvecziyi-vsebichna-pidtrymka-ukrayiny-v-borotbi-za-nezalezhnist-ministr-oborony-krayiny/</text:a>
</text:p>
      <!--NEWS-->
      <text:h text:style-name="P10" text:outline-level="1">
<text:span text:style-name="T4">
April 20 at Military Media Center will take place a briefing of National Guard Representatives</text:span>
</text:h>
      <text:p text:style-name="P4">
Author: ['АРМІЯINFORM']</text:p>
      <text:p text:style-name="P4">
Time: 2023-04-20T50:00:00-04:00</text:p>
      <text:p text:style-name="P4">
Description: 20 kVITYA, about 11:00, Military Media Center Wide Brufing on the topic: “Fate ... War with Ukraine 2022, War with Ukraine Latest News today, News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MILITARY MEDIA CENTER', 'БРИФІНГ']</text:p>
      <text:p text:style-name="P4">
Category: News</text:p>
      <!--METADATA-->
      <text:p text:style-name="P4">
<draw:frame draw:style-name="fr1" draw:name="Image250" text:anchor-type="as-char" svg:width="6.9236in" svg:height="3.894525in" draw:z-index="0">
<draw:image xlink:href="../Images/AРМІЯINFORM/2023-04-20T50-00-00-04-00/big-mmc.jpg" xlink:type="simple" xlink:show="embed" xlink:actuate="onLoad" draw:mime-type="image/jpeg"/>
</draw:frame>
Briefing</text:p>
      <text:p text:style-name="P4">
<text:span text:style-name="T4">
 April 20, at 11:00, </text:span>
 Militation Media Center will take place on the topic: <text:span text:style-name="T4">
 "Participation of the National Guard in the Removal of the Armed Forces of the Russian Federation against Ukraine" </text:span>
 with the participation of the director of the Director of Planning Department for the use of the Main Directorate of Ukraine.</text:p>
      <text:p text:style-name="P4">
Briefing will be broadcast online on YouTube Channel of military television-&lt;https://www.youtube.com/channel/ucwrz7Gegbry5fi2-46Ex3ja&gt;
</text:p>
      <text:p text:style-name="P4">
Follow the news and announcements in the Military Media Center Telegram-&lt;https://t.me/militaryMediacenter&gt;
.</text:p>
      <text:p text:style-name="P4">
News Source: <text:a xlink:type="simple" xlink:href="https://armyinform.com.ua/2023/04/20/20-kvitnya-u-military-media-center-vidbudetsya-bryfing-predstavnykiv-naczgvardiyi-ukrayiny/" text:style-name="Internet_20_link" text:visited-style-name="Visited_20_Internet_20_Link">
https://armyinform.com.ua/2023/04/20/20-kvitnya-u-military-media-center-vidbudetsya-bryfing-predstavnykiv-naczgvardiyi-ukrayiny/</text:a>
</text:p>
      <!--NEWS-->
      <text:h text:style-name="P10" text:outline-level="1">
<text:span text:style-name="T4">
За пів року Світовий конгрес українців передав тероборонівцям допомогу на 85 млн грн</text:span>
</text:h>
      <text:p text:style-name="P4">
Author: ['АРМІЯINFORM']</text:p>
      <text:p text:style-name="P4">
Time: 2023-04-20T51:00:00-04:00</text:p>
      <text:p text:style-name="P4">
Description: SVITOVY Congres Ukraine (SKA) for the Ostannih Roka at the framework of the INITITITOTITE Unite with ...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2029261_6046110192133142_6510947385935835739_n-e1681974349212.jpg" text:style-name="Internet_20_link" text:visited-style-name="Visited_20_Internet_20_Link">
342029261_6046110192133142_6510947385935835739_n-e1681974349212.jpg</text:a>
']</text:p>
      <text:p text:style-name="P4">
Tags: ['ДОПОМОГА АРМІЇ', 'СВІТОВИЙ КОНГРЕС УКРАЇНЦІВ', 'СИЛИ ТРО']</text:p>
      <text:p text:style-name="P4">
Category: News</text:p>
      <!--METADATA-->
      <text:p text:style-name="P4">
<draw:frame draw:style-name="fr1" draw:name="Image251" text:anchor-type="as-char" svg:width="6.9236in" svg:height="4.050306in" draw:z-index="0">
<draw:image xlink:href="../Images/AРМІЯINFORM/2023-04-20T51-00-00-04-00/342029261_6046110192133142_6510947385935835739_n-e1681974349212.jpg" xlink:type="simple" xlink:show="embed" xlink:actuate="onLoad" draw:mime-type="image/jpeg"/>
</draw:frame>
</text:p>
      <text:p text:style-name="P4">
Світовий конгрес українців (СКУ)For the last half of a year, as part of the initiative, the UKRAINE has provided the territorial defense of the Armed Forces of Ukraine for assistance for UAH 85 million.</text:p>
      <text:p text:style-name="P4">
About it <text:a xlink:type="simple" xlink:href="https://www.facebook.com/TerritorialDefenseForces/posts/pfbid02mimS7UE5SzcyYmFMeL5yySWH8zRESB6mFD386uAWS7Aec3a1WqqrMYwJx8VhyJ2zl" text:style-name="Internet_20_link" text:visited-style-name="Visited_20_Internet_20_Link">
reported</text:a>
The forces of the Armed Forces of the Armed Forces on Facebook.</text:p>
      <text:p text:style-name="P4">
"All Ukrainians of the world have united against the Russian invasion, which wants to destroy our consumption," - the message reads.</text:p>
      <text:p text:style-name="P4">
In particular, the TRA was conveyed:</text:p>
      <ul>
        <li>
15 excavators; * 21,000 pairs of tactical winter shoes; * 2000 bourgeois; * 8000 blades; * 455 generators; * 4 diesel generators; * about 2000 IFAK sets; * about 200 backpacks for combat physicians; * about 8000 pieces of thermal tanks and trousers; * 10 Autel drones; * Various tactical medical supplies.</li>
      </ul>
      <text:p text:style-name="P4">
Troy thanked the World Congress of Ukrainians and all the benefactors of Zadob and contribution to the victory of Ukraine.</text:p>
      <text:p text:style-name="P4">
News Source: <text:a xlink:type="simple" xlink:href="https://armyinform.com.ua/2023/04/20/za-piv-roku-svitovyj-kongres-ukrayincziv-peredav-teroboroni-dopomogy-na-85-mln-grn/" text:style-name="Internet_20_link" text:visited-style-name="Visited_20_Internet_20_Link">
https://armyinform.com.ua/2023/04/20/za-piv-roku-svitovyj-kongres-ukrayincziv-peredav-teroboroni-dopomogy-na-85-mln-grn/</text:a>
</text:p>
      <!--NEWS-->
      <text:h text:style-name="P10" text:outline-level="1">
<text:span text:style-name="T4">
The enemy attacked the south of Ukraine with a new Shamos Party - Natalia Humeniuk</text:span>
</text:h>
      <text:p text:style-name="P4">
Author: ['Тетяна Головатюк']</text:p>
      <text:p text:style-name="P4">
Time: 2023-04-20T52:00:00-04:00</text:p>
      <text:p text:style-name="P4">
Description: Про це в ефірі телевізійного марафону «Єдині новини» повідомила керівниця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ВТОРГНЕННЯ РФ', 'ЄДИНІ НОВИНИ', 'НАТАЛІЯ ГУМЕНЮК', 'ШАХЕДИ']</text:p>
      <text:p text:style-name="P4">
Category: News</text:p>
      <!--METADATA-->
      <text:p text:style-name="P4">
<draw:frame draw:style-name="fr1" draw:name="Image252" text:anchor-type="as-char" svg:width="6.9236in" svg:height="3.894525in" draw:z-index="0">
<draw:image xlink:href="../Images/AРМІЯINFORM/2023-04-20T52-00-00-04-00/ataka-droniv-1.jpg" xlink:type="simple" xlink:show="embed" xlink:actuate="onLoad" draw:mime-type="image/jpeg"/>
</draw:frame>
Shahamed type UAV. Illustrative photo</text:p>
      <text:p text:style-name="P4">
About it on the air <text:a xlink:type="simple" xlink:href="https://www.youtube.com/watch" text:style-name="Internet_20_link" text:visited-style-name="Visited_20_Internet_20_Link">
television marathon</text:a>
"The only news" of the reporter of the united coordination press center of defense forces of the south 1stran Natalia Humeniuk.</text:p>
      <text:p text:style-name="P4">
The occupiers have received a new party of Iranian drones, indicating a marking found on whipped drones.</text:p>
      <ul>
        <li>
We observed the attack of Russians in Mykolaiv region with these drones. It was so determined on those drones that attacked the Odesa. It is also possible to repetition such a fuck because they(Russians. - Ed.)Having received a new party, they begin to use it for terrorist actions against the local population - the 1st rank of Natalia Humeniuk told.</li>
      </ul>
      <text:p text:style-name="P4">
She also reported that the occupiers continue to hunt for our systems with a prototype and seek the objects of critical infrastructure.</text:p>
      <text:p text:style-name="P4">
News Source: <text:a xlink:type="simple" xlink:href="https://armyinform.com.ua/2023/04/20/vorog-atakuvav-pivden-ukrayiny-novoyu-partiyeyu-shahediv-nataliya-gumenyuk/" text:style-name="Internet_20_link" text:visited-style-name="Visited_20_Internet_20_Link">
https://armyinform.com.ua/2023/04/20/vorog-atakuvav-pivden-ukrayiny-novoyu-partiyeyu-shahediv-nataliya-gumenyuk/</text:a>
</text:p>
      <!--NEWS-->
      <text:h text:style-name="P10" text:outline-level="1">
<text:span text:style-name="T4">
США ввели санкції проти міжнародної мережі, яка допомагала ірану виробляти дрони</text:span>
</text:h>
      <text:p text:style-name="P4">
Author: ['АРМІЯINFORM']</text:p>
      <text:p text:style-name="P4">
Time: 2023-04-20T53:00:00-04:00</text:p>
      <text:p text:style-name="P4">
Description: The USS -Castle of the Finanosil of the United States has shifted about the introduction of the intending of the opposition of the Major Merezhi ... The war with Ukraine 2022, the war with Ukraine is the latest news today, the News War with Ukraine 2022 is the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200_0_1664019934-4191.webp" text:style-name="Internet_20_link" text:visited-style-name="Visited_20_Internet_20_Link">
1200_0_1664019934-4191.webp</text:a>
']</text:p>
      <text:p text:style-name="P4">
Tags: ['STOPRUSSIA', 'ЕКОНОМІКА РФ', 'КРАХ РОСІЙСЬКОЇ ЕКОНОМІКИ', 'САНКЦІЇ ПРОТИ ІРАНУ', 'США']</text:p>
      <text:p text:style-name="P4">
Category: News</text:p>
      <!--METADATA-->
      <text:p text:style-name="P4">
<draw:frame draw:style-name="fr1" draw:name="Image253" text:anchor-type="as-char" svg:width="6.9236in" svg:height="4.615733in" draw:z-index="0">
<draw:image xlink:href="../ConvertedIMGs/AРМІЯINFORM/2023-04-20T53-00-00-04-00/1200_0_1664019934-4191.png" xlink:type="simple" xlink:show="embed" xlink:actuate="onLoad" draw:mime-type="image/png"/>
</draw:frame>
The US Ministry of Finance has announced restrictions on the international network of companies and persons who, despite previously imposed sanctions against Iranudoud, he had received electronics and equipment for the production of combat missions.</text:p>
      <text:p text:style-name="P4">
About this <text:a xlink:type="simple" xlink:href="https://home.treasury.gov/news/press-releases/jy1423" text:style-name="Internet_20_link" text:visited-style-name="Visited_20_Internet_20_Link">
it is referred</text:a>
US Ministry of Finance.</text:p>
      <text:p text:style-name="P4">
In particular, sanctions have been imposed against the head of Iranian company Pardazan Systemamad Arman(Precise), as well as the Figure Companies and Suppliers of PASNA, which are launched in Iran, Malaysia, Hong Kong and China.</text:p>
      <text:p text:style-name="P4">
"The network against which the restrictions are imposed today has purchased Tatekhnology products for the Iran government and its defense industry and UAV programs. The US -minphine will continue to impose sanctions against Iran's efforts aimed USA.</text:p>
      <text:p text:style-name="P4">
It is noted that sanctions provide for freezing of assets of the sub-state of the resolved states and the ban on US entities to conduct any business activity with them without separate permission.</text:p>
      <text:p text:style-name="P4">
Earlier the US Ministry of Finance <text:a xlink:type="simple" xlink:href="https://armyinform.com.ua/2023/03/22/ministerstvo-finansiv-ssha-zaprovadyly-sankcziyi-proty-kompanij-prychetnyh-do-vyrobnycztva-droniv-v-irani/" text:style-name="Internet_20_link" text:visited-style-name="Visited_20_Internet_20_Link">
introduced</text:a>
Sanctions against companies and persons in Iran and Turkey involved in the pre -Diranian UAV manufacturing programs, as well as other weapons, including Zabalistic missiles.</text:p>
      <text:p text:style-name="P4">
News Source: <text:a xlink:type="simple" xlink:href="https://armyinform.com.ua/2023/04/20/ssha-vvely-sankcziyi-proty-mizhnarodnoyi-merezhi-yaka-dopomagala-iranu-vyroblyaty-drony/" text:style-name="Internet_20_link" text:visited-style-name="Visited_20_Internet_20_Link">
https://armyinform.com.ua/2023/04/20/ssha-vvely-sankcziyi-proty-mizhnarodnoyi-merezhi-yaka-dopomagala-iranu-vyroblyaty-drony/</text:a>
</text:p>
      <!--NEWS-->
      <text:h text:style-name="P10" text:outline-level="1">
<text:span text:style-name="T4">
Briefing in Military Media Center "Participation of the National Guard in Removal of Armed Aggression of the Russian Federation against Ukraine"</text:span>
</text:h>
      <text:p text:style-name="P4">
Author: ['АРМІЯINFORM']</text:p>
      <text:p text:style-name="P4">
Time: 2023-04-20T54:00:00-04:00</text:p>
      <text:p text:style-name="P4">
Description: https://www.youtube.com/watch?v=VYQ6GJEZG4O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MILITARY MEDIA CENTER', 'БРИФІНГ']</text:p>
      <text:p text:style-name="P4">
Category: News</text:p>
      <!--METADATA-->
      <text:p text:style-name="P4">
News Source: <text:a xlink:type="simple" xlink:href="https://armyinform.com.ua/2023/04/20/bryfing-u-military-media-center-uchast-naczgvardiyi-u-vidsichi-zbrojnoyi-agresiyi-rf-proty-ukrayiny/" text:style-name="Internet_20_link" text:visited-style-name="Visited_20_Internet_20_Link">
https://armyinform.com.ua/2023/04/20/bryfing-u-military-media-center-uchast-naczgvardiyi-u-vidsichi-zbrojnoyi-agresiyi-rf-proty-ukrayiny/</text:a>
</text:p>
      <!--NEWS-->
      <text:h text:style-name="P10" text:outline-level="1">
<text:span text:style-name="T4">
During the day as a result of Russian shelling, a civilian was killed, 11 more were injured</text:span>
</text:h>
      <text:p text:style-name="P4">
Author: ['АРМІЯINFORM']</text:p>
      <text:p text:style-name="P4">
Time: 2023-04-20T55:00:00-04:00</text:p>
      <text:p text:style-name="P4">
Description: Pasted by the Rosiyski Vіsyska firing the teenerium of 8 regions of Ukraine. Vnaslikovo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34721695623270577_y.jpg" text:style-name="Internet_20_link" text:visited-style-name="Visited_20_Internet_20_Link">
photo_5334721695623270577_y.jpg</text:a>
']</text:p>
      <text:p text:style-name="P4">
Tags: ['MILITARY MEDIA CENTER', 'ВОРОЖІ ОБСТРІЛИ']</text:p>
      <text:p text:style-name="P4">
Category: News</text:p>
      <!--METADATA-->
      <text:p text:style-name="P4">
<draw:frame draw:style-name="fr1" draw:name="Image254" text:anchor-type="as-char" svg:width="6.9236in" svg:height="4.992716in" draw:z-index="0">
<draw:image xlink:href="../Images/AРМІЯINFORM/2023-04-20T55-00-00-04-00/photo_5334721695623270577_y.jpg" xlink:type="simple" xlink:show="embed" xlink:actuate="onLoad" draw:mime-type="image/jpeg"/>
</draw:frame>
Last day, Russian troops fired at the territory of 8 regions of Ukraine. As a result of shelling, a civilian was killed, 11 more were injured.</text:p>
      <text:p text:style-name="P4">
About it <text:a xlink:type="simple" xlink:href="https://t.me/militarymediacenter/1742" text:style-name="Internet_20_link" text:visited-style-name="Visited_20_Internet_20_Link">
reports</text:a>
Military Mediacenter.</text:p>
      <text:p text:style-name="P4">
“In general from different types of weapons(mortars, tanks, artillery, RSZV, shockbaps, tactical aviation)97 settlements were fired, 39 infrastructure objects have been confirmed, ”the message reads.</text:p>
      <text:p text:style-name="P4">
News Source: <text:a xlink:type="simple" xlink:href="https://armyinform.com.ua/2023/04/20/za-dobu-cherez-rosijski-obstrily-zagynula-czyvilna-osoba-shhe-11-poraneno/" text:style-name="Internet_20_link" text:visited-style-name="Visited_20_Internet_20_Link">
https://armyinform.com.ua/2023/04/20/za-dobu-cherez-rosijski-obstrily-zagynula-czyvilna-osoba-shhe-11-poraneno/</text:a>
</text:p>
      <!--NEWS-->
      <text:h text:style-name="P10" text:outline-level="1">
<text:span text:style-name="T4">
We defend the right of every person to live freely and safely - Volodymyr Zelenskyy</text:span>
</text:h>
      <text:p text:style-name="P4">
Author: ['АРМІЯINFORM']</text:p>
      <text:p text:style-name="P4">
Time: 2023-04-20T56:00:00-04:00</text:p>
      <text:p text:style-name="P4">
Description: President of Ukraine Volodymyr Zelensky at Telegram-channel, having written, for the Scho Vojahkhnik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68.jpg" text:style-name="Internet_20_link" text:visited-style-name="Visited_20_Internet_20_Link">
1-68.jpg</text:a>
', '<text:a xlink:type="simple" xlink:href="https://armyinform.com.ua/wp-content/uploads/2023/04/2-58-150x150.jpg" text:style-name="Internet_20_link" text:visited-style-name="Visited_20_Internet_20_Link">
2-58-150x150.jpg</text:a>
', '<text:a xlink:type="simple" xlink:href="https://armyinform.com.ua/wp-content/uploads/2023/04/3-51-150x150.jpg" text:style-name="Internet_20_link" text:visited-style-name="Visited_20_Internet_20_Link">
3-51-150x150.jpg</text:a>
', '<text:a xlink:type="simple" xlink:href="https://armyinform.com.ua/wp-content/uploads/2023/04/4-44-150x150.jpg" text:style-name="Internet_20_link" text:visited-style-name="Visited_20_Internet_20_Link">
4-44-150x150.jpg</text:a>
', '<text:a xlink:type="simple" xlink:href="https://armyinform.com.ua/wp-content/uploads/2023/04/5-36-150x150.jpg" text:style-name="Internet_20_link" text:visited-style-name="Visited_20_Internet_20_Link">
5-36-150x150.jpg</text:a>
', '<text:a xlink:type="simple" xlink:href="https://armyinform.com.ua/wp-content/uploads/2023/04/6-33-150x150.jpg" text:style-name="Internet_20_link" text:visited-style-name="Visited_20_Internet_20_Link">
6-33-150x150.jpg</text:a>
', '<text:a xlink:type="simple" xlink:href="https://armyinform.com.ua/wp-content/uploads/2023/04/7-16-150x150.jpg" text:style-name="Internet_20_link" text:visited-style-name="Visited_20_Internet_20_Link">
7-16-150x150.jpg</text:a>
']</text:p>
      <text:p text:style-name="P4">
Tags: ['STOPRUSSIA', 'АГРЕСІЯ РФ', 'ВОЛОДИМИР ЗЕЛЕНСЬКИЙ', 'ПРЕЗИДЕНТ УКРАЇНИ']</text:p>
      <text:p text:style-name="P4">
Category: News</text:p>
      <!--METADATA-->
      <text:p text:style-name="P4">
<draw:frame draw:style-name="fr1" draw:name="Image255" text:anchor-type="as-char" svg:width="6.9236in" svg:height="4.615733in" draw:z-index="0">
<draw:image xlink:href="../Images/AРМІЯINFORM/2023-04-20T56-00-00-04-00/1-68.jpg" xlink:type="simple" xlink:show="embed" xlink:actuate="onLoad" draw:mime-type="image/jpeg"/>
</draw:frame>
President of Ukraine Volodymyr Zelenskyy in a telegram channel <text:a xlink:type="simple" xlink:href="https://t.me/V_Zelenskiy_official/5916" text:style-name="Internet_20_link" text:visited-style-name="Visited_20_Internet_20_Link">
wrote</text:a>
, for which the Ukrainian people are at war:</text:p>
      <text:p text:style-name="P4">
"It is right now and in Ukraine that we protect the right of every person, every family is safe, freely, striving for their happiness."</text:p>
      <text:p text:style-name="P4">
<text:a xlink:type="simple" xlink:href="https://armyinform.com.ua/wp-content/uploads/2023/04/2-58.jpg" text:style-name="Internet_20_link" text:visited-style-name="Visited_20_Internet_20_Link">
!(Images/AРМІЯINFORM/2023-04-20T56-00-00-04-00/2-58-150x150.jpg)</text:a>
</text:p>
      <text:p text:style-name="P4">
<text:a xlink:type="simple" xlink:href="https://armyinform.com.ua/wp-content/uploads/2023/04/3-51.jpg" text:style-name="Internet_20_link" text:visited-style-name="Visited_20_Internet_20_Link">
<draw:frame draw:style-name="fr1" draw:name="Image256" text:anchor-type="as-char" svg:width="6.9236in" svg:height="6.9236in" draw:z-index="0">
<draw:image xlink:href="../Images/AРМІЯINFORM/2023-04-20T56-00-00-04-00/3-51-150x150.jpg" xlink:type="simple" xlink:show="embed" xlink:actuate="onLoad" draw:mime-type="image/jpeg"/>
</draw:frame>
</text:a>
</text:p>
      <text:p text:style-name="P4">
<text:a xlink:type="simple" xlink:href="https://armyinform.com.ua/wp-content/uploads/2023/04/4-44.jpg" text:style-name="Internet_20_link" text:visited-style-name="Visited_20_Internet_20_Link">
<draw:frame draw:style-name="fr1" draw:name="Image257" text:anchor-type="as-char" svg:width="6.9236in" svg:height="6.9236in" draw:z-index="0">
<draw:image xlink:href="../Images/AРМІЯINFORM/2023-04-20T56-00-00-04-00/4-44-150x150.jpg" xlink:type="simple" xlink:show="embed" xlink:actuate="onLoad" draw:mime-type="image/jpeg"/>
</draw:frame>
</text:a>
</text:p>
      <text:p text:style-name="P4">
<text:a xlink:type="simple" xlink:href="https://armyinform.com.ua/wp-content/uploads/2023/04/5-36.jpg" text:style-name="Internet_20_link" text:visited-style-name="Visited_20_Internet_20_Link">
<draw:frame draw:style-name="fr1" draw:name="Image258" text:anchor-type="as-char" svg:width="6.9236in" svg:height="6.9236in" draw:z-index="0">
<draw:image xlink:href="../Images/AРМІЯINFORM/2023-04-20T56-00-00-04-00/5-36-150x150.jpg" xlink:type="simple" xlink:show="embed" xlink:actuate="onLoad" draw:mime-type="image/jpeg"/>
</draw:frame>
</text:a>
</text:p>
      <text:p text:style-name="P4">
<text:a xlink:type="simple" xlink:href="https://armyinform.com.ua/wp-content/uploads/2023/04/6-33.jpg" text:style-name="Internet_20_link" text:visited-style-name="Visited_20_Internet_20_Link">
<draw:frame draw:style-name="fr1" draw:name="Image259" text:anchor-type="as-char" svg:width="6.9236in" svg:height="6.9236in" draw:z-index="0">
<draw:image xlink:href="../Images/AРМІЯINFORM/2023-04-20T56-00-00-04-00/6-33-150x150.jpg" xlink:type="simple" xlink:show="embed" xlink:actuate="onLoad" draw:mime-type="image/jpeg"/>
</draw:frame>
</text:a>
</text:p>
      <text:p text:style-name="P4">
<text:a xlink:type="simple" xlink:href="https://armyinform.com.ua/wp-content/uploads/2023/04/7-16.jpg" text:style-name="Internet_20_link" text:visited-style-name="Visited_20_Internet_20_Link">
<draw:frame draw:style-name="fr1" draw:name="Image260" text:anchor-type="as-char" svg:width="6.9236in" svg:height="6.9236in" draw:z-index="0">
<draw:image xlink:href="../Images/AРМІЯINFORM/2023-04-20T56-00-00-04-00/7-16-150x150.jpg" xlink:type="simple" xlink:show="embed" xlink:actuate="onLoad" draw:mime-type="image/jpeg"/>
</draw:frame>
</text:a>
</text:p>
      <text:p text:style-name="P4">
News Source: <text:a xlink:type="simple" xlink:href="https://armyinform.com.ua/2023/04/20/my-zahyshhayemo-pravo-kozhnoyi-lyudyny-zhyty-vilno-i-v-bezpeczi-volodymyr-zelenskyj/" text:style-name="Internet_20_link" text:visited-style-name="Visited_20_Internet_20_Link">
https://armyinform.com.ua/2023/04/20/my-zahyshhayemo-pravo-kozhnoyi-lyudyny-zhyty-vilno-i-v-bezpeczi-volodymyr-zelenskyj/</text:a>
</text:p>
      <!--NEWS-->
      <text:h text:style-name="P10" text:outline-level="1">
<text:span text:style-name="T4">
Commanders of the Joint Forces of the Armed Forces of Ukraine and Canada discussed the restoration of a joint training mission</text:span>
</text:h>
      <text:p text:style-name="P4">
Author: ['АРМІЯINFORM']</text:p>
      <text:p text:style-name="P4">
Time: 2023-04-20T57:00:00-04:00</text:p>
      <text:p text:style-name="P4">
Description: Commander of the Obtynan forces of the Zbroyni forces of Ukraine, Lieutenant General Sergei Nav Provi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2206469_1163599920881351_5592809421008697905_n.jpg" text:style-name="Internet_20_link" text:visited-style-name="Visited_20_Internet_20_Link">
342206469_1163599920881351_5592809421008697905_n.jpg</text:a>
']</text:p>
      <text:p text:style-name="P4">
Tags: ['ЗБРОЙНІ СИЛИ КАНАДИ', 'КОМАНДУВАННЯ ОБ’ЄДНАНИХ СИЛ ЗСУ', 'СЕРГІЙ НАЄВ', 'ТРЕНУВАЛЬНА МІСІЯ']</text:p>
      <text:p text:style-name="P4">
Category: News</text:p>
      <!--METADATA-->
      <text:p text:style-name="P4">
<draw:frame draw:style-name="fr1" draw:name="Image261" text:anchor-type="as-char" svg:width="6.9236in" svg:height="4.696509in" draw:z-index="0">
<draw:image xlink:href="../Images/AРМІЯINFORM/2023-04-20T57-00-00-04-00/342206469_1163599920881351_5592809421008697905_n.jpg" xlink:type="simple" xlink:show="embed" xlink:actuate="onLoad" draw:mime-type="image/jpeg"/>
</draw:frame>
Commander of the United Armed Forces of Ukraine Lieutenant General Sergey Naivvipwip a working meeting with the Commander of the Joint Forces of the Armed Forces of Canada Vceadmiralolombo Oktolon, during which they discussed the restoration of cooperation with representatives of the Armed Forces of the Armed Forces of Canada.</text:p>
      <text:p text:style-name="P4">
About it <text:a xlink:type="simple" xlink:href="https://www.facebook.com/JointForcesCommandAFU/posts/pfbid0HAvaw5USnJD6x5pJadNKk1HbJrwxHq5N6sbve4ukLHnVkNL6imz4uceaePZkZmsEl" text:style-name="Internet_20_link" text:visited-style-name="Visited_20_Internet_20_Link">
reports</text:a>
Public Relations Department of the United States Command of the Armed Forces of Ukraine.</text:p>
      <text:p text:style-name="P4">
Lieutenant General Sergey Naev informed the Canadian colleague about the operational situation at the front, and also introduced the main tasks and functions of command in the general system of management of the Armed Forces of Ukraine during large-scale aggression of the Russian Federation.</text:p>
      <text:p text:style-name="P4">
In the course of the conversation, the parties discussed further cooperation, the middle-restoration of cooperation with representatives of the training missions of the Armed Forces of Canada, continuation of consultative and advisory assistance to the Armed Forces of Ukraine, in particular the command of the united forces of the Armed Forces of Ukraine to acquire and strengthen the necessary.</text:p>
      <text:p text:style-name="P4">
“I hope that we will continue to exchange experience by increasing taving new elements of preparation of the personnel of our command with the full of Canadian instructors. I am sure that in some way, it will help our military servicemen defeat the enemy on the battlefield, ”Lieutenant General Sergey Naev emphasized.</text:p>
      <text:p text:style-name="P4">
At the same time, the Commander of the Joint Forces of the Armed Forces of Ukraine thank the Armed Forces of the Armed Forces of Canada, in the face of Viceadmiral Bob Oktolon for permanent partnership and comprehensive assistance to our country in the struggle for independence of Tatertorial integrity.</text:p>
      <text:p text:style-name="P4">
In his turn, Viceadmiral Bob Oktolon assured that Canada will be given to Ukraine's support for Ukraine not only in military plan, but also political, actively defending its interests internationally.</text:p>
      <text:p text:style-name="P4">
News Source: <text:a xlink:type="simple" xlink:href="https://armyinform.com.ua/2023/04/20/komanduvachi-obyednanyh-syl-zs-ukrayiny-i-kanady-obgovoryly-vidnovlennya-spilnoyi-trenuvalnoyi-misiyi/" text:style-name="Internet_20_link" text:visited-style-name="Visited_20_Internet_20_Link">
https://armyinform.com.ua/2023/04/20/komanduvachi-obyednanyh-syl-zs-ukrayiny-i-kanady-obgovoryly-vidnovlennya-spilnoyi-trenuvalnoyi-misiyi/</text:a>
</text:p>
      <!--NEWS-->
      <text:h text:style-name="P10" text:outline-level="1">
<text:span text:style-name="T4">
Last week, the National Guards destroyed about 300 invaders, military equipment and warehouse with ammunition of the Russian Federation - Mykola Urshalovich</text:span>
</text:h>
      <text:p text:style-name="P4">
Author: ['Валентина Вілюра']</text:p>
      <text:p text:style-name="P4">
Time: 2023-04-20T58:00:00-04:00</text:p>
      <text:p text:style-name="P4">
Description: About the PID Hour Briffing at the Military Media Center, the intercessor of the direct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f9a6785.jpg" text:style-name="Internet_20_link" text:visited-style-name="Visited_20_Internet_20_Link">
5f9a6785.jpg</text:a>
']</text:p>
      <text:p text:style-name="P4">
Tags: ['MILITARY MEDIA CENTER', 'ВТОРГНЕННЯ РФ', 'МИКОЛА УРШАЛОВИЧ', 'НАЦГВАРДІЯ']</text:p>
      <text:p text:style-name="P4">
Category: News</text:p>
      <!--METADATA-->
      <text:p text:style-name="P4">
<draw:frame draw:style-name="fr1" draw:name="Image262" text:anchor-type="as-char" svg:width="6.9236in" svg:height="4.921526in" draw:z-index="0">
<draw:image xlink:href="../Images/AРМІЯINFORM/2023-04-20T58-00-00-04-00/5f9a6785.jpg" xlink:type="simple" xlink:show="embed" xlink:actuate="onLoad" draw:mime-type="image/jpeg"/>
</draw:frame>
This was announced during a briefing at the Military Media Center by the Deputy Director Administration of Planning of the Use of the Main Directorate of National Guard Colonel Mykola Urshalovich.</text:p>
      <text:p text:style-name="P4">
In heavy battles at different sections of the front, the National Guard causes the invaders of the number of losses, depriving the army of the aggressor of the offensive potential.</text:p>
      <text:p text:style-name="P4">
“In cooperation with the units of the Armed Forces of Ukraine and other military formations of law enforcement agencies, servicemen of the National Guard in the districts, Bigorivka, controversial, Ozerivka, Novokalin, Greater Volodyka, Olgiv, small took, give a decent. Last week, about 300 invaders, two mortars with calculations, and other in -house equipment, ”said Colonel Mykola Urshalovich.</text:p>
      <text:p text:style-name="P4">
Also, the Deputy Director of the Planning Department of the National Guard of Ukraine reported that the fighters of the 1st Presidential Brigade of Hetman Petro Doroshenko, in the area of Lailorivka, were captured by two Akhmat detachments on April 15.</text:p>
      <ul>
        <li>
In the Avdeevsky direction, the special forces of the National Guard eliminated nearly 25 racists, destroyed hostile two tanks, three armored vehicles, PTRK "Cornet" with calculation and one warehouse with ammunition, - added Colonel Mykolaurshalovich.</li>
      </ul>
      <text:p text:style-name="P4">
News Source: <text:a xlink:type="simple" xlink:href="https://armyinform.com.ua/2023/04/20/za-mynulyj-tyzhden-naczgvardijczi-znyshhyly-blyzko-300-okupantiv-vijskovu-tehniku-ta-sklad-z-boyeprypasamy-rf-mykola-urshalovych/" text:style-name="Internet_20_link" text:visited-style-name="Visited_20_Internet_20_Link">
https://armyinform.com.ua/2023/04/20/za-mynulyj-tyzhden-naczgvardijczi-znyshhyly-blyzko-300-okupantiv-vijskovu-tehniku-ta-sklad-z-boyeprypasamy-rf-mykola-urshalovych/</text:a>
</text:p>
      <!--NEWS-->
      <text:h text:style-name="P10" text:outline-level="1">
<text:span text:style-name="T4">
National Guard intelligence units found 327 enemy targets, much of which was amazed</text:span>
</text:h>
      <text:p text:style-name="P4">
Author: ['Валентина Вілюра']</text:p>
      <text:p text:style-name="P4">
Time: 2023-04-20T59:00:00-04:00</text:p>
      <text:p text:style-name="P4">
Description: About the PID Hour Briffing at the Military Media Center, the intercessor of the direct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f9a6810.jpg" text:style-name="Internet_20_link" text:visited-style-name="Visited_20_Internet_20_Link">
5f9a6810.jpg</text:a>
']</text:p>
      <text:p text:style-name="P4">
Tags: ['MILITARY MEDIA CENTER', 'ВТОРГНЕННЯ РФ', 'МИКОЛА УРШАЛОВИЧ', 'НАЦГВАРДІЯ']</text:p>
      <text:p text:style-name="P4">
Category: News</text:p>
      <!--METADATA-->
      <text:p text:style-name="P4">
<draw:frame draw:style-name="fr1" draw:name="Image263" text:anchor-type="as-char" svg:width="6.9236in" svg:height="4.621503in" draw:z-index="0">
<draw:image xlink:href="../Images/AРМІЯINFORM/2023-04-20T59-00-00-04-00/5f9a6810.jpg" xlink:type="simple" xlink:show="embed" xlink:actuate="onLoad" draw:mime-type="image/jpeg"/>
</draw:frame>
This was announced during a briefing at the Military Media Center by the Deputy Director Administration of Planning of the Use of the Main Directorate of National Guard Colonel Mykola Urshalovich.</text:p>
      <ul>
        <li>
327 enemy targets were identified units of intelligence of the National Guard, much of which in cooperation with the units(Out -of -observation posts - 65, calculations of unmanned aviation complexes - 94, radio -electronic intelligence - 168), - said Colonel Mykolaurshalovich.</li>
      </ul>
      <text:p text:style-name="P4">
In addition, groups of aerial intelligence of the 27th Pechersk Brigade in Lymansky, Donetsk and Zaporizhzhya directions also discovered in interaction with artillery units 4 tanks, 3 artillery systems, 15 combat armored mas composition of the Russian Federation.</text:p>
      <text:p text:style-name="P4">
News Source: <text:a xlink:type="simple" xlink:href="https://armyinform.com.ua/2023/04/20/pidrozdily-rozvidky-naczgvardiyi-vyyavyly-327-czilej-protyvnyka-znachnu-chastynu-yakyh-bulo-vrazheno/" text:style-name="Internet_20_link" text:visited-style-name="Visited_20_Internet_20_Link">
https://armyinform.com.ua/2023/04/20/pidrozdily-rozvidky-naczgvardiyi-vyyavyly-327-czilej-protyvnyka-znachnu-chastynu-yakyh-bulo-vrazheno/</text:a>
</text:p>
      <!--NEWS-->
      <text:h text:style-name="P10" text:outline-level="1">
<text:span text:style-name="T4">
Rosgvardia Combat was identified, which ordered the poison of Ukrainians in "gas chambers"</text:span>
</text:h>
      <text:p text:style-name="P4">
Author: ['АРМІЯINFORM']</text:p>
      <text:p text:style-name="P4">
Time: 2023-04-20T60:00:00-04:00</text:p>
      <text:p text:style-name="P4">
Description: A person of the same Rosiyki pay of one, Yaki Consumed Consumer Katuva, is the one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whatsapp-image-2023-04-20-at-090811-e1681974564183.jpeg" text:style-name="Internet_20_link" text:visited-style-name="Visited_20_Internet_20_Link">
whatsapp-image-2023-04-20-at-090811-e1681974564183.jpeg</text:a>
']</text:p>
      <text:p text:style-name="P4">
Tags: ['STOPRUSSIA', 'АГРЕСІЯ РФ', 'ВТОРГНЕННЯ РФ', 'СБУ']</text:p>
      <text:p text:style-name="P4">
Category: News</text:p>
      <!--METADATA-->
      <text:p text:style-name="P4">
<draw:frame draw:style-name="fr1" draw:name="Image264" text:anchor-type="as-char" svg:width="6.9236in" svg:height="6.205799in" draw:z-index="0">
<draw:image xlink:href="../Images/AРМІЯINFORM/2023-04-20T60-00-00-04-00/whatsapp-image-2023-04-20-at-090811-e1681974564183.jpeg" xlink:type="simple" xlink:show="embed" xlink:actuate="onLoad" draw:mime-type="image/jpeg"/>
</draw:frame>
The identity of another Russian occupier, who is involved in the massives and killings of civilians in captured areas in the south of Ukraine, is established.</text:p>
      <text:p text:style-name="P4">
Last May, he was appointed the so -called "commandant of the village in the temporarily occupied Berdyansk district of Zaporizhzhya region. On this" position "he performed the Kremlin's task of suppressing the movement of resistance and conducting mass repression against civilians in the captured territories of Ukraine. For this purpose, the attacker formed punitive detachments, which included Russian military, representatives of the special services of the Russian Federation and local collaborators.</text:p>
      <text:p text:style-name="P4">
By order of Eldyrov, the Rashists searched Ukrainian patriots and then pushed them. The victims were taken to the Kativni, which was equipped in the territory of the local occupation commandant of the Russian Federation. In the backs of people used hazard torture using poisonous chemicals and electric current. The fact of the enemy of suffocating gases in specially equipped "chambers", where the Ukrainian prisoners "was used. Thus, the Russian -enchantments tried to persuade the victims to cooperate to receive information about the places of dislocation and the movement of defense forces.</text:p>
      <text:p text:style-name="P4">
It was established that Eldarov personally participated in illegal detentions of icing, as well as "covered" the killings of stolen citizens with their subordinates. Medium-a resident of the village, which the occupiers were stolen on a checkpoint and tortured because of its subscription to the Ukrainian telegram channel. Another illegally imprisoned man man who was accused of the invaders of adjusting the Armed Forces. One more victim is a local resident who supported Ukrainian defenders in his statements. All of them testified to Eldarov's involvement in committing the crimes.</text:p>
      <text:p text:style-name="P4">
On the basis of the evidence collected, the security service investigators informed him of the suspicion of violation of the laws and customs of war committed by prior conspiracy to the group. Complex measures are ongoing to bring a Russian military criminal to responsibility. The attacker will be punished, regardless of time and place, Devin is hiding from justice!</text:p>
      <text:p text:style-name="P4">
News Source: <text:a xlink:type="simple" xlink:href="https://armyinform.com.ua/2023/04/20/identyfikovano-kombata-rosgvardiyi-yakyj-viddavav-nakaz-truyity-ukrayincziv-u-gazovyh-kamerah/" text:style-name="Internet_20_link" text:visited-style-name="Visited_20_Internet_20_Link">
https://armyinform.com.ua/2023/04/20/identyfikovano-kombata-rosgvardiyi-yakyj-viddavav-nakaz-truyity-ukrayincziv-u-gazovyh-kamerah/</text:a>
</text:p>
      <!--NEWS-->
      <text:h text:style-name="P10" text:outline-level="1">
<text:span text:style-name="T4">
NATO Secretary General Jens Stoltenberg with a non -rented visit arrived in Kiev</text:span>
</text:h>
      <text:p text:style-name="P4">
Author: ['Ольга Мосьондз']</text:p>
      <text:p text:style-name="P4">
Time: 2023-04-20T61:00:00-04:00</text:p>
      <text:p text:style-name="P4">
Description: General Secretary of NATO єns Stoltenberg, adults by Nononnim Vizita before Kiw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ui-epqaqaevt2d-scaled-e1681981795631.jpg" text:style-name="Internet_20_link" text:visited-style-name="Visited_20_Internet_20_Link">
fui-epqaqaevt2d-scaled-e1681981795631.jpg</text:a>
', '<text:a xlink:type="simple" xlink:href="https://armyinform.com.ua/wp-content/uploads/2023/04/fui-epmagaelty5-scaled.jpg" text:style-name="Internet_20_link" text:visited-style-name="Visited_20_Internet_20_Link">
fui-epmagaelty5-scaled.jpg</text:a>
']</text:p>
      <text:p text:style-name="P4">
Tags: ['ЄНС СТОЛТЕНБЕРГ']</text:p>
      <text:p text:style-name="P4">
Category: News</text:p>
      <!--METADATA-->
      <text:p text:style-name="P4">
<draw:frame draw:style-name="fr1" draw:name="Image265" text:anchor-type="as-char" svg:width="6.9236in" svg:height="4.569576in" draw:z-index="0">
<draw:image xlink:href="../Images/AРМІЯINFORM/2023-04-20T61-00-00-04-00/fui-epqaqaevt2d-scaled-e1681981795631.jpg" xlink:type="simple" xlink:show="embed" xlink:actuate="onLoad" draw:mime-type="image/jpeg"/>
</draw:frame>
NATO Secretary General Jens Stoltenberg arrived with a non -standing visit to Donokev. Last time he visited Ukraine in October 2019.</text:p>
      <text:p text:style-name="P4">
This morning, Jens Stoltenberg visited Mikhailovsk Square in the center of the Ukrainian capital, where he honored the memory of the dead Ukrainian military.</text:p>
      <text:p text:style-name="P4">
On the eve of April 19, Jens Stoltenberg met in NATO headquarters by Ubrmusel with Czech President Peter Pavel, where they discussed the importance of keeping Ukraine in the fight against aggression of the Russian Federation.</text:p>
      <text:p text:style-name="P4">
“I am glad that we all understand that there is no other option but to support Ukraine. An alternative is the success of Russia, which will mean much more tested for us, and perhaps even more serious than we have today, ”said the Czech Representative after meeting with Stoltenberg.</text:p>
      <text:p text:style-name="P4">
<draw:frame draw:style-name="fr1" draw:name="Image266" text:anchor-type="as-char" svg:width="6.9236in" svg:height="5.1927in" draw:z-index="0">
<draw:image xlink:href="../Images/AРМІЯINFORM/2023-04-20T61-00-00-04-00/fui-epmagaelty5-scaled.jpg" xlink:type="simple" xlink:show="embed" xlink:actuate="onLoad" draw:mime-type="image/jpeg"/>
</draw:frame>
NATO Secretary General Stoltenberg thanked Pavel as a supporter, and noted that the Czech Republic had already provided tanks, and tharlectric tanks to Ukraine.</text:p>
      <text:p text:style-name="P4">
We will remind, recently the Secretary General of the North Atlantic Alliance stated that Ukraine should be provided with even more weapons. This will help her to realize an effective counter -offensive and release the occupied territory.</text:p>
      <text:p text:style-name="P4">
Jens Stoltenberg also assured that despite the Kremlin's threats to use nuclear, Western allies will not refuse to support Ukraine ** in the war of the Russian Federation. The NATO leader made this statement at the 18th annual Alliance Conference on weapons, disarmament and non-proliferation of mass removal weapons.</text:p>
      <text:p text:style-name="P4">
News Source: <text:a xlink:type="simple" xlink:href="https://armyinform.com.ua/2023/04/20/gensek-nato-yens-stoltenberg-z-neanonsovanym-vizytom-prybuv-do-kyyeva/" text:style-name="Internet_20_link" text:visited-style-name="Visited_20_Internet_20_Link">
https://armyinform.com.ua/2023/04/20/gensek-nato-yens-stoltenberg-z-neanonsovanym-vizytom-prybuv-do-kyyeva/</text:a>
</text:p>
      <!--NEWS-->
      <text:h text:style-name="P10" text:outline-level="1">
<text:span text:style-name="T4">
Every day 265 dog breeders with dogs help the National Guard to perform combat missions</text:span>
</text:h>
      <text:p text:style-name="P4">
Author: ['Валентина Вілюра']</text:p>
      <text:p text:style-name="P4">
Time: 2023-04-20T62:00:00-04:00</text:p>
      <text:p text:style-name="P4">
Description: About the Briffing at the Military Media Center, the intercessor of the director of the Department of the Department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f9a6838.jpg" text:style-name="Internet_20_link" text:visited-style-name="Visited_20_Internet_20_Link">
5f9a6838.jpg</text:a>
']</text:p>
      <text:p text:style-name="P4">
Tags: ['MILITARY MEDIA CENTER', 'ВТОРГНЕННЯ РФ', 'КІНОЛОГИ', 'МИКОЛА УРШАЛОВИЧ', 'НАЦГВАРДІЯ']</text:p>
      <text:p text:style-name="P4">
Category: News</text:p>
      <!--METADATA-->
      <text:p text:style-name="P4">
<draw:frame draw:style-name="fr1" draw:name="Image267" text:anchor-type="as-char" svg:width="6.9236in" svg:height="4.275323in" draw:z-index="0">
<draw:image xlink:href="../Images/AРМІЯINFORM/2023-04-20T62-00-00-04-00/5f9a6838.jpg" xlink:type="simple" xlink:show="embed" xlink:actuate="onLoad" draw:mime-type="image/jpeg"/>
</draw:frame>
This was announced at a briefing at the Military Media Center by the Deputy Director Administration of Planning for the Application of the Main Directorate of National Guard Colonel Mykola Urshalovich.</text:p>
      <text:p text:style-name="P4">
The officer noted that in order to more effectively perform combat tasks, the Guard attracts 265 dog breeders with service dogs.</text:p>
      <text:p text:style-name="P4">
-They carry out checks of vehicles, are involved in search departments for the purpose of identifying weapons, ammunition and explosives, as well as searching for the enemy's audience and reconnaissance groups,-said Colonel Mykolaurshalovich.</text:p>
      <text:p text:style-name="P4">
In total, from the beginning of 2023, 5 units of firearms, 4475 sedimentary caliber, 35 grenades have been identified with the help of combat missions while performing combat missions.</text:p>
      <ul>
        <li>
In addition, one shell of 122 mm caliber, 2 mines of 82 mm caliber, more than 2 kg of TNT and the remains of the combat part of the jet system "Hurricane" was found, - added Colonel Mykola Urshalovich.</li>
      </ul>
      <text:p text:style-name="P4">
News Source: <text:a xlink:type="simple" xlink:href="https://armyinform.com.ua/2023/04/20/shhodoby-265-kinologiv-iz-sobakamy-dopomagayut-naczgvardiyi-vykonuvaty-bojovi-zavdannya/" text:style-name="Internet_20_link" text:visited-style-name="Visited_20_Internet_20_Link">
https://armyinform.com.ua/2023/04/20/shhodoby-265-kinologiv-iz-sobakamy-dopomagayut-naczgvardiyi-vykonuvaty-bojovi-zavdannya/</text:a>
</text:p>
      <!--NEWS-->
      <text:h text:style-name="P10" text:outline-level="1">
<text:span text:style-name="T4">
Almost 100,000 Russian crimes in Ukraine documented the Office of Prosecutor General</text:span>
</text:h>
      <text:p text:style-name="P4">
Author: ['АРМІЯINFORM']</text:p>
      <text:p text:style-name="P4">
Time: 2023-04-20T6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67.jpg" text:style-name="Internet_20_link" text:visited-style-name="Visited_20_Internet_20_Link">
1-67.jpg</text:a>
', '<text:a xlink:type="simple" xlink:href="https://armyinform.com.ua/wp-content/uploads/2023/04/2-57.jpg" text:style-name="Internet_20_link" text:visited-style-name="Visited_20_Internet_20_Link">
2-57.jpg</text:a>
']</text:p>
      <text:p text:style-name="P4">
Tags: ['STOPRUSSIA', 'АГРЕСІЯ РФ', 'ВОЄННІ ЗЛОЧИНИ РФ', 'ОФІС ГЕНЕРАЛЬНОГО ПРОКУРОРА УКРАЇНИ']</text:p>
      <text:p text:style-name="P4">
Category: News</text:p>
      <!--METADATA-->
      <text:p text:style-name="P4">
<draw:frame draw:style-name="fr1" draw:name="Image268" text:anchor-type="as-char" svg:width="6.9236in" svg:height="4.448413in" draw:z-index="0">
<draw:image xlink:href="../Images/AРМІЯINFORM/2023-04-20T63-00-00-04-00/1-67.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April 20 is registered:</text:p>
      <ul>
        <li>
81 519 Military Crimes, * 17 058 Crimes against National Security of Ukraine.</li>
      </ul>
      <text:p text:style-name="P4">
In addition, according to the official data of juvenile prosecutors, 1418 children were affected by Russian aggression, including:</text:p>
      <ul>
        <li>
470 - children were killed, * 94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9" text:anchor-type="as-char" svg:width="6.9236in" svg:height="4.448413in" draw:z-index="0">
<draw:image xlink:href="../Images/AРМІЯINFORM/2023-04-20T63-00-00-04-00/2-57.jpg" xlink:type="simple" xlink:show="embed" xlink:actuate="onLoad" draw:mime-type="image/jpeg"/>
</draw:frame>
</text:p>
      <text:p text:style-name="P4">
News Source: <text:a xlink:type="simple" xlink:href="https://armyinform.com.ua/2023/04/20/majzhe-100-tysyach-zlochyniv-rf-v-ukrayini-zadokumentuvav-ofis-genprokurora/" text:style-name="Internet_20_link" text:visited-style-name="Visited_20_Internet_20_Link">
https://armyinform.com.ua/2023/04/20/majzhe-100-tysyach-zlochyniv-rf-v-ukrayini-zadokumentuvav-ofis-genprokurora/</text:a>
</text:p>
      <!--NEWS-->
      <text:h text:style-name="P10" text:outline-level="1">
<text:span text:style-name="T4">
Any offensive operation can be successful when there is an advantage in the air and broken logistics ways of enemy supply</text:span>
</text:h>
      <text:p text:style-name="P4">
Author: ['Ігор Березинський']</text:p>
      <text:p text:style-name="P4">
Time: 2023-04-20T64:00:00-04:00</text:p>
      <text:p text:style-name="P4">
Description: It was not uncertainly who was defended by the worship of the Ukrainian-Rocket Complexe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etriot.jpg" text:style-name="Internet_20_link" text:visited-style-name="Visited_20_Internet_20_Link">
petriot.jpg</text:a>
']</text:p>
      <text:p text:style-name="P4">
Tags: ['ЮРІЙ ІГНАТ']</text:p>
      <text:p text:style-name="P4">
Category: News</text:p>
      <!--METADATA-->
      <text:p text:style-name="P4">
<draw:frame draw:style-name="fr1" draw:name="Image270" text:anchor-type="as-char" svg:width="6.9236in" svg:height="3.894525in" draw:z-index="0">
<draw:image xlink:href="../Images/AРМІЯINFORM/2023-04-20T64-00-00-04-00/petriot.jpg" xlink:type="simple" xlink:show="embed" xlink:actuate="onLoad" draw:mime-type="image/jpeg"/>
</draw:frame>
Recently, the Defense Office has confirmed the IRIS-T and Patriot anti-aircraft missile complexes receiving Ukraine.</text:p>
      <ul>
        <li>
Certainly, the strengthening of our air defense system is the issue # 1. Along with such systems, missiles are needed in sufficient quantities, because we are a carrier -stable combat work. We destroyed the chess this night, and it is a cross -law missile. Of course, we also expect a certain aviation coalition, and will be even better to cover our sky with the help of modern combat aircraft, ”Colonel Yuri Ignat, spokesman for the Air Force of the Armed Forces of the Armed Forces of the Armed Forces of the Armed Forces of the Armed Forces.</li>
      </ul>
      <text:p text:style-name="P4">
According to Yuri Ignat, any offensive operation can be successful, the enemy's dating actions are stopped, there is an advantage in the air in the occupied territory, which has been achieved through anti-aircraft missile systems and aviation and interbeligical ways of supplying the enemy. Now the F-16 can become the aircraft that will increase our air forces.</text:p>
      <ul>
        <li>
Currently, the possibilities of Patriot using some missiles can reach a close to 150 kilometers for a target, there are missiles designed to impress ballistic goals, as it is constantly necessary to cover the objects of critical infrastructure of tatomic energy, - Yuri Ignat emphasized.</li>
      </ul>
      <text:p text:style-name="P4">
News Source: <text:a xlink:type="simple" xlink:href="https://armyinform.com.ua/2023/04/20/bud-yaka-nastupalna-operacziya-mozhe-buty-uspishnoyu-koly-ye-perevaga-v-povitri-ta-perebyti-logistychni-shlyahy-postachannya-voroga/" text:style-name="Internet_20_link" text:visited-style-name="Visited_20_Internet_20_Link">
https://armyinform.com.ua/2023/04/20/bud-yaka-nastupalna-operacziya-mozhe-buty-uspishnoyu-koly-ye-perevaga-v-povitri-ta-perebyti-logistychni-shlyahy-postachannya-voroga/</text:a>
</text:p>
      <!--NEWS-->
      <text:h text:style-name="P10" text:outline-level="1">
<text:span text:style-name="T4">
About 1,100 National Guards are involved daily in ensuring legal measures of martial law</text:span>
</text:h>
      <text:p text:style-name="P4">
Author: ['Валентина Вілюра']</text:p>
      <text:p text:style-name="P4">
Time: 2023-04-20T65:00:00-04:00</text:p>
      <text:p text:style-name="P4">
Description: For the request of the commandant’s Khomendenthni, that non -service Iza Blagmadennya Gromadsko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5f9a6810-1.jpg" text:style-name="Internet_20_link" text:visited-style-name="Visited_20_Internet_20_Link">
5f9a6810-1.jpg</text:a>
']</text:p>
      <text:p text:style-name="P4">
Tags: ['MILITARY MEDIA CENTER', 'МИКОЛА УРШАЛОВИЧ']</text:p>
      <text:p text:style-name="P4">
Category: News</text:p>
      <!--METADATA-->
      <text:p text:style-name="P4">
<draw:frame draw:style-name="fr1" draw:name="Image271" text:anchor-type="as-char" svg:width="6.9236in" svg:height="4.623439in" draw:z-index="0">
<draw:image xlink:href="../Images/AРМІЯINFORM/2023-04-20T65-00-00-04-00/5f9a6810-1.jpg" xlink:type="simple" xlink:show="embed" xlink:actuate="onLoad" draw:mime-type="image/jpeg"/>
</draw:frame>
In order to introduce a curfew and carry out public safety service in 39 settlements of the state, 1,100 servicemen of the National Guard of Ukraine are involved every day.</text:p>
      <text:p text:style-name="P4">
This was announced during a briefing at the Military Media Center by the Deputy Director Administration of Planning of the Use of the Main Directorate of National Guard Colonel Mykola Urshalovich.</text:p>
      <ul>
        <li>
6 thousand servicemen ensure the installation of a special regime and departure to settlements, verification of documents, inspection of things of tatransports, luggage and cargo on 127 checkpoints in 21 regions of the state in Kyiv. Also, 3,000 Guards provide a reliable security with 103 objects of regional and local importance, - said Colonels Domkola Urshalovich.</li>
      </ul>
      <text:p text:style-name="P4">
In addition, according to the officer, the National Guards participated in 30 contradictory wrestling in 14 regions, which involved more than 1,300 servicemen.</text:p>
      <ul>
        <li>
As a result of the work, the detention was a detention on April 12 in the city of Odessa citizens of Ukraine, who were wanted on suspicion of state -owned state. In total, during the execution of these tasks, 1971 persons were detained for the commission of the laws, of which 75 were criminal, - said the Deputy Director of the Planning Department of the Main Management Guard of Ukraine.</li>
      </ul>
      <text:p text:style-name="P4">
News Source: <text:a xlink:type="simple" xlink:href="https://armyinform.com.ua/2023/04/20/blyzko-1100-naczgvardijcziv-shhodenno-zaluchayutsya-do-zabezpechennya-zahodiv-pravovogo-rezhymu-voyennogo-stanu/" text:style-name="Internet_20_link" text:visited-style-name="Visited_20_Internet_20_Link">
https://armyinform.com.ua/2023/04/20/blyzko-1100-naczgvardijcziv-shhodenno-zaluchayutsya-do-zabezpechennya-zahodiv-pravovogo-rezhymu-voyennogo-stanu/</text:a>
</text:p>
      <!--NEWS-->
      <text:h text:style-name="P10" text:outline-level="1">
<text:span text:style-name="T4">
He shot cars with civilians who tried to evacuate from Irpen - they would judge the military Russian</text:span>
</text:h>
      <text:p text:style-name="P4">
Author: ['АРМІЯINFORM']</text:p>
      <text:p text:style-name="P4">
Time: 2023-04-20T66:00:00-04:00</text:p>
      <text:p text:style-name="P4">
Description: The accusations of a spare grenade launcher with the 2nd platoon of the 6th mouth of the 2nd was shut up to the trial ... The war with Ukraine 2022, the war with Ukraine is the latest news today, the News War with Ukraine 2022 is the last today, whether there will be a war between Ukraine and Russia and Russia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8-16-e1681980891376.jpg" text:style-name="Internet_20_link" text:visited-style-name="Visited_20_Internet_20_Link">
8-16-e1681980891376.jpg</text:a>
', '<text:a xlink:type="simple" xlink:href="https://armyinform.com.ua/wp-content/uploads/2023/04/11-7-150x150.jpg" text:style-name="Internet_20_link" text:visited-style-name="Visited_20_Internet_20_Link">
11-7-150x150.jpg</text:a>
', '<text:a xlink:type="simple" xlink:href="https://armyinform.com.ua/wp-content/uploads/2023/04/10-16-150x150.jpg" text:style-name="Internet_20_link" text:visited-style-name="Visited_20_Internet_20_Link">
10-16-150x150.jpg</text:a>
', '<text:a xlink:type="simple" xlink:href="https://armyinform.com.ua/wp-content/uploads/2023/04/9-17-150x150.jpg" text:style-name="Internet_20_link" text:visited-style-name="Visited_20_Internet_20_Link">
9-17-150x150.jpg</text:a>
', '<text:a xlink:type="simple" xlink:href="https://armyinform.com.ua/wp-content/uploads/2023/04/7-17-150x150.jpg" text:style-name="Internet_20_link" text:visited-style-name="Visited_20_Internet_20_Link">
7-17-150x150.jpg</text:a>
', '<text:a xlink:type="simple" xlink:href="https://armyinform.com.ua/wp-content/uploads/2023/04/6-34-150x150.jpg" text:style-name="Internet_20_link" text:visited-style-name="Visited_20_Internet_20_Link">
6-34-150x150.jpg</text:a>
']</text:p>
      <text:p text:style-name="P4">
Tags: ['АГРЕСІЯ РФ', 'ВТОРГНЕННЯ РФ', 'ОФІС ГЕНЕРАЛЬНОГО ПРОКУРОРА УКРАЇНИ']</text:p>
      <text:p text:style-name="P4">
Category: News</text:p>
      <!--METADATA-->
      <text:p text:style-name="P4">
<draw:frame draw:style-name="fr1" draw:name="Image272" text:anchor-type="as-char" svg:width="6.9236in" svg:height="3.962301in" draw:z-index="0">
<draw:image xlink:href="../Images/AРМІЯINFORM/2023-04-20T66-00-00-04-00/8-16-e1681980891376.jpg" xlink:type="simple" xlink:show="embed" xlink:actuate="onLoad" draw:mime-type="image/jpeg"/>
</draw:frame>
The court was sent to court with a grenade launcher of the 2nd platoon of the 6th Battalion of the 137th Guards Parachute Regiment of the 106-Idivification of the Armed Forces of the Russian Federation on the abuse . -</text:p>
      <text:p text:style-name="P4">
The investigation found that on March 5, 2022, the Russian soldiers of the 173-year intelligence battalion and the 137th Guards Parachut-Destant Regiment seized a building in Irpen on the street. Fyodor Krychevsky.</text:p>
      <text:p text:style-name="P4">
After seizing the objects, the invaders established fire control over the roadway Oleg Koshova. At that time, it was the only road to be saved on transport from the city.</text:p>
      <text:p text:style-name="P4">
The next day, on March 6, 2022, at 07:30, civilians in Irpin -chewed to evacuate from the city on their own cars. People attached to them "Children" and "Evacuation" to indicate that it was civil transport buildings.</text:p>
      <text:p text:style-name="P4">
The column moved on Independence Street and returned to Oleg Koshovoy Street Unapryamka of the Zhytomyr highway. When the cars reached the LCD "Koshovy" on them the steamboats and small arms opened fire by the Russian military. Five people and seven more were killed in the firing of six cars, including an oatmalolyte child, were injured in varying severity.</text:p>
      <text:p text:style-name="P4">
After the execution of the cars, the ordinary paratrooper, along with other occupiers, saved the will of civilians who survived and wounded who could move independently. They took them to the enthusiastic house where they were illegal.</text:p>
      <text:p text:style-name="P4">
The accused managed to identify by the photograph he made the Pholaroid Narcontal and left in the house near the execution.</text:p>
      <text:p text:style-name="P4">
<text:a xlink:type="simple" xlink:href="https://armyinform.com.ua/wp-content/uploads/2023/04/11-7.jpg" text:style-name="Internet_20_link" text:visited-style-name="Visited_20_Internet_20_Link">
!(Images/AРМІЯINFORM/2023-04-20T66-00-00-04-00/11-7-150x150.jpg)</text:a>
</text:p>
      <text:p text:style-name="P4">
<text:a xlink:type="simple" xlink:href="https://armyinform.com.ua/wp-content/uploads/2023/04/10-16.jpg" text:style-name="Internet_20_link" text:visited-style-name="Visited_20_Internet_20_Link">
<draw:frame draw:style-name="fr1" draw:name="Image273" text:anchor-type="as-char" svg:width="6.9236in" svg:height="6.9236in" draw:z-index="0">
<draw:image xlink:href="../Images/AРМІЯINFORM/2023-04-20T66-00-00-04-00/10-16-150x150.jpg" xlink:type="simple" xlink:show="embed" xlink:actuate="onLoad" draw:mime-type="image/jpeg"/>
</draw:frame>
</text:a>
</text:p>
      <text:p text:style-name="P4">
<text:a xlink:type="simple" xlink:href="https://armyinform.com.ua/wp-content/uploads/2023/04/9-17.jpg" text:style-name="Internet_20_link" text:visited-style-name="Visited_20_Internet_20_Link">
<draw:frame draw:style-name="fr1" draw:name="Image274" text:anchor-type="as-char" svg:width="6.9236in" svg:height="6.9236in" draw:z-index="0">
<draw:image xlink:href="../Images/AРМІЯINFORM/2023-04-20T66-00-00-04-00/9-17-150x150.jpg" xlink:type="simple" xlink:show="embed" xlink:actuate="onLoad" draw:mime-type="image/jpeg"/>
</draw:frame>
</text:a>
</text:p>
      <text:p text:style-name="P4">
<text:a xlink:type="simple" xlink:href="https://armyinform.com.ua/wp-content/uploads/2023/04/7-17.jpg" text:style-name="Internet_20_link" text:visited-style-name="Visited_20_Internet_20_Link">
<draw:frame draw:style-name="fr1" draw:name="Image275" text:anchor-type="as-char" svg:width="6.9236in" svg:height="6.9236in" draw:z-index="0">
<draw:image xlink:href="../Images/AРМІЯINFORM/2023-04-20T66-00-00-04-00/7-17-150x150.jpg" xlink:type="simple" xlink:show="embed" xlink:actuate="onLoad" draw:mime-type="image/jpeg"/>
</draw:frame>
</text:a>
</text:p>
      <text:p text:style-name="P4">
<text:a xlink:type="simple" xlink:href="https://armyinform.com.ua/wp-content/uploads/2023/04/6-34.jpg" text:style-name="Internet_20_link" text:visited-style-name="Visited_20_Internet_20_Link">
<draw:frame draw:style-name="fr1" draw:name="Image276" text:anchor-type="as-char" svg:width="6.9236in" svg:height="6.9236in" draw:z-index="0">
<draw:image xlink:href="../Images/AРМІЯINFORM/2023-04-20T66-00-00-04-00/6-34-150x150.jpg" xlink:type="simple" xlink:show="embed" xlink:actuate="onLoad" draw:mime-type="image/jpeg"/>
</draw:frame>
</text:a>
</text:p>
      <text:p text:style-name="P4">
News Source: <text:a xlink:type="simple" xlink:href="https://armyinform.com.ua/2023/04/20/rozstrilyav-avtivky-z-czyvilnymy-yaki-namagalysya-evakuyuvatysya-z-irpenya-sudytymut-vijskovogo-rf/" text:style-name="Internet_20_link" text:visited-style-name="Visited_20_Internet_20_Link">
https://armyinform.com.ua/2023/04/20/rozstrilyav-avtivky-z-czyvilnymy-yaki-namagalysya-evakuyuvatysya-z-irpenya-sudytymut-vijskovogo-rf/</text:a>
</text:p>
      <!--NEWS-->
      <text:h text:style-name="P10" text:outline-level="1">
<text:span text:style-name="T4">
The National Guard Groups last week surveyed 382 hectares of territory, 9.5 km of roads and disposed of 128 explosive items</text:span>
</text:h>
      <text:p text:style-name="P4">
Author: ['Валентина Вілюра']</text:p>
      <text:p text:style-name="P4">
Time: 2023-04-20T67:00:00-04:00</text:p>
      <text:p text:style-name="P4">
Description: About the PID Hour Briffing at the Military Media Center, the intercessor of the direct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whatsapp-image-2023-01-12-at-12.04.33.jpeg" text:style-name="Internet_20_link" text:visited-style-name="Visited_20_Internet_20_Link">
whatsapp-image-2023-01-12-at-12.04.33.jpeg</text:a>
']</text:p>
      <text:p text:style-name="P4">
Tags: ['MILITARY MEDIA CENTER', 'ВТОРГНЕННЯ РФ', 'МИКОЛА УРШАЛОВИЧ', 'НАЦГВАРДІЯ', 'РОЗМІНУВАННЯ']</text:p>
      <text:p text:style-name="P4">
Category: News</text:p>
      <!--METADATA-->
      <text:p text:style-name="P4">
<draw:frame draw:style-name="fr1" draw:name="Image277" text:anchor-type="as-char" svg:width="6.9236in" svg:height="4.615733in" draw:z-index="0">
<draw:image xlink:href="../Images/AРМІЯINFORM/2023-04-20T67-00-00-04-00/whatsapp-image-2023-01-12-at-12.04.33.jpeg" xlink:type="simple" xlink:show="embed" xlink:actuate="onLoad" draw:mime-type="image/jpeg"/>
</draw:frame>
This was announced during a briefing at the Military Media Center by the Deputy Director Administration of Planning of the Use of the Main Directorate of National Guard Colonel Mykola Urshalovich.</text:p>
      <ul>
        <li>
On April 11, he started fulfilling tasks for humanitarian demining of the territorial purpose of the Kherson region. In general, about 340 hectares of area, 2.5 km of roads and disposed of 15 explosive objects were examined in the area of settlements, Tamusikivka.</li>
      </ul>
      <text:p text:style-name="P4">
In addition, the miners of the National Guard in Zaporizhzhya, Lugansk, Kharkiv and Mykolaiv regions were surveyed about 42 hectares of terrain, 7 km of roads last week and 113 explosive objects were neutralized.</text:p>
      <text:p text:style-name="P4">
News Source: <text:a xlink:type="simple" xlink:href="https://armyinform.com.ua/2023/04/20/grupy-rozminuvannya-naczgvardiyi-mynulogo-tyzhnya-obstezhyly-382-ga-terytoriyi-95-km-dorig-ta-zneshkodyly-128-vybuhonebezpechnyh-predmetiv/" text:style-name="Internet_20_link" text:visited-style-name="Visited_20_Internet_20_Link">
https://armyinform.com.ua/2023/04/20/grupy-rozminuvannya-naczgvardiyi-mynulogo-tyzhnya-obstezhyly-382-ga-terytoriyi-95-km-dorig-ta-zneshkodyly-128-vybuhonebezpechnyh-predmetiv/</text:a>
</text:p>
      <!--NEWS-->
      <text:h text:style-name="P10" text:outline-level="1">
<text:span text:style-name="T4">
Nearly 600 explosive items and airbomb have been deprived of pyrotechnics over the past day</text:span>
</text:h>
      <text:p text:style-name="P4">
Author: ['АРМІЯINFORM']</text:p>
      <text:p text:style-name="P4">
Time: 2023-04-20T68:00:00-04:00</text:p>
      <text:p text:style-name="P4">
Description: Lent out, 19 KVITYA, PIRETHRICHICHILELY OF THE POSITIONAL SERVICE OF Ukrainian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5bb23eff-f6f4-4be4-9e97-00791182268c.jpg" text:style-name="Internet_20_link" text:visited-style-name="Visited_20_Internet_20_Link">
5bb23eff-f6f4-4be4-9e97-00791182268c.jpg</text:a>
']</text:p>
      <text:p text:style-name="P4">
Tags: ['STOPRUSSIA', 'АГРЕСІЯ РФ', 'ДСНС УКРАЇНИ', 'ПІРОТЕХНІЧНІ ПІДРОЗДІЛИ', 'РОЗМІНУВАННЯ']</text:p>
      <text:p text:style-name="P4">
Category: News</text:p>
      <!--METADATA-->
      <text:p text:style-name="P4">
<draw:frame draw:style-name="fr1" draw:name="Image278" text:anchor-type="as-char" svg:width="6.9236in" svg:height="3.89773in" draw:z-index="0">
<draw:image xlink:href="../Images/AРМІЯINFORM/2023-04-20T68-00-00-04-00/051f0000-0aff-0242-be2f-08da173df50a_w1080_h608.png" xlink:type="simple" xlink:show="embed" xlink:actuate="onLoad" draw:mime-type="image/png"/>
</draw:frame>
Illustrative photo</text:p>
      <text:p text:style-name="P4">
During the last day, April 19, pyrotechnic units of the State Emergency Service of Ukraine were involved 170 times before the completion tasks.</text:p>
      <text:p text:style-name="P4">
About it <text:a xlink:type="simple" xlink:href="https://dsns.gov.ua/uk/news/nadzvicaini-podiyi/operativna-informaciia-shhodo-roboti-pirotexnicnix-pidrozdiliv-dsns-ukrayini-34" text:style-name="Internet_20_link" text:visited-style-name="Visited_20_Internet_20_Link">
reports</text:a>
SESU of Ukraine.</text:p>
      <text:p text:style-name="P4">
Pyrotechnical units revealed, seized and disposed of 586 exquisite objects, including 1 aviation bomb, and the territory of 82 hectares was examined.</text:p>
      <text:p text:style-name="P4">
Most often pyrotechnic units worked: in the Kharkiv region 16 971 times, Kyiv region - 7 462, Donetsk region - 4 762, Chernihiv region - 4 481, Mykolaiv region - 4 476, Kherson region - 4 242, Sumy region - 1 835, Cherkasy region - 1 085.</text:p>
      <text:p text:style-name="P4">
Reference: 348 013 extinguishing objects and 2 891 kg of explosive substances, including 2 207 Aviation bombs, have been dissociated since the beginning of a large -scale military invasion of the Russian Federation in the territory of Ukraine. The area of about 82 757 hectares was surveyed.</text:p>
      <text:p text:style-name="P4">
A total of 174 thousand square meters remain. km of potentially dangerous territories, measuring 30% of the total area of the state.</text:p>
      <text:p text:style-name="P4">
<draw:frame draw:style-name="fr1" draw:name="Image279" text:anchor-type="as-char" svg:width="6.9236in" svg:height="5.804039in" draw:z-index="0">
<draw:image xlink:href="../Images/AРМІЯINFORM/2023-04-20T68-00-00-04-00/5bb23eff-f6f4-4be4-9e97-00791182268c.jpg" xlink:type="simple" xlink:show="embed" xlink:actuate="onLoad" draw:mime-type="image/jpeg"/>
</draw:frame>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20/majzhe-600-vybuhonebezpechnyh-predmetiv-ta-aviabombu-zneshkodyly-pirotehniky-za-mynulu-dobu/" text:style-name="Internet_20_link" text:visited-style-name="Visited_20_Internet_20_Link">
https://armyinform.com.ua/2023/04/20/majzhe-600-vybuhonebezpechnyh-predmetiv-ta-aviabombu-zneshkodyly-pirotehniky-za-mynulu-dobu/</text:a>
</text:p>
      <!--NEWS-->
      <text:h text:style-name="P10" text:outline-level="1">
<text:span text:style-name="T4">
Mobile shelters will be transferred to Kherson region</text:span>
</text:h>
      <text:p text:style-name="P4">
Author: ['АРМІЯINFORM']</text:p>
      <text:p text:style-name="P4">
Time: 2023-04-20T69:00:00-04:00</text:p>
      <text:p text:style-name="P4">
Description: Bezpekova situation on Khersonshchini dosі is stuck unbearable. Mostseva Vlada Doldomlya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264819_dnipro-shelters_gettyimages.png" text:style-name="Internet_20_link" text:visited-style-name="Visited_20_Internet_20_Link">
264819_dnipro-shelters_gettyimages.png</text:a>
']</text:p>
      <text:p text:style-name="P4">
Tags: ['МІНРЕІНТЕГРАЦІЇ', 'МОБІЛЬНІ УКРИТТЯ', 'ХЕРСОНЩИНА']</text:p>
      <text:p text:style-name="P4">
Category: News</text:p>
      <!--METADATA-->
      <text:p text:style-name="P4">
<draw:frame draw:style-name="fr1" draw:name="Image280" text:anchor-type="as-char" svg:width="6.9236in" svg:height="4.268686in" draw:z-index="0">
<draw:image xlink:href="../Images/AРМІЯINFORM/2023-04-20T69-00-00-04-00/264819_dnipro-shelters_gettyimages.png" xlink:type="simple" xlink:show="embed" xlink:actuate="onLoad" draw:mime-type="image/png"/>
</draw:frame>
Illustrative photo</text:p>
      <text:p text:style-name="P4">
The security situation in the Kherson region is still unstable. The local government reports about the need for mobile shelters that are placed in public places. Philanthropists will transmit up to 20 mobile shelters.</text:p>
      <text:p text:style-name="P4">
About this <text:a xlink:type="simple" xlink:href="https://minre.gov.ua/2023/04/20/blagodijnyky-peredadut-na-hersonshhynu-mobilni-ukryttya/" text:style-name="Internet_20_link" text:visited-style-name="Visited_20_Internet_20_Link">
informs</text:a>
Ministry of Reintegration of the Temporarily Coopered Territories of Ukraine.</text:p>
      <text:p text:style-name="P4">
With the assistance of the Ministry of Reintegration to the Kherson region, 10 mobile shelters of the Red Cross Society of Ukraine will be sent. There is also an agreement on providing more 10 shelves, which will be sent to the region later.</text:p>
      <text:p text:style-name="P4">
The shelter will save the person from fragile wounds. You can also protect from rocket launchers and explosive waves.</text:p>
      <text:p text:style-name="P4">
They will be installed in different areas of the city, namely in places of probable people of people.</text:p>
      <text:p text:style-name="P4">
News Source: <text:a xlink:type="simple" xlink:href="https://armyinform.com.ua/2023/04/20/na-hersonshhynu-peredadut-mobilni-ukryttya/" text:style-name="Internet_20_link" text:visited-style-name="Visited_20_Internet_20_Link">
https://armyinform.com.ua/2023/04/20/na-hersonshhynu-peredadut-mobilni-ukryttya/</text:a>
</text:p>
      <!--NEWS-->
      <text:h text:style-name="P10" text:outline-level="1">
<text:span text:style-name="T4">
From the temporarily occupied territories of Ukraine, students are forcibly sent to specialties - Anna Malyar</text:span>
</text:h>
      <text:p text:style-name="P4">
Author: ['АРМІЯINFORM']</text:p>
      <text:p text:style-name="P4">
Time: 2023-04-20T70:00:00-04:00</text:p>
      <text:p text:style-name="P4">
Description: At Timchasovo of the Okhustika of Ukrainian Piasia, Primusov Nasajennya ... War with Ukraine 2022, War with Ukraine Latest News Today, News War with Ukraine 2022 The last ones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0/malyar-1.jpg" text:style-name="Internet_20_link" text:visited-style-name="Visited_20_Internet_20_Link">
malyar-1.jpg</text:a>
']</text:p>
      <text:p text:style-name="P4">
Tags: ['STOPRUSSIA', 'АГРЕСІЯ РФ', 'ВТОРГНЕННЯ РФ', 'ГАННА МАЛЯР', 'НАСАДЖЕННЯ РОСІЙСЬКОЇ ІДЕОЛОГІЇ', 'СПЕЦТАБОРИ ДЛЯ ШКОЛЯРІВ']</text:p>
      <text:p text:style-name="P4">
Category: News</text:p>
      <!--METADATA-->
      <text:p text:style-name="P4">
<draw:frame draw:style-name="fr1" draw:name="Image281" text:anchor-type="as-char" svg:width="6.9236in" svg:height="3.894525in" draw:z-index="0">
<draw:image xlink:href="../Images/AРМІЯINFORM/2023-04-20T70-00-00-04-00/malyar-1.jpg" xlink:type="simple" xlink:show="embed" xlink:actuate="onLoad" draw:mime-type="image/jpeg"/>
</draw:frame>
In the temporarily occupied territories of Ukraine, the occupiers intensify the enforcement of Russian aggressive ideology. Particular attention is paid to youth.</text:p>
      <text:p text:style-name="P4">
About it <text:a xlink:type="simple" xlink:href="https://t.me/annamaliar/661" text:style-name="Internet_20_link" text:visited-style-name="Visited_20_Internet_20_Link">
reports</text:a>
Deputy Minister of Defense Anna Malyar in Telegrams.</text:p>
      <text:p text:style-name="P4">
"A powerful propaganda campaign was launched on voluntary departure of schools from temporarily occupied Ukrainian territories to specially equipped Tabors in temporarily occupied Crimea," she said.</text:p>
      <text:p text:style-name="P4">
According to Anna Malyar, these camps provide for the residence of children of the Uspartan conditions and to carry out intensive measures with them of the so-called "military-patriotic education" under the guidance of military personnel of the Russian Federation.</text:p>
      <text:p text:style-name="P4">
"In addition, Russian occupation administrations threaten parents who are sending their children to such camps, that they will soon be sent to these camps soon," - wrote.</text:p>
      <text:p text:style-name="P4">
News Source: <text:a xlink:type="simple" xlink:href="https://armyinform.com.ua/2023/04/20/z-tymchasovo-okupovanyh-terytorij-ukrayiny-shkolyariv-prymusovo-vidpravlyayut-do-specztaboriv-ganna-malyar/" text:style-name="Internet_20_link" text:visited-style-name="Visited_20_Internet_20_Link">
https://armyinform.com.ua/2023/04/20/z-tymchasovo-okupovanyh-terytorij-ukrayiny-shkolyariv-prymusovo-vidpravlyayut-do-specztaboriv-ganna-malyar/</text:a>
</text:p>
      <!--NEWS-->
      <text:h text:style-name="P10" text:outline-level="1">
<text:span text:style-name="T4">
Three carriers of "Caliber" keeps Russia in the Black Sea - the Navy of the Armed Forces</text:span>
</text:h>
      <text:p text:style-name="P4">
Author: ['АРМІЯINFORM']</text:p>
      <text:p text:style-name="P4">
Time: 2023-04-20T71:00:00-04:00</text:p>
      <text:p text:style-name="P4">
Description: The village of 20 KVITY in Chorny Morce at the Boyal Cherguvanni is tortured 11 thiefs ... The war with Ukraine 2022, the war with Ukraine is th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STOPRUSSIA', 'ВМС', 'РАКЕТИ «КАЛІБР»', 'ЧОРНЕ МОРЕ']</text:p>
      <text:p text:style-name="P4">
Category: News</text:p>
      <!--METADATA-->
      <text:p text:style-name="P4">
<draw:frame draw:style-name="fr1" draw:name="Image282" text:anchor-type="as-char" svg:width="6.9236in" svg:height="3.956343in" draw:z-index="0">
<draw:image xlink:href="../Images/AРМІЯINFORM/2023-04-20T71-00-00-04-00/chorne-more.jpg" xlink:type="simple" xlink:show="embed" xlink:actuate="onLoad" draw:mime-type="image/jpeg"/>
</draw:frame>
As of April 20, the Black Sea has 11 -way ships in combat duty, including 3 carriers of the Caliber Winged missiles, a total volley up to 13 missiles. ****</text:p>
      <text:p text:style-name="P4">
About this <text:a xlink:type="simple" xlink:href="https://t.me/ukrainian_navy/2788" text:style-name="Internet_20_link" text:visited-style-name="Visited_20_Internet_20_Link">
informs</text:a>
Navy of the Armed Forces.</text:p>
      <text:p text:style-name="P4">
In the Sea of Azov - one enemy ship; In the Mediterranean, there are up to eight enemy ships at the combat marriage, two of them are carbon -caliber winged, a total volley of up to 24 rockets.</text:p>
      <text:p text:style-name="P4">
During the day in the interests of the Russian Federation the passage of the Kerch-Yenikhal Strait made:</text:p>
      <ul>
        <li>
44 vessels to the Azov Sea, 16 of them moved from the Bosphorus Strait; * To the Black Sea - 35 vessels, 8 of them continued the movement in the direction of the Bosphorus.</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4/20/try-nosiyi-raket-kalibr-trymaye-rosiya-u-chornomu-mori-vms-zsu/" text:style-name="Internet_20_link" text:visited-style-name="Visited_20_Internet_20_Link">
https://armyinform.com.ua/2023/04/20/try-nosiyi-raket-kalibr-trymaye-rosiya-u-chornomu-mori-vms-zsu/</text:a>
</text:p>
      <!--NEWS-->
      <text:h text:style-name="P10" text:outline-level="1">
<text:span text:style-name="T4">
The enemy goes to strategic defense</text:span>
</text:h>
      <text:p text:style-name="P4">
Author: ['Ігор Березинський']</text:p>
      <text:p text:style-name="P4">
Time: 2023-04-20T72:00:00-04:00</text:p>
      <text:p text:style-name="P4">
Description: About Tse in the Efiri Telemarafon “єdini News”, the representation of the head managerinnya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53456_1-1.jpeg" text:style-name="Internet_20_link" text:visited-style-name="Visited_20_Internet_20_Link">
253456_1-1.jpeg</text:a>
']</text:p>
      <text:p text:style-name="P4">
Tags: ['АНДРІЙ ЮСОВ']</text:p>
      <text:p text:style-name="P4">
Category: News</text:p>
      <!--METADATA-->
      <text:p text:style-name="P4">
<draw:frame draw:style-name="fr1" draw:name="Image283" text:anchor-type="as-char" svg:width="6.9236in" svg:height="3.896076in" draw:z-index="0">
<draw:image xlink:href="../Images/AРМІЯINFORM/2023-04-20T72-00-00-04-00/253456_1-1.jpeg" xlink:type="simple" xlink:show="embed" xlink:actuate="onLoad" draw:mime-type="image/jpeg"/>
</draw:frame>
This was reported on the air of the Unified News by the representative of the Main Department of Intelligence of the Ministry of Defense of Ukraine Andriy Yusov.</text:p>
      <ul>
        <li>
The enemy does not have those forces today to repeat what was after February 24, but that does not mean that the enemy is broken and not made for Ukraine. They have a large amount of living force, there is a mobilization potential, there is a considerable amount of outdated equipment, which can be dangerous. The most capable part of the Russian army has already been destroyed in Ukraine, - said Andrei Yusov.</li>
      </ul>
      <text:p text:style-name="P4">
According to Andriy Yusov, security and defense forces are currently preparing and will redeem the Ukrainian territory. The focus of the enemy is observed in the east of Ukraine, including Bakhmut, Slavyansk, Kramatorsk.</text:p>
      <ul>
        <li>
Previously, their goals were peaceful objects, civilian and energy infrastructure. Today, the tactics are different, because the potential of coming and quality that is already expended, the enemy will not be able, even if you pause until September. However, their propaganda is currently quite effective, - said Andrei Yusov.</li>
      </ul>
      <text:p text:style-name="P4">
According to Andrei Yusov, the mobilization in Russia continues and will continue. The Volunteers for their part have long been gone, the mobilization there is mostly unsuccessful and the average Russian would not want to be in the temporary and occupied territory of Ukraine. At the same time, they have no resistance and they will humble to fight.</text:p>
      <text:p text:style-name="P4">
News Source: <text:a xlink:type="simple" xlink:href="https://armyinform.com.ua/2023/04/20/vorog-perehodyt-do-strategichnoyi-oborony/" text:style-name="Internet_20_link" text:visited-style-name="Visited_20_Internet_20_Link">
https://armyinform.com.ua/2023/04/20/vorog-perehodyt-do-strategichnoyi-oborony/</text:a>
</text:p>
      <!--NEWS-->
      <text:h text:style-name="P10" text:outline-level="1">
<text:span text:style-name="T4">
Denmark and the Netherlands will transfer to Ukraine another 14 tanks Leopard 2</text:span>
</text:h>
      <text:p text:style-name="P4">
Author: ['АРМІЯINFORM']</text:p>
      <text:p text:style-name="P4">
Time: 2023-04-20T73:00:00-04:00</text:p>
      <text:p text:style-name="P4">
Description: Minіctra of the law enforcement agencies of Danim Lars Rasmussen Piderdiv Namir at once, Iz Nailierland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8aa2a1a-c98664c-leopard-2-tank-getty-images-690.jpg" text:style-name="Internet_20_link" text:visited-style-name="Visited_20_Internet_20_Link">
8aa2a1a-c98664c-leopard-2-tank-getty-images-690.jpg</text:a>
', '<text:a xlink:type="simple" xlink:href="https://armyinform.com.ua/wp-content/uploads/2023/04/leopard-2-info-scaled-1-1-1-1.jpg" text:style-name="Internet_20_link" text:visited-style-name="Visited_20_Internet_20_Link">
leopard-2-info-scaled-1-1-1-1.jpg</text:a>
']</text:p>
      <text:p text:style-name="P4">
Tags: ['ДАНІЯ', 'ДМИТРО КУЛЕБА', 'НІДЕРЛАНДИ']</text:p>
      <text:p text:style-name="P4">
Category: News</text:p>
      <!--METADATA-->
      <text:p text:style-name="P4">
<draw:frame draw:style-name="fr1" draw:name="Image284" text:anchor-type="as-char" svg:width="6.9236in" svg:height="3.883237in" draw:z-index="0">
<draw:image xlink:href="../Images/AРМІЯINFORM/2023-04-20T73-00-00-04-00/8aa2a1a-c98664c-leopard-2-tank-getty-images-690.jpg" xlink:type="simple" xlink:show="embed" xlink:actuate="onLoad" draw:mime-type="image/jpeg"/>
</draw:frame>
Denmark's Foreign Ministry Lars Rasmussen confirmed its intention to transfer 14 LEOPARD 2 tanks to Ukraine together.</text:p>
      <text:p text:style-name="P4">
About it <text:a xlink:type="simple" xlink:href="https://twitter.com/DmytroKuleba/status/1648979559629434886" text:style-name="Internet_20_link" text:visited-style-name="Visited_20_Internet_20_Link">
wrote</text:a>
In Twitter, the Minister of Foreign Affairs of Ukraine Dmytro Kuleba.</text:p>
      <text:p text:style-name="P4">
“During our conversation with Lars Rasmusen today, he confirmed that Danny and the Netherlands will transfer 14 Leopard tanks 2. We are deeply grateful for this. We have also discussed the acceleration of 100 Leopard 1, which have already been enforced to strengthen Ukraine, ”the post reads.</text:p>
      <text:p text:style-name="P4">
<draw:frame draw:style-name="fr1" draw:name="Image285" text:anchor-type="as-char" svg:width="6.9236in" svg:height="5.106155in" draw:z-index="0">
<draw:image xlink:href="../Images/AРМІЯINFORM/2023-04-20T73-00-00-04-00/leopard-2-info-scaled-1-1-1-1.jpg" xlink:type="simple" xlink:show="embed" xlink:actuate="onLoad" draw:mime-type="image/jpeg"/>
</draw:frame>
</text:p>
      <text:p text:style-name="P4">
News Source: <text:a xlink:type="simple" xlink:href="https://armyinform.com.ua/2023/04/20/daniya-ta-niderlandy-peredadut-ukrayini-shhe-14-tankiv-leopard-2/" text:style-name="Internet_20_link" text:visited-style-name="Visited_20_Internet_20_Link">
https://armyinform.com.ua/2023/04/20/daniya-ta-niderlandy-peredadut-ukrayini-shhe-14-tankiv-leopard-2/</text:a>
</text:p>
      <!--NEWS-->
      <text:h text:style-name="P10" text:outline-level="1">
<text:span text:style-name="T4">
In Kiev, the former "Office of the Ministry of Internal Affairs of the DNR" was detained</text:span>
</text:h>
      <text:p text:style-name="P4">
Author: ['АРМІЯINFORM']</text:p>
      <text:p text:style-name="P4">
Time: 2023-04-20T74:00:00-04:00</text:p>
      <text:p text:style-name="P4">
Description: On the cobble of the large -scale invadaries of Kolishni SPIVROTYTRIT “Migration Service of the MV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fa40174d7caee3d1b5a4fcf56dd0794d-e1681990948410.jpg" text:style-name="Internet_20_link" text:visited-style-name="Visited_20_Internet_20_Link">
fa40174d7caee3d1b5a4fcf56dd0794d-e1681990948410.jpg</text:a>
']</text:p>
      <text:p text:style-name="P4">
Tags: ['STOPRUSSIA', 'АГРЕСІЯ РФ', 'КОЛАБОРАНТИ', 'СБУ']</text:p>
      <text:p text:style-name="P4">
Category: News</text:p>
      <!--METADATA-->
      <text:p text:style-name="P4">
<draw:frame draw:style-name="fr1" draw:name="Image286" text:anchor-type="as-char" svg:width="6.9236in" svg:height="4.860836in" draw:z-index="0">
<draw:image xlink:href="../Images/AРМІЯINFORM/2023-04-20T74-00-00-04-00/fa40174d7caee3d1b5a4fcf56dd0794d-e1681990948410.jpg" xlink:type="simple" xlink:show="embed" xlink:actuate="onLoad" draw:mime-type="image/jpeg"/>
</draw:frame>
At the beginning of a large -scale invasion of the former employee of the Migration Service of the Ministry of Internal Affairs of the DNR moved to Kiev under the guise of displaced from East of Ukraine. In the capital, she settled in a rented apartment and began to design documents for traveling abroad. However, the SBU staff established its place and announced the suspicion of participation in the activity of unforeseen law of militarized or armed formations.</text:p>
      <text:p text:style-name="P4">
The malefactor was a resident of Donetsk region, who in September 2014 volunteered to the ranks created by the aggressor of the Migration Service of the Ministry of Internal Affairs of the DNR. There she was appointed by the Senior Inspector of the Division of Address and Reference Work. In this "position", she followed the instructions of local gauulators to suppress the movement in the region. To do this, the hostile associate gathered information from the "district passport departments" of the temporarily occupied Donetsk about the constituent dysteatti residents. Then the information received in a single address base, which the militants used for illegal detentions of the city residents. Also, the noun kept records of the so -called "guard cards", where the information about Ukrainian patriots, which is searched by punitive bodies "DNR" was preserved.</text:p>
      <text:p text:style-name="P4">
During the search, the malefactor revealed a "workbook", which indicates its interruption in the occupation authorities. She faces up to 8 years in prison.</text:p>
      <text:p text:style-name="P4">
<text:span text:style-name="T4">
 Source: </text:span>
 <text:a xlink:type="simple" xlink:href="https://ssu.gov.ua/novyny/sbu-vykryla-u-kyievi-posadovytsiu-mvs-dnr-yaka-planuvala-vtekty-za-kordon" text:style-name="Internet_20_link" text:visited-style-name="Visited_20_Internet_20_Link">
<text:span text:style-name="T5">
SBU</text:span>
</text:a>
</text:p>
      <text:p text:style-name="P4">
News Source: <text:a xlink:type="simple" xlink:href="https://armyinform.com.ua/2023/04/20/u-kyyevi-zatrymaly-kolyshnyu-posadovyczyu-mvs-dnr/" text:style-name="Internet_20_link" text:visited-style-name="Visited_20_Internet_20_Link">
https://armyinform.com.ua/2023/04/20/u-kyyevi-zatrymaly-kolyshnyu-posadovyczyu-mvs-dnr/</text:a>
</text:p>
      <!--NEWS-->
      <text:h text:style-name="P10" text:outline-level="1">
<text:span text:style-name="T4">
President: NATO Secretary General Visit is a sign that the Alliance is ready to start a new chapter in relations with Ukraine</text:span>
</text:h>
      <text:p text:style-name="P4">
Author: ['АРМІЯINFORM']</text:p>
      <text:p text:style-name="P4">
Time: 2023-04-20T75:00:00-04:00</text:p>
      <text:p text:style-name="P4">
Description: President of Ukraine Volodymyr Zelensky Zustvich Iz, General Secretary of NAT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5a78a2f21a49aa4c7630eb60e8197799_1681981554_wysiwyg.jpeg" text:style-name="Internet_20_link" text:visited-style-name="Visited_20_Internet_20_Link">
5a78a2f21a49aa4c7630eb60e8197799_1681981554_wysiwyg.jpeg</text:a>
']</text:p>
      <text:p text:style-name="P4">
Tags: ['ВОЛОДИМИР ЗЕЛЕНСЬКИЙ', 'ЄНС СТОЛТЕНБЕРГ', 'НАТО', 'ПРЕЗИДЕНТ УКРАЇНИ', 'РАМШТАЙН']</text:p>
      <text:p text:style-name="P4">
Category: News</text:p>
      <!--METADATA-->
      <text:p text:style-name="P4">
<draw:frame draw:style-name="fr1" draw:name="Image287" text:anchor-type="as-char" svg:width="6.9236in" svg:height="4.621503in" draw:z-index="0">
<draw:image xlink:href="../Images/AРМІЯINFORM/2023-04-20T75-00-00-04-00/5a78a2f21a49aa4c7630eb60e8197799_1681981554_wysiwyg.jpeg" xlink:type="simple" xlink:show="embed" xlink:actuate="onLoad" draw:mime-type="image/jpeg"/>
</draw:frame>
President of Ukraine Volodymyr Zelensky met with NATO Secretary General Jens Stoltenberg, who came to our country on a visit.</text:p>
      <text:p text:style-name="P4">
About it <text:a xlink:type="simple" xlink:href="https://www.president.gov.ua/news/vizit-yensa-stoltenberga-do-kiyeva-mi-traktuyemo-yak-znak-sh-82369" text:style-name="Internet_20_link" text:visited-style-name="Visited_20_Internet_20_Link">
reports</text:a>
 Офіс ПрезидентаУкраїни.</text:p>
      <text:p text:style-name="P4">
«Ми вітаємо Генерального секретаря НАТО Єнса Столтенберга у Києві, в Україні,яка стоїть міцно, вільно й бачить перспективу повного звільнення нашої землівід російського окупанта. Цей візит пана Генерального секретаря — перший зачас широкомасштабної війни — ми трактуємо як знак, що Альянс готовийрозпочинати нову главу у відносинах з Україною — главу амбітних рішень», —сказав Володимир Зеленський під час спілкування з представниками ЗМІ зарезультатами переговорів з Єнсом Столтенбергом у Києві.</text:p>
      <text:p text:style-name="P4">
Глава держави також подякував Генеральному секретарю НАТО за те, що вінрозпочав візит в Україну з відвідання деокупованих міст і громад.</text:p>
      <text:p text:style-name="P4">
«Усій Європі та світу потрібне чітке розуміння того, що лише перемога Українивбереже інші держави й народи від таких страшних руйнувань, втрат і смертей,які Росія принесла на нашу землю», — сказав він.</text:p>
      <text:p text:style-name="P4">
Під час зустрічі сторони торкнулися чотирьох основних питань:</text:p>
      <ul>
        <li>
засідання групи з питань оборони України у форматі «Рамштайн» 21 квітня;  * стимулювання партнерів щодо постачання деяких видів зброї;  * підготовка до Вільнюського саміту НАТО, на який запрошено Україну, а також гарантії безпеки для нашої країни на шляху до Альянсу.</li>
      </ul>
      <text:p text:style-name="P4">
«Перше — «Рамштайн», засідання, яке відбудеться завтра, та рішення, якихочікуємо від партнерів. Передусім це стосується збройної підтримки нашихактивних дій. Що далі зможуть рухатися наші воїни на передовій, то швидше вУкраїну та всю Європу повернеться найголовніше — мир», — зазначив Президент.</text:p>
      <text:p text:style-name="P4">
Володимир Зеленський також звернувся до Генерального секретаряПівнічноатлантичного альянсу з проханням допомогти подолати стриманістьпартнерів у постачанні нашій державі далекобійної зброї, сучасної авіації,артилерії та бронетехніки.</text:p>
      <text:p text:style-name="P4">
У контексті підготовки до саміту НАТО у Вільнюсі глава держави зауважив, щозустріч може стати історичною.</text:p>
      <text:p text:style-name="P4">
The interlocutors also concerned the issue of safety guarantees for Ukraine as long as the country is on the way to the Alliance.</text:p>
      <text:p text:style-name="P4">
Volodymyr Zelensky expressed his conviction that Ukraine and NATO will continue to affirm peace throughout Europe and the world.</text:p>
      <text:p text:style-name="P4">
News Source: <text:a xlink:type="simple" xlink:href="https://armyinform.com.ua/2023/04/20/prezydent-vizyt-genseka-nato-cze-znak-shho-alyans-gotovyj-rozpochynaty-novu-glavu-u-vidnosynah-z-ukrayinoyu/" text:style-name="Internet_20_link" text:visited-style-name="Visited_20_Internet_20_Link">
https://armyinform.com.ua/2023/04/20/prezydent-vizyt-genseka-nato-cze-znak-shho-alyans-gotovyj-rozpochynaty-novu-glavu-u-vidnosynah-z-ukrayinoyu/</text:a>
</text:p>
      <!--NEWS-->
      <text:h text:style-name="P10" text:outline-level="1">
<text:span text:style-name="T4">
As a result of the shelling of the territories of the border of Chernihiv, a woman was killed</text:span>
</text:h>
      <text:p text:style-name="P4">
Author: ['АРМІЯINFORM']</text:p>
      <text:p text:style-name="P4">
Time: 2023-04-20T76:00:00-04:00</text:p>
      <text:p text:style-name="P4">
Description: Syogodnі, 20 kvіtyn, at 12:00 Rosіyskіdpatskіynі Vіsykka Shchechi, they were plagued ... War with Ukraine 2022, war with Ukraine Latest news today,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1/obstrily-prykordonnya.jpg" text:style-name="Internet_20_link" text:visited-style-name="Visited_20_Internet_20_Link">
obstrily-prykordonnya.jpg</text:a>
']</text:p>
      <text:p text:style-name="P4">
Tags: ['ОБСТРІЛИ ПРИКОРДОННЯ', 'ОК «ПІВНІЧ»', 'ЧЕРНІГІВЩИНА']</text:p>
      <text:p text:style-name="P4">
Category: News</text:p>
      <!--METADATA-->
      <text:p text:style-name="P4">
<draw:frame draw:style-name="fr1" draw:name="Image288" text:anchor-type="as-char" svg:width="6.9236in" svg:height="4.615733in" draw:z-index="0">
<draw:image xlink:href="../Images/AРМІЯINFORM/2023-04-20T76-00-00-04-00/obstrily-prykordonnya.jpg" xlink:type="simple" xlink:show="embed" xlink:actuate="onLoad" draw:mime-type="image/jpeg"/>
</draw:frame>
Illustrative photo</text:p>
      <text:p text:style-name="P4">
Today, April 20, as of 12:00, Russian occupation troops twice brought the border of Chernihiv region from mortars. There are wounded pelvis.</text:p>
      <text:p text:style-name="P4">
About it <text:a xlink:type="simple" xlink:href="https://t.me/ok_pivnich1/1950" text:style-name="Internet_20_link" text:visited-style-name="Visited_20_Internet_20_Link">
reports</text:a>
Operational Command "North".</text:p>
      <text:p text:style-name="P4">
From 10:40 to 11:00 there were 2 parishes, probably from a mortar 120 mm, in the rayon -populated point of Gramyachka. There was no information about the loss of the local population of civil infrastructure.</text:p>
      <text:p text:style-name="P4">
From 11:00 to 11:15, 4 parishes were recorded, probably from a mortar 120 mm, a populated point of Galaganivka. There was no damage to civilian infrastructure.</text:p>
      <text:p text:style-name="P4">
Three locals were injured as a result of the shelling. One of them dyslasocic wounds of the head. The woman died in the hospital.</text:p>
      <text:p text:style-name="P4">
News Source: <text:a xlink:type="simple" xlink:href="https://armyinform.com.ua/2023/04/20/vnaslidok-obstrilu-terytorij-prykordonnya-chernigivshhyny-zagynula-zhinka/" text:style-name="Internet_20_link" text:visited-style-name="Visited_20_Internet_20_Link">
https://armyinform.com.ua/2023/04/20/vnaslidok-obstrilu-terytorij-prykordonnya-chernigivshhyny-zagynula-zhinka/</text:a>
</text:p>
      <!--NEWS-->
      <text:h text:style-name="P10" text:outline-level="1">
<text:span text:style-name="T4">
Jens Stoltenberg praised the courage of the Armed Forces and the sustainability of the Ukrainian people who inspire the whole world</text:span>
</text:h>
      <text:p text:style-name="P4">
Author: ['АРМІЯINFORM']</text:p>
      <text:p text:style-name="P4">
Time: 2023-04-20T77:00:00-04:00</text:p>
      <text:p text:style-name="P4">
Description: PID Hour Zustychi in Kiwi Zavi President Volodimir Zelensky Genera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c0a9e311b5b150b106714f0287f51d10_1681981558_extra_large.jpeg" text:style-name="Internet_20_link" text:visited-style-name="Visited_20_Internet_20_Link">
c0a9e311b5b150b106714f0287f51d10_1681981558_extra_large.jpeg</text:a>
']</text:p>
      <text:p text:style-name="P4">
Tags: ['АЛЬЯНС', 'ЄНС СТОЛТЕНБЕРГ']</text:p>
      <text:p text:style-name="P4">
Category: News</text:p>
      <!--METADATA-->
      <text:p text:style-name="P4">
<draw:frame draw:style-name="fr1" draw:name="Image289" text:anchor-type="as-char" svg:width="6.9236in" svg:height="4.617948in" draw:z-index="0">
<draw:image xlink:href="../Images/AРМІЯINFORM/2023-04-20T77-00-00-04-00/c0a9e311b5b150b106714f0287f51d10_1681981558_extra_large.jpeg" xlink:type="simple" xlink:show="embed" xlink:actuate="onLoad" draw:mime-type="image/jpeg"/>
</draw:frame>
During a meeting in Kyiv with President of Ukraine Volodymyr Zelensky, NATO Secretary of NATO Stoltenberg noted that he had arrived today with a simple signal: NATO was standing with Ukraine.</text:p>
      <text:p text:style-name="P4">
As <text:a xlink:type="simple" xlink:href="https://www.president.gov.ua/news/vizit-yensa-stoltenberga-do-kiyeva-mi-traktuyemo-yak-znak-sh-82369" text:style-name="Internet_20_link" text:visited-style-name="Visited_20_Internet_20_Link">
informs</text:a>
The Office of the President of Ukraine, the head of the algae, praised the courage of the Armed Forces and the sustainability of the Ukrainian people, which are informed all over the world.</text:p>
      <text:p text:style-name="P4">
“We stood with you after the illegal annexation of Crimea in 2014, we were standing with you in the heroic struggle against Russian invaders and in defense of the country. And we will stand with you tomorrow, when you will build a country and work for the sake of a bright future Ukrainian Narode, ”Yen Stoltenberg said.</text:p>
      <text:p text:style-name="P4">
He stressed that Russian aggression should be stopped.</text:p>
      <text:p text:style-name="P4">
The NATO Secretary General spoke in support of the Zelensky Peace Formula initiated by the Presidential Domber and assured that the Alliance would continue to strengthen the Ukrainian army.</text:p>
      <text:p text:style-name="P4">
“We must provide as stronger opportunities for Ukrainian security. Ukraine is right to find a place in the Euro -Atlantic family, and the place of Ukraine is rightfully. And we will help. With our support we will do it, ”he said.</text:p>
      <text:p text:style-name="P4">
Jens Stoltenberg said that during today's meeting, the parties discussed the long -term support initiative, which will help Ukraine move from the equipment of the Soviet -era doctrine to NATO standards and ensure full operational compatibility of the Ukrainian army with the Alliance forces.</text:p>
      <text:p text:style-name="P4">
News Source: <text:a xlink:type="simple" xlink:href="https://armyinform.com.ua/2023/04/20/yens-stoltenberg-vysoko-oczinyv-horobrist-zsu-ta-stijkist-ukrayinskogo-narodu-yaki-nadyhayut-uves-svit/" text:style-name="Internet_20_link" text:visited-style-name="Visited_20_Internet_20_Link">
https://armyinform.com.ua/2023/04/20/yens-stoltenberg-vysoko-oczinyv-horobrist-zsu-ta-stijkist-ukrayinskogo-narodu-yaki-nadyhayut-uves-svit/</text:a>
</text:p>
      <!--NEWS-->
      <text:h text:style-name="P10" text:outline-level="1">
<text:span text:style-name="T4">
Air Defender 2023 under the guidance of Germany will be held in June in June</text:span>
</text:h>
      <text:p text:style-name="P4">
Author: ['АРМІЯINFORM']</text:p>
      <text:p text:style-name="P4">
Time: 2023-04-20T78:00:00-04:00</text:p>
      <text:p text:style-name="P4">
Description: Bagatonatnatnatsiyonalni Air Defender 2023 PID Kerivnitzn FRN, ZoServzhezheni at Boyovikh ... War with Ukraine 2022, War with Ukraine Latest News today,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ir-defender-2023.jpg" text:style-name="Internet_20_link" text:visited-style-name="Visited_20_Internet_20_Link">
air-defender-2023.jpg</text:a>
']</text:p>
      <text:p text:style-name="P4">
Tags: ['AIR DEFENDER 2023', 'ВІЙСЬКОВІ НАВЧАННЯ']</text:p>
      <text:p text:style-name="P4">
Category: News</text:p>
      <!--METADATA-->
      <text:p text:style-name="P4">
<draw:frame draw:style-name="fr1" draw:name="Image290" text:anchor-type="as-char" svg:width="6.9236in" svg:height="3.894525in" draw:z-index="0">
<draw:image xlink:href="../Images/AРМІЯINFORM/2023-04-20T78-00-00-04-00/air-defender-2023.jpg" xlink:type="simple" xlink:show="embed" xlink:actuate="onLoad" draw:mime-type="image/jpeg"/>
</draw:frame>
The Air Defender 2023 multinational exercises under the leadership of Germany, concentrated by combat flights of operational and tactical levels, will be held throughout June 12 to June 24, 2023.</text:p>
      <text:p text:style-name="P4">
This is stated in <text:a xlink:type="simple" xlink:href="https://ac.nato.int/archive/2023/AD23_announcement" text:style-name="Internet_20_link" text:visited-style-name="Visited_20_Internet_20_Link">
message</text:a>
NATO Air Force Command.</text:p>
      <text:p text:style-name="P4">
In training will take part in the Air Force of 24 countries and 220 aircraft. Germany's VPS is provided with the management of air operations during exercises. It will be combined in time and space with training of a multinational training group led by Germany(Magdays 23)and related to NATO duals(Ramstein Dust 23 і Ramstein Guard 23).</text:p>
      <text:p text:style-name="P4">
«Наші цілі щодо цього найбільшого навчання з розгортання від моментузаснування НАТО є всеосяжними. Ми хочемо продемонструвати спритність ішвидкість ВПС як засобів першого реагування та продемонструвати повітряні силиНАТО. Крім того, ми як Люфтваффе показуємо, що можемо спланувати, організуватита виконати такі масштабні навчання. Ми беремо на себе відповідальність.Співпраця 24 країн покращує нашу взаємодію та забезпечує надійне стримуванняпотенційного агресора. Трансатлантичний вимір — ми матимемо 100 літаківповітряної національної гвардії США, які літатимуть у Європі — є надійнимдоказом згуртованості та солідарності НАТО», — сказав головнокомандувач ВПСНімеччини генерал-лейтенант Інго Герхарц.</text:p>
      <text:p text:style-name="P4">
Військово-повітряні сили, що беруть участь у Air Defender 2023, ознайомлятьсязі сценаріями навчання, що імітують сценарій статті 5 НАТО, тобто колективнуоборону території Альянсу. Після прибуття та зупинки американськогопідкріплення та інших літаків союзників у трьох вузлах у Німеччині Ягель/Хон уШлезвіг-Гольштейні, Вунсторф у Нижній Саксонії та Лехфельд у Баварії, а такожШпангдалем у Рейнланд-Пфальці, Фолькель у Нідерландах та Часлав у ЧеськійРеспубліці, учасники відпрацьовуватимуть комбіновані повітряні операції унавчальних районах над Німеччиною та виконуватимуть так звані екскурсійнімісії до країн Балтії та Румунії.</text:p>
      <text:p text:style-name="P4">
Навчальні райони на сході, півдні та півночі Німеччини, які використовувалисяпід час Air Defender 2023, базуються на районах, які ВПС використовували длярегулярних тренувань протягом десятиліть. Однак для забезпечення комплексноїпольотної діяльності великих сил вони були розширені та частково з’єднані одинз одним коридорами.</text:p>
      <text:p text:style-name="P4">
News Source: <text:a xlink:type="simple" xlink:href="https://armyinform.com.ua/2023/04/20/u-chervni-vidbudutsya-vijskovi-navchannya-air-defender-2023-pid-kerivnycztvom-nimechchyny/" text:style-name="Internet_20_link" text:visited-style-name="Visited_20_Internet_20_Link">
https://armyinform.com.ua/2023/04/20/u-chervni-vidbudutsya-vijskovi-navchannya-air-defender-2023-pid-kerivnycztvom-nimechchyny/</text:a>
</text:p>
      <!--NEWS-->
      <text:h text:style-name="P10" text:outline-level="1">
<text:span text:style-name="T4">
Jens Stoltenberg: The place of Ukraine is right - in NATO</text:span>
</text:h>
      <text:p text:style-name="P4">
Author: ['Ольга Мосьондз']</text:p>
      <text:p text:style-name="P4">
Time: 2023-04-20T79:00:00-04:00</text:p>
      <text:p text:style-name="P4">
Description: NATO General NATO Stoltenberg PID Hour President Volodimyr Zele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6d6ab820a7b241c9ee4a9ec43af95367_1681981554_extra_large.jpeg" text:style-name="Internet_20_link" text:visited-style-name="Visited_20_Internet_20_Link">
6d6ab820a7b241c9ee4a9ec43af95367_1681981554_extra_large.jpeg</text:a>
']</text:p>
      <text:p text:style-name="P4">
Tags: ['ВТОРГНЕННЯ РФ', 'ЄНС СТОЛТЕНБЕРГ', 'НАТО']</text:p>
      <text:p text:style-name="P4">
Category: News</text:p>
      <!--METADATA-->
      <text:p text:style-name="P4">
<draw:frame draw:style-name="fr1" draw:name="Image291" text:anchor-type="as-char" svg:width="6.9236in" svg:height="4.617948in" draw:z-index="0">
<draw:image xlink:href="../Images/AРМІЯINFORM/2023-04-20T79-00-00-04-00/6d6ab820a7b241c9ee4a9ec43af95367_1681981554_extra_large.jpeg" xlink:type="simple" xlink:show="embed" xlink:actuate="onLoad" draw:mime-type="image/jpeg"/>
</draw:frame>
NATO Secretary General Stoltenberg during a press conference with President Volodymyrzelensky in Kiev <text:a xlink:type="simple" xlink:href="https://www.president.gov.ua/news/vizit-yensa-stoltenberga-do-kiyeva-mi-traktuyemo-yak-znak-sh-82369" text:style-name="Internet_20_link" text:visited-style-name="Visited_20_Internet_20_Link">
declared</text:a>
that in Lipnevoyamit in Vilnius one of the important issues will be discussion of Member States of Security for Ukraine, as well as the issue of its membership in the Alliance.</text:p>
      <text:p text:style-name="P4">
“President Zelensky has raised issues of security and guarantees of security(For Ukraine. - Ed.). І це буде важливим елементом порядку денного на ційзустрічі, і НАТО готується до цього. Україна обирає своє майбутнє уєвроатлантичній родині, майбутнє України в НАТО і члени Альянсу з цим згодні»,— відзначив генсек НАТО.</text:p>
      <text:p text:style-name="P4">
Генеральний секретар НАТО висловився на підтримку ініційованої ПрезидентомВолодимиром Зеленським формули миру й запевнив, що Альянс і далі зміцнюватимеукраїнську армію. Він також зазначив, що країни НАТО зосереджені на тому, щобзабезпечити підтримку України, зокрема у військовому плані. Ці питанняобговорюватимуть на завтрашній зустрічі у форматі «Рамштайн» і на саміті НАТОу Вільнюсі.</text:p>
      <text:p text:style-name="P4">
«Мусимо забезпечити якомога потужніші можливості української безпеки.<text:span text:style-name="T4">
Україна по праву має знайти місце у євроатлантичній родині, і місце Українипо праву — в НАТО</text:span>
. І ми допоможемо. З нашою підтримкою ми зробимо цеможливим», — зазначив він.</text:p>
      <text:p text:style-name="P4">
Нагадаємо, сьогодні, 20 квітня, Генеральний секретар НАТО Єнс Столтенберг<text:a xlink:type="simple" xlink:href="https://armyinform.com.ua/2023/04/20/gensek-nato-yens-stoltenberg-z-neanonsovanym-vizytom-prybuv-do-kyyeva/" text:style-name="Internet_20_link" text:visited-style-name="Visited_20_Internet_20_Link">
<text:span text:style-name="T4">
прибув</text:span>
</text:a>
*!(https://armyinform.com.ua/2023/04/20/yens-stoltenberg-vysoko-oczinyv-horobrist-zsu-ta-stijkist-ukrayinskogo-narodu-yaki-nadyhayut-uves-svit/)The courage of the Armed Forces and the sustainability of the Ukrainian people, as the whole world.</text:p>
      <text:p text:style-name="P4">
News Source: <text:a xlink:type="simple" xlink:href="https://armyinform.com.ua/2023/04/20/yens-stoltenberg-miscze-ukrayiny-po-pravu-v-nato/" text:style-name="Internet_20_link" text:visited-style-name="Visited_20_Internet_20_Link">
https://armyinform.com.ua/2023/04/20/yens-stoltenberg-miscze-ukrayiny-po-pravu-v-nato/</text:a>
</text:p>
      <!--NEWS-->
      <text:h text:style-name="P10" text:outline-level="1">
<text:span text:style-name="T4">
Gur: Putin destroyed the most capable part of his army by sending it to Ukraine</text:span>
</text:h>
      <text:p text:style-name="P4">
Author: ['АРМІЯINFORM']</text:p>
      <text:p text:style-name="P4">
Time: 2023-04-20T80:00:00-04:00</text:p>
      <text:p text:style-name="P4">
Description: Nybilsh Bozdnetnaya part of the Rosiysko Army I TO TRASHED SAME Dictator Volodymyr ... War with Ukraine 2022, War with Ukraine Latest news today, News War with Ukraine 2022 Last for today, will there be a war between Ukraine and Russia and when, the war with Ukraine will be or not, or not, or not, Will there be a war with Ukraine in the near future, they say, the war with Ukraine, Ukrainian news today, Ukrainian news in Ukrainian media in Russian</text:p>
      <text:p text:style-name="P4">
Images: ['<text:a xlink:type="simple" xlink:href="https://armyinform.com.ua/wp-content/uploads/2023/04/rozbyta-rosistka-tehnika.webp" text:style-name="Internet_20_link" text:visited-style-name="Visited_20_Internet_20_Link">
rozbyta-rosistka-tehnika.webp</text:a>
']</text:p>
      <text:p text:style-name="P4">
Tags: ['STOPRUSSIA', 'АГРЕСІЯ РФ']</text:p>
      <text:p text:style-name="P4">
Category: News</text:p>
      <!--METADATA-->
      <text:p text:style-name="P4">
<draw:frame draw:style-name="fr1" draw:name="Image292" text:anchor-type="as-char" svg:width="6.9236in" svg:height="3.888449in" draw:z-index="0">
<draw:image xlink:href="../ConvertedIMGs/AРМІЯINFORM/2023-04-20T80-00-00-04-00/rozbyta-rosistka-tehnika.png" xlink:type="simple" xlink:show="embed" xlink:actuate="onLoad" draw:mime-type="image/png"/>
</draw:frame>
The most capable part of the Russian army is destroyed. And this was done by Dictatorvo Lordir Putin when he sent them to fight against Ukraine. RFF troops will now plan and try to implement tactical operations. In general, Russian is moving to strategic defense.</text:p>
      <text:p text:style-name="P4">
About it <text:a xlink:type="simple" xlink:href="https://gur.gov.ua/content/putin-znyshchyv-naibilsh-boiezdatnu-chastynu-armii-rosii-poslavshy-ii-v-ukrainu.html" text:style-name="Internet_20_link" text:visited-style-name="Visited_20_Internet_20_Link">
reported</text:a>
Representative of the Intelligence Department of the Ministry of Defense of Ukraine Andriy Yusov.</text:p>
      <text:p text:style-name="P4">
"The" great "winter offensive, which has long been announced, we already see that long ago, since the next tasks of the enemy have fallen," - said Andriyyusov.</text:p>
      <text:p text:style-name="P4">
The representative of Ukraine's military intelligence emphasized that the occupiers have no today to repeat the attempts we saw after February 24 last year.</text:p>
      <text:p text:style-name="P4">
“But that does not mean that the enemy is broken or is not dangerous for Ukraine. Evelika amount of living force, mobilization potential, considerable amount of engineering, even often outdated. But the most capable part of the Russian army is destroyed in Ukraine. Putin destroyed her, sending a manner, ”Andrei Yusov said.</text:p>
      <text:p text:style-name="P4">
News Source: <text:a xlink:type="simple" xlink:href="https://armyinform.com.ua/2023/04/20/gur-putin-znyshhyv-najboyezdatnishu-chastynu-svoyeyi-armiyi-vidpravyvshy-yiyi-v-ukrayinu/" text:style-name="Internet_20_link" text:visited-style-name="Visited_20_Internet_20_Link">
https://armyinform.com.ua/2023/04/20/gur-putin-znyshhyv-najboyezdatnishu-chastynu-svoyeyi-armiyi-vidpravyvshy-yiyi-v-ukrayinu/</text:a>
</text:p>
      <!--NEWS-->
      <text:h text:style-name="P10" text:outline-level="1">
<text:span text:style-name="T4">
Sanctions against Russia have a negative impact on its ability to produce weapons - Alexei Danilov</text:span>
</text:h>
      <text:p text:style-name="P4">
Author: ['АРМІЯINFORM']</text:p>
      <text:p text:style-name="P4">
Time: 2023-04-20T81:00:00-04:00</text:p>
      <text:p text:style-name="P4">
Description: Through St. Having declared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8/danilov.jpg" text:style-name="Internet_20_link" text:visited-style-name="Visited_20_Internet_20_Link">
danilov.jpg</text:a>
']</text:p>
      <text:p text:style-name="P4">
Tags: ['АНТИРОСІЙСЬКІ САНКЦІЇ', 'ОЛЕКСІЙ ДАНІЛОВ', 'РНБО УКРАЇНИ']</text:p>
      <text:p text:style-name="P4">
Category: News</text:p>
      <!--METADATA-->
      <text:p text:style-name="P4">
<draw:frame draw:style-name="fr1" draw:name="Image293" text:anchor-type="as-char" svg:width="6.9236in" svg:height="3.894525in" draw:z-index="0">
<draw:image xlink:href="../Images/AРМІЯINFORM/2023-04-20T81-00-00-04-00/danilov.jpg" xlink:type="simple" xlink:show="embed" xlink:actuate="onLoad" draw:mime-type="image/jpeg"/>
</draw:frame>
Sanctions in Russia have a lot of negative processes.</text:p>
      <text:p text:style-name="P4">
About it <text:a xlink:type="simple" xlink:href="https://www.rnbo.gov.ua/ua/Diialnist/6276.html" text:style-name="Internet_20_link" text:visited-style-name="Visited_20_Internet_20_Link">
stated</text:a>
Secretary of the Radinational Security and Defense of Ukraine Alexey Danilov.</text:p>
      <text:p text:style-name="P4">
"If the sanction mechanism was not introduced, Russia would have a completely different risk for the production of weapons through the use of Western technologies," the NSDC said.</text:p>
      <text:p text:style-name="P4">
He noted that the United States monitors sanctions, and if it is built that some companies still supply modern double -purpose or tones to the Russian Federation that can be used for production, rigid measures will be implemented in terms of production.</text:p>
      <text:p text:style-name="P4">
The NSDC Secretary of Ukraine also skeptically appreciated the prospects of "attract new partners", saying that these "partners" are mostly third world countries, the irosia "it will definitely not help."</text:p>
      <text:p text:style-name="P4">
According to him, now the only country that supplies Russia's weapons-Iran, and if the aggressor country will try to grant other states, sanctions will be consolidated for them.</text:p>
      <text:p text:style-name="P4">
News Source: <text:a xlink:type="simple" xlink:href="https://armyinform.com.ua/2023/04/20/sankcziyi-proty-rosiyi-negatyvno-vplyvayut-na-yiyi-spromozhnist-vyroblyaty-zbroyu-oleksij-danilov/" text:style-name="Internet_20_link" text:visited-style-name="Visited_20_Internet_20_Link">
https://armyinform.com.ua/2023/04/20/sankcziyi-proty-rosiyi-negatyvno-vplyvayut-na-yiyi-spromozhnist-vyroblyaty-zbroyu-oleksij-danilov/</text:a>
</text:p>
      <!--NEWS-->
      <text:h text:style-name="P10" text:outline-level="1">
<text:span text:style-name="T4">
On the eve of Ramstin, Valery Zaluzhny discussed the situation at the front with General Christopher Cavoli</text:span>
</text:h>
      <text:p text:style-name="P4">
Author: ['АРМІЯINFORM']</text:p>
      <text:p text:style-name="P4">
Time: 2023-04-20T82:00:00-04:00</text:p>
      <text:p text:style-name="P4">
Description: ZSU General Valeriy Zaluzhny Proviv to Kelevyv Rozmov Iz Supreme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5334948177838720224_y-e1681999058881.jpg" text:style-name="Internet_20_link" text:visited-style-name="Visited_20_Internet_20_Link">
photo_5334948177838720224_y-e1681999058881.jpg</text:a>
']</text:p>
      <text:p text:style-name="P4">
Tags: ['ВАЛЕРІЙ ЗАЛУЖНИЙ', 'КРІСТОФЕР КАВОЛІ', 'СИТУАЦІЯ НА ФРОНТІ']</text:p>
      <text:p text:style-name="P4">
Category: News</text:p>
      <!--METADATA-->
      <text:p text:style-name="P4">
<draw:frame draw:style-name="fr1" draw:name="Image294" text:anchor-type="as-char" svg:width="6.9236in" svg:height="5.429897in" draw:z-index="0">
<draw:image xlink:href="../Images/AРМІЯINFORM/2023-04-20T82-00-00-04-00/photo_5334948177838720224_y-e1681999058881.jpg" xlink:type="simple" xlink:show="embed" xlink:actuate="onLoad" draw:mime-type="image/jpeg"/>
</draw:frame>
The Commander -in -Chief of the Armed Forces General Valery Zaluzhny held a telephone conversation by the NATO Communist Commissioner of NATO Armed Forces in Europe by the US Armed Forces in Europe in Europe General Christopher Kaoly.</text:p>
      <text:p text:style-name="P4">
He <text:a xlink:type="simple" xlink:href="https://t.me/CinCAFU/479" text:style-name="Internet_20_link" text:visited-style-name="Visited_20_Internet_20_Link">
reported</text:a>
In his telegram channel.</text:p>
      <text:p text:style-name="P4">
The conversation was held on the eve of the contact group on the Defense Group Ramstein, scheduled for April 21.</text:p>
      <text:p text:style-name="P4">
“The priority areas for weapons and camp equipment were discussed for Ukraine. He informed General Cavoli about the operational situation on the front. They had to continue the dialogue and actively interact, ” - said.</text:p>
      <text:p text:style-name="P4">
Valery Zaluzhny thanked the partners for their support and assistance.</text:p>
      <text:p text:style-name="P4">
"Ukraine needs a victory!" He emphasized.</text:p>
      <text:p text:style-name="P4">
News Source: <text:a xlink:type="simple" xlink:href="https://armyinform.com.ua/2023/04/20/naperedodni-ramshtajnu-valerij-zaluzhnyj-obgovoryv-sytuacziyu-na-fronti-z-generalom-kristoferom-kavoli/" text:style-name="Internet_20_link" text:visited-style-name="Visited_20_Internet_20_Link">
https://armyinform.com.ua/2023/04/20/naperedodni-ramshtajnu-valerij-zaluzhnyj-obgovoryv-sytuacziyu-na-fronti-z-generalom-kristoferom-kavoli/</text:a>
</text:p>
      <!--NEWS-->
      <text:h text:style-name="P10" text:outline-level="1">
<text:span text:style-name="T4">
April 21 will take place a round table, during which they will present a book to ban Rashism</text:span>
</text:h>
      <text:p text:style-name="P4">
Author: ['АРМІЯINFORM']</text:p>
      <text:p text:style-name="P4">
Time: 2023-04-20T83:00:00-04:00</text:p>
      <text:p text:style-name="P4">
Description: 21 KVITRY about 14:00 at the Military Media Center, the Krugliy STIL, PID Hour of the Yako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military-media-center.jpg" text:style-name="Internet_20_link" text:visited-style-name="Visited_20_Internet_20_Link">
military-media-center.jpg</text:a>
']</text:p>
      <text:p text:style-name="P4">
Tags: ['MILITARY MEDIA CENTER', 'КНИГА «ЗАБОРОНИТИ РАШИЗМ»', 'КРУГЛИЙ СТІЛ']</text:p>
      <text:p text:style-name="P4">
Category: News</text:p>
      <!--METADATA-->
      <text:p text:style-name="P4">
<draw:frame draw:style-name="fr1" draw:name="Image295" text:anchor-type="as-char" svg:width="6.9236in" svg:height="3.894525in" draw:z-index="0">
<draw:image xlink:href="../Images/AРМІЯINFORM/2023-04-20T83-00-00-04-00/military-media-center.jpg" xlink:type="simple" xlink:show="embed" xlink:actuate="onLoad" draw:mime-type="image/jpeg"/>
</draw:frame>
April 21 at 14:00 at Military Media Center <text:a xlink:type="simple" xlink:href="https://t.me/militarymediacenter/1749" text:style-name="Internet_20_link" text:visited-style-name="Visited_20_Internet_20_Link">
will take place</text:a>
The roundtable will present a book to ban Rashism during the time.</text:p>
      <text:p text:style-name="P4">
Event participants:</text:p>
      <ul>
        <li>
Volodymyr Ogryzko, Head of the Center for the Research of Russia, Vice -Rector for International Activity of Boris Grinchenko Kyiv University; * Igor Girich, Head of the Source Studies Department of the new history of Ukraine of the Institute of Ukrainian Archeography and Source Studies named after MS Hrushevsky NAS of Ukraine; * Viktor Blyunenko, Head of the Act Archeography Department of the Institute of Ukrainian Archeography and Source Studies named after MS Hrushevsky NAS of Ukraine; * Alexander Paliy, Associate Professor of the Department of Political Science and Sociology of Boris Grinchenko Kyiv University; * Vitaliy Andreev, Professor of the Department of History of Ukraine of Kyiv University named after Boris Grinchenko.</li>
      </ul>
      <text:p text:style-name="P4">
During the round table, the participants will discuss the question:</text:p>
      <ul>
        <li>
The idea of creating a book to ban Rashism, its relevance. * Confrontation between the West and Muscovy: Ukrainian-Russian relations at different historical stages. * The origins of the formation of Russian messiah and expansionism, which became the basis for the creation of imperial ideology. * Russian fascism, its origins and ideology. * Rashism as a kind of fascism. * Ukraine and the civilized world after the victory over Rashism: a look into the future.</li>
      </ul>
      <text:p text:style-name="P4">
Accreditation of media representatives is required and will last until 11.00 on April 21.</text:p>
      <text:p text:style-name="P4">
Accreditation applications send to the e -mail address: <text:a xlink:type="simple" xlink:href="https://armyinform.com.ua/cdn-cgi/l/email-protection" text:style-name="Internet_20_link" text:visited-style-name="Visited_20_Internet_20_Link">
[emailprotected]</text:a>
indicating the name, name and wishes of the journalist, name of the publication, number of accreditation of the Armed Forces, contact phone.</text:p>
      <text:p text:style-name="P4">
News Source: <text:a xlink:type="simple" xlink:href="https://armyinform.com.ua/2023/04/20/21-kvitnya-vidbudetsya-kruglyj-stil-pid-chas-yakogo-prezentuvatymut-knygu-zaboronyty-rashyzm/" text:style-name="Internet_20_link" text:visited-style-name="Visited_20_Internet_20_Link">
https://armyinform.com.ua/2023/04/20/21-kvitnya-vidbudetsya-kruglyj-stil-pid-chas-yakogo-prezentuvatymut-knygu-zaboronyty-rashyzm/</text:a>
</text:p>
      <!--NEWS-->
      <text:h text:style-name="P10" text:outline-level="1">
<text:span text:style-name="T4">
In Kiev, the training "Effective Social Support Technologies" has started in Kiev</text:span>
</text:h>
      <text:p text:style-name="P4">
Author: ['Володимир Загребельний']</text:p>
      <text:p text:style-name="P4">
Time: 2023-04-20T84:00:00-04:00</text:p>
      <text:p text:style-name="P4">
Description: At the capital, the train -related cycle for the Fakhivtsiv Teritoric Center for the Complete -Tu ... War with Ukraine 2022, the war with Ukraine is the latest news today, the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trening-golovna.jpg" text:style-name="Internet_20_link" text:visited-style-name="Visited_20_Internet_20_Link">
trening-golovna.jpg</text:a>
', '<text:a xlink:type="simple" xlink:href="https://armyinform.com.ua/wp-content/uploads/2023/04/trening-001.jpg" text:style-name="Internet_20_link" text:visited-style-name="Visited_20_Internet_20_Link">
trening-001.jpg</text:a>
', '<text:a xlink:type="simple" xlink:href="https://armyinform.com.ua/wp-content/uploads/2023/04/trening-002-150x150.jpg" text:style-name="Internet_20_link" text:visited-style-name="Visited_20_Internet_20_Link">
trening-002-150x150.jpg</text:a>
', '<text:a xlink:type="simple" xlink:href="https://armyinform.com.ua/wp-content/uploads/2023/04/trening-003-150x150.jpg" text:style-name="Internet_20_link" text:visited-style-name="Visited_20_Internet_20_Link">
trening-003-150x150.jpg</text:a>
']</text:p>
      <text:p text:style-name="P4">
Tags: ['СОЦІАЛЬНИЙ ЗАХИСТ']</text:p>
      <text:p text:style-name="P4">
Category: News</text:p>
      <!--METADATA-->
      <text:p text:style-name="P4">
<draw:frame draw:style-name="fr1" draw:name="Image296" text:anchor-type="as-char" svg:width="6.9236in" svg:height="4.615733in" draw:z-index="0">
<draw:image xlink:href="../Images/AРМІЯINFORM/2023-04-20T84-00-00-04-00/trening-golovna.jpg" xlink:type="simple" xlink:show="embed" xlink:actuate="onLoad" draw:mime-type="image/jpeg"/>
</draw:frame>
The capital has started a cycle of trainings for specialists of territorial centers of completing and social support, working with veterans, including pupils, and their families.</text:p>
      <text:p text:style-name="P4">
The event was organized by the United Nations Development Program within the framework of the Project "Supporting Carreabilization of Persons with Disabilities caused by the war" with financial support of the Republic of Korea and the German Government. The Ministry of Social Policy of Ukraine, the Main Department of Moral and Psychological Support of Armed Forces, made the Ukrainian side of the training.</text:p>
      <text:p text:style-name="P4">
<draw:frame draw:style-name="fr1" draw:name="Image297" text:anchor-type="as-char" svg:width="6.9236in" svg:height="4.615733in" draw:z-index="0">
<draw:image xlink:href="../Images/AРМІЯINFORM/2023-04-20T84-00-00-04-00/trening-001.jpg" xlink:type="simple" xlink:show="embed" xlink:actuate="onLoad" draw:mime-type="image/jpeg"/>
</draw:frame>
According to the event participant, a representative of the Kyiv Regional Shopping Center and JV Yuriyatrich: “Such trainings are very useful for territorial centers, as they have the opportunity to gain new knowledge and study the experience of colleagues. Petropolitan initiators for the organization of training. "</text:p>
      <text:p text:style-name="P4">
Classes will be held from April 19 to June 8 this year in different corners of Ukraine in mixed format(online and offline). Метою навчання є покращеннязнань і навичок учасників та учасниць, необхідних їм для організації і наданнясоціальної підтримки у територіальних центрах комплектування та соціальноїпідтримки.</text:p>
      <text:p text:style-name="P4">
Під час тренінгу будуть проводитись заняття на теми, пов’язані з соціальноюпідтримкою демобілізованих, ветеранів та членів їхніх сімей, зокрема:</text:p>
      <ul>
        <li>
особливості налагодження комунікації та встановлення первинного контакту;   * особливості виявлення їхніх потреб;   * роль ТЦК та СП у підтримці переходу захисників від військового до цивільного життя тощо.</li>
      </ul>
      <text:p text:style-name="P4">
<text:a xlink:type="simple" xlink:href="https://armyinform.com.ua/wp-content/uploads/2023/04/trening-002.jpg" text:style-name="Internet_20_link" text:visited-style-name="Visited_20_Internet_20_Link">
<draw:frame draw:style-name="fr1" draw:name="Image298" text:anchor-type="as-char" svg:width="6.9236in" svg:height="6.9236in" draw:z-index="0">
<draw:image xlink:href="../Images/AРМІЯINFORM/2023-04-20T84-00-00-04-00/trening-002-150x150.jpg" xlink:type="simple" xlink:show="embed" xlink:actuate="onLoad" draw:mime-type="image/jpeg"/>
</draw:frame>
</text:a>
</text:p>
      <text:p text:style-name="P4">
<text:a xlink:type="simple" xlink:href="https://armyinform.com.ua/wp-content/uploads/2023/04/trening-003.jpg" text:style-name="Internet_20_link" text:visited-style-name="Visited_20_Internet_20_Link">
<draw:frame draw:style-name="fr1" draw:name="Image299" text:anchor-type="as-char" svg:width="6.9236in" svg:height="6.9236in" draw:z-index="0">
<draw:image xlink:href="../Images/AРМІЯINFORM/2023-04-20T84-00-00-04-00/trening-003-150x150.jpg" xlink:type="simple" xlink:show="embed" xlink:actuate="onLoad" draw:mime-type="image/jpeg"/>
</draw:frame>
</text:a>
The head of the Department of Social Support of the Main Directorate of Moral and Psychological Support of the Armed Forces of Ukraine Colonel Yaroslavkalinic, referring to the audience, stressed: now, systematic support in the Armed Forces and its vertical, is being formed to perform the decision of the Commander-in-Chief of the Armed Forces of Ukraine. It is you who are the people who meet the military, who are the first to provide the necessary support, work with the staff of families of servicemen. ”“So be able to establish communication, properly directs, promptly solve the workbolemma are one of the most important of your tasks. In the conditions of war, your robotadlis of native servicemen is primary and essential, ”Yaroslav Kalinichenko researched.</text:p>
      <text:p text:style-name="P4">
<text:span text:style-name="T5">
Opto author</text:span>
</text:p>
      <text:p text:style-name="P4">
News Source: <text:a xlink:type="simple" xlink:href="https://armyinform.com.ua/2023/04/20/u-kyyevi-startuvav-trening-efektyvni-tehnologiyi-soczialnoyi-pidtrymky/" text:style-name="Internet_20_link" text:visited-style-name="Visited_20_Internet_20_Link">
https://armyinform.com.ua/2023/04/20/u-kyyevi-startuvav-trening-efektyvni-tehnologiyi-soczialnoyi-pidtrymky/</text:a>
</text:p>
      <!--NEWS-->
      <text:h text:style-name="P10" text:outline-level="1">
<text:span text:style-name="T4">
We open a new level of interaction between the communities of Ukraine and partner states-Volodymyr Zelenskyy</text:span>
</text:h>
      <text:p text:style-name="P4">
Author: ['АРМІЯINFORM']</text:p>
      <text:p text:style-name="P4">
Time: 2023-04-20T85:00:00-04:00</text:p>
      <text:p text:style-name="P4">
Description: https://youtu.be/0wuyclyeixo Glory to Ukraine!Radiy Vitati here is the ass of our power, I put it ... The war with Ukraine 2022, the war with Ukraine is the latest news today, the news war with Ukraine 2022 last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4/0b650a99a8fff7b694c216ef2d13118a_1681998160_extra_large.jpeg" text:style-name="Internet_20_link" text:visited-style-name="Visited_20_Internet_20_Link">
0b650a99a8fff7b694c216ef2d13118a_1681998160_extra_large.jpeg</text:a>
', '<text:a xlink:type="simple" xlink:href="https://armyinform.com.ua/wp-content/uploads/2023/04/02c302ca83ce5473046c15ad33c9efe3_1681998167_extra_large.jpeg" text:style-name="Internet_20_link" text:visited-style-name="Visited_20_Internet_20_Link">
02c302ca83ce5473046c15ad33c9efe3_1681998167_extra_large.jpeg</text:a>
', '<text:a xlink:type="simple" xlink:href="https://armyinform.com.ua/wp-content/uploads/2023/04/81aec3f4b7e81981e6594229cd630860_1681998177_extra_large.jpeg" text:style-name="Internet_20_link" text:visited-style-name="Visited_20_Internet_20_Link">
81aec3f4b7e81981e6594229cd630860_1681998177_extra_large.jpeg</text:a>
', '<text:a xlink:type="simple" xlink:href="https://armyinform.com.ua/wp-content/uploads/2023/04/d22b6f7909ffcf32a65e4b87f2bd2081_1681995766_extra_large.jpeg" text:style-name="Internet_20_link" text:visited-style-name="Visited_20_Internet_20_Link">
d22b6f7909ffcf32a65e4b87f2bd2081_1681995766_extra_large.jpeg</text:a>
']</text:p>
      <text:p text:style-name="P4">
Tags: ['ВІДЕОЗВЕРНЕННЯ ПРЕЗИДЕНТА УКРАЇНИ', 'ВОЛОДИМИР ЗЕЛЕНСЬКИЙ', 'ПРЕЗИДЕНТ УКРАЇНИ']</text:p>
      <text:p text:style-name="P4">
Category: News</text:p>
      <!--METADATA-->
      <text:p text:style-name="P4">
<text:span text:style-name="T4">
Glory to Ukraine!</text:span>
</text:p>
      <text:p text:style-name="P4">
I am glad to welcome all our country, all of Ukraine are all our beautiful cities, our strong communities, which are presented in the Congress of Local and Regional Power of Ukraine. With this summit, we open a new level of interaction at the Kongres. It is an interaction between our communities, the communities of Ukraine, and the communities of other respectable states - our partners, which we appreciate very high. Those who, like all Ukrainians, appreciate the most important thing - freedom and important, effective self -government.</text:p>
      <text:p text:style-name="P4">
Mr. Jones!I am very pleased to welcome you, dear representatives and representatives of the European Union, Council of Europe, states, governments and parliamentary partners!Dear mayors of cities, heads of municipalities and associations!</text:p>
      <text:p text:style-name="P4">
<draw:frame draw:style-name="fr1" draw:name="Image300" text:anchor-type="as-char" svg:width="6.9236in" svg:height="4.604691in" draw:z-index="0">
<draw:image xlink:href="../Images/AРМІЯINFORM/2023-04-20T85-00-00-04-00/0b650a99a8fff7b694c216ef2d13118a_1681998160_extra_large.jpeg" xlink:type="simple" xlink:show="embed" xlink:actuate="onLoad" draw:mime-type="image/jpeg"/>
</draw:frame>
I thank you for your participation in our work format and ask you to fix one important fact - a fact that was confirmed by our defense of the Ed Russian aggression.</text:p>
      <text:p text:style-name="P4">
The whole Ukrainian people stood up for their state, and it is a manifestation of the experienced people. A people who can act together for the sake of national good, a people who are able to protect their interests, a people whose national safety is to understand that every community should live with dignity ... Such a people have an advantage in the war, namely: it can fight nationally. And I thank each of our people and every Ukrainian community who, in unity with the state and inheritance with each other, help to bring it closer to the most important thing - our jointly!Thank you all, dear ones, who are offline, online!</text:p>
      <text:p text:style-name="P4">
<text:span text:style-name="T4">
Ladies and Gentlemen!</text:span>
</text:p>
      <text:p text:style-name="P4">
You see that the Russian state is throwing people who do not understand, for the fact that they die on our earth. For them, this land is alien. The invaders carry evil, the Borossian system exists as follows: trying to make the usual mockery of people's depreciation. And trying to take it beyond his borders. It is for this Russia that its weapons - its rockets, bombs, its artillery and shameful terror of the against a normal life.If you consider this war to confront ideas, then with the victory of our states, we will note the victory of the idea that people are important. Everyone and everyone. All of their gromades. Every Ukrainian city, every town, every Ukrainian village. Our state was. And thanks to this approach instead of the ruins that Russia brought to Nesen, we will rebuild true Ukrainian life everywhere - European free life. Such a life that our people are ordinary but free - respect. This is a person respected by everyone.</text:p>
      <text:p text:style-name="P4">
<draw:frame draw:style-name="fr1" draw:name="Image301" text:anchor-type="as-char" svg:width="6.9236in" svg:height="4.604691in" draw:z-index="0">
<draw:image xlink:href="../Images/AРМІЯINFORM/2023-04-20T85-00-00-04-00/02c302ca83ce5473046c15ad33c9efe3_1681998167_extra_large.jpeg" xlink:type="simple" xlink:show="embed" xlink:actuate="onLoad" draw:mime-type="image/jpeg"/>
</draw:frame>
<text:span text:style-name="T4">
 Dear, present!</text:span>
</text:p>
      <text:p text:style-name="P4">
<text:span text:style-name="T4">
 Dear our partners!</text:span>
</text:p>
      <text:p text:style-name="P4">
I want to turn to you. I invite you all to build direct links with our congress of local and regional authorities and, accordingly, with the help of Congress - with Ukrainian communities to start joint actions as soon as possible, a jointly awakened new system of protection of our lifestyle with you. Open, democratic, the life of free, based on very simple things, too much.</text:p>
      <text:p text:style-name="P4">
Here and now we see in Ukraine what aggression can bring to any people if you try to repeat it in the other part of the world.</text:p>
      <text:p text:style-name="P4">
And we see what safety standards are needed today, our sets need. I am sure that in our example we see what safety standards are needed to any country in the world, any towns, villages, communications, transport, energy, all infrastructure(What are we also underwenting this war), schools, education networks, as well as the safety of embankment in general, to guarantee the most important thing-the protection of life ... regions. From bomb shelters in schools to a completely New Standard for all systems of the country, from a new protected infrastructure in each community to a new decentralized power system of Ukraine in general, which cannot be destroyed by rocket terror, which was applied against our state by the Russian Federation.</text:p>
      <text:p text:style-name="P4">
<draw:frame draw:style-name="fr1" draw:name="Image302" text:anchor-type="as-char" svg:width="6.9236in" svg:height="4.604691in" draw:z-index="0">
<draw:image xlink:href="../Images/AРМІЯINFORM/2023-04-20T85-00-00-04-00/81aec3f4b7e81981e6594229cd630860_1681998177_extra_large.jpeg" xlink:type="simple" xlink:show="embed" xlink:actuate="onLoad" draw:mime-type="image/jpeg"/>
</draw:frame>
I am grateful to everyone and everyone who helped us!And especially I would like to be marked today the assistance of Paris, which this winter has become one of the leaders of energy support of Ukraine, who consolidatedly gathered partners in such "Energy Rostein". I thank you very much. This meeting was in Paris, then our partners were supplemented with the appropriate equipment that helped us - absolutely all people, communities - to preserve the light of life.</text:p>
      <text:p text:style-name="P4">
Ukraine has founded a special distinction for rescuers. You know that many cities in Europe, in Poland, have received this distinction from Ukraine. They were truly aspiring. I am grateful to all our partners. And for me today it will also be a distinction for the great energy support of Mayor Parisapani Ann Idalgo in gratitude for the support of Parisians for Ukraine. Thank you very much, both France, and the President, and thank you to all the priests who support.</text:p>
      <text:p text:style-name="P4">
<text:span text:style-name="T4">
 Dear present, dear ladies and gentlemen!</text:span>
</text:p>
      <text:p text:style-name="P4">
Important new Ukrainian protection infrastructure and our cooperation with you for the safety, I am sure, will be an example for countries, cities, communities, for people. Just as Russian aggression has caused global negative, very painful consequences, Ukrainian victory should bring new standard -safety, new experience of joint action and economic potential, new opportunities to build and defend themselves together. Together!At the level of states and companies, communities.</text:p>
      <text:p text:style-name="P4">
<draw:frame draw:style-name="fr1" draw:name="Image303" text:anchor-type="as-char" svg:width="6.9236in" svg:height="4.613521in" draw:z-index="0">
<draw:image xlink:href="../Images/AРМІЯINFORM/2023-04-20T85-00-00-04-00/d22b6f7909ffcf32a65e4b87f2bd2081_1681995766_extra_large.jpeg" xlink:type="simple" xlink:show="embed" xlink:actuate="onLoad" draw:mime-type="image/jpeg"/>
</draw:frame>
Having carried out a decentralization reform in Ukraine before the war, giving our communities more powers - it is very important - and resources - it is also important - the mate of this congress to provide respect for each community. In order to give each community all the tools for the realization of their interests, the interests of the social community, the interests of communities. Here, in the congress, the central power of our country - both executive power and Izaconaty. We need to work together so that the community does not have to look for offices in the capital. Here is all our local self -government. It was easier for other communities to interact. And faster. Now we add an international component.</text:p>
      <text:p text:style-name="P4">
I am sure that this component can be fully implemented, to full power - as well as our inner power we use for the full for the protection of Ukraine, our people, for the sake of the victory of Ukraine.<text:span text:style-name="T4">
Thank you for your attention!</text:span>
</text:p>
      <text:p text:style-name="P4">
<text:span text:style-name="T4">
Glory to Ukraine!</text:span>
</text:p>
      <text:p text:style-name="P4">
News Source: <text:a xlink:type="simple" xlink:href="https://armyinform.com.ua/2023/04/20/my-vidkryvayemo-novyj-riven-vzayemodiyi-mizh-gromadamy-ukrayiny-ta-derzhav-partneriv-volodymyr-zelenskyj/" text:style-name="Internet_20_link" text:visited-style-name="Visited_20_Internet_20_Link">
https://armyinform.com.ua/2023/04/20/my-vidkryvayemo-novyj-riven-vzayemodiyi-mizh-gromadamy-ukrayiny-ta-derzhav-partneriv-volodymyr-zelenskyj/</text:a>
</text:p>
      <!--NEWS-->
      <text:h text:style-name="P10" text:outline-level="1">
<text:span text:style-name="T4">
Iris-T, NASAMS, PATROTOT and SAMP/T can be the basis of air air forces of the Armed Forces-Yuri Ignat</text:span>
</text:h>
      <text:p text:style-name="P4">
Author: ['Ігор Березинський']</text:p>
      <text:p text:style-name="P4">
Time: 2023-04-20T86:00:00-04:00</text:p>
      <text:p text:style-name="P4">
Description: About Tse Vodomiv in the Efiri Telemarafon “єini News” Rechnik commandanny of the dousy forc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STOPRUSSIA', 'АГРЕСІЯ РФ', 'ТЕЛЕМАРАФОН "ЄДИНІ НОВИНИ"', 'ЮРІЙ ІГНАТ']</text:p>
      <text:p text:style-name="P4">
Category: News</text:p>
      <!--METADATA-->
      <text:p text:style-name="P4">
<draw:frame draw:style-name="fr1" draw:name="Image304" text:anchor-type="as-char" svg:width="6.9236in" svg:height="4.32725in" draw:z-index="0">
<draw:image xlink:href="../Images/AРМІЯINFORM/2023-04-20T86-00-00-04-00/foto-1-krylati-aviabomby-yurij-ignat.jpg" xlink:type="simple" xlink:show="embed" xlink:actuate="onLoad" draw:mime-type="image/jpeg"/>
</draw:frame>
Collage: Armyinform</text:p>
      <text:p text:style-name="P4">
Colonel Yuri Ignat, a spokesman for the Air Force Command, reported on the air of the only news.</text:p>
      <text:p text:style-name="P4">
-Currently, the enemy uses managed bombs from tactical aviation aircraft, probably Su-35, they attack the southern regions of our country. Along with this, the sky appears enemy unmanned, and they are trying to destroy their prototype defense, - added Yuri Ignat.</text:p>
      <text:p text:style-name="P4">
According to Yuri Ignat, it is very important for us to replace all Soviet air defense and aviation parking. What we come, including Iris-T, Nasams, Patriot, is very important, soon we are waiting for SAMP/T. These will be the basis of the Air Force Air Force. At the same time, the Air Forces Air Force is also an extraordinary role.</text:p>
      <ul>
        <li>
We expect from our partners to increase deliveries not only complexes, rockets for them, because the costs of rockets are quite serious. During the fall-winter, we have destroyed about 750 Kamikadze drones and about 750 east rockets. That is all the current and powerful filling of rockets, ”Yuri Ignat.</li>
      </ul>
      <text:p text:style-name="P4">
News Source: <text:a xlink:type="simple" xlink:href="https://armyinform.com.ua/2023/04/20/iris-t-nasams-patriot-ta-samp-t-mozhut-staty-osnovoyu-ppo-povitryanyh-syl-zsu-yurij-ignat/" text:style-name="Internet_20_link" text:visited-style-name="Visited_20_Internet_20_Link">
https://armyinform.com.ua/2023/04/20/iris-t-nasams-patriot-ta-samp-t-mozhut-staty-osnovoyu-ppo-povitryanyh-syl-zsu-yurij-ignat/</text:a>
</text:p>
      <!--NEWS-->
      <text:h text:style-name="P10" text:outline-level="1">
<text:span text:style-name="T4">
Our aircraft struck one blow in the enemy's concentration areas</text:span>
</text:h>
      <text:p text:style-name="P4">
Author: ['АРМІЯINFORM']</text:p>
      <text:p text:style-name="P4">
Time: 2023-04-20T87:00:00-04:00</text:p>
      <text:p text:style-name="P4">
Description: About the General Headquarters of the Zbroyshany forces of Ukraine. “Avіaatsіya forces of the defense of Ukraine ... War with Ukraine 2022, war with Ukraine Latest news today, News War with Ukraine 2022 The last for today, whether the war between Ukraine and Russia will be,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ХРОНІКА ОБОРОНИ']</text:p>
      <text:p text:style-name="P4">
Category: News</text:p>
      <!--METADATA-->
      <text:p text:style-name="P4">
<draw:frame draw:style-name="fr1" draw:name="Image305" text:anchor-type="as-char" svg:width="6.9236in" svg:height="3.894525in" draw:z-index="0">
<draw:image xlink:href="../Images/AРМІЯINFORM/2023-04-20T87-00-00-04-00/aviacziya-syl-oborony-ukrayiny.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mdxkhnf6SUn7VTvWz1u6Lon5bkufnrVKD27WhTBNYcN2bXsXPftuqKB8Jjcv2ZJWl" text:style-name="Internet_20_link" text:visited-style-name="Visited_20_Internet_20_Link">
reports</text:a>
General Staff of the Armed Forces of Ukraine.</text:p>
      <text:p text:style-name="P4">
"Aviation of Defense Forces of Ukraine per day struck 1 strike in the areas of concentration of personal staff, weapons and military equipment of the occupiers," - the testimony said.</text:p>
      <text:p text:style-name="P4">
The departments of rocket troops and artillery also struck three enemy management during the day.</text:p>
      <text:p text:style-name="P4">
News Source: <text:a xlink:type="simple" xlink:href="https://armyinform.com.ua/2023/04/20/nasha-aviacziya-zavdala-1-udaru-po-rajonah-zoseredzhennya-voroga/" text:style-name="Internet_20_link" text:visited-style-name="Visited_20_Internet_20_Link">
https://armyinform.com.ua/2023/04/20/nasha-aviacziya-zavdala-1-udaru-po-rajonah-zoseredzhennya-voroga/</text:a>
</text:p>
      <!--NEWS-->
      <text:h text:style-name="P10" text:outline-level="1">
<text:span text:style-name="T4">
The Armed Forces reflected more than 40 enemy attacks</text:span>
</text:h>
      <text:p text:style-name="P4">
Author: ['АРМІЯINFORM']</text:p>
      <text:p text:style-name="P4">
Time: 2023-04-20T88:00:00-04:00</text:p>
      <text:p text:style-name="P4">
Description: About the General Headquarters of the Zbroyshany forces of Ukraine. “Basic Zusillya Vorog ... War with Ukraine 2022, War with Ukraine latest news today, News War with Ukraine 2022 The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4/arta.jpg" text:style-name="Internet_20_link" text:visited-style-name="Visited_20_Internet_20_Link">
arta.jpg</text:a>
']</text:p>
      <text:p text:style-name="P4">
Tags: ['STOPRUSSIA', 'АГРЕСІЯ РФ', 'ВТОРГНЕННЯ РФ', 'ГШ ЗСУ', 'ХРОНІКА ОБОРОНИ']</text:p>
      <text:p text:style-name="P4">
Category: News</text:p>
      <!--METADATA-->
      <text:p text:style-name="P4">
<draw:frame draw:style-name="fr1" draw:name="Image306" text:anchor-type="as-char" svg:width="6.9236in" svg:height="2.993015in" draw:z-index="0">
<draw:image xlink:href="../Images/AРМІЯINFORM/2023-04-20T88-00-00-04-00/arta.jpg" xlink:type="simple" xlink:show="embed" xlink:actuate="onLoad" draw:mime-type="image/jpeg"/>
</draw:frame>
<text:span text:style-name="T4">
 🔥 Situation on Russian invasion </text:span>
</text:p>
      <text:p text:style-name="P4">
About it <text:a xlink:type="simple" xlink:href="https://www.facebook.com/GeneralStaff.ua/posts/pfbid02mdxkhnf6SUn7VTvWz1u6Lon5bkufnrVKD27WhTBNYcN2bXsXPftuqKB8Jjcv2ZJWl" text:style-name="Internet_20_link" text:visited-style-name="Visited_20_Internet_20_Link">
reports</text:a>
General Staff of the Armed Forces of Ukraine.</text:p>
      <text:p text:style-name="P4">
"Main efforts The enemy focuses on leading offensive actions in Liman, Bakhmut, Avdiiv, Marinsk and mineral directions - reflected over 40 attacks of the enemy," - said in the consolidation.</text:p>
      <text:p text:style-name="P4">
As it is noted, the most fierce battles are conducted outside the city of Bakhmut. Silboron units repelled 22 enemy attacks on the specified area of the front.</text:p>
      <text:p text:style-name="P4">
In the Liman direction, the enemy tried to improve the tactical position, the vibrant offensive actions in the Serebryansky forestry area.</text:p>
      <text:p text:style-name="P4">
The enemy took offensive actions in the Kamianka, Pervomaisky Danevelsky Donetsk region, had no success.</text:p>
      <text:p text:style-name="P4">
Also, during the day, our defenders repelled numerous enemy attacks in the areas of the Marines and Victory of Donetsk region.</text:p>
      <text:p text:style-name="P4">
News Source: <text:a xlink:type="simple" xlink:href="https://armyinform.com.ua/2023/04/20/zsu-vidbyly-ponad-40-atak-protyvnyka/" text:style-name="Internet_20_link" text:visited-style-name="Visited_20_Internet_20_Link">
https://armyinform.com.ua/2023/04/20/zsu-vidbyly-ponad-40-atak-protyvnyka/</text:a>
</text:p>
      <!--NEWS-->
      <text:h text:style-name="P10" text:outline-level="1">
<text:span text:style-name="T4">
US Defense Minister arrived at Ramstein's base for participation in a meeting of the Contact Group on Defense of Ukraine</text:span>
</text:h>
      <text:p text:style-name="P4">
Author: ['АРМІЯINFORM']</text:p>
      <text:p text:style-name="P4">
Time: 2023-04-20T89:00:00-04:00</text:p>
      <text:p text:style-name="P4">
Description: The US defense of the US defense Lloyd Ostbov at Vіskov Aviabaz “Ramstein” for the district in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7b8ff9d-2146-4adf-84d7-9e22a73f6cc1.jpg" text:style-name="Internet_20_link" text:visited-style-name="Visited_20_Internet_20_Link">
37b8ff9d-2146-4adf-84d7-9e22a73f6cc1.jpg</text:a>
']</text:p>
      <text:p text:style-name="P4">
Tags: ['ЛЛОЙД ОСТІН', 'ПЕНТАГОН', 'РАМШТАЙН', 'США']</text:p>
      <text:p text:style-name="P4">
Category: News</text:p>
      <!--METADATA-->
      <text:p text:style-name="P4">
<draw:frame draw:style-name="fr1" draw:name="Image307" text:anchor-type="as-char" svg:width="6.9236in" svg:height="3.894525in" draw:z-index="0">
<draw:image xlink:href="../Images/AРМІЯINFORM/2023-04-20T89-00-00-04-00/37b8ff9d-2146-4adf-84d7-9e22a73f6cc1.jpg" xlink:type="simple" xlink:show="embed" xlink:actuate="onLoad" draw:mime-type="image/jpeg"/>
</draw:frame>
US Secretary of Defense Lloyd Austin arrived at the Ramstein Military Aviation Air Force at the next meeting of the Contact Group on Defense of Ukraine.</text:p>
      <text:p text:style-name="P4">
"I am here, at Ramstein Air Base, where I will take part in a meeting of the Contact Group on Defense of Ukraine, together with more ](https://twitter.com/SecDef/status/1649031376505536512)Glavapentagon.</text:p>
      <text:p text:style-name="P4">
We will remind, the next meeting of the contact group on defense of Ukraine in the format "Ramstein" <text:a xlink:type="simple" xlink:href="https://armyinform.com.ua/2023/04/14/stala-vidoma-data-nastupnoyi-zustrichi-kontaktnoyi-grupy-z-pytan-oborony-ukrayiny-u-formati-ramshtajn/" text:style-name="Internet_20_link" text:visited-style-name="Visited_20_Internet_20_Link">
will take place</text:a>
April 21, 2023. This day will take exactly one year from the first group.</text:p>
      <text:p text:style-name="P4">
News Source: <text:a xlink:type="simple" xlink:href="https://armyinform.com.ua/2023/04/20/ministr-oborony-ssha-prybuv-na-bazu-ramshtajn-dlya-uchasti-v-zasidanni-kontaktnoyi-grupy-z-pytan-oborony-ukrayini/" text:style-name="Internet_20_link" text:visited-style-name="Visited_20_Internet_20_Link">
https://armyinform.com.ua/2023/04/20/ministr-oborony-ssha-prybuv-na-bazu-ramshtajn-dlya-uchasti-v-zasidanni-kontaktnoyi-grupy-z-pytan-oborony-ukrayini/</text:a>
</text:p>
      <!--NEWS-->
      <text:h text:style-name="P10" text:outline-level="1">
<text:span text:style-name="T4">
Switzerland has imposed sanctions against Wagner PEC</text:span>
</text:h>
      <text:p text:style-name="P4">
Author: ['АРМІЯINFORM']</text:p>
      <text:p text:style-name="P4">
Time: 2023-04-20T90:00:00-04:00</text:p>
      <text:p text:style-name="P4">
Description: Ekononiki’s Minіki, Out the Doslіzhen of the Swiss, Vidpovіdalne for the Sancts,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sanctions.jpg" text:style-name="Internet_20_link" text:visited-style-name="Visited_20_Internet_20_Link">
sanctions.jpg</text:a>
']</text:p>
      <text:p text:style-name="P4">
Tags: ['АНТИРОСІЙСЬКІ САНКЦІЇ', 'ВОЄННИЙ СТАН', 'КРАХ РОСІЙСЬКОЇ ЕКОНОМІКИ', 'ПВК "ВАГНЕР"', 'САНКЦІЇ РФ', 'ШВЕЙЦАРІЯ']</text:p>
      <text:p text:style-name="P4">
Category: News</text:p>
      <!--METADATA-->
      <text:p text:style-name="P4">
<draw:frame draw:style-name="fr1" draw:name="Image308" text:anchor-type="as-char" svg:width="6.9236in" svg:height="3.894525in" draw:z-index="0">
<draw:image xlink:href="../Images/AРМІЯINFORM/2023-04-20T90-00-00-04-00/sanctions.jpg" xlink:type="simple" xlink:show="embed" xlink:actuate="onLoad" draw:mime-type="image/jpeg"/>
</draw:frame>
The Ministry of Economy, Education and Research of Switzerland, responsible for the sanction, has expanded the list of Russia. In particular, Bern imposes sanctions against Wagner PEC and a related RIA Fan information agency.</text:p>
      <text:p text:style-name="P4">
This is stated in <text:a xlink:type="simple" xlink:href="https://www.wbf.admin.ch/wbf/de/home/dokumentation/nsb-news_list.msg-id-94455.html" text:style-name="Internet_20_link" text:visited-style-name="Visited_20_Internet_20_Link">
message</text:a>
 пресслужби Міністерства департаменту економіки,освіти та досліджень Швейцарії.</text:p>
      <text:p text:style-name="P4">
пвк «вагнер» додали до санкційного списку за активну участь у військовійагресії росії проти України. Саме ця група під керівництвом євгена пригожинаслужить засобом для російської гібридної війни.</text:p>
      <text:p text:style-name="P4">
Група «вагнера» є частиною складної мережі глобальних компаній (including those working in the field of aviation, safety, technology, trade in goods, financial services “and activities of influence), related networks of intersecting and intersecting.</text:p>
      <text:p text:style-name="P4">
Sanctions against RIA Fan have been imposed as the spread of pro -government propaganda of Tadesinformation.</text:p>
      <text:p text:style-name="P4">
We will remind, earlier the European Union <text:a xlink:type="simple" xlink:href="https://armyinform.com.ua/2023/04/14/yevrosoyuz-zaprovadyv-sankcziyi-proty-pvk-vagner/" text:style-name="Internet_20_link" text:visited-style-name="Visited_20_Internet_20_Link">
introduced</text:a>
sanctions against Wagner PEC.</text:p>
      <text:p text:style-name="P4">
News Source: <text:a xlink:type="simple" xlink:href="https://armyinform.com.ua/2023/04/20/shvejczariya-zaprovadyla-sankcziyi-proty-pvk-vagner/" text:style-name="Internet_20_link" text:visited-style-name="Visited_20_Internet_20_Link">
https://armyinform.com.ua/2023/04/20/shvejczariya-zaprovadyla-sankcziyi-proty-pvk-vagner/</text:a>
</text:p>
      <!--NEWS-->
      <text:h text:style-name="P10" text:outline-level="1">
<text:span text:style-name="T4">
Identified by the Russian Lieutenant Colonel: ordered torture ATO participants and civilian population</text:span>
</text:h>
      <text:p text:style-name="P4">
Author: ['АРМІЯINFORM']</text:p>
      <text:p text:style-name="P4">
Time: 2023-04-20T91:00:00-04:00</text:p>
      <text:p text:style-name="P4">
Description: In absentia, in absentia about Pidozra at Vorushenni, the Zvichayv Viyn Rosiyko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img-3433.jpg" text:style-name="Internet_20_link" text:visited-style-name="Visited_20_Internet_20_Link">
img-3433.jpg</text:a>
']</text:p>
      <text:p text:style-name="P4">
Tags: ['STOPRUSSIA', 'АГРЕСІЯ РФ', 'ВТОРГНЕННЯ РФ', 'ОФІС ГЕНЕРАЛЬНОГО ПРОКУРОРА УКРАЇНИ', 'ПОРУШЕННЯ ЗАКОНІВ ТА ЗВИЧАЇВ ВІЙНИ']</text:p>
      <text:p text:style-name="P4">
Category: News</text:p>
      <!--METADATA-->
      <text:p text:style-name="P4">
<draw:frame draw:style-name="fr1" draw:name="Image309" text:anchor-type="as-char" svg:width="6.9236in" svg:height="4.765745in" draw:z-index="0">
<draw:image xlink:href="../Images/AРМІЯINFORM/2023-04-20T91-00-00-04-00/img-3433.jpg" xlink:type="simple" xlink:show="embed" xlink:actuate="onLoad" draw:mime-type="image/jpeg"/>
</draw:frame>
It was reported in absentia of suspicion of violating the laws and customs of war Russian military. According to the investigation, he ordered his subordination to the former ATO participants and the civilian population in order to obtain data from pro -Ukrainian -minded citizens and military personnel of the Armed Forces.</text:p>
      <text:p text:style-name="P4">
About it <text:a xlink:type="simple" xlink:href="https://gp.gov.ua/ua/posts/identifikovano-rosiiskogo-pidpolkovnika-yakii-nakazuvav-katuvati-kolisnix-ucasnikiv-ato-ta-civilne-naselennya" text:style-name="Internet_20_link" text:visited-style-name="Visited_20_Internet_20_Link">
reports</text:a>
 Офіс Генерального прокурора України.</text:p>
      <text:p text:style-name="P4">
Окупанти били людей електрошокером, палицями та утримували в підвальнихприміщеннях без їжі та води. Двом колишнім учасникам АТО вони поставили натілі клеймо розпеченим залізом.</text:p>
      <text:p text:style-name="P4">
Кожній незаконно затриманій людині російські військові присвоювали «порядковийномер» та наказували їм відкликатись на нього. Вони примушували потерпілих«для профілактики» прибирати вулиці та копати окопи.</text:p>
      <text:p text:style-name="P4">
Встановлено, що підполковник з позивним «Морячок» здійснював керівництвовійськовослужбовцями 30-ї мотострілкової бригади центрального округу рф підчас окупації с. Піски–Радківські Ізюмського району.</text:p>
      <text:p text:style-name="P4">
Наразі вирішується питання щодо оголошення підозрюваного у розшук.</text:p>
      <text:p text:style-name="P4">
News Source: <text:a xlink:type="simple" xlink:href="https://armyinform.com.ua/2023/04/20/identyfikovano-rosijskogo-pidpolkovnyka-nakazuvav-katuvaty-uchasnykiv-ato-ta-czyvilne-naselennya/" text:style-name="Internet_20_link" text:visited-style-name="Visited_20_Internet_20_Link">
https://armyinform.com.ua/2023/04/20/identyfikovano-rosijskogo-pidpolkovnyka-nakazuvav-katuvaty-uchasnykiv-ato-ta-czyvilne-naselennya/</text:a>
</text:p>
      <!--NEWS-->
      <text:h text:style-name="P10" text:outline-level="1">
<text:span text:style-name="T4">
We must properly honor and protect the memory of our defenders who died in the Russian-Ukrainian war-Yulia Laputina.</text:span>
</text:h>
      <text:p text:style-name="P4">
Author: ['АРМІЯINFORM']</text:p>
      <text:p text:style-name="P4">
Time: 2023-04-20T92:00:00-04:00</text:p>
      <text:p text:style-name="P4">
Description: About the chin, Ministra was on the right of the veteran of Ukraine Yulia Laputin at the direct Efir CN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yuliya-laputina.jpg" text:style-name="Internet_20_link" text:visited-style-name="Visited_20_Internet_20_Link">
yuliya-laputina.jpg</text:a>
', '<text:a xlink:type="simple" xlink:href="https://armyinform.com.ua/wp-content/uploads/2023/04/zobrazhennya-whatsapp-data-2023-04-20-o-120430.jpg" text:style-name="Internet_20_link" text:visited-style-name="Visited_20_Internet_20_Link">
zobrazhennya-whatsapp-data-2023-04-20-o-120430.jpg</text:a>
']</text:p>
      <text:p text:style-name="P4">
Tags: ['МІНВЕТЕРАНІВ', 'ЮЛІЯ ЛАПУТІНА']</text:p>
      <text:p text:style-name="P4">
Category: News</text:p>
      <!--METADATA-->
      <text:p text:style-name="P4">
<draw:frame draw:style-name="fr1" draw:name="Image310" text:anchor-type="as-char" svg:width="6.9236in" svg:height="4.61393in" draw:z-index="0">
<draw:image xlink:href="../Images/AРМІЯINFORM/2023-04-20T92-00-00-04-00/yuliya-laputina.jpg" xlink:type="simple" xlink:show="embed" xlink:actuate="onLoad" draw:mime-type="image/jpeg"/>
</draw:frame>
Minister for Veterans of Ukraine Yulia Laputina</text:p>
      <text:p text:style-name="P4">
This was stressed by the Minister of Veterans of Ukraine Yulia Laputin in the CNN Live during a working visit to the United States, <text:a xlink:type="simple" xlink:href="https://mva.gov.ua/ua/news/yuliya-laputina-u-ssha-mayemo-nalezhno-vshanovuvati-ta-beregti-pamyat-pro-nashih-zahisnikiv-i-zahisnic-yaki-zaginuli-v-rosijsko-ukrayinskij-vijni" text:style-name="Internet_20_link" text:visited-style-name="Visited_20_Internet_20_Link">
reports</text:a>
Ministry of Veterans of Ukraine.</text:p>
      <text:p text:style-name="P4">
“Ukraine continues to fight for its independence. We visited the Arlington national cemetery and had a meeting with its leadership. They studied the history of the US Tadovza, and it is important to honor the memory of their heroes. Let us make this experience in the creation of a national military memorial plate, which will soon begin to build in Kiev. We have to honor and preserve the memory of our defenders and defenders, which have agreed in the Russian-Ukrainian war. The memorial, in particular, will perpetuate the feat of the courageous Ukrainian people and misses the price of our resumerivity in time, ”the Ministry of Veterans headed.</text:p>
      <text:p text:style-name="P4">
Yulia Laputina also expressed his gratitude to the American government for the invaluable comprehensive support of Ukraine from the first days of full -scale Russian armed aggression.</text:p>
      <text:p text:style-name="P4">
<draw:frame draw:style-name="fr1" draw:name="Image311" text:anchor-type="as-char" svg:width="6.9236in" svg:height="3.871446in" draw:z-index="0">
<draw:image xlink:href="../Images/AРМІЯINFORM/2023-04-20T92-00-00-04-00/zobrazhennya-whatsapp-data-2023-04-20-o-120430.jpg" xlink:type="simple" xlink:show="embed" xlink:actuate="onLoad" draw:mime-type="image/jpeg"/>
</draw:frame>
</text:p>
      <text:p text:style-name="P4">
News Source: <text:a xlink:type="simple" xlink:href="https://armyinform.com.ua/2023/04/20/mayemo-nalezhno-vshanovuvaty-ta-beregty-pamyat-pro-nashyh-zahysnykiv-yaki-zagynuly-v-rosijsko-ukrayinskij-vijni-yuliya-laputina/" text:style-name="Internet_20_link" text:visited-style-name="Visited_20_Internet_20_Link">
https://armyinform.com.ua/2023/04/20/mayemo-nalezhno-vshanovuvaty-ta-beregty-pamyat-pro-nashyh-zahysnykiv-yaki-zagynuly-v-rosijsko-ukrayinskij-vijni-yuliya-laputina/</text:a>
</text:p>
      <!--NEWS-->
      <text:h text:style-name="P10" text:outline-level="1">
<text:span text:style-name="T4">
In the Kherson region, the occupiers in the streets are offered a peaceful population to enter the ranks of the Armed Forces of the Russian Federation</text:span>
</text:h>
      <text:p text:style-name="P4">
Author: ['АРМІЯINFORM']</text:p>
      <text:p text:style-name="P4">
Time: 2023-04-20T93:00:00-04:00</text:p>
      <text:p text:style-name="P4">
Description: About the General Headquarters of the Zbroyshany forces of Ukraine. - In the nonsense of the settlements ... War with Ukraine 2022, the war with Ukraine is the latest news today, the news war with Ukraine 2022 last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2/10/chmobyky.jpg" text:style-name="Internet_20_link" text:visited-style-name="Visited_20_Internet_20_Link">
chmobyky.jpg</text:a>
']</text:p>
      <text:p text:style-name="P4">
Tags: ['STOPRUSSIA', 'АГРЕСІЯ РФ', 'ВТОРГНЕННЯ РФ', 'ГШ ЗСУ']</text:p>
      <text:p text:style-name="P4">
Category: News</text:p>
      <!--METADATA-->
      <text:p text:style-name="P4">
<draw:frame draw:style-name="fr1" draw:name="Image312" text:anchor-type="as-char" svg:width="6.9236in" svg:height="3.883237in" draw:z-index="0">
<draw:image xlink:href="../Images/AРМІЯINFORM/2023-04-20T93-00-00-04-00/chmobyky.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mdxkhnf6SUn7VTvWz1u6Lon5bkufnrVKD27WhTBNYcN2bXsXPftuqKB8Jjcv2ZJWl" text:style-name="Internet_20_link" text:visited-style-name="Visited_20_Internet_20_Link">
reports</text:a>
General Staff of the Armed Forces of Ukraine.</text:p>
      <text:p text:style-name="P4">
; The number of patrols increased, the verification was increased. At the same time, during such inspections, the invaders conduct surveys of citizens and offer them service in the Armed Forces of the Russian Federation, - it will be in the message.</text:p>
      <text:p text:style-name="P4">
News Source: <text:a xlink:type="simple" xlink:href="https://armyinform.com.ua/2023/04/20/na-hersonshhyni-okupanty-na-vulyczyah-proponuyut-myrnomu-naselennyu-vstupyty-do-lav-zs-rf/" text:style-name="Internet_20_link" text:visited-style-name="Visited_20_Internet_20_Link">
https://armyinform.com.ua/2023/04/20/na-hersonshhyni-okupanty-na-vulyczyah-proponuyut-myrnomu-naselennyu-vstupyty-do-lav-zs-rf/</text:a>
</text:p>
      <!--NEWS-->
      <text:h text:style-name="P10" text:outline-level="1">
<text:span text:style-name="T4">
Valery Zaluzhny met with the Commander of the National Armed Forces of Latvia</text:span>
</text:h>
      <text:p text:style-name="P4">
Author: ['АРМІЯINFORM']</text:p>
      <text:p text:style-name="P4">
Time: 2023-04-20T94:00:00-04:00</text:p>
      <text:p text:style-name="P4">
Description: Proviv Zustych Iz Commander of National Zbroyni forces of Latvysko Repubblek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42838944_244797507955461_6592729722586386773_n.jpg" text:style-name="Internet_20_link" text:visited-style-name="Visited_20_Internet_20_Link">
342838944_244797507955461_6592729722586386773_n.jpg</text:a>
']</text:p>
      <text:p text:style-name="P4">
Tags: ['ВАЛЕРІЙ ЗАЛУЖНИЙ', 'ГОЛОВНОКОМАНДУВАЧ ЗБРОЙНИХ СИЛ УКРАЇНИ']</text:p>
      <text:p text:style-name="P4">
Category: News</text:p>
      <!--METADATA-->
      <text:p text:style-name="P4">
<draw:frame draw:style-name="fr1" draw:name="Image313" text:anchor-type="as-char" svg:width="6.9236in" svg:height="5.417717in" draw:z-index="0">
<draw:image xlink:href="../Images/AРМІЯINFORM/2023-04-20T94-00-00-04-00/342838944_244797507955461_6592729722586386773_n.jpg" xlink:type="simple" xlink:show="embed" xlink:actuate="onLoad" draw:mime-type="image/jpeg"/>
</draw:frame>
He met with the Commander of the National Armed Forces of the Latvian Republic of Lieutenant General Leonid Kalninsh, who for the first time visited Ukraine.</text:p>
      <text:p text:style-name="P4">
About this the commander -in -chief of the Armed Forces of Ukraine General Valery Zaluzhny <text:a xlink:type="simple" xlink:href="https://t.me/CinCAFU/480" text:style-name="Internet_20_link" text:visited-style-name="Visited_20_Internet_20_Link">
reports</text:a>
In his official Telegram channel.</text:p>
      <text:p text:style-name="P4">
“He told about the current situation on the front. He emphasized the importance of strengthening the system of air defense of our country, supplying shells of such such as.</text:p>
      <text:p text:style-name="P4">
They agreed to continue dialogue and cooperation to strengthen Ukraine's defense capability, ”the post reads.</text:p>
      <text:p text:style-name="P4">
I am grateful to General Kalninsh and all the Latvian people for solidarity and support.</text:p>
      <text:p text:style-name="P4">
"Together to victory!" He emphasized.</text:p>
      <text:p text:style-name="P4">
News Source: <text:a xlink:type="simple" xlink:href="https://armyinform.com.ua/2023/04/20/valerij-zaluzhnyj-zustrivsya-z-komanduvachem-naczionalnyh-zbrojnyh-syl-latviyi/" text:style-name="Internet_20_link" text:visited-style-name="Visited_20_Internet_20_Link">
https://armyinform.com.ua/2023/04/20/valerij-zaluzhnyj-zustrivsya-z-komanduvachem-naczionalnyh-zbrojnyh-syl-latviyi/</text:a>
</text:p>
      <!--NEWS-->
      <text:h text:style-name="P10" text:outline-level="1">
<text:span text:style-name="T4">
In the Luhansk region, the management of the Humcenters "Edina Russia" was exposed - reported suspicion</text:span>
</text:h>
      <text:p text:style-name="P4">
Author: ['АРМІЯINFORM']</text:p>
      <text:p text:style-name="P4">
Time: 2023-04-20T95:00:00-04:00</text:p>
      <text:p text:style-name="P4">
Description: The prosecutor of the Lisichansko districts of the Luhanskoe Prosecutor's vestigs were launched about the pidozra ... The war with Ukraine 2022, the war with Ukraine is the latest news today, the news war with Ukraine 2022 The last ones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whatsapp-image-2023-04-20-at-111124-2.jpeg" text:style-name="Internet_20_link" text:visited-style-name="Visited_20_Internet_20_Link">
whatsapp-image-2023-04-20-at-111124-2.jpeg</text:a>
']</text:p>
      <text:p text:style-name="P4">
Tags: ['STOPRUSSIA', 'АГРЕСІЯ РФ', 'ВТОРГНЕННЯ РФ']</text:p>
      <text:p text:style-name="P4">
Category: News</text:p>
      <!--METADATA-->
      <text:p text:style-name="P4">
<draw:frame draw:style-name="fr1" draw:name="Image314" text:anchor-type="as-char" svg:width="6.9236in" svg:height="4.909986in" draw:z-index="0">
<draw:image xlink:href="../Images/AРМІЯINFORM/2023-04-20T95-00-00-04-00/whatsapp-image-2023-04-20-at-111124-2.jpeg" xlink:type="simple" xlink:show="embed" xlink:actuate="onLoad" draw:mime-type="image/jpeg"/>
</draw:frame>
Prosecutors of the Lysychansk District Prosecutor's Office of Luhansk Oblast reported to four persons in the absence of an aggressor state(Part 1 of Art. 111-2 of the Criminal Code of Ukraine).</text:p>
      <text:p text:style-name="P4">
За даними слідства, після окупації територій Луганщини рф почала відкриватитак звані «гуманітарні центри» від політичної партії «Єдина росія».</text:p>
      <text:p text:style-name="P4">
Місцеві жителі з активною проросійською позицією обійняли керівні посади втаких «гумцентрах» у Лисичанську, Привіллі та Новодружеську Сєвєродонецькогорайону.</text:p>
      <text:p text:style-name="P4">
Підозрювані надають матеріально-технічну допомогу загарбницьким угрупованнямзбройних сил рф. Це відбувається під виглядом забезпечення російською«гуманітаркою» постраждалих жителів.</text:p>
      <text:p text:style-name="P4">
У пропагандистських медіа вони систематично заявляють про всебічну підтримкурф. До роботи гуманітарних осередків залучають волонтерів серед місцевогонаселення.</text:p>
      <text:p text:style-name="P4">
Пособники ворога активно популяризують діяльність партії та окупаційної влади.У так званих «гумцентрах» активно розповсюджують російська пропаганда,роздають партійні газети та агітують за підтримку дій держави-агресора.</text:p>
      <text:p text:style-name="P4">
Наразі вирішується питання щодо оголошення фігурантів у розшук та обраннязапобіжного заходу.</text:p>
      <text:p text:style-name="P4">
Джерело: <text:a xlink:type="simple" xlink:href="script%20async%20src=%22https:/telegram.org/js/telegram-widget.js" text:style-name="Internet_20_link" text:visited-style-name="Visited_20_Internet_20_Link">
Офіс Генеральногопрокурора</text:a>
</text:p>
      <text:p text:style-name="P4">
News Source: <text:a xlink:type="simple" xlink:href="https://armyinform.com.ua/2023/04/20/na-luganshhyni-vykryly-kerivnycztvo-gumczentriv-yedinoj-rosiyi-povidomleno-pro-pidozru/" text:style-name="Internet_20_link" text:visited-style-name="Visited_20_Internet_20_Link">
https://armyinform.com.ua/2023/04/20/na-luganshhyni-vykryly-kerivnycztvo-gumczentriv-yedinoj-rosiyi-povidomleno-pro-pidozru/</text:a>
</text:p>
      <!--NEWS-->
      <text:h text:style-name="P10" text:outline-level="1">
<text:span text:style-name="T4">
Partners are ready for patronage over the victims of the war communities - Denis Shmigal</text:span>
</text:h>
      <text:p text:style-name="P4">
Author: ['АРМІЯINFORM']</text:p>
      <text:p text:style-name="P4">
Time: 2023-04-20T96:00:00-04:00</text:p>
      <text:p text:style-name="P4">
Description: Behind the results of the Ministry of Economy Samita MIST TA regions, 11 pleads of the Ukrainia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img_1860_resized_ab70ba85bc99707650412e3f538088e0c6404072.jpg" text:style-name="Internet_20_link" text:visited-style-name="Visited_20_Internet_20_Link">
img_1860_resized_ab70ba85bc99707650412e3f538088e0c6404072.jpg</text:a>
', '<text:a xlink:type="simple" xlink:href="https://armyinform.com.ua/wp-content/uploads/2023/04/thumb_202681_820_360_0_0_auto-150x150.jpg" text:style-name="Internet_20_link" text:visited-style-name="Visited_20_Internet_20_Link">
thumb_202681_820_360_0_0_auto-150x150.jpg</text:a>
', '<text:a xlink:type="simple" xlink:href="https://armyinform.com.ua/wp-content/uploads/2023/04/thumb_202680_820_360_0_0_auto-150x150.jpg" text:style-name="Internet_20_link" text:visited-style-name="Visited_20_Internet_20_Link">
thumb_202680_820_360_0_0_auto-150x150.jpg</text:a>
', '<text:a xlink:type="simple" xlink:href="https://armyinform.com.ua/wp-content/uploads/2023/04/thumb_202679_820_360_0_0_auto-150x150.jpg" text:style-name="Internet_20_link" text:visited-style-name="Visited_20_Internet_20_Link">
thumb_202679_820_360_0_0_auto-150x150.jpg</text:a>
']</text:p>
      <text:p text:style-name="P4">
Tags: ['ДЕНИС ШМИГАЛЬ', 'ПРЕМ’ЄР-МІНІСТР УКРАЇНИ']</text:p>
      <text:p text:style-name="P4">
Category: News</text:p>
      <!--METADATA-->
      <text:p text:style-name="P4">
<draw:frame draw:style-name="fr1" draw:name="Image315" text:anchor-type="as-char" svg:width="6.9236in" svg:height="4.517649in" draw:z-index="0">
<draw:image xlink:href="../Images/AРМІЯINFORM/2023-04-20T96-00-00-04-00/img_1860_resized_ab70ba85bc99707650412e3f538088e0c6404072.jpg" xlink:type="simple" xlink:show="embed" xlink:actuate="onLoad" draw:mime-type="image/jpeg"/>
</draw:frame>
According to the results of the International Summit of Cities and Regions, 11 joint agreements were signed by Ukrainian regions, cities, communities and their foreign partners. This was reported by Prime Minister of Ukraine Denis Shmigal.</text:p>
      <text:p text:style-name="P4">
This is stated in <text:a xlink:type="simple" xlink:href="https://www.kmu.gov.ua/news/denys-shmyhal-partnery-hotovi-do-patronatu-nad-postrazhdalymy-vid-viiny-hromadamy" text:style-name="Internet_20_link" text:visited-style-name="Visited_20_Internet_20_Link">
message</text:a>
Government portal.</text:p>
      <text:p text:style-name="P4">
"Extremely productive Day of the International Summit of Cities and Regions. The concept of the regional office of international cooperation was the creation of a network of communication sites of local authorities with foreign partners. They signed a joint declaration with the participation of 30 countries of the world, the Council of Ukraine, the EU and the European Committee of the Regions. It confirms the willingness to collect the patronage over the Russian terror victims of Russian terror, ” - said the government.</text:p>
      <text:p text:style-name="P4">
According to him, the governing principles of horizontal partnership were also agreed. It is Build Back Better, the rule of law, the inviolability of monetary self -government, attracting the widest range of participants.</text:p>
      <text:p text:style-name="P4">
“Ukraine has joined the EU Civil Protection Mechanism. It is the largest in the light system of providing international coordinated operational assistance of unusual situations, ”Denis Shmigal stressed.</text:p>
      <text:p text:style-name="P4">
The Prime Minister also thanked her partners for their willingness to help and support.</text:p>
      <text:p text:style-name="P4">
<text:a xlink:type="simple" xlink:href="https://armyinform.com.ua/wp-content/uploads/2023/04/thumb_202681_820_360_0_0_auto.jpg" text:style-name="Internet_20_link" text:visited-style-name="Visited_20_Internet_20_Link">
!(Images/AРМІЯINFORM/2023-04-20T96-00-00-04-00/thumb_202681_820_360_0_0_auto-150x150.jpg)</text:a>
</text:p>
      <text:p text:style-name="P4">
<text:a xlink:type="simple" xlink:href="https://armyinform.com.ua/wp-content/uploads/2023/04/thumb_202680_820_360_0_0_auto.jpg" text:style-name="Internet_20_link" text:visited-style-name="Visited_20_Internet_20_Link">
<draw:frame draw:style-name="fr1" draw:name="Image316" text:anchor-type="as-char" svg:width="6.9236in" svg:height="6.9236in" draw:z-index="0">
<draw:image xlink:href="../Images/AРМІЯINFORM/2023-04-20T96-00-00-04-00/thumb_202680_820_360_0_0_auto-150x150.jpg" xlink:type="simple" xlink:show="embed" xlink:actuate="onLoad" draw:mime-type="image/jpeg"/>
</draw:frame>
</text:a>
</text:p>
      <text:p text:style-name="P4">
<text:a xlink:type="simple" xlink:href="https://armyinform.com.ua/wp-content/uploads/2023/04/thumb_202679_820_360_0_0_auto.jpg" text:style-name="Internet_20_link" text:visited-style-name="Visited_20_Internet_20_Link">
<draw:frame draw:style-name="fr1" draw:name="Image317" text:anchor-type="as-char" svg:width="6.9236in" svg:height="6.9236in" draw:z-index="0">
<draw:image xlink:href="../Images/AРМІЯINFORM/2023-04-20T96-00-00-04-00/thumb_202679_820_360_0_0_auto-150x150.jpg" xlink:type="simple" xlink:show="embed" xlink:actuate="onLoad" draw:mime-type="image/jpeg"/>
</draw:frame>
</text:a>
</text:p>
      <text:p text:style-name="P4">
News Source: <text:a xlink:type="simple" xlink:href="https://armyinform.com.ua/2023/04/20/partnery-gotovi-do-patronatu-nad-postrazhdalymy-vid-vijny-gromadamy-denys-shmygal/" text:style-name="Internet_20_link" text:visited-style-name="Visited_20_Internet_20_Link">
https://armyinform.com.ua/2023/04/20/partnery-gotovi-do-patronatu-nad-postrazhdalymy-vid-vijny-gromadamy-denys-shmygal/</text:a>
</text:p>
      <!--NEWS-->
      <text:h text:style-name="P10" text:outline-level="1">
<text:span text:style-name="T4">
Sanctions against the Russian Federation as of April 20</text:span>
</text:h>
      <text:p text:style-name="P4">
Author: ['АРМІЯINFORM']</text:p>
      <text:p text:style-name="P4">
Time: 2023-04-20T97: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5/20220501-1.jpg" text:style-name="Internet_20_link" text:visited-style-name="Visited_20_Internet_20_Link">
20220501-1.jpg</text:a>
']</text:p>
      <text:p text:style-name="P4">
Tags: ['АНТИРОСІЙСЬКІ САНКЦІЇ', 'КРАХ РОСІЙСЬКОЇ ЕКОНОМІКИ']</text:p>
      <text:p text:style-name="P4">
Category: News</text:p>
      <!--METADATA-->
      <text:p text:style-name="P4">
<draw:frame draw:style-name="fr1" draw:name="Image318" text:anchor-type="as-char" svg:width="6.9236in" svg:height="4.615733in" draw:z-index="0">
<draw:image xlink:href="../Images/AРМІЯINFORM/2023-04-20T97-00-00-04-00/20220501-1.jpg" xlink:type="simple" xlink:show="embed" xlink:actuate="onLoad" draw:mime-type="image/jpeg"/>
</draw:frame>
Foreign Intelligence Service of Ukraine <text:a xlink:type="simple" xlink:href="https://szru.gov.ua/news-media/publications/200423-ukraina-i-svit--proty-rosiiskoi-ahresii-sanktsii-v-dii" text:style-name="Internet_20_link" text:visited-style-name="Visited_20_Internet_20_Link">
informs</text:a>
About sanctions against the Russian Federation as of April 20.</text:p>
      <text:p text:style-name="P4">
Ukraine and Poland have reached an understanding about the transit of Ukrainian farming in the Polish territory.</text:p>
      <text:p text:style-name="P4">
The European Commission congratulated the agreement between Poland and Ukraine on transit -Ukrainian grain.</text:p>
      <text:p text:style-name="P4">
The Pentagon named three priorities of military assistance for Ukraine: air defense, artillery and armored vehicles and confirmed that the M2 Bradley armored vehicles have already arrived in Ukraine.</text:p>
      <text:p text:style-name="P4">
Patrioot from the US and the Netherlands arrived in Ukraine.</text:p>
      <text:p text:style-name="P4">
Germany handed Ukraine the anti-aircraft missile complex of Patriot and the missile, the second of the four promised IRIS-T air defense systems(SLM), 16 cargo vehicles Zetros and two cars to patrol the border.</text:p>
      <text:p text:style-name="P4">
Spain has launched the process of transfer to Ukraine LEOPARD 2.</text:p>
      <text:p text:style-name="P4">
The United Kingdom handed over 14 Challenger 2 tanks.</text:p>
      <text:p text:style-name="P4">
The United Kingdom Ministry of Defense believes that the Russian statesatically uses information operations as the main element of its strategy in the war.</text:p>
      <text:p text:style-name="P4">
The Minister of the Cabinet of Ministers of the United Kingdom, Oliver Dudenn, was that hackers who support Russia were seeking to violate or destroy the critically important infrastructure of the United Kingdom.</text:p>
      <text:p text:style-name="P4">
NATO Secretary General Jens Stoltenberg said that Western allies would not be found from the support of Ukraine in the war against the Russian Federation despite the threat of Kremlin's weapons. "Russia is the most uniform threat to our safety," Stoltenberg added.</text:p>
      <text:p text:style-name="P4">
South Korea President Yun Suk Yol for the first time stated that South Korea could expand its support for Ukraine and go beyond humanitarian and economic aid.</text:p>
      <text:p text:style-name="P4">
Germany will provide an additional EUR 111 million for Ukraine's restoration. The funds will be focused on housing for internally displaced persons and in support of Ukrainian municipalities, such as repair and equipment of kindergartens, schools and hospitals.</text:p>
      <text:p text:style-name="P4">
Japan allocates $ 23 million to cover military risks in Ukraine.</text:p>
      <text:p text:style-name="P4">
The European Commission has proposed to create a "European cybershchite" worth 1.1 billion.</text:p>
      <text:p text:style-name="P4">
The Latvia government has made another decision to transfer eight -car confiscated from drunk drivers for free.Irish low -cost Ryanair is ready to quickly restore the work in Ukraine after the war.</text:p>
      <text:p text:style-name="P4">
President Joe Biden continued for a year the ban on the movement of Russian vessels of US exports.</text:p>
      <text:p text:style-name="P4">
In a letter to the Russian State Corporation Rosatom, the US Ministry of Energy has warned the consequences in the event of interference with secret nuclear technologies of the now occupied Zaporizhzhya Nuclear Power Plant.</text:p>
      <text:p text:style-name="P4">
The US Department of Justice has charged two high -profile cases. The first case was suspected of four US citizens and trirosians who acted at the FSB's instructions, promoting the interests of Russian registration. According to the US Ministry of Justice, one of the suspects of Alexander Ionov from the Antiglobalist Two -Gang of Russia(with headquarters in Moscow)Through hisir, he discredited American democratic institutions, influenced the election of Uflorida and in general on residents of this state.</text:p>
      <text:p text:style-name="P4">
Also, the accusations were made by the Ministry of Justice in the Colombia County against the citizen of Rfnataliya Burlynova, the head of the Russian Center "Craredativna Diplomatia", the recruitment of US citizens from academic and research circles. According to the Ministry, she provided the FSB with information about US citizens published in its programs.</text:p>
      <text:p text:style-name="P4">
The US Ministry of Finance has announced restrictions on the international network of companies and persons who, despite previously imposed sanctions against Iranudoud, he had received electronics and equipment for the production of combat missions.</text:p>
      <text:p text:style-name="P4">
The United States did not provide visa to Russian propagandists to cover the speech in the UN Security Council.</text:p>
      <text:p text:style-name="P4">
The Ambassadors of the European Union have approved the decision to create an EU civilian in Moldova to help the country to resist hybrid threats from Russia.</text:p>
      <text:p text:style-name="P4">
The EU has prepared sanctions against pro -Russian protests in Moldova.</text:p>
      <text:p text:style-name="P4">
The Ministry of Agriculture of Moldova reported that they do not plan to impose restrictions on Ukrainian agricultural products. At the same time, the Ministry of Internal Affairs of the country prepared another batch of humanitarian aid for Ukraine with a total of more than 15 million Moldovan Leev(3.04 million euros).</text:p>
      <text:p text:style-name="P4">
«….Громадяни, які тимчасово є депутатами, запрошують сюди тих, хто допомагаєвбивати людей, дітей і жінок в Україні, їм нема чого тут шукати. Молдова неповинна асоціюватися з цими звірствами», — так прокоментував відмову у в’їздів країну лідеру татарстану рустаму мінніханову прем’єр-міністр Молдови ДорінРечан.</text:p>
      <text:p text:style-name="P4">
Молдова оголосить іще одного російського дипломата персоною нон-грата та двохпозбавить акредитації у міжнародному аеропорту Кишинева.</text:p>
      <text:p text:style-name="P4">
Germany has delayed repair for 15.6 million euros in the residence of the rapport in Moscow as a result of the war in Ukraine.</text:p>
      <text:p text:style-name="P4">
International Basketball Federation(FIBA)She did not allow the Russian male basketball team to participate in the pre -qualification tournament on the Summer Olympiad 2024 in Paris.</text:p>
      <text:p text:style-name="P4">
The executive committee of Fiba-Europe, guided by the recommendations of the International Olympic Committee, announced the unanimous decision not to allow Russian Tabilor national teams to participate in the pre-qualification of the Eurobasket-2025.</text:p>
      <text:p text:style-name="P4">
<text:span text:style-name="T4">
 RF </text:span>
</text:p>
      <text:p text:style-name="P4">
Kazakhstan began to increase the tanker fleet(Additionally purchases two oil tankers with a deadweight 8 thousand tons)To supply its oil, nail bypassing Russia through Azerbaijan. New tankers are needed by Kazakhstan to diversify export deliveries, 80 % of which are currently through Russia. In 2023, the general volume of detour of the Russian Federation will be 1.5 million tons, in the future, according to the existing port infrastructure - more than 3 million tons. The overall possible supply of oil from Kazakhstan, including China, is estimated at 20-25 million tons per year.</text:p>
      <text:p text:style-name="P4">
The German Mercedes-Benz Auto Concern has closed the agreement and sold its business in Russia. The new owner, the Russian "car", plans to collect Chinese cars at the Moscow plant.</text:p>
      <text:p text:style-name="P4">
The Chinese company HAIER stopped the work of the plant in Kirov on the production equipment of the Italian brand Candy, which it owes. It is stated that "only because of the increase in the exchange rate only the company lost 15 % of profits."</text:p>
      <text:p text:style-name="P4">
The largest European Investment Fund atrium European Real Estate(Sterilize)sold seven shopping and entertainment centers "Park House" with an area of 420 thousand square meters. UMSKVI, St. Petersburg, Yekaterinburg, Kazan, Volgograd and Togliatti.</text:p>
      <text:p text:style-name="P4">
The Finland Migration Service predicts that up to 1.2 thousand primary requests from Russians to provide asylum in 2023.</text:p>
      <text:p text:style-name="P4">
World Steel Association(World Steel Association)It predicts a decrease in steel consumption in Russia in 2023 by 5 %, in 2024 - by another 6.7 %.</text:p>
      <text:p text:style-name="P4">
For the Russians, there are fewer ways of transferring currency abroad: the Italian group Intesa Sanpaolo stopped opening foreign currency accounts to physical accounts and more than three times increased the amount of the minimum commission to send in dollars; At the same time, the Hungarian OTP-Bank will stop the transfers in US currency from April 25.</text:p>
      <text:p text:style-name="P4">
Despite Putin's calls and the demands of the Russian Government, the Russian Federation said that it was impossible to reflect from US ATMs in the next two to three years.In the first quarter, the Central Bank found three times more illegal loans that were gave to the Russians than in the same period of 2022.</text:p>
      <text:p text:style-name="P4">
The Russian Federation is fastened by cheap and less reliable household appliances of Chinese Irosian producers, the demand for which Russians continues to decrease. The sale of holes in February fell by 42 %, up to 196 thousand, in money - twice, up to 7.1 billion rubles. Russian government officials have expressed concern about the risks associated with excessive dependence on Chinese technologies.</text:p>
      <text:p text:style-name="P4">
In the first quarter of visiting catering establishments, the Muscousums were 10 %, the average check increased by 19 % compared to last year.</text:p>
      <text:p text:style-name="P4">
In Russia, adolescents from the age of 14 will include in the Unified Register of Military Recruitment, which the Russian authorities intend to use for the distribution of electronic stories. According to the Deputy Chairman of the Tsentrizbirkom of the Russian Federation Nikolayubulaev, the data will be transmitted to the register from the voter register.</text:p>
      <text:p text:style-name="P4">
The Supreme Court of Belarus announced the completion of bankruptcy cases of a number of enterprises. Bankruptcy was recognized as Osipovich's wagon -building plant in the Umogilev region. In 2008, the Government of Belarus concluded a treaty with the Russian company Grand Express on the construction of a plant for the production of railways worth $ 160 million. In 2011, the Eurasian Bank developed a loan of $ 63.5 million under the guarantees of the Government of Belarus. The 10-year-old company, which should be profitable, ended in bankruptcy.</text:p>
      <text:p text:style-name="P4">
The House of Representation of the National Soviet of the Republic of Belarus adopted in the second reading of the law, which gives the KGB the right, in favor of national security, to restrict the departure of citizens of Belarus beyond the country.</text:p>
      <text:p text:style-name="P4">
In the first quarter of 2023, Belarus invited an interview for the replacement of working places of 20.5 thousand citizens of Russia.</text:p>
      <text:p text:style-name="P4">
2.5 thousand people were included in the Braslav district of Vitebsk region. According to Belstat, 24 143 people lived in the area at the beginning of 2021. Therefore, 2.5 thousand local "Darmaid" is 10 % of all residents of the region.</text:p>
      <text:p text:style-name="P4">
Belarusian security forces detained nine people in Gomel for subscription to "extremist" channels on Telegram, Instagram and Tiktok.</text:p>
      <text:p text:style-name="P4">
News Source: <text:a xlink:type="simple" xlink:href="https://armyinform.com.ua/2023/04/20/sankcziyi-proty-rosijskoyi-federacziyi-stanom-na-20-kvitnya/" text:style-name="Internet_20_link" text:visited-style-name="Visited_20_Internet_20_Link">
https://armyinform.com.ua/2023/04/20/sankcziyi-proty-rosijskoyi-federacziyi-stanom-na-20-kvitnya/</text:a>
</text:p>
      <!--NEWS-->
      <text:h text:style-name="P10" text:outline-level="1">
<text:span text:style-name="T4">
It is important that, while aggression, Russia has no access to sports, Olympic sites - President of Ukraine</text:span>
</text:h>
      <text:p text:style-name="P4">
Author: ['АРМІЯINFORM']</text:p>
      <text:p text:style-name="P4">
Time: 2023-04-20T98:00:00-04:00</text:p>
      <text:p text:style-name="P4">
Description: https://youtu.be/uwoidiecgu4 healthy, Shanovna Ukrainian!Puppy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I wish health, dear Ukrainians!</text:span>
</text:p>
      <text:p text:style-name="P4">
He just turned to the Parliament of Mexico, and this is the second such appeal of the pre -region of Latin America. I am grateful to Mexico for his attention to Ukraine and the support of international security, the need for the widest possible unity to protect international law.</text:p>
      <text:p text:style-name="P4">
Because if the right does not work, life threat will only grow ... The bandits of the Yagresar will become even more arrogant. We should not allow this.</text:p>
      <text:p text:style-name="P4">
In fact, it was in Kiev that NATO Stoltenberg's NATO Zano Turks were also devoted to Kyiv. Protection of Ukraine. Protection of the entire international order based on the rules. Protection of life.</text:p>
      <text:p text:style-name="P4">
We are preparing for the Ramstein meeting, and Mr. Stoltenberg's position is important. We are preparing for our active action at the front - they are inevitable.</text:p>
      <text:p text:style-name="P4">
We are also preparing for NATO Summit in Vilnius, which is scheduled for the summer of this year, but its content is being processed now. It is at such meetings that in contacts of different levels that we lead with partners.</text:p>
      <text:p text:style-name="P4">
Neither the majority of Ukrainians nor most Europeans, nor the majority of NATO residents will understand the Alliance's leaders, unless a well -deserved political invitation for Ukraine to the Alliance is sounded at this summit.</text:p>
      <text:p text:style-name="P4">
Ukraine has done everything in order for our application to be satisfied.</text:p>
      <text:p text:style-name="P4">
It is difficult even to say whose contribution to European and Euro -Atlantic security is greater than our soldiers ... Ukrainians and Ukrainian women who protect their lives with their lives. I thank all the partners who support us in this.</text:p>
      <text:p text:style-name="P4">
The international summit of cities and regions took place today in Kyiv. The new formatting of our country with partners.</text:p>
      <text:p text:style-name="P4">
The Congress of local and regional authorities of Ukraine, which unites the central authority of local leaders, is now gaining international level. In order to actively disappear foreign partners to rebuild in our country, to the development of economic, infrastructure in our communities.</text:p>
      <text:p text:style-name="P4">
I am grateful to anyone who participated in the summit ... representatives of different countries, cities, municipalities. European institutions, the Council of Europe, the President of the EU Committee ... more than one hundred participants from almost forty countries. I am grateful to everyone for the support of Ukraine!</text:p>
      <text:p text:style-name="P4">
Today, Ms. Ann Idalgo met with Paris mayor. It was honor to hand over a special distinction of Ukraine for the capital of France, a distinction of the city-rescuer.</text:p>
      <text:p text:style-name="P4">
Paris has become one of the largest centers for Ukraine in Europe - in all -persons.I thank all the French, all Parisians, President of France Macron for her unchanging for Ukraine, for leadership. And especially I want to mention the absolutely principal and such a consonant Ukrainian position of Ms. Paris on the protection Olympic movement from Russian ideologization, from propaganda.</text:p>
      <text:p text:style-name="P4">
It is obvious that the terrorist state will do everything to justify itself through the sports to use the International Olympic Movement in support of its aggression.</text:p>
      <text:p text:style-name="P4">
That is why it is important that, while aggression, the Russian state has no access to the sports, Olympic sites. In particular, the Parisian site - this city will host the 2024 Olympics.</text:p>
      <text:p text:style-name="P4">
Ms. Paris's mayor has reaffirmed today that she did not see the place for the representatives of the aggressor state in Paris while aggression is ongoing. This is a clear, important signal, thank you for him.</text:p>
      <text:p text:style-name="P4">
It would be good that such signals may be heard in the International Olympic Committee, where, unfortunately, the personal benefit of individual bureaucrats is dominated by the relevant principles.</text:p>
      <text:p text:style-name="P4">
One more.</text:p>
      <text:p text:style-name="P4">
Today, the moon of Ramadan is ends for Muslims ... The bright holiday Ramazan-Bayram deserves the most common conditions. It deserves the peace that we so strive for, we deserve victory, we all go. I believe that the Lord will bless Ukraine with the will for all our territories and all our people.</text:p>
      <text:p text:style-name="P4">
I wish all our Muslim community and all the Muslims of the peaceful celebration!</text:p>
      <text:p text:style-name="P4">
Ramazan Bayramıñız Hayırlı ve mubarek olsun!</text:p>
      <text:p text:style-name="P4">
Glory to all our soldiers who are now in battle for Ukraine!</text:p>
      <text:p text:style-name="P4">
Thank you all who help!</text:p>
      <text:p text:style-name="P4">
<text:span text:style-name="T4">
Glory to Ukraine!</text:span>
</text:p>
      <text:p text:style-name="P4">
News Source: <text:a xlink:type="simple" xlink:href="https://armyinform.com.ua/2023/04/20/vazhlyvo-shhob-poky-tryvaye-agresiya-rosiya-ne-mala-zhodnogo-dostupu-do-sportyvnyh-olimpijskyh-majdanchykiv-prezydent-ukrayiny/" text:style-name="Internet_20_link" text:visited-style-name="Visited_20_Internet_20_Link">
https://armyinform.com.ua/2023/04/20/vazhlyvo-shhob-poky-tryvaye-agresiya-rosiya-ne-mala-zhodnogo-dostupu-do-sportyvnyh-olimpijskyh-majdanchykiv-prezydent-ukrayiny/</text:a>
</text:p>
      <!--NEWS-->
      <text:h text:style-name="P10" text:outline-level="1">
<text:span text:style-name="T4">
Short. War. Day 421. Videoodigest</text:span>
</text:h>
      <text:p text:style-name="P4">
Author: ['АРМІЯINFORM']</text:p>
      <text:p text:style-name="P4">
Time: 2023-04-20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text:p>
      <text:p text:style-name="P4">
Category: News</text:p>
      <!--METADATA-->
      <text:p text:style-name="P4">
News Source: <text:a xlink:type="simple" xlink:href="https://armyinform.com.ua/2023/04/20/korotko-vijna-den-421-videodajdzhest/" text:style-name="Internet_20_link" text:visited-style-name="Visited_20_Internet_20_Link">
https://armyinform.com.ua/2023/04/20/korotko-vijna-den-421-videodajdzhest/</text:a>
</text:p>
      <!--NEWS-->
      <text:h text:style-name="P10" text:outline-level="1">
<text:span text:style-name="T4">
The Russian plane dropped the ammunition on Belgorod</text:span>
</text:h>
      <text:p text:style-name="P4">
Authors: Ukrinform (Person)</text:p>
      <text:p text:style-name="P4">
Publisher: Укринформ (Organization)</text:p>
      <text:p text:style-name="P4">
Published Time: 2023-04-21T-31:31:00+03:00</text:p>
      <text:p text:style-name="P4">
Modified Time: 2023-04-21T00:31:00+03:00</text:p>
      <text:p text:style-name="P4">
Description: In Russia, the Su-34 combat aircraft dropped the ammunition into the city of Belgorod. - Ukrinform.</text:p>
      <text:p text:style-name="P4">
Images: ["<text:a xlink:type="simple" xlink:href="https://static.ukrinform.com/photos/2023_04/thumb_files/630_360_1682026085-548.jpeg" text:style-name="Internet_20_link" text:visited-style-name="Visited_20_Internet_20_Link">
630_360_16820...</text:a>
", "<text:a xlink:type="simple" xlink:href="https://static.ukrinform.com/photos/2023_04/1682027378-955.jpg" text:style-name="Internet_20_link" text:visited-style-name="Visited_20_Internet_20_Link">
1682027378-95...</text:a>
", "<text:a xlink:type="simple" xlink:href="https://static.ukrinform.com/photos/2023_04/1682026292-279.jpeg" text:style-name="Internet_20_link" text:visited-style-name="Visited_20_Internet_20_Link">
1682026292-27...</text:a>
"]</text:p>
      <text:p text:style-name="P4">
Tags: ['Літак', 'Обстріл', 'росія', 'Бєлгород']</text:p>
      <text:p text:style-name="P4">
Type: Article</text:p>
      <!--METADATA-->
      <text:p text:style-name="P4">
<draw:frame draw:style-name="fr1" draw:name="Image319" text:anchor-type="as-char" svg:width="6.9236in" svg:height="3.956343in" draw:z-index="0">
<draw:image xlink:href="../Images/yкринформ/2023-04-21T-31-31-00-03-00/630_360_1682026085-548.jpeg" xlink:type="simple" xlink:show="embed" xlink:actuate="onLoad" draw:mime-type="image/jpeg"/>
</draw:frame>
In Russia, the Su-34 aircraft dropped the ammunition into the city of Belgorod.</text:p>
      <text:p text:style-name="P4">
This was reported by Russian <text:a xlink:type="simple" xlink:href="https://t.me/rian_ru/200446" text:style-name="Internet_20_link" text:visited-style-name="Visited_20_Internet_20_Link">
</text:a>
, reports Ukrinform.</text:p>
      <text:p text:style-name="P4">
<draw:frame draw:style-name="fr1" draw:name="Image320" text:anchor-type="as-char" svg:width="6.9236in" svg:height="5.1927in" draw:z-index="0">
<draw:image xlink:href="../Images/yкринформ/2023-04-21T-31-31-00-03-00/1682027378-955.jpg" xlink:type="simple" xlink:show="embed" xlink:actuate="onLoad" draw:mime-type="image/jpeg"/>
</draw:frame>
<draw:frame draw:style-name="fr1" draw:name="Image321" text:anchor-type="as-char" svg:width="6.9236in" svg:height="5.1927in" draw:z-index="0">
<draw:image xlink:href="../Images/yкринформ/2023-04-21T-31-31-00-03-00/1682026292-279.jpeg" xlink:type="simple" xlink:show="embed" xlink:actuate="onLoad" draw:mime-type="image/jpeg"/>
</draw:frame>
"In the evening of April 20 during the flight <text:a xlink:type="simple" xlink:href="https://www.ukrinform.ua/tag-rosijska-aviacia" text:style-name="Internet_20_link" text:visited-style-name="Visited_20_Internet_20_Link">
</text:a>
Su-34 VSS above the city of Belgorod occurred an emergency sedimentary ammunition. As a result, there is damage to residential buildings, sacrifices. Investigation is being conducted, " - the message reads.</text:p>
      <text:p text:style-name="P4">
<text:span text:style-name="T4">
 Read also: </text:span>
 <text:a xlink:type="simple" xlink:href="https://www.ukrinform.ua/rubric-world/3681215-v-moskvi-gorila-budivla-de-rozmisenij-propagandistskij-telekanal-spas.html" text:style-name="Internet_20_link" text:visited-style-name="Visited_20_Internet_20_Link">
</text:a>
As reported by Ukrinform, in the historical center of Moscow on Znamenka Street <text:a xlink:type="simple" xlink:href="https://www.ukrinform.ua/rubric-world/3692182-u-centri-moskvi-gorila-budivla-minoboroni.html" text:style-name="Internet_20_link" text:visited-style-name="Visited_20_Internet_20_Link">
</text:a>
the second level of complexity in the building of the Ministry of Defense of the Russian Federation.</text:p>
      <text:p text:style-name="P4">
News Source: <text:a xlink:type="simple" xlink:href="https://www.ukrinform.ua/rubric-world/3698614-rosijskij-litak-obstrilav-belgorod.html" text:style-name="Internet_20_link" text:visited-style-name="Visited_20_Internet_20_Link">
https://www.ukrinform.ua/rubric-world/3698614-rosijskij-litak-obstrilav-belgorod.html</text:a>
</text:p>
      <!--NEWS-->
      <text:h text:style-name="P10" text:outline-level="1">
<text:span text:style-name="T4">
All over Ukraine is air alarm</text:span>
</text:h>
      <text:p text:style-name="P4">
Authors: Ukrinform (Person)</text:p>
      <text:p text:style-name="P4">
Publisher: Укринформ (Organization)</text:p>
      <text:p text:style-name="P4">
Published Time: 2023-04-21T-33:14:00+03:00</text:p>
      <text:p text:style-name="P4">
Modified Time: 2023-04-21T00:14:00+03:00</text:p>
      <text:p text:style-name="P4">
Description: Air alarm was declared all over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 'Ракетний удар']</text:p>
      <text:p text:style-name="P4">
Type: Article</text:p>
      <!--METADATA-->
      <text:p text:style-name="P4">
<draw:frame draw:style-name="fr1" draw:name="Image322" text:anchor-type="as-char" svg:width="6.9236in" svg:height="3.956343in" draw:z-index="0">
<draw:image xlink:href="../Images/yкринформ/2023-04-21T-33-14-00-03-00/630_360_1645871571-868.jpg" xlink:type="simple" xlink:show="embed" xlink:actuate="onLoad" draw:mime-type="image/jpeg"/>
</draw:frame>
Air alarm was declared throughout Ukraine.</text:p>
      <text:p text:style-name="P4">
This is evidenced by <text:a xlink:type="simple" xlink:href="https://map.ukrainealarm.com/" text:style-name="Internet_20_link" text:visited-style-name="Visited_20_Internet_20_Link">
</text:a>
Air anxiety, reports Ukrinform.</text:p>
      <text:p text:style-name="P4">
Currently <text:a xlink:type="simple" xlink:href="https://www.ukrinform.ua/tag-povitrana-trivoga" text:style-name="Internet_20_link" text:visited-style-name="Visited_20_Internet_20_Link">
</text:a>
The Crimea was announced in all holes and Crimea.</text:p>
      <text:p text:style-name="P4">
News Source: <text:a xlink:type="simple" xlink:href="https://www.ukrinform.ua/rubric-ato/3698613-po-vsij-ukraini-povitrana-trivoga.html" text:style-name="Internet_20_link" text:visited-style-name="Visited_20_Internet_20_Link">
https://www.ukrinform.ua/rubric-ato/3698613-po-vsij-ukraini-povitrana-trivoga.html</text:a>
</text:p>
      <!--NEWS-->
      <text:h text:style-name="P10" text:outline-level="1">
<text:span text:style-name="T4">
All over Ukraine is air alarm</text:span>
</text:h>
      <text:p text:style-name="P4">
Authors: Ukrinform (Person)</text:p>
      <text:p text:style-name="P4">
Publisher: Укринформ (Organization)</text:p>
      <text:p text:style-name="P4">
Published Time: 2023-04-21T00:14:00+03:00</text:p>
      <text:p text:style-name="P4">
Modified Time: 2023-04-21T00:14:00+03:00</text:p>
      <text:p text:style-name="P4">
Description: Air alarm was declared all over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 'Ракетний удар']</text:p>
      <text:p text:style-name="P4">
Type: Article</text:p>
      <!--METADATA-->
      <text:p text:style-name="P4">
<draw:frame draw:style-name="fr1" draw:name="Image323" text:anchor-type="as-char" svg:width="6.9236in" svg:height="3.956343in" draw:z-index="0">
<draw:image xlink:href="../Images/yкринформ/2023-04-21T00-14-00-03-00/630_360_1645871571-868.jpg" xlink:type="simple" xlink:show="embed" xlink:actuate="onLoad" draw:mime-type="image/jpeg"/>
</draw:frame>
Air alarm was declared throughout Ukraine.</text:p>
      <text:p text:style-name="P4">
This is evidenced by <text:a xlink:type="simple" xlink:href="https://map.ukrainealarm.com/" text:style-name="Internet_20_link" text:visited-style-name="Visited_20_Internet_20_Link">
</text:a>
Air anxiety, reports Ukrinform.</text:p>
      <text:p text:style-name="P4">
Currently <text:a xlink:type="simple" xlink:href="https://www.ukrinform.ua/tag-povitrana-trivoga" text:style-name="Internet_20_link" text:visited-style-name="Visited_20_Internet_20_Link">
</text:a>
The Crimea was announced in all holes and Crimea.</text:p>
      <text:p text:style-name="P4">
News Source: <text:a xlink:type="simple" xlink:href="https://www.ukrinform.ua/rubric-ato/3698613-po-vsij-ukraini-povitrana-trivoga.html" text:style-name="Internet_20_link" text:visited-style-name="Visited_20_Internet_20_Link">
https://www.ukrinform.ua/rubric-ato/3698613-po-vsij-ukraini-povitrana-trivoga.html</text:a>
</text:p>
      <!--NEWS-->
      <text:h text:style-name="P10" text:outline-level="1">
<text:span text:style-name="T4">
The Russian plane dropped the ammunition on Belgorod</text:span>
</text:h>
      <text:p text:style-name="P4">
Authors: Ukrinform (Person)</text:p>
      <text:p text:style-name="P4">
Publisher: Укринформ (Organization)</text:p>
      <text:p text:style-name="P4">
Published Time: 2023-04-21T00:31:00+03:00</text:p>
      <text:p text:style-name="P4">
Modified Time: 2023-04-21T00:31:00+03:00</text:p>
      <text:p text:style-name="P4">
Description: In Russia, the Su-34 combat aircraft dropped the ammunition into the city of Belgorod. - Ukrinform.</text:p>
      <text:p text:style-name="P4">
Images: ["<text:a xlink:type="simple" xlink:href="https://static.ukrinform.com/photos/2023_04/thumb_files/630_360_1682026085-548.jpeg" text:style-name="Internet_20_link" text:visited-style-name="Visited_20_Internet_20_Link">
630_360_16820...</text:a>
", "<text:a xlink:type="simple" xlink:href="https://static.ukrinform.com/photos/2023_04/1682027378-955.jpg" text:style-name="Internet_20_link" text:visited-style-name="Visited_20_Internet_20_Link">
1682027378-95...</text:a>
", "<text:a xlink:type="simple" xlink:href="https://static.ukrinform.com/photos/2023_04/1682026292-279.jpeg" text:style-name="Internet_20_link" text:visited-style-name="Visited_20_Internet_20_Link">
1682026292-27...</text:a>
"]</text:p>
      <text:p text:style-name="P4">
Tags: ['Літак', 'Обстріл', 'росія', 'Бєлгород']</text:p>
      <text:p text:style-name="P4">
Type: Article</text:p>
      <!--METADATA-->
      <text:p text:style-name="P4">
<draw:frame draw:style-name="fr1" draw:name="Image324" text:anchor-type="as-char" svg:width="6.9236in" svg:height="3.956343in" draw:z-index="0">
<draw:image xlink:href="../Images/yкринформ/2023-04-21T00-31-00-03-00/630_360_1682026085-548.jpeg" xlink:type="simple" xlink:show="embed" xlink:actuate="onLoad" draw:mime-type="image/jpeg"/>
</draw:frame>
In Russia, the Su-34 aircraft dropped the ammunition into the city of Belgorod.</text:p>
      <text:p text:style-name="P4">
This was reported by Russian <text:a xlink:type="simple" xlink:href="https://t.me/rian_ru/200446" text:style-name="Internet_20_link" text:visited-style-name="Visited_20_Internet_20_Link">
</text:a>
, reports Ukrinform.</text:p>
      <text:p text:style-name="P4">
<draw:frame draw:style-name="fr1" draw:name="Image325" text:anchor-type="as-char" svg:width="6.9236in" svg:height="5.1927in" draw:z-index="0">
<draw:image xlink:href="../Images/yкринформ/2023-04-21T00-31-00-03-00/1682027378-955.jpg" xlink:type="simple" xlink:show="embed" xlink:actuate="onLoad" draw:mime-type="image/jpeg"/>
</draw:frame>
<draw:frame draw:style-name="fr1" draw:name="Image326" text:anchor-type="as-char" svg:width="6.9236in" svg:height="5.1927in" draw:z-index="0">
<draw:image xlink:href="../Images/yкринформ/2023-04-21T00-31-00-03-00/1682026292-279.jpeg" xlink:type="simple" xlink:show="embed" xlink:actuate="onLoad" draw:mime-type="image/jpeg"/>
</draw:frame>
"In the evening of April 20 during the flight <text:a xlink:type="simple" xlink:href="https://www.ukrinform.ua/tag-rosijska-aviacia" text:style-name="Internet_20_link" text:visited-style-name="Visited_20_Internet_20_Link">
</text:a>
Su-34 VSS above the city of Belgorod occurred an emergency sedimentary ammunition. As a result, there is damage to residential buildings, sacrifices. Investigation is being conducted, " - the message reads.</text:p>
      <text:p text:style-name="P4">
<text:span text:style-name="T4">
 Read also: </text:span>
 <text:a xlink:type="simple" xlink:href="https://www.ukrinform.ua/rubric-world/3681215-v-moskvi-gorila-budivla-de-rozmisenij-propagandistskij-telekanal-spas.html" text:style-name="Internet_20_link" text:visited-style-name="Visited_20_Internet_20_Link">
</text:a>
As reported by Ukrinform, in the historical center of Moscow on Znamenka Street <text:a xlink:type="simple" xlink:href="https://www.ukrinform.ua/rubric-world/3692182-u-centri-moskvi-gorila-budivla-minoboroni.html" text:style-name="Internet_20_link" text:visited-style-name="Visited_20_Internet_20_Link">
</text:a>
the second level of complexity in the building of the Ministry of Defense of the Russian Federation.</text:p>
      <text:p text:style-name="P4">
News Source: <text:a xlink:type="simple" xlink:href="https://www.ukrinform.ua/rubric-world/3698614-rosijskij-litak-obstrilav-belgorod.html" text:style-name="Internet_20_link" text:visited-style-name="Visited_20_Internet_20_Link">
https://www.ukrinform.ua/rubric-world/3698614-rosijskij-litak-obstrilav-belgorod.html</text:a>
</text:p>
      <!--NEWS-->
      <text:h text:style-name="P10" text:outline-level="1">
<text:span text:style-name="T4">
Russia is not a place on the 2024 Olympics - Zelensky</text:span>
</text:h>
      <text:p text:style-name="P4">
Authors: Ukrinform (Person)</text:p>
      <text:p text:style-name="P4">
Publisher: Укринформ (Organization)</text:p>
      <text:p text:style-name="P4">
Published Time: 2023-04-21T00:47:00+03:00</text:p>
      <text:p text:style-name="P4">
Modified Time: 2023-04-21T00:47:00+03:00</text:p>
      <text:p text:style-name="P4">
Description: While aggression is ongoing, the Russian Federation should not have any access to the sports, Olympic sites. Russia is not a place in the 2024 Olympics.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білорусь', 'МОК', 'Олімпіада', 'Україна', 'Агресія РФ', 'росія', 'Зеленський']</text:p>
      <text:p text:style-name="P4">
Type: Article</text:p>
      <!--METADATA-->
      <text:p text:style-name="P4">
<draw:frame draw:style-name="fr1" draw:name="Image327" text:anchor-type="as-char" svg:width="6.9236in" svg:height="3.956343in" draw:z-index="0">
<draw:image xlink:href="../Images/yкринформ/2023-04-21T00-47-00-03-00/630_360_1678962741-175.jpeg" xlink:type="simple" xlink:show="embed" xlink:actuate="onLoad" draw:mime-type="image/jpeg"/>
</draw:frame>
Agression, the Russian Federation should not have any access to sports, Olympic sites. Russia is not a place in the 2024 Olympics.</text:p>
      <text:p text:style-name="P4">
As Ukrinform reports, about it in <text:a xlink:type="simple" xlink:href="https://www.youtube.com/watch" text:style-name="Internet_20_link" text:visited-style-name="Visited_20_Internet_20_Link">
</text:a>
 <text:a xlink:type="simple" xlink:href="https://t.me/V_Zelenskiy_official/5931" text:style-name="Internet_20_link" text:visited-style-name="Visited_20_Internet_20_Link">
</text:a>
President of Ukraine Volodymyrzelensky said, informing about the meeting with the mayor of Paris Ms. Ann Idalgo and awarding a special distinction of Ukraine for the capital of France, the honors of the rescuer.</text:p>
      <text:p text:style-name="P4">
_ <text:span text:style-name="T4">
 Video </text:span>
: <text:a xlink:type="simple" xlink:href="https://t.me/OP_UA/9296" text:style-name="Internet_20_link" text:visited-style-name="Visited_20_Internet_20_Link">
</text:a>
_</text:p>
      <text:p text:style-name="P4">
“I thank all the French, all Parisians, French President Macron's attention to Ukraine, for leadership. And especially I want to mention the absolutely principal and such a consonant Ukrainian position of Ms. Paris on the protection Olympic movement from Russian ideologization, from propaganda. Obviously, a terrorist-state will do everything to justify yourself through sports or to use the International Olympic Movement in support of their aggression. It is the one that, while aggression is ongoing, the Russian state did not have any accessible sports, Olympic sites. In particular, to the Paris Playground - this city will host the 2024 Olympics. Ms. Paris's mayor has confirmed today that she does not see room for representatives of the aggressor state in Paris while aggression is ongoing. This is a clear, important signal, thank you for him, ” -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sports/3697574-fiba-ne-dopustila-rosiu-do-kvalifikacii-na-olimpijski-igri.html" text:style-name="Internet_20_link" text:visited-style-name="Visited_20_Internet_20_Link">
</text:a>
He also noted that it would be good for such signals to hear in the International Olympic Committee, where, unfortunately, the personal benefit of individual bureaucrats dominates the Olympic principles.</text:p>
      <text:p text:style-name="P4">
As reported by Ukrinform, a number of Ukrainian athletes, including Oksana Bayul Iromoman Zozul, <text:a xlink:type="simple" xlink:href="https://www.ukrinform.ua/rubric-sports/3698592-ukrainski-sportsmeni-zvernulisa-do-tomasa-baha-z-vimogou-ne-dopustiti-rosian-i-bilorusiv-do-olimpiadi.html" text:style-name="Internet_20_link" text:visited-style-name="Visited_20_Internet_20_Link">
</text:a>
to the President of the International Olympic Committee Bach, demanding that Athleys from Russia and Belarus be allowed to international competition.</text:p>
      <text:p text:style-name="P4">
<text:span text:style-name="T5">
Foto: Presidential Office</text:span>
</text:p>
      <text:p text:style-name="P4">
News Source: <text:a xlink:type="simple" xlink:href="https://www.ukrinform.ua/rubric-sports/3698615-rosii-ne-misce-na-olimpiadi-2024-roku-zelenskij.html" text:style-name="Internet_20_link" text:visited-style-name="Visited_20_Internet_20_Link">
https://www.ukrinform.ua/rubric-sports/3698615-rosii-ne-misce-na-olimpiadi-2024-roku-zelenskij.html</text:a>
</text:p>
      <!--NEWS-->
      <text:h text:style-name="P10" text:outline-level="1">
<text:span text:style-name="T4">
The Kiev Ova warns of the attack of enemy drones</text:span>
</text:h>
      <text:p text:style-name="P4">
Authors: Ukrinform (Person)</text:p>
      <text:p text:style-name="P4">
Publisher: Укринформ (Organization)</text:p>
      <text:p text:style-name="P4">
Published Time: 2023-04-21T00:58:00+03:00</text:p>
      <text:p text:style-name="P4">
Modified Time: 2023-04-21T00:58:00+03:00</text:p>
      <text:p text:style-name="P4">
Description: In the Kyiv region there is a threat of an attack of enemy drones. - Ukrinform.</text:p>
      <text:p text:style-name="P4">
Images: ["<text:a xlink:type="simple" xlink:href="https://static.ukrinform.com/photos/2022_12/thumb_files/630_360_1670997545-680.jpeg" text:style-name="Internet_20_link" text:visited-style-name="Visited_20_Internet_20_Link">
630_360_16709...</text:a>
"]</text:p>
      <text:p text:style-name="P4">
Tags: ['Київщина', 'Війна з росією', 'Дрон-камікадзе']</text:p>
      <text:p text:style-name="P4">
Type: Article</text:p>
      <!--METADATA-->
      <text:p text:style-name="P4">
<draw:frame draw:style-name="fr1" draw:name="Image328" text:anchor-type="as-char" svg:width="6.9236in" svg:height="3.956343in" draw:z-index="0">
<draw:image xlink:href="../Images/yкринформ/2023-04-21T00-58-00-03-00/630_360_1670997545-680.jpeg" xlink:type="simple" xlink:show="embed" xlink:actuate="onLoad" draw:mime-type="image/jpeg"/>
</draw:frame>
The Nakhiv region is currently a threat of an attack of enemy drones.</text:p>
      <text:p text:style-name="P4">
The Kiev Ova reported this in <text:a xlink:type="simple" xlink:href="https://t.me/kyivoda/9375" text:style-name="Internet_20_link" text:visited-style-name="Visited_20_Internet_20_Link">
</text:a>
transmits Ukrinform.</text:p>
      <text:p text:style-name="P4">
"Kyiv region!The threat of enemy attack <text:a xlink:type="simple" xlink:href="https://www.ukrinform.ua/tag-dron" text:style-name="Internet_20_link" text:visited-style-name="Visited_20_Internet_20_Link">
</text:a>
.Chk the residents to stay in safe places before the air alarm signal is completed, "the message reads.</text:p>
      <text:p text:style-name="P4">
<text:span text:style-name="T4">
 Read also: </text:span>
 <text:a xlink:type="simple" xlink:href="https://www.ukrinform.ua/rubric-ato/3698282-vorog-atakuvav-pivden-ukraini-novou-partieu-sahediv-gumenuk.html" text:style-name="Internet_20_link" text:visited-style-name="Visited_20_Internet_20_Link">
<text:span text:style-name="T4">
 Shathad </text:span>
</text:a>
Currently in most regions of Ukraine <text:a xlink:type="simple" xlink:href="https://www.ukrinform.ua/rubric-ato/3698613-po-vsij-ukraini-povitrana-trivoga.html" text:style-name="Internet_20_link" text:visited-style-name="Visited_20_Internet_20_Link">
</text:a>
canceled. The danger is saved in Kyiv, Kyiv region, as well as in Zhytomyr region, Chernihiv, Luhansk and Crimea.</text:p>
      <text:p text:style-name="P4">
News Source: <text:a xlink:type="simple" xlink:href="https://www.ukrinform.ua/rubric-ato/3698616-kiivska-ova-poperedzae-pro-ataku-vorozih-droniv.html" text:style-name="Internet_20_link" text:visited-style-name="Visited_20_Internet_20_Link">
https://www.ukrinform.ua/rubric-ato/3698616-kiivska-ova-poperedzae-pro-ataku-vorozih-droniv.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